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3200000032307714BB.png" manifest:media-type="image/png"/>
  <manifest:file-entry manifest:full-path="Pictures/100039E4000004F6000004F6E8526630.svg" manifest:media-type="image/svg+xml"/>
  <manifest:file-entry manifest:full-path="Pictures/1000000100000037000000375E2EE755.png" manifest:media-type="image/png"/>
  <manifest:file-entry manifest:full-path="Pictures/10000001000000320000003284F387B8.png" manifest:media-type="image/png"/>
  <manifest:file-entry manifest:full-path="Pictures/10002DBB0000048C0000048C5B1197FF.svg" manifest:media-type="image/svg+xml"/>
  <manifest:file-entry manifest:full-path="Pictures/1000243D0000042200000422F02DB8AD.svg" manifest:media-type="image/svg+xml"/>
  <manifest:file-entry manifest:full-path="Pictures/100025290000042200000422D2AB27A7.svg" manifest:media-type="image/svg+xml"/>
  <manifest:file-entry manifest:full-path="Pictures/100000010000003C0000003CCF6791AC.png" manifest:media-type="image/png"/>
  <manifest:file-entry manifest:full-path="Pictures/10003889000004F6000004F62A885949.svg" manifest:media-type="image/svg+xml"/>
  <manifest:file-entry manifest:full-path="Pictures/100000010000003C0000003C2604929C.png" manifest:media-type="image/png"/>
  <manifest:file-entry manifest:full-path="Pictures/100000000000034F0000054BBC164C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Heading_20_1" style:master-page-name="Обкладинка">
      <style:paragraph-properties style:page-number="auto" fo:break-after="page"/>
      <style:text-properties officeooo:paragraph-rsid="04b4d4ee"/>
    </style:style>
    <style:style style:name="P2" style:family="paragraph" style:parent-style-name="Heading_20_1">
      <style:text-properties officeooo:paragraph-rsid="045c2221"/>
    </style:style>
    <style:style style:name="P3" style:family="paragraph" style:parent-style-name="Text_20_body">
      <style:text-properties officeooo:rsid="133889e2" officeooo:paragraph-rsid="133889e2"/>
    </style:style>
    <style:style style:name="P4" style:family="paragraph" style:parent-style-name="Heading_20_1">
      <style:text-properties officeooo:rsid="0499a85b" officeooo:paragraph-rsid="0499a85b"/>
    </style:style>
    <style:style style:name="P5" style:family="paragraph" style:parent-style-name="Table_20_Contents">
      <style:paragraph-properties fo:text-align="center" style:justify-single-word="false"/>
      <style:text-properties officeooo:rsid="059a4579" officeooo:paragraph-rsid="0d887c0f"/>
    </style:style>
    <style:style style:name="P6" style:family="paragraph" style:parent-style-name="Table_20_Contents">
      <style:paragraph-properties fo:text-align="center" style:justify-single-word="false"/>
      <style:text-properties fo:font-size="8pt" style:font-size-asian="8pt" style:font-size-complex="8pt"/>
    </style:style>
    <style:style style:name="P7" style:family="paragraph">
      <loext:graphic-properties draw:fill="none"/>
      <style:paragraph-properties fo:text-align="center"/>
    </style:style>
    <style:style style:name="P8" style:family="paragraph" style:parent-style-name="Table_20_Contents">
      <style:paragraph-properties fo:text-align="center" style:justify-single-word="false"/>
      <style:text-properties officeooo:paragraph-rsid="0d887c0f"/>
    </style:style>
    <style:style style:name="P9" style:family="paragraph" style:parent-style-name="Table_20_Contents">
      <style:paragraph-properties fo:text-align="center" style:justify-single-word="false" style:writing-mode="lr-tb"/>
      <style:text-properties officeooo:rsid="04ab9e0e" officeooo:paragraph-rsid="058e93b9"/>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officeooo:rsid="04b1de36" officeooo:paragraph-rsid="0fff6725"/>
    </style:style>
    <style:style style:name="P12" style:family="paragraph" style:parent-style-name="Table_20_Contents">
      <style:paragraph-properties fo:text-align="center" style:justify-single-word="false"/>
      <style:text-properties officeooo:paragraph-rsid="04b1de36"/>
    </style:style>
    <style:style style:name="P13" style:family="paragraph" style:parent-style-name="Table_20_Contents">
      <style:paragraph-properties fo:text-align="center" style:justify-single-word="false"/>
      <style:text-properties officeooo:rsid="052b8e7e" officeooo:paragraph-rsid="052b8e7e"/>
    </style:style>
    <style:style style:name="P14" style:family="paragraph" style:parent-style-name="Table_20_Contents">
      <style:paragraph-properties fo:text-align="center" style:justify-single-word="false"/>
      <style:text-properties officeooo:paragraph-rsid="0f91ecae"/>
    </style:style>
    <style:style style:name="P15" style:family="paragraph" style:parent-style-name="Contents_20_1">
      <style:paragraph-properties>
        <style:tab-stops>
          <style:tab-stop style:position="18.002cm" style:type="right" style:leader-style="dotted" style:leader-text="."/>
        </style:tab-stops>
      </style:paragraph-properties>
    </style:style>
    <style:style style:name="P16" style:family="paragraph" style:parent-style-name="Heading_20_1">
      <style:text-properties officeooo:paragraph-rsid="0f9380da"/>
    </style:style>
    <style:style style:name="P17" style:family="paragraph" style:parent-style-name="Text_20_body">
      <style:text-properties officeooo:rsid="0fd452f6" officeooo:paragraph-rsid="10cbf3ab"/>
    </style:style>
    <style:style style:name="P18" style:family="paragraph" style:parent-style-name="Text_20_body">
      <style:text-properties officeooo:paragraph-rsid="100ad635"/>
    </style:style>
    <style:style style:name="P19" style:family="paragraph" style:parent-style-name="Text_20_body">
      <style:text-properties officeooo:paragraph-rsid="0fe81b21"/>
    </style:style>
    <style:style style:name="P20" style:family="paragraph" style:parent-style-name="Text_20_body">
      <style:text-properties officeooo:rsid="1015c963" officeooo:paragraph-rsid="100e4b55"/>
    </style:style>
    <style:style style:name="P21" style:family="paragraph" style:parent-style-name="Text_20_body">
      <style:paragraph-properties style:writing-mode="lr-tb"/>
    </style:style>
    <style:style style:name="P22" style:family="paragraph" style:parent-style-name="Text_20_body">
      <style:text-properties officeooo:rsid="10163609" officeooo:paragraph-rsid="100e4b55"/>
    </style:style>
    <style:style style:name="P23" style:family="paragraph" style:parent-style-name="Text_20_body">
      <style:paragraph-properties style:writing-mode="lr-tb"/>
      <style:text-properties officeooo:rsid="101f27a7"/>
    </style:style>
    <style:style style:name="P24" style:family="paragraph" style:parent-style-name="Діалог">
      <style:text-properties officeooo:paragraph-rsid="13217143"/>
    </style:style>
    <style:style style:name="P25" style:family="paragraph" style:parent-style-name="Text_20_body">
      <style:text-properties officeooo:paragraph-rsid="1022afd9"/>
    </style:style>
    <style:style style:name="P26" style:family="paragraph" style:parent-style-name="Text_20_body">
      <style:text-properties officeooo:rsid="102b8398"/>
    </style:style>
    <style:style style:name="P27" style:family="paragraph" style:parent-style-name="Text_20_body">
      <style:paragraph-properties style:writing-mode="lr-tb"/>
      <style:text-properties officeooo:paragraph-rsid="10745907"/>
    </style:style>
    <style:style style:name="P28" style:family="paragraph" style:parent-style-name="Думки_20_Сансет">
      <style:text-properties officeooo:rsid="10774d97"/>
    </style:style>
    <style:style style:name="P29" style:family="paragraph" style:parent-style-name="Text_20_body">
      <style:text-properties officeooo:paragraph-rsid="1010d69b"/>
    </style:style>
    <style:style style:name="P30" style:family="paragraph" style:parent-style-name="Text_20_body">
      <style:text-properties officeooo:rsid="107d1a5c" officeooo:paragraph-rsid="107d1a5c"/>
    </style:style>
    <style:style style:name="P31" style:family="paragraph" style:parent-style-name="Text_20_body">
      <style:text-properties officeooo:rsid="1089a6e0" officeooo:paragraph-rsid="102c9d57"/>
    </style:style>
    <style:style style:name="P32" style:family="paragraph" style:parent-style-name="Text_20_body">
      <style:text-properties officeooo:rsid="108fa07c"/>
    </style:style>
    <style:style style:name="P33" style:family="paragraph" style:parent-style-name="Text_20_body">
      <style:text-properties officeooo:paragraph-rsid="102f6d32"/>
    </style:style>
    <style:style style:name="P34" style:family="paragraph" style:parent-style-name="Text_20_body">
      <style:text-properties officeooo:rsid="109711e1" officeooo:paragraph-rsid="102f6d32"/>
    </style:style>
    <style:style style:name="P35" style:family="paragraph" style:parent-style-name="Text_20_body">
      <style:text-properties officeooo:rsid="109bc99e" officeooo:paragraph-rsid="102f6d32"/>
    </style:style>
    <style:style style:name="P36" style:family="paragraph" style:parent-style-name="Text_20_body">
      <style:text-properties officeooo:rsid="109ddc43" officeooo:paragraph-rsid="10305679"/>
    </style:style>
    <style:style style:name="P37" style:family="paragraph" style:parent-style-name="Діалог">
      <style:text-properties officeooo:paragraph-rsid="10cf55fc"/>
    </style:style>
    <style:style style:name="P38" style:family="paragraph" style:parent-style-name="Text_20_body">
      <style:text-properties officeooo:rsid="109eec8b" officeooo:paragraph-rsid="10319d11"/>
    </style:style>
    <style:style style:name="P39" style:family="paragraph" style:parent-style-name="Text_20_body">
      <style:text-properties officeooo:paragraph-rsid="10ac346c"/>
    </style:style>
    <style:style style:name="P40" style:family="paragraph" style:parent-style-name="Text_20_body">
      <style:paragraph-properties style:writing-mode="lr-tb"/>
      <style:text-properties officeooo:paragraph-rsid="10ac346c"/>
    </style:style>
    <style:style style:name="P41" style:family="paragraph" style:parent-style-name="Text_20_body">
      <style:text-properties officeooo:paragraph-rsid="10134dc0"/>
    </style:style>
    <style:style style:name="P42" style:family="paragraph" style:parent-style-name="Heading_20_1">
      <style:text-properties officeooo:paragraph-rsid="101488e3"/>
    </style:style>
    <style:style style:name="P43" style:family="paragraph" style:parent-style-name="Text_20_body">
      <style:text-properties officeooo:paragraph-rsid="10bd5ac1"/>
    </style:style>
    <style:style style:name="P44" style:family="paragraph" style:parent-style-name="Діалог">
      <style:text-properties officeooo:paragraph-rsid="1173d46d"/>
    </style:style>
    <style:style style:name="P45" style:family="paragraph" style:parent-style-name="Text_20_body">
      <style:text-properties officeooo:paragraph-rsid="10c9f3aa"/>
    </style:style>
    <style:style style:name="P46" style:family="paragraph" style:parent-style-name="Text_20_body">
      <style:text-properties officeooo:rsid="1177ed6d" officeooo:paragraph-rsid="10d4f985"/>
    </style:style>
    <style:style style:name="P47" style:family="paragraph" style:parent-style-name="Думки_20_Сансет">
      <style:paragraph-properties style:writing-mode="lr-tb"/>
    </style:style>
    <style:style style:name="P48" style:family="paragraph" style:parent-style-name="Діалог">
      <style:text-properties officeooo:paragraph-rsid="11799f47"/>
    </style:style>
    <style:style style:name="P49" style:family="paragraph" style:parent-style-name="Text_20_body">
      <style:text-properties officeooo:paragraph-rsid="10d6badf"/>
    </style:style>
    <style:style style:name="P50" style:family="paragraph" style:parent-style-name="Діалог">
      <style:text-properties officeooo:paragraph-rsid="117e3374"/>
    </style:style>
    <style:style style:name="P51" style:family="paragraph" style:parent-style-name="Text_20_body">
      <style:text-properties officeooo:rsid="1186114e" officeooo:paragraph-rsid="10d6badf"/>
    </style:style>
    <style:style style:name="P52" style:family="paragraph" style:parent-style-name="Діалог">
      <style:text-properties officeooo:paragraph-rsid="1186114e"/>
    </style:style>
    <style:style style:name="P53" style:family="paragraph" style:parent-style-name="Text_20_body">
      <style:paragraph-properties style:writing-mode="lr-tb"/>
      <style:text-properties officeooo:rsid="11868fdb"/>
    </style:style>
    <style:style style:name="P54" style:family="paragraph" style:parent-style-name="Text_20_body">
      <style:text-properties officeooo:rsid="11875d00" officeooo:paragraph-rsid="10d6badf"/>
    </style:style>
    <style:style style:name="P55" style:family="paragraph" style:parent-style-name="Діалог">
      <style:text-properties officeooo:paragraph-rsid="118953b4"/>
    </style:style>
    <style:style style:name="P56" style:family="paragraph" style:parent-style-name="Text_20_body">
      <style:text-properties officeooo:rsid="118953b4" officeooo:paragraph-rsid="10d82f5d"/>
    </style:style>
    <style:style style:name="P57" style:family="paragraph" style:parent-style-name="Діалог">
      <style:text-properties officeooo:paragraph-rsid="118bbf61"/>
    </style:style>
    <style:style style:name="P58" style:family="paragraph" style:parent-style-name="Діалог">
      <style:text-properties officeooo:paragraph-rsid="11901b82"/>
    </style:style>
    <style:style style:name="P59" style:family="paragraph" style:parent-style-name="Діалог">
      <style:text-properties officeooo:paragraph-rsid="1193a3fe"/>
    </style:style>
    <style:style style:name="P60" style:family="paragraph" style:parent-style-name="Text_20_body">
      <style:text-properties officeooo:paragraph-rsid="10d8597e"/>
    </style:style>
    <style:style style:name="P61" style:family="paragraph" style:parent-style-name="Text_20_body">
      <style:text-properties officeooo:paragraph-rsid="119af78a"/>
    </style:style>
    <style:style style:name="P62" style:family="paragraph" style:parent-style-name="Text_20_body">
      <style:text-properties officeooo:rsid="11a1b458"/>
    </style:style>
    <style:style style:name="P63" style:family="paragraph" style:parent-style-name="Думки_20_Сансет">
      <style:text-properties fo:font-style="italic"/>
    </style:style>
    <style:style style:name="P64" style:family="paragraph" style:parent-style-name="Діалог">
      <style:text-properties officeooo:paragraph-rsid="11a4610e"/>
    </style:style>
    <style:style style:name="P65" style:family="paragraph" style:parent-style-name="Text_20_body">
      <style:text-properties officeooo:rsid="11a4610e" officeooo:paragraph-rsid="10da3f50"/>
    </style:style>
    <style:style style:name="P66" style:family="paragraph" style:parent-style-name="Діалог">
      <style:paragraph-properties style:writing-mode="lr-tb"/>
      <style:text-properties officeooo:paragraph-rsid="11a4610e"/>
    </style:style>
    <style:style style:name="P67" style:family="paragraph" style:parent-style-name="Text_20_body">
      <style:text-properties officeooo:rsid="11a4610e" officeooo:paragraph-rsid="10dc34be"/>
    </style:style>
    <style:style style:name="P68" style:family="paragraph" style:parent-style-name="Думки_20_Сансет">
      <style:text-properties officeooo:rsid="11a4610e"/>
    </style:style>
    <style:style style:name="P69" style:family="paragraph" style:parent-style-name="Text_20_body">
      <style:text-properties officeooo:rsid="11a4cd8b" officeooo:paragraph-rsid="10dc34be"/>
    </style:style>
    <style:style style:name="P70" style:family="paragraph" style:parent-style-name="Діалог">
      <style:text-properties officeooo:paragraph-rsid="11a4cd8b"/>
    </style:style>
    <style:style style:name="P71" style:family="paragraph" style:parent-style-name="Text_20_body">
      <style:text-properties officeooo:paragraph-rsid="10deb4db"/>
    </style:style>
    <style:style style:name="P72" style:family="paragraph" style:parent-style-name="Text_20_body">
      <style:paragraph-properties style:writing-mode="lr-tb"/>
      <style:text-properties officeooo:rsid="11a4cd8b"/>
    </style:style>
    <style:style style:name="P73" style:family="paragraph" style:parent-style-name="Діалог">
      <style:paragraph-properties style:writing-mode="lr-tb"/>
      <style:text-properties officeooo:paragraph-rsid="11a5d1ef"/>
    </style:style>
    <style:style style:name="P74" style:family="paragraph" style:parent-style-name="Діалог">
      <style:text-properties officeooo:paragraph-rsid="11a5d1ef"/>
    </style:style>
    <style:style style:name="P75" style:family="paragraph" style:parent-style-name="Думки_20_Сансет">
      <style:text-properties officeooo:rsid="11a5d1ef"/>
    </style:style>
    <style:style style:name="P76" style:family="paragraph" style:parent-style-name="Діалог">
      <style:text-properties officeooo:paragraph-rsid="11a6530e"/>
    </style:style>
    <style:style style:name="P77" style:family="paragraph" style:parent-style-name="Діалог">
      <style:text-properties officeooo:paragraph-rsid="11a7386c"/>
    </style:style>
    <style:style style:name="P78" style:family="paragraph" style:parent-style-name="Text_20_body">
      <style:text-properties officeooo:rsid="11a8b16a" officeooo:paragraph-rsid="10deb4db"/>
    </style:style>
    <style:style style:name="P79" style:family="paragraph" style:parent-style-name="Діалог">
      <style:text-properties officeooo:paragraph-rsid="11a8ccc4"/>
    </style:style>
    <style:style style:name="P80" style:family="paragraph" style:parent-style-name="Діалог">
      <style:text-properties officeooo:paragraph-rsid="11a8d43f"/>
    </style:style>
    <style:style style:name="P81" style:family="paragraph" style:parent-style-name="Думки_20_Сансет">
      <style:text-properties officeooo:rsid="11a8d43f"/>
    </style:style>
    <style:style style:name="P82" style:family="paragraph" style:parent-style-name="Text_20_body">
      <style:text-properties officeooo:rsid="11a8d43f" officeooo:paragraph-rsid="10deb4db"/>
    </style:style>
    <style:style style:name="P83" style:family="paragraph" style:parent-style-name="Text_20_body">
      <style:text-properties officeooo:rsid="11adbdd6" officeooo:paragraph-rsid="10dfbc9c"/>
    </style:style>
    <style:style style:name="P84" style:family="paragraph" style:parent-style-name="Діалог">
      <style:text-properties officeooo:paragraph-rsid="11a9f3a2"/>
    </style:style>
    <style:style style:name="P85" style:family="paragraph" style:parent-style-name="Text_20_body">
      <style:text-properties officeooo:rsid="11aeaa8a"/>
    </style:style>
    <style:style style:name="P86" style:family="paragraph" style:parent-style-name="Text_20_body">
      <style:text-properties officeooo:rsid="11afde3d" officeooo:paragraph-rsid="10dfbc9c"/>
    </style:style>
    <style:style style:name="P87" style:family="paragraph" style:parent-style-name="Діалог">
      <style:paragraph-properties style:writing-mode="lr-tb"/>
      <style:text-properties officeooo:paragraph-rsid="11a9f3a2"/>
    </style:style>
    <style:style style:name="P88" style:family="paragraph" style:parent-style-name="Діалог">
      <style:text-properties officeooo:paragraph-rsid="11abc072"/>
    </style:style>
    <style:style style:name="P89" style:family="paragraph" style:parent-style-name="Text_20_body">
      <style:text-properties officeooo:rsid="11b11dda"/>
    </style:style>
    <style:style style:name="P90" style:family="paragraph" style:parent-style-name="Діалог">
      <style:text-properties officeooo:paragraph-rsid="11b11dda"/>
    </style:style>
    <style:style style:name="P91" style:family="paragraph" style:parent-style-name="Text_20_body">
      <style:text-properties officeooo:rsid="11b11dda" officeooo:paragraph-rsid="11b11dda"/>
    </style:style>
    <style:style style:name="P92" style:family="paragraph" style:parent-style-name="Text_20_body">
      <style:text-properties officeooo:rsid="11b4bd45" officeooo:paragraph-rsid="10e047b6"/>
    </style:style>
    <style:style style:name="P93" style:family="paragraph" style:parent-style-name="Text_20_body">
      <style:text-properties officeooo:rsid="11b4bd45"/>
    </style:style>
    <style:style style:name="P94" style:family="paragraph" style:parent-style-name="Діалог">
      <style:text-properties officeooo:paragraph-rsid="11b19d6b"/>
    </style:style>
    <style:style style:name="P95" style:family="paragraph" style:parent-style-name="Text_20_body">
      <style:text-properties officeooo:paragraph-rsid="10e1d20d"/>
    </style:style>
    <style:style style:name="P96" style:family="paragraph" style:parent-style-name="Text_20_body">
      <style:text-properties officeooo:paragraph-rsid="10e5a8e3"/>
    </style:style>
    <style:style style:name="P97" style:family="paragraph" style:parent-style-name="Думки_20_Сансет">
      <style:text-properties officeooo:rsid="11da7ec6"/>
    </style:style>
    <style:style style:name="P98" style:family="paragraph" style:parent-style-name="Духи_20_Елементів">
      <style:text-properties officeooo:paragraph-rsid="11b9b498"/>
    </style:style>
    <style:style style:name="P99" style:family="paragraph" style:parent-style-name="Heading_20_1">
      <style:paragraph-properties style:writing-mode="lr-tb"/>
      <style:text-properties officeooo:paragraph-rsid="133d7ffd"/>
    </style:style>
    <style:style style:name="P100" style:family="paragraph" style:parent-style-name="Text_20_body">
      <style:paragraph-properties style:writing-mode="lr-tb"/>
      <style:text-properties officeooo:rsid="11f64c8a"/>
    </style:style>
    <style:style style:name="P101" style:family="paragraph" style:parent-style-name="Text_20_body">
      <style:text-properties officeooo:rsid="11fb91b8"/>
    </style:style>
    <style:style style:name="P102" style:family="paragraph" style:parent-style-name="Діалог">
      <style:text-properties officeooo:paragraph-rsid="11de2493"/>
    </style:style>
    <style:style style:name="P103" style:family="paragraph" style:parent-style-name="Text_20_body">
      <style:text-properties officeooo:paragraph-rsid="10e95c57"/>
    </style:style>
    <style:style style:name="P104" style:family="paragraph" style:parent-style-name="Думки_20_Сансет">
      <style:text-properties officeooo:rsid="1205e08c"/>
    </style:style>
    <style:style style:name="P105" style:family="paragraph" style:parent-style-name="Думки_20_Сансет">
      <style:text-properties officeooo:rsid="120a15f0"/>
    </style:style>
    <style:style style:name="P106" style:family="paragraph" style:parent-style-name="Text_20_body">
      <style:text-properties officeooo:paragraph-rsid="10ea8f50"/>
    </style:style>
    <style:style style:name="P107" style:family="paragraph" style:parent-style-name="Text_20_body">
      <style:text-properties officeooo:rsid="120c1188"/>
    </style:style>
    <style:style style:name="P108" style:family="paragraph" style:parent-style-name="Думки_20_Сансет">
      <style:text-properties officeooo:rsid="120d8178"/>
    </style:style>
    <style:style style:name="P109" style:family="paragraph" style:parent-style-name="Text_20_body">
      <style:text-properties officeooo:rsid="120eee51" officeooo:paragraph-rsid="10eb7d3e"/>
    </style:style>
    <style:style style:name="P110" style:family="paragraph" style:parent-style-name="Діалог">
      <style:paragraph-properties style:writing-mode="lr-tb"/>
      <style:text-properties officeooo:paragraph-rsid="11df3a91"/>
    </style:style>
    <style:style style:name="P111" style:family="paragraph" style:parent-style-name="Text_20_body">
      <style:text-properties officeooo:rsid="12132e18" officeooo:paragraph-rsid="10ed5e54"/>
    </style:style>
    <style:style style:name="P112" style:family="paragraph" style:parent-style-name="Text_20_body">
      <style:text-properties officeooo:paragraph-rsid="10ef10f1"/>
    </style:style>
    <style:style style:name="P113" style:family="paragraph" style:parent-style-name="Діалог">
      <style:text-properties officeooo:paragraph-rsid="11df3a91"/>
    </style:style>
    <style:style style:name="P114" style:family="paragraph" style:parent-style-name="Діалог">
      <style:text-properties officeooo:paragraph-rsid="11df63e3"/>
    </style:style>
    <style:style style:name="P115" style:family="paragraph" style:parent-style-name="Text_20_body">
      <style:text-properties officeooo:rsid="121ef823" officeooo:paragraph-rsid="10f086e0"/>
    </style:style>
    <style:style style:name="P116" style:family="paragraph" style:parent-style-name="Діалог">
      <style:text-properties officeooo:paragraph-rsid="1221eaac"/>
    </style:style>
    <style:style style:name="P117" style:family="paragraph" style:parent-style-name="Text_20_body">
      <style:text-properties officeooo:rsid="1222dd19" officeooo:paragraph-rsid="10f086e0"/>
    </style:style>
    <style:style style:name="P118" style:family="paragraph" style:parent-style-name="Text_20_body">
      <style:text-properties officeooo:paragraph-rsid="10f0d0ce"/>
    </style:style>
    <style:style style:name="P119" style:family="paragraph" style:parent-style-name="Діалог">
      <style:text-properties officeooo:paragraph-rsid="11dfd3b1"/>
    </style:style>
    <style:style style:name="P120" style:family="paragraph" style:parent-style-name="Text_20_body">
      <style:text-properties officeooo:paragraph-rsid="10f1fdbd"/>
    </style:style>
    <style:style style:name="P121" style:family="paragraph" style:parent-style-name="Діалог">
      <style:text-properties officeooo:paragraph-rsid="11dfea2c"/>
    </style:style>
    <style:style style:name="P122" style:family="paragraph" style:parent-style-name="Text_20_body">
      <style:text-properties officeooo:paragraph-rsid="10f1fe14"/>
    </style:style>
    <style:style style:name="P123" style:family="paragraph" style:parent-style-name="Text_20_body">
      <style:text-properties officeooo:rsid="12302d8d"/>
    </style:style>
    <style:style style:name="P124" style:family="paragraph" style:parent-style-name="Діалог">
      <style:text-properties officeooo:paragraph-rsid="11e19d14"/>
    </style:style>
    <style:style style:name="P125" style:family="paragraph" style:parent-style-name="Text_20_body">
      <style:text-properties officeooo:rsid="123882e9" officeooo:paragraph-rsid="10f2d1b2"/>
    </style:style>
    <style:style style:name="P126" style:family="paragraph" style:parent-style-name="Text_20_body">
      <style:text-properties officeooo:paragraph-rsid="10f2d1b2"/>
    </style:style>
    <style:style style:name="P127" style:family="paragraph" style:parent-style-name="Діалог">
      <style:paragraph-properties style:writing-mode="lr-tb"/>
      <style:text-properties officeooo:paragraph-rsid="11e35c48"/>
    </style:style>
    <style:style style:name="P128" style:family="paragraph" style:parent-style-name="Діалог">
      <style:text-properties officeooo:paragraph-rsid="11e4f924"/>
    </style:style>
    <style:style style:name="P129" style:family="paragraph" style:parent-style-name="Text_20_body">
      <style:text-properties officeooo:rsid="124c7c62" officeooo:paragraph-rsid="10f3a5fa"/>
    </style:style>
    <style:style style:name="P130" style:family="paragraph" style:parent-style-name="Думки_20_Сансет">
      <style:text-properties officeooo:rsid="124c7c62"/>
    </style:style>
    <style:style style:name="P131" style:family="paragraph" style:parent-style-name="Text_20_body">
      <style:text-properties officeooo:rsid="1278524c" officeooo:paragraph-rsid="10f3a5fa"/>
    </style:style>
    <style:style style:name="P132" style:family="paragraph" style:parent-style-name="Text_20_body">
      <style:text-properties officeooo:paragraph-rsid="10f3a5fa"/>
    </style:style>
    <style:style style:name="P133" style:family="paragraph" style:parent-style-name="Діалог">
      <style:text-properties officeooo:paragraph-rsid="11e62d94"/>
    </style:style>
    <style:style style:name="P134" style:family="paragraph" style:parent-style-name="Text_20_body">
      <style:text-properties officeooo:rsid="1278caf0" officeooo:paragraph-rsid="10f3a5fa"/>
    </style:style>
    <style:style style:name="P135" style:family="paragraph" style:parent-style-name="Діалог">
      <style:text-properties officeooo:paragraph-rsid="11e66dfb"/>
    </style:style>
    <style:style style:name="P136" style:family="paragraph" style:parent-style-name="Text_20_body">
      <style:text-properties officeooo:paragraph-rsid="1278caf0"/>
    </style:style>
    <style:style style:name="P137" style:family="paragraph" style:parent-style-name="Діалог">
      <style:text-properties officeooo:paragraph-rsid="1278e454"/>
    </style:style>
    <style:style style:name="P138" style:family="paragraph" style:parent-style-name="Text_20_body">
      <style:paragraph-properties style:writing-mode="lr-tb"/>
      <style:text-properties officeooo:rsid="1280659b"/>
    </style:style>
    <style:style style:name="P139" style:family="paragraph" style:parent-style-name="Діалог">
      <style:text-properties officeooo:paragraph-rsid="12541575"/>
    </style:style>
    <style:style style:name="P140" style:family="paragraph" style:parent-style-name="Діалог">
      <style:paragraph-properties style:writing-mode="lr-tb"/>
      <style:text-properties officeooo:paragraph-rsid="1255ae6c"/>
    </style:style>
    <style:style style:name="P141" style:family="paragraph" style:parent-style-name="Діалог">
      <style:text-properties officeooo:paragraph-rsid="11e7f2b5"/>
    </style:style>
    <style:style style:name="P142" style:family="paragraph" style:parent-style-name="Діалог">
      <style:paragraph-properties style:writing-mode="lr-tb"/>
      <style:text-properties officeooo:paragraph-rsid="11e7f2b5"/>
    </style:style>
    <style:style style:name="P143" style:family="paragraph" style:parent-style-name="Text_20_body">
      <style:text-properties officeooo:rsid="128470d3" officeooo:paragraph-rsid="10f3a5fa"/>
    </style:style>
    <style:style style:name="P144" style:family="paragraph" style:parent-style-name="Text_20_body">
      <style:text-properties officeooo:rsid="1285f06e" officeooo:paragraph-rsid="10f3a5fa"/>
    </style:style>
    <style:style style:name="P145" style:family="paragraph" style:parent-style-name="Text_20_body">
      <style:text-properties officeooo:paragraph-rsid="10f45b52"/>
    </style:style>
    <style:style style:name="P146" style:family="paragraph" style:parent-style-name="Text_20_body">
      <style:text-properties officeooo:rsid="1286d5e3"/>
    </style:style>
    <style:style style:name="P147" style:family="paragraph" style:parent-style-name="Діалог">
      <style:text-properties officeooo:paragraph-rsid="11e83518"/>
    </style:style>
    <style:style style:name="P148" style:family="paragraph" style:parent-style-name="Text_20_body">
      <style:paragraph-properties style:writing-mode="lr-tb"/>
      <style:text-properties officeooo:paragraph-rsid="10f482e0"/>
    </style:style>
    <style:style style:name="P149" style:family="paragraph" style:parent-style-name="Діалог">
      <style:text-properties officeooo:paragraph-rsid="11e99346"/>
    </style:style>
    <style:style style:name="P150" style:family="paragraph" style:parent-style-name="Text_20_body">
      <style:text-properties officeooo:rsid="128a9c09" officeooo:paragraph-rsid="10f482e0"/>
    </style:style>
    <style:style style:name="P151" style:family="paragraph" style:parent-style-name="Text_20_body">
      <style:text-properties officeooo:rsid="128b7499" officeooo:paragraph-rsid="10f4c421"/>
    </style:style>
    <style:style style:name="P152" style:family="paragraph" style:parent-style-name="Діалог">
      <style:text-properties officeooo:paragraph-rsid="125eb0e2"/>
    </style:style>
    <style:style style:name="P153" style:family="paragraph" style:parent-style-name="Text_20_body">
      <style:paragraph-properties style:writing-mode="lr-tb"/>
      <style:text-properties officeooo:rsid="128d2e4d" officeooo:paragraph-rsid="10f4c421"/>
    </style:style>
    <style:style style:name="P154" style:family="paragraph" style:parent-style-name="Діалог">
      <style:paragraph-properties style:writing-mode="lr-tb"/>
      <style:text-properties officeooo:paragraph-rsid="1260faff"/>
    </style:style>
    <style:style style:name="P155" style:family="paragraph" style:parent-style-name="Text_20_body">
      <style:text-properties officeooo:paragraph-rsid="10f4c421"/>
    </style:style>
    <style:style style:name="P156" style:family="paragraph" style:parent-style-name="Діалог">
      <style:text-properties officeooo:paragraph-rsid="11ea39fd"/>
    </style:style>
    <style:style style:name="P157" style:family="paragraph" style:parent-style-name="Text_20_body">
      <style:text-properties officeooo:rsid="128d2e4d" officeooo:paragraph-rsid="10f67b45"/>
    </style:style>
    <style:style style:name="P158" style:family="paragraph" style:parent-style-name="Діалог">
      <style:paragraph-properties style:writing-mode="lr-tb"/>
      <style:text-properties officeooo:paragraph-rsid="1263a822"/>
    </style:style>
    <style:style style:name="P159" style:family="paragraph" style:parent-style-name="Text_20_body">
      <style:text-properties officeooo:paragraph-rsid="10f67b45"/>
    </style:style>
    <style:style style:name="P160" style:family="paragraph" style:parent-style-name="Text_20_body">
      <style:text-properties officeooo:rsid="128f00d5"/>
    </style:style>
    <style:style style:name="P161" style:family="paragraph" style:parent-style-name="Діалог">
      <style:text-properties officeooo:paragraph-rsid="1265031d"/>
    </style:style>
    <style:style style:name="P162" style:family="paragraph" style:parent-style-name="Text_20_body">
      <style:text-properties officeooo:rsid="128f5559" officeooo:paragraph-rsid="10f67b45"/>
    </style:style>
    <style:style style:name="P163" style:family="paragraph" style:parent-style-name="Діалог">
      <style:text-properties officeooo:paragraph-rsid="126883bb"/>
    </style:style>
    <style:style style:name="P164" style:family="paragraph" style:parent-style-name="Text_20_body">
      <style:text-properties officeooo:paragraph-rsid="1290402a"/>
    </style:style>
    <style:style style:name="P165" style:family="paragraph" style:parent-style-name="Text_20_body">
      <style:text-properties officeooo:rsid="129207bd"/>
    </style:style>
    <style:style style:name="P166" style:family="paragraph" style:parent-style-name="Text_20_body">
      <style:text-properties officeooo:rsid="129207bd" officeooo:paragraph-rsid="10f69e3b"/>
    </style:style>
    <style:style style:name="P167" style:family="paragraph" style:parent-style-name="Діалог">
      <style:paragraph-properties style:writing-mode="lr-tb"/>
      <style:text-properties officeooo:paragraph-rsid="11ea39fd"/>
    </style:style>
    <style:style style:name="P168" style:family="paragraph" style:parent-style-name="Text_20_body">
      <style:text-properties officeooo:paragraph-rsid="10f88d12"/>
    </style:style>
    <style:style style:name="P169" style:family="paragraph" style:parent-style-name="Text_20_body">
      <style:text-properties officeooo:rsid="129658e5" officeooo:paragraph-rsid="10f88d12"/>
    </style:style>
    <style:style style:name="P170" style:family="paragraph" style:parent-style-name="Діалог">
      <style:text-properties officeooo:paragraph-rsid="11eac969"/>
    </style:style>
    <style:style style:name="P171" style:family="paragraph" style:parent-style-name="Text_20_body">
      <style:text-properties officeooo:rsid="12998dca"/>
    </style:style>
    <style:style style:name="P172" style:family="paragraph" style:parent-style-name="Думки_20_Сансет">
      <style:text-properties officeooo:rsid="126def5c"/>
    </style:style>
    <style:style style:name="P173" style:family="paragraph" style:parent-style-name="Text_20_body">
      <style:text-properties officeooo:paragraph-rsid="10f98724"/>
    </style:style>
    <style:style style:name="P174" style:family="paragraph" style:parent-style-name="Text_20_body">
      <style:text-properties officeooo:rsid="129a5b84" officeooo:paragraph-rsid="10f98724"/>
    </style:style>
    <style:style style:name="P175" style:family="paragraph" style:parent-style-name="Text_20_body">
      <style:text-properties officeooo:rsid="129c3ce5" officeooo:paragraph-rsid="10fafa71"/>
    </style:style>
    <style:style style:name="P176" style:family="paragraph" style:parent-style-name="Text_20_body">
      <style:paragraph-properties style:writing-mode="lr-tb"/>
      <style:text-properties officeooo:rsid="129dd612" officeooo:paragraph-rsid="10fafa71"/>
    </style:style>
    <style:style style:name="P177" style:family="paragraph" style:parent-style-name="Text_20_body">
      <style:text-properties officeooo:rsid="129eb764" officeooo:paragraph-rsid="10fafa71"/>
    </style:style>
    <style:style style:name="P178" style:family="paragraph" style:parent-style-name="Діалог">
      <style:text-properties officeooo:paragraph-rsid="11eb6acc"/>
    </style:style>
    <style:style style:name="P179" style:family="paragraph" style:parent-style-name="Text_20_body">
      <style:text-properties officeooo:paragraph-rsid="10fafa71"/>
    </style:style>
    <style:style style:name="P180" style:family="paragraph" style:parent-style-name="Діалог">
      <style:text-properties officeooo:paragraph-rsid="12a2cc28"/>
    </style:style>
    <style:style style:name="P181" style:family="paragraph" style:parent-style-name="Text_20_body">
      <style:text-properties officeooo:rsid="12ab7551"/>
    </style:style>
    <style:style style:name="P182" style:family="paragraph" style:parent-style-name="Text_20_body">
      <style:text-properties officeooo:rsid="12abaf6f"/>
    </style:style>
    <style:style style:name="P183" style:family="paragraph" style:parent-style-name="Діалог">
      <style:text-properties officeooo:paragraph-rsid="12abaf6f"/>
    </style:style>
    <style:style style:name="P184" style:family="paragraph" style:parent-style-name="Text_20_body">
      <style:text-properties officeooo:paragraph-rsid="10ff32f6"/>
    </style:style>
    <style:style style:name="P185" style:family="paragraph" style:parent-style-name="Діалог">
      <style:text-properties officeooo:paragraph-rsid="126e63da"/>
    </style:style>
    <style:style style:name="P186" style:family="paragraph" style:parent-style-name="Text_20_body">
      <style:text-properties officeooo:rsid="12b47d15" officeooo:paragraph-rsid="10ff32f6"/>
    </style:style>
    <style:style style:name="P187" style:family="paragraph" style:parent-style-name="Text_20_body">
      <style:text-properties officeooo:rsid="12b63007"/>
    </style:style>
    <style:style style:name="P188" style:family="paragraph" style:parent-style-name="Text_20_body">
      <style:text-properties officeooo:rsid="12b708d6" officeooo:paragraph-rsid="1100d044"/>
    </style:style>
    <style:style style:name="P189" style:family="paragraph" style:parent-style-name="Думки_20_Сансет">
      <style:text-properties officeooo:rsid="12ba3d2e"/>
    </style:style>
    <style:style style:name="P190" style:family="paragraph" style:parent-style-name="Text_20_body">
      <style:text-properties officeooo:rsid="12bc206f" officeooo:paragraph-rsid="1100d044"/>
    </style:style>
    <style:style style:name="P191" style:family="paragraph" style:parent-style-name="Діалог">
      <style:text-properties officeooo:paragraph-rsid="12ba3d2e"/>
    </style:style>
    <style:style style:name="P192" style:family="paragraph" style:parent-style-name="Text_20_body">
      <style:paragraph-properties style:writing-mode="lr-tb"/>
      <style:text-properties officeooo:rsid="12dfc011" officeooo:paragraph-rsid="11023b8a"/>
    </style:style>
    <style:style style:name="P193" style:family="paragraph" style:parent-style-name="Text_20_body">
      <style:text-properties officeooo:rsid="12bcf1ed" officeooo:paragraph-rsid="11023b8a"/>
    </style:style>
    <style:style style:name="P194" style:family="paragraph" style:parent-style-name="Text_20_body">
      <style:text-properties officeooo:rsid="12e16eb1" officeooo:paragraph-rsid="11023b8a"/>
    </style:style>
    <style:style style:name="P195" style:family="paragraph" style:parent-style-name="Text_20_body">
      <style:text-properties officeooo:paragraph-rsid="11023b8a"/>
    </style:style>
    <style:style style:name="P196" style:family="paragraph" style:parent-style-name="Text_20_body">
      <style:text-properties officeooo:paragraph-rsid="1103c272"/>
    </style:style>
    <style:style style:name="P197" style:family="paragraph" style:parent-style-name="Text_20_body">
      <style:text-properties officeooo:rsid="12c21029" officeooo:paragraph-rsid="1108d30b"/>
    </style:style>
    <style:style style:name="P198" style:family="paragraph" style:parent-style-name="Думки_20_Сансет">
      <style:text-properties officeooo:rsid="12c355e6"/>
    </style:style>
    <style:style style:name="P199" style:family="paragraph" style:parent-style-name="Діалог">
      <style:text-properties officeooo:paragraph-rsid="126f1435"/>
    </style:style>
    <style:style style:name="P200" style:family="paragraph" style:parent-style-name="Text_20_body">
      <style:text-properties officeooo:paragraph-rsid="110a8054"/>
    </style:style>
    <style:style style:name="P201" style:family="paragraph" style:parent-style-name="Text_20_body">
      <style:text-properties officeooo:rsid="12c5ada8" officeooo:paragraph-rsid="110a8054"/>
    </style:style>
    <style:style style:name="P202" style:family="paragraph" style:parent-style-name="Думки_20_Сансет">
      <style:text-properties officeooo:rsid="12c6b8cc"/>
    </style:style>
    <style:style style:name="P203" style:family="paragraph" style:parent-style-name="Text_20_body">
      <style:text-properties officeooo:paragraph-rsid="110c6474"/>
    </style:style>
    <style:style style:name="P204" style:family="paragraph" style:parent-style-name="Text_20_body">
      <style:text-properties officeooo:rsid="12e6cca5" officeooo:paragraph-rsid="110c6474"/>
    </style:style>
    <style:style style:name="P205" style:family="paragraph" style:parent-style-name="Text_20_body">
      <style:text-properties officeooo:paragraph-rsid="110d2ff8"/>
    </style:style>
    <style:style style:name="P206" style:family="paragraph" style:parent-style-name="Text_20_body">
      <style:text-properties officeooo:rsid="12c90c4b" officeooo:paragraph-rsid="110d2ff8"/>
    </style:style>
    <style:style style:name="P207" style:family="paragraph" style:parent-style-name="Text_20_body">
      <style:text-properties officeooo:rsid="12cd5a09" officeooo:paragraph-rsid="110d2ff8"/>
    </style:style>
    <style:style style:name="P208" style:family="paragraph" style:parent-style-name="Діалог">
      <style:text-properties officeooo:paragraph-rsid="126fbed0"/>
    </style:style>
    <style:style style:name="P209" style:family="paragraph" style:parent-style-name="Text_20_body">
      <style:text-properties officeooo:rsid="12cfe378" officeooo:paragraph-rsid="110d2ff8"/>
    </style:style>
    <style:style style:name="P210" style:family="paragraph" style:parent-style-name="Діалог">
      <style:text-properties officeooo:paragraph-rsid="12d01fb9"/>
    </style:style>
    <style:style style:name="P211" style:family="paragraph" style:parent-style-name="Text_20_body">
      <style:text-properties officeooo:rsid="12d1eed2" officeooo:paragraph-rsid="110da7e7"/>
    </style:style>
    <style:style style:name="P212" style:family="paragraph" style:parent-style-name="Діалог">
      <style:text-properties officeooo:paragraph-rsid="126fc1bc"/>
    </style:style>
    <style:style style:name="P213" style:family="paragraph" style:parent-style-name="Думки_20_Сансет">
      <style:text-properties officeooo:rsid="12d4703c"/>
    </style:style>
    <style:style style:name="P214" style:family="paragraph" style:parent-style-name="Text_20_body">
      <style:text-properties officeooo:paragraph-rsid="110eda99"/>
    </style:style>
    <style:style style:name="P215" style:family="paragraph" style:parent-style-name="Text_20_body">
      <style:text-properties officeooo:rsid="12f5b3dd"/>
    </style:style>
    <style:style style:name="P216" style:family="paragraph" style:parent-style-name="Діалог">
      <style:text-properties officeooo:rsid="1113ff9f" officeooo:paragraph-rsid="126fc1bc"/>
    </style:style>
    <style:style style:name="P217" style:family="paragraph" style:parent-style-name="Text_20_body">
      <style:text-properties officeooo:rsid="12f77cd0"/>
    </style:style>
    <style:style style:name="P218" style:family="paragraph" style:parent-style-name="Text_20_body">
      <style:text-properties officeooo:rsid="12f77cd0" officeooo:paragraph-rsid="1114126a"/>
    </style:style>
    <style:style style:name="P219" style:family="paragraph" style:parent-style-name="Text_20_body">
      <style:text-properties officeooo:paragraph-rsid="11160d0d"/>
    </style:style>
    <style:style style:name="P220" style:family="paragraph" style:parent-style-name="Діалог">
      <style:text-properties officeooo:paragraph-rsid="12d6311d"/>
    </style:style>
    <style:style style:name="P221" style:family="paragraph" style:parent-style-name="Text_20_body">
      <style:text-properties officeooo:rsid="12d6311d" officeooo:paragraph-rsid="12d6311d"/>
    </style:style>
    <style:style style:name="P222" style:family="paragraph" style:parent-style-name="Діалог">
      <style:text-properties officeooo:paragraph-rsid="12d6c48d"/>
    </style:style>
    <style:style style:name="P223" style:family="paragraph" style:parent-style-name="Text_20_body">
      <style:text-properties officeooo:rsid="12d892ab"/>
    </style:style>
    <style:style style:name="P224" style:family="paragraph" style:parent-style-name="Text_20_body">
      <style:text-properties officeooo:rsid="12fa8478" officeooo:paragraph-rsid="1118d2fb"/>
    </style:style>
    <style:style style:name="P225" style:family="paragraph" style:parent-style-name="Діалог">
      <style:text-properties officeooo:paragraph-rsid="12703743"/>
    </style:style>
    <style:style style:name="P226" style:family="paragraph" style:parent-style-name="Діалог">
      <style:text-properties officeooo:paragraph-rsid="12dba03c"/>
    </style:style>
    <style:style style:name="P227" style:family="paragraph" style:parent-style-name="Text_20_body">
      <style:text-properties officeooo:rsid="12fdfcf1"/>
    </style:style>
    <style:style style:name="P228" style:family="paragraph" style:parent-style-name="Heading_20_1">
      <style:text-properties officeooo:paragraph-rsid="133d7ffd"/>
    </style:style>
    <style:style style:name="P229" style:family="paragraph" style:parent-style-name="Діалог">
      <style:text-properties officeooo:paragraph-rsid="12fe6c32"/>
    </style:style>
    <style:style style:name="P230" style:family="paragraph" style:parent-style-name="Text_20_body">
      <style:text-properties officeooo:paragraph-rsid="111cc1b5"/>
    </style:style>
    <style:style style:name="P231" style:family="paragraph" style:parent-style-name="Text_20_body">
      <style:text-properties officeooo:paragraph-rsid="111e2ee1"/>
    </style:style>
    <style:style style:name="P232" style:family="paragraph" style:parent-style-name="Діалог">
      <style:paragraph-properties style:writing-mode="lr-tb"/>
      <style:text-properties officeooo:paragraph-rsid="14583484"/>
    </style:style>
    <style:style style:name="P233" style:family="paragraph" style:parent-style-name="Діалог">
      <style:paragraph-properties style:writing-mode="lr-tb"/>
      <style:text-properties officeooo:paragraph-rsid="12703743"/>
    </style:style>
    <style:style style:name="P234" style:family="paragraph" style:parent-style-name="Text_20_body">
      <style:text-properties officeooo:paragraph-rsid="111ebdc2"/>
    </style:style>
    <style:style style:name="P235" style:family="paragraph" style:parent-style-name="Text_20_body">
      <style:text-properties officeooo:rsid="13062b37" officeooo:paragraph-rsid="111ebdc2"/>
    </style:style>
    <style:style style:name="P236" style:family="paragraph" style:parent-style-name="Діалог">
      <style:text-properties officeooo:paragraph-rsid="12713509"/>
    </style:style>
    <style:style style:name="P237" style:family="paragraph" style:parent-style-name="Text_20_body">
      <style:text-properties officeooo:paragraph-rsid="14749147"/>
    </style:style>
    <style:style style:name="P238" style:family="paragraph" style:parent-style-name="Думки_20_Сансет">
      <style:paragraph-properties style:writing-mode="lr-tb"/>
      <style:text-properties officeooo:paragraph-rsid="13095e65"/>
    </style:style>
    <style:style style:name="P239" style:family="paragraph" style:parent-style-name="Text_20_body">
      <style:text-properties officeooo:paragraph-rsid="1120a7e7"/>
    </style:style>
    <style:style style:name="P240" style:family="paragraph" style:parent-style-name="Діалог">
      <style:text-properties officeooo:paragraph-rsid="14821cc9"/>
    </style:style>
    <style:style style:name="P241" style:family="paragraph" style:parent-style-name="Text_20_body">
      <style:text-properties officeooo:paragraph-rsid="13446245"/>
    </style:style>
    <style:style style:name="P242" style:family="paragraph" style:parent-style-name="Text_20_body">
      <style:text-properties officeooo:paragraph-rsid="12713509"/>
    </style:style>
    <style:style style:name="P243" style:family="paragraph" style:parent-style-name="Text_20_body">
      <style:paragraph-properties style:writing-mode="lr-tb"/>
      <style:text-properties officeooo:paragraph-rsid="13460b8f"/>
    </style:style>
    <style:style style:name="P244" style:family="paragraph" style:parent-style-name="Text_20_body">
      <style:text-properties officeooo:paragraph-rsid="13460b8f"/>
    </style:style>
    <style:style style:name="P245" style:family="paragraph" style:parent-style-name="Text_20_body">
      <style:text-properties officeooo:paragraph-rsid="12713c59"/>
    </style:style>
    <style:style style:name="P246" style:family="paragraph" style:parent-style-name="Діалог">
      <style:text-properties officeooo:paragraph-rsid="12713c59"/>
    </style:style>
    <style:style style:name="P247" style:family="paragraph" style:parent-style-name="Думки_20_Сансет">
      <style:text-properties fo:font-style="italic" officeooo:rsid="130e057d"/>
    </style:style>
    <style:style style:name="P248" style:family="paragraph" style:parent-style-name="Text_20_body">
      <style:text-properties officeooo:paragraph-rsid="1355813b"/>
    </style:style>
    <style:style style:name="P249" style:family="paragraph" style:parent-style-name="Діалог">
      <style:text-properties officeooo:paragraph-rsid="1355813b"/>
    </style:style>
    <style:style style:name="P250" style:family="paragraph" style:parent-style-name="Діалог">
      <style:text-properties officeooo:paragraph-rsid="127168e1"/>
    </style:style>
    <style:style style:name="P251" style:family="paragraph" style:parent-style-name="Text_20_body">
      <style:text-properties officeooo:paragraph-rsid="1273140d"/>
    </style:style>
    <style:style style:name="P252" style:family="paragraph" style:parent-style-name="Діалог">
      <style:paragraph-properties style:writing-mode="lr-tb"/>
    </style:style>
    <style:style style:name="P253" style:family="paragraph" style:parent-style-name="Діалог">
      <style:text-properties officeooo:paragraph-rsid="1273140d"/>
    </style:style>
    <style:style style:name="P254" style:family="paragraph" style:parent-style-name="Text_20_body">
      <style:text-properties officeooo:rsid="136bff85" officeooo:paragraph-rsid="1273140d"/>
    </style:style>
    <style:style style:name="P255" style:family="paragraph" style:parent-style-name="Діалог">
      <style:paragraph-properties style:writing-mode="lr-tb"/>
      <style:text-properties officeooo:paragraph-rsid="1273140d"/>
    </style:style>
    <style:style style:name="P256" style:family="paragraph" style:parent-style-name="Думки_20_Сансет">
      <style:text-properties officeooo:rsid="136ef9b8"/>
    </style:style>
    <style:style style:name="P257" style:family="paragraph" style:parent-style-name="Text_20_body">
      <style:text-properties officeooo:rsid="13708250" officeooo:paragraph-rsid="1273140d"/>
    </style:style>
    <style:style style:name="P258" style:family="paragraph" style:parent-style-name="Діалог">
      <style:paragraph-properties style:writing-mode="lr-tb"/>
      <style:text-properties officeooo:paragraph-rsid="127441fe"/>
    </style:style>
    <style:style style:name="P259" style:family="paragraph" style:parent-style-name="Text_20_body">
      <style:paragraph-properties style:writing-mode="lr-tb"/>
      <style:text-properties officeooo:paragraph-rsid="127441fe"/>
    </style:style>
    <style:style style:name="P260" style:family="paragraph" style:parent-style-name="Діалог">
      <style:text-properties officeooo:paragraph-rsid="127441fe"/>
    </style:style>
    <style:style style:name="P261" style:family="paragraph" style:parent-style-name="Text_20_body">
      <style:text-properties officeooo:rsid="14a3db76" officeooo:paragraph-rsid="127441fe"/>
    </style:style>
    <style:style style:name="P262" style:family="paragraph" style:parent-style-name="Text_20_body">
      <style:text-properties officeooo:paragraph-rsid="127441fe"/>
    </style:style>
    <style:style style:name="P263" style:family="paragraph" style:parent-style-name="Думки_20_Сансет">
      <style:text-properties officeooo:rsid="14a8d17f"/>
    </style:style>
    <style:style style:name="P264" style:family="paragraph" style:parent-style-name="Text_20_body">
      <style:text-properties officeooo:rsid="14be7740" officeooo:paragraph-rsid="127451f8"/>
    </style:style>
    <style:style style:name="P265" style:family="paragraph" style:parent-style-name="Думки_20_Сансет">
      <style:text-properties fo:font-style="italic" officeooo:rsid="14be7740"/>
    </style:style>
    <style:style style:name="P266" style:family="paragraph" style:parent-style-name="Text_20_body">
      <style:text-properties officeooo:paragraph-rsid="127451f8"/>
    </style:style>
    <style:style style:name="P267" style:family="paragraph" style:parent-style-name="Діалог">
      <style:text-properties officeooo:paragraph-rsid="127451f8"/>
    </style:style>
    <style:style style:name="P268" style:family="paragraph" style:parent-style-name="Text_20_body">
      <style:text-properties officeooo:paragraph-rsid="1274862b"/>
    </style:style>
    <style:style style:name="P269" style:family="paragraph" style:parent-style-name="Діалог">
      <style:text-properties officeooo:paragraph-rsid="1274862b"/>
    </style:style>
    <style:style style:name="P270" style:family="paragraph" style:parent-style-name="Text_20_body">
      <style:text-properties officeooo:rsid="14d0d132"/>
    </style:style>
    <style:style style:name="P271" style:family="paragraph" style:parent-style-name="Text_20_body">
      <style:text-properties officeooo:rsid="14d50982" officeooo:paragraph-rsid="1274862b"/>
    </style:style>
    <style:style style:name="P272" style:family="paragraph" style:parent-style-name="Text_20_body">
      <style:text-properties officeooo:rsid="14db9081" officeooo:paragraph-rsid="1377500a"/>
    </style:style>
    <style:style style:name="P273" style:family="paragraph" style:parent-style-name="Text_20_body">
      <style:text-properties officeooo:rsid="14e73110" officeooo:paragraph-rsid="1377500a"/>
    </style:style>
    <style:style style:name="P274" style:family="paragraph" style:parent-style-name="Діалог">
      <style:text-properties officeooo:paragraph-rsid="14de89dc"/>
    </style:style>
    <style:style style:name="P275" style:family="paragraph" style:parent-style-name="Text_20_body">
      <style:text-properties officeooo:paragraph-rsid="14e02d66"/>
    </style:style>
    <style:style style:name="P276" style:family="paragraph" style:parent-style-name="Text_20_body">
      <style:text-properties officeooo:paragraph-rsid="1378c59f"/>
    </style:style>
    <style:style style:name="P277" style:family="paragraph" style:parent-style-name="Text_20_body">
      <style:text-properties officeooo:rsid="14f00084" officeooo:paragraph-rsid="14e42b6b"/>
    </style:style>
    <style:style style:name="P278" style:family="paragraph" style:parent-style-name="Text_20_body">
      <style:text-properties officeooo:rsid="14f4302b" officeooo:paragraph-rsid="1378c59f"/>
    </style:style>
    <style:style style:name="P279" style:family="paragraph" style:parent-style-name="Text_20_body">
      <style:text-properties officeooo:paragraph-rsid="137b3b8d"/>
    </style:style>
    <style:style style:name="P280" style:family="paragraph" style:parent-style-name="Діалог">
      <style:text-properties officeooo:paragraph-rsid="1508ae96"/>
    </style:style>
    <style:style style:name="P281" style:family="paragraph" style:parent-style-name="Text_20_body">
      <style:text-properties officeooo:paragraph-rsid="137cab35"/>
    </style:style>
    <style:style style:name="P282" style:family="paragraph" style:parent-style-name="Діалог">
      <style:text-properties officeooo:paragraph-rsid="137f5422"/>
    </style:style>
    <style:style style:name="P283" style:family="paragraph" style:parent-style-name="Text_20_body">
      <style:paragraph-properties style:writing-mode="lr-tb"/>
      <style:text-properties officeooo:paragraph-rsid="137fce5d"/>
    </style:style>
    <style:style style:name="P284" style:family="paragraph" style:parent-style-name="Думки_20_Сансет">
      <style:paragraph-properties style:writing-mode="lr-tb"/>
      <style:text-properties officeooo:rsid="150dd716"/>
    </style:style>
    <style:style style:name="P285" style:family="paragraph" style:parent-style-name="Text_20_body">
      <style:paragraph-properties style:writing-mode="lr-tb"/>
      <style:text-properties officeooo:paragraph-rsid="138151fd"/>
    </style:style>
    <style:style style:name="P286" style:family="paragraph" style:parent-style-name="Text_20_body">
      <style:text-properties officeooo:rsid="151e6256"/>
    </style:style>
    <style:style style:name="P287" style:family="paragraph" style:parent-style-name="Text_20_body">
      <style:text-properties officeooo:paragraph-rsid="1382f791"/>
    </style:style>
    <style:style style:name="P288" style:family="paragraph" style:parent-style-name="Text_20_body">
      <style:text-properties officeooo:rsid="1524ba5f" officeooo:paragraph-rsid="1382f791"/>
    </style:style>
    <style:style style:name="P289" style:family="paragraph" style:parent-style-name="Text_20_body">
      <style:text-properties officeooo:rsid="1529ce84" officeooo:paragraph-rsid="1384c193"/>
    </style:style>
    <style:style style:name="P290" style:family="paragraph" style:parent-style-name="Діалог">
      <style:text-properties officeooo:paragraph-rsid="152e37e8"/>
    </style:style>
    <style:style style:name="P291" style:family="paragraph" style:parent-style-name="Text_20_body">
      <style:text-properties officeooo:paragraph-rsid="138590f5"/>
    </style:style>
    <style:style style:name="P292" style:family="paragraph" style:parent-style-name="Text_20_body">
      <style:text-properties officeooo:rsid="15360161" officeooo:paragraph-rsid="138590f5"/>
    </style:style>
    <style:style style:name="P293" style:family="paragraph" style:parent-style-name="Text_20_body">
      <style:text-properties officeooo:rsid="1536bbd5" officeooo:paragraph-rsid="138590f5"/>
    </style:style>
    <style:style style:name="P294" style:family="paragraph" style:parent-style-name="Text_20_body">
      <style:text-properties officeooo:rsid="15390cad" officeooo:paragraph-rsid="138590f5"/>
    </style:style>
    <style:style style:name="P295" style:family="paragraph" style:parent-style-name="Text_20_body">
      <style:text-properties officeooo:rsid="153b1d1c"/>
    </style:style>
    <style:style style:name="P296" style:family="paragraph" style:parent-style-name="Text_20_body">
      <style:text-properties officeooo:rsid="153d9470" officeooo:paragraph-rsid="13873a07"/>
    </style:style>
    <style:style style:name="P297" style:family="paragraph" style:parent-style-name="Діалог">
      <style:text-properties officeooo:paragraph-rsid="15405521"/>
    </style:style>
    <style:style style:name="P298" style:family="paragraph" style:parent-style-name="Text_20_body">
      <style:paragraph-properties style:writing-mode="lr-tb"/>
      <style:text-properties officeooo:paragraph-rsid="13873a07"/>
    </style:style>
    <style:style style:name="P299" style:family="paragraph" style:parent-style-name="Text_20_body">
      <style:text-properties officeooo:rsid="1546ef49" officeooo:paragraph-rsid="13873a07"/>
    </style:style>
    <style:style style:name="P300" style:family="paragraph" style:parent-style-name="Text_20_body">
      <style:text-properties officeooo:rsid="138af6be" officeooo:paragraph-rsid="138af6be"/>
    </style:style>
    <style:style style:name="P301" style:family="paragraph" style:parent-style-name="Text_20_body">
      <style:text-properties officeooo:paragraph-rsid="155145a3"/>
    </style:style>
    <style:style style:name="P302" style:family="paragraph" style:parent-style-name="Text_20_body">
      <style:text-properties officeooo:paragraph-rsid="138e21cd"/>
    </style:style>
    <style:style style:name="P303" style:family="paragraph" style:parent-style-name="Text_20_body">
      <style:text-properties officeooo:paragraph-rsid="138f4b7c"/>
    </style:style>
    <style:style style:name="P304" style:family="paragraph" style:parent-style-name="Text_20_body">
      <style:text-properties officeooo:paragraph-rsid="139025bb"/>
    </style:style>
    <style:style style:name="P305" style:family="paragraph" style:parent-style-name="Text_20_body">
      <style:text-properties officeooo:rsid="155ca98f"/>
    </style:style>
    <style:style style:name="P306" style:family="paragraph" style:parent-style-name="Text_20_body">
      <style:paragraph-properties style:writing-mode="lr-tb"/>
      <style:text-properties officeooo:paragraph-rsid="139025bb"/>
    </style:style>
    <style:style style:name="P307" style:family="paragraph" style:parent-style-name="Діалог">
      <style:text-properties officeooo:paragraph-rsid="156795b4"/>
    </style:style>
    <style:style style:name="P308" style:family="paragraph" style:parent-style-name="Text_20_body">
      <style:text-properties officeooo:rsid="1568bc1f" officeooo:paragraph-rsid="1391987f"/>
    </style:style>
    <style:style style:name="P309" style:family="paragraph" style:parent-style-name="Text_20_body">
      <style:text-properties officeooo:rsid="156a88b8" officeooo:paragraph-rsid="1391987f"/>
    </style:style>
    <style:style style:name="P310" style:family="paragraph" style:parent-style-name="Text_20_body">
      <style:text-properties officeooo:paragraph-rsid="1391987f"/>
    </style:style>
    <style:style style:name="P311" style:family="paragraph" style:parent-style-name="Text_20_body">
      <style:text-properties officeooo:rsid="156db7e1" officeooo:paragraph-rsid="1391ed8a"/>
    </style:style>
    <style:style style:name="P312" style:family="paragraph" style:parent-style-name="Text_20_body">
      <style:text-properties officeooo:rsid="15703a6e" officeooo:paragraph-rsid="1391ed8a"/>
    </style:style>
    <style:style style:name="P313" style:family="paragraph" style:parent-style-name="Думки_20_Сансет">
      <style:paragraph-properties style:writing-mode="lr-tb"/>
      <style:text-properties officeooo:rsid="15703a6e"/>
    </style:style>
    <style:style style:name="P314" style:family="paragraph" style:parent-style-name="Text_20_body">
      <style:text-properties officeooo:paragraph-rsid="139287f9"/>
    </style:style>
    <style:style style:name="P315" style:family="paragraph" style:parent-style-name="Text_20_body">
      <style:text-properties officeooo:rsid="157514df" officeooo:paragraph-rsid="139287f9"/>
    </style:style>
    <style:style style:name="P316" style:family="paragraph" style:parent-style-name="Text_20_body">
      <style:text-properties officeooo:rsid="15767cff" officeooo:paragraph-rsid="139287f9"/>
    </style:style>
    <style:style style:name="P317" style:family="paragraph" style:parent-style-name="Text_20_body">
      <style:paragraph-properties style:writing-mode="lr-tb"/>
      <style:text-properties officeooo:rsid="157ba8eb" officeooo:paragraph-rsid="1392fc44"/>
    </style:style>
    <style:style style:name="P318" style:family="paragraph" style:parent-style-name="Text_20_body">
      <style:text-properties officeooo:rsid="157ba8eb" officeooo:paragraph-rsid="1392fc44"/>
    </style:style>
    <style:style style:name="P319" style:family="paragraph" style:parent-style-name="Text_20_body">
      <style:paragraph-properties style:writing-mode="lr-tb"/>
      <style:text-properties officeooo:paragraph-rsid="13949331"/>
    </style:style>
    <style:style style:name="P320" style:family="paragraph" style:parent-style-name="Діалог">
      <style:text-properties officeooo:paragraph-rsid="1582f8a0"/>
    </style:style>
    <style:style style:name="P321" style:family="paragraph" style:parent-style-name="Text_20_body">
      <style:text-properties officeooo:paragraph-rsid="1395f62d"/>
    </style:style>
    <style:style style:name="P322" style:family="paragraph" style:parent-style-name="Text_20_body">
      <style:text-properties officeooo:rsid="158cf468" officeooo:paragraph-rsid="139aa82b"/>
    </style:style>
    <style:style style:name="P323" style:family="paragraph" style:parent-style-name="Text_20_body">
      <style:text-properties officeooo:rsid="1590c9e9"/>
    </style:style>
    <style:style style:name="P324" style:family="paragraph" style:parent-style-name="Text_20_body">
      <style:text-properties officeooo:rsid="1591c14f" officeooo:paragraph-rsid="1397b714"/>
    </style:style>
    <style:style style:name="P325" style:family="paragraph" style:parent-style-name="Text_20_body">
      <style:text-properties officeooo:rsid="15933bb7" officeooo:paragraph-rsid="1397b714"/>
    </style:style>
    <style:style style:name="P326" style:family="paragraph" style:parent-style-name="Text_20_body">
      <style:text-properties officeooo:rsid="1593d738" officeooo:paragraph-rsid="1397b714"/>
    </style:style>
    <style:style style:name="P327" style:family="paragraph" style:parent-style-name="Text_20_body">
      <style:text-properties officeooo:rsid="1598224a"/>
    </style:style>
    <style:style style:name="P328" style:family="paragraph" style:parent-style-name="Text_20_body">
      <style:text-properties officeooo:paragraph-rsid="13999b57"/>
    </style:style>
    <style:style style:name="P329" style:family="paragraph" style:parent-style-name="Text_20_body">
      <style:text-properties officeooo:paragraph-rsid="1398f374"/>
    </style:style>
    <style:style style:name="P330" style:family="paragraph" style:parent-style-name="Думки_20_Сансет">
      <style:text-properties officeooo:rsid="13999b57"/>
    </style:style>
    <style:style style:name="P331" style:family="paragraph" style:parent-style-name="Heading_20_1">
      <style:text-properties officeooo:paragraph-rsid="1414026e"/>
    </style:style>
    <style:style style:name="P332" style:family="paragraph" style:parent-style-name="Footnote">
      <style:text-properties officeooo:paragraph-rsid="141271b7"/>
    </style:style>
    <style:style style:name="P333" style:family="paragraph" style:parent-style-name="Footnote">
      <style:text-properties officeooo:rsid="159fe41f" officeooo:paragraph-rsid="159fe41f"/>
    </style:style>
    <style:style style:name="P334" style:family="paragraph" style:parent-style-name="Думки_20_Сансет">
      <style:text-properties officeooo:paragraph-rsid="1417d77c"/>
    </style:style>
    <style:style style:name="P335" style:family="paragraph" style:parent-style-name="Text_20_body">
      <style:text-properties officeooo:rsid="15a5149f"/>
    </style:style>
    <style:style style:name="P336" style:family="paragraph" style:parent-style-name="Text_20_body">
      <style:text-properties officeooo:paragraph-rsid="1124664c"/>
    </style:style>
    <style:style style:name="P337" style:family="paragraph" style:parent-style-name="Діалог">
      <style:text-properties officeooo:paragraph-rsid="139dac61"/>
    </style:style>
    <style:style style:name="P338" style:family="paragraph" style:parent-style-name="Text_20_body">
      <style:text-properties officeooo:rsid="141bad0c" officeooo:paragraph-rsid="1124664c"/>
    </style:style>
    <style:style style:name="P339" style:family="paragraph" style:parent-style-name="Діалог">
      <style:text-properties officeooo:paragraph-rsid="139efc8d"/>
    </style:style>
    <style:style style:name="P340" style:family="paragraph" style:parent-style-name="Text_20_body">
      <style:text-properties officeooo:rsid="15a938e1"/>
    </style:style>
    <style:style style:name="P341" style:family="paragraph" style:parent-style-name="Text_20_body">
      <style:text-properties officeooo:rsid="15acbd8f" officeooo:paragraph-rsid="1124664c"/>
    </style:style>
    <style:style style:name="P342" style:family="paragraph" style:parent-style-name="Діалог">
      <style:text-properties officeooo:paragraph-rsid="141ffa2b"/>
    </style:style>
    <style:style style:name="P343" style:family="paragraph" style:parent-style-name="Діалог">
      <style:text-properties officeooo:paragraph-rsid="13a242b9"/>
    </style:style>
    <style:style style:name="P344" style:family="paragraph" style:parent-style-name="Text_20_body">
      <style:text-properties officeooo:rsid="14243c95" officeooo:paragraph-rsid="1124664c"/>
    </style:style>
    <style:style style:name="P345" style:family="paragraph" style:parent-style-name="Text_20_body">
      <style:text-properties officeooo:paragraph-rsid="11258ccc"/>
    </style:style>
    <style:style style:name="P346" style:family="paragraph" style:parent-style-name="Text_20_body">
      <style:paragraph-properties style:writing-mode="lr-tb"/>
      <style:text-properties officeooo:paragraph-rsid="1126e4c2"/>
    </style:style>
    <style:style style:name="P347" style:family="paragraph" style:parent-style-name="Text_20_body">
      <style:text-properties officeooo:rsid="15b8ddb2" officeooo:paragraph-rsid="1126e4c2"/>
    </style:style>
    <style:style style:name="P348" style:family="paragraph" style:parent-style-name="Діалог">
      <style:text-properties officeooo:paragraph-rsid="13a2cde0"/>
    </style:style>
    <style:style style:name="P349" style:family="paragraph" style:parent-style-name="Text_20_body">
      <style:text-properties officeooo:rsid="14271585" officeooo:paragraph-rsid="1128933e"/>
    </style:style>
    <style:style style:name="P350" style:family="paragraph" style:parent-style-name="Діалог">
      <style:paragraph-properties style:writing-mode="lr-tb"/>
      <style:text-properties officeooo:paragraph-rsid="13a2cde0"/>
    </style:style>
    <style:style style:name="P351" style:family="paragraph" style:parent-style-name="Text_20_body">
      <style:text-properties officeooo:rsid="15ba65c6" officeooo:paragraph-rsid="1128933e"/>
    </style:style>
    <style:style style:name="P352" style:family="paragraph" style:parent-style-name="Text_20_body">
      <style:text-properties officeooo:rsid="1429d8d2" officeooo:paragraph-rsid="11291899"/>
    </style:style>
    <style:style style:name="P353" style:family="paragraph" style:parent-style-name="Діалог">
      <style:paragraph-properties style:writing-mode="lr-tb"/>
      <style:text-properties officeooo:paragraph-rsid="13a3b32e"/>
    </style:style>
    <style:style style:name="P354" style:family="paragraph" style:parent-style-name="Text_20_body">
      <style:text-properties officeooo:rsid="15bc6c09" officeooo:paragraph-rsid="1129ca41"/>
    </style:style>
    <style:style style:name="P355" style:family="paragraph" style:parent-style-name="Діалог">
      <style:text-properties officeooo:paragraph-rsid="13a3b32e"/>
    </style:style>
    <style:style style:name="P356" style:family="paragraph" style:parent-style-name="Діалог">
      <style:text-properties officeooo:paragraph-rsid="142cd794"/>
    </style:style>
    <style:style style:name="P357" style:family="paragraph" style:parent-style-name="Діалог">
      <style:text-properties officeooo:paragraph-rsid="13a5852e"/>
    </style:style>
    <style:style style:name="P358" style:family="paragraph" style:parent-style-name="Діалог">
      <style:text-properties officeooo:paragraph-rsid="13a77cba"/>
    </style:style>
    <style:style style:name="P359" style:family="paragraph" style:parent-style-name="Text_20_body">
      <style:text-properties officeooo:rsid="15c17b34" officeooo:paragraph-rsid="1129ca41"/>
    </style:style>
    <style:style style:name="P360" style:family="paragraph" style:parent-style-name="Text_20_body">
      <style:paragraph-properties style:writing-mode="lr-tb"/>
      <style:text-properties officeooo:rsid="15c31bb2" officeooo:paragraph-rsid="1129ca41"/>
    </style:style>
    <style:style style:name="P361" style:family="paragraph" style:parent-style-name="Думки_20_Сансет">
      <style:paragraph-properties style:writing-mode="lr-tb"/>
      <style:text-properties officeooo:rsid="142ea6c3"/>
    </style:style>
    <style:style style:name="P362" style:family="paragraph" style:parent-style-name="Text_20_body">
      <style:text-properties officeooo:rsid="142ea6c3" officeooo:paragraph-rsid="1129ca41"/>
    </style:style>
    <style:style style:name="P363" style:family="paragraph" style:parent-style-name="Діалог">
      <style:text-properties officeooo:paragraph-rsid="13a94773"/>
    </style:style>
    <style:style style:name="P364" style:family="paragraph" style:parent-style-name="Text_20_body">
      <style:text-properties officeooo:paragraph-rsid="1129ca41"/>
    </style:style>
    <style:style style:name="P365" style:family="paragraph" style:parent-style-name="Text_20_body">
      <style:text-properties officeooo:rsid="15c63cb1" officeooo:paragraph-rsid="1129ca41"/>
    </style:style>
    <style:style style:name="P366" style:family="paragraph" style:parent-style-name="Text_20_body">
      <style:text-properties officeooo:paragraph-rsid="112bc510"/>
    </style:style>
    <style:style style:name="P367" style:family="paragraph" style:parent-style-name="Діалог">
      <style:text-properties officeooo:paragraph-rsid="13ab04f3"/>
    </style:style>
    <style:style style:name="P368" style:family="paragraph" style:parent-style-name="Діалог">
      <style:paragraph-properties style:writing-mode="lr-tb"/>
      <style:text-properties officeooo:paragraph-rsid="13ab04f3"/>
    </style:style>
    <style:style style:name="P369" style:family="paragraph" style:parent-style-name="Діалог">
      <style:text-properties officeooo:paragraph-rsid="13aba34a"/>
    </style:style>
    <style:style style:name="P370" style:family="paragraph" style:parent-style-name="Text_20_body">
      <style:text-properties officeooo:rsid="15d111d4" officeooo:paragraph-rsid="112bc510"/>
    </style:style>
    <style:style style:name="P371" style:family="paragraph" style:parent-style-name="Text_20_body">
      <style:text-properties officeooo:rsid="15db73b7"/>
    </style:style>
    <style:style style:name="P372" style:family="paragraph" style:parent-style-name="Діалог">
      <style:text-properties officeooo:paragraph-rsid="13adf9c9"/>
    </style:style>
    <style:style style:name="P373" style:family="paragraph" style:parent-style-name="Text_20_body">
      <style:text-properties officeooo:rsid="15dd6692" officeooo:paragraph-rsid="112e8815"/>
    </style:style>
    <style:style style:name="P374" style:family="paragraph" style:parent-style-name="Діалог">
      <style:paragraph-properties style:writing-mode="lr-tb"/>
      <style:text-properties officeooo:paragraph-rsid="13aea733"/>
    </style:style>
    <style:style style:name="P375" style:family="paragraph" style:parent-style-name="Text_20_body">
      <style:text-properties officeooo:rsid="15df9a45" officeooo:paragraph-rsid="112e8815"/>
    </style:style>
    <style:style style:name="P376" style:family="paragraph" style:parent-style-name="Діалог">
      <style:text-properties officeooo:paragraph-rsid="13aea733"/>
    </style:style>
    <style:style style:name="P377" style:family="paragraph" style:parent-style-name="Text_20_body">
      <style:text-properties officeooo:rsid="15e35b11" officeooo:paragraph-rsid="112e8815"/>
    </style:style>
    <style:style style:name="P378" style:family="paragraph" style:parent-style-name="Text_20_body">
      <style:text-properties officeooo:paragraph-rsid="113041f2"/>
    </style:style>
    <style:style style:name="P379" style:family="paragraph" style:parent-style-name="Діалог">
      <style:text-properties officeooo:paragraph-rsid="13aec8b3"/>
    </style:style>
    <style:style style:name="P380" style:family="paragraph" style:parent-style-name="Text_20_body">
      <style:text-properties officeooo:rsid="15e59230" officeooo:paragraph-rsid="113041f2"/>
    </style:style>
    <style:style style:name="P381" style:family="paragraph" style:parent-style-name="Діалог">
      <style:text-properties officeooo:paragraph-rsid="13b2e7be"/>
    </style:style>
    <style:style style:name="P382" style:family="paragraph" style:parent-style-name="Text_20_body">
      <style:text-properties officeooo:rsid="15e8e07a" officeooo:paragraph-rsid="113041f2"/>
    </style:style>
    <style:style style:name="P383" style:family="paragraph" style:parent-style-name="Діалог">
      <style:paragraph-properties style:writing-mode="lr-tb"/>
      <style:text-properties officeooo:paragraph-rsid="13b2e7be"/>
    </style:style>
    <style:style style:name="P384" style:family="paragraph" style:parent-style-name="Text_20_body">
      <style:text-properties officeooo:rsid="15f08b44" officeooo:paragraph-rsid="113041f2"/>
    </style:style>
    <style:style style:name="P385" style:family="paragraph" style:parent-style-name="Text_20_body">
      <style:text-properties officeooo:rsid="15f55aa5" officeooo:paragraph-rsid="113041f2"/>
    </style:style>
    <style:style style:name="P386" style:family="paragraph" style:parent-style-name="Пропуск">
      <style:text-properties fo:font-style="italic" style:font-style-asian="italic" style:font-style-complex="italic"/>
    </style:style>
    <style:style style:name="P387" style:family="paragraph" style:parent-style-name="Діалог">
      <style:text-properties officeooo:paragraph-rsid="13b3b08e"/>
    </style:style>
    <style:style style:name="P388" style:family="paragraph" style:parent-style-name="Text_20_body">
      <style:text-properties officeooo:rsid="15fceedf" officeooo:paragraph-rsid="113160f4"/>
    </style:style>
    <style:style style:name="P389" style:family="paragraph" style:parent-style-name="Text_20_body">
      <style:text-properties officeooo:paragraph-rsid="113160f4"/>
    </style:style>
    <style:style style:name="P390" style:family="paragraph" style:parent-style-name="Text_20_body">
      <style:text-properties officeooo:rsid="1603013f"/>
    </style:style>
    <style:style style:name="P391" style:family="paragraph" style:parent-style-name="Діалог">
      <style:text-properties officeooo:paragraph-rsid="13b56965"/>
    </style:style>
    <style:style style:name="P392" style:family="paragraph" style:parent-style-name="Text_20_body">
      <style:text-properties officeooo:paragraph-rsid="1132d8ea"/>
    </style:style>
    <style:style style:name="P393" style:family="paragraph" style:parent-style-name="Text_20_body">
      <style:text-properties officeooo:rsid="161aa1ec"/>
    </style:style>
    <style:style style:name="P394" style:family="paragraph" style:parent-style-name="Діалог">
      <style:text-properties officeooo:paragraph-rsid="13b8a50f"/>
    </style:style>
    <style:style style:name="P395" style:family="paragraph" style:parent-style-name="Text_20_body">
      <style:paragraph-properties style:writing-mode="lr-tb"/>
      <style:text-properties officeooo:rsid="16239c86"/>
    </style:style>
    <style:style style:name="P396" style:family="paragraph" style:parent-style-name="Text_20_body">
      <style:text-properties officeooo:rsid="1624c381" officeooo:paragraph-rsid="113959ce"/>
    </style:style>
    <style:style style:name="P397" style:family="paragraph" style:parent-style-name="Text_20_body">
      <style:text-properties officeooo:paragraph-rsid="113959ce"/>
    </style:style>
    <style:style style:name="P398" style:family="paragraph" style:parent-style-name="Text_20_body">
      <style:text-properties officeooo:rsid="162b7aff" officeooo:paragraph-rsid="113959ce"/>
    </style:style>
    <style:style style:name="P399" style:family="paragraph" style:parent-style-name="Діалог">
      <style:text-properties officeooo:paragraph-rsid="162b7aff"/>
    </style:style>
    <style:style style:name="P400" style:family="paragraph" style:parent-style-name="Text_20_body">
      <style:text-properties officeooo:rsid="162cc083"/>
    </style:style>
    <style:style style:name="P401" style:family="paragraph" style:parent-style-name="Діалог">
      <style:text-properties officeooo:paragraph-rsid="13b92d32"/>
    </style:style>
    <style:style style:name="P402" style:family="paragraph" style:parent-style-name="Text_20_body">
      <style:text-properties officeooo:rsid="163538db"/>
    </style:style>
    <style:style style:name="P403" style:family="paragraph" style:parent-style-name="Text_20_body">
      <style:text-properties officeooo:paragraph-rsid="113b2170"/>
    </style:style>
    <style:style style:name="P404" style:family="paragraph" style:parent-style-name="Text_20_body">
      <style:paragraph-properties style:writing-mode="lr-tb"/>
      <style:text-properties officeooo:paragraph-rsid="113cffb2"/>
    </style:style>
    <style:style style:name="P405" style:family="paragraph" style:parent-style-name="Діалог">
      <style:text-properties officeooo:paragraph-rsid="13bad8ca"/>
    </style:style>
    <style:style style:name="P406" style:family="paragraph" style:parent-style-name="Діалог">
      <style:text-properties officeooo:paragraph-rsid="163e4d5c"/>
    </style:style>
    <style:style style:name="P407" style:family="paragraph" style:parent-style-name="Text_20_body">
      <style:text-properties officeooo:paragraph-rsid="113d2755"/>
    </style:style>
    <style:style style:name="P408" style:family="paragraph" style:parent-style-name="Діалог">
      <style:text-properties officeooo:paragraph-rsid="13bdf267"/>
    </style:style>
    <style:style style:name="P409" style:family="paragraph" style:parent-style-name="Діалог">
      <style:paragraph-properties style:writing-mode="lr-tb"/>
      <style:text-properties officeooo:paragraph-rsid="13bdf267"/>
    </style:style>
    <style:style style:name="P410" style:family="paragraph" style:parent-style-name="Text_20_body">
      <style:text-properties officeooo:paragraph-rsid="113ef219"/>
    </style:style>
    <style:style style:name="P411" style:family="paragraph" style:parent-style-name="Діалог">
      <style:text-properties officeooo:paragraph-rsid="164d6616"/>
    </style:style>
    <style:style style:name="P412" style:family="paragraph" style:parent-style-name="Думки_20_Твайлайт">
      <style:paragraph-properties style:writing-mode="lr-tb"/>
    </style:style>
    <style:style style:name="P413" style:family="paragraph" style:parent-style-name="Діалог">
      <style:text-properties officeooo:paragraph-rsid="13be7c94"/>
    </style:style>
    <style:style style:name="P414" style:family="paragraph" style:parent-style-name="Діалог">
      <style:text-properties officeooo:paragraph-rsid="13c05c49"/>
    </style:style>
    <style:style style:name="P415" style:family="paragraph" style:parent-style-name="Text_20_body">
      <style:text-properties officeooo:paragraph-rsid="113f4236"/>
    </style:style>
    <style:style style:name="P416" style:family="paragraph" style:parent-style-name="Діалог">
      <style:text-properties officeooo:paragraph-rsid="1653c5d5"/>
    </style:style>
    <style:style style:name="P417" style:family="paragraph" style:parent-style-name="Text_20_body">
      <style:paragraph-properties style:writing-mode="lr-tb"/>
      <style:text-properties officeooo:paragraph-rsid="113f4236"/>
    </style:style>
    <style:style style:name="P418" style:family="paragraph" style:parent-style-name="Діалог">
      <style:text-properties officeooo:paragraph-rsid="13c1d8b8"/>
    </style:style>
    <style:style style:name="P419" style:family="paragraph" style:parent-style-name="Діалог">
      <style:text-properties officeooo:paragraph-rsid="16566533"/>
    </style:style>
    <style:style style:name="P420" style:family="paragraph" style:parent-style-name="Діалог">
      <style:text-properties officeooo:paragraph-rsid="165ac24c"/>
    </style:style>
    <style:style style:name="P421" style:family="paragraph" style:parent-style-name="Діалог">
      <style:text-properties officeooo:paragraph-rsid="13c4b308"/>
    </style:style>
    <style:style style:name="P422" style:family="paragraph" style:parent-style-name="Text_20_body">
      <style:text-properties officeooo:paragraph-rsid="113f5861"/>
    </style:style>
    <style:style style:name="P423" style:family="paragraph" style:parent-style-name="Діалог">
      <style:text-properties officeooo:paragraph-rsid="13c4f535"/>
    </style:style>
    <style:style style:name="P424" style:family="paragraph" style:parent-style-name="Діалог">
      <style:text-properties officeooo:paragraph-rsid="13c52056"/>
    </style:style>
    <style:style style:name="P425" style:family="paragraph" style:parent-style-name="Діалог">
      <style:text-properties officeooo:paragraph-rsid="13c6d4b2"/>
    </style:style>
    <style:style style:name="P426" style:family="paragraph" style:parent-style-name="Діалог">
      <style:text-properties officeooo:paragraph-rsid="13c9d1fe"/>
    </style:style>
    <style:style style:name="P427" style:family="paragraph" style:parent-style-name="Діалог">
      <style:text-properties officeooo:paragraph-rsid="1662866c"/>
    </style:style>
    <style:style style:name="P428" style:family="paragraph" style:parent-style-name="Text_20_body">
      <style:text-properties officeooo:paragraph-rsid="113f69f0"/>
    </style:style>
    <style:style style:name="P429" style:family="paragraph" style:parent-style-name="Text_20_body">
      <style:text-properties officeooo:paragraph-rsid="1140ed15"/>
    </style:style>
    <style:style style:name="P430" style:family="paragraph" style:parent-style-name="Діалог">
      <style:text-properties officeooo:paragraph-rsid="13c9fb0a"/>
    </style:style>
    <style:style style:name="P431" style:family="paragraph" style:parent-style-name="Діалог">
      <style:paragraph-properties style:writing-mode="lr-tb"/>
      <style:text-properties officeooo:paragraph-rsid="13ca70be"/>
    </style:style>
    <style:style style:name="P432" style:family="paragraph" style:parent-style-name="Діалог">
      <style:text-properties officeooo:paragraph-rsid="13ca70be"/>
    </style:style>
    <style:style style:name="P433" style:family="paragraph" style:parent-style-name="Text_20_body">
      <style:paragraph-properties style:writing-mode="lr-tb"/>
      <style:text-properties officeooo:paragraph-rsid="1140ed15"/>
    </style:style>
    <style:style style:name="P434" style:family="paragraph" style:parent-style-name="Text_20_body">
      <style:paragraph-properties style:writing-mode="lr-tb"/>
      <style:text-properties officeooo:paragraph-rsid="1142b8b5"/>
    </style:style>
    <style:style style:name="P435" style:family="paragraph" style:parent-style-name="Діалог">
      <style:text-properties officeooo:paragraph-rsid="13cb75d3"/>
    </style:style>
    <style:style style:name="P436" style:family="paragraph" style:parent-style-name="Text_20_body">
      <style:text-properties officeooo:paragraph-rsid="1142b8b5"/>
    </style:style>
    <style:style style:name="P437" style:family="paragraph" style:parent-style-name="Діалог">
      <style:paragraph-properties style:writing-mode="lr-tb"/>
      <style:text-properties officeooo:paragraph-rsid="16722c2c"/>
    </style:style>
    <style:style style:name="P438" style:family="paragraph" style:parent-style-name="Діалог">
      <style:text-properties officeooo:paragraph-rsid="13ccebc4"/>
    </style:style>
    <style:style style:name="P439" style:family="paragraph" style:parent-style-name="Text_20_body">
      <style:paragraph-properties style:writing-mode="lr-tb"/>
      <style:text-properties officeooo:paragraph-rsid="1677a648"/>
    </style:style>
    <style:style style:name="P440" style:family="paragraph" style:parent-style-name="Text_20_body">
      <style:text-properties officeooo:paragraph-rsid="11452014"/>
    </style:style>
    <style:style style:name="P441" style:family="paragraph" style:parent-style-name="Діалог">
      <style:text-properties officeooo:paragraph-rsid="13cd2b63"/>
    </style:style>
    <style:style style:name="P442" style:family="paragraph" style:parent-style-name="Діалог">
      <style:paragraph-properties style:writing-mode="lr-tb"/>
      <style:text-properties officeooo:paragraph-rsid="13cd2b63"/>
    </style:style>
    <style:style style:name="P443" style:family="paragraph" style:parent-style-name="Діалог">
      <style:text-properties officeooo:paragraph-rsid="13cf138e"/>
    </style:style>
    <style:style style:name="P444" style:family="paragraph" style:parent-style-name="Діалог">
      <style:text-properties officeooo:paragraph-rsid="13d01b1f"/>
    </style:style>
    <style:style style:name="P445" style:family="paragraph" style:parent-style-name="Діалог">
      <style:text-properties officeooo:paragraph-rsid="13d06b02"/>
    </style:style>
    <style:style style:name="P446" style:family="paragraph" style:parent-style-name="Text_20_body">
      <style:text-properties officeooo:paragraph-rsid="13d26685"/>
    </style:style>
    <style:style style:name="P447" style:family="paragraph" style:parent-style-name="Діалог">
      <style:text-properties officeooo:paragraph-rsid="13d26685"/>
    </style:style>
    <style:style style:name="P448" style:family="paragraph" style:parent-style-name="Text_20_body">
      <style:text-properties officeooo:paragraph-rsid="11459b47"/>
    </style:style>
    <style:style style:name="P449" style:family="paragraph" style:parent-style-name="Діалог">
      <style:text-properties officeooo:paragraph-rsid="13d35ffa"/>
    </style:style>
    <style:style style:name="P450" style:family="paragraph" style:parent-style-name="Діалог">
      <style:text-properties officeooo:paragraph-rsid="13d4d15e"/>
    </style:style>
    <style:style style:name="P451" style:family="paragraph" style:parent-style-name="Діалог">
      <style:text-properties officeooo:paragraph-rsid="13d4f674"/>
    </style:style>
    <style:style style:name="P452" style:family="paragraph" style:parent-style-name="Діалог">
      <style:text-properties officeooo:paragraph-rsid="13d712c7"/>
    </style:style>
    <style:style style:name="P453" style:family="paragraph" style:parent-style-name="Діалог">
      <style:text-properties officeooo:paragraph-rsid="13d73ad4"/>
    </style:style>
    <style:style style:name="P454" style:family="paragraph" style:parent-style-name="Text_20_body">
      <style:text-properties officeooo:rsid="13d73ad4" officeooo:paragraph-rsid="11459b47"/>
    </style:style>
    <style:style style:name="P455" style:family="paragraph" style:parent-style-name="Text_20_body">
      <style:text-properties officeooo:rsid="13d80193"/>
    </style:style>
    <style:style style:name="P456" style:family="paragraph" style:parent-style-name="Діалог">
      <style:text-properties officeooo:paragraph-rsid="13d80193"/>
    </style:style>
    <style:style style:name="P457" style:family="paragraph" style:parent-style-name="Діалог">
      <style:text-properties officeooo:paragraph-rsid="13d9695d"/>
    </style:style>
    <style:style style:name="P458" style:family="paragraph" style:parent-style-name="Діалог">
      <style:text-properties officeooo:paragraph-rsid="13dba507"/>
    </style:style>
    <style:style style:name="P459" style:family="paragraph" style:parent-style-name="Діалог">
      <style:text-properties officeooo:paragraph-rsid="13dc644a"/>
    </style:style>
    <style:style style:name="P460" style:family="paragraph" style:parent-style-name="Діалог">
      <style:text-properties officeooo:paragraph-rsid="13de5c28"/>
    </style:style>
    <style:style style:name="P461" style:family="paragraph" style:parent-style-name="Text_20_body">
      <style:text-properties officeooo:paragraph-rsid="114682f6"/>
    </style:style>
    <style:style style:name="P462" style:family="paragraph" style:parent-style-name="Діалог">
      <style:text-properties officeooo:paragraph-rsid="13e16378"/>
    </style:style>
    <style:style style:name="P463" style:family="paragraph" style:parent-style-name="Діалог">
      <style:text-properties officeooo:paragraph-rsid="13e2ca9e"/>
    </style:style>
    <style:style style:name="P464" style:family="paragraph" style:parent-style-name="Text_20_body">
      <style:text-properties officeooo:paragraph-rsid="1146881e"/>
    </style:style>
    <style:style style:name="P465" style:family="paragraph" style:parent-style-name="Діалог">
      <style:text-properties officeooo:paragraph-rsid="13e35c5f"/>
    </style:style>
    <style:style style:name="P466" style:family="paragraph" style:parent-style-name="Діалог">
      <style:text-properties officeooo:paragraph-rsid="13e35d30"/>
    </style:style>
    <style:style style:name="P467" style:family="paragraph" style:parent-style-name="Text_20_body">
      <style:text-properties officeooo:paragraph-rsid="1148622c"/>
    </style:style>
    <style:style style:name="P468" style:family="paragraph" style:parent-style-name="Діалог">
      <style:text-properties officeooo:paragraph-rsid="13e4bcf8"/>
    </style:style>
    <style:style style:name="P469" style:family="paragraph" style:parent-style-name="Діалог">
      <style:text-properties officeooo:paragraph-rsid="13e55869"/>
    </style:style>
    <style:style style:name="P470" style:family="paragraph" style:parent-style-name="Text_20_body">
      <style:text-properties officeooo:paragraph-rsid="114983c7"/>
    </style:style>
    <style:style style:name="P471" style:family="paragraph" style:parent-style-name="Діалог">
      <style:text-properties officeooo:paragraph-rsid="13e6e911"/>
    </style:style>
    <style:style style:name="P472" style:family="paragraph" style:parent-style-name="Діалог">
      <style:text-properties officeooo:paragraph-rsid="13e77de3"/>
    </style:style>
    <style:style style:name="P473" style:family="paragraph" style:parent-style-name="Text_20_body">
      <style:paragraph-properties style:writing-mode="lr-tb"/>
      <style:text-properties officeooo:rsid="13e77de3" officeooo:paragraph-rsid="114ad854"/>
    </style:style>
    <style:style style:name="P474" style:family="paragraph" style:parent-style-name="Діалог">
      <style:text-properties officeooo:paragraph-rsid="13e95bf9"/>
    </style:style>
    <style:style style:name="P475" style:family="paragraph" style:parent-style-name="Text_20_body">
      <style:text-properties officeooo:paragraph-rsid="114ad854"/>
    </style:style>
    <style:style style:name="P476" style:family="paragraph" style:parent-style-name="Діалог">
      <style:text-properties officeooo:paragraph-rsid="13eafb8c"/>
    </style:style>
    <style:style style:name="P477" style:family="paragraph" style:parent-style-name="Діалог">
      <style:text-properties officeooo:paragraph-rsid="13ecd2f9"/>
    </style:style>
    <style:style style:name="P478" style:family="paragraph" style:parent-style-name="Text_20_body">
      <style:text-properties officeooo:paragraph-rsid="114b5c05"/>
    </style:style>
    <style:style style:name="P479" style:family="paragraph" style:parent-style-name="Text_20_body">
      <style:text-properties officeooo:paragraph-rsid="114b9c66"/>
    </style:style>
    <style:style style:name="P480" style:family="paragraph" style:parent-style-name="Діалог">
      <style:text-properties officeooo:paragraph-rsid="13ee8882"/>
    </style:style>
    <style:style style:name="P481" style:family="paragraph" style:parent-style-name="Text_20_body">
      <style:text-properties officeooo:paragraph-rsid="114bfc88"/>
    </style:style>
    <style:style style:name="P482" style:family="paragraph" style:parent-style-name="Text_20_body">
      <style:text-properties officeooo:paragraph-rsid="114d2ae3"/>
    </style:style>
    <style:style style:name="P483" style:family="paragraph" style:parent-style-name="Діалог">
      <style:text-properties officeooo:paragraph-rsid="13eed19a"/>
    </style:style>
    <style:style style:name="P484" style:family="paragraph" style:parent-style-name="Діалог">
      <style:text-properties officeooo:paragraph-rsid="13f00a18"/>
    </style:style>
    <style:style style:name="P485" style:family="paragraph" style:parent-style-name="Text_20_body">
      <style:text-properties officeooo:paragraph-rsid="114f23a4"/>
    </style:style>
    <style:style style:name="P486" style:family="paragraph" style:parent-style-name="Діалог">
      <style:text-properties officeooo:paragraph-rsid="13f1a365"/>
    </style:style>
    <style:style style:name="P487" style:family="paragraph" style:parent-style-name="Діалог">
      <style:text-properties officeooo:paragraph-rsid="13f34b04"/>
    </style:style>
    <style:style style:name="P488" style:family="paragraph" style:parent-style-name="Діалог">
      <style:text-properties officeooo:paragraph-rsid="13f3bdbc"/>
    </style:style>
    <style:style style:name="P489" style:family="paragraph" style:parent-style-name="Text_20_body">
      <style:text-properties officeooo:paragraph-rsid="114fed66"/>
    </style:style>
    <style:style style:name="P490" style:family="paragraph" style:parent-style-name="Думки_20_Твайлайт">
      <style:text-properties officeooo:paragraph-rsid="115231f4"/>
    </style:style>
    <style:style style:name="P491" style:family="paragraph" style:parent-style-name="Text_20_body">
      <style:text-properties fo:font-style="italic" officeooo:paragraph-rsid="115494cb"/>
    </style:style>
    <style:style style:name="P492" style:family="paragraph" style:parent-style-name="Text_20_body">
      <style:text-properties officeooo:paragraph-rsid="115494cb"/>
    </style:style>
    <style:style style:name="P493" style:family="paragraph" style:parent-style-name="Text_20_body">
      <style:text-properties officeooo:paragraph-rsid="11554708"/>
    </style:style>
    <style:style style:name="P494" style:family="paragraph" style:parent-style-name="Text_20_body">
      <style:text-properties officeooo:paragraph-rsid="11561518"/>
    </style:style>
    <style:style style:name="P495" style:family="paragraph" style:parent-style-name="Діалог">
      <style:text-properties officeooo:paragraph-rsid="13f5f278"/>
    </style:style>
    <style:style style:name="P496" style:family="paragraph" style:parent-style-name="Text_20_body">
      <style:text-properties officeooo:paragraph-rsid="11576277"/>
    </style:style>
    <style:style style:name="P497" style:family="paragraph" style:parent-style-name="Text_20_body">
      <style:text-properties officeooo:paragraph-rsid="11585700"/>
    </style:style>
    <style:style style:name="P498" style:family="paragraph" style:parent-style-name="Text_20_body">
      <style:text-properties officeooo:paragraph-rsid="115a10ff"/>
    </style:style>
    <style:style style:name="P499" style:family="paragraph" style:parent-style-name="Text_20_body">
      <style:text-properties officeooo:paragraph-rsid="115a5e02"/>
    </style:style>
    <style:style style:name="P500" style:family="paragraph" style:parent-style-name="Діалог">
      <style:text-properties officeooo:paragraph-rsid="13f76608"/>
    </style:style>
    <style:style style:name="P501" style:family="paragraph" style:parent-style-name="Text_20_body">
      <style:text-properties officeooo:paragraph-rsid="115ac95a"/>
    </style:style>
    <style:style style:name="P502" style:family="paragraph" style:parent-style-name="Text_20_body">
      <style:text-properties officeooo:paragraph-rsid="115b4dba"/>
    </style:style>
    <style:style style:name="P503" style:family="paragraph" style:parent-style-name="Text_20_body">
      <style:text-properties officeooo:paragraph-rsid="115db78f"/>
    </style:style>
    <style:style style:name="P504" style:family="paragraph" style:parent-style-name="Text_20_body">
      <style:text-properties officeooo:paragraph-rsid="115e9782"/>
    </style:style>
    <style:style style:name="P505" style:family="paragraph" style:parent-style-name="Діалог">
      <style:text-properties officeooo:paragraph-rsid="13f95d37"/>
    </style:style>
    <style:style style:name="P506" style:family="paragraph" style:parent-style-name="Text_20_body">
      <style:text-properties officeooo:paragraph-rsid="115fdacb"/>
    </style:style>
    <style:style style:name="P507" style:family="paragraph" style:parent-style-name="Text_20_body">
      <style:text-properties officeooo:paragraph-rsid="11604f40"/>
    </style:style>
    <style:style style:name="P508" style:family="paragraph" style:parent-style-name="Діалог">
      <style:text-properties officeooo:paragraph-rsid="13faebef"/>
    </style:style>
    <style:style style:name="P509" style:family="paragraph" style:parent-style-name="Діалог">
      <style:text-properties officeooo:paragraph-rsid="13fc5c08"/>
    </style:style>
    <style:style style:name="P510" style:family="paragraph" style:parent-style-name="Text_20_body">
      <style:text-properties officeooo:paragraph-rsid="11605b53"/>
    </style:style>
    <style:style style:name="P511" style:family="paragraph" style:parent-style-name="Діалог">
      <style:text-properties officeooo:paragraph-rsid="13fcd8c0"/>
    </style:style>
    <style:style style:name="P512" style:family="paragraph" style:parent-style-name="Діалог">
      <style:text-properties officeooo:paragraph-rsid="13fcf48d"/>
    </style:style>
    <style:style style:name="P513" style:family="paragraph" style:parent-style-name="Діалог">
      <style:text-properties officeooo:paragraph-rsid="13fd6e47"/>
    </style:style>
    <style:style style:name="P514" style:family="paragraph" style:parent-style-name="Text_20_body">
      <style:text-properties officeooo:paragraph-rsid="1160eb1f"/>
    </style:style>
    <style:style style:name="P515" style:family="paragraph" style:parent-style-name="Діалог">
      <style:text-properties officeooo:paragraph-rsid="13ff61c6"/>
    </style:style>
    <style:style style:name="P516" style:family="paragraph" style:parent-style-name="Text_20_body">
      <style:text-properties officeooo:paragraph-rsid="116153ff"/>
    </style:style>
    <style:style style:name="P517" style:family="paragraph" style:parent-style-name="Text_20_body">
      <style:text-properties officeooo:paragraph-rsid="1162ad9b"/>
    </style:style>
    <style:style style:name="P518" style:family="paragraph" style:parent-style-name="Text_20_body">
      <style:text-properties officeooo:paragraph-rsid="116376fe"/>
    </style:style>
    <style:style style:name="P519" style:family="paragraph" style:parent-style-name="Text_20_body">
      <style:text-properties officeooo:paragraph-rsid="1164486b"/>
    </style:style>
    <style:style style:name="P520" style:family="paragraph" style:parent-style-name="Text_20_body">
      <style:text-properties officeooo:paragraph-rsid="1166297e"/>
    </style:style>
    <style:style style:name="P521" style:family="paragraph" style:parent-style-name="Діалог">
      <style:text-properties officeooo:paragraph-rsid="14013b55"/>
    </style:style>
    <style:style style:name="P522" style:family="paragraph" style:parent-style-name="Діалог">
      <style:text-properties officeooo:paragraph-rsid="1401ca4d"/>
    </style:style>
    <style:style style:name="P523" style:family="paragraph" style:parent-style-name="Text_20_body">
      <style:text-properties officeooo:paragraph-rsid="1167d20b"/>
    </style:style>
    <style:style style:name="P524" style:family="paragraph" style:parent-style-name="Text_20_body">
      <style:text-properties officeooo:paragraph-rsid="116a5755"/>
    </style:style>
    <style:style style:name="P525" style:family="paragraph" style:parent-style-name="Діалог">
      <style:text-properties officeooo:paragraph-rsid="1401f6be"/>
    </style:style>
    <style:style style:name="P526" style:family="paragraph" style:parent-style-name="Text_20_body">
      <style:text-properties officeooo:paragraph-rsid="116afb14"/>
    </style:style>
    <style:style style:name="P527" style:family="paragraph" style:parent-style-name="Text_20_body">
      <style:text-properties officeooo:paragraph-rsid="116b5206"/>
    </style:style>
    <style:style style:name="P528" style:family="paragraph" style:parent-style-name="Діалог">
      <style:text-properties officeooo:paragraph-rsid="14021172"/>
    </style:style>
    <style:style style:name="P529" style:family="paragraph" style:parent-style-name="Text_20_body">
      <style:text-properties officeooo:paragraph-rsid="116c495b"/>
    </style:style>
    <style:style style:name="P530" style:family="paragraph" style:parent-style-name="Діалог">
      <style:text-properties officeooo:paragraph-rsid="1403df20"/>
    </style:style>
    <style:style style:name="P531" style:family="paragraph" style:parent-style-name="Діалог">
      <style:text-properties officeooo:paragraph-rsid="140406d1"/>
    </style:style>
    <style:style style:name="P532" style:family="paragraph" style:parent-style-name="Діалог">
      <style:text-properties officeooo:paragraph-rsid="14043568"/>
    </style:style>
    <style:style style:name="P533" style:family="paragraph" style:parent-style-name="Діалог">
      <style:text-properties officeooo:paragraph-rsid="14043e29"/>
    </style:style>
    <style:style style:name="P534" style:family="paragraph" style:parent-style-name="Діалог">
      <style:text-properties officeooo:paragraph-rsid="1405b105"/>
    </style:style>
    <style:style style:name="P535" style:family="paragraph" style:parent-style-name="Діалог">
      <style:text-properties officeooo:paragraph-rsid="1405c79e"/>
    </style:style>
    <style:style style:name="P536" style:family="paragraph" style:parent-style-name="Діалог">
      <style:text-properties officeooo:paragraph-rsid="1406ca84"/>
    </style:style>
    <style:style style:name="P537" style:family="paragraph" style:parent-style-name="Text_20_body">
      <style:text-properties officeooo:paragraph-rsid="116de630"/>
    </style:style>
    <style:style style:name="P538" style:family="paragraph" style:parent-style-name="Діалог">
      <style:text-properties officeooo:paragraph-rsid="1406ff1b"/>
    </style:style>
    <style:style style:name="P539" style:family="paragraph" style:parent-style-name="Діалог">
      <style:text-properties officeooo:paragraph-rsid="1408c498"/>
    </style:style>
    <style:style style:name="P540" style:family="paragraph" style:parent-style-name="Діалог">
      <style:text-properties officeooo:paragraph-rsid="140910f6"/>
    </style:style>
    <style:style style:name="P541" style:family="paragraph" style:parent-style-name="Діалог">
      <style:text-properties officeooo:paragraph-rsid="140932b4"/>
    </style:style>
    <style:style style:name="P542" style:family="paragraph" style:parent-style-name="Діалог">
      <style:text-properties officeooo:paragraph-rsid="14096196"/>
    </style:style>
    <style:style style:name="P543" style:family="paragraph" style:parent-style-name="Text_20_body">
      <style:text-properties officeooo:paragraph-rsid="116f5f45"/>
    </style:style>
    <style:style style:name="P544" style:family="paragraph" style:parent-style-name="Text_20_body">
      <style:text-properties fo:font-style="italic"/>
    </style:style>
    <style:style style:name="P545" style:family="paragraph" style:parent-style-name="Text_20_body">
      <style:text-properties officeooo:paragraph-rsid="1171b9c5"/>
    </style:style>
    <style:style style:name="P546" style:family="paragraph" style:parent-style-name="Text_20_body">
      <style:paragraph-properties fo:margin-left="0cm" fo:margin-right="0cm" fo:text-align="center" style:justify-single-word="false" fo:text-indent="0cm" style:auto-text-indent="false"/>
    </style:style>
    <style:style style:name="P547" style:family="paragraph" style:parent-style-name="Text_20_body">
      <style:paragraph-properties fo:margin-left="0cm" fo:margin-right="0cm" fo:text-align="center" style:justify-single-word="false" fo:text-indent="0cm" style:auto-text-indent="false"/>
      <style:text-properties fo:font-style="italic"/>
    </style:style>
    <style:style style:name="T1" style:family="text">
      <style:text-properties officeooo:rsid="0f8cedc3"/>
    </style:style>
    <style:style style:name="T2" style:family="text">
      <style:text-properties officeooo:rsid="058e93b9"/>
    </style:style>
    <style:style style:name="T3" style:family="text">
      <style:text-properties officeooo:rsid="0ffc2e69"/>
    </style:style>
    <style:style style:name="T4" style:family="text">
      <style:text-properties officeooo:rsid="0f8e5ddb"/>
    </style:style>
    <style:style style:name="T5" style:family="text">
      <style:text-properties officeooo:rsid="058ee7af"/>
    </style:style>
    <style:style style:name="T6" style:family="text">
      <style:text-properties officeooo:rsid="05923aea"/>
    </style:style>
    <style:style style:name="T7" style:family="text">
      <style:text-properties style:font-name="Liberation Serif" officeooo:rsid="0f958027"/>
    </style:style>
    <style:style style:name="T8" style:family="text">
      <style:text-properties style:font-name="Liberation Serif" officeooo:rsid="0fc7c331"/>
    </style:style>
    <style:style style:name="T9" style:family="text">
      <style:text-properties officeooo:rsid="1068b0a7"/>
    </style:style>
    <style:style style:name="T10" style:family="text">
      <style:text-properties fo:color="#000000" loext:opacity="100%" style:font-name="Liberation Serif" fo:language="uk" fo:country="UA" fo:font-style="normal" officeooo:rsid="109711e1" style:font-style-asian="normal" style:font-style-complex="normal"/>
    </style:style>
    <style:style style:name="T11" style:family="text">
      <style:text-properties officeooo:rsid="10054990"/>
    </style:style>
    <style:style style:name="T12" style:family="text">
      <style:text-properties officeooo:rsid="0fc68720"/>
    </style:style>
    <style:style style:name="T13" style:family="text">
      <style:text-properties officeooo:rsid="0fc7c331"/>
    </style:style>
    <style:style style:name="T14" style:family="text">
      <style:text-properties officeooo:rsid="0fceec58"/>
    </style:style>
    <style:style style:name="T15" style:family="text">
      <style:text-properties officeooo:rsid="0fc90585"/>
    </style:style>
    <style:style style:name="T16" style:family="text">
      <style:text-properties officeooo:rsid="0fc9e11e"/>
    </style:style>
    <style:style style:name="T17" style:family="text">
      <style:text-properties officeooo:rsid="0fca0b0b"/>
    </style:style>
    <style:style style:name="T18" style:family="text">
      <style:text-properties officeooo:rsid="0fcb6c3c"/>
    </style:style>
    <style:style style:name="T19" style:family="text">
      <style:text-properties officeooo:rsid="0fcd2e69"/>
    </style:style>
    <style:style style:name="T20" style:family="text">
      <style:text-properties officeooo:rsid="0fcf05f6"/>
    </style:style>
    <style:style style:name="T21" style:family="text">
      <style:text-properties officeooo:rsid="0fcff157"/>
    </style:style>
    <style:style style:name="T22" style:family="text">
      <style:text-properties officeooo:rsid="0fd0d397"/>
    </style:style>
    <style:style style:name="T23" style:family="text">
      <style:text-properties officeooo:rsid="0fd1d9ec"/>
    </style:style>
    <style:style style:name="T24" style:family="text">
      <style:text-properties officeooo:rsid="0fd21b7b"/>
    </style:style>
    <style:style style:name="T25" style:family="text">
      <style:text-properties officeooo:rsid="0fd3d473"/>
    </style:style>
    <style:style style:name="T26" style:family="text">
      <style:text-properties officeooo:rsid="0fd41682"/>
    </style:style>
    <style:style style:name="T27" style:family="text">
      <style:text-properties fo:font-style="normal" officeooo:rsid="100ca220" style:font-style-asian="normal" style:font-style-complex="normal"/>
    </style:style>
    <style:style style:name="T28" style:family="text">
      <style:text-properties fo:font-style="normal" officeooo:rsid="0fd0d397" style:font-style-asian="normal" style:font-style-complex="normal"/>
    </style:style>
    <style:style style:name="T29" style:family="text">
      <style:text-properties fo:font-style="normal" style:font-style-asian="normal" style:font-style-complex="normal"/>
    </style:style>
    <style:style style:name="T30" style:family="text">
      <style:text-properties officeooo:rsid="0fd8c229"/>
    </style:style>
    <style:style style:name="T31" style:family="text">
      <style:text-properties officeooo:rsid="0fd82486"/>
    </style:style>
    <style:style style:name="T32" style:family="text">
      <style:text-properties officeooo:rsid="0fdaae52"/>
    </style:style>
    <style:style style:name="T33" style:family="text">
      <style:text-properties officeooo:rsid="0fdca0a3"/>
    </style:style>
    <style:style style:name="T34" style:family="text">
      <style:text-properties officeooo:rsid="0fde162e"/>
    </style:style>
    <style:style style:name="T35" style:family="text">
      <style:text-properties officeooo:rsid="0fdf613c"/>
    </style:style>
    <style:style style:name="T36" style:family="text">
      <style:text-properties officeooo:rsid="0fe0905d"/>
    </style:style>
    <style:style style:name="T37" style:family="text">
      <style:text-properties officeooo:rsid="100ad635"/>
    </style:style>
    <style:style style:name="T38" style:family="text">
      <style:text-properties officeooo:rsid="0fe2568f"/>
    </style:style>
    <style:style style:name="T39" style:family="text">
      <style:text-properties officeooo:rsid="0fe419b3"/>
    </style:style>
    <style:style style:name="T40" style:family="text">
      <style:text-properties fo:font-style="normal" officeooo:rsid="0fd452f6" style:font-style-asian="normal" style:font-style-complex="normal"/>
    </style:style>
    <style:style style:name="T41" style:family="text">
      <style:text-properties officeooo:rsid="0fe52a96"/>
    </style:style>
    <style:style style:name="T42" style:family="text">
      <style:text-properties fo:font-style="normal" officeooo:rsid="0fe5ae09" style:font-style-asian="normal" style:font-style-complex="normal"/>
    </style:style>
    <style:style style:name="T43" style:family="text">
      <style:text-properties fo:font-style="italic" officeooo:rsid="0fe683a0"/>
    </style:style>
    <style:style style:name="T44" style:family="text">
      <style:text-properties fo:font-style="italic"/>
    </style:style>
    <style:style style:name="T45" style:family="text">
      <style:text-properties officeooo:rsid="0fe95fd0"/>
    </style:style>
    <style:style style:name="T46" style:family="text">
      <style:text-properties fo:font-style="normal" officeooo:rsid="0fe95fd0" style:font-style-asian="normal" style:font-style-complex="normal"/>
    </style:style>
    <style:style style:name="T47" style:family="text">
      <style:text-properties officeooo:rsid="0fe9ba02"/>
    </style:style>
    <style:style style:name="T48" style:family="text">
      <style:text-properties officeooo:rsid="0ff3585e"/>
    </style:style>
    <style:style style:name="T49" style:family="text">
      <style:text-properties officeooo:rsid="0ff1c7ca"/>
    </style:style>
    <style:style style:name="T50" style:family="text">
      <style:text-properties officeooo:rsid="10161421"/>
    </style:style>
    <style:style style:name="T51" style:family="text">
      <style:text-properties officeooo:rsid="1001add7"/>
    </style:style>
    <style:style style:name="T52" style:family="text">
      <style:text-properties officeooo:rsid="10038f90"/>
    </style:style>
    <style:style style:name="T53" style:family="text">
      <style:text-properties fo:font-style="italic" officeooo:rsid="10165d48"/>
    </style:style>
    <style:style style:name="T54" style:family="text">
      <style:text-properties fo:font-style="italic" officeooo:rsid="1017ef03"/>
    </style:style>
    <style:style style:name="T55" style:family="text">
      <style:text-properties fo:font-style="italic" officeooo:rsid="10189212"/>
    </style:style>
    <style:style style:name="T56" style:family="text">
      <style:text-properties officeooo:rsid="101aaef1"/>
    </style:style>
    <style:style style:name="T57" style:family="text">
      <style:text-properties officeooo:rsid="101c6909"/>
    </style:style>
    <style:style style:name="T58" style:family="text">
      <style:text-properties officeooo:rsid="101e086d"/>
    </style:style>
    <style:style style:name="T59" style:family="text">
      <style:text-properties officeooo:rsid="101f27a7"/>
    </style:style>
    <style:style style:name="T60" style:family="text">
      <style:text-properties officeooo:rsid="101f641b"/>
    </style:style>
    <style:style style:name="T61" style:family="text">
      <style:text-properties officeooo:rsid="102125c5"/>
    </style:style>
    <style:style style:name="T62" style:family="text">
      <style:text-properties officeooo:rsid="10221297"/>
    </style:style>
    <style:style style:name="T63" style:family="text">
      <style:text-properties officeooo:rsid="10638ccf"/>
    </style:style>
    <style:style style:name="T64" style:family="text">
      <style:text-properties officeooo:rsid="1064a3b6"/>
    </style:style>
    <style:style style:name="T65" style:family="text">
      <style:text-properties officeooo:rsid="1064c0eb"/>
    </style:style>
    <style:style style:name="T66" style:family="text">
      <style:text-properties officeooo:rsid="10666a2d"/>
    </style:style>
    <style:style style:name="T67" style:family="text">
      <style:text-properties officeooo:rsid="1067d610"/>
    </style:style>
    <style:style style:name="T68" style:family="text">
      <style:text-properties fo:font-style="normal" officeooo:rsid="1023f073" style:font-style-asian="normal" style:font-style-complex="normal"/>
    </style:style>
    <style:style style:name="T69" style:family="text">
      <style:text-properties fo:font-style="normal" officeooo:rsid="10248606" style:font-style-asian="normal" style:font-style-complex="normal"/>
    </style:style>
    <style:style style:name="T70" style:family="text">
      <style:text-properties officeooo:rsid="10264b11"/>
    </style:style>
    <style:style style:name="T71" style:family="text">
      <style:text-properties fo:font-style="normal" officeooo:rsid="105fb791" style:font-style-asian="normal" style:font-style-complex="normal"/>
    </style:style>
    <style:style style:name="T72" style:family="text">
      <style:text-properties fo:font-style="normal" officeooo:rsid="10283a06" style:font-style-asian="normal" style:font-style-complex="normal"/>
    </style:style>
    <style:style style:name="T73" style:family="text">
      <style:text-properties officeooo:rsid="10283a06"/>
    </style:style>
    <style:style style:name="T74" style:family="text">
      <style:text-properties fo:font-style="normal" officeooo:rsid="1028b49d" style:font-style-asian="normal" style:font-style-complex="normal"/>
    </style:style>
    <style:style style:name="T75" style:family="text">
      <style:text-properties officeooo:rsid="1028b49d"/>
    </style:style>
    <style:style style:name="T76" style:family="text">
      <style:text-properties officeooo:rsid="1029bb78"/>
    </style:style>
    <style:style style:name="T77" style:family="text">
      <style:text-properties officeooo:rsid="102a1e87"/>
    </style:style>
    <style:style style:name="T78" style:family="text">
      <style:text-properties officeooo:rsid="102b6e88"/>
    </style:style>
    <style:style style:name="T79" style:family="text">
      <style:text-properties fo:font-style="normal" officeooo:rsid="102a1e87" style:font-style-asian="normal" style:font-style-complex="normal"/>
    </style:style>
    <style:style style:name="T80" style:family="text">
      <style:text-properties officeooo:rsid="0fd452f6"/>
    </style:style>
    <style:style style:name="T81" style:family="text">
      <style:text-properties officeooo:rsid="1022afd9"/>
    </style:style>
    <style:style style:name="T82" style:family="text">
      <style:text-properties officeooo:rsid="1060da5d"/>
    </style:style>
    <style:style style:name="T83" style:family="text">
      <style:text-properties officeooo:rsid="1069014a"/>
    </style:style>
    <style:style style:name="T84" style:family="text">
      <style:text-properties officeooo:rsid="106a1b62"/>
    </style:style>
    <style:style style:name="T85" style:family="text">
      <style:text-properties officeooo:rsid="106bccda"/>
    </style:style>
    <style:style style:name="T86" style:family="text">
      <style:text-properties officeooo:rsid="106d82a5"/>
    </style:style>
    <style:style style:name="T87" style:family="text">
      <style:text-properties officeooo:rsid="106f458f"/>
    </style:style>
    <style:style style:name="T88" style:family="text">
      <style:text-properties officeooo:rsid="106f9174"/>
    </style:style>
    <style:style style:name="T89" style:family="text">
      <style:text-properties officeooo:rsid="106fe2de"/>
    </style:style>
    <style:style style:name="T90" style:family="text">
      <style:text-properties officeooo:rsid="10704af0"/>
    </style:style>
    <style:style style:name="T91" style:family="text">
      <style:text-properties officeooo:rsid="1070f55e"/>
    </style:style>
    <style:style style:name="T92" style:family="text">
      <style:text-properties officeooo:rsid="10713abd"/>
    </style:style>
    <style:style style:name="T93" style:family="text">
      <style:text-properties officeooo:rsid="10728c64"/>
    </style:style>
    <style:style style:name="T94" style:family="text">
      <style:text-properties officeooo:rsid="10732760"/>
    </style:style>
    <style:style style:name="T95" style:family="text">
      <style:text-properties officeooo:rsid="10741de8"/>
    </style:style>
    <style:style style:name="T96" style:family="text">
      <style:text-properties officeooo:rsid="00d1d20c"/>
    </style:style>
    <style:style style:name="T97" style:family="text">
      <style:text-properties officeooo:rsid="10745907"/>
    </style:style>
    <style:style style:name="T98" style:family="text">
      <style:text-properties officeooo:rsid="1076b97c"/>
    </style:style>
    <style:style style:name="T99" style:family="text">
      <style:text-properties officeooo:rsid="11d49117"/>
    </style:style>
    <style:style style:name="T100" style:family="text">
      <style:text-properties officeooo:rsid="1078f336"/>
    </style:style>
    <style:style style:name="T101" style:family="text">
      <style:text-properties officeooo:rsid="1079654c"/>
    </style:style>
    <style:style style:name="T102" style:family="text">
      <style:text-properties officeooo:rsid="107b0cd0"/>
    </style:style>
    <style:style style:name="T103" style:family="text">
      <style:text-properties officeooo:rsid="107bdf07"/>
    </style:style>
    <style:style style:name="T104" style:family="text">
      <style:text-properties style:font-name="Liberation Serif" officeooo:rsid="00b6b86f"/>
    </style:style>
    <style:style style:name="T105" style:family="text">
      <style:text-properties style:font-name="Liberation Serif" officeooo:rsid="107ebbe6"/>
    </style:style>
    <style:style style:name="T106" style:family="text">
      <style:text-properties officeooo:rsid="107f8adc"/>
    </style:style>
    <style:style style:name="T107" style:family="text">
      <style:text-properties officeooo:rsid="108030b6"/>
    </style:style>
    <style:style style:name="T108" style:family="text">
      <style:text-properties officeooo:rsid="108285be"/>
    </style:style>
    <style:style style:name="T109" style:family="text">
      <style:text-properties officeooo:rsid="1083e05e"/>
    </style:style>
    <style:style style:name="T110" style:family="text">
      <style:text-properties officeooo:rsid="1084ac37"/>
    </style:style>
    <style:style style:name="T111" style:family="text">
      <style:text-properties officeooo:rsid="1084e702"/>
    </style:style>
    <style:style style:name="T112" style:family="text">
      <style:text-properties officeooo:rsid="108680a5"/>
    </style:style>
    <style:style style:name="T113" style:family="text">
      <style:text-properties officeooo:rsid="1089a6e0"/>
    </style:style>
    <style:style style:name="T114" style:family="text">
      <style:text-properties officeooo:rsid="102e1818"/>
    </style:style>
    <style:style style:name="T115" style:family="text">
      <style:text-properties officeooo:rsid="108b6a2a"/>
    </style:style>
    <style:style style:name="T116" style:family="text">
      <style:text-properties officeooo:rsid="108ce736"/>
    </style:style>
    <style:style style:name="T117" style:family="text">
      <style:text-properties officeooo:rsid="108d7cf4"/>
    </style:style>
    <style:style style:name="T118" style:family="text">
      <style:text-properties style:font-name="Liberation Serif" officeooo:rsid="108d7cf4"/>
    </style:style>
    <style:style style:name="T119" style:family="text">
      <style:text-properties style:font-name="Liberation Serif" officeooo:rsid="10902f0d"/>
    </style:style>
    <style:style style:name="T120" style:family="text">
      <style:text-properties style:font-name="Liberation Serif" fo:font-style="italic" officeooo:rsid="10902f0d" style:font-style-asian="italic" style:font-style-complex="italic"/>
    </style:style>
    <style:style style:name="T121" style:family="text">
      <style:text-properties officeooo:rsid="10902f0d"/>
    </style:style>
    <style:style style:name="T122" style:family="text">
      <style:text-properties style:font-name="Liberation Serif" officeooo:rsid="10906132"/>
    </style:style>
    <style:style style:name="T123" style:family="text">
      <style:text-properties style:font-name="Liberation Serif" officeooo:rsid="109200e8"/>
    </style:style>
    <style:style style:name="T124" style:family="text">
      <style:text-properties officeooo:rsid="10ceebee"/>
    </style:style>
    <style:style style:name="T125" style:family="text">
      <style:text-properties style:font-name="Liberation Serif" officeooo:rsid="1093bf86"/>
    </style:style>
    <style:style style:name="T126" style:family="text">
      <style:text-properties style:font-name="Liberation Serif" officeooo:rsid="00d4f36f"/>
    </style:style>
    <style:style style:name="T127" style:family="text">
      <style:text-properties style:font-name="Liberation Serif" officeooo:rsid="1095367c"/>
    </style:style>
    <style:style style:name="T128" style:family="text">
      <style:text-properties style:font-name="Liberation Serif" fo:font-style="italic" officeooo:rsid="1095367c" style:font-style-asian="italic" style:font-style-complex="italic"/>
    </style:style>
    <style:style style:name="T129" style:family="text">
      <style:text-properties style:font-name="Liberation Serif" officeooo:rsid="1096ca37"/>
    </style:style>
    <style:style style:name="T130" style:family="text">
      <style:text-properties style:font-name="Liberation Serif" officeooo:rsid="109711e1"/>
    </style:style>
    <style:style style:name="T131" style:family="text">
      <style:text-properties style:font-name="Liberation Serif" officeooo:rsid="1099b01e"/>
    </style:style>
    <style:style style:name="T132" style:family="text">
      <style:text-properties officeooo:rsid="109aa99e"/>
    </style:style>
    <style:style style:name="T133" style:family="text">
      <style:text-properties officeooo:rsid="109af7b3"/>
    </style:style>
    <style:style style:name="T134" style:family="text">
      <style:text-properties style:font-name="Liberation Serif" officeooo:rsid="109bc99e"/>
    </style:style>
    <style:style style:name="T135" style:family="text">
      <style:text-properties style:font-name="Liberation Serif" officeooo:rsid="109dade8"/>
    </style:style>
    <style:style style:name="T136" style:family="text">
      <style:text-properties style:font-name="Liberation Serif" officeooo:rsid="109e38bc"/>
    </style:style>
    <style:style style:name="T137" style:family="text">
      <style:text-properties officeooo:rsid="109e38bc"/>
    </style:style>
    <style:style style:name="T138" style:family="text">
      <style:text-properties style:font-name="Liberation Serif" officeooo:rsid="10a1db00"/>
    </style:style>
    <style:style style:name="T139" style:family="text">
      <style:text-properties officeooo:rsid="10a2f7b5"/>
    </style:style>
    <style:style style:name="T140" style:family="text">
      <style:text-properties style:font-name="Liberation Serif" officeooo:rsid="10a372d4"/>
    </style:style>
    <style:style style:name="T141" style:family="text">
      <style:text-properties officeooo:rsid="10a372d4"/>
    </style:style>
    <style:style style:name="T142" style:family="text">
      <style:text-properties style:font-name="Liberation Serif" officeooo:rsid="10a59bb2"/>
    </style:style>
    <style:style style:name="T143" style:family="text">
      <style:text-properties style:font-name="Liberation Serif" officeooo:rsid="10a6c7f8"/>
    </style:style>
    <style:style style:name="T144" style:family="text">
      <style:text-properties style:font-name="Liberation Serif" officeooo:rsid="10a7be37"/>
    </style:style>
    <style:style style:name="T145" style:family="text">
      <style:text-properties officeooo:rsid="10a7be37"/>
    </style:style>
    <style:style style:name="T146" style:family="text">
      <style:text-properties style:font-name="Liberation Serif" officeooo:rsid="10a83511"/>
    </style:style>
    <style:style style:name="T147" style:family="text">
      <style:text-properties style:font-name="Liberation Serif" officeooo:rsid="10a8bddc"/>
    </style:style>
    <style:style style:name="T148" style:family="text">
      <style:text-properties officeooo:rsid="10a96f0c"/>
    </style:style>
    <style:style style:name="T149" style:family="text">
      <style:text-properties officeooo:rsid="10aa2ef6"/>
    </style:style>
    <style:style style:name="T150" style:family="text">
      <style:text-properties officeooo:rsid="10abc2f2"/>
    </style:style>
    <style:style style:name="T151" style:family="text">
      <style:text-properties officeooo:rsid="10ac346c"/>
    </style:style>
    <style:style style:name="T152" style:family="text">
      <style:text-properties officeooo:rsid="10adb5b7"/>
    </style:style>
    <style:style style:name="T153" style:family="text">
      <style:text-properties officeooo:rsid="10adff7d"/>
    </style:style>
    <style:style style:name="T154" style:family="text">
      <style:text-properties officeooo:rsid="10af0eff"/>
    </style:style>
    <style:style style:name="T155" style:family="text">
      <style:text-properties officeooo:rsid="10aff19a"/>
    </style:style>
    <style:style style:name="T156" style:family="text">
      <style:text-properties officeooo:rsid="10b16b94"/>
    </style:style>
    <style:style style:name="T157" style:family="text">
      <style:text-properties officeooo:rsid="10b17351"/>
    </style:style>
    <style:style style:name="T158" style:family="text">
      <style:text-properties officeooo:rsid="10b360d8"/>
    </style:style>
    <style:style style:name="T159" style:family="text">
      <style:text-properties officeooo:rsid="10b497bf"/>
    </style:style>
    <style:style style:name="T160" style:family="text">
      <style:text-properties officeooo:rsid="10d1c7a9"/>
    </style:style>
    <style:style style:name="T161" style:family="text">
      <style:text-properties style:font-name="Liberation Serif" officeooo:rsid="10b4dcdd"/>
    </style:style>
    <style:style style:name="T162" style:family="text">
      <style:text-properties style:font-name="Liberation Serif" officeooo:rsid="10b5f9c8"/>
    </style:style>
    <style:style style:name="T163" style:family="text">
      <style:text-properties officeooo:rsid="10b5f9c8"/>
    </style:style>
    <style:style style:name="T164" style:family="text">
      <style:text-properties officeooo:rsid="10b672d2"/>
    </style:style>
    <style:style style:name="T165" style:family="text">
      <style:text-properties officeooo:rsid="10b81a47"/>
    </style:style>
    <style:style style:name="T166" style:family="text">
      <style:text-properties officeooo:rsid="102e8103"/>
    </style:style>
    <style:style style:name="T167" style:family="text">
      <style:text-properties officeooo:rsid="10b98e20"/>
    </style:style>
    <style:style style:name="T168" style:family="text">
      <style:text-properties officeooo:rsid="10d360f3"/>
    </style:style>
    <style:style style:name="T169" style:family="text">
      <style:text-properties officeooo:rsid="10329243"/>
    </style:style>
    <style:style style:name="T170" style:family="text">
      <style:text-properties officeooo:rsid="10e79fb8"/>
    </style:style>
    <style:style style:name="T171" style:family="text">
      <style:text-properties officeooo:rsid="10baf774"/>
    </style:style>
    <style:style style:name="T172" style:family="text">
      <style:text-properties officeooo:rsid="10bcd432"/>
    </style:style>
    <style:style style:name="T173" style:family="text">
      <style:text-properties officeooo:rsid="10bd5ac1"/>
    </style:style>
    <style:style style:name="T174" style:family="text">
      <style:text-properties fo:color="#000000" loext:opacity="100%" style:font-name="Liberation Serif" fo:language="uk" fo:country="UA" fo:font-style="normal" officeooo:rsid="00d717e2" style:font-style-asian="normal" style:font-style-complex="normal"/>
    </style:style>
    <style:style style:name="T175" style:family="text">
      <style:text-properties fo:color="#000000" loext:opacity="100%" style:font-name="Liberation Serif" fo:language="uk" fo:country="UA" fo:font-style="normal" officeooo:rsid="10bd5ac1" style:font-style-asian="normal" style:font-style-complex="normal"/>
    </style:style>
    <style:style style:name="T176" style:family="text">
      <style:text-properties officeooo:rsid="10be0875"/>
    </style:style>
    <style:style style:name="T177" style:family="text">
      <style:text-properties officeooo:rsid="10be800b"/>
    </style:style>
    <style:style style:name="T178" style:family="text">
      <style:text-properties officeooo:rsid="10c0d023"/>
    </style:style>
    <style:style style:name="T179" style:family="text">
      <style:text-properties officeooo:rsid="10bfcae3"/>
    </style:style>
    <style:style style:name="T180" style:family="text">
      <style:text-properties officeooo:rsid="10c11056"/>
    </style:style>
    <style:style style:name="T181" style:family="text">
      <style:text-properties officeooo:rsid="10c26892"/>
    </style:style>
    <style:style style:name="T182" style:family="text">
      <style:text-properties officeooo:rsid="10c55852"/>
    </style:style>
    <style:style style:name="T183" style:family="text">
      <style:text-properties officeooo:rsid="10c6ca7c"/>
    </style:style>
    <style:style style:name="T184" style:family="text">
      <style:text-properties officeooo:rsid="10c7d4ae"/>
    </style:style>
    <style:style style:name="T185" style:family="text">
      <style:text-properties officeooo:rsid="10c82707"/>
    </style:style>
    <style:style style:name="T186" style:family="text">
      <style:text-properties officeooo:rsid="10c8fc10"/>
    </style:style>
    <style:style style:name="T187" style:family="text">
      <style:text-properties officeooo:rsid="10c9d725"/>
    </style:style>
    <style:style style:name="T188" style:family="text">
      <style:text-properties officeooo:rsid="1171dcec"/>
    </style:style>
    <style:style style:name="T189" style:family="text">
      <style:text-properties officeooo:rsid="11727ebc"/>
    </style:style>
    <style:style style:name="T190" style:family="text">
      <style:text-properties style:font-name="Liberation Serif" officeooo:rsid="1173d46d"/>
    </style:style>
    <style:style style:name="T191" style:family="text">
      <style:text-properties officeooo:rsid="1173d46d"/>
    </style:style>
    <style:style style:name="T192" style:family="text">
      <style:text-properties officeooo:rsid="11752aa0"/>
    </style:style>
    <style:style style:name="T193" style:family="text">
      <style:text-properties officeooo:rsid="11753023"/>
    </style:style>
    <style:style style:name="T194" style:family="text">
      <style:text-properties officeooo:rsid="11772bd2"/>
    </style:style>
    <style:style style:name="T195" style:family="text">
      <style:text-properties officeooo:rsid="1177ed6d"/>
    </style:style>
    <style:style style:name="T196" style:family="text">
      <style:text-properties officeooo:rsid="11799f47"/>
    </style:style>
    <style:style style:name="T197" style:family="text">
      <style:text-properties officeooo:rsid="117b3491"/>
    </style:style>
    <style:style style:name="T198" style:family="text">
      <style:text-properties officeooo:rsid="1179f48a"/>
    </style:style>
    <style:style style:name="T199" style:family="text">
      <style:text-properties officeooo:rsid="117cbbfb"/>
    </style:style>
    <style:style style:name="T200" style:family="text">
      <style:text-properties officeooo:rsid="117e3374"/>
    </style:style>
    <style:style style:name="T201" style:family="text">
      <style:text-properties officeooo:rsid="117e4d20"/>
    </style:style>
    <style:style style:name="T202" style:family="text">
      <style:text-properties officeooo:rsid="11800dfe"/>
    </style:style>
    <style:style style:name="T203" style:family="text">
      <style:text-properties officeooo:rsid="11811a3d"/>
    </style:style>
    <style:style style:name="T204" style:family="text">
      <style:text-properties officeooo:rsid="11859d6c"/>
    </style:style>
    <style:style style:name="T205" style:family="text">
      <style:text-properties officeooo:rsid="1185c644"/>
    </style:style>
    <style:style style:name="T206" style:family="text">
      <style:text-properties officeooo:rsid="1186114e"/>
    </style:style>
    <style:style style:name="T207" style:family="text">
      <style:text-properties officeooo:rsid="11875d00"/>
    </style:style>
    <style:style style:name="T208" style:family="text">
      <style:text-properties officeooo:rsid="118953b4"/>
    </style:style>
    <style:style style:name="T209" style:family="text">
      <style:text-properties officeooo:rsid="118a5bd6"/>
    </style:style>
    <style:style style:name="T210" style:family="text">
      <style:text-properties officeooo:rsid="118a8b38"/>
    </style:style>
    <style:style style:name="T211" style:family="text">
      <style:text-properties officeooo:rsid="118bbf61"/>
    </style:style>
    <style:style style:name="T212" style:family="text">
      <style:text-properties officeooo:rsid="118d23d8"/>
    </style:style>
    <style:style style:name="T213" style:family="text">
      <style:text-properties officeooo:rsid="118d9a12"/>
    </style:style>
    <style:style style:name="T214" style:family="text">
      <style:text-properties officeooo:rsid="118da1d3"/>
    </style:style>
    <style:style style:name="T215" style:family="text">
      <style:text-properties officeooo:rsid="118e8820"/>
    </style:style>
    <style:style style:name="T216" style:family="text">
      <style:text-properties officeooo:rsid="11901b82"/>
    </style:style>
    <style:style style:name="T217" style:family="text">
      <style:text-properties officeooo:rsid="11917c00"/>
    </style:style>
    <style:style style:name="T218" style:family="text">
      <style:text-properties officeooo:rsid="1191f00e"/>
    </style:style>
    <style:style style:name="T219" style:family="text">
      <style:text-properties officeooo:rsid="1193a3fe"/>
    </style:style>
    <style:style style:name="T220" style:family="text">
      <style:text-properties officeooo:rsid="1194ab00"/>
    </style:style>
    <style:style style:name="T221" style:family="text">
      <style:text-properties officeooo:rsid="11963cfb"/>
    </style:style>
    <style:style style:name="T222" style:family="text">
      <style:text-properties officeooo:rsid="11980cbf"/>
    </style:style>
    <style:style style:name="T223" style:family="text">
      <style:text-properties officeooo:rsid="1199092b"/>
    </style:style>
    <style:style style:name="T224" style:family="text">
      <style:text-properties officeooo:rsid="119af78a"/>
    </style:style>
    <style:style style:name="T225" style:family="text">
      <style:text-properties officeooo:rsid="119c3482"/>
    </style:style>
    <style:style style:name="T226" style:family="text">
      <style:text-properties officeooo:rsid="119cd4b8"/>
    </style:style>
    <style:style style:name="T227" style:family="text">
      <style:text-properties officeooo:rsid="119e830b"/>
    </style:style>
    <style:style style:name="T228" style:family="text">
      <style:text-properties officeooo:rsid="119f78a9"/>
    </style:style>
    <style:style style:name="T229" style:family="text">
      <style:text-properties officeooo:rsid="11a0d91b"/>
    </style:style>
    <style:style style:name="T230" style:family="text">
      <style:text-properties officeooo:rsid="11a13c5e"/>
    </style:style>
    <style:style style:name="T231" style:family="text">
      <style:text-properties fo:font-style="italic" style:text-underline-style="none" officeooo:rsid="11a13c5e" style:font-style-asian="italic" style:font-style-complex="italic"/>
    </style:style>
    <style:style style:name="T232" style:family="text">
      <style:text-properties officeooo:rsid="11a199da"/>
    </style:style>
    <style:style style:name="T233" style:family="text">
      <style:text-properties officeooo:rsid="11a1b458"/>
    </style:style>
    <style:style style:name="T234" style:family="text">
      <style:text-properties officeooo:rsid="11a39d5d"/>
    </style:style>
    <style:style style:name="T235" style:family="text">
      <style:text-properties officeooo:rsid="11a4610e"/>
    </style:style>
    <style:style style:name="T236" style:family="text">
      <style:text-properties officeooo:rsid="11a4cd8b"/>
    </style:style>
    <style:style style:name="T237" style:family="text">
      <style:text-properties officeooo:rsid="11a5d1ef"/>
    </style:style>
    <style:style style:name="T238" style:family="text">
      <style:text-properties officeooo:rsid="11a6530e"/>
    </style:style>
    <style:style style:name="T239" style:family="text">
      <style:text-properties officeooo:rsid="11a8b16a"/>
    </style:style>
    <style:style style:name="T240" style:family="text">
      <style:text-properties officeooo:rsid="11a7386c"/>
    </style:style>
    <style:style style:name="T241" style:family="text">
      <style:text-properties fo:font-style="italic" officeooo:rsid="11a7386c" style:font-style-asian="italic" style:font-style-complex="italic"/>
    </style:style>
    <style:style style:name="T242" style:family="text">
      <style:text-properties fo:font-style="normal" officeooo:rsid="11a7386c" style:font-style-asian="normal" style:font-style-complex="normal"/>
    </style:style>
    <style:style style:name="T243" style:family="text">
      <style:text-properties officeooo:rsid="11a8ccc4"/>
    </style:style>
    <style:style style:name="T244" style:family="text">
      <style:text-properties officeooo:rsid="11a8d43f"/>
    </style:style>
    <style:style style:name="T245" style:family="text">
      <style:text-properties officeooo:rsid="11a9f3a2"/>
    </style:style>
    <style:style style:name="T246" style:family="text">
      <style:text-properties officeooo:rsid="133e5b72"/>
    </style:style>
    <style:style style:name="T247" style:family="text">
      <style:text-properties officeooo:rsid="11afde3d"/>
    </style:style>
    <style:style style:name="T248" style:family="text">
      <style:text-properties officeooo:rsid="11b11dda"/>
    </style:style>
    <style:style style:name="T249" style:family="text">
      <style:text-properties officeooo:rsid="11b324be"/>
    </style:style>
    <style:style style:name="T250" style:family="text">
      <style:text-properties fo:font-style="italic" officeooo:rsid="11b324be" style:font-style-asian="italic" style:font-style-complex="italic"/>
    </style:style>
    <style:style style:name="T251" style:family="text">
      <style:text-properties fo:font-style="italic" officeooo:rsid="11b4d5e7"/>
    </style:style>
    <style:style style:name="T252" style:family="text">
      <style:text-properties fo:font-style="italic" officeooo:rsid="11b4f6f8"/>
    </style:style>
    <style:style style:name="T253" style:family="text">
      <style:text-properties officeooo:rsid="11b4f6f8"/>
    </style:style>
    <style:style style:name="T254" style:family="text">
      <style:text-properties officeooo:rsid="11b54a90"/>
    </style:style>
    <style:style style:name="T255" style:family="text">
      <style:text-properties officeooo:rsid="11b6a525"/>
    </style:style>
    <style:style style:name="T256" style:family="text">
      <style:text-properties officeooo:rsid="11b81593"/>
    </style:style>
    <style:style style:name="T257" style:family="text">
      <style:text-properties officeooo:rsid="11c1d663"/>
    </style:style>
    <style:style style:name="T258" style:family="text">
      <style:text-properties officeooo:rsid="11c2db2a"/>
    </style:style>
    <style:style style:name="T259" style:family="text">
      <style:text-properties officeooo:rsid="11c4424e"/>
    </style:style>
    <style:style style:name="T260" style:family="text">
      <style:text-properties officeooo:rsid="11c57e5a"/>
    </style:style>
    <style:style style:name="T261" style:family="text">
      <style:text-properties officeooo:rsid="11c644d5"/>
    </style:style>
    <style:style style:name="T262" style:family="text">
      <style:text-properties officeooo:rsid="11c7a1da"/>
    </style:style>
    <style:style style:name="T263" style:family="text">
      <style:text-properties officeooo:rsid="11c7b381"/>
    </style:style>
    <style:style style:name="T264" style:family="text">
      <style:text-properties officeooo:rsid="11c92675"/>
    </style:style>
    <style:style style:name="T265" style:family="text">
      <style:text-properties officeooo:rsid="11c99bae"/>
    </style:style>
    <style:style style:name="T266" style:family="text">
      <style:text-properties officeooo:rsid="11ca380b"/>
    </style:style>
    <style:style style:name="T267" style:family="text">
      <style:text-properties officeooo:rsid="11cafc1b"/>
    </style:style>
    <style:style style:name="T268" style:family="text">
      <style:text-properties officeooo:rsid="11cb1bc9"/>
    </style:style>
    <style:style style:name="T269" style:family="text">
      <style:text-properties officeooo:rsid="11cc083a"/>
    </style:style>
    <style:style style:name="T270" style:family="text">
      <style:text-properties officeooo:rsid="11cdc17d"/>
    </style:style>
    <style:style style:name="T271" style:family="text">
      <style:text-properties officeooo:rsid="11cfa89a"/>
    </style:style>
    <style:style style:name="T272" style:family="text">
      <style:text-properties officeooo:rsid="11d15136"/>
    </style:style>
    <style:style style:name="T273" style:family="text">
      <style:text-properties officeooo:rsid="11d1c385"/>
    </style:style>
    <style:style style:name="T274" style:family="text">
      <style:text-properties officeooo:rsid="11d353fd"/>
    </style:style>
    <style:style style:name="T275" style:family="text">
      <style:text-properties officeooo:rsid="11d4229a"/>
    </style:style>
    <style:style style:name="T276" style:family="text">
      <style:text-properties officeooo:rsid="11d4f183"/>
    </style:style>
    <style:style style:name="T277" style:family="text">
      <style:text-properties officeooo:rsid="11d4f333"/>
    </style:style>
    <style:style style:name="T278" style:family="text">
      <style:text-properties officeooo:rsid="11d54d4f"/>
    </style:style>
    <style:style style:name="T279" style:family="text">
      <style:text-properties officeooo:rsid="11d71aa2"/>
    </style:style>
    <style:style style:name="T280" style:family="text">
      <style:text-properties fo:font-style="italic" officeooo:rsid="11d91685"/>
    </style:style>
    <style:style style:name="T281" style:family="text">
      <style:text-properties officeooo:rsid="11daeb57"/>
    </style:style>
    <style:style style:name="T282" style:family="text">
      <style:text-properties officeooo:rsid="11b9b498"/>
    </style:style>
    <style:style style:name="T283" style:family="text">
      <style:text-properties officeooo:rsid="11dc3d09"/>
    </style:style>
    <style:style style:name="T284" style:family="text">
      <style:text-properties officeooo:rsid="10372640"/>
    </style:style>
    <style:style style:name="T285" style:family="text">
      <style:text-properties officeooo:rsid="11bb5de5"/>
    </style:style>
    <style:style style:name="T286" style:family="text">
      <style:text-properties officeooo:rsid="11ee9c9d"/>
    </style:style>
    <style:style style:name="T287" style:family="text">
      <style:text-properties officeooo:rsid="11f0739e"/>
    </style:style>
    <style:style style:name="T288" style:family="text">
      <style:text-properties officeooo:rsid="11f1ea8a"/>
    </style:style>
    <style:style style:name="T289" style:family="text">
      <style:text-properties officeooo:rsid="11f58844"/>
    </style:style>
    <style:style style:name="T290" style:family="text">
      <style:text-properties officeooo:rsid="11f38e84"/>
    </style:style>
    <style:style style:name="T291" style:family="text">
      <style:text-properties officeooo:rsid="11f3a5c1"/>
    </style:style>
    <style:style style:name="T292" style:family="text">
      <style:text-properties officeooo:rsid="11f7abea"/>
    </style:style>
    <style:style style:name="T293" style:family="text">
      <style:text-properties officeooo:rsid="11f7f2b9"/>
    </style:style>
    <style:style style:name="T294" style:family="text">
      <style:text-properties officeooo:rsid="11f88944"/>
    </style:style>
    <style:style style:name="T295" style:family="text">
      <style:text-properties officeooo:rsid="11f8b7f5"/>
    </style:style>
    <style:style style:name="T296" style:family="text">
      <style:text-properties officeooo:rsid="11fa07b3"/>
    </style:style>
    <style:style style:name="T297" style:family="text">
      <style:text-properties officeooo:rsid="11fc73ba"/>
    </style:style>
    <style:style style:name="T298" style:family="text">
      <style:text-properties officeooo:rsid="11fd304e"/>
    </style:style>
    <style:style style:name="T299" style:family="text">
      <style:text-properties officeooo:rsid="11fe8d6a"/>
    </style:style>
    <style:style style:name="T300" style:family="text">
      <style:text-properties officeooo:rsid="11fe9a35"/>
    </style:style>
    <style:style style:name="T301" style:family="text">
      <style:text-properties officeooo:rsid="12008b80"/>
    </style:style>
    <style:style style:name="T302" style:family="text">
      <style:text-properties officeooo:rsid="1201e479"/>
    </style:style>
    <style:style style:name="T303" style:family="text">
      <style:text-properties officeooo:rsid="12023c5b"/>
    </style:style>
    <style:style style:name="T304" style:family="text">
      <style:text-properties officeooo:rsid="1203921e"/>
    </style:style>
    <style:style style:name="T305" style:family="text">
      <style:text-properties officeooo:rsid="12043fb9"/>
    </style:style>
    <style:style style:name="T306" style:family="text">
      <style:text-properties officeooo:rsid="1204702f"/>
    </style:style>
    <style:style style:name="T307" style:family="text">
      <style:text-properties officeooo:rsid="1205e08c"/>
    </style:style>
    <style:style style:name="T308" style:family="text">
      <style:text-properties officeooo:rsid="13295049"/>
    </style:style>
    <style:style style:name="T309" style:family="text">
      <style:text-properties officeooo:rsid="12063019"/>
    </style:style>
    <style:style style:name="T310" style:family="text">
      <style:text-properties officeooo:rsid="1208af9f"/>
    </style:style>
    <style:style style:name="T311" style:family="text">
      <style:text-properties officeooo:rsid="1209ad62"/>
    </style:style>
    <style:style style:name="T312" style:family="text">
      <style:text-properties officeooo:rsid="120a6297"/>
    </style:style>
    <style:style style:name="T313" style:family="text">
      <style:text-properties fo:font-style="italic" officeooo:rsid="120a6297" style:font-style-asian="italic" style:font-style-complex="italic"/>
    </style:style>
    <style:style style:name="T314" style:family="text">
      <style:text-properties officeooo:rsid="120b5b6d"/>
    </style:style>
    <style:style style:name="T315" style:family="text">
      <style:text-properties officeooo:rsid="12103888"/>
    </style:style>
    <style:style style:name="T316" style:family="text">
      <style:text-properties officeooo:rsid="12116c99"/>
    </style:style>
    <style:style style:name="T317" style:family="text">
      <style:text-properties officeooo:rsid="10ed5e54"/>
    </style:style>
    <style:style style:name="T318" style:family="text">
      <style:text-properties officeooo:rsid="12134eac"/>
    </style:style>
    <style:style style:name="T319" style:family="text">
      <style:text-properties officeooo:rsid="12148e7d"/>
    </style:style>
    <style:style style:name="T320" style:family="text">
      <style:text-properties officeooo:rsid="12150cf5"/>
    </style:style>
    <style:style style:name="T321" style:family="text">
      <style:text-properties officeooo:rsid="1215e24c"/>
    </style:style>
    <style:style style:name="T322" style:family="text">
      <style:text-properties officeooo:rsid="1216effe"/>
    </style:style>
    <style:style style:name="T323" style:family="text">
      <style:text-properties officeooo:rsid="1218b902"/>
    </style:style>
    <style:style style:name="T324" style:family="text">
      <style:text-properties officeooo:rsid="12194d61"/>
    </style:style>
    <style:style style:name="T325" style:family="text">
      <style:text-properties officeooo:rsid="121ad99f"/>
    </style:style>
    <style:style style:name="T326" style:family="text">
      <style:text-properties officeooo:rsid="121ca21a"/>
    </style:style>
    <style:style style:name="T327" style:family="text">
      <style:text-properties officeooo:rsid="121da6d9"/>
    </style:style>
    <style:style style:name="T328" style:family="text">
      <style:text-properties officeooo:rsid="1221eaac"/>
    </style:style>
    <style:style style:name="T329" style:family="text">
      <style:text-properties officeooo:rsid="1222e55c"/>
    </style:style>
    <style:style style:name="T330" style:family="text">
      <style:text-properties officeooo:rsid="12230d73"/>
    </style:style>
    <style:style style:name="T331" style:family="text">
      <style:text-properties officeooo:rsid="1224c654"/>
    </style:style>
    <style:style style:name="T332" style:family="text">
      <style:text-properties officeooo:rsid="1225e83c"/>
    </style:style>
    <style:style style:name="T333" style:family="text">
      <style:text-properties officeooo:rsid="1227e3aa"/>
    </style:style>
    <style:style style:name="T334" style:family="text">
      <style:text-properties officeooo:rsid="12293104"/>
    </style:style>
    <style:style style:name="T335" style:family="text">
      <style:text-properties officeooo:rsid="122936ef"/>
    </style:style>
    <style:style style:name="T336" style:family="text">
      <style:text-properties officeooo:rsid="122997d3"/>
    </style:style>
    <style:style style:name="T337" style:family="text">
      <style:text-properties officeooo:rsid="1229f95a"/>
    </style:style>
    <style:style style:name="T338" style:family="text">
      <style:text-properties officeooo:rsid="122ba983"/>
    </style:style>
    <style:style style:name="T339" style:family="text">
      <style:text-properties officeooo:rsid="122bfa1f"/>
    </style:style>
    <style:style style:name="T340" style:family="text">
      <style:text-properties officeooo:rsid="122d4ed5"/>
    </style:style>
    <style:style style:name="T341" style:family="text">
      <style:text-properties officeooo:rsid="122dc46a"/>
    </style:style>
    <style:style style:name="T342" style:family="text">
      <style:text-properties officeooo:rsid="122f6814"/>
    </style:style>
    <style:style style:name="T343" style:family="text">
      <style:text-properties officeooo:rsid="123144a2"/>
    </style:style>
    <style:style style:name="T344" style:family="text">
      <style:text-properties officeooo:rsid="12348ac8"/>
    </style:style>
    <style:style style:name="T345" style:family="text">
      <style:text-properties officeooo:rsid="1234e4b8"/>
    </style:style>
    <style:style style:name="T346" style:family="text">
      <style:text-properties officeooo:rsid="12362f60"/>
    </style:style>
    <style:style style:name="T347" style:family="text">
      <style:text-properties officeooo:rsid="1236be0f"/>
    </style:style>
    <style:style style:name="T348" style:family="text">
      <style:text-properties officeooo:rsid="12386bc7"/>
    </style:style>
    <style:style style:name="T349" style:family="text">
      <style:text-properties officeooo:rsid="123a5444"/>
    </style:style>
    <style:style style:name="T350" style:family="text">
      <style:text-properties officeooo:rsid="123b6a3f"/>
    </style:style>
    <style:style style:name="T351" style:family="text">
      <style:text-properties officeooo:rsid="123c8523"/>
    </style:style>
    <style:style style:name="T352" style:family="text">
      <style:text-properties officeooo:rsid="123d2a81"/>
    </style:style>
    <style:style style:name="T353" style:family="text">
      <style:text-properties officeooo:rsid="123ecf16"/>
    </style:style>
    <style:style style:name="T354" style:family="text">
      <style:text-properties officeooo:rsid="12403b01"/>
    </style:style>
    <style:style style:name="T355" style:family="text">
      <style:text-properties officeooo:rsid="12414d0a"/>
    </style:style>
    <style:style style:name="T356" style:family="text">
      <style:text-properties officeooo:rsid="12424e8f"/>
    </style:style>
    <style:style style:name="T357" style:family="text">
      <style:text-properties officeooo:rsid="124293d1"/>
    </style:style>
    <style:style style:name="T358" style:family="text">
      <style:text-properties officeooo:rsid="124467bf"/>
    </style:style>
    <style:style style:name="T359" style:family="text">
      <style:text-properties officeooo:rsid="124519b2"/>
    </style:style>
    <style:style style:name="T360" style:family="text">
      <style:text-properties officeooo:rsid="1245a555"/>
    </style:style>
    <style:style style:name="T361" style:family="text">
      <style:text-properties officeooo:rsid="12467c93"/>
    </style:style>
    <style:style style:name="T362" style:family="text">
      <style:text-properties officeooo:rsid="124867d2"/>
    </style:style>
    <style:style style:name="T363" style:family="text">
      <style:text-properties officeooo:rsid="1249d952"/>
    </style:style>
    <style:style style:name="T364" style:family="text">
      <style:text-properties officeooo:rsid="124bc620"/>
    </style:style>
    <style:style style:name="T365" style:family="text">
      <style:text-properties officeooo:rsid="1276b86c"/>
    </style:style>
    <style:style style:name="T366" style:family="text">
      <style:text-properties officeooo:rsid="1277a8d7"/>
    </style:style>
    <style:style style:name="T367" style:family="text">
      <style:text-properties officeooo:rsid="124e747e"/>
    </style:style>
    <style:style style:name="T368" style:family="text">
      <style:text-properties officeooo:rsid="1278524c"/>
    </style:style>
    <style:style style:name="T369" style:family="text">
      <style:text-properties officeooo:rsid="124ea15f"/>
    </style:style>
    <style:style style:name="T370" style:family="text">
      <style:text-properties officeooo:rsid="124fafac"/>
    </style:style>
    <style:style style:name="T371" style:family="text">
      <style:text-properties officeooo:rsid="12515c95"/>
    </style:style>
    <style:style style:name="T372" style:family="text">
      <style:text-properties officeooo:rsid="12787923"/>
    </style:style>
    <style:style style:name="T373" style:family="text">
      <style:text-properties officeooo:rsid="12524509"/>
    </style:style>
    <style:style style:name="T374" style:family="text">
      <style:text-properties officeooo:rsid="1278caf0"/>
    </style:style>
    <style:style style:name="T375" style:family="text">
      <style:text-properties officeooo:rsid="1278e454"/>
    </style:style>
    <style:style style:name="T376" style:family="text">
      <style:text-properties officeooo:rsid="127a03d3"/>
    </style:style>
    <style:style style:name="T377" style:family="text">
      <style:text-properties officeooo:rsid="127ad3c5"/>
    </style:style>
    <style:style style:name="T378" style:family="text">
      <style:text-properties officeooo:rsid="127c3ea4"/>
    </style:style>
    <style:style style:name="T379" style:family="text">
      <style:text-properties officeooo:rsid="127c79d7"/>
    </style:style>
    <style:style style:name="T380" style:family="text">
      <style:text-properties officeooo:rsid="127de1d9"/>
    </style:style>
    <style:style style:name="T381" style:family="text">
      <style:text-properties officeooo:rsid="127f1c5e"/>
    </style:style>
    <style:style style:name="T382" style:family="text">
      <style:text-properties officeooo:rsid="12528ed9"/>
    </style:style>
    <style:style style:name="T383" style:family="text">
      <style:text-properties officeooo:rsid="1280659b"/>
    </style:style>
    <style:style style:name="T384" style:family="text">
      <style:text-properties officeooo:rsid="12541575"/>
    </style:style>
    <style:style style:name="T385" style:family="text">
      <style:text-properties officeooo:rsid="1281b2d9"/>
    </style:style>
    <style:style style:name="T386" style:family="text">
      <style:text-properties officeooo:rsid="12825f2b"/>
    </style:style>
    <style:style style:name="T387" style:family="text">
      <style:text-properties officeooo:rsid="1282b3ff"/>
    </style:style>
    <style:style style:name="T388" style:family="text">
      <style:text-properties officeooo:rsid="1255ae6c"/>
    </style:style>
    <style:style style:name="T389" style:family="text">
      <style:text-properties officeooo:rsid="1256a672"/>
    </style:style>
    <style:style style:name="T390" style:family="text">
      <style:text-properties fo:font-style="italic" officeooo:rsid="1256a672" style:font-style-asian="italic" style:font-style-complex="italic"/>
    </style:style>
    <style:style style:name="T391" style:family="text">
      <style:text-properties officeooo:rsid="125727c3"/>
    </style:style>
    <style:style style:name="T392" style:family="text">
      <style:text-properties officeooo:rsid="1283fc71"/>
    </style:style>
    <style:style style:name="T393" style:family="text">
      <style:text-properties officeooo:rsid="125870ca"/>
    </style:style>
    <style:style style:name="T394" style:family="text">
      <style:text-properties officeooo:rsid="125a2ab5"/>
    </style:style>
    <style:style style:name="T395" style:family="text">
      <style:text-properties fo:font-weight="normal" style:font-weight-asian="normal" style:font-weight-complex="normal"/>
    </style:style>
    <style:style style:name="T396" style:family="text">
      <style:text-properties fo:font-weight="normal" officeooo:rsid="125a2ab5" style:font-weight-asian="normal" style:font-weight-complex="normal"/>
    </style:style>
    <style:style style:name="T397" style:family="text">
      <style:text-properties officeooo:rsid="125bde5e"/>
    </style:style>
    <style:style style:name="T398" style:family="text">
      <style:text-properties officeooo:rsid="12860e9a"/>
    </style:style>
    <style:style style:name="T399" style:family="text">
      <style:text-properties officeooo:rsid="1286d5e3"/>
    </style:style>
    <style:style style:name="T400" style:family="text">
      <style:text-properties officeooo:rsid="125d01fb"/>
    </style:style>
    <style:style style:name="T401" style:family="text">
      <style:text-properties officeooo:rsid="128862a0"/>
    </style:style>
    <style:style style:name="T402" style:family="text">
      <style:text-properties officeooo:rsid="132ab744"/>
    </style:style>
    <style:style style:name="T403" style:family="text">
      <style:text-properties officeooo:rsid="1288af92"/>
    </style:style>
    <style:style style:name="T404" style:family="text">
      <style:text-properties officeooo:rsid="125d4a8d"/>
    </style:style>
    <style:style style:name="T405" style:family="text">
      <style:text-properties officeooo:rsid="125eb0e2"/>
    </style:style>
    <style:style style:name="T406" style:family="text">
      <style:text-properties fo:color="#000000" loext:opacity="100%" style:font-name="Liberation Serif" fo:language="uk" fo:country="UA" fo:font-style="normal" officeooo:rsid="00ec625a" style:font-style-asian="normal" style:font-style-complex="normal"/>
    </style:style>
    <style:style style:name="T407" style:family="text">
      <style:text-properties fo:color="#000000" loext:opacity="100%" style:font-name="Liberation Serif" fo:language="uk" fo:country="UA" fo:font-style="normal" officeooo:rsid="125eb0e2" style:font-style-asian="normal" style:font-style-complex="normal"/>
    </style:style>
    <style:style style:name="T408" style:family="text">
      <style:text-properties officeooo:rsid="125efb23"/>
    </style:style>
    <style:style style:name="T409" style:family="text">
      <style:text-properties officeooo:rsid="1260faff"/>
    </style:style>
    <style:style style:name="T410" style:family="text">
      <style:text-properties officeooo:rsid="128d2e4d"/>
    </style:style>
    <style:style style:name="T411" style:family="text">
      <style:text-properties officeooo:rsid="1262cd0e"/>
    </style:style>
    <style:style style:name="T412" style:family="text">
      <style:text-properties officeooo:rsid="1263a822"/>
    </style:style>
    <style:style style:name="T413" style:family="text">
      <style:text-properties fo:color="#000000" loext:opacity="100%" style:font-name="Liberation Serif" fo:language="uk" fo:country="UA" fo:font-style="normal" officeooo:rsid="1263a822" style:font-style-asian="normal" style:font-style-complex="normal"/>
    </style:style>
    <style:style style:name="T414" style:family="text">
      <style:text-properties fo:color="#000000" loext:opacity="100%" style:font-name="Liberation Serif" fo:language="uk" fo:country="UA" officeooo:rsid="1263a822"/>
    </style:style>
    <style:style style:name="T415" style:family="text">
      <style:text-properties officeooo:rsid="12643e9e"/>
    </style:style>
    <style:style style:name="T416" style:family="text">
      <style:text-properties officeooo:rsid="128f00d5"/>
    </style:style>
    <style:style style:name="T417" style:family="text">
      <style:text-properties officeooo:rsid="1265031d"/>
    </style:style>
    <style:style style:name="T418" style:family="text">
      <style:text-properties fo:color="#000000" loext:opacity="100%" style:font-name="Liberation Serif" fo:language="uk" fo:country="UA" fo:font-style="normal" officeooo:rsid="1265031d" style:font-style-asian="normal" style:font-style-complex="normal"/>
    </style:style>
    <style:style style:name="T419" style:family="text">
      <style:text-properties officeooo:rsid="126697bc"/>
    </style:style>
    <style:style style:name="T420" style:family="text">
      <style:text-properties officeooo:rsid="128f5559"/>
    </style:style>
    <style:style style:name="T421" style:family="text">
      <style:text-properties officeooo:rsid="129207bd"/>
    </style:style>
    <style:style style:name="T422" style:family="text">
      <style:text-properties officeooo:rsid="126883bb"/>
    </style:style>
    <style:style style:name="T423" style:family="text">
      <style:text-properties fo:color="#000000" loext:opacity="100%" style:font-name="Liberation Serif" fo:language="uk" fo:country="UA" fo:font-style="normal" officeooo:rsid="126883bb" style:font-style-asian="normal" style:font-style-complex="normal"/>
    </style:style>
    <style:style style:name="T424" style:family="text">
      <style:text-properties officeooo:rsid="1290402a"/>
    </style:style>
    <style:style style:name="T425" style:family="text">
      <style:text-properties officeooo:rsid="12695ebe"/>
    </style:style>
    <style:style style:name="T426" style:family="text">
      <style:text-properties officeooo:rsid="126afff2"/>
    </style:style>
    <style:style style:name="T427" style:family="text">
      <style:text-properties officeooo:rsid="126b4552"/>
    </style:style>
    <style:style style:name="T428" style:family="text">
      <style:text-properties officeooo:rsid="126ca3fb"/>
    </style:style>
    <style:style style:name="T429" style:family="text">
      <style:text-properties officeooo:rsid="1293b7bd"/>
    </style:style>
    <style:style style:name="T430" style:family="text">
      <style:text-properties officeooo:rsid="1295913a"/>
    </style:style>
    <style:style style:name="T431" style:family="text">
      <style:text-properties officeooo:rsid="129658e5"/>
    </style:style>
    <style:style style:name="T432" style:family="text">
      <style:text-properties officeooo:rsid="12998dca"/>
    </style:style>
    <style:style style:name="T433" style:family="text">
      <style:text-properties officeooo:rsid="126def5c"/>
    </style:style>
    <style:style style:name="T434" style:family="text">
      <style:text-properties officeooo:rsid="129c3ce5"/>
    </style:style>
    <style:style style:name="T435" style:family="text">
      <style:text-properties officeooo:rsid="103930a4"/>
    </style:style>
    <style:style style:name="T436" style:family="text">
      <style:text-properties officeooo:rsid="10fdd52a"/>
    </style:style>
    <style:style style:name="T437" style:family="text">
      <style:text-properties officeooo:rsid="12a2cc28"/>
    </style:style>
    <style:style style:name="T438" style:family="text">
      <style:text-properties fo:color="#000000" loext:opacity="100%" style:font-name="Liberation Serif" fo:language="uk" fo:country="UA" fo:font-style="normal" officeooo:rsid="12a2cc28" style:font-style-asian="normal" style:font-style-complex="normal"/>
    </style:style>
    <style:style style:name="T439" style:family="text">
      <style:text-properties officeooo:rsid="12a490a4"/>
    </style:style>
    <style:style style:name="T440" style:family="text">
      <style:text-properties officeooo:rsid="12a4e227"/>
    </style:style>
    <style:style style:name="T441" style:family="text">
      <style:text-properties officeooo:rsid="12a5aba8"/>
    </style:style>
    <style:style style:name="T442" style:family="text">
      <style:text-properties officeooo:rsid="12a66d20"/>
    </style:style>
    <style:style style:name="T443" style:family="text">
      <style:text-properties officeooo:rsid="12a81b41"/>
    </style:style>
    <style:style style:name="T444" style:family="text">
      <style:text-properties officeooo:rsid="12a8ed0d"/>
    </style:style>
    <style:style style:name="T445" style:family="text">
      <style:text-properties officeooo:rsid="12aa52f7"/>
    </style:style>
    <style:style style:name="T446" style:family="text">
      <style:text-properties officeooo:rsid="12abaf6f"/>
    </style:style>
    <style:style style:name="T447" style:family="text">
      <style:text-properties officeooo:rsid="12dc4102"/>
    </style:style>
    <style:style style:name="T448" style:family="text">
      <style:text-properties officeooo:rsid="12ad38ef"/>
    </style:style>
    <style:style style:name="T449" style:family="text">
      <style:text-properties officeooo:rsid="12aeac20"/>
    </style:style>
    <style:style style:name="T450" style:family="text">
      <style:text-properties officeooo:rsid="12af15f6"/>
    </style:style>
    <style:style style:name="T451" style:family="text">
      <style:text-properties officeooo:rsid="12b0ee3e"/>
    </style:style>
    <style:style style:name="T452" style:family="text">
      <style:text-properties officeooo:rsid="12b24291"/>
    </style:style>
    <style:style style:name="T453" style:family="text">
      <style:text-properties officeooo:rsid="12b32dfe"/>
    </style:style>
    <style:style style:name="T454" style:family="text">
      <style:text-properties officeooo:rsid="12b47d15"/>
    </style:style>
    <style:style style:name="T455" style:family="text">
      <style:text-properties officeooo:rsid="12b708d6"/>
    </style:style>
    <style:style style:name="T456" style:family="text">
      <style:text-properties officeooo:rsid="12b867f7"/>
    </style:style>
    <style:style style:name="T457" style:family="text">
      <style:text-properties officeooo:rsid="12dde467"/>
    </style:style>
    <style:style style:name="T458" style:family="text">
      <style:text-properties officeooo:rsid="12ba3d2e"/>
    </style:style>
    <style:style style:name="T459" style:family="text">
      <style:text-properties fo:font-style="italic" officeooo:rsid="1100d044"/>
    </style:style>
    <style:style style:name="T460" style:family="text">
      <style:text-properties officeooo:rsid="12bc206f"/>
    </style:style>
    <style:style style:name="T461" style:family="text">
      <style:text-properties officeooo:rsid="12bcf1ed"/>
    </style:style>
    <style:style style:name="T462" style:family="text">
      <style:text-properties officeooo:rsid="12e29b64"/>
    </style:style>
    <style:style style:name="T463" style:family="text">
      <style:text-properties officeooo:rsid="12e3b3f3"/>
    </style:style>
    <style:style style:name="T464" style:family="text">
      <style:text-properties officeooo:rsid="12e41e8a"/>
    </style:style>
    <style:style style:name="T465" style:family="text">
      <style:text-properties officeooo:rsid="11063285"/>
    </style:style>
    <style:style style:name="T466" style:family="text">
      <style:text-properties officeooo:rsid="11048ea4"/>
    </style:style>
    <style:style style:name="T467" style:family="text">
      <style:text-properties officeooo:rsid="12c355e6"/>
    </style:style>
    <style:style style:name="T468" style:family="text">
      <style:text-properties officeooo:rsid="12e52f35"/>
    </style:style>
    <style:style style:name="T469" style:family="text">
      <style:text-properties officeooo:rsid="126f1435"/>
    </style:style>
    <style:style style:name="T470" style:family="text">
      <style:text-properties officeooo:rsid="12c41a08"/>
    </style:style>
    <style:style style:name="T471" style:family="text">
      <style:text-properties officeooo:rsid="12c5ada8"/>
    </style:style>
    <style:style style:name="T472" style:family="text">
      <style:text-properties officeooo:rsid="12c6b8cc"/>
    </style:style>
    <style:style style:name="T473" style:family="text">
      <style:text-properties fo:font-style="italic" officeooo:rsid="12c6b8cc" style:font-style-asian="italic" style:font-style-complex="italic"/>
    </style:style>
    <style:style style:name="T474" style:family="text">
      <style:text-properties officeooo:rsid="12c85ca2"/>
    </style:style>
    <style:style style:name="T475" style:family="text">
      <style:text-properties officeooo:rsid="12e669f9"/>
    </style:style>
    <style:style style:name="T476" style:family="text">
      <style:text-properties fo:font-style="italic" officeooo:rsid="12c85ca2" style:font-style-asian="italic" style:font-style-complex="italic"/>
    </style:style>
    <style:style style:name="T477" style:family="text">
      <style:text-properties officeooo:rsid="12e6cca5"/>
    </style:style>
    <style:style style:name="T478" style:family="text">
      <style:text-properties officeooo:rsid="12e76170"/>
    </style:style>
    <style:style style:name="T479" style:family="text">
      <style:text-properties officeooo:rsid="12e7c44f"/>
    </style:style>
    <style:style style:name="T480" style:family="text">
      <style:text-properties officeooo:rsid="12c90c4b"/>
    </style:style>
    <style:style style:name="T481" style:family="text">
      <style:text-properties officeooo:rsid="12cafe3c"/>
    </style:style>
    <style:style style:name="T482" style:family="text">
      <style:text-properties officeooo:rsid="12cb2487"/>
    </style:style>
    <style:style style:name="T483" style:family="text">
      <style:text-properties officeooo:rsid="12e9b2ea"/>
    </style:style>
    <style:style style:name="T484" style:family="text">
      <style:text-properties fo:font-style="italic" officeooo:rsid="12cb2487" style:font-style-asian="italic" style:font-style-complex="italic"/>
    </style:style>
    <style:style style:name="T485" style:family="text">
      <style:text-properties officeooo:rsid="12ebdc54"/>
    </style:style>
    <style:style style:name="T486" style:family="text">
      <style:text-properties officeooo:rsid="12ea9767"/>
    </style:style>
    <style:style style:name="T487" style:family="text">
      <style:text-properties officeooo:rsid="12cd190b"/>
    </style:style>
    <style:style style:name="T488" style:family="text">
      <style:text-properties officeooo:rsid="12f129b9"/>
    </style:style>
    <style:style style:name="T489" style:family="text">
      <style:text-properties officeooo:rsid="12ed9ff4"/>
    </style:style>
    <style:style style:name="T490" style:family="text">
      <style:text-properties officeooo:rsid="12edb6c1"/>
    </style:style>
    <style:style style:name="T491" style:family="text">
      <style:text-properties officeooo:rsid="12cd5a09"/>
    </style:style>
    <style:style style:name="T492" style:family="text">
      <style:text-properties officeooo:rsid="12ce6041"/>
    </style:style>
    <style:style style:name="T493" style:family="text">
      <style:text-properties officeooo:rsid="12cfe378"/>
    </style:style>
    <style:style style:name="T494" style:family="text">
      <style:text-properties officeooo:rsid="12eedea1"/>
    </style:style>
    <style:style style:name="T495" style:family="text">
      <style:text-properties officeooo:rsid="12efff41"/>
    </style:style>
    <style:style style:name="T496" style:family="text">
      <style:text-properties officeooo:rsid="12f03253"/>
    </style:style>
    <style:style style:name="T497" style:family="text">
      <style:text-properties officeooo:rsid="12f24d18"/>
    </style:style>
    <style:style style:name="T498" style:family="text">
      <style:text-properties officeooo:rsid="12d01fb9"/>
    </style:style>
    <style:style style:name="T499" style:family="text">
      <style:text-properties officeooo:rsid="12d1eed2"/>
    </style:style>
    <style:style style:name="T500" style:family="text">
      <style:text-properties officeooo:rsid="12d26ffb"/>
    </style:style>
    <style:style style:name="T501" style:family="text">
      <style:text-properties officeooo:rsid="12f3983f"/>
    </style:style>
    <style:style style:name="T502" style:family="text">
      <style:text-properties officeooo:rsid="12d2baf4"/>
    </style:style>
    <style:style style:name="T503" style:family="text">
      <style:text-properties officeooo:rsid="12f3bbc0"/>
    </style:style>
    <style:style style:name="T504" style:family="text">
      <style:text-properties officeooo:rsid="12d432a0"/>
    </style:style>
    <style:style style:name="T505" style:family="text">
      <style:text-properties fo:font-style="italic" officeooo:rsid="12d432a0" style:font-style-asian="italic" style:font-style-complex="italic"/>
    </style:style>
    <style:style style:name="T506" style:family="text">
      <style:text-properties officeooo:rsid="12d4703c"/>
    </style:style>
    <style:style style:name="T507" style:family="text">
      <style:text-properties officeooo:rsid="12f41f34"/>
    </style:style>
    <style:style style:name="T508" style:family="text">
      <style:text-properties officeooo:rsid="12d5ee99"/>
    </style:style>
    <style:style style:name="T509" style:family="text">
      <style:text-properties officeooo:rsid="12f54048"/>
    </style:style>
    <style:style style:name="T510" style:family="text">
      <style:text-properties fo:font-style="italic" officeooo:rsid="12d5ee99"/>
    </style:style>
    <style:style style:name="T511" style:family="text">
      <style:text-properties officeooo:rsid="110eda99"/>
    </style:style>
    <style:style style:name="T512" style:family="text">
      <style:text-properties officeooo:rsid="110fa267"/>
    </style:style>
    <style:style style:name="T513" style:family="text">
      <style:text-properties officeooo:rsid="111093b7"/>
    </style:style>
    <style:style style:name="T514" style:family="text">
      <style:text-properties officeooo:rsid="11124462"/>
    </style:style>
    <style:style style:name="T515" style:family="text">
      <style:text-properties officeooo:rsid="1114126a"/>
    </style:style>
    <style:style style:name="T516" style:family="text">
      <style:text-properties officeooo:rsid="12f77cd0"/>
    </style:style>
    <style:style style:name="T517" style:family="text">
      <style:text-properties officeooo:rsid="12d6311d"/>
    </style:style>
    <style:style style:name="T518" style:family="text">
      <style:text-properties officeooo:rsid="1335570e"/>
    </style:style>
    <style:style style:name="T519" style:family="text">
      <style:text-properties officeooo:rsid="12d6c48d"/>
    </style:style>
    <style:style style:name="T520" style:family="text">
      <style:text-properties officeooo:rsid="12f88947"/>
    </style:style>
    <style:style style:name="T521" style:family="text">
      <style:text-properties officeooo:rsid="12d892ab"/>
    </style:style>
    <style:style style:name="T522" style:family="text">
      <style:text-properties officeooo:rsid="12d9707d"/>
    </style:style>
    <style:style style:name="T523" style:family="text">
      <style:text-properties officeooo:rsid="12d9df13"/>
    </style:style>
    <style:style style:name="T524" style:family="text">
      <style:text-properties officeooo:rsid="12da73cb"/>
    </style:style>
    <style:style style:name="T525" style:family="text">
      <style:text-properties officeooo:rsid="12dba03c"/>
    </style:style>
    <style:style style:name="T526" style:family="text">
      <style:text-properties officeooo:rsid="12fc4d8f"/>
    </style:style>
    <style:style style:name="T527" style:family="text">
      <style:text-properties officeooo:rsid="12fd3cfc"/>
    </style:style>
    <style:style style:name="T528" style:family="text">
      <style:text-properties officeooo:rsid="103ad491"/>
    </style:style>
    <style:style style:name="T529" style:family="text">
      <style:text-properties officeooo:rsid="1119e3ac"/>
    </style:style>
    <style:style style:name="T530" style:family="text">
      <style:text-properties officeooo:rsid="143edf8b"/>
    </style:style>
    <style:style style:name="T531" style:family="text">
      <style:text-properties officeooo:rsid="143f93c1"/>
    </style:style>
    <style:style style:name="T532" style:family="text">
      <style:text-properties officeooo:rsid="14417842"/>
    </style:style>
    <style:style style:name="T533" style:family="text">
      <style:text-properties officeooo:rsid="1442ffc7"/>
    </style:style>
    <style:style style:name="T534" style:family="text">
      <style:text-properties officeooo:rsid="14445ee1"/>
    </style:style>
    <style:style style:name="T535" style:family="text">
      <style:text-properties officeooo:rsid="1444f218"/>
    </style:style>
    <style:style style:name="T536" style:family="text">
      <style:text-properties officeooo:rsid="1445839e"/>
    </style:style>
    <style:style style:name="T537" style:family="text">
      <style:text-properties officeooo:rsid="144590fd"/>
    </style:style>
    <style:style style:name="T538" style:family="text">
      <style:text-properties officeooo:rsid="14466bbc"/>
    </style:style>
    <style:style style:name="T539" style:family="text">
      <style:text-properties officeooo:rsid="14480cf9"/>
    </style:style>
    <style:style style:name="T540" style:family="text">
      <style:text-properties officeooo:rsid="1448eed4"/>
    </style:style>
    <style:style style:name="T541" style:family="text">
      <style:text-properties officeooo:rsid="144ab99e"/>
    </style:style>
    <style:style style:name="T542" style:family="text">
      <style:text-properties officeooo:rsid="144af0db"/>
    </style:style>
    <style:style style:name="T543" style:family="text">
      <style:text-properties officeooo:rsid="144af6a1"/>
    </style:style>
    <style:style style:name="T544" style:family="text">
      <style:text-properties officeooo:rsid="144c54d1"/>
    </style:style>
    <style:style style:name="T545" style:family="text">
      <style:text-properties officeooo:rsid="144d01a8"/>
    </style:style>
    <style:style style:name="T546" style:family="text">
      <style:text-properties officeooo:rsid="144dfd94"/>
    </style:style>
    <style:style style:name="T547" style:family="text">
      <style:text-properties officeooo:rsid="12fe6c32"/>
    </style:style>
    <style:style style:name="T548" style:family="text">
      <style:text-properties officeooo:rsid="144facf4"/>
    </style:style>
    <style:style style:name="T549" style:family="text">
      <style:text-properties officeooo:rsid="14501442"/>
    </style:style>
    <style:style style:name="T550" style:family="text">
      <style:text-properties officeooo:rsid="1450766d"/>
    </style:style>
    <style:style style:name="T551" style:family="text">
      <style:text-properties officeooo:rsid="1451f556"/>
    </style:style>
    <style:style style:name="T552" style:family="text">
      <style:text-properties officeooo:rsid="1452fd40"/>
    </style:style>
    <style:style style:name="T553" style:family="text">
      <style:text-properties officeooo:rsid="1453cdc2"/>
    </style:style>
    <style:style style:name="T554" style:family="text">
      <style:text-properties officeooo:rsid="14540687"/>
    </style:style>
    <style:style style:name="T555" style:family="text">
      <style:text-properties officeooo:rsid="1455df76"/>
    </style:style>
    <style:style style:name="T556" style:family="text">
      <style:text-properties officeooo:rsid="12ff4393"/>
    </style:style>
    <style:style style:name="T557" style:family="text">
      <style:text-properties officeooo:rsid="145cacf0"/>
    </style:style>
    <style:style style:name="T558" style:family="text">
      <style:text-properties officeooo:rsid="145da999"/>
    </style:style>
    <style:style style:name="T559" style:family="text">
      <style:text-properties officeooo:rsid="145e619c"/>
    </style:style>
    <style:style style:name="T560" style:family="text">
      <style:text-properties officeooo:rsid="14600a9c"/>
    </style:style>
    <style:style style:name="T561" style:family="text">
      <style:text-properties officeooo:rsid="130019c4"/>
    </style:style>
    <style:style style:name="T562" style:family="text">
      <style:text-properties officeooo:rsid="13014d96"/>
    </style:style>
    <style:style style:name="T563" style:family="text">
      <style:text-properties officeooo:rsid="1460599c"/>
    </style:style>
    <style:style style:name="T564" style:family="text">
      <style:text-properties officeooo:rsid="13022363"/>
    </style:style>
    <style:style style:name="T565" style:family="text">
      <style:text-properties officeooo:rsid="1302dd0a"/>
    </style:style>
    <style:style style:name="T566" style:family="text">
      <style:text-properties officeooo:rsid="14616417"/>
    </style:style>
    <style:style style:name="T567" style:family="text">
      <style:text-properties officeooo:rsid="146295a7"/>
    </style:style>
    <style:style style:name="T568" style:family="text">
      <style:text-properties officeooo:rsid="1463b275"/>
    </style:style>
    <style:style style:name="T569" style:family="text">
      <style:text-properties officeooo:rsid="13033378"/>
    </style:style>
    <style:style style:name="T570" style:family="text">
      <style:text-properties officeooo:rsid="1464f002"/>
    </style:style>
    <style:style style:name="T571" style:family="text">
      <style:text-properties officeooo:rsid="1304638f"/>
    </style:style>
    <style:style style:name="T572" style:family="text">
      <style:text-properties officeooo:rsid="146545cc"/>
    </style:style>
    <style:style style:name="T573" style:family="text">
      <style:text-properties officeooo:rsid="14667a4b"/>
    </style:style>
    <style:style style:name="T574" style:family="text">
      <style:text-properties officeooo:rsid="1466e80e"/>
    </style:style>
    <style:style style:name="T575" style:family="text">
      <style:text-properties officeooo:rsid="13062b37"/>
    </style:style>
    <style:style style:name="T576" style:family="text">
      <style:text-properties officeooo:rsid="1468300b"/>
    </style:style>
    <style:style style:name="T577" style:family="text">
      <style:text-properties officeooo:rsid="1469e63e"/>
    </style:style>
    <style:style style:name="T578" style:family="text">
      <style:text-properties officeooo:rsid="146af72b"/>
    </style:style>
    <style:style style:name="T579" style:family="text">
      <style:text-properties officeooo:rsid="146b4b93"/>
    </style:style>
    <style:style style:name="T580" style:family="text">
      <style:text-properties officeooo:rsid="146ca85b"/>
    </style:style>
    <style:style style:name="T581" style:family="text">
      <style:text-properties officeooo:rsid="146dfa4d"/>
    </style:style>
    <style:style style:name="T582" style:family="text">
      <style:text-properties officeooo:rsid="146ffcf3"/>
    </style:style>
    <style:style style:name="T583" style:family="text">
      <style:text-properties officeooo:rsid="14719556"/>
    </style:style>
    <style:style style:name="T584" style:family="text">
      <style:text-properties officeooo:rsid="146f53a4"/>
    </style:style>
    <style:style style:name="T585" style:family="text">
      <style:text-properties officeooo:rsid="147240e8"/>
    </style:style>
    <style:style style:name="T586" style:family="text">
      <style:text-properties officeooo:rsid="130818f4"/>
    </style:style>
    <style:style style:name="T587" style:family="text">
      <style:text-properties officeooo:rsid="1472d926"/>
    </style:style>
    <style:style style:name="T588" style:family="text">
      <style:text-properties officeooo:rsid="1473e28e"/>
    </style:style>
    <style:style style:name="T589" style:family="text">
      <style:text-properties officeooo:rsid="14749147"/>
    </style:style>
    <style:style style:name="T590" style:family="text">
      <style:text-properties officeooo:rsid="147608b4"/>
    </style:style>
    <style:style style:name="T591" style:family="text">
      <style:text-properties officeooo:rsid="14769dd1"/>
    </style:style>
    <style:style style:name="T592" style:family="text">
      <style:text-properties officeooo:rsid="14788bdf"/>
    </style:style>
    <style:style style:name="T593" style:family="text">
      <style:text-properties officeooo:rsid="147a2efe"/>
    </style:style>
    <style:style style:name="T594" style:family="text">
      <style:text-properties officeooo:rsid="147be45e"/>
    </style:style>
    <style:style style:name="T595" style:family="text">
      <style:text-properties officeooo:rsid="147d9b92"/>
    </style:style>
    <style:style style:name="T596" style:family="text">
      <style:text-properties officeooo:rsid="1308aa5b"/>
    </style:style>
    <style:style style:name="T597" style:family="text">
      <style:text-properties officeooo:rsid="147ee427"/>
    </style:style>
    <style:style style:name="T598" style:family="text">
      <style:text-properties officeooo:rsid="1480d765"/>
    </style:style>
    <style:style style:name="T599" style:family="text">
      <style:text-properties officeooo:rsid="13095e65"/>
    </style:style>
    <style:style style:name="T600" style:family="text">
      <style:text-properties officeooo:rsid="1482b87d"/>
    </style:style>
    <style:style style:name="T601" style:family="text">
      <style:text-properties officeooo:rsid="14821cc9"/>
    </style:style>
    <style:style style:name="T602" style:family="text">
      <style:text-properties officeooo:rsid="130ac71f"/>
    </style:style>
    <style:style style:name="T603" style:family="text">
      <style:text-properties officeooo:rsid="1360a498"/>
    </style:style>
    <style:style style:name="T604" style:family="text">
      <style:text-properties officeooo:rsid="14841085"/>
    </style:style>
    <style:style style:name="T605" style:family="text">
      <style:text-properties officeooo:rsid="13631d27"/>
    </style:style>
    <style:style style:name="T606" style:family="text">
      <style:text-properties officeooo:rsid="1361b3ec"/>
    </style:style>
    <style:style style:name="T607" style:family="text">
      <style:text-properties officeooo:rsid="1363cbf5"/>
    </style:style>
    <style:style style:name="T608" style:family="text">
      <style:text-properties officeooo:rsid="1485eda9"/>
    </style:style>
    <style:style style:name="T609" style:family="text">
      <style:text-properties officeooo:rsid="1486089c"/>
    </style:style>
    <style:style style:name="T610" style:family="text">
      <style:text-properties fo:font-style="italic" officeooo:rsid="13642989"/>
    </style:style>
    <style:style style:name="T611" style:family="text">
      <style:text-properties officeooo:rsid="1486f01b"/>
    </style:style>
    <style:style style:name="T612" style:family="text">
      <style:text-properties officeooo:rsid="136592e0"/>
    </style:style>
    <style:style style:name="T613" style:family="text">
      <style:text-properties officeooo:rsid="130bb85b"/>
    </style:style>
    <style:style style:name="T614" style:family="text">
      <style:text-properties officeooo:rsid="1487c599"/>
    </style:style>
    <style:style style:name="T615" style:family="text">
      <style:text-properties officeooo:rsid="148a15a8"/>
    </style:style>
    <style:style style:name="T616" style:family="text">
      <style:text-properties officeooo:rsid="148a9a25"/>
    </style:style>
    <style:style style:name="T617" style:family="text">
      <style:text-properties officeooo:rsid="148b0799"/>
    </style:style>
    <style:style style:name="T618" style:family="text">
      <style:text-properties officeooo:rsid="148bee8e"/>
    </style:style>
    <style:style style:name="T619" style:family="text">
      <style:text-properties officeooo:rsid="148d931b"/>
    </style:style>
    <style:style style:name="T620" style:family="text">
      <style:text-properties officeooo:rsid="13467695"/>
    </style:style>
    <style:style style:name="T621" style:family="text">
      <style:text-properties fo:font-style="normal" officeooo:rsid="13460b8f" style:font-style-asian="normal" style:font-style-complex="normal"/>
    </style:style>
    <style:style style:name="T622" style:family="text">
      <style:text-properties officeooo:rsid="13498025"/>
    </style:style>
    <style:style style:name="T623" style:family="text">
      <style:text-properties officeooo:rsid="1489b85b"/>
    </style:style>
    <style:style style:name="T624" style:family="text">
      <style:text-properties officeooo:rsid="134ad98c"/>
    </style:style>
    <style:style style:name="T625" style:family="text">
      <style:text-properties officeooo:rsid="148f8cea"/>
    </style:style>
    <style:style style:name="T626" style:family="text">
      <style:text-properties fo:font-style="italic" officeooo:rsid="130cb8ea"/>
    </style:style>
    <style:style style:name="T627" style:family="text">
      <style:text-properties officeooo:rsid="149062b0"/>
    </style:style>
    <style:style style:name="T628" style:family="text">
      <style:text-properties officeooo:rsid="130e057d"/>
    </style:style>
    <style:style style:name="T629" style:family="text">
      <style:text-properties officeooo:rsid="1347e4b3"/>
    </style:style>
    <style:style style:name="T630" style:family="text">
      <style:text-properties officeooo:rsid="134c1560"/>
    </style:style>
    <style:style style:name="T631" style:family="text">
      <style:text-properties officeooo:rsid="149099bb"/>
    </style:style>
    <style:style style:name="T632" style:family="text">
      <style:text-properties officeooo:rsid="134c86c0"/>
    </style:style>
    <style:style style:name="T633" style:family="text">
      <style:text-properties officeooo:rsid="134e1d91"/>
    </style:style>
    <style:style style:name="T634" style:family="text">
      <style:text-properties officeooo:rsid="134f9d1a"/>
    </style:style>
    <style:style style:name="T635" style:family="text">
      <style:text-properties officeooo:rsid="134ff1de"/>
    </style:style>
    <style:style style:name="T636" style:family="text">
      <style:text-properties officeooo:rsid="134fff33"/>
    </style:style>
    <style:style style:name="T637" style:family="text">
      <style:text-properties officeooo:rsid="1351fed0"/>
    </style:style>
    <style:style style:name="T638" style:family="text">
      <style:text-properties officeooo:rsid="1353746a"/>
    </style:style>
    <style:style style:name="T639" style:family="text">
      <style:text-properties officeooo:rsid="1353b3a5"/>
    </style:style>
    <style:style style:name="T640" style:family="text">
      <style:text-properties officeooo:rsid="135469bc"/>
    </style:style>
    <style:style style:name="T641" style:family="text">
      <style:text-properties officeooo:rsid="1355813b"/>
    </style:style>
    <style:style style:name="T642" style:family="text">
      <style:text-properties officeooo:rsid="135711f7"/>
    </style:style>
    <style:style style:name="T643" style:family="text">
      <style:text-properties officeooo:rsid="1357d618"/>
    </style:style>
    <style:style style:name="T644" style:family="text">
      <style:text-properties officeooo:rsid="13582c31"/>
    </style:style>
    <style:style style:name="T645" style:family="text">
      <style:text-properties officeooo:rsid="135830dd"/>
    </style:style>
    <style:style style:name="T646" style:family="text">
      <style:text-properties officeooo:rsid="14922bb2"/>
    </style:style>
    <style:style style:name="T647" style:family="text">
      <style:text-properties officeooo:rsid="135a021c"/>
    </style:style>
    <style:style style:name="T648" style:family="text">
      <style:text-properties officeooo:rsid="135aac1a"/>
    </style:style>
    <style:style style:name="T649" style:family="text">
      <style:text-properties officeooo:rsid="135c62b8"/>
    </style:style>
    <style:style style:name="T650" style:family="text">
      <style:text-properties officeooo:rsid="135c8128"/>
    </style:style>
    <style:style style:name="T651" style:family="text">
      <style:text-properties officeooo:rsid="135d633c"/>
    </style:style>
    <style:style style:name="T652" style:family="text">
      <style:text-properties officeooo:rsid="130fa495"/>
    </style:style>
    <style:style style:name="T653" style:family="text">
      <style:text-properties officeooo:rsid="13669e57"/>
    </style:style>
    <style:style style:name="T654" style:family="text">
      <style:text-properties officeooo:rsid="13677ee7"/>
    </style:style>
    <style:style style:name="T655" style:family="text">
      <style:text-properties officeooo:rsid="13117ddf"/>
    </style:style>
    <style:style style:name="T656" style:family="text">
      <style:text-properties officeooo:rsid="1493c068"/>
    </style:style>
    <style:style style:name="T657" style:family="text">
      <style:text-properties officeooo:rsid="13136fc5"/>
    </style:style>
    <style:style style:name="T658" style:family="text">
      <style:text-properties officeooo:rsid="13682651"/>
    </style:style>
    <style:style style:name="T659" style:family="text">
      <style:text-properties officeooo:rsid="136ad430"/>
    </style:style>
    <style:style style:name="T660" style:family="text">
      <style:text-properties officeooo:rsid="136df5b3"/>
    </style:style>
    <style:style style:name="T661" style:family="text">
      <style:text-properties officeooo:rsid="1370c238"/>
    </style:style>
    <style:style style:name="T662" style:family="text">
      <style:text-properties officeooo:rsid="1495bdae"/>
    </style:style>
    <style:style style:name="T663" style:family="text">
      <style:text-properties officeooo:rsid="1496d3f1"/>
    </style:style>
    <style:style style:name="T664" style:family="text">
      <style:text-properties officeooo:rsid="13727471"/>
    </style:style>
    <style:style style:name="T665" style:family="text">
      <style:text-properties officeooo:rsid="149a15ee"/>
    </style:style>
    <style:style style:name="T666" style:family="text">
      <style:text-properties officeooo:rsid="1373a8d8"/>
    </style:style>
    <style:style style:name="T667" style:family="text">
      <style:text-properties officeooo:rsid="149b31e8"/>
    </style:style>
    <style:style style:name="T668" style:family="text">
      <style:text-properties officeooo:rsid="1373b8be"/>
    </style:style>
    <style:style style:name="T669" style:family="text">
      <style:text-properties officeooo:rsid="13745fc5"/>
    </style:style>
    <style:style style:name="T670" style:family="text">
      <style:text-properties officeooo:rsid="1374a6fe"/>
    </style:style>
    <style:style style:name="T671" style:family="text">
      <style:text-properties officeooo:rsid="149cb04e"/>
    </style:style>
    <style:style style:name="T672" style:family="text">
      <style:text-properties officeooo:rsid="1374eb04"/>
    </style:style>
    <style:style style:name="T673" style:family="text">
      <style:text-properties officeooo:rsid="1273140d"/>
    </style:style>
    <style:style style:name="T674" style:family="text">
      <style:text-properties officeooo:rsid="149da413"/>
    </style:style>
    <style:style style:name="T675" style:family="text">
      <style:text-properties officeooo:rsid="149eaf66"/>
    </style:style>
    <style:style style:name="T676" style:family="text">
      <style:text-properties officeooo:rsid="149fd61f"/>
    </style:style>
    <style:style style:name="T677" style:family="text">
      <style:text-properties officeooo:rsid="14a04542"/>
    </style:style>
    <style:style style:name="T678" style:family="text">
      <style:text-properties officeooo:rsid="14a21fa3"/>
    </style:style>
    <style:style style:name="T679" style:family="text">
      <style:text-properties officeooo:rsid="14a398f3"/>
    </style:style>
    <style:style style:name="T680" style:family="text">
      <style:text-properties officeooo:rsid="14a57767"/>
    </style:style>
    <style:style style:name="T681" style:family="text">
      <style:text-properties officeooo:rsid="14a709d0"/>
    </style:style>
    <style:style style:name="T682" style:family="text">
      <style:text-properties officeooo:rsid="14a60122"/>
    </style:style>
    <style:style style:name="T683" style:family="text">
      <style:text-properties officeooo:rsid="14bd4368"/>
    </style:style>
    <style:style style:name="T684" style:family="text">
      <style:text-properties officeooo:rsid="14a7a51e"/>
    </style:style>
    <style:style style:name="T685" style:family="text">
      <style:text-properties officeooo:rsid="14aaab2f"/>
    </style:style>
    <style:style style:name="T686" style:family="text">
      <style:text-properties officeooo:rsid="14ab1770"/>
    </style:style>
    <style:style style:name="T687" style:family="text">
      <style:text-properties officeooo:rsid="14acefaf"/>
    </style:style>
    <style:style style:name="T688" style:family="text">
      <style:text-properties officeooo:rsid="14ae9eaa"/>
    </style:style>
    <style:style style:name="T689" style:family="text">
      <style:text-properties officeooo:rsid="14aedfb7"/>
    </style:style>
    <style:style style:name="T690" style:family="text">
      <style:text-properties officeooo:rsid="14b094c6"/>
    </style:style>
    <style:style style:name="T691" style:family="text">
      <style:text-properties officeooo:rsid="14b23f94"/>
    </style:style>
    <style:style style:name="T692" style:family="text">
      <style:text-properties officeooo:rsid="14b429bc"/>
    </style:style>
    <style:style style:name="T693" style:family="text">
      <style:text-properties officeooo:rsid="14b57e5c"/>
    </style:style>
    <style:style style:name="T694" style:family="text">
      <style:text-properties officeooo:rsid="14b71480"/>
    </style:style>
    <style:style style:name="T695" style:family="text">
      <style:text-properties officeooo:rsid="14b76d90"/>
    </style:style>
    <style:style style:name="T696" style:family="text">
      <style:text-properties officeooo:rsid="14b91dc5"/>
    </style:style>
    <style:style style:name="T697" style:family="text">
      <style:text-properties officeooo:rsid="14b7936a"/>
    </style:style>
    <style:style style:name="T698" style:family="text">
      <style:text-properties officeooo:rsid="14ba5311"/>
    </style:style>
    <style:style style:name="T699" style:family="text">
      <style:text-properties officeooo:rsid="14bc27da"/>
    </style:style>
    <style:style style:name="T700" style:family="text">
      <style:text-properties officeooo:rsid="14c07333"/>
    </style:style>
    <style:style style:name="T701" style:family="text">
      <style:text-properties officeooo:rsid="14c0fb2f"/>
    </style:style>
    <style:style style:name="T702" style:family="text">
      <style:text-properties officeooo:rsid="14c1cd56"/>
    </style:style>
    <style:style style:name="T703" style:family="text">
      <style:text-properties officeooo:rsid="14c23048"/>
    </style:style>
    <style:style style:name="T704" style:family="text">
      <style:text-properties officeooo:rsid="14ce696f"/>
    </style:style>
    <style:style style:name="T705" style:family="text">
      <style:text-properties officeooo:rsid="14cc0820"/>
    </style:style>
    <style:style style:name="T706" style:family="text">
      <style:text-properties officeooo:rsid="14c32025"/>
    </style:style>
    <style:style style:name="T707" style:family="text">
      <style:text-properties officeooo:rsid="14c50ff2"/>
    </style:style>
    <style:style style:name="T708" style:family="text">
      <style:text-properties officeooo:rsid="14c7ee46"/>
    </style:style>
    <style:style style:name="T709" style:family="text">
      <style:text-properties officeooo:rsid="14c9ae79"/>
    </style:style>
    <style:style style:name="T710" style:family="text">
      <style:text-properties officeooo:rsid="14c5f7ec"/>
    </style:style>
    <style:style style:name="T711" style:family="text">
      <style:text-properties officeooo:rsid="14ca0a0c"/>
    </style:style>
    <style:style style:name="T712" style:family="text">
      <style:text-properties officeooo:rsid="127451f8"/>
    </style:style>
    <style:style style:name="T713" style:family="text">
      <style:text-properties officeooo:rsid="14ca1253"/>
    </style:style>
    <style:style style:name="T714" style:family="text">
      <style:text-properties officeooo:rsid="14ca4ac2"/>
    </style:style>
    <style:style style:name="T715" style:family="text">
      <style:text-properties officeooo:rsid="14cae899"/>
    </style:style>
    <style:style style:name="T716" style:family="text">
      <style:text-properties officeooo:rsid="14cdd58e"/>
    </style:style>
    <style:style style:name="T717" style:family="text">
      <style:text-properties officeooo:rsid="14cf8580"/>
    </style:style>
    <style:style style:name="T718" style:family="text">
      <style:text-properties officeooo:rsid="14d2c10a"/>
    </style:style>
    <style:style style:name="T719" style:family="text">
      <style:text-properties officeooo:rsid="14d337d9"/>
    </style:style>
    <style:style style:name="T720" style:family="text">
      <style:text-properties officeooo:rsid="14d4518c"/>
    </style:style>
    <style:style style:name="T721" style:family="text">
      <style:text-properties officeooo:rsid="14d47fc6"/>
    </style:style>
    <style:style style:name="T722" style:family="text">
      <style:text-properties officeooo:rsid="14d6d8c4"/>
    </style:style>
    <style:style style:name="T723" style:family="text">
      <style:text-properties officeooo:rsid="14d7c4ba"/>
    </style:style>
    <style:style style:name="T724" style:family="text">
      <style:text-properties officeooo:rsid="14d8a884"/>
    </style:style>
    <style:style style:name="T725" style:family="text">
      <style:text-properties officeooo:rsid="14d96e1d"/>
    </style:style>
    <style:style style:name="T726" style:family="text">
      <style:text-properties officeooo:rsid="14dadf83"/>
    </style:style>
    <style:style style:name="T727" style:family="text">
      <style:text-properties officeooo:rsid="14db9081"/>
    </style:style>
    <style:style style:name="T728" style:family="text">
      <style:text-properties officeooo:rsid="14dd7560"/>
    </style:style>
    <style:style style:name="T729" style:family="text">
      <style:text-properties officeooo:rsid="14e462b6"/>
    </style:style>
    <style:style style:name="T730" style:family="text">
      <style:text-properties officeooo:rsid="14e50b30"/>
    </style:style>
    <style:style style:name="T731" style:family="text">
      <style:text-properties officeooo:rsid="14e6799f"/>
    </style:style>
    <style:style style:name="T732" style:family="text">
      <style:text-properties officeooo:rsid="14de89dc"/>
    </style:style>
    <style:style style:name="T733" style:family="text">
      <style:text-properties officeooo:rsid="14df0a39"/>
    </style:style>
    <style:style style:name="T734" style:family="text">
      <style:text-properties officeooo:rsid="14e7c82b"/>
    </style:style>
    <style:style style:name="T735" style:family="text">
      <style:text-properties officeooo:rsid="14e8fe57"/>
    </style:style>
    <style:style style:name="T736" style:family="text">
      <style:text-properties officeooo:rsid="14ea5fed"/>
    </style:style>
    <style:style style:name="T737" style:family="text">
      <style:text-properties officeooo:rsid="14ec4968"/>
    </style:style>
    <style:style style:name="T738" style:family="text">
      <style:text-properties officeooo:rsid="14ed1113"/>
    </style:style>
    <style:style style:name="T739" style:family="text">
      <style:text-properties officeooo:rsid="14e220f8"/>
    </style:style>
    <style:style style:name="T740" style:family="text">
      <style:text-properties officeooo:rsid="14ed1bd5"/>
    </style:style>
    <style:style style:name="T741" style:family="text">
      <style:text-properties officeooo:rsid="14ee026a"/>
    </style:style>
    <style:style style:name="T742" style:family="text">
      <style:text-properties officeooo:rsid="14ee9270"/>
    </style:style>
    <style:style style:name="T743" style:family="text">
      <style:text-properties officeooo:rsid="14efc1a0"/>
    </style:style>
    <style:style style:name="T744" style:family="text">
      <style:text-properties officeooo:rsid="14e27367"/>
    </style:style>
    <style:style style:name="T745" style:family="text">
      <style:text-properties officeooo:rsid="14e44218"/>
    </style:style>
    <style:style style:name="T746" style:family="text">
      <style:text-properties officeooo:rsid="14f18421"/>
    </style:style>
    <style:style style:name="T747" style:family="text">
      <style:text-properties officeooo:rsid="14f24a3a"/>
    </style:style>
    <style:style style:name="T748" style:family="text">
      <style:text-properties officeooo:rsid="14f7d4be"/>
    </style:style>
    <style:style style:name="T749" style:family="text">
      <style:text-properties officeooo:rsid="14f39eb3"/>
    </style:style>
    <style:style style:name="T750" style:family="text">
      <style:text-properties officeooo:rsid="14f4dfab"/>
    </style:style>
    <style:style style:name="T751" style:family="text">
      <style:text-properties officeooo:rsid="14fa42d6"/>
    </style:style>
    <style:style style:name="T752" style:family="text">
      <style:text-properties officeooo:rsid="14f501aa"/>
    </style:style>
    <style:style style:name="T753" style:family="text">
      <style:text-properties officeooo:rsid="14f54dd0"/>
    </style:style>
    <style:style style:name="T754" style:family="text">
      <style:text-properties officeooo:rsid="14f6798e"/>
    </style:style>
    <style:style style:name="T755" style:family="text">
      <style:text-properties officeooo:rsid="14f93a47"/>
    </style:style>
    <style:style style:name="T756" style:family="text">
      <style:text-properties officeooo:rsid="14fc2488"/>
    </style:style>
    <style:style style:name="T757" style:family="text">
      <style:text-properties officeooo:rsid="14fdc54f"/>
    </style:style>
    <style:style style:name="T758" style:family="text">
      <style:text-properties officeooo:rsid="14fe3475"/>
    </style:style>
    <style:style style:name="T759" style:family="text">
      <style:text-properties officeooo:rsid="14fed38f"/>
    </style:style>
    <style:style style:name="T760" style:family="text">
      <style:text-properties officeooo:rsid="1500ac0d"/>
    </style:style>
    <style:style style:name="T761" style:family="text">
      <style:text-properties fo:font-style="italic" officeooo:rsid="1500ac0d"/>
    </style:style>
    <style:style style:name="T762" style:family="text">
      <style:text-properties officeooo:rsid="1502a57b"/>
    </style:style>
    <style:style style:name="T763" style:family="text">
      <style:text-properties officeooo:rsid="1378e47b"/>
    </style:style>
    <style:style style:name="T764" style:family="text">
      <style:text-properties officeooo:rsid="137a99b4"/>
    </style:style>
    <style:style style:name="T765" style:family="text">
      <style:text-properties officeooo:rsid="137b3b8d"/>
    </style:style>
    <style:style style:name="T766" style:family="text">
      <style:text-properties officeooo:rsid="1505ecb4"/>
    </style:style>
    <style:style style:name="T767" style:family="text">
      <style:text-properties officeooo:rsid="150725cc"/>
    </style:style>
    <style:style style:name="T768" style:family="text">
      <style:text-properties officeooo:rsid="137cab35"/>
    </style:style>
    <style:style style:name="T769" style:family="text">
      <style:text-properties officeooo:rsid="1508ae96"/>
    </style:style>
    <style:style style:name="T770" style:family="text">
      <style:text-properties officeooo:rsid="137e4b75"/>
    </style:style>
    <style:style style:name="T771" style:family="text">
      <style:text-properties officeooo:rsid="137f5422"/>
    </style:style>
    <style:style style:name="T772" style:family="text">
      <style:text-properties officeooo:rsid="15092277"/>
    </style:style>
    <style:style style:name="T773" style:family="text">
      <style:text-properties officeooo:rsid="150a8d91"/>
    </style:style>
    <style:style style:name="T774" style:family="text">
      <style:text-properties officeooo:rsid="150aae98"/>
    </style:style>
    <style:style style:name="T775" style:family="text">
      <style:text-properties officeooo:rsid="150ad770"/>
    </style:style>
    <style:style style:name="T776" style:family="text">
      <style:text-properties officeooo:rsid="150c682e"/>
    </style:style>
    <style:style style:name="T777" style:family="text">
      <style:text-properties officeooo:rsid="150d0e6c"/>
    </style:style>
    <style:style style:name="T778" style:family="text">
      <style:text-properties officeooo:rsid="15175086"/>
    </style:style>
    <style:style style:name="T779" style:family="text">
      <style:text-properties officeooo:rsid="1511e6e3"/>
    </style:style>
    <style:style style:name="T780" style:family="text">
      <style:text-properties officeooo:rsid="1512c87c"/>
    </style:style>
    <style:style style:name="T781" style:family="text">
      <style:text-properties officeooo:rsid="1514167f"/>
    </style:style>
    <style:style style:name="T782" style:family="text">
      <style:text-properties officeooo:rsid="1571cde8"/>
    </style:style>
    <style:style style:name="T783" style:family="text">
      <style:text-properties officeooo:rsid="13812e55"/>
    </style:style>
    <style:style style:name="T784" style:family="text">
      <style:text-properties officeooo:rsid="15156fae"/>
    </style:style>
    <style:style style:name="T785" style:family="text">
      <style:text-properties officeooo:rsid="151070d1"/>
    </style:style>
    <style:style style:name="T786" style:family="text">
      <style:text-properties officeooo:rsid="1518d3af"/>
    </style:style>
    <style:style style:name="T787" style:family="text">
      <style:text-properties officeooo:rsid="15191afe"/>
    </style:style>
    <style:style style:name="T788" style:family="text">
      <style:text-properties officeooo:rsid="151a6023"/>
    </style:style>
    <style:style style:name="T789" style:family="text">
      <style:text-properties officeooo:rsid="151b13aa"/>
    </style:style>
    <style:style style:name="T790" style:family="text">
      <style:text-properties officeooo:rsid="151b7639"/>
    </style:style>
    <style:style style:name="T791" style:family="text">
      <style:text-properties officeooo:rsid="151ca360"/>
    </style:style>
    <style:style style:name="T792" style:family="text">
      <style:text-properties officeooo:rsid="151d62d5"/>
    </style:style>
    <style:style style:name="T793" style:family="text">
      <style:text-properties officeooo:rsid="151e6256"/>
    </style:style>
    <style:style style:name="T794" style:family="text">
      <style:text-properties officeooo:rsid="151da823"/>
    </style:style>
    <style:style style:name="T795" style:family="text">
      <style:text-properties officeooo:rsid="151e81c3"/>
    </style:style>
    <style:style style:name="T796" style:family="text">
      <style:text-properties officeooo:rsid="15208045"/>
    </style:style>
    <style:style style:name="T797" style:family="text">
      <style:text-properties officeooo:rsid="1520a282"/>
    </style:style>
    <style:style style:name="T798" style:family="text">
      <style:text-properties officeooo:rsid="1520f6ef"/>
    </style:style>
    <style:style style:name="T799" style:family="text">
      <style:text-properties officeooo:rsid="1521a885"/>
    </style:style>
    <style:style style:name="T800" style:family="text">
      <style:text-properties officeooo:rsid="1521fa78"/>
    </style:style>
    <style:style style:name="T801" style:family="text">
      <style:text-properties officeooo:rsid="15237d6a"/>
    </style:style>
    <style:style style:name="T802" style:family="text">
      <style:text-properties officeooo:rsid="15245b32"/>
    </style:style>
    <style:style style:name="T803" style:family="text">
      <style:text-properties officeooo:rsid="1528faea"/>
    </style:style>
    <style:style style:name="T804" style:family="text">
      <style:text-properties officeooo:rsid="15294e72"/>
    </style:style>
    <style:style style:name="T805" style:family="text">
      <style:text-properties officeooo:rsid="152bb6bc"/>
    </style:style>
    <style:style style:name="T806" style:family="text">
      <style:text-properties officeooo:rsid="152da71c"/>
    </style:style>
    <style:style style:name="T807" style:family="text">
      <style:text-properties officeooo:rsid="1530fe79"/>
    </style:style>
    <style:style style:name="T808" style:family="text">
      <style:text-properties officeooo:rsid="152eea23"/>
    </style:style>
    <style:style style:name="T809" style:family="text">
      <style:text-properties officeooo:rsid="152f7d7a"/>
    </style:style>
    <style:style style:name="T810" style:family="text">
      <style:text-properties officeooo:rsid="1532af00"/>
    </style:style>
    <style:style style:name="T811" style:family="text">
      <style:text-properties officeooo:rsid="153330a9"/>
    </style:style>
    <style:style style:name="T812" style:family="text">
      <style:text-properties officeooo:rsid="153333db"/>
    </style:style>
    <style:style style:name="T813" style:family="text">
      <style:text-properties officeooo:rsid="153506e4"/>
    </style:style>
    <style:style style:name="T814" style:family="text">
      <style:text-properties officeooo:rsid="153701b5"/>
    </style:style>
    <style:style style:name="T815" style:family="text">
      <style:text-properties officeooo:rsid="1537dbbd"/>
    </style:style>
    <style:style style:name="T816" style:family="text">
      <style:text-properties officeooo:rsid="1537e7e7"/>
    </style:style>
    <style:style style:name="T817" style:family="text">
      <style:text-properties officeooo:rsid="15390cad"/>
    </style:style>
    <style:style style:name="T818" style:family="text">
      <style:text-properties fo:font-style="italic" officeooo:rsid="15390cad"/>
    </style:style>
    <style:style style:name="T819" style:family="text">
      <style:text-properties fo:font-style="italic" officeooo:rsid="153a692d"/>
    </style:style>
    <style:style style:name="T820" style:family="text">
      <style:text-properties officeooo:rsid="153b75c3"/>
    </style:style>
    <style:style style:name="T821" style:family="text">
      <style:text-properties officeooo:rsid="153d5338"/>
    </style:style>
    <style:style style:name="T822" style:family="text">
      <style:text-properties officeooo:rsid="153de77a"/>
    </style:style>
    <style:style style:name="T823" style:family="text">
      <style:text-properties officeooo:rsid="153e48cc"/>
    </style:style>
    <style:style style:name="T824" style:family="text">
      <style:text-properties officeooo:rsid="153ef299"/>
    </style:style>
    <style:style style:name="T825" style:family="text">
      <style:text-properties officeooo:rsid="153f9760"/>
    </style:style>
    <style:style style:name="T826" style:family="text">
      <style:text-properties officeooo:rsid="15405521"/>
    </style:style>
    <style:style style:name="T827" style:family="text">
      <style:text-properties officeooo:rsid="138dde6b"/>
    </style:style>
    <style:style style:name="T828" style:family="text">
      <style:text-properties officeooo:rsid="154235c2"/>
    </style:style>
    <style:style style:name="T829" style:family="text">
      <style:text-properties officeooo:rsid="1543630a"/>
    </style:style>
    <style:style style:name="T830" style:family="text">
      <style:text-properties officeooo:rsid="13873a07"/>
    </style:style>
    <style:style style:name="T831" style:family="text">
      <style:text-properties officeooo:rsid="138dae1a"/>
    </style:style>
    <style:style style:name="T832" style:family="text">
      <style:text-properties officeooo:rsid="154475c1"/>
    </style:style>
    <style:style style:name="T833" style:family="text">
      <style:text-properties officeooo:rsid="15448308"/>
    </style:style>
    <style:style style:name="T834" style:family="text">
      <style:text-properties officeooo:rsid="15464b6d"/>
    </style:style>
    <style:style style:name="T835" style:family="text">
      <style:text-properties officeooo:rsid="15466bfa"/>
    </style:style>
    <style:style style:name="T836" style:family="text">
      <style:text-properties officeooo:rsid="154874c0"/>
    </style:style>
    <style:style style:name="T837" style:family="text">
      <style:text-properties officeooo:rsid="1549a49e"/>
    </style:style>
    <style:style style:name="T838" style:family="text">
      <style:text-properties officeooo:rsid="154abb35"/>
    </style:style>
    <style:style style:name="T839" style:family="text">
      <style:text-properties officeooo:rsid="154d4ab9"/>
    </style:style>
    <style:style style:name="T840" style:family="text">
      <style:text-properties fo:font-style="italic" officeooo:rsid="1389c738"/>
    </style:style>
    <style:style style:name="T841" style:family="text">
      <style:text-properties fo:font-style="italic" officeooo:rsid="154bf4f4"/>
    </style:style>
    <style:style style:name="T842" style:family="text">
      <style:text-properties fo:font-style="italic" officeooo:rsid="13890c3d"/>
    </style:style>
    <style:style style:name="T843" style:family="text">
      <style:text-properties officeooo:rsid="154e7ec1"/>
    </style:style>
    <style:style style:name="T844" style:family="text">
      <style:text-properties officeooo:rsid="15503f02"/>
    </style:style>
    <style:style style:name="T845" style:family="text">
      <style:text-properties officeooo:rsid="138af6be"/>
    </style:style>
    <style:style style:name="T846" style:family="text">
      <style:text-properties officeooo:rsid="1550e61f"/>
    </style:style>
    <style:style style:name="T847" style:family="text">
      <style:text-properties officeooo:rsid="155145a3"/>
    </style:style>
    <style:style style:name="T848" style:family="text">
      <style:text-properties officeooo:rsid="138c86b5"/>
    </style:style>
    <style:style style:name="T849" style:family="text">
      <style:text-properties officeooo:rsid="155345a1"/>
    </style:style>
    <style:style style:name="T850" style:family="text">
      <style:text-properties officeooo:rsid="1553eee0"/>
    </style:style>
    <style:style style:name="T851" style:family="text">
      <style:text-properties officeooo:rsid="1555645f"/>
    </style:style>
    <style:style style:name="T852" style:family="text">
      <style:text-properties officeooo:rsid="1551e2be"/>
    </style:style>
    <style:style style:name="T853" style:family="text">
      <style:text-properties officeooo:rsid="15567cd6"/>
    </style:style>
    <style:style style:name="T854" style:family="text">
      <style:text-properties officeooo:rsid="155706ad"/>
    </style:style>
    <style:style style:name="T855" style:family="text">
      <style:text-properties officeooo:rsid="1557ec0f"/>
    </style:style>
    <style:style style:name="T856" style:family="text">
      <style:text-properties officeooo:rsid="155ad668"/>
    </style:style>
    <style:style style:name="T857" style:family="text">
      <style:text-properties officeooo:rsid="1558f751"/>
    </style:style>
    <style:style style:name="T858" style:family="text">
      <style:text-properties officeooo:rsid="1559928e"/>
    </style:style>
    <style:style style:name="T859" style:family="text">
      <style:text-properties officeooo:rsid="155a9c58"/>
    </style:style>
    <style:style style:name="T860" style:family="text">
      <style:text-properties officeooo:rsid="155cc5ef"/>
    </style:style>
    <style:style style:name="T861" style:family="text">
      <style:text-properties officeooo:rsid="155e41a4"/>
    </style:style>
    <style:style style:name="T862" style:family="text">
      <style:text-properties officeooo:rsid="155f204f"/>
    </style:style>
    <style:style style:name="T863" style:family="text">
      <style:text-properties officeooo:rsid="1560d76f"/>
    </style:style>
    <style:style style:name="T864" style:family="text">
      <style:text-properties officeooo:rsid="1562b784"/>
    </style:style>
    <style:style style:name="T865" style:family="text">
      <style:text-properties officeooo:rsid="15631a2b"/>
    </style:style>
    <style:style style:name="T866" style:family="text">
      <style:text-properties officeooo:rsid="1563bab2"/>
    </style:style>
    <style:style style:name="T867" style:family="text">
      <style:text-properties officeooo:rsid="15654e1c"/>
    </style:style>
    <style:style style:name="T868" style:family="text">
      <style:text-properties officeooo:rsid="15660d8c"/>
    </style:style>
    <style:style style:name="T869" style:family="text">
      <style:text-properties officeooo:rsid="15669cdd"/>
    </style:style>
    <style:style style:name="T870" style:family="text">
      <style:text-properties officeooo:rsid="156795b4"/>
    </style:style>
    <style:style style:name="T871" style:family="text">
      <style:text-properties officeooo:rsid="1568bc1f"/>
    </style:style>
    <style:style style:name="T872" style:family="text">
      <style:text-properties officeooo:rsid="156b2883"/>
    </style:style>
    <style:style style:name="T873" style:family="text">
      <style:text-properties officeooo:rsid="156c9ea0"/>
    </style:style>
    <style:style style:name="T874" style:family="text">
      <style:text-properties officeooo:rsid="156cb45c"/>
    </style:style>
    <style:style style:name="T875" style:family="text">
      <style:text-properties officeooo:rsid="156cf353"/>
    </style:style>
    <style:style style:name="T876" style:family="text">
      <style:text-properties officeooo:rsid="156e5a2f"/>
    </style:style>
    <style:style style:name="T877" style:family="text">
      <style:text-properties officeooo:rsid="156f8acf"/>
    </style:style>
    <style:style style:name="T878" style:family="text">
      <style:text-properties officeooo:rsid="157311bf"/>
    </style:style>
    <style:style style:name="T879" style:family="text">
      <style:text-properties officeooo:rsid="1574712f"/>
    </style:style>
    <style:style style:name="T880" style:family="text">
      <style:text-properties officeooo:rsid="1575464b"/>
    </style:style>
    <style:style style:name="T881" style:family="text">
      <style:text-properties officeooo:rsid="1575f077"/>
    </style:style>
    <style:style style:name="T882" style:family="text">
      <style:text-properties officeooo:rsid="1577968b"/>
    </style:style>
    <style:style style:name="T883" style:family="text">
      <style:text-properties officeooo:rsid="1578339d"/>
    </style:style>
    <style:style style:name="T884" style:family="text">
      <style:text-properties officeooo:rsid="1578ca6f"/>
    </style:style>
    <style:style style:name="T885" style:family="text">
      <style:text-properties officeooo:rsid="157ac54e"/>
    </style:style>
    <style:style style:name="T886" style:family="text">
      <style:text-properties officeooo:rsid="157adc08"/>
    </style:style>
    <style:style style:name="T887" style:family="text">
      <style:text-properties officeooo:rsid="157afba6"/>
    </style:style>
    <style:style style:name="T888" style:family="text">
      <style:text-properties officeooo:rsid="157d23f9"/>
    </style:style>
    <style:style style:name="T889" style:family="text">
      <style:text-properties officeooo:rsid="157d6709"/>
    </style:style>
    <style:style style:name="T890" style:family="text">
      <style:text-properties officeooo:rsid="157db6f7"/>
    </style:style>
    <style:style style:name="T891" style:family="text">
      <style:text-properties officeooo:rsid="157f3ac7"/>
    </style:style>
    <style:style style:name="T892" style:family="text">
      <style:text-properties officeooo:rsid="158096b3"/>
    </style:style>
    <style:style style:name="T893" style:family="text">
      <style:text-properties officeooo:rsid="1580e98e"/>
    </style:style>
    <style:style style:name="T894" style:family="text">
      <style:text-properties officeooo:rsid="158190cc"/>
    </style:style>
    <style:style style:name="T895" style:family="text">
      <style:text-properties officeooo:rsid="1582f0c1"/>
    </style:style>
    <style:style style:name="T896" style:family="text">
      <style:text-properties officeooo:rsid="1582f8a0"/>
    </style:style>
    <style:style style:name="T897" style:family="text">
      <style:text-properties officeooo:rsid="15847102"/>
    </style:style>
    <style:style style:name="T898" style:family="text">
      <style:text-properties officeooo:rsid="1585df22"/>
    </style:style>
    <style:style style:name="T899" style:family="text">
      <style:text-properties officeooo:rsid="15867af9"/>
    </style:style>
    <style:style style:name="T900" style:family="text">
      <style:text-properties officeooo:rsid="1587bdba"/>
    </style:style>
    <style:style style:name="T901" style:family="text">
      <style:text-properties officeooo:rsid="1588a7e8"/>
    </style:style>
    <style:style style:name="T902" style:family="text">
      <style:text-properties officeooo:rsid="1588f926"/>
    </style:style>
    <style:style style:name="T903" style:family="text">
      <style:text-properties officeooo:rsid="15895831"/>
    </style:style>
    <style:style style:name="T904" style:family="text">
      <style:text-properties officeooo:rsid="158a9a9d"/>
    </style:style>
    <style:style style:name="T905" style:family="text">
      <style:text-properties officeooo:rsid="158b8b5e"/>
    </style:style>
    <style:style style:name="T906" style:family="text">
      <style:text-properties officeooo:rsid="158ee3b8"/>
    </style:style>
    <style:style style:name="T907" style:family="text">
      <style:text-properties officeooo:rsid="1590863c"/>
    </style:style>
    <style:style style:name="T908" style:family="text">
      <style:text-properties officeooo:rsid="1591c14f"/>
    </style:style>
    <style:style style:name="T909" style:family="text">
      <style:text-properties officeooo:rsid="15933bb7"/>
    </style:style>
    <style:style style:name="T910" style:family="text">
      <style:text-properties officeooo:rsid="1593d738"/>
    </style:style>
    <style:style style:name="T911" style:family="text">
      <style:text-properties officeooo:rsid="159436de"/>
    </style:style>
    <style:style style:name="T912" style:family="text">
      <style:text-properties officeooo:rsid="159438e5"/>
    </style:style>
    <style:style style:name="T913" style:family="text">
      <style:text-properties officeooo:rsid="15962e8a"/>
    </style:style>
    <style:style style:name="T914" style:family="text">
      <style:text-properties officeooo:rsid="159968bf"/>
    </style:style>
    <style:style style:name="T915" style:family="text">
      <style:text-properties officeooo:rsid="159a8b8c"/>
    </style:style>
    <style:style style:name="T916" style:family="text">
      <style:text-properties officeooo:rsid="159c6a97"/>
    </style:style>
    <style:style style:name="T917" style:family="text">
      <style:text-properties officeooo:rsid="1398f374"/>
    </style:style>
    <style:style style:name="T918" style:family="text">
      <style:text-properties officeooo:rsid="159cc7fb"/>
    </style:style>
    <style:style style:name="T919" style:family="text">
      <style:text-properties officeooo:rsid="1399236d"/>
    </style:style>
    <style:style style:name="T920" style:family="text">
      <style:text-properties officeooo:rsid="159df825"/>
    </style:style>
    <style:style style:name="T921" style:family="text">
      <style:text-properties officeooo:rsid="159e717f"/>
    </style:style>
    <style:style style:name="T922" style:family="text">
      <style:text-properties officeooo:rsid="103ba2d8"/>
    </style:style>
    <style:style style:name="T923" style:family="text">
      <style:text-properties officeooo:rsid="140f3ec2"/>
    </style:style>
    <style:style style:name="T924" style:family="text">
      <style:text-properties officeooo:rsid="140cc8f9"/>
    </style:style>
    <style:style style:name="T925" style:family="text">
      <style:text-properties officeooo:rsid="1414c937"/>
    </style:style>
    <style:style style:name="T926" style:family="text">
      <style:text-properties officeooo:rsid="140db9c2"/>
    </style:style>
    <style:style style:name="T927" style:family="text">
      <style:text-properties fo:color="#000000" loext:opacity="100%" style:font-name="Liberation Serif" fo:language="uk" fo:country="UA" fo:font-style="normal" officeooo:rsid="140f3ec2" style:font-style-asian="normal" style:font-style-complex="normal"/>
    </style:style>
    <style:style style:name="T928" style:family="text">
      <style:text-properties fo:color="#000000" loext:opacity="100%" style:font-name="Liberation Serif" fo:language="uk" fo:country="UA" fo:font-style="normal" officeooo:rsid="159efa8d" style:font-style-asian="normal" style:font-style-complex="normal"/>
    </style:style>
    <style:style style:name="T929" style:family="text">
      <style:text-properties fo:color="#000000" loext:opacity="100%" style:font-name="Liberation Serif" fo:language="uk" fo:country="UA" fo:font-style="normal" officeooo:rsid="1414c937" style:font-style-asian="normal" style:font-style-complex="normal"/>
    </style:style>
    <style:style style:name="T930" style:family="text">
      <style:text-properties officeooo:rsid="14153e0c"/>
    </style:style>
    <style:style style:name="T931" style:family="text">
      <style:text-properties officeooo:rsid="159f15dd"/>
    </style:style>
    <style:style style:name="T932" style:family="text">
      <style:text-properties officeooo:rsid="159fe41f"/>
    </style:style>
    <style:style style:name="T933" style:family="text">
      <style:text-properties officeooo:rsid="15a276e0"/>
    </style:style>
    <style:style style:name="T934" style:family="text">
      <style:text-properties officeooo:rsid="15a284d1"/>
    </style:style>
    <style:style style:name="T935" style:family="text">
      <style:text-properties officeooo:rsid="15a40034"/>
    </style:style>
    <style:style style:name="T936" style:family="text">
      <style:text-properties fo:font-style="italic" officeooo:rsid="1417d77c"/>
    </style:style>
    <style:style style:name="T937" style:family="text">
      <style:text-properties fo:font-style="italic" officeooo:rsid="1419d574"/>
    </style:style>
    <style:style style:name="T938" style:family="text">
      <style:text-properties fo:font-style="italic" officeooo:rsid="15a698e4"/>
    </style:style>
    <style:style style:name="T939" style:family="text">
      <style:text-properties fo:font-style="italic" officeooo:rsid="141ab6f8"/>
    </style:style>
    <style:style style:name="T940" style:family="text">
      <style:text-properties officeooo:rsid="15a7f2b9"/>
    </style:style>
    <style:style style:name="T941" style:family="text">
      <style:text-properties officeooo:rsid="15a8818a"/>
    </style:style>
    <style:style style:name="T942" style:family="text">
      <style:text-properties officeooo:rsid="141bad0c"/>
    </style:style>
    <style:style style:name="T943" style:family="text">
      <style:text-properties officeooo:rsid="141c4815"/>
    </style:style>
    <style:style style:name="T944" style:family="text">
      <style:text-properties officeooo:rsid="141d9ee2"/>
    </style:style>
    <style:style style:name="T945" style:family="text">
      <style:text-properties officeooo:rsid="141eb0ab"/>
    </style:style>
    <style:style style:name="T946" style:family="text">
      <style:text-properties officeooo:rsid="15aac10d"/>
    </style:style>
    <style:style style:name="T947" style:family="text">
      <style:text-properties officeooo:rsid="141ef807"/>
    </style:style>
    <style:style style:name="T948" style:family="text">
      <style:text-properties officeooo:rsid="15abc618"/>
    </style:style>
    <style:style style:name="T949" style:family="text">
      <style:text-properties officeooo:rsid="1421b7ae"/>
    </style:style>
    <style:style style:name="T950" style:family="text">
      <style:text-properties officeooo:rsid="14241d0f"/>
    </style:style>
    <style:style style:name="T951" style:family="text">
      <style:text-properties officeooo:rsid="15b086ac"/>
    </style:style>
    <style:style style:name="T952" style:family="text">
      <style:text-properties officeooo:rsid="14243c95"/>
    </style:style>
    <style:style style:name="T953" style:family="text">
      <style:text-properties officeooo:rsid="15b14569"/>
    </style:style>
    <style:style style:name="T954" style:family="text">
      <style:text-properties officeooo:rsid="15b252b2"/>
    </style:style>
    <style:style style:name="T955" style:family="text">
      <style:text-properties officeooo:rsid="15b40962"/>
    </style:style>
    <style:style style:name="T956" style:family="text">
      <style:text-properties officeooo:rsid="15b4709e"/>
    </style:style>
    <style:style style:name="T957" style:family="text">
      <style:text-properties officeooo:rsid="15b4f1d7"/>
    </style:style>
    <style:style style:name="T958" style:family="text">
      <style:text-properties fo:font-style="italic" officeooo:rsid="1425a6f1"/>
    </style:style>
    <style:style style:name="T959" style:family="text">
      <style:text-properties officeooo:rsid="1425a6f1"/>
    </style:style>
    <style:style style:name="T960" style:family="text">
      <style:text-properties officeooo:rsid="14271585"/>
    </style:style>
    <style:style style:name="T961" style:family="text">
      <style:text-properties fo:color="#000000" loext:opacity="100%" style:font-name="Liberation Serif" fo:language="uk" fo:country="UA" fo:font-style="normal" officeooo:rsid="14271585" style:font-style-asian="normal" style:font-style-complex="normal"/>
    </style:style>
    <style:style style:name="T962" style:family="text">
      <style:text-properties officeooo:rsid="15b9d551"/>
    </style:style>
    <style:style style:name="T963" style:family="text">
      <style:text-properties officeooo:rsid="1427df1e"/>
    </style:style>
    <style:style style:name="T964" style:family="text">
      <style:text-properties officeooo:rsid="1428cb98"/>
    </style:style>
    <style:style style:name="T965" style:family="text">
      <style:text-properties officeooo:rsid="1429d8d2"/>
    </style:style>
    <style:style style:name="T966" style:family="text">
      <style:text-properties officeooo:rsid="15bb315a"/>
    </style:style>
    <style:style style:name="T967" style:family="text">
      <style:text-properties officeooo:rsid="142cd794"/>
    </style:style>
    <style:style style:name="T968" style:family="text">
      <style:text-properties officeooo:rsid="15bdce20"/>
    </style:style>
    <style:style style:name="T969" style:family="text">
      <style:text-properties officeooo:rsid="142df6d8"/>
    </style:style>
    <style:style style:name="T970" style:family="text">
      <style:text-properties officeooo:rsid="15bf958b"/>
    </style:style>
    <style:style style:name="T971" style:family="text">
      <style:text-properties officeooo:rsid="15c28102"/>
    </style:style>
    <style:style style:name="T972" style:family="text">
      <style:text-properties officeooo:rsid="142ea6c3"/>
    </style:style>
    <style:style style:name="T973" style:family="text">
      <style:text-properties officeooo:rsid="142eff1f"/>
    </style:style>
    <style:style style:name="T974" style:family="text">
      <style:text-properties officeooo:rsid="1430d535"/>
    </style:style>
    <style:style style:name="T975" style:family="text">
      <style:text-properties officeooo:rsid="15c3df88"/>
    </style:style>
    <style:style style:name="T976" style:family="text">
      <style:text-properties officeooo:rsid="15c57669"/>
    </style:style>
    <style:style style:name="T977" style:family="text">
      <style:text-properties officeooo:rsid="14316417"/>
    </style:style>
    <style:style style:name="T978" style:family="text">
      <style:text-properties officeooo:rsid="14324cab"/>
    </style:style>
    <style:style style:name="T979" style:family="text">
      <style:text-properties officeooo:rsid="14335efd"/>
    </style:style>
    <style:style style:name="T980" style:family="text">
      <style:text-properties officeooo:rsid="15c652a2"/>
    </style:style>
    <style:style style:name="T981" style:family="text">
      <style:text-properties officeooo:rsid="15c67f5b"/>
    </style:style>
    <style:style style:name="T982" style:family="text">
      <style:text-properties officeooo:rsid="15c81f83"/>
    </style:style>
    <style:style style:name="T983" style:family="text">
      <style:text-properties officeooo:rsid="15c9c421"/>
    </style:style>
    <style:style style:name="T984" style:family="text">
      <style:text-properties officeooo:rsid="15cb4ca8"/>
    </style:style>
    <style:style style:name="T985" style:family="text">
      <style:text-properties officeooo:rsid="15cbc173"/>
    </style:style>
    <style:style style:name="T986" style:family="text">
      <style:text-properties officeooo:rsid="15cced15"/>
    </style:style>
    <style:style style:name="T987" style:family="text">
      <style:text-properties officeooo:rsid="15cde2c9"/>
    </style:style>
    <style:style style:name="T988" style:family="text">
      <style:text-properties officeooo:rsid="15cfa549"/>
    </style:style>
    <style:style style:name="T989" style:family="text">
      <style:text-properties officeooo:rsid="15d111d4"/>
    </style:style>
    <style:style style:name="T990" style:family="text">
      <style:text-properties officeooo:rsid="15d15d1c"/>
    </style:style>
    <style:style style:name="T991" style:family="text">
      <style:text-properties officeooo:rsid="15d19b21"/>
    </style:style>
    <style:style style:name="T992" style:family="text">
      <style:text-properties officeooo:rsid="15d22e61"/>
    </style:style>
    <style:style style:name="T993" style:family="text">
      <style:text-properties officeooo:rsid="15d40e9e"/>
    </style:style>
    <style:style style:name="T994" style:family="text">
      <style:text-properties officeooo:rsid="15d47104"/>
    </style:style>
    <style:style style:name="T995" style:family="text">
      <style:text-properties officeooo:rsid="15d5e396"/>
    </style:style>
    <style:style style:name="T996" style:family="text">
      <style:text-properties officeooo:rsid="15d702e3"/>
    </style:style>
    <style:style style:name="T997" style:family="text">
      <style:text-properties officeooo:rsid="15d87c53"/>
    </style:style>
    <style:style style:name="T998" style:family="text">
      <style:text-properties officeooo:rsid="15da36d0"/>
    </style:style>
    <style:style style:name="T999" style:family="text">
      <style:text-properties officeooo:rsid="15da4264"/>
    </style:style>
    <style:style style:name="T1000" style:family="text">
      <style:text-properties officeooo:rsid="15db1ab0"/>
    </style:style>
    <style:style style:name="T1001" style:family="text">
      <style:text-properties officeooo:rsid="15dcb463"/>
    </style:style>
    <style:style style:name="T1002" style:family="text">
      <style:text-properties officeooo:rsid="15de1698"/>
    </style:style>
    <style:style style:name="T1003" style:family="text">
      <style:text-properties officeooo:rsid="15de69e4"/>
    </style:style>
    <style:style style:name="T1004" style:family="text">
      <style:text-properties officeooo:rsid="15ddd8a3"/>
    </style:style>
    <style:style style:name="T1005" style:family="text">
      <style:text-properties officeooo:rsid="15df9a45"/>
    </style:style>
    <style:style style:name="T1006" style:family="text">
      <style:text-properties officeooo:rsid="15e09cc8"/>
    </style:style>
    <style:style style:name="T1007" style:family="text">
      <style:text-properties officeooo:rsid="15e0ca30"/>
    </style:style>
    <style:style style:name="T1008" style:family="text">
      <style:text-properties officeooo:rsid="15e288bd"/>
    </style:style>
    <style:style style:name="T1009" style:family="text">
      <style:text-properties officeooo:rsid="15e35b11"/>
    </style:style>
    <style:style style:name="T1010" style:family="text">
      <style:text-properties officeooo:rsid="15e36775"/>
    </style:style>
    <style:style style:name="T1011" style:family="text">
      <style:text-properties officeooo:rsid="15e39a74"/>
    </style:style>
    <style:style style:name="T1012" style:family="text">
      <style:text-properties officeooo:rsid="15e59230"/>
    </style:style>
    <style:style style:name="T1013" style:family="text">
      <style:text-properties officeooo:rsid="15e8e07a"/>
    </style:style>
    <style:style style:name="T1014" style:family="text">
      <style:text-properties officeooo:rsid="15e76ba3"/>
    </style:style>
    <style:style style:name="T1015" style:family="text">
      <style:text-properties officeooo:rsid="15ea8287"/>
    </style:style>
    <style:style style:name="T1016" style:family="text">
      <style:text-properties officeooo:rsid="15ebfac4"/>
    </style:style>
    <style:style style:name="T1017" style:family="text">
      <style:text-properties officeooo:rsid="15ed35c0"/>
    </style:style>
    <style:style style:name="T1018" style:family="text">
      <style:text-properties officeooo:rsid="15ee3bb8"/>
    </style:style>
    <style:style style:name="T1019" style:family="text">
      <style:text-properties officeooo:rsid="15f1f67a"/>
    </style:style>
    <style:style style:name="T1020" style:family="text">
      <style:text-properties officeooo:rsid="15f3db54"/>
    </style:style>
    <style:style style:name="T1021" style:family="text">
      <style:text-properties officeooo:rsid="15f3ef70"/>
    </style:style>
    <style:style style:name="T1022" style:family="text">
      <style:text-properties officeooo:rsid="15eff568"/>
    </style:style>
    <style:style style:name="T1023" style:family="text">
      <style:text-properties officeooo:rsid="15f70b19"/>
    </style:style>
    <style:style style:name="T1024" style:family="text">
      <style:text-properties officeooo:rsid="15f8bcc7"/>
    </style:style>
    <style:style style:name="T1025" style:family="text">
      <style:text-properties officeooo:rsid="15f952f6"/>
    </style:style>
    <style:style style:name="T1026" style:family="text">
      <style:text-properties officeooo:rsid="15fa5e03"/>
    </style:style>
    <style:style style:name="T1027" style:family="text">
      <style:text-properties officeooo:rsid="15fae251"/>
    </style:style>
    <style:style style:name="T1028" style:family="text">
      <style:text-properties officeooo:rsid="15fc8a62"/>
    </style:style>
    <style:style style:name="T1029" style:family="text">
      <style:text-properties officeooo:rsid="15fceedf"/>
    </style:style>
    <style:style style:name="T1030" style:family="text">
      <style:text-properties officeooo:rsid="15fd635a"/>
    </style:style>
    <style:style style:name="T1031" style:family="text">
      <style:text-properties officeooo:rsid="15fe8fa4"/>
    </style:style>
    <style:style style:name="T1032" style:family="text">
      <style:text-properties officeooo:rsid="15ff1ea1"/>
    </style:style>
    <style:style style:name="T1033" style:family="text">
      <style:text-properties officeooo:rsid="15fffa26"/>
    </style:style>
    <style:style style:name="T1034" style:family="text">
      <style:text-properties officeooo:rsid="160047b6"/>
    </style:style>
    <style:style style:name="T1035" style:family="text">
      <style:text-properties officeooo:rsid="16019ce8"/>
    </style:style>
    <style:style style:name="T1036" style:family="text">
      <style:text-properties officeooo:rsid="1603cf02"/>
    </style:style>
    <style:style style:name="T1037" style:family="text">
      <style:text-properties officeooo:rsid="16049e33"/>
    </style:style>
    <style:style style:name="T1038" style:family="text">
      <style:text-properties officeooo:rsid="16058ad4"/>
    </style:style>
    <style:style style:name="T1039" style:family="text">
      <style:text-properties officeooo:rsid="16071be6"/>
    </style:style>
    <style:style style:name="T1040" style:family="text">
      <style:text-properties officeooo:rsid="160818cf"/>
    </style:style>
    <style:style style:name="T1041" style:family="text">
      <style:text-properties officeooo:rsid="1608ace9"/>
    </style:style>
    <style:style style:name="T1042" style:family="text">
      <style:text-properties officeooo:rsid="1609a348"/>
    </style:style>
    <style:style style:name="T1043" style:family="text">
      <style:text-properties officeooo:rsid="160ae72d"/>
    </style:style>
    <style:style style:name="T1044" style:family="text">
      <style:text-properties officeooo:rsid="160bc8f2"/>
    </style:style>
    <style:style style:name="T1045" style:family="text">
      <style:text-properties officeooo:rsid="160eb4ea"/>
    </style:style>
    <style:style style:name="T1046" style:family="text">
      <style:text-properties officeooo:rsid="1610ada9"/>
    </style:style>
    <style:style style:name="T1047" style:family="text">
      <style:text-properties officeooo:rsid="1610e5a9"/>
    </style:style>
    <style:style style:name="T1048" style:family="text">
      <style:text-properties officeooo:rsid="1611e4ba"/>
    </style:style>
    <style:style style:name="T1049" style:family="text">
      <style:text-properties officeooo:rsid="1613ba65"/>
    </style:style>
    <style:style style:name="T1050" style:family="text">
      <style:text-properties officeooo:rsid="16151c9f"/>
    </style:style>
    <style:style style:name="T1051" style:family="text">
      <style:text-properties officeooo:rsid="16174f9d"/>
    </style:style>
    <style:style style:name="T1052" style:family="text">
      <style:text-properties officeooo:rsid="1616436f"/>
    </style:style>
    <style:style style:name="T1053" style:family="text">
      <style:text-properties officeooo:rsid="16193b44"/>
    </style:style>
    <style:style style:name="T1054" style:family="text">
      <style:text-properties officeooo:rsid="161aa1ec"/>
    </style:style>
    <style:style style:name="T1055" style:family="text">
      <style:text-properties officeooo:rsid="161c317f"/>
    </style:style>
    <style:style style:name="T1056" style:family="text">
      <style:text-properties officeooo:rsid="161e0458"/>
    </style:style>
    <style:style style:name="T1057" style:family="text">
      <style:text-properties officeooo:rsid="161e2ba5"/>
    </style:style>
    <style:style style:name="T1058" style:family="text">
      <style:text-properties officeooo:rsid="161f44e4"/>
    </style:style>
    <style:style style:name="T1059" style:family="text">
      <style:text-properties officeooo:rsid="161f9315"/>
    </style:style>
    <style:style style:name="T1060" style:family="text">
      <style:text-properties officeooo:rsid="1620b609"/>
    </style:style>
    <style:style style:name="T1061" style:family="text">
      <style:text-properties officeooo:rsid="1621934a"/>
    </style:style>
    <style:style style:name="T1062" style:family="text">
      <style:text-properties officeooo:rsid="16228869"/>
    </style:style>
    <style:style style:name="T1063" style:family="text">
      <style:text-properties officeooo:rsid="16239c86"/>
    </style:style>
    <style:style style:name="T1064" style:family="text">
      <style:text-properties officeooo:rsid="1624c381"/>
    </style:style>
    <style:style style:name="T1065" style:family="text">
      <style:text-properties officeooo:rsid="1624de11"/>
    </style:style>
    <style:style style:name="T1066" style:family="text">
      <style:text-properties officeooo:rsid="1625c51e"/>
    </style:style>
    <style:style style:name="T1067" style:family="text">
      <style:text-properties officeooo:rsid="16274ea7"/>
    </style:style>
    <style:style style:name="T1068" style:family="text">
      <style:text-properties officeooo:rsid="1628ca72"/>
    </style:style>
    <style:style style:name="T1069" style:family="text">
      <style:text-properties officeooo:rsid="1629a531"/>
    </style:style>
    <style:style style:name="T1070" style:family="text">
      <style:text-properties officeooo:rsid="162b7aff"/>
    </style:style>
    <style:style style:name="T1071" style:family="text">
      <style:text-properties officeooo:rsid="162cc083"/>
    </style:style>
    <style:style style:name="T1072" style:family="text">
      <style:text-properties officeooo:rsid="162e040c"/>
    </style:style>
    <style:style style:name="T1073" style:family="text">
      <style:text-properties officeooo:rsid="162fd415"/>
    </style:style>
    <style:style style:name="T1074" style:family="text">
      <style:text-properties officeooo:rsid="1631d371"/>
    </style:style>
    <style:style style:name="T1075" style:family="text">
      <style:text-properties officeooo:rsid="16324c99"/>
    </style:style>
    <style:style style:name="T1076" style:family="text">
      <style:text-properties officeooo:rsid="1633b174"/>
    </style:style>
    <style:style style:name="T1077" style:family="text">
      <style:text-properties officeooo:rsid="16365dab"/>
    </style:style>
    <style:style style:name="T1078" style:family="text">
      <style:text-properties officeooo:rsid="16366b71"/>
    </style:style>
    <style:style style:name="T1079" style:family="text">
      <style:text-properties officeooo:rsid="1636f174"/>
    </style:style>
    <style:style style:name="T1080" style:family="text">
      <style:text-properties officeooo:rsid="16383aaa"/>
    </style:style>
    <style:style style:name="T1081" style:family="text">
      <style:text-properties officeooo:rsid="1639795e"/>
    </style:style>
    <style:style style:name="T1082" style:family="text">
      <style:text-properties officeooo:rsid="1639d616"/>
    </style:style>
    <style:style style:name="T1083" style:family="text">
      <style:text-properties officeooo:rsid="163bb43f"/>
    </style:style>
    <style:style style:name="T1084" style:family="text">
      <style:text-properties officeooo:rsid="163da0ed"/>
    </style:style>
    <style:style style:name="T1085" style:family="text">
      <style:text-properties officeooo:rsid="163e4d5c"/>
    </style:style>
    <style:style style:name="T1086" style:family="text">
      <style:text-properties officeooo:rsid="163fb382"/>
    </style:style>
    <style:style style:name="T1087" style:family="text">
      <style:text-properties officeooo:rsid="16419127"/>
    </style:style>
    <style:style style:name="T1088" style:family="text">
      <style:text-properties officeooo:rsid="16429eac"/>
    </style:style>
    <style:style style:name="T1089" style:family="text">
      <style:text-properties officeooo:rsid="16443c69"/>
    </style:style>
    <style:style style:name="T1090" style:family="text">
      <style:text-properties officeooo:rsid="16460b2b"/>
    </style:style>
    <style:style style:name="T1091" style:family="text">
      <style:text-properties officeooo:rsid="16469887"/>
    </style:style>
    <style:style style:name="T1092" style:family="text">
      <style:text-properties officeooo:rsid="16488064"/>
    </style:style>
    <style:style style:name="T1093" style:family="text">
      <style:text-properties officeooo:rsid="1648f317"/>
    </style:style>
    <style:style style:name="T1094" style:family="text">
      <style:text-properties officeooo:rsid="164907f4"/>
    </style:style>
    <style:style style:name="T1095" style:family="text">
      <style:text-properties officeooo:rsid="164a8eec"/>
    </style:style>
    <style:style style:name="T1096" style:family="text">
      <style:text-properties officeooo:rsid="164b6603"/>
    </style:style>
    <style:style style:name="T1097" style:family="text">
      <style:text-properties officeooo:rsid="164c2808"/>
    </style:style>
    <style:style style:name="T1098" style:family="text">
      <style:text-properties officeooo:rsid="164cab3d"/>
    </style:style>
    <style:style style:name="T1099" style:family="text">
      <style:text-properties officeooo:rsid="164d3cff"/>
    </style:style>
    <style:style style:name="T1100" style:family="text">
      <style:text-properties officeooo:rsid="164d6616"/>
    </style:style>
    <style:style style:name="T1101" style:family="text">
      <style:text-properties officeooo:rsid="164dea2f"/>
    </style:style>
    <style:style style:name="T1102" style:family="text">
      <style:text-properties officeooo:rsid="164fa6d3"/>
    </style:style>
    <style:style style:name="T1103" style:family="text">
      <style:text-properties officeooo:rsid="16506299"/>
    </style:style>
    <style:style style:name="T1104" style:family="text">
      <style:text-properties officeooo:rsid="16511d5b"/>
    </style:style>
    <style:style style:name="T1105" style:family="text">
      <style:text-properties fo:font-style="italic" officeooo:rsid="1651bc33"/>
    </style:style>
    <style:style style:name="T1106" style:family="text">
      <style:text-properties officeooo:rsid="1651f22e"/>
    </style:style>
    <style:style style:name="T1107" style:family="text">
      <style:text-properties officeooo:rsid="1653c5d5"/>
    </style:style>
    <style:style style:name="T1108" style:family="text">
      <style:text-properties officeooo:rsid="1653dd77"/>
    </style:style>
    <style:style style:name="T1109" style:family="text">
      <style:text-properties officeooo:rsid="16547bd0"/>
    </style:style>
    <style:style style:name="T1110" style:family="text">
      <style:text-properties officeooo:rsid="165508eb"/>
    </style:style>
    <style:style style:name="T1111" style:family="text">
      <style:text-properties fo:color="#000000" loext:opacity="100%" style:font-name="Liberation Serif" fo:language="uk" fo:country="UA" officeooo:rsid="165508eb"/>
    </style:style>
    <style:style style:name="T1112" style:family="text">
      <style:text-properties fo:font-style="normal" officeooo:rsid="16566533" style:font-style-asian="normal" style:font-style-complex="normal"/>
    </style:style>
    <style:style style:name="T1113" style:family="text">
      <style:text-properties fo:font-style="normal" officeooo:rsid="165a6f46" style:font-style-asian="normal" style:font-style-complex="normal"/>
    </style:style>
    <style:style style:name="T1114" style:family="text">
      <style:text-properties officeooo:rsid="16566533"/>
    </style:style>
    <style:style style:name="T1115" style:family="text">
      <style:text-properties officeooo:rsid="165824a8"/>
    </style:style>
    <style:style style:name="T1116" style:family="text">
      <style:text-properties officeooo:rsid="1658d064"/>
    </style:style>
    <style:style style:name="T1117" style:family="text">
      <style:text-properties fo:color="#000000" loext:opacity="100%" style:font-name="Liberation Serif" fo:language="uk" fo:country="UA" fo:font-style="normal" officeooo:rsid="165a6f46" style:font-style-asian="normal" style:font-style-complex="normal"/>
    </style:style>
    <style:style style:name="T1118" style:family="text">
      <style:text-properties officeooo:rsid="165ac24c"/>
    </style:style>
    <style:style style:name="T1119" style:family="text">
      <style:text-properties officeooo:rsid="165bd5e6"/>
    </style:style>
    <style:style style:name="T1120" style:family="text">
      <style:text-properties officeooo:rsid="165d24f1"/>
    </style:style>
    <style:style style:name="T1121" style:family="text">
      <style:text-properties officeooo:rsid="165d6fe7"/>
    </style:style>
    <style:style style:name="T1122" style:family="text">
      <style:text-properties officeooo:rsid="165ec27f"/>
    </style:style>
    <style:style style:name="T1123" style:family="text">
      <style:text-properties officeooo:rsid="165f7fd4"/>
    </style:style>
    <style:style style:name="T1124" style:family="text">
      <style:text-properties officeooo:rsid="165fb01b"/>
    </style:style>
    <style:style style:name="T1125" style:family="text">
      <style:text-properties officeooo:rsid="16609d88"/>
    </style:style>
    <style:style style:name="T1126" style:family="text">
      <style:text-properties officeooo:rsid="1662056c"/>
    </style:style>
    <style:style style:name="T1127" style:family="text">
      <style:text-properties officeooo:rsid="1662866c"/>
    </style:style>
    <style:style style:name="T1128" style:family="text">
      <style:text-properties officeooo:rsid="16632c6b"/>
    </style:style>
    <style:style style:name="T1129" style:family="text">
      <style:text-properties officeooo:rsid="1664d922"/>
    </style:style>
    <style:style style:name="T1130" style:family="text">
      <style:text-properties officeooo:rsid="1665e6d3"/>
    </style:style>
    <style:style style:name="T1131" style:family="text">
      <style:text-properties officeooo:rsid="16669677"/>
    </style:style>
    <style:style style:name="T1132" style:family="text">
      <style:text-properties officeooo:rsid="16683ac6"/>
    </style:style>
    <style:style style:name="T1133" style:family="text">
      <style:text-properties officeooo:rsid="16695e67"/>
    </style:style>
    <style:style style:name="T1134" style:family="text">
      <style:text-properties officeooo:rsid="166b2591"/>
    </style:style>
    <style:style style:name="T1135" style:family="text">
      <style:text-properties officeooo:rsid="166c2168"/>
    </style:style>
    <style:style style:name="T1136" style:family="text">
      <style:text-properties officeooo:rsid="166cfea3"/>
    </style:style>
    <style:style style:name="T1137" style:family="text">
      <style:text-properties officeooo:rsid="166dfd30"/>
    </style:style>
    <style:style style:name="T1138" style:family="text">
      <style:text-properties officeooo:rsid="166ea061"/>
    </style:style>
    <style:style style:name="T1139" style:family="text">
      <style:text-properties officeooo:rsid="166f1f46"/>
    </style:style>
    <style:style style:name="T1140" style:family="text">
      <style:text-properties officeooo:rsid="16710d8c"/>
    </style:style>
    <style:style style:name="T1141" style:family="text">
      <style:text-properties officeooo:rsid="1671306e"/>
    </style:style>
    <style:style style:name="T1142" style:family="text">
      <style:text-properties officeooo:rsid="1671b58e"/>
    </style:style>
    <style:style style:name="T1143" style:family="text">
      <style:text-properties officeooo:rsid="16722c2c"/>
    </style:style>
    <style:style style:name="T1144" style:family="text">
      <style:text-properties officeooo:rsid="1672bd91"/>
    </style:style>
    <style:style style:name="T1145" style:family="text">
      <style:text-properties officeooo:rsid="16735356"/>
    </style:style>
    <style:style style:name="T1146" style:family="text">
      <style:text-properties officeooo:rsid="1673d0bc"/>
    </style:style>
    <style:style style:name="T1147" style:family="text">
      <style:text-properties officeooo:rsid="16748cb1"/>
    </style:style>
    <style:style style:name="T1148" style:family="text">
      <style:text-properties officeooo:rsid="1675b3da"/>
    </style:style>
    <style:style style:name="T1149" style:family="text">
      <style:text-properties officeooo:rsid="1677a648"/>
    </style:style>
    <style:style style:name="T1150" style:family="text">
      <style:text-properties officeooo:rsid="16788a2a"/>
    </style:style>
    <style:style style:name="T1151" style:family="text">
      <style:text-properties officeooo:rsid="167a2955"/>
    </style:style>
    <style:style style:name="T1152" style:family="text">
      <style:text-properties officeooo:rsid="167b2119"/>
    </style:style>
    <style:style style:name="T1153" style:family="text">
      <style:text-properties officeooo:rsid="103c3934"/>
    </style:style>
    <style:style style:name="T1154" style:family="text">
      <style:text-properties officeooo:rsid="13d35ffa"/>
    </style:style>
    <style:style style:name="T1155" style:family="text">
      <style:text-properties officeooo:rsid="13d4d15e"/>
    </style:style>
    <style:style style:name="T1156" style:family="text">
      <style:text-properties officeooo:rsid="13d6df82"/>
    </style:style>
    <style:style style:name="T1157" style:family="text">
      <style:text-properties officeooo:rsid="13d4f674"/>
    </style:style>
    <style:style style:name="T1158" style:family="text">
      <style:text-properties officeooo:rsid="13d712c7"/>
    </style:style>
    <style:style style:name="T1159" style:family="text">
      <style:text-properties officeooo:rsid="13d73ad4"/>
    </style:style>
    <style:style style:name="T1160" style:family="text">
      <style:text-properties officeooo:rsid="13d80193"/>
    </style:style>
    <style:style style:name="T1161" style:family="text">
      <style:text-properties officeooo:rsid="13d9695d"/>
    </style:style>
    <style:style style:name="T1162" style:family="text">
      <style:text-properties officeooo:rsid="13dba507"/>
    </style:style>
    <style:style style:name="T1163" style:family="text">
      <style:text-properties officeooo:rsid="1148622c"/>
    </style:style>
    <style:style style:name="T1164" style:family="text">
      <style:text-properties officeooo:rsid="13e55869"/>
    </style:style>
    <style:style style:name="T1165" style:family="text">
      <style:text-properties officeooo:rsid="13eafb8c"/>
    </style:style>
    <style:style style:name="T1166" style:family="text">
      <style:text-properties officeooo:rsid="13ecd2f9"/>
    </style:style>
    <style:style style:name="T1167" style:family="text">
      <style:text-properties officeooo:rsid="103dcfc1"/>
    </style:style>
    <style:style style:name="T1168" style:family="text">
      <style:text-properties officeooo:rsid="11541390"/>
    </style:style>
    <style:style style:name="T1169" style:family="text">
      <style:text-properties officeooo:rsid="13fcd8c0"/>
    </style:style>
    <style:style style:name="T1170" style:family="text">
      <style:text-properties officeooo:rsid="13fcf48d"/>
    </style:style>
    <style:style style:name="T1171" style:family="text">
      <style:text-properties officeooo:rsid="103fb2ff"/>
    </style:style>
    <style:style style:name="T1172" style:family="text">
      <style:text-properties officeooo:rsid="104010ef"/>
    </style:style>
    <style:style style:name="T1173" style:family="text">
      <style:text-properties officeooo:rsid="10418d17"/>
    </style:style>
    <style:style style:name="T1174" style:family="text">
      <style:text-properties officeooo:rsid="10425232"/>
    </style:style>
    <style:style style:name="T1175" style:family="text">
      <style:text-properties officeooo:rsid="10425ccc"/>
    </style:style>
    <style:style style:name="T1176" style:family="text">
      <style:text-properties officeooo:rsid="104438b9"/>
    </style:style>
    <style:style style:name="T1177" style:family="text">
      <style:text-properties officeooo:rsid="10478491"/>
    </style:style>
    <style:style style:name="T1178" style:family="text">
      <style:text-properties officeooo:rsid="10481ceb"/>
    </style:style>
    <style:style style:name="T1179" style:family="text">
      <style:text-properties officeooo:rsid="1048e663"/>
    </style:style>
    <style:style style:name="T1180" style:family="text">
      <style:text-properties officeooo:rsid="104a4de2"/>
    </style:style>
    <style:style style:name="T1181" style:family="text">
      <style:text-properties officeooo:rsid="104c2993"/>
    </style:style>
    <style:style style:name="T1182" style:family="text">
      <style:text-properties officeooo:rsid="104cb74f"/>
    </style:style>
    <style:style style:name="T1183" style:family="text">
      <style:text-properties officeooo:rsid="104d629e"/>
    </style:style>
    <style:style style:name="T1184" style:family="text">
      <style:text-properties officeooo:rsid="104f3596"/>
    </style:style>
    <style:style style:name="T1185" style:family="text">
      <style:text-properties officeooo:rsid="104f7953"/>
    </style:style>
    <style:style style:name="T1186" style:family="text">
      <style:text-properties officeooo:rsid="105141f9"/>
    </style:style>
    <style:style style:name="T1187" style:family="text">
      <style:text-properties officeooo:rsid="10527c99"/>
    </style:style>
    <style:style style:name="T1188" style:family="text">
      <style:text-properties officeooo:rsid="105325eb"/>
    </style:style>
    <style:style style:name="T1189" style:family="text">
      <style:text-properties officeooo:rsid="1054b0f7"/>
    </style:style>
    <style:style style:name="T1190" style:family="text">
      <style:text-properties officeooo:rsid="1055f89b"/>
    </style:style>
    <style:style style:name="T1191" style:family="text">
      <style:text-properties officeooo:rsid="1057df80"/>
    </style:style>
    <style:style style:name="T1192" style:family="text">
      <style:text-properties officeooo:rsid="10588edf"/>
    </style:style>
    <style:style style:name="T1193" style:family="text">
      <style:text-properties officeooo:rsid="1059703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Обкладинка" text:anchor-type="paragraph" svg:x="-1.499cm" svg:y="-1.499cm" svg:width="20.999cm" svg:height="29.7cm" draw:z-index="5"><draw:image xlink:href="Pictures/100000000000034F0000054BBC164C47.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2" text:outline-level="1" text:is-list-header="true"><text:bookmark-start text:name="__RefHeading___Toc1801_1401849061"/>Про фанфік<text:bookmark-end text:name="__RefHeading___Toc1801_1401849061"/></text:h>
      <text:p text:style-name="Text_20_body">After putting on the Element of Magic, Sunset Shimmer was shown just how much of a monster she really is. But that wasn't all the Elements did to her.</text:p>
      <text:p text:style-name="Text_20_body">Sunset has now been forced to serve penance by answering any question truthfully and by doing anything asked of her, whether she wants to or not.</text:p>
      <text:p text:style-name="Text_20_body">And she really doesn't want to.</text:p>
      <text:p text:style-name="Text_20_body">Until all of the hatred in her heart is gone, Sunset is at the whim of her peers, unbeknownst to them of course. Can her new "friends" help her down the road to redemption?</text:p>
      <text:p text:style-name="Text_20_body"/>
      <text:p text:style-name="P3"><text:span text:style-name="Emphasis">[Від перекладача]</text:span></text:p>
      <text:p text:style-name="P3">Хочу попередити, що цей міститиме в собі: лайку, багато адаптацій (які у деяких можуть викликати передозування фейспалмами).</text:p>
      <text:h text:style-name="P4"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5"><text:span text:style-name="T1">«Long Road to Friendship</text:span>»</text:p>
          </table:table-cell>
        </table:table-row>
        <table:table-row>
          <table:table-cell table:style-name="Технічні_5f_деталі.A2" office:value-type="string">
            <text:p text:style-name="P6"><draw:frame text:anchor-type="as-char" svg:y="-1.713cm" draw:z-index="0" draw:name="QR код до оригінального фанфіка" draw:style-name="gr1" draw:text-style-name="P7" svg:width="4.001cm" svg:height="4.001cm"><draw:image xlink:href="Pictures/10003889000004F6000004F62A885949.svg" xlink:type="simple" xlink:show="embed" xlink:actuate="onLoad" draw:mime-type="image/svg+xml"><text:p/></draw:image><draw:image xlink:href="Pictures/100000010000003C0000003CCF6791AC.png" xlink:type="simple" xlink:show="embed" xlink:actuate="onLoad" draw:mime-type="image/png"/><loext:qrcode office:string-value="https://www.fimfiction.net/story/144198/long-road-to-friendship" loext:qrcode-errorcorrection="high" loext:qrcode-border="1" loext:qrcode-type="0"/></draw:frame></text:p>
          </table:table-cell>
        </table:table-row>
        <table:table-row table:style-name="Технічні_5f_деталі.3">
          <table:table-cell table:style-name="Технічні_5f_деталі.A3" office:value-type="string">
            <text:p text:style-name="P8"><text:a xlink:type="simple" xlink:href="https://www.fimfiction.net/story/144198/long-road-to-friendship" text:style-name="Internet_20_link" text:visited-style-name="Visited_20_Internet_20_Link"><text:span text:style-name="Internet_20_link">https://www.fimfiction.net/story/144198/long-road-to-friendship</text:span></text:a></text:p>
          </table:table-cell>
        </table:table-row>
        <table:table-row>
          <table:table-cell table:style-name="Технічні_5f_деталі.A1" office:value-type="string">
            <text:p text:style-name="P9"><text:span text:style-name="T2">Сторінка автора </text:span><text:span text:style-name="T3">Albi</text:span> <text:span text:style-name="T2">на fimfiction</text:span></text:p>
          </table:table-cell>
        </table:table-row>
        <table:table-row>
          <table:table-cell table:style-name="Технічні_5f_деталі.A2" office:value-type="string">
            <text:p text:style-name="P10"><draw:frame text:anchor-type="as-char" draw:z-index="1" draw:name="QR код до автора фанфіка" draw:style-name="gr2" draw:text-style-name="P7" svg:width="4.001cm" svg:height="4.001cm"><draw:image xlink:href="Pictures/1000243D0000042200000422F02DB8AD.svg" xlink:type="simple" xlink:show="embed" xlink:actuate="onLoad" draw:mime-type="image/svg+xml"><text:p/></draw:image><draw:image xlink:href="Pictures/10000001000000320000003284F387B8.png" xlink:type="simple" xlink:show="embed" xlink:actuate="onLoad" draw:mime-type="image/png"/><loext:qrcode office:string-value="https://www.fimfiction.net/user/49989/Albi"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0"><text:a xlink:type="simple" xlink:href="https://www.fimfiction.net/user/49989/Albi" text:style-name="Internet_20_link" text:visited-style-name="Visited_20_Internet_20_Link"><text:span text:style-name="Internet_20_link">https://www.fimfiction.net/user/49989/Albi</text:span></text:a></text:p>
          </table:table-cell>
        </table:table-row>
        <table:table-row table:style-name="Технічні_5f_деталі.7">
          <table:table-cell table:style-name="Технічні_5f_деталі.A1" office:value-type="string">
            <text:p text:style-name="P11"><text:span text:style-name="T4">Автор обкладинки</text:span><text:span text:style-name="T5"> Amber Spark</text:span></text:p>
          </table:table-cell>
        </table:table-row>
        <table:table-row>
          <table:table-cell table:style-name="Технічні_5f_деталі.A2" office:value-type="string">
            <text:p text:style-name="P10"><draw:frame text:anchor-type="as-char" draw:z-index="2" draw:name="QR код до автора обкладинки" draw:style-name="gr2" draw:text-style-name="P7" svg:width="4.001cm" svg:height="4.001cm"><draw:image xlink:href="Pictures/10002DBB0000048C0000048C5B1197FF.svg" xlink:type="simple" xlink:show="embed" xlink:actuate="onLoad" draw:mime-type="image/svg+xml"><text:p/></draw:image><draw:image xlink:href="Pictures/1000000100000037000000375E2EE755.png" xlink:type="simple" xlink:show="embed" xlink:actuate="onLoad" draw:mime-type="image/png"/><loext:qrcode office:string-value="https://www.fimfiction.net/user/225786/Amber+Spark" loext:qrcode-errorcorrection="high" loext:qrcode-border="1" loext:qrcode-type="0"/></draw:frame></text:p>
          </table:table-cell>
        </table:table-row>
        <table:table-row table:style-name="Технічні_5f_деталі.9">
          <table:table-cell table:style-name="Технічні_5f_деталі.A3" office:value-type="string">
            <text:p text:style-name="P12"><text:a xlink:type="simple" xlink:href="https://www.fimfiction.net/user/225786/Amber+Spark" text:style-name="Internet_20_link" text:visited-style-name="Visited_20_Internet_20_Link"><text:span text:style-name="Internet_20_link">https://www.fimfiction.net/user/225786/Amber+Spark</text:span></text:a></text:p>
          </table:table-cell>
        </table:table-row>
        <text:soft-page-break/>
        <table:table-row>
          <table:table-cell table:style-name="Технічні_5f_деталі.A1" office:value-type="string">
            <text:p text:style-name="P13">GitHub <text:span text:style-name="T6">сторінка </text:span>перекладу</text:p>
          </table:table-cell>
        </table:table-row>
        <table:table-row table:style-name="Технічні_5f_деталі.11">
          <table:table-cell table:style-name="Технічні_5f_деталі.A11" office:value-type="string">
            <text:p text:style-name="P10"><draw:frame text:anchor-type="as-char" draw:z-index="3" draw:name="QR код до гітхаб сторінки перекладу" draw:style-name="gr2" draw:text-style-name="P7" svg:width="4.001cm" svg:height="4.001cm"><draw:image xlink:href="Pictures/100025290000042200000422D2AB27A7.svg" xlink:type="simple" xlink:show="embed" xlink:actuate="onLoad" draw:mime-type="image/svg+xml"><text:p/></draw:image><draw:image xlink:href="Pictures/100000010000003200000032307714BB.png" xlink:type="simple" xlink:show="embed" xlink:actuate="onLoad" draw:mime-type="image/png"/><loext:qrcode office:string-value="https://github.com/Vovkiv/LRtF-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4"><text:a xlink:type="simple" xlink:href="https://github.com/Vovkiv/LRtF-ukr" text:style-name="Internet_20_link" text:visited-style-name="Visited_20_Internet_20_Link"><text:span text:style-name="Internet_20_link">https://github.com/Vovkiv/LRtF-ukr</text:span></text:a></text:p>
          </table:table-cell>
        </table:table-row>
        <table:table-row table:style-name="Технічні_5f_деталі.12">
          <table:table-cell table:style-name="Технічні_5f_деталі.A11" office:value-type="string">
            <text:p text:style-name="P10">Список моїх інших перекладів</text:p>
          </table:table-cell>
        </table:table-row>
        <table:table-row table:style-name="Технічні_5f_деталі.12">
          <table:table-cell table:style-name="Технічні_5f_деталі.A14" office:value-type="string">
            <text:p text:style-name="P10"><draw:frame text:anchor-type="as-char" draw:z-index="4" draw:name="QR код до гітхабу зі списком моїх інших перекладів" draw:style-name="gr2" draw:text-style-name="P7" svg:width="4.001cm" svg:height="4.001cm"><draw:image xlink:href="Pictures/100039E4000004F6000004F6E8526630.svg" xlink:type="simple" xlink:show="embed" xlink:actuate="onLoad" draw:mime-type="image/svg+xml"><text:p/></draw:image><draw:image xlink:href="Pictures/100000010000003C0000003C2604929C.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0"><text:a xlink:type="simple" xlink:href="https://github.com/Vovkiv/mlp_fics_that_i_plan_to_translate" text:style-name="Internet_20_link" text:visited-style-name="Visited_20_Internet_20_Link"><text:span text:style-name="Internet_20_link">https://github.com/Vovkiv/mlp_fics_that_i_plan_to_translate</text:span></text:a></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15"><text:a xlink:type="simple" xlink:href="#__RefHeading___Toc1864_1401849061" text:style-name="Index_20_Link" text:visited-style-name="Index_20_Link">Обкладинка<text:tab/>1</text:a></text:p>
          <text:p text:style-name="P15"><text:a xlink:type="simple" xlink:href="#__RefHeading___Toc1801_1401849061" text:style-name="Index_20_Link" text:visited-style-name="Index_20_Link">Про фанфік<text:tab/>2</text:a></text:p>
          <text:p text:style-name="P15"><text:a xlink:type="simple" xlink:href="#__RefHeading___Toc1837_1401849061" text:style-name="Index_20_Link" text:visited-style-name="Index_20_Link">Технічні і легальні деталі<text:tab/>3</text:a></text:p>
          <text:p text:style-name="P15"><text:a xlink:type="simple" xlink:href="#__RefHeading___Toc12947_993147696" text:style-name="Index_20_Link" text:visited-style-name="Index_20_Link">Зміст<text:tab/>5</text:a></text:p>
          <text:p text:style-name="P15"><text:a xlink:type="simple" xlink:href="#__RefHeading___Toc176_788317178" text:style-name="Index_20_Link" text:visited-style-name="Index_20_Link">I. Коли я панувала світом — Крок 1: Покаяння<text:tab/>7</text:a></text:p>
          <text:p text:style-name="P15"><text:a xlink:type="simple" xlink:href="#__RefHeading___Toc178_788317178" text:style-name="Index_20_Link" text:visited-style-name="Index_20_Link">Крок 2: Випадкова зустріч<text:tab/>15</text:a></text:p>
          <text:p text:style-name="P15"><text:a xlink:type="simple" xlink:href="#__RefHeading___Toc180_788317178" text:style-name="Index_20_Link" text:visited-style-name="Index_20_Link">Крок 3: Самотність — це мій вибір<text:tab/>24</text:a></text:p>
          <text:p text:style-name="P15"><text:a xlink:type="simple" xlink:href="#__RefHeading___Toc182_788317178" text:style-name="Index_20_Link" text:visited-style-name="Index_20_Link">Крок 4: Кантерлотська п’ятірка<text:tab/>36</text:a></text:p>
          <text:p text:style-name="P15"><text:a xlink:type="simple" xlink:href="#__RefHeading___Toc133533_3366979200" text:style-name="Index_20_Link" text:visited-style-name="Index_20_Link">Крок 5: Заходь — не бійся, виходь — не плач<text:tab/>44</text:a></text:p>
          <text:p text:style-name="P15"><text:a xlink:type="simple" xlink:href="#__RefHeading___Toc190_788317178" text:style-name="Index_20_Link" text:visited-style-name="Index_20_Link">Крок 6: І довкола покружляй<text:tab/>65</text:a></text:p>
          <text:p text:style-name="P15"><text:a xlink:type="simple" xlink:href="#__RefHeading___Toc194_788317178" text:style-name="Index_20_Link" text:visited-style-name="Index_20_Link">Крок 7: Наукова фантастика<text:tab/>80</text:a></text:p>
          <text:p text:style-name="P15"><text:a xlink:type="simple" xlink:href="#__RefHeading___Toc198_788317178" text:style-name="Index_20_Link" text:visited-style-name="Index_20_Link">Крок 8: Зламана система<text:tab/>92</text:a></text:p>
          <text:p text:style-name="P15"><text:a xlink:type="simple" xlink:href="#__RefHeading___Toc200_788317178" text:style-name="Index_20_Link" text:visited-style-name="Index_20_Link">II. Some Nights — Крок 9: Послуга для Флатершай<text:tab/>109</text:a></text:p>
          <text:p text:style-name="P15"><text:a xlink:type="simple" xlink:href="#__RefHeading___Toc204_788317178" text:style-name="Index_20_Link" text:visited-style-name="Index_20_Link">Крок 10: Alpha Dogs (Might) Go to Heaven<text:tab/>121</text:a></text:p>
          <text:p text:style-name="P15"><text:a xlink:type="simple" xlink:href="#__RefHeading___Toc208_788317178" text:style-name="Index_20_Link" text:visited-style-name="Index_20_Link">Крок 11: Blue Beating<text:tab/>133</text:a></text:p>
          <text:p text:style-name="P15"><text:a xlink:type="simple" xlink:href="#__RefHeading___Toc212_788317178" text:style-name="Index_20_Link" text:visited-style-name="Index_20_Link">Крок 12: Working Together<text:tab/>143</text:a></text:p>
          <text:p text:style-name="P15"><text:a xlink:type="simple" xlink:href="#__RefHeading___Toc214_788317178" text:style-name="Index_20_Link" text:visited-style-name="Index_20_Link">Крок 13: Sweet Melodies<text:tab/>157</text:a></text:p>
          <text:p text:style-name="P15"><text:a xlink:type="simple" xlink:href="#__RefHeading___Toc218_788317178" text:style-name="Index_20_Link" text:visited-style-name="Index_20_Link">Крок 14: House Call<text:tab/>170</text:a></text:p>
          <text:p text:style-name="P15"><text:a xlink:type="simple" xlink:href="#__RefHeading___Toc222_788317178" text:style-name="Index_20_Link" text:visited-style-name="Index_20_Link">Крок 15: Just Can't Win<text:tab/>184</text:a></text:p>
          <text:p text:style-name="P15"><text:a xlink:type="simple" xlink:href="#__RefHeading___Toc226_788317178" text:style-name="Index_20_Link" text:visited-style-name="Index_20_Link">Крок 16: Ease on Down the Road<text:tab/>197</text:a></text:p>
          <text:p text:style-name="P15"><text:a xlink:type="simple" xlink:href="#__RefHeading___Toc230_788317178" text:style-name="Index_20_Link" text:visited-style-name="Index_20_Link">Крок 17: The Spectacular Seven<text:tab/>209</text:a></text:p>
          <text:p text:style-name="P15"><text:a xlink:type="simple" xlink:href="#__RefHeading___Toc234_788317178" text:style-name="Index_20_Link" text:visited-style-name="Index_20_Link">Крок 18: Goddess of Love and Fortune<text:tab/>242</text:a></text:p>
          <text:p text:style-name="P15"><text:a xlink:type="simple" xlink:href="#__RefHeading___Toc238_788317178" text:style-name="Index_20_Link" text:visited-style-name="Index_20_Link">III. No Rest for the Wicked — Крок 19: Fate's Sleight of Hand<text:tab/>251</text:a></text:p>
          <text:p text:style-name="P15"><text:a xlink:type="simple" xlink:href="#__RefHeading___Toc240_788317178" text:style-name="Index_20_Link" text:visited-style-name="Index_20_Link">Крок 20: Detention Party<text:tab/>261</text:a></text:p>
          <text:p text:style-name="P15"><text:a xlink:type="simple" xlink:href="#__RefHeading___Toc242_788317178" text:style-name="Index_20_Link" text:visited-style-name="Index_20_Link">Крок 21: The Lulamoon Magical Item Emporium<text:tab/>276</text:a></text:p>
          <text:p text:style-name="P15"><text:a xlink:type="simple" xlink:href="#__RefHeading___Toc246_788317178" text:style-name="Index_20_Link" text:visited-style-name="Index_20_Link">Крок 22: Berries and Facial Cream<text:tab/>284</text:a></text:p>
          <text:p text:style-name="P15"><text:a xlink:type="simple" xlink:href="#__RefHeading___Toc250_788317178" text:style-name="Index_20_Link" text:visited-style-name="Index_20_Link">Крок 23: In the Absence of Detention<text:tab/>302</text:a></text:p>
          <text:p text:style-name="P15"><text:a xlink:type="simple" xlink:href="#__RefHeading___Toc252_788317178" text:style-name="Index_20_Link" text:visited-style-name="Index_20_Link">Крок 24: Opposite Extremes<text:tab/>318</text:a></text:p>
          <text:p text:style-name="P15"><text:a xlink:type="simple" xlink:href="#__RefHeading___Toc256_788317178" text:style-name="Index_20_Link" text:visited-style-name="Index_20_Link">Крок 25: Home<text:tab/>333</text:a></text:p>
          <text:p text:style-name="P15"><text:a xlink:type="simple" xlink:href="#__RefHeading___Toc258_788317178" text:style-name="Index_20_Link" text:visited-style-name="Index_20_Link"><text:soft-page-break/>Крок 26: The Rise and Fall of Sunset Shimmer<text:tab/>347</text:a></text:p>
          <text:p text:style-name="P15"><text:a xlink:type="simple" xlink:href="#__RefHeading___Toc262_788317178" text:style-name="Index_20_Link" text:visited-style-name="Index_20_Link">Крок 27: Law of the Universe<text:tab/>370</text:a></text:p>
          <text:p text:style-name="P15"><text:a xlink:type="simple" xlink:href="#__RefHeading___Toc266_788317178" text:style-name="Index_20_Link" text:visited-style-name="Index_20_Link">Крок 28: Love and War<text:tab/>389</text:a></text:p>
          <text:p text:style-name="P15"><text:a xlink:type="simple" xlink:href="#__RefHeading___Toc268_788317178" text:style-name="Index_20_Link" text:visited-style-name="Index_20_Link">Крок 29: Vendetta<text:tab/>407</text:a></text:p>
          <text:p text:style-name="P15"><text:a xlink:type="simple" xlink:href="#__RefHeading___Toc272_788317178" text:style-name="Index_20_Link" text:visited-style-name="Index_20_Link">Крок 30: Science Fiction II<text:tab/>420</text:a></text:p>
          <text:p text:style-name="P15"><text:a xlink:type="simple" xlink:href="#__RefHeading___Toc274_788317178" text:style-name="Index_20_Link" text:visited-style-name="Index_20_Link">IV. My Past Does Not Define Me — Крок 31: An Evening with the Sparkles<text:tab/>449</text:a></text:p>
          <text:p text:style-name="P15"><text:a xlink:type="simple" xlink:href="#__RefHeading___Toc278_788317178" text:style-name="Index_20_Link" text:visited-style-name="Index_20_Link">Крок 32: Makes Me Crazy<text:tab/>467</text:a></text:p>
          <text:p text:style-name="P15"><text:a xlink:type="simple" xlink:href="#__RefHeading___Toc282_788317178" text:style-name="Index_20_Link" text:visited-style-name="Index_20_Link">Крок 33: Friends, Foes, and Family<text:tab/>485</text:a></text:p>
          <text:p text:style-name="P15"><text:a xlink:type="simple" xlink:href="#__RefHeading___Toc284_788317178" text:style-name="Index_20_Link" text:visited-style-name="Index_20_Link">Крок 34: Words Unsaid<text:tab/>503</text:a></text:p>
          <text:p text:style-name="P15"><text:a xlink:type="simple" xlink:href="#__RefHeading___Toc288_788317178" text:style-name="Index_20_Link" text:visited-style-name="Index_20_Link">Крок 35: Long Night of Solace<text:tab/>530</text:a></text:p>
          <text:p text:style-name="P15"><text:a xlink:type="simple" xlink:href="#__RefHeading___Toc290_788317178" text:style-name="Index_20_Link" text:visited-style-name="Index_20_Link">Крок 36: The Trouble With Trixie<text:tab/>548</text:a></text:p>
          <text:p text:style-name="P15"><text:a xlink:type="simple" xlink:href="#__RefHeading___Toc292_788317178" text:style-name="Index_20_Link" text:visited-style-name="Index_20_Link">Крок 37: Determination<text:tab/>568</text:a></text:p>
          <text:p text:style-name="P15"><text:a xlink:type="simple" xlink:href="#__RefHeading___Toc294_788317178" text:style-name="Index_20_Link" text:visited-style-name="Index_20_Link">Крок 38: Princess Royale<text:tab/>580</text:a></text:p>
          <text:p text:style-name="P15"><text:a xlink:type="simple" xlink:href="#__RefHeading___Toc296_788317178" text:style-name="Index_20_Link" text:visited-style-name="Index_20_Link">Крок 39: Miracle Worker I—Victory Road<text:tab/>608</text:a></text:p>
          <text:p text:style-name="P15"><text:a xlink:type="simple" xlink:href="#__RefHeading___Toc300_788317178" text:style-name="Index_20_Link" text:visited-style-name="Index_20_Link">Крок 40: Miracle Worker II—Shine Like Rainbows<text:tab/>624</text:a></text:p>
          <text:p text:style-name="P15"><text:a xlink:type="simple" xlink:href="#__RefHeading___Toc304_788317178" text:style-name="Index_20_Link" text:visited-style-name="Index_20_Link">Крок 41: Rising Sun<text:tab/>652</text:a></text:p>
          <text:p text:style-name="P15"><text:a xlink:type="simple" xlink:href="#__RefHeading___Toc308_788317178" text:style-name="Index_20_Link" text:visited-style-name="Index_20_Link">Крок 42: Shooting Stars<text:tab/>670</text:a></text:p>
          <text:p text:style-name="P15"><text:a xlink:type="simple" xlink:href="#__RefHeading___Toc312_788317178" text:style-name="Index_20_Link" text:visited-style-name="Index_20_Link">Advent Moon<text:tab/>686</text:a></text:p>
        </text:index-body>
      </text:table-of-content>
      <text:h text:style-name="P16" text:outline-level="1"><text:bookmark-start text:name="__RefHeading___Toc176_788317178"/><text:span text:style-name="T7">I. </text:span><text:span text:style-name="T8">Коли я панувала світом </text:span><text:span text:style-name="T7">— </text:span><text:span text:style-name="T8">Крок</text:span><text:span text:style-name="T7"> 1: Покаяння</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text:span text:style-name="T9">и</text:span> Кантерлот<text:span text:style-name="T10">…</text:span> спроба вбивства<text:span text:style-name="T10">…</text:span></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е.</text:p>
      <text:p text:style-name="Text_20_body">Чи відчувала вона <text:span text:style-name="T11">покаяння</text:span>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12">До того ж, вона, Сансет Шимер, програла, чи не так?</text:span> <text:span text:style-name="T12">Чому вона повинна відчувати </text:span><text:span text:style-name="T11">покаяння</text:span><text:span text:style-name="T12">? </text:span><text:span text:style-name="T13">Єдине за що вона могла </text:span><text:span text:style-name="T14">каятися</text:span><text:span text:style-name="T13">, так це </text:span><text:span text:style-name="T14">за </text:span><text:span text:style-name="T13">поразк</text:span><text:span text:style-name="T14">у</text:span><text:span text:style-name="T13">.</text:span></text:p>
      <text:p text:style-name="Text_20_body"><text:span text:style-name="T15">Сансет хотіла кричати</text:span>. <text:span text:style-name="T16">Це було не чесно! Це просто було не чесно! </text:span><text:span text:style-name="T17">Вона схопила Елемент Магії і тримала його величезну силу. Так, вона перетворилась у демона — щось, про що їй не подобається згадувати — але у неї була безмежна сила!</text:span></text:p>
      <text:p text:style-name="Text_20_body"><text:span text:style-name="T18">І вона все рівно втратила її.</text:span> <text:span text:style-name="T18">Програла Твайлайт Спаркл і її жалюгідним друзям, ще й в неї вистрілили Елементами Гармонії.</text:span></text:p>
      <text:p text:style-name="Text_20_body"><text:span text:style-name="T19">Тепер же вона падала крізь біле лімбо.</text:span> <text:span text:style-name="T20">Воно було яскравим і, на здивування, теплим; вона чула небесний гул, наче самий талановитий співак прогрівав голос без концертом</text:span>. <text:span text:style-name="T21">Почувши його, мала частинка покаяння поглинула її серце</text:span>.</text:p>
      <text:p text:style-name="Text_20_body"><text:span text:style-name="T22">Чи була вона не права? Чи було щось варте за тією дружбою — якась величність, яку вона не могла побачити?</text:span> Нісенітниця. <text:span text:style-name="T23">Кому потрібні друзі, коли у тебе є стільки сили?</text:span></text:p>
      <text:p text:style-name="Text_20_body"><text:span text:style-name="T23">Сансет нарешті вдарилась об щось тверде, але вона нічого не бачила за яскравим світлом. Це було наче так, що саме світло стало </text:span><text:span text:style-name="T24">твердою підлогою під нею.</text:span></text:p>
      <text:p text:style-name="Діалог"><text:soft-page-break/><text:span text:style-name="T22">—</text:span> <text:span text:style-name="T25">Привіт</text:span>? <text:span text:style-name="T22">—</text:span> <text:span text:style-name="T26">Покликала Сансет</text:span>.</text:p>
      <text:p text:style-name="P17">Луна роздалась довкола неї і Сансет стиснула свої кулаки від того, наскільки це мізерно прозвучало. Луна притихла і Сансет залишилась на самоті з зловісним гулом. Вона і гадки не мала, де вона була, але вона почала відчувати найгірше — що вона могла померти.</text:p>
      <text:p text:style-name="Думки_20_Сансет">Чи можуть Елементи зробити це? Вони можуть вбити когось?</text:p>
      <text:p text:style-name="Text_20_body"><text:span text:style-name="T27">П</text:span><text:span text:style-name="T28">одумала вона</text:span><text:span text:style-name="T29">.</text:span></text:p>
      <text:p text:style-name="Text_20_body">Як тільки гул став гучніше, спогади про жорстокі слова і дії почали дре<text:span text:style-name="T30">й</text:span>фувати крізь розум Сансет, через що серце Сансет почало сповнюватися важким почуттям покаяння. Серед гулу вона могла чути слабкі удари, <text:span text:style-name="T31">схожі на барабан.</text:span></text:p>
      <text:p text:style-name="Text_20_body"><text:span text:style-name="T32">Зрозумівши, що шум наближався до неї, Сансет обернулась і майже закричала від того, що вона побачила</text:span>. </text:p>
      <text:p text:style-name="Text_20_body"><text:span text:style-name="T33">Перед нею було чорне і мізерне серце; не таке серце, яке знаходився всередині її грудей і завдяки якому вона живе, але те, яке зазвичай використовуються у якості символу кохання.</text:span> <text:span text:style-name="T34">Воно так повільно билося, що Сансет здавалося, що воно може зупинитися в будь‐який момент</text:span>. <text:span text:style-name="T35">Червоні тріщини були усіяні на поверхні, наче ріки магми на вкритому попелом полі. </text:span><text:span text:style-name="T36">Це було найогидніше, що Сансет бачила у своєму житті.</text:span></text:p>
      <text:p text:style-name="Духи_20_Елементів">І воно належить тобі.</text:p>
      <text:p text:style-name="P18"><text:span text:style-name="T37">С</text:span><text:span text:style-name="T38">казав голос, або радше кілька голосів</text:span>. <text:span text:style-name="T38">Вони оточили Сансет з усіх кутів і звучали наче небесний хор</text:span>. <text:span text:style-name="T39">Тепер Сансет знала, звідки лунав небесний гул</text:span>.</text:p>
      <text:p text:style-name="Діалог"><text:span text:style-name="T40">— </text:span><text:span text:style-name="T41">Що ви маєте на увазі під «І воно належить тобі»?</text:span> <text:span text:style-name="T40">— </text:span><text:span text:style-name="T42">Спитала Сансет збентежено.</text:span></text:p>
      <text:p text:style-name="Духи_20_Елементів"><text:span text:style-name="T43">Сансет Шимер, ми бачили твоє серце, і воно твоє. Ти відхиляла дружбу так довго, і тепер же воно тримається на ненависті</text:span><text:span text:style-name="T44">. Ти була жорстока, зарозумілою, егоїстичною і жадібної до влади. Ось чим стало твоє серце.</text:span></text:p>
      <text:p text:style-name="P19">Сансет відступила назад від темного серця.</text:p>
      <text:p text:style-name="Діалог"><text:soft-page-break/><text:span text:style-name="T40">— </text:span>І щ‐що? <text:span text:style-name="T40">— Вона прочистила горло, намагаючись триматися з свою не справжню браваду. Але стоячи перед її «серцем», навіть і вона почала згасати. — Мені не потрібна дружба. Мені і самій добре.</text:span></text:p>
      <text:p text:style-name="Духи_20_Елементів">Сансет Шимер, <text:span text:style-name="T45">твоє відхилення дружби і жага до влади майже знищила баланс двох світів. Чи ти дійсно нічого не відчуваєш?</text:span></text:p>
      <text:p text:style-name="Діалог"><text:span text:style-name="T40">— </text:span><text:span text:style-name="T45">Я</text:span>… <text:span text:style-name="T40">— </text:span><text:span text:style-name="T46">Сансет склала руки і задерла ніс, ігноруючи сльози у кутках її очей.</text:span> <text:span text:style-name="T40">— </text:span><text:span text:style-name="T46">Чому я повинна? Я програла, чи не так?</text:span> <text:span text:style-name="T45">Яка різниця, що я відчуваю? </text:span><text:span text:style-name="T40">— </text:span><text:span text:style-name="T46">Вона розклала руки і вказала у повітря. </text:span><text:span text:style-name="T40">— </text:span><text:span text:style-name="T46">І хто ви такі, щоб судити мене?</text:span></text:p>
      <text:p text:style-name="Духи_20_Елементів"><text:span text:style-name="T47">Ми є духами Елементів Гармонії. У нас є усі права судити тебе, Сансет Шимер.</text:span> Саме ти зловживала Елемент Магії і ти ж погрожувала переворотом Еквестрії.</text:p>
      <text:p text:style-name="Text_20_body">Сансет проковтнула клубок у горлі. Ось де вона була: якесь лімбо, де Елементи могли б судити її. Вона впилася нігтями в долоню, щоб не тремтіти.</text:p>
      <text:p text:style-name="Діалог">— Добре, можливо я трошечки відступилась. І що ви збираєтесь зі мною зробити?</text:p>
      <text:p text:style-name="Духи_20_Елементів">Твоє серце найтемніше, яке ми колись бачила і ти не продемонструвала майже одного покаяння за свої вчинки. Ще й продовжуєш відкидати дружбу.</text:p>
      <text:p text:style-name="Діалог"><text:span text:style-name="T40">— Навіщо мені друзі? —</text:span> Прокричала Сансет. <text:span text:style-name="T40">— Вони ніколи і нічого для мене не зробили!</text:span> <text:span text:style-name="T48">В них немає жодного сенсу</text:span><text:span text:style-name="T49">!</text:span> <text:span text:style-name="T48">Єдине для чого вони хороші, так це коли мені потрібно щось від них!</text:span></text:p>
      <text:p text:style-name="P20">Настав затягнутий момент тиші, перш ніж голоси знов заговорили.</text:p>
      <text:p text:style-name="Духи_20_Елементів">Дуже добре, Сансет Шимер. Якщо <text:span text:style-name="T50">це </text:span>ось <text:span text:style-name="T50">так </text:span>ти почуваєшся, тоді нашим покарання буде…</text:p>
      <text:p text:style-name="P21"><text:span text:style-name="T51">Сансет скрикнула і схопилась за голову доки кожна згадка про її жорстокість заповнювала її. Кожного разу, коли вона використовувала когось, кожного разу коли вона зневажала когось, усі її жорстокі вчинки і зради промайнули всередині неї, поставивши її на коліна. </text:span><text:span text:style-name="T52">Зображення демона, яким вона стала, промайнули між кожною спогадом, випалюючи </text:span><text:soft-page-break/><text:span text:style-name="T52">себе на її сітківках. Вона впала на невидиму підлогу і почала ридати; уся біль, яку вона вчинила багатьом, розпорошила її темне серце на пил.</text:span></text:p>
      <text:p text:style-name="P22">Поміж спогадів та ридання, Сансет майже не чула, що казали духи.</text:p>
      <text:p text:style-name="Духи_20_Елементів"><text:span text:style-name="T53">Ти будеш жити з нашим покаранням до тих пір, доки остання часточка ненависті не покине твоє серце і ти не навчишся приймати дружбу без думок про власну вигоду. </text:span><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56">Ці слова звучали для Сансет здалеку, згасаючи, наче світло яке до цього оточувало її.</text:span> <text:span text:style-name="T57">Вона більше не знаходилась </text:span><text:span text:style-name="T58">у лімбо Елементів;</text:span> <text:span text:style-name="T58">замість цього, вона лежала лицем у багнюці, її одяг подраний, а її тіло покрито подряпинами та синцями.</text:span></text:p>
      <text:p text:style-name="P23">Піднявши голову, вона побачила, що опинилась у великому кратері. Твайлайт Спаркл стояла над нею на краю, виглядаючи радше розчарованою, ніж сердитою.</text:p>
      <text:p text:style-name="Діалог"><text:span text:style-name="T40">—</text:span> <text:span text:style-name="T59">Ти </text:span><text:span text:style-name="Emphasis"><text:span text:style-name="T59">ніколи</text:span></text:span><text:span text:style-name="T59"> не будеш правити Еквестрією.</text:span> <text:span text:style-name="T60">Усі сили, які могли залишитися у тебе в цьому світі, їх більше немає. </text:span><text:span text:style-name="T61">Цієї ночі ти показала усім, хто ти є насправді. </text:span><text:span text:style-name="T62">Ти усім показала що у твоєму серці.</text:span></text:p>
      <text:p text:style-name="P21"><text:span text:style-name="T63">Сансет почала вилізати із діри, її шлунок протестував при різких рухах. Можливо, це ще один ефект після того як її вдарили Елементами Гармонії</text:span>. <text:span text:style-name="T64">Вона впала перед ногою Твайлайт, її бачення було затуманено сльозами</text:span>. <text:span text:style-name="T65">Вона ніколи не почувалась так погано за все її життя. </text:span><text:span text:style-name="T66">Те, що її змусили пережити її дії у минулому, </text:span><text:span text:style-name="T67">змусили Сансет відчути те, що, як вона думала, вона ніколи не відчує.</text:span></text:p>
      <text:p text:style-name="Text_20_body"><text:span text:style-name="T67">Покаяння</text:span>.</text:p>
      <text:p text:style-name="Діалог"><text:span text:style-name="T40">— </text:span><text:span text:style-name="T68">М‐мені шкода.</text:span> <text:span text:style-name="T40">— скрикнула вона</text:span>. <text:span text:style-name="T40">— </text:span><text:span text:style-name="T68">Мені дійсно шкода. Я не знала, що є інший шлях</text:span>!</text:p>
      <text:p text:style-name="Діалог"><text:span text:style-name="T40">— </text:span><text:span text:style-name="T69">Магія дружби існує не тільки в Еквестрії. Вона усюди.</text:span> <text:span text:style-name="T70">Ти можеш відшукати її.</text:span> <text:span text:style-name="T40">— </text:span><text:span text:style-name="T71">Твайлайт зітхнула і відвернулась.</text:span> <text:span text:style-name="T40">— </text:span><text:span text:style-name="T72">Або можеш жити наодинці до кінця днів.</text:span> <text:span text:style-name="T73">Це твій вибір.</text:span></text:p>
      <text:p text:style-name="P24"><text:span text:style-name="T40">— </text:span><text:span text:style-name="T74">Але</text:span><text:span text:style-name="T10">…</text:span><text:span text:style-name="T74"> але все що я робила відтоді як опинилась тут, так це розділяла усіх.</text:span> <text:span text:style-name="T75">Я нічого не знаю про дружбу.</text:span></text:p>
      <text:p text:style-name="P25"><text:soft-page-break/><text:span text:style-name="T76">Твайлайт присіла на коліна та взяла руку Сансет, допомагаючи Сансет вилізти із діри та встати на ноги.</text:span> <text:span text:style-name="T77">Вона вказала на п’ятьох дівчат які стояли </text:span><text:span text:style-name="T78">осторонь</text:span><text:span text:style-name="T77">.</text:span></text:p>
      <text:p text:style-name="Діалог"><text:span text:style-name="T40">— Б'юся об заклад, </text:span><text:span text:style-name="T79">що </text:span><text:span text:style-name="Emphasis"><text:span text:style-name="T80">вони</text:span></text:span><text:span text:style-name="T40"> </text:span><text:span text:style-name="T79">зможуть навчити тебе.</text:span></text:p>
      <text:p text:style-name="P26">Еплджек, Реріті, Пінкі Пай, Флатершай і Рейнбоу Деш обдарували її усмішками різного розміру та теплоти. Усмішка Пінкі Пай була сама велика та тепла.</text:p>
      <text:p text:style-name="Думки_20_Сансет"><text:span text:style-name="T81">Реально? Вони хочуть бути моїми друзями після того, що я зробила</text:span>?</text:p>
      <text:p text:style-name="Text_20_body"><text:span text:style-name="T82">У неї не було можливості спитати про це у Твайлайт</text:span>. <text:span text:style-name="T9">Усі зібрали дивитися за тим, як директорка Селестія повертає Елемент Магії Твайлайт перед тим як піти назад у спортзал щоб завершити танці, залишивши Сансет наодинці</text:span>. <text:span text:style-name="T83">Навіть Сніпс і Снейлс наче кудись щезли.</text:span></text:p>
      <text:p text:style-name="Text_20_body"><text:span text:style-name="T84">Обходячи кратер, Сансет дійшла до зруйнованого входу школи</text:span>. <text:span text:style-name="T85">Частина її була вражена тим, що вона була здатна зробити це. </text:span><text:span text:style-name="T86">Вона не могла чарувати так, відколи була поні.</text:span></text:p>
      <text:p text:style-name="Text_20_body"><text:span text:style-name="T87">Вона притулилась до каменю і зітхнула. </text:span><text:span text:style-name="T88">І що тепер їй робити?</text:span> <text:span text:style-name="T89">Вона поглянула на статую яка ховала у собі портал у Еквестрію</text:span>. <text:span text:style-name="T90">Вона могла би втекти. Втекти додому і прожити життя у вигнанні там. Ні. Якщо вона повернеться назад, </text:span><text:span text:style-name="T91">вона може зустрітися з гнівом Селестії. </text:span><text:span text:style-name="T92">Сансет не послухалась її, коли застрибнула у дзеркало, не згадуючи про викрадення корони Твайлайт</text:span>. <text:span text:style-name="T93">Там для неї нічого не залишилося</text:span>. <text:span text:style-name="T94">Але й і тут для неї не багато залишилося</text:span>.</text:p>
      <text:p text:style-name="P27"><text:span text:style-name="T95">Позаду неї, вона чула рівномірні ритми музики які </text:span><text:span text:style-name="T96">Вайнал Скратч</text:span><text:span text:style-name="T95"> </text:span><text:span text:style-name="T97">запалювала із своєї стерео системи</text:span>. <text:span text:style-name="T98">Вона чула як учні сміялися та розмовляли, насолоджуючись </text:span><text:span text:style-name="T99">О</text:span><text:span text:style-name="T98">сіннім </text:span><text:span text:style-name="T99">Б</text:span><text:span text:style-name="T98">алом</text:span>.</text:p>
      <text:p text:style-name="P28">І я майже вкрала у них це, заради власних планів.</text:p>
      <text:p text:style-name="P29"><text:span text:style-name="T100">Сансет застогнала і притиснула голову до бетону.</text:span> <text:span text:style-name="T101">Тепер вона зрозуміла чому ніколи не відчувала покаяння до цього.</text:span> <text:span text:style-name="T101">Це було найгірше почуття у всьому світу!</text:span></text:p>
      <text:p text:style-name="Text_20_body"><text:span text:style-name="T102">Із одного коридору долинули кроки і скрип коліс.</text:span> <text:span text:style-name="T102">Сансет обернулась та побачила заступницю директорки Луну яка супроводила Сніпса і </text:span><text:soft-page-break/><text:span text:style-name="T102">Снейлса</text:span>. <text:span text:style-name="T103">Вони тягли перед собою тачку заповнену цеглинами, розчином та мітлами.</text:span> </text:p>
      <text:p text:style-name="P30">Луна зупинилась і вручила Сансет лопату</text:p>
      <text:p text:style-name="Діалог"><text:span text:style-name="T104">— </text:span><text:span text:style-name="T105">Що ж, пані Шимер, схоже попереду у вас довга ніч.</text:span></text:p>
      <text:p text:style-name="Text_20_body">Сансет витріщилась на неї.</text:p>
      <text:p text:style-name="Діалог"><text:span text:style-name="T104">— </text:span><text:span text:style-name="T105">Ви ж це не серйозно? Ви ж не очікуєте, що я виправлю все це.</text:span></text:p>
      <text:p text:style-name="Text_20_body"><text:span text:style-name="T106">Луна помахала лопатою перед нею.</text:span> <text:span text:style-name="T107">Сансет схопила її і прогарчала.</text:span> <text:span text:style-name="T107">Її почуття покаяння почали повільно роз’їдатися почуттям роздратованості та гніву.</text:span> <text:span text:style-name="T108">Вона дивилась як Луна поверталась назад у школу, доки Сніпс і Снейлс почали підмітити сходинки від </text:span><text:span text:style-name="T109">уламків</text:span><text:span text:style-name="T108">.</text:span></text:p>
      <text:p text:style-name="Text_20_body"><text:span text:style-name="T110">Обмінявши лопату на третю мітлу, Сансет також почала підмітити, вирішивши спочатку виконати просту роботу. </text:span><text:span text:style-name="T111">Вона попрацювала лише кілька хвилин, доки сміх не досягнув її.</text:span> <text:span text:style-name="T112">Твайлайт Спаркл та її п’ять подруг вийшли із спортзалу та попрямували до статуї. </text:span><text:span text:style-name="T113">Вони зупинились біля неї, щоб обмінятися обіймами та попрощатися.</text:span></text:p>
      <text:p text:style-name="Думки_20_Сансет"><text:span text:style-name="T114">Це мій останній шанс</text:span>.</text:p>
      <text:p text:style-name="P31">Сансет поглянула на блідий місяць.</text:p>
      <text:p text:style-name="Думки_20_Сансет"><text:span text:style-name="T114">Я можу побігти за нею, або</text:span>…</text:p>
      <text:p text:style-name="Text_20_body"><text:span text:style-name="T115">Коли вона озирнулась назад, Твайлайт та її собака вже застрибнули через гранітну </text:span><text:span text:style-name="T116">поверхню статуї, повернувшись назад в Еквестрію. </text:span><text:span text:style-name="T117">Пінкі побігла щоб наздогнати, але вона лише зустрілась з твердою поверхнею.</text:span> <text:span text:style-name="T117">Портал зачинився.</text:span></text:p>
      <text:p text:style-name="Діалог"><text:span text:style-name="T104">— </text:span><text:span text:style-name="T118">Во облом</text:span> <text:span text:style-name="T104">— </text:span><text:span text:style-name="T118">Насупилась Пінкі.</text:span></text:p>
      <text:p text:style-name="P32">Сансет розділила частково розчарування Пінкі. Частина її хотіла повернутися додому. Тепер же, вона застрягла тут, як мінімум, на тридцять лун.</text:p>
      <text:p text:style-name="Діалог"><text:span text:style-name="T104">— </text:span><text:span text:style-name="T119">Що ж, хочу сказати, що </text:span><text:span text:style-name="Source_20_Text"><text:span text:style-name="T120">це</text:span></text:span><text:span text:style-name="T121"> б</text:span><text:span text:style-name="T119">уло щось.</text:span> <text:span text:style-name="T104">— </text:span><text:span text:style-name="T119">Сансет почула слова Реріті.</text:span></text:p>
      <text:p text:style-name="Діалог"><text:span text:style-name="T104">— </text:span><text:span text:style-name="T122">Ага, я пологаю, шо так може статися тіки одін раз за життя.</text:span> <text:span text:style-name="T104">— </text:span><text:span text:style-name="T122">Сказала Еплджек.</text:span></text:p>
      <text:p text:style-name="Діалог"><text:span text:style-name="T104">— </text:span><text:span text:style-name="T123">Думаєте ми колись зустрінемося з нею ще? </text:span><text:span text:style-name="T104">— </text:span><text:span text:style-name="T123">Спитала Флатершай.</text:span></text:p>
      <text:p text:style-name="P33"><text:span text:style-name="T124">Еплджек поклала руку на плече Флатершай</text:span>.</text:p>
      <text:p text:style-name="Діалог"><text:soft-page-break/><text:span text:style-name="T104">— </text:span><text:span text:style-name="T125">Не переймайся, </text:span><text:span text:style-name="T126">цукорок, </text:span><text:span text:style-name="T125">я думаю, шо вона колись вєрнєтся навєсті нас.</text:span></text:p>
      <text:p text:style-name="Діалог"><text:span text:style-name="T104">— </text:span><text:span text:style-name="T127">Якщо ж ні, ми завжди можемо розшукати Твайлайт Спаркл із </text:span><text:span text:style-name="T128">цього</text:span><text:span text:style-name="T127"> світу</text:span> <text:span text:style-name="T104">— </text:span><text:span text:style-name="T129">Сказала Пінкі, стрибаючи на пальцях.</text:span></text:p>
      <text:p text:style-name="P34">Реріті провела рукою по своїм фіолетовим, шикарним кучерям.</text:p>
      <text:p text:style-name="Діалог"><text:span text:style-name="T104">— </text:span><text:span text:style-name="T130">Що ж… </text:span><text:span text:style-name="T131">мабуть, це не дуже хороша ідея.</text:span> <text:span text:style-name="T132">Ми не можемо піти шукати її і очікувати що вона буде така ж. </text:span><text:span text:style-name="T133">Це буде виглядати так, наче ми будемо намагатися замінити її.</text:span></text:p>
      <text:p text:style-name="P35">Пінкі стала на місці і сказала засмученим голосом.</text:p>
      <text:p text:style-name="Діалог"><text:span text:style-name="T104">— </text:span><text:span text:style-name="T134">Ой, точно, думаю, ти права. Це було б доволі грубо.</text:span></text:p>
      <text:p text:style-name="Діалог"><text:span text:style-name="T104">— </text:span><text:span text:style-name="T134">Але, ей, якшо ми случайно зустрінємся з Твайлайт Спаркл, ми всє єщє зможемо спробивать подружитися з нею. </text:span><text:span text:style-name="T104">— </text:span><text:span text:style-name="T134">Заспокоїла Еплджек.</text:span> <text:span text:style-name="T104">— </text:span><text:span text:style-name="T135">Нам трєба дозволити їй зустріти нас самій. Єта должно статися саме по собі.</text:span></text:p>
      <text:p text:style-name="P36">У повітрі повисла довга пауза, перш ніж Рейнбоу Деш сказала.</text:p>
      <text:p text:style-name="P37"><text:span text:style-name="T104">— </text:span><text:span text:style-name="T136">Так</text:span><text:span text:style-name="T130">…</text:span><text:span text:style-name="T136"> а що нам робити з Сансет Шимер?</text:span></text:p>
      <text:p text:style-name="Діалог"><text:span text:style-name="T104">— </text:span><text:span text:style-name="T136">Шо ж</text:span><text:span text:style-name="T130">… </text:span><text:span text:style-name="T104">—</text:span> <text:span text:style-name="T137">Промовила Еплджек повільно</text:span>, <text:span text:style-name="T104">— </text:span><text:span text:style-name="T136">нам далі обіцянку, що спробуєм помочь єй.</text:span> <text:span text:style-name="T137">І я нє хочу відмовлятися від моїх обіцянок.</text:span></text:p>
      <text:p text:style-name="P38">Реріті кивнула.</text:p>
      <text:p text:style-name="Діалог"><text:span text:style-name="T104">— </text:span><text:span text:style-name="T138">І я теж, але ми не можемо прикидатися, що вона нічого не сталося із того, що вона зробила поганого нам.</text:span> <text:span text:style-name="T139">Мені потрібен час, щоб заспокоїтися, особливо після сьогоднішньої ночі.</text:span></text:p>
      <text:p text:style-name="Діалог"><text:span text:style-name="T104">— </text:span><text:span text:style-name="T140">Реріті права. Я хочу спробувати стати її подругою, але</text:span>… <text:span text:style-name="T141">вона все ще лякає мене.</text:span> <text:span text:style-name="T104">— </text:span><text:span text:style-name="T140">Прошепотіла Флатершай.</text:span></text:p>
      <text:p text:style-name="Діалог"><text:span text:style-name="T104">— </text:span><text:span text:style-name="T142">Шо ж, думаю, що це хорошо что школа зачинена на наступний тиждень, бо їм треба відбувати частину її. </text:span><text:span text:style-name="T143">Дасть нам трохи часу щоб заспокоїться. </text:span><text:span text:style-name="T104">— </text:span><text:span text:style-name="T143">Сказала Еплджек</text:span>.</text:p>
      <text:p text:style-name="Діалог"><text:span text:style-name="T104">— </text:span><text:span text:style-name="T143">Йуху!</text:span> <text:span text:style-name="T104">— </text:span><text:span text:style-name="T143">Зраділа Рейнбоу</text:span>. <text:span text:style-name="T104">— </text:span><text:span text:style-name="T144">Жодної школи на цілий тиждень!</text:span> <text:span text:style-name="T145">Хто хочу потусуватися?</text:span></text:p>
      <text:p text:style-name="Діалог"><text:span text:style-name="T104">— </text:span><text:span text:style-name="T144">У‐у‐у, я!</text:span> <text:span text:style-name="T104">— </text:span><text:span text:style-name="T146">Пінкі шалено махала руками перед обличчям Рейнбоу.</text:span> <text:span text:style-name="T104">— </text:span><text:span text:style-name="T147">Ми можемо відтягнутися прямо як раніше! Буде дуже весело!</text:span></text:p>
      <text:p text:style-name="P39"><text:span text:style-name="T148">Сансет дивилась як вони йдуть геть, їх голоси ставали дедалі тихіше, доки вони геть не зникли у темноті. </text:span><text:span text:style-name="T149">Вона сперлась на мітлу, </text:span><text:soft-page-break/><text:span text:style-name="T149">розмірковуючи</text:span>. <text:span text:style-name="T150">Невже вони дійсно спробують подружитися з нею? Сансет не була </text:span><text:span text:style-name="T151">впевнена, чи вони гідні захоплення чи просто дурні.</text:span></text:p>
      <text:p text:style-name="P40"><text:span text:style-name="T152">Вона сильніше схопила мітлу. </text:span><text:span text:style-name="T153">Коли її почуття покаяння нарешті вивітрились, її старі почуття </text:span><text:span text:style-name="T154">зневаги та зверхності повернулись замість</text:span>. <text:span text:style-name="T154">Хто сказав, що вона хоче бути друзями з ними?</text:span> <text:span text:style-name="T154">Це була їхня вина, що вона опинилась в цій ситуації</text:span>! <text:span text:style-name="T154">Якщо б вони не втрутились, вона була би в Еквестрії зараз!</text:span> <text:span text:style-name="T155">І до того ж, вони не хотіли бути з нею друзями — вони просто дотримувались обіцянки Твайлайт Спаркл</text:span>.</text:p>
      <text:p text:style-name="Text_20_body"><text:span text:style-name="T155">Твайлайт Спаркл</text:span>…</text:p>
      <text:p text:style-name="Text_20_body"><text:span text:style-name="T156">Сансет стиснула мітлу так сильно, що її кулаки побіліли</text:span>. Зрештою, все звелося до неї. <text:span text:style-name="T157">Пані маленька ідеальна принцеска. </text:span><text:span text:style-name="T158">Забрала корону, яка повинна була належати Сансет і залишила її гнити у цьому світі</text:span>. <text:span text:style-name="T159">Сансет ненавиділа її</text:span>. Кожною фіброю <text:span text:style-name="T160">свого існування, Сансет ненавиділа її.</text:span></text:p>
      <text:p text:style-name="Діалог"><text:span text:style-name="T104">— </text:span><text:span text:style-name="T161">Ей, Сансет!</text:span> <text:span text:style-name="T104">— </text:span><text:span text:style-name="T161">Голос Сніпса вирвавши Сансет із її думок.</text:span> <text:span text:style-name="T104">— </text:span><text:span text:style-name="T162">Може годі стояти на місці, і ти допоможеш нам?</text:span> <text:span text:style-name="T163">На це піде вся ніч.</text:span></text:p>
      <text:p text:style-name="Text_20_body"><text:span text:style-name="T164">Сансет збиралась зробити гостру репліку у відповідь, але вона відчула наче блискавка пробігла у неї по спині.</text:span> <text:span text:style-name="T165">Її руки, наче по власній молі, почали рухатися до мітли, продовжуючи змітати уламки</text:span>.</text:p>
      <text:p text:style-name="Думки_20_Сансет"><text:span text:style-name="T166">Це було</text:span>… <text:span text:style-name="T166">дивно</text:span>.</text:p>
      <text:p text:style-name="P41"><text:span text:style-name="T167">Сансет знизала плечима та продовжила роботу</text:span>. <text:span text:style-name="T167">Сніпс був правий — на це під</text:span><text:span text:style-name="T168">е</text:span><text:span text:style-name="T167"> вся ніч.</text:span></text:p>
      <text:h text:style-name="P42" text:outline-level="1" text:is-list-header="true"><text:bookmark-start text:name="__RefHeading___Toc178_788317178"/><text:span text:style-name="T169">Крок 2</text:span>: <text:span text:style-name="T170">Випадкова зустріч</text:span><text:bookmark-end text:name="__RefHeading___Toc178_788317178"/></text:h>
      <text:p text:style-name="Text_20_body"><text:span text:style-name="T171">Сансет Шимер була вдячна, що заступниця директорки Луна частково пожартувала про відновлення передньої стіни школи та про великий кратер у землі</text:span>. <text:span text:style-name="T172">Доки вона, Сніпс та Снейлс були змушені працювати доки танці не завершаться, Луна та Селестія стверджували, що потрібні професійні робочі, щоб виправити усе, і тоді трійця може піти додому.</text:span></text:p>
      <text:p text:style-name="P43"><text:span text:style-name="T172">Звісно ж, Сансет тепер повинна весь наступний тиждень допомагати робочим відновлювати стіну.</text:span> <text:span text:style-name="T173">Її покарання також включало в себе місяць </text:span><text:span text:style-name="T174">груп</text:span><text:span text:style-name="T175">и</text:span><text:span text:style-name="T174"> продовженого дня </text:span><text:span text:style-name="T175">та академічне стажування.</text:span> <text:span text:style-name="T176">Останнє не бентежило Сансет, оскільки вона отримувала 12 по всім предметам</text:span>. <text:span text:style-name="T176">А ось Сніпс та Снейлс</text:span>… <text:span text:style-name="T177">що ж, вона сподівається, що вони знайомі з хорошим репетитором.</text:span></text:p>
      <text:p text:style-name="P21"><text:span text:style-name="T178">Тепер </text:span><text:span text:style-name="T179">Сансет </text:span><text:span text:style-name="T178">тяглась назад додому.</text:span> <text:span text:style-name="T180">Селестія запропонувала підвезти її, але Сансет відмовилась, оскільки вона хотіла поміркувати над її невдачами наодинці.</text:span> <text:span text:style-name="T180">А ще тому, що вона не могла дозволити Селестії дізнатися де вона дійсно живе.</text:span></text:p>
      <text:p text:style-name="Text_20_body"><text:span text:style-name="T181">Нічне повітря було прохолодним, осінній вітер пестив обличчя Сансет доки вона рухалась проти нього</text:span>. <text:span text:style-name="T182">Протяг викликав по шкірі Сансет мурашки, вона хотіла </text:span><text:span text:style-name="T183">щоб на ній зараз були штани, а не спідниця</text:span>.</text:p>
      <text:p text:style-name="Text_20_body"><text:span text:style-name="T184">Її ноги втомлені, як і всі інші частини її тіла через те що на неї чарували потоком чистої магії</text:span>. <text:span text:style-name="T184">Вона почала жалкувати що не погодилась на пропозицію підвезти</text:span>. <text:span text:style-name="T185">Оскільки її власний транспорт був у магазині, у неї немає інших способів подорожування. </text:span><text:span text:style-name="T186">Вона змогла потрапити на танці тільки завдяки тому, що мама Снейлса підвезла їх.</text:span></text:p>
      <text:p text:style-name="P21"><text:span text:style-name="T187">Сансет зітхнула. </text:span><text:span text:style-name="T188">Сніпс та Снейлс тримались від неї осторонь усю ніч</text:span>. <text:span text:style-name="T189">Вона подумала, що перетворення їх на демонів тільки для того, щоб через кілька хвилин перетворити їх назад на людей і що вони були покарані разом з нею — все це стало для них щось на кшталт останньою краплею. Вона втратила двох своїх маріонеток.</text:span></text:p>
      <text:p text:style-name="P44"><text:span text:style-name="T104">— </text:span><text:span text:style-name="T190">Що ж, знайду собі інших. </text:span><text:span text:style-name="T104">—</text:span> <text:span text:style-name="T191">Нахмурилась Сансет.</text:span></text:p>
      <text:p text:style-name="P45"><text:span text:style-name="T191">Ні, вона не могла, ніхто у здоровому глузді не стане з нею працювати після сьогоденної ночі.</text:span> <text:span text:style-name="T192">Вона не зможе накопати стільки бруду на когось із </text:span><text:soft-page-break/><text:span text:style-name="T192">школи у порівнянні з тією яка є на неї після того що вона зробила.</text:span> <text:span text:style-name="T192">І навіть якби вона могла, то з якою метою?</text:span> <text:span text:style-name="T192">За два дні, Твайлайт Спаркл власноруч об’єднала учнів і показала їм їхнього спільного ворога.</text:span></text:p>
      <text:p text:style-name="Text_20_body"><text:span text:style-name="T192">Сансет Шимер</text:span>.</text:p>
      <text:p text:style-name="Text_20_body"><text:span text:style-name="T193">Її скинули з трону за менше ніж тиждень, її диктатура була повністю повалена і замінена «магією дружби»</text:span>. <text:span text:style-name="T193">Нігті Сансет впились їй у долоню.</text:span> <text:span text:style-name="T194">Які б почуття Елементи Гармонії не змусили відчувати її — вони зникли, замінені на образу і гірке жало поразки</text:span>. <text:span text:style-name="T195">У неї було майже все, а тепер же у неї нічого не залишилось.</text:span></text:p>
      <text:p text:style-name="P46">Щось вологе протекло у неї по лицю і вона витерла її тильною стороною долоні.</text:p>
      <text:p text:style-name="P47"><text:span text:style-name="T196">Не час для жалюгідної вечірки!</text:span> <text:span text:style-name="T196">Я вже зламалась перед обличчям цілої школи — чого я ніколи не зможу пережити — тому годі ридати! Час планувати!</text:span> <text:span text:style-name="T196">Повинен бути якийсь спосіб повернутися нагору.</text:span></text:p>
      <text:p text:style-name="Text_20_body"><text:span text:style-name="T196">Сансет зупинилась та притулилась до вуличного стовпу</text:span>. <text:span text:style-name="T196">Їй було холодно і вона була втомлена, і судячи з того де вона була, вона пройшла тільки половину шляху додому.</text:span></text:p>
      <text:p text:style-name="P48"><text:span text:style-name="T196">— Кого я намагаюсь обманути? І нічого не можу зробити тут.</text:span> <text:span text:style-name="T196">Єдине що я можу, так це дочекатися коли портал відкриється і повернутися назад в Еквестрію.</text:span> <text:span text:style-name="T196">Можливо там я зможу спробувати знайти щось, що допоможе мені повернутися до Твайлайт Спаркл.</text:span></text:p>
      <text:p text:style-name="P49"><text:span text:style-name="T197">Вона вирішила, що думка </text:span><text:span text:style-name="T198">про помсту її смертельному ворогу підбадьори</text:span><text:span text:style-name="T197">ть</text:span><text:span text:style-name="T198"> її.</text:span> <text:span text:style-name="T197">Але замість цього, це лише залишило поганий присмак у її роті і шлунок запротестував</text:span>. <text:span text:style-name="T199">Вона відштовхнула себе від стовпу і продовжила йти.</text:span></text:p>
      <text:p text:style-name="P50"><text:span text:style-name="T196">— </text:span><text:span text:style-name="T200">Мені потрібна ванна та відіспатися.</text:span></text:p>
      <text:p text:style-name="P49"><text:span text:style-name="T200">Вона оглянула її улюблену шкіряну куртку і застогнала.</text:span> <text:span text:style-name="T200">Вона була жахливо розідрана у декількох місцях.</text:span> <text:span text:style-name="T200">Вона зробила подумки нотатку, що треба купити нову.</text:span></text:p>
      <text:p text:style-name="P21"><text:span text:style-name="T201">Вона дістала телефон із кишені куртки і перевірила час, який показував трошки більше ніж опівніч.</text:span> <text:span text:style-name="T201">Прибравши його, вона сильніше придивилась до свого оточення.</text:span> <text:span text:style-name="T202">Вона вже пройшла хороші райони і багато сімейних </text:span><text:soft-page-break/><text:span text:style-name="T202">бізнесів, і наближалась до більш </text:span><text:span text:style-name="T203">бідних районів міста Кантерлот.</text:span> <text:span text:style-name="T203">Старі, брудні магазини стояли рядами по вулиці, поруч із обурливою кількістю сміття та недопалків.</text:span></text:p>
      <text:p text:style-name="Text_20_body"><text:span text:style-name="T204">Обравши короткий шлях через покинуту дитячий майданчик, Сансет почула гучний крик який пролунав скрізь ніч</text:span>. <text:span text:style-name="T204">Вона зупинилась та придивилась у темряву, єдиним джерелом світла була лампа на вуличному стовбурі через вулицю</text:span>. <text:span text:style-name="T205">Дівчина швидко вбігла на світло, і час майже зупинився, доки Сансет витріщалась на неї з роззявленим ротом.</text:span></text:p>
      <text:p text:style-name="P21">На ній була проста темно‐синя сорочка та джинси, фіолетові черевики та піджак <text:span text:style-name="T206">такого ж кольору</text:span>. <text:span text:style-name="T206">Знайомий зорепад був пришитий в кутку, зорепад який змусив око Сансет посмикуватися у люті.</text:span></text:p>
      <text:p text:style-name="P51">Твайлайт Спаркл бігла по вулиці, на її обличчі вимальовувався жах, доки вона кричала.</text:p>
      <text:p text:style-name="P52"><text:span text:style-name="T196">— </text:span><text:span text:style-name="T206">Допоможіть! Хто‐небудь, будь‐ласка, </text:span><text:span text:style-name="Emphasis"><text:span text:style-name="T206">допоможіть мені!</text:span></text:span></text:p>
      <text:p text:style-name="P53">Позаду, за нею бігли двоє затемнених чоловіків, від їх насвистування та обіцянок що вони зроблять з нею у Сансет мурашки по шкірі пробіглися.</text:p>
      <text:p text:style-name="P54">Блискавка знову пробіглась у неї по спині, і Сансет почала бігти за ними трьома.</text:p>
      <text:p text:style-name="Думки_20_Сансет"><text:span text:style-name="T207">Що за</text:span>… <text:span text:style-name="T207">що я в біса роблю?</text:span></text:p>
      <text:p text:style-name="P49"><text:span text:style-name="T208">Вона спробувала зупинитися, але вона не могла керувати собою.</text:span> <text:span text:style-name="T208">Вона бігла за чоловіком, переслідуючи їх за поворотом і до широкої вулиці, де вони загнали Твайлайт у кут до задньої стіни.</text:span></text:p>
      <text:p text:style-name="P55"><text:span text:style-name="T196">— </text:span><text:span text:style-name="T208">Не переймайся, кицю, ми обіцяєм, шо будем по легшє з тобою. </text:span><text:span text:style-name="T196">—</text:span> <text:span text:style-name="T208">Хихикнув один з них.</text:span></text:p>
      <text:p text:style-name="P56">Сансет підняла камінь та жбурнула в них, потрапив одному з них в голову.</text:p>
      <text:p text:style-name="P55"><text:span text:style-name="T196">— </text:span><text:span text:style-name="T209">Ей, ви, </text:span><text:span text:style-name="T210">жирдяї</text:span><text:span text:style-name="T209">, чому б вам не обрати когось свого розміру?</text:span></text:p>
      <text:p text:style-name="Text_20_body"><text:span text:style-name="T210">Вони обернулись, у обох були засалене, чорне волосся та бліда шкіра.</text:span> <text:span text:style-name="T210">Пірсінг прикрашав їхні роти та брови</text:span>. <text:span text:style-name="T210">Один з них був доволі худим; він намагається сховати це під своєю товстою курткою. Інший виглядав так, наче у нього були м’язи.</text:span></text:p>
      <text:p text:style-name="Діалог"><text:soft-page-break/><text:span text:style-name="T196">— </text:span><text:span text:style-name="T210">Ей, дівка, ти шо, хочеш з нами побитися? </text:span><text:span text:style-name="T196">— </text:span><text:span text:style-name="T210">спитав той що з м’язами. </text:span><text:span text:style-name="T196">—</text:span> <text:span text:style-name="T210">Бо виглядає так, наче ти вже програла одну бійку. </text:span><text:span text:style-name="T196">— </text:span><text:span text:style-name="T210">Обидва засміялися.</text:span></text:p>
      <text:p text:style-name="P57"><text:span text:style-name="T196">— </text:span><text:span text:style-name="T211">А вона нічого так, мила </text:span><text:span text:style-name="T196">—</text:span> <text:span text:style-name="T211">помітив худастий. </text:span><text:span text:style-name="T196">—</text:span> <text:span text:style-name="T211">Як щодо того, щоб кожному по дівці?</text:span></text:p>
      <text:p text:style-name="Text_20_body"><text:span text:style-name="T212">Сансет стала в бойову стійку, виставивши руки перед нею</text:span>. <text:span text:style-name="T213">Вона все ще не була впевнена, чому вона це робить</text:span>. <text:span text:style-name="T214">Це було наче якась невідома сила захопила контроль над її діями і змусила її прийти на допомогу до Твайлайт.</text:span> <text:span text:style-name="T215">І все ж, якщо це означає, що вона може побити двох невдах і випустити трохи пари, то вона була тільки «за».</text:span></text:p>
      <text:p text:style-name="P58"><text:span text:style-name="T196">— </text:span><text:span text:style-name="T216">Як щодо того, щоб ви забули про неї та спробували б мене? </text:span><text:span text:style-name="T196">— </text:span><text:span text:style-name="T216">Холодно сказала Сансет.</text:span></text:p>
      <text:p text:style-name="P58"><text:span text:style-name="T196">— </text:span><text:span text:style-name="T217">Дівко, ти серйозно хочеш побитися з нами? </text:span><text:span text:style-name="T196">— </text:span><text:span text:style-name="T218">Спитав худий</text:span>.</text:p>
      <text:p text:style-name="Діалог"><text:span text:style-name="T196">— </text:span><text:span text:style-name="T218">Це за умови, що зможете зі мною тягатися. </text:span><text:span text:style-name="T219">Я просто вас по землі размажу.</text:span></text:p>
      <text:p text:style-name="P59"><text:span text:style-name="T196">— </text:span><text:span text:style-name="T219">Ну, що ж, сама напросилась!</text:span></text:p>
      <text:p text:style-name="P60"><text:span text:style-name="T220">Худий дістав ніж і побіг на Сансет, яка стрибнула у сторону і пригнулась, щоб </text:span><text:span text:style-name="T221">ухилитися від його широкого розмаху.</text:span> <text:span text:style-name="T222">Тоді вона зі всієї сили вдарила вгору, прямо йому у щелепу.</text:span> <text:span text:style-name="T223">Перед тим як він міг отямитися від атаки, Сансет схопила його за руку та скрутила зап’ястя, змусивши його випустити ніж.</text:span></text:p>
      <text:p text:style-name="P61"><text:span text:style-name="T224">Вона розвернулась та скоротила дистанцію між ними, </text:span>впираючись <text:span text:style-name="T224">ногою до землі, після чого встала та перекинула худощавого через плече.</text:span> <text:span text:style-name="T224">Він болюче впав на цемент, стогнучи від болю та тримаючи свого скривавленого рота.</text:span></text:p>
      <text:p text:style-name="P21"><text:span text:style-name="T225">Сансет обернулась та вказала рукою на іншого ідіота, який на усе це дивився з роззявленим ротом. </text:span><text:span text:style-name="T226">Він швидко розлютився на побіг на Сансет з голими кулаками</text:span>. <text:span text:style-name="T227">Сансет відстрибнула назад, ухилившись від першого розмаху і вхопивши інший долонею, відкинувши його</text:span>. <text:span text:style-name="T228">Вона продовжила ударом ноги у живіт, відкинувши його</text:span>. <text:span text:style-name="T229">Він зібрався до тями та знову побіг на неї наче скажений бик, цілячись кулаком у обличчя Сансет.</text:span></text:p>
      <text:p text:style-name="Text_20_body"><text:soft-page-break/><text:span text:style-name="T230">Сансет знову вперлась ногою до землі і схопила її обома руками</text:span>. <text:span text:style-name="T230">Доки ідіот <text:s/>встиг вдарити її іншим кулаком, Сансет різко обернулась, викликавши жахливий </text:span><text:span text:style-name="T231">тріск</text:span><text:span text:style-name="T230"> у нього в руці, через що той заплакав.</text:span> <text:span text:style-name="T232">Вона відпустила його і перевернула своє тіло в сторону, склавши руки разом і притиснула лікті до його грудей.</text:span></text:p>
      <text:p text:style-name="P62">Він захрипів та впав на коліна перед тим як пасти лицем у землю, стогнучи як його друг.</text:p>
      <text:p text:style-name="P21"><text:span text:style-name="T233">Витерши руки об спідницю, Сансет переступила його тіла та пішла назад по вулиці, лише швидко кинувши погляд на Твайлайт яка стояла притиснута до стіни</text:span>. <text:span text:style-name="T234">Сансет закотила очі і пішла за поворот, продовжуючи свій шлях по дорозі наче нічого не сталося.</text:span></text:p>
      <text:p text:style-name="P63"><text:span text:style-name="T235">Мех, це було весело, мабуть.</text:span> <text:span text:style-name="T235">Хоча б трохи пари випустила</text:span>…</text:p>
      <text:p text:style-name="P64"><text:span text:style-name="T196">— </text:span><text:span text:style-name="T235">Почекай! </text:span><text:span text:style-name="T196">— </text:span><text:span text:style-name="T235">Покликав її голос Твайлайт, через що настрій Сансет знову був зіпсований</text:span>.</text:p>
      <text:p text:style-name="P65">Сансет проігнорувала її і пришвидшила темп.</text:p>
      <text:p text:style-name="P64"><text:span text:style-name="T196">— </text:span><text:span text:style-name="T235">Куди це ти йдеш? </text:span><text:span text:style-name="T196">—</text:span> <text:span text:style-name="T235">Крикнула їй Твайлайт коли нарешті вийшла з вулиці.</text:span></text:p>
      <text:p text:style-name="P66"><text:span text:style-name="T196">— </text:span><text:span text:style-name="T235">Додому. </text:span><text:span text:style-name="T196">— </text:span><text:span text:style-name="T235">Автоматично промовила Сансет.</text:span></text:p>
      <text:p text:style-name="P64"><text:span text:style-name="T196">— </text:span><text:span text:style-name="T235">Почекай, будь ласка, повернись!</text:span></text:p>
      <text:p text:style-name="P67">Сансет одразу зупинилась і обернулась, її ноги зрадили її бажанню піти геть.</text:p>
      <text:p text:style-name="P68">Що за хуйня?</text:p>
      <text:p text:style-name="P69">Вона пішла назад і зупинилась перед Твайлайт яка, Сансет помітила, на кілька сантиметрів була нижче за іншу Твайлайт</text:p>
      <text:p text:style-name="P70"><text:span text:style-name="T196">— </text:span><text:span text:style-name="T236">Що? </text:span><text:span text:style-name="T196">— </text:span><text:span text:style-name="T236">гаркнула Сансет.</text:span></text:p>
      <text:p text:style-name="P70"><text:span text:style-name="T196">— </text:span><text:span text:style-name="T236">Ну, ем</text:span>… <text:span text:style-name="T236">Я просто</text:span>… <text:span text:style-name="T196">—</text:span> <text:span text:style-name="T236">Твайлайт заламала руки, виглядаючи зніяковілою</text:span>. <text:span text:style-name="T196">— </text:span><text:span text:style-name="T236">Чому ти врятувала мене? </text:span><text:span text:style-name="T196">— </text:span><text:span text:style-name="T236">нарешті спитала вона.</text:span></text:p>
      <text:p text:style-name="P71"><text:span text:style-name="T236">Сансет знизала плечима</text:span>.</text:p>
      <text:p text:style-name="P70"><text:span text:style-name="T196">— </text:span><text:span text:style-name="T236">Не знаю.</text:span></text:p>
      <text:p text:style-name="P70"><text:span text:style-name="T196">— </text:span><text:span text:style-name="T236">А…</text:span> <text:span text:style-name="T196">— </text:span><text:span text:style-name="T236">Твайлайт сховала руки за спиною. </text:span><text:span text:style-name="T196">—</text:span> <text:span text:style-name="T236">Що ж, це було доволі круте видовище.</text:span></text:p>
      <text:p text:style-name="P70"><text:soft-page-break/><text:span text:style-name="T196">— </text:span><text:span text:style-name="T236">Я </text:span><text:span text:style-name="Emphasis"><text:span text:style-name="T236">тааак</text:span></text:span><text:span text:style-name="T236"> рада що тобі сподобалося.</text:span></text:p>
      <text:p text:style-name="P72">Після цього, Сансет нарешті змогла відтягнути себе від фіолетоволосої неприємності і продовжила свій шлях додому.</text:p>
      <text:p text:style-name="P73"><text:span text:style-name="T196">— </text:span><text:span text:style-name="T237">Почекай. </text:span><text:span text:style-name="T196">—</text:span> <text:span text:style-name="T237">Твайлайт пришвидшилась щоб наздогнати швидкий темп Сансет. </text:span><text:span text:style-name="T196">— </text:span><text:span text:style-name="T237">Можеш хоча б мені назвати своє ім’я, будь ласка?</text:span></text:p>
      <text:p text:style-name="P74"><text:span text:style-name="T196">— </text:span><text:span text:style-name="T237">Сансет Шимер. </text:span><text:span text:style-name="T196">—</text:span> <text:span text:style-name="T237">Сансет відповіла ще до того, як вона могла подумати над цим.</text:span></text:p>
      <text:p text:style-name="P75">Чому я сказала їй своє ім’я? А, пофіг, не так вже це і важливо.</text:p>
      <text:p text:style-name="P74"><text:span text:style-name="T196">— </text:span><text:span text:style-name="T237">Що ж, Сансет Шимер, мені здається, що ти врятувала моє життя.</text:span></text:p>
      <text:p text:style-name="P76"><text:span text:style-name="T196">— </text:span><text:span text:style-name="T238">Ну, буває. </text:span><text:span text:style-name="T196">— </text:span><text:span text:style-name="T238">Сказала Сансет покрутивши пальцем у повітрі.</text:span></text:p>
      <text:p text:style-name="P71">Твайлайт похитала головою.</text:p>
      <text:p text:style-name="P76"><text:span text:style-name="T196">— </text:span><text:span text:style-name="T239">Схоже, що ти не дуже цьому рада.</text:span></text:p>
      <text:p text:style-name="P77"><text:span text:style-name="T196">— </text:span><text:span text:style-name="T240">Ой йой, ні, повір мені, я вся у </text:span><text:span text:style-name="T241">захваті</text:span><text:span text:style-name="T242"> від цього</text:span><text:span text:style-name="T240">.</text:span></text:p>
      <text:p text:style-name="P78">Твайлайт зітхнула.</text:p>
      <text:p text:style-name="P79">— <text:span text:style-name="T243">В будь якому випадку, я просто хотіла сказати</text:span><text:span text:style-name="T236">…</text:span></text:p>
      <text:p text:style-name="P71">Сансет оберну<text:span text:style-name="T243">лась </text:span>й тицьну<text:span text:style-name="T243">ла</text:span> у неї пальцем.</text:p>
      <text:p text:style-name="P80">— <text:span text:style-name="T244">Слухай, Твайлайт, мені поф</text:span><text:span text:style-name="T236">…</text:span></text:p>
      <text:p text:style-name="P79">— <text:span text:style-name="T244">Звідки ти знаєш моє ім’я?</text:span></text:p>
      <text:p text:style-name="P80">— <text:span text:style-name="T244">Тому що, я вже знаю хто ти така. —</text:span> <text:span text:style-name="T244">Сансет хлопнула себе по роту, її очі збільшились до стану п’яти копійок.</text:span></text:p>
      <text:p text:style-name="P81">Геніально, Сансет.</text:p>
      <text:p text:style-name="P80">— <text:span text:style-name="T244">Ти</text:span>… <text:span text:style-name="T244">знаєш хто я?</text:span></text:p>
      <text:p text:style-name="P82">Рука Сансет відпустила її рот.</text:p>
      <text:p text:style-name="P80">— <text:span text:style-name="T244">Ну, технічно, я знаю іншу тебе яка прийшла із дзеркала, тому я знаю твого клона.</text:span> — <text:span text:style-name="T244">Цього разу, вона хлопнула рот обома руками.</text:span></text:p>
      <text:p text:style-name="P81">Щось не так. Щось дуже, дуже не так.</text:p>
      <text:p text:style-name="P83">Твайлайт виглядала спантеличеною.</text:p>
      <text:p text:style-name="P84">— <text:span text:style-name="T245">Дзеркало? Про що ти таке говориш?</text:span></text:p>
      <text:p text:style-name="P85"><text:soft-page-break/>Сансет намагалась не відповідати на це, просто щоб утримувати тишу і продовжувати йти, але та ж сила, що змусила її побігти за Твайлайт, змусила її говорити те, щоб вона зазвичай не стала б казати.</text:p>
      <text:p text:style-name="P84">— <text:span text:style-name="T245">Дзеркало яке веде у Еквестрію, і воно відкривається лише кожні тридцять лун. —</text:span> випалила вона, перш ніж знову прикрити рота.</text:p>
      <text:p text:style-name="P86">Твайлайт, яка тепер виглядає стурбованою, відійшла на кілька кроків назад.</text:p>
      <text:p text:style-name="P84">— <text:span text:style-name="T245">З тобою все добре?</text:span></text:p>
      <text:p text:style-name="P87">— <text:span text:style-name="T245">Ні, </text:span><text:span text:style-name="Emphasis"><text:span text:style-name="T245">не</text:span></text:span><text:span text:style-name="T245"> добре! — Крикнула Сансет.</text:span></text:p>
      <text:p text:style-name="P88">— <text:span text:style-name="T246">Гаразд</text:span><text:span text:style-name="T247">.</text:span> — <text:span text:style-name="T247">Твайлайт підняла руки вгору</text:span>. — <text:span text:style-name="T247">Будь ласка, глибоко вдихни.</text:span></text:p>
      <text:p text:style-name="P89">У Сансет не було вибору, тому її легені та рот оперували по своїй волі. Вона повільно зробила довгий, глибокий вдих та видих.</text:p>
      <text:p text:style-name="P90">— <text:span text:style-name="T248">Почуваєшся краще?</text:span></text:p>
      <text:p text:style-name="P90">— <text:span text:style-name="T248">Ні!</text:span></text:p>
      <text:p text:style-name="P91">Із усього, Сансет стала почуватися тільки ще більш знервованою. Всі ці дії, відповіді — вона робила все це не за своєю волею.</text:p>
      <text:p text:style-name="P92">Як тільки Твайлайт знову відчинила рот, Сансет підійшла до неї та прикрила його.</text:p>
      <text:p text:style-name="P90">— <text:span text:style-name="T249">Припини! Більше жодних питань! Просто припини розмовляти! Послухай мене, це не має значення звідки я знаю тебе, добре?</text:span> <text:span text:style-name="T249">Так, я врятувала твоє життя, але це не значить нічого! Просто повертайся до себе додому і зроби вигляд, що нічого із цього не ніколи не сталося, і ніколи, </text:span><text:span text:style-name="T250">ніколи</text:span><text:span text:style-name="T249"> не розмовляй зі мною знову!</text:span></text:p>
      <text:p text:style-name="P93">Не чекаючи на відповідь, Сансет почала бігти від Твайлайт так швидко, які тільки вона може. На щастя, Твайлайт не окликала її цього разу.</text:p>
      <text:p text:style-name="Думки_20_Сансет"><text:span text:style-name="T251">Що за хуйня це була?</text:span><text:span text:style-name="T44"> </text:span><text:span text:style-name="T251">Чому я розказую їй про все це? Чому я роблю все це для неї?</text:span><text:span text:style-name="T44"> </text:span><text:span text:style-name="T251">Добре, гаразд, можливо я би зупинила цих мудаків без</text:span><text:span text:style-name="T44">… </text:span><text:span text:style-name="T251">того, що змусило мене це зробити</text:span><text:span text:style-name="T44">. </text:span><text:span text:style-name="T251">Навіть Твайлайт Спаркл не заслуговує</text:span><text:span text:style-name="T44">… </text:span><text:span text:style-name="T251">на те що вони збирались зробити</text:span><text:span text:style-name="T44">. </text:span><text:span text:style-name="T252">Якого вона взагалі ошивається тут?</text:span></text:p>
      <text:p text:style-name="Text_20_body"><text:soft-page-break/><text:span text:style-name="T253">Сансет не припиняли бігти доки вона не опинилась майже вдома. Її легені горіли, а ноги жахливо боліли. Вона зупинилася й схилилася, важко дихаючи.</text:span></text:p>
      <text:p text:style-name="P94">— <text:span text:style-name="T254">Бляха</text:span>… <text:span text:style-name="T254">ця дурна дівка</text:span>… <text:span text:style-name="T254">таке відчуття, наче всесвіт катує мене нею!</text:span></text:p>
      <text:p text:style-name="P95"><text:span text:style-name="T254">Випрямившись, вона глибоко вдихнула і пройшла останню частину її подорожі. Зараз вона була на краю індустріального району східної частини Кантерлоту. Більшість з них були занедбаними будівлями, </text:span><text:span text:style-name="T255">позначеними</text:span><text:span text:style-name="T254"> на знесення, але </text:span><text:span text:style-name="T255">влада </text:span><text:span text:style-name="T254">міст</text:span><text:span text:style-name="T255">а </text:span><text:span text:style-name="T254">так і не </text:span><text:span text:style-name="T255">зробила цього</text:span><text:span text:style-name="T254">.</text:span></text:p>
      <text:p text:style-name="Text_20_body"><text:span text:style-name="T256">Сансет прослизнула крізь вузьку вулицю і зупинилась перед синіми дверми вбудовані в сторону одного із покинутих заводів.</text:span> <text:span text:style-name="T256">Вона повернула ручку і штовхнула двері плечем, відкриваючи собі прохід далі.</text:span></text:p>
      <text:p text:style-name="P21"><text:span text:style-name="T257">Вона потяглася за вимикачем </text:span><text:span text:style-name="T258">світла, який знаходиться на стіні напроти неї, і кілька тьмяних лампочок </text:span><text:span text:style-name="T259">повернулись до життя, висвітлюючи біло‐чорний коридор</text:span>. <text:span text:style-name="T260">Закривши двері позаду себе, Сансет пішла по коридору, загорнувши до перших сходів наліво від неї</text:span>. <text:span text:style-name="T261">Зверху були двері з надряпаним написом «</text:span><text:span text:style-name="Emphasis"><text:span text:style-name="T261">Тільки працівники</text:span></text:span><text:span text:style-name="T261">» і за нею була кімната Сансет, або те що колись було кабінетом бригадира</text:span>. <text:span text:style-name="T262">Вона зайшла всередину і клацнула на ще один перемикач, що пробудило єдину, голу лампочку яка висіла посередні стелі кімнати.</text:span></text:p>
      <text:p text:style-name="Text_20_body"><text:span text:style-name="T263">Кімната була облаштована на щось, що нагадувало спальню. </text:span><text:span text:style-name="T264">Стара шафа стояла у куті кімнаті який був близько до дверей </text:span><text:span text:style-name="T265">і тріснуте дзеркало розміром з людину яке притулене до стіни напроти</text:span>. <text:span text:style-name="T265">Її ліжко, або скоріше просто матрац, був заправлений у протилежний куток.</text:span></text:p>
      <text:p text:style-name="Text_20_body">Стіна прямо навпроти неї <text:span text:style-name="T266">була майже повністю </text:span><text:span text:style-name="T267">скляною і </text:span><text:span text:style-name="T266">виглядал</text:span><text:span text:style-name="T267">а</text:span><text:span text:style-name="T266"> на виробничий цех, яке вже давно пустує.</text:span> <text:span text:style-name="T267">Сансет залишила собі стіл бригадира, який стояв перед склом</text:span>. <text:span text:style-name="T268">Маленьке, вікно яке розташоване на прилеглій стіні, було достатньо великим, щоб скрізь нього проливалося сонячне світло зранку.</text:span></text:p>
      <text:p text:style-name="P21"><text:span text:style-name="T269">Сансет не потурбувалась щоб облаштувати її кімнату ще чимось</text:span>. <text:span text:style-name="T270">Єдине чим ця кімната була персоналізована це корони які вона перемогла на минулих танцях</text:span>. <text:span text:style-name="T270">Вони стояли у неї на столі, обережно впорядковані.</text:span> <text:span text:style-name="T271">Корону за «</text:span><text:span text:style-name="T272">Весняний</text:span><text:span text:style-name="T271"> Кидок» </text:span><text:span text:style-name="T273">вона виграла коли була на першому курсі, </text:span><text:soft-page-break/><text:span text:style-name="T274">коли вона прикинулась, що була учнем по обміну на другому семестрі,</text:span> <text:span text:style-name="T274">продовжуючи </text:span><text:span text:style-name="T275">коронами</text:span><text:span text:style-name="T274"> за другий та треті курси</text:span>. <text:span text:style-name="T275">За ними йшли дві корони за «Зимній М’яч» і дві за «Осінній Бал», </text:span><text:span text:style-name="T276">залишаючи місце для корони яку вона повинна була виграти сьогодні.</text:span></text:p>
      <text:p text:style-name="Text_20_body"><text:span text:style-name="T277">Виснажена, Сансет впала на ліжко, надто втомлена, щоб думати про коли або їхню відсутність</text:span>. <text:span text:style-name="T278">Вона хотіла зрозуміти, навіщо вона так втрутилась до Твайлайт</text:span>. <text:span text:style-name="T279">Це було так, наче вона не мала контролю на своїм тілом і виконувала чиїсь забаганки.</text:span></text:p>
      <text:p text:style-name="Думки_20_Сансет"><text:span text:style-name="T280">Мабуть, це магія</text:span>.</text:p>
      <text:p text:style-name="P96">Вона голосно позіхнула, її очі поважніли.</text:p>
      <text:p text:style-name="P97">Але, який вид магії може робити щось таке?</text:p>
      <text:p text:style-name="Text_20_body">Її очі заплющилися, коли її почав охоплювати сон. <text:span text:style-name="T281">Перед тим як він зміг повністю захопити її, її очі відкрились і вона піднялась у сидяче положення; слабкий, гармонічний голос почав відтворюватися у неї в голові.</text:span></text:p>
      <text:p text:style-name="P98"><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282">Очі Сансет розширювалися до п’ятьох копійок доки ці слова відтворювались у неї в голові</text:span>. Грудка холодного страху осіла, як камінь, у її животі.</text:p>
      <text:p text:style-name="P94">— <text:span text:style-name="T283">О ні</text:span><text:span text:style-name="T282">.</text:span></text:p>
      <text:h text:style-name="P99" text:outline-level="1"><text:bookmark-start text:name="__RefHeading___Toc180_788317178"/><text:span text:style-name="T284">Крок</text:span> 3: <text:span text:style-name="T285">С</text:span>амотність — <text:span text:style-name="T285">це мій вибір</text:span><text:bookmark-end text:name="__RefHeading___Toc180_788317178"/></text:h>
      <text:p text:style-name="Text_20_body"><text:span text:style-name="T286">Сансет була здивована тим, скільки вона проспала минулої ночі. </text:span><text:span text:style-name="T287">Діставши телефон із викинутої куртки, вона перевірила час, було трохи пізніше полудня.</text:span> <text:span text:style-name="T288">Вона протерла залишки сну із очей і встала у сидяче положення, помітив що вона заснула у вчорашньому одязі, окрім шкіряної куртки як лежала поруч з </text:span><text:span text:style-name="T289">ліжком</text:span><text:span text:style-name="T288">.</text:span></text:p>
      <text:p text:style-name="Text_20_body"><text:span text:style-name="T290">Вона сиділа у темряві свої кімнати, світло слабко проливалося через вікно над нею. </text:span><text:span text:style-name="T291">Єдиним іншим джерелом світла були вікна у цеху, але як і вікна у кімнаті Сансет, вони були маленькі і крізь них проливалось мало світла.</text:span></text:p>
      <text:p text:style-name="P100">Зітхнувши, Сансет впала назад на подушку, розкинув руки в сторони. Вчорашні події відтворювались у неї в голові наче кіно. Дуже погане кіно; як мінімум, з її точки зору.</text:p>
      <text:p text:style-name="P21"><text:span text:style-name="T292">Сансет перегорнулась на її сторону, натягаючи ковдру ближче до шиї</text:span>. <text:span text:style-name="T293">Вона думала, що не буду спати всю ніч, переймаючись за те, що Елементи зробили з нею.</text:span> <text:span text:style-name="T293">Але замість цього, вона майже одразу заснула.</text:span> <text:span text:style-name="T294">Їй здалося, що втомленість перемогла її страхи.</text:span></text:p>
      <text:p text:style-name="P21"><text:span text:style-name="T295">Оскільки вона вже прокинулась, у неї було багато часу щоб бентежитись про її нове скрутне становище.</text:span> З голосним стогоном, <text:span text:style-name="T295">Сансет змусила себе встати з ліжка, опираючись об стіну напроти доки у неї все кружляло у очах</text:span>. <text:span text:style-name="T296">Коли всі клаптики стали на свої місця, вона дотяглась до шафи і відкрила її, узяла нижньої білизни і пару піжам.</text:span></text:p>
      <text:p text:style-name="P101">Сьогодні була субота, а це значить, що у Сансет немає якихось зобов’язань.</text:p>
      <text:p text:style-name="Text_20_body"><text:span text:style-name="T297">З змінним одягом у руці, Сансет пішла вниз по сходам і дали по шаховому коридору.</text:span> <text:span text:style-name="T297">На щастя, завод який вона обрала собі домівкою включав у себе приміщення для робочих з кухнею та</text:span><text:span text:style-name="T298"> </text:span><text:span text:style-name="T297">душовими кабінками</text:span>. <text:span text:style-name="T298">На жаль для неї, вода завжди була холодною.</text:span></text:p>
      <text:p text:style-name="P21"><text:span text:style-name="T299">Заступивши у маленьку душову, Сансет ввімкнула воду, розпочинаючи потік холодної води. </text:span><text:span text:style-name="T300">Вона поклала змінний одяг на стіл поруч до раковини і роздяглась, викидаючи старий одяг безцеремонно на підлогу.</text:span></text:p>
      <text:p text:style-name="Text_20_body"><text:soft-page-break/><text:span text:style-name="T301">Після глибокого видиху, Сансет заскочила у душову, відчуваючи поколювання її шкіри від холодної води</text:span>. <text:span text:style-name="T302">Вона одразу почала тремтіти і інстинктивно обійняла себе за груди, намагаючись утримати трохи тепла у себе в тілі.</text:span></text:p>
      <text:p text:style-name="P102">— <text:span text:style-name="T303">Холодно‐холодно‐холодно!</text:span> — сказала вона крізь цок<text:span text:style-name="T304">і</text:span>т зубів.</text:p>
      <text:p text:style-name="P103"><text:span text:style-name="T305">Коли почуття мурашок покрило всю її шкіру, вона вирішила пришвидшитися.</text:span> <text:span text:style-name="T305">Вона схопила мило із мильниці і почала люто шкрябати бруд який покривав її, </text:span><text:span text:style-name="T306">сповільнюючись біля синців що вона отримала</text:span>.</text:p>
      <text:p text:style-name="P21"><text:span text:style-name="T307">Коли вона завершила, вона схопила пляшку шампуню та видавила велику кулю рідини, швидко впоравшись з миттям волосся</text:span>. <text:span text:style-name="T307">Коли вся піна зникла у зливі, Сансет вимкнула душ та вистрибнула на підстілку і схопила рушник із вішалки й обернула його навколо свого тіла</text:span>. <text:span text:style-name="T307">Вона все ще тремтіла, але пухнастий рушник допоміг відновити тепло її тілу.</text:span></text:p>
      <text:p text:style-name="P104">Коли останній ра<text:span text:style-name="T308">з</text:span> я приймала гарячий душ?</text:p>
      <text:p text:style-name="P103"><text:span text:style-name="T309">Вона не могла згадати</text:span>. <text:span text:style-name="T309">Можливо, останній раз це було коли вона останній раз була в Еквестрії</text:span>. <text:span text:style-name="T309">Вона нахмурилась, сподіваючись що це не було настільки давно.</text:span></text:p>
      <text:p text:style-name="P21">Закріплюючи рушник навколо себе, <text:span text:style-name="T310">Сансет підійшла до раковини і відкрила шафу за дзеркалом, діставши звідти зубну пасту та щітку. </text:span><text:span text:style-name="T311">Її тіло перейшло в режим автопілоту доки вона виконувати буденну задачу по чистці зубів.</text:span></text:p>
      <text:p text:style-name="P105">Прекрасно. Що тепер?</text:p>
      <text:p text:style-name="P106"><text:span text:style-name="T312">Питання з останньої ночі постало перед нею. Що вона </text:span><text:span text:style-name="T313">могла</text:span><text:span text:style-name="T312"> зробити зараз?</text:span> <text:span text:style-name="T312">Вона була замкнена у </text:span><text:span text:style-name="T314">чужому світі, змушена йти в школу в якій вона усіх ненавиділа</text:span>. <text:span text:style-name="T314">А тепер, ці почуття були взаємні.</text:span></text:p>
      <text:p text:style-name="P107">Простіше кажучи, вона була у вигнанні.</text:p>
      <text:p text:style-name="P108">Ах, але це не все! Я ще й проклята!</text:p>
      <text:p text:style-name="P109">Вона сплюнула у раковину і поглянула на своє відображення у дзеркалі, яке дивилось на неї.</text:p>
      <text:p text:style-name="P110">— <text:span text:style-name="T315">Виходить, що єдина причина чому я допомогла Твайлайт — це тому що вона попрохала мене допомогти їй.</text:span> <text:span text:style-name="T315">І через це я сказала усе що я сказала </text:span><text:soft-page-break/><text:span text:style-name="T315">їй.</text:span> <text:span text:style-name="T316">Тому, якщо я все зрозуміла правильно, якщо в будь‐який час, будь‐хто спитає мене про щось — я повинна буду виконати це.</text:span> <text:span text:style-name="T316">І якщо цей хтось запитає у мене щось — я мушу відповісти на це.</text:span></text:p>
      <text:p text:style-name="P111">Вона продовжила чистити зуби з шаленою швидкістю, ігноруючи біль яку вона викликала цим.</text:p>
      <text:p text:style-name="Думки_20_Сансет"><text:span text:style-name="T317">Це просто чудесно!</text:span> <text:span text:style-name="T317">Фан‐та‐бля‐стично</text:span>! <text:span text:style-name="T318">І це і є моє «покаяння»?</text:span> <text:span text:style-name="T318">Вау, дуже гармонічно від вас, Елементи!</text:span> <text:span text:style-name="T319">Змусити мене допомагати комусь коли вони попрохають мене про це!</text:span></text:p>
      <text:p text:style-name="P112">Вона знову сплюнула, скривившись, перш ніж усмішка <text:span text:style-name="T320">прорізалась на</text:span> її обличч<text:span text:style-name="T320">і</text:span>.</text:p>
      <text:p text:style-name="P113">— <text:span text:style-name="T321">Почекайте, хто у здоровому глузді буде прохати мене про щось? Я навіть нікому не подобаюсь у школі! Ха!</text:span></text:p>
      <text:p text:style-name="Text_20_body"><text:span text:style-name="T322">Після полоскання роту, Сансет повністю висохла і одягла свою теплу піжаму. </text:span><text:span text:style-name="T323">Виходячи із душової, вона пішла по коридору в кухню, щоб наповнити протестуючий шлунок.</text:span></text:p>
      <text:p text:style-name="P114">— <text:span text:style-name="T323">З іншого боку,</text:span> — <text:span text:style-name="T323">вона відчинила холодильник і схопила пляшку молока, </text:span>— <text:span text:style-name="T324">Мені, можливо, доведеться жити із цим до кінця мого життя</text:span>. <text:span text:style-name="T325">Або доки я «буду любити інших більше ніж себе» або щось типу того.</text:span> — <text:span text:style-name="T325">Вона знову нахмурилась, більше не почуваючись </text:span><text:span text:style-name="T326">такою</text:span><text:span text:style-name="T325"> впевнен</text:span><text:span text:style-name="T327">ою</text:span><text:span text:style-name="T325">.</text:span></text:p>
      <text:p text:style-name="P115">Схопивши коробку пластівців і миску із шафи, Сансет всілась за простим сніданком.</text:p>
      <text:p text:style-name="P116">— <text:span text:style-name="T328">Хм…</text:span> <text:span text:style-name="T328">мені скоро знадобиться більше їжі</text:span>… <text:span text:style-name="T328">і новий одяг.</text:span></text:p>
      <text:p text:style-name="P117">Оскільки її улюблений одяг був зіпсований, у Сансет залишилась лише одна пара одягу.</text:p>
      <text:p text:style-name="Text_20_body"><text:span text:style-name="T329">Але покупки потребують грошей — того, що у неї залишилося не багато.</text:span> <text:span text:style-name="T330">У неї більше не було Флеша Сентрі який міг би покупати їй речі, і її запаси грошей, які вона забирала у младшокласників теж підходили до кінця.</text:span></text:p>
      <text:p text:style-name="P118"><text:span text:style-name="T331">Дивлячись на стан речей, Сансет буде змушена </text:span><text:span text:style-name="T332">знайти</text:span>… <text:span text:style-name="T332">з важкістю, вона вимовила наступне слово.</text:span></text:p>
      <text:p text:style-name="P119">— <text:span text:style-name="T332">Роботу.</text:span></text:p>
      <text:p text:style-name="P118"><text:soft-page-break/>Вона розчаровано застогнала. <text:span text:style-name="T333">Вона не могла і подумати, що все піди так погано так швидко.</text:span></text:p>
      <text:p text:style-name="Text_20_body"><text:span text:style-name="T334">Завершивши з пластівцями і відправивши миску у раковину, вона подумки зробила нотатку помити гору посуду пізніше. </text:span><text:span text:style-name="T335">Вона потопала назад у кімнату, грюкнув дверима щоб випустити трохи пари.</text:span> <text:span text:style-name="T336">Повинно ж бути якесь просте рішення яке виправить всі її проблеми, але якщо у цьому світі раптово не з’явиться магія, то іншого рішення Сансет не бачила.</text:span></text:p>
      <text:p text:style-name="P120">Вона сіла за свій стіл і притиснула очі долонями.</text:p>
      <text:p text:style-name="P119">— <text:span text:style-name="T337">Ну, давай же, Сансет, придумай щось! У тебе завжди є план!</text:span></text:p>
      <text:p text:style-name="P120"><text:span text:style-name="T337">Вона сиділа годинами, розмірковуючи над ідеями та теоріями, кожна наступна була ще більш сміховинна ніж попередня. З кожною відбракованою ідеєю, вона </text:span><text:span text:style-name="T338">ставала дедалі більш розчарованою, кричачи і стукаючи по дерев’яному столу кулаком.</text:span></text:p>
      <text:p text:style-name="Text_20_body"><text:span text:style-name="T339">Вона почувалась себе дикою твариною яка потрапила у пастку мисливця і не може врятуватися. </text:span><text:span text:style-name="T340">Вона сказала духам, що знаходяться у Елементах Гармонії, що вона вже програла</text:span>. <text:span text:style-name="T340">Вона просто не знала наскільки серйозна була її поразка до цього моменту.</text:span></text:p>
      <text:p text:style-name="P121">— <text:span text:style-name="T340">Можливо, мені варто залишитися тут до кінця життя.</text:span></text:p>
      <text:p text:style-name="P122"><text:span text:style-name="T341">Вона поклала руки на стіл і поклала голову на них, почуваючись розгубленою та безнадійною</text:span>. <text:span text:style-name="T341">І навіть цей план був не ідеальний.</text:span> <text:span text:style-name="T342">Якщо вона не буде з’являтися у школі, люди почнуть задавати питання, і якщо вони спитають — то вони почнуть шукати відповідь.</text:span></text:p>
      <text:p text:style-name="P123">І якщо вони почнуть шукати відповіді, то вони можуть дізнатися, що у Сансет проблеми з законами цього світу.</text:p>
      <text:p text:style-name="P21"><text:span text:style-name="T343">Не дивлячись на почуття обурення, вона була рада, що Селестія вирішила не відправляти Сансет до поліції за те, що сталося останньої ночі.</text:span> <text:span text:style-name="T344">Їй було цікаво, як школа буде пояснювати події, коли папараці прийдуть.</text:span></text:p>
      <text:p text:style-name="Text_20_body"><text:span text:style-name="T345">Заплющив очі, </text:span><text:span text:style-name="T346">Сансет сфокусувалась на корні проблем: її покаянн</text:span><text:span text:style-name="T347">і</text:span><text:span text:style-name="T346">.</text:span> <text:span text:style-name="T348">У неї не було жодних шансів прожити життя без того, щоб люди не питали щось у неї. Її зустріч з Твайлайт була тому доказом.</text:span></text:p>
      <text:p text:style-name="P124"><text:soft-page-break/>— <text:span text:style-name="T348">Щось про</text:span>… «<text:span text:style-name="Emphasis"><text:span text:style-name="T348">доки я не знайду друзів і не буду спілкуватися більше про інших ніж я</text:span></text:span><text:span text:style-name="T348">»</text:span> — <text:span text:style-name="T348">Бурмотіла Сансет собі в руку.</text:span></text:p>
      <text:p text:style-name="P125">Вони дійсно зібралися змушувати її грати в цю гру, змусити знайти друзів.</text:p>
      <text:p text:style-name="P126">Вона впилася нігтями в рукави піжами.</text:p>
      <text:p text:style-name="P127">— <text:span text:style-name="T349">Хто сказав, що я хочу друзів? Я і без них прекрасно впораюсь! Мені не потрібні друзі, мені не потрібна сім’я!</text:span> <text:span text:style-name="T349">Мені потрібна лише я!</text:span></text:p>
      <text:p text:style-name="Пропуск">******</text:p>
      <text:p text:style-name="Text_20_body"><text:span text:style-name="T350">Неділю Сансет зустріла за столом, яка дулась там доки не заснула. </text:span><text:span text:style-name="T351">Вона застогнала, Вона застогнала, сіла та розтягла шию.</text:span> <text:span text:style-name="T351">Її настрій не покращився, але вона знала, що не може ховатися у її кімнаті назавжди.</text:span> <text:span text:style-name="T352">Чому вона повинна ховатися від світу?</text:span> <text:span text:style-name="T353">Вона була Сансет Шимер, колишня учениця принцеси Селестії! </text:span><text:span text:style-name="T354">Вона не дозволить дурним чарам зупиняти від її <text:s/>усвідомлення її крутості.</text:span> <text:span text:style-name="T355">Вона знайде спосіб одурити або позбутися прокляття, і вона це зробить без сторонньої допомоги.</text:span></text:p>
      <text:p text:style-name="Text_20_body"><text:span text:style-name="T356">З її новознайденою впевненістю, Сансет піднялась і обрала повсякденний одяг із її гардеробу. </text:span><text:span text:style-name="T357">Вона вирішила, що сьогодні непоганий день для шопінгу. </text:span><text:span text:style-name="T358">Після повторення вчорашнього ритуалу приймання душу та одягання, Сансет схопила свій гаманець і всунула його у кишеню куртки.</text:span> <text:span text:style-name="T359">Підібрати заміну її куртці — було її головним пріоритетом</text:span>.</text:p>
      <text:p text:style-name="P21"><text:span text:style-name="T360">Узявши яблуко з кухні, Сансет направилась до дверей, хлопнув ними за собою.</text:span> <text:span text:style-name="T361">Вона прикрила очі від раптового сонячного світа яке зустріло його коли вона вийшла із вузької вулички. </text:span><text:span text:style-name="T362">Після того як вона пристосувалась, Сансет пішла до найближчої автобусної зупинки через вулицю.</text:span> <text:span text:style-name="T362">Хоч вона і ненавиділа громадський транспорт, це все ще краще ніж йти пішки до іншої частини міста.</text:span></text:p>
      <text:p text:style-name="P128">— <text:span text:style-name="T363">Не можу дочекатися коли відремонтують мій мотоцикл.</text:span> — <text:span text:style-name="T364">Сказала Сансет собі під ніс.</text:span></text:p>
      <text:p text:style-name="P129">Вона доїла яблуко і кинула його на сусідні двір.</text:p>
      <text:p text:style-name="P130">Воно згниє. Колись.</text:p>
      <text:p text:style-name="Text_20_body"><text:span text:style-name="T365">Біль зупинки був лише один чоловік коли Сансет дійшла</text:span>. <text:span text:style-name="T366">Він був одягнений в хороший костюм і тримав в одній руці чемодан</text:span>. <text:span text:style-name="T366">Сансет захихотіла собі під ніс, жаліючи тих дурнів, якім треба працювати по неділям.</text:span></text:p>
      <text:p text:style-name="P128">— <text:span text:style-name="T367">Пробачте, пані?</text:span> — <text:span text:style-name="T368">Чоловік звернувся до Сансет коли та підійшла</text:span>. — <text:span text:style-name="T369">Не підкажете час?</text:span></text:p>
      <text:p text:style-name="P131">Сансет хотіла сказати йому інвестувати у годинник, але замість цього вона полізла у кишеню за телефоном.</text:p>
      <text:p text:style-name="P128"><text:soft-page-break/>— Зараз дванадцять двадцять три. — <text:span text:style-name="T368">Вона намагалась утримуватися щоб не язувати.</text:span></text:p>
      <text:p text:style-name="P128">— А чи знаєте ви, як часто тут проїжджає автобус?</text:p>
      <text:p text:style-name="P128">— <text:span text:style-name="T370">Десь кожні тридцять хвилин.</text:span></text:p>
      <text:p text:style-name="P132"><text:span text:style-name="T371">Чоловік посміхнувся</text:span>.</text:p>
      <text:p text:style-name="P133">— <text:span text:style-name="T371">Дякую, ви дуже допомогли мені.</text:span></text:p>
      <text:p text:style-name="Text_20_body"><text:span text:style-name="T372">Сансет пробурмотала та відвернулась</text:span>. <text:span text:style-name="T372">Пройшло лише два дні, а вона вже була роздратована через прокляття.</text:span></text:p>
      <text:p text:style-name="Духи_20_Елементів">Ой, та годі тобі. Він просто хотів дізнатися час.</text:p>
      <text:p text:style-name="P134">Сансет закотила очі у відповідь.</text:p>
      <text:p text:style-name="P135">— <text:span text:style-name="T373">Чудесний сьогодні день, чи не так?</text:span> — <text:span text:style-name="T373">Продовжив чоловік.</text:span></text:p>
      <text:p text:style-name="P136"><text:span text:style-name="T374">Сансет поглянула у чисте, синє небо</text:span>. <text:span text:style-name="T374">Слабкий вітер тріпав її волосся.</text:span></text:p>
      <text:p text:style-name="P137">— <text:span text:style-name="T375">Так, дійсно чудовий.</text:span> — <text:span text:style-name="T376">Сказала вона спокійно.</text:span></text:p>
      <text:p text:style-name="P136"><text:span text:style-name="T377">Сансет відчула полегшення коли автобус нарешті прибув через хвилину після.</text:span> <text:span text:style-name="T377">Вона заплатила за проїзд і обрала сидіння ззаду, якмога далі від чоловіка та інших пасажирів.</text:span></text:p>
      <text:p text:style-name="Text_20_body"><text:span text:style-name="T377">На її щастя, поїздка пройшла без оказій</text:span>. <text:span text:style-name="T378">Через тридцять хвилин, вона була у хорошій частині Кантерлоту, висадившись перед Кантерлотським торговим центром.</text:span> <text:span text:style-name="T378">Він був великим, колосальним, його передня частина була зроблена переважно із полірованого скла, за що він і отримав назву ТЦ «Кришталь».</text:span> <text:span text:style-name="T378">Хоч він був висотою з два поверхи, у нього можна вмістити два футбольних поля.</text:span></text:p>
      <text:p text:style-name="Text_20_body"><text:span text:style-name="T379">Вона пройшла крізь великі автоматичні двері і дістала список покупок, де «шкіряна куртка» була зверху.</text:span> <text:span text:style-name="T380">Оскільки Сансет вже була тут кілька разів, вона вже знала де купити нову</text:span>. Вона ступила по блискучій кахельній підлозі, <text:span text:style-name="T380">направляючись до найближчого ескалатору.</text:span> <text:span text:style-name="T380">Не дивлячись на усі недоліки цього світу, Сансет була дуже вражена технологіями тут</text:span>. <text:span text:style-name="T380">Вона була вражена ідеєю сходів що рухаються, коли побачила їх вперше.</text:span> <text:span text:style-name="T380">Чому в Еквестрії не винайшли щось таке? Або шкіряні курточки?</text:span></text:p>
      <text:p text:style-name="Text_20_body"><text:soft-page-break/><text:span text:style-name="T381">Підлітки та сім’ї рухалися групами по торговому центру, насолоджуючись вихідними, і наповнювали це місце розмовами там сміхом</text:span>. <text:span text:style-name="T381">Для Сансет це було майже наче отрута.</text:span></text:p>
      <text:p text:style-name="P21"><text:span text:style-name="T381">Майже</text:span>.</text:p>
      <text:p text:style-name="P138">Вона знайшла магазин який шукала кілька хвилин і зайшла всередину з широкою усмішкою на обличчі.</text:p>
      <text:p text:style-name="P139">— <text:span text:style-name="T382">Доброго дня!</text:span> — <text:span text:style-name="T383">Весело сказала продавчиня магазину, доки вона не побачила хто зайшов у двері.</text:span></text:p>
      <text:p text:style-name="Text_20_body">Її обличчя миттєво опустилося.</text:p>
      <text:p text:style-name="P139">— <text:span text:style-name="T384">А, це ти, Сансет.</text:span></text:p>
      <text:p text:style-name="Text_20_body"><text:span text:style-name="T385">Сансет зупинилась і подивилась на блідо‐синю дівчину за прилавком</text:span>. Яскраво‐рожевий бант сидів на її волоссі <text:span text:style-name="T386">морського </text:span>кольору. <text:span text:style-name="T387">На це пішло кілька секунд доки не згадала як звуть цю дівчину.</text:span></text:p>
      <text:p text:style-name="P140">— <text:span text:style-name="T388">Доброго дня, Фліттер.</text:span> — <text:span text:style-name="T388">сказала вона холодно, підходячи до прилавку з самовдоволеною усмішкою.</text:span> — <text:span text:style-name="T388">Не знала, що ти працюєш тут.</text:span></text:p>
      <text:p text:style-name="P141">— <text:span text:style-name="T389">Так, на відмінну від </text:span><text:span text:style-name="T390">деяких</text:span><text:span text:style-name="T389">, мені треба працювати щоб заробляти на те, що я хочу.</text:span></text:p>
      <text:p text:style-name="P142">— <text:span text:style-name="T391">Ой‐ой‐ой, життя </text:span><text:span text:style-name="Emphasis"><text:span text:style-name="T391">таааке</text:span></text:span><text:span text:style-name="T391"> складне та нечесне.</text:span> — <text:span text:style-name="T392">Сансет не могла утриматися від того, щоб не кепкувати з неї</text:span>. <text:span text:style-name="T392">Від старих звичок позбавитися не так вже і просто</text:span>. — До твого відома, <text:span text:style-name="T393">я </text:span><text:span text:style-name="Emphasis"><text:span text:style-name="T393">працювала</text:span></text:span><text:span text:style-name="T393"> за те, що я хотіла.</text:span></text:p>
      <text:p text:style-name="P132">Фліттер звузила очі.</text:p>
      <text:p text:style-name="P141">— <text:span text:style-name="T393">Ні, не працювала.</text:span> <text:span text:style-name="T393">Ти брехала, обманювала і шантажувала.</text:span></text:p>
      <text:p text:style-name="P141">— <text:span text:style-name="T393">І це не робота?</text:span></text:p>
      <text:p text:style-name="P143">Фліттер пробурчала кілька не дуже хороших слів собі під ніс, після чого перенаправила стільки презирства, скільки вона могла на Сансет.</text:p>
      <text:p text:style-name="P141">— <text:span text:style-name="T394">Що ти хочеш?</text:span></text:p>
      <text:p text:style-name="P141">—<text:span text:style-name="T395"> </text:span><text:span text:style-name="T396">Шкіряну куртку.</text:span> — <text:span text:style-name="T394">Сансет не була впевнена, чи це вона сказала чи Елементи змусили її.</text:span></text:p>
      <text:p text:style-name="P144">Фліттер вказала на темний куток де була маленька стійка з чорними та коричними куртками.</text:p>
      <text:p text:style-name="P141"><text:soft-page-break/>— <text:span text:style-name="T397">Будь ласка, дайте мені знати, якщо вам знадобиться моя допомога ще з чимось.</text:span> — <text:span text:style-name="T397">С</text:span>казала вона важким від сарказму голосом.</text:p>
      <text:p text:style-name="P145"><text:span text:style-name="T398">Сансет усміхнулась і пішла до стійки</text:span>. <text:span text:style-name="T398">Вона обрала велику коричневу і по</text:span><text:span text:style-name="T399">чала прикидатися, що оглядає її.</text:span></text:p>
      <text:p text:style-name="P141">— <text:span text:style-name="T400">Мм, ні.</text:span></text:p>
      <text:p text:style-name="P146">Вона кинула її на підлогу і обрала іншу.</text:p>
      <text:p text:style-name="P147">— <text:span text:style-name="T400">Мм, теж ні.</text:span> — <text:span text:style-name="T399">Сказала вона, кидаючи її на попередню.</text:span></text:p>
      <text:p text:style-name="P145">Краєм ока вона побачила, як Фліттер скрипить зубами.</text:p>
      <text:p text:style-name="P148"><text:span text:style-name="T401">Сансет продовжувала </text:span><text:span text:style-name="T402">свої </text:span><text:span text:style-name="T401">«пустощі» доки вона не дістала ту куртку, яка їй дійсно не сподобалась</text:span>. <text:span text:style-name="T403">Вона виглядала так само як і стара як вона носить, з тією різницею, що вона мала довшу окантовку та срібні шипи вздовж манжетів.</text:span></text:p>
      <text:p text:style-name="P149">— <text:span text:style-name="T404">Оооо, ось! Ти будеш ідеальною заміною.</text:span></text:p>
      <text:p text:style-name="P150">Вона оглянула куртку та поклала її на стійку перед Фліттер, яка глибоко зітхнула.</text:p>
      <text:p text:style-name="P149">— <text:span text:style-name="T405">Це все, пані?</text:span></text:p>
      <text:p text:style-name="P149">— <text:span text:style-name="T405">Так.</text:span></text:p>
      <text:p text:style-name="P151">Фліттер натиснула кілька кнопок на касовому апараті перед тим як відсканувала бирку на куртці. Її обличчя проясніло, і коли вона заговорила, до неї повернулася бадьорість.</text:p>
      <text:p text:style-name="P152">— <text:span text:style-name="T405">Це буде </text:span><text:span text:style-name="T406">2647 </text:span><text:span text:style-name="T407">дві тисячі шістсот сорок сім гривень, будь‐ласка.</text:span></text:p>
      <text:p text:style-name="P153">Сансет майже не подавилась.</text:p>
      <text:p text:style-name="P149">— <text:span text:style-name="T408">Щ‐що?</text:span> <text:span text:style-name="T409">Та ти знущаєшся! Вона не коштувала так багато останнього разу!</text:span></text:p>
      <text:p text:style-name="P154">— <text:span text:style-name="T409">Що ж</text:span><text:span text:style-name="T10">…</text:span> — <text:span text:style-name="T409">Почала пояснювати Фліттер з великою усмішкою.</text:span> — <text:span text:style-name="T409">Так вийшло, що шкіряна курточка зараз у сезоні, і ця конкретна курточка імпортна.</text:span> — <text:span text:style-name="T409">Вона нахилилась до Сансет і радісно пошепки додала.</text:span> — <text:span text:style-name="T409">Із Франції.</text:span></text:p>
      <text:p text:style-name="P155">Настала черга Сансет <text:span text:style-name="T410">скрипіти</text:span> зубами.</text:p>
      <text:p text:style-name="P156">— <text:span text:style-name="T411">У мене немає двох тисяч.</text:span></text:p>
      <text:p text:style-name="P157"><text:soft-page-break/>Фліттер знизили плечима, взяла куртку та пішла у сторону того бардаку, що Сансет влаштувала.</text:p>
      <text:p text:style-name="P158">— <text:span text:style-name="T411">Жаль. Немає грошей — немає і куртки.</text:span> <text:span text:style-name="T412">Можливо, тобі варто приєднатися до нас, пролетарію, в робочому світі і</text:span><text:span text:style-name="T10">… </text:span><text:span text:style-name="T413">і, не знаю, </text:span><text:span text:style-name="Emphasis"><text:span text:style-name="T414">заробити</text:span></text:span><text:span text:style-name="T413"> на неї?</text:span></text:p>
      <text:p text:style-name="P159">Сансет відкрила рота, але Фліттер випередила її.</text:p>
      <text:p text:style-name="P156">— <text:span text:style-name="T415">А, і ось що — будеш погрожувати мені і тоді я </text:span><text:span text:style-name="Emphasis"><text:span text:style-name="T415">викличу</text:span></text:span><text:span text:style-name="T415"> охорону.</text:span></text:p>
      <text:p text:style-name="P160">Стукнув ногою та стиснув кулаки, Сансет попрямувала із магазину, лаючись на шляху.</text:p>
      <text:p text:style-name="P161">— <text:span text:style-name="T416">Грьобана </text:span><text:span text:style-name="T417">Фліттер</text:span><text:span text:style-name="T10">… </text:span><text:span text:style-name="T418">дві тисячі гривень</text:span><text:span text:style-name="T10">… </text:span><text:span text:style-name="T418">просто куртка</text:span><text:span text:style-name="T10">… </text:span><text:span text:style-name="T418">дуже хороша куртка</text:span>. <text:span text:style-name="T419">Де, бляха, я повинна знайти таку суму щоб заплатити за неї?</text:span></text:p>
      <text:p text:style-name="Text_20_body"><text:span text:style-name="T420">Опустивши голову і бурмочучи собі під ніс, Сансет не дивилась куди вона йде, через що </text:span><text:span text:style-name="T421">наштовхнулась</text:span><text:span text:style-name="T420"> в іншу людину, через що ті впали на підлогу.</text:span></text:p>
      <text:p text:style-name="P162">Сансет поглянула вниз на неї.</text:p>
      <text:p text:style-name="P163">— <text:span text:style-name="T422">Дивись куди преш</text:span><text:span text:style-name="T10">… </text:span><text:span text:style-name="T423">Ааа</text:span>! <text:span text:style-name="T422">Твайлайт Спаркл!</text:span></text:p>
      <text:p text:style-name="P164">Твайлайт підвелася й <text:span text:style-name="T424">змахнула</text:span> пил <text:span text:style-name="T424">з себе</text:span>, дивлячись на Сансет із <text:span text:style-name="T424">зацікавленістю.</text:span></text:p>
      <text:p text:style-name="P156">— <text:span text:style-name="T425">Сансет Шимер? Що ти робиш тут? І чому ти наштовхнулась на мене?</text:span></text:p>
      <text:p text:style-name="P165">Замість уїдливої репліки, Сансет сказала.</text:p>
      <text:p text:style-name="P156">— <text:span text:style-name="T425">Я тут намагалась купити собі нову куртку, і ще кілька інших речей, але виявилось, що те що я хотіло дуже дороге і розізлилась і тому я не дивилась куди йду.</text:span></text:p>
      <text:p text:style-name="P166">Вона вдарила себе по обличчю.</text:p>
      <text:p text:style-name="P156">— <text:span text:style-name="T426">О, зрозуміло. Що ж, мені шкода за курточку.</text:span> — <text:span text:style-name="T421">Щиро сказала Твайлайт</text:span>. — <text:span text:style-name="T426">Можливо ти можеш попросити нову на Різдво?</text:span></text:p>
      <text:p text:style-name="P156">— <text:span text:style-name="T427">Мені нема нікого кого можна було б про щось попросити на Різдво.</text:span> — Сансет схрестила руки й відвела погляд.</text:p>
      <text:p text:style-name="P167">— <text:span text:style-name="T427">Ні</text:span>… <text:span text:style-name="T427">Ні у кого?</text:span></text:p>
      <text:p text:style-name="P156"><text:soft-page-break/>— <text:span text:style-name="T428">Ні, ні у кого і мені подобається так.</text:span> — <text:span text:style-name="T429">Сансет повернула голову назад до Твайлайт і підняла руки вгору</text:span>. — <text:span text:style-name="T428">Почекай. Чи ти не пам’ятаєш що я тобі сказала два дні тому?</text:span></text:p>
      <text:p text:style-name="P168">Твайлайт потерла рукою потилицю, її вираз був між <text:span text:style-name="T430">винуватим</text:span> і сумним.</text:p>
      <text:p text:style-name="P156">— <text:span text:style-name="T428">Не розмовляти з тобою?</text:span></text:p>
      <text:p text:style-name="P156">— <text:span text:style-name="T428">Так. І що саме ти зараз робиш?</text:span></text:p>
      <text:p text:style-name="P156">— <text:span text:style-name="T428">Ну, технічно, ти сама наштовхнулась на мене і розпочала розмову</text:span>… — <text:span text:style-name="T431">Вона притихла коли поглянула на вираз Сансет.</text:span></text:p>
      <text:p text:style-name="P168"><text:span text:style-name="T431">Сансет</text:span> насолоджува<text:span text:style-name="T431">лась</text:span> <text:span text:style-name="T431">домінуванням </text:span>над <text:span text:style-name="T431">Твайлайт</text:span>. <text:span text:style-name="T431">Їй би тільки хотілося, щоб це було так само просто з іншою.</text:span></text:p>
      <text:p text:style-name="P156">— <text:span text:style-name="T428">Я повторю ще раз:</text:span> <text:span text:style-name="T428">залиш мене у спокої!</text:span> — Вона розвернулася на каблуках і почала <text:span text:style-name="T431">тікати </text:span>геть.</text:p>
      <text:p text:style-name="P156">— <text:span text:style-name="T428">Чи можу я тобі хоча б подякувати?</text:span></text:p>
      <text:p text:style-name="P169">Сансет зупинилась і поглянула через плече.</text:p>
      <text:p text:style-name="P170">— <text:span text:style-name="T428">За що?</text:span></text:p>
      <text:p text:style-name="P168">Твайлайт зчепила руки за спиною і нервово вдарила ногою об підлогу. Рух, який нагадав Сансет про Флатершай.</text:p>
      <text:p text:style-name="P170">— <text:span text:style-name="T428">За порятунок мого життя. Мені так і не вдалося тобі подякувати.</text:span></text:p>
      <text:p text:style-name="P170">— <text:span text:style-name="T428">Ага, ну</text:span>… — <text:span text:style-name="T432">Сансет не змогла придумати хорошу відповідь, тому замість просто сказала</text:span> — <text:span text:style-name="T428">Будь ласка.</text:span></text:p>
      <text:p text:style-name="P171">Вона обернулась щоб знову піти геть, але голос Твайлайт зупинив її.</text:p>
      <text:p text:style-name="P170">— <text:span text:style-name="T428">Про що ти говорила тоді у ніч п’ятниці? Щось про дзеркало в</text:span>… <text:span text:style-name="T428">Еквестрію, так? І щось про іншу мене?</text:span></text:p>
      <text:p text:style-name="P170">— <text:span text:style-name="T428">Це не твоя справа!</text:span> — <text:span text:style-name="T432">Зірвалась Сансет.</text:span></text:p>
      <text:p text:style-name="P172">Ха, технічно це правда! Нічого із цього це не її справа!</text:p>
      <text:p text:style-name="P173">Твайлайт поклала руки на стегна й спохмурніла.</text:p>
      <text:p text:style-name="P170">— <text:span text:style-name="T433">Чому це? Ти ж сказала, що там була інша Твайлайт Спаркл!</text:span></text:p>
      <text:p text:style-name="P174">Сансет була змушена обернутися і відповісти.</text:p>
      <text:p text:style-name="P170"><text:soft-page-break/>— <text:span text:style-name="T433">Так, </text:span><text:span text:style-name="Emphasis"><text:span text:style-name="T433">інша</text:span></text:span><text:span text:style-name="T433"> Твайлайт Спаркл, але ти її ніколи не зустрічала, тому це не має значення!</text:span></text:p>
      <text:p text:style-name="P173">Розчаровано гарчачи, Сансет кинулася втікати, проштовхнувшись повз інших відвідувачів торгового центру, намагаючись втекти.</text:p>
      <text:p text:style-name="P170">— <text:span text:style-name="T433">Почекай, повернись сюди! Ти винна мені пояснення!</text:span></text:p>
      <text:p text:style-name="P170">— <text:span text:style-name="T433">Я нічого тобі не винна!</text:span></text:p>
      <text:p text:style-name="Text_20_body"><text:span text:style-name="T434">Ігноруючи погляди інших, Сансет продовжувала бігти доки не впевнилась, що Твайлайт не переслідує її.</text:span> <text:span text:style-name="T434">Вона зупинилась перевести подих біля фонтану і попити води, витерши рота рукавом.</text:span></text:p>
      <text:p text:style-name="Думки_20_Сансет"><text:span text:style-name="T433">Почекайте</text:span>.</text:p>
      <text:p text:style-name="P175">Сансет поглянула назад звідки вони прибігла.</text:p>
      <text:p text:style-name="P172">Твайлайт попрохала мене пояснень, але я не була змушена їх її <text:span text:style-name="T434">надати</text:span>.</text:p>
      <text:p text:style-name="P176">Сансет нахилилась до стіни, притиснув рукою до голови.</text:p>
      <text:p text:style-name="Думки_20_Сансет"><text:span text:style-name="T433">Ну, ні</text:span>. <text:span text:style-name="T433">Вона вимагала</text:span>. <text:span text:style-name="T433">Схоже, що вимагання це не те ж саме, що й прохання.</text:span></text:p>
      <text:p text:style-name="P177">Вона поскрипіла зубами та вдарила кулаком по стіні.</text:p>
      <text:p text:style-name="P178">— <text:span text:style-name="T433">Дурна дівка. Дурне прокляття</text:span> <text:span text:style-name="T433">І це ось так я повинна прожити залишок життя? Втікаючи від запитань?</text:span></text:p>
      <text:p text:style-name="P179"><text:span text:style-name="T433">Ні</text:span>. <text:span text:style-name="T433">Це лише Твайлайт Спаркл яку їй треба уникати</text:span>. <text:span text:style-name="T433">Вона є єдиною проблемою</text:span>.</text:p>
      <text:p text:style-name="Text_20_body"><text:span text:style-name="T433">Вона завжди була проблемою</text:span>.</text:p>
      <text:h text:style-name="Heading_20_1" text:outline-level="1"><text:bookmark-start text:name="__RefHeading___Toc182_788317178"/><text:span text:style-name="T435">Крок</text:span> 4: <text:span text:style-name="T436">Кантерлотська п’ятірка</text:span><text:bookmark-end text:name="__RefHeading___Toc182_788317178"/></text:h>
      <text:p text:style-name="Text_20_body"><text:span text:style-name="T437">Сансет йшла додому із школи Кантерлот, її руки і ноги боліли від ще одного дня ручної праці.</text:span> <text:span text:style-name="T437">Ще ніколи вона так сильно не бажала, щоб до неї повернулись її магічні сили.</text:span></text:p>
      <text:p text:style-name="P180">— <text:span text:style-name="T437">Укладати цемент та цегли</text:span><text:span text:style-name="T10">… </text:span><text:span text:style-name="T438">це робота земних поні.</text:span> — <text:span text:style-name="T437">Б</text:span>уркнула вона</text:p>
      <text:p text:style-name="P21">Її руки були брудні й покриті кіркою від засохлого цементу, як <text:span text:style-name="T439">і </text:span>її одяг. <text:span text:style-name="T439">Вона поглянула вниз на сіру пляму яку Снейлс «</text:span><text:span text:style-name="Emphasis"><text:span text:style-name="T439">випадково</text:span></text:span><text:span text:style-name="T439">» розлив їй на спідницю, але Сансет відчуває, що це була не випадковість</text:span>. <text:span text:style-name="T439">На жаль, довкола були свідки, тому Сансет не могла погрожувати побити його. Все рівно вона була занадто втомлена для цього.</text:span></text:p>
      <text:p text:style-name="Text_20_body"><text:span text:style-name="T440">Останні чотири дні, Сансет рано вставала і тяглась до школи, щоб допомагати відновлювати пошкодження які вона наробила. </text:span><text:span text:style-name="T441">Вона розмірковувала над тим, щоб просто пропусти її покарання і дозволити професійним робочим зробити всю роботу</text:span>. <text:span text:style-name="T442">Але вона вирішила, що вона і так мала забагато проблем</text:span>. <text:span text:style-name="T442">До того ж, якщо вона не буде робити цього, Селестія може «</text:span><text:span text:style-name="Emphasis"><text:span text:style-name="T442">попрохати</text:span></text:span><text:span text:style-name="T442">» її робити щось ще більш неприємне. І тоді у неї не буде вибору.</text:span></text:p>
      <text:p text:style-name="P21"><text:span text:style-name="T443">Під час роботи, Сансет знайшла час, щоб більше поміркувати над природою її «</text:span><text:span text:style-name="Emphasis"><text:span text:style-name="T443">покаяння</text:span></text:span><text:span text:style-name="T443">» і зо змушувало його активуватися</text:span>. <text:span text:style-name="T444">Коли вона вперше наштовхнулась на Твайлайт із цього світу, вона була практично у пастці через постійні атаки питаннями</text:span>. <text:span text:style-name="T444">Але коли Сансет зустріла її у торговому центрі, вона змогла втекти, не дивлячись на те, що Твайлайт вимагала відповідь.</text:span></text:p>
      <text:p text:style-name="Text_20_body"><text:span text:style-name="T445">Вона зібрала усі випадки до купи, додаючи випадки з робочими які прохали її про щось, і зробила висновок, що її прокляття активувалось, в основному, від прохань</text:span>. <text:span text:style-name="T445">Якщо хтось </text:span><text:span text:style-name="Emphasis"><text:span text:style-name="T445">прохав</text:span></text:span><text:span text:style-name="T445"> її про щось, вона повинна підкоритися, але якщо це був </text:span><text:span text:style-name="Emphasis"><text:span text:style-name="T445">наказ</text:span></text:span><text:span text:style-name="T445">, то вона не була зобов’язана відповідати «так».</text:span></text:p>
      <text:p text:style-name="P181">Також, судячи з усього, слово «будь ласка», також активувало його.</text:p>
      <text:p text:style-name="P182">Сансет стало трохи легше від знання того, що її не можуть наказувати через з технічних причин, але виконання прохань інших все рівно стало ложкою дьогтю.</text:p>
      <text:p text:style-name="P183"><text:soft-page-break/>— <text:span text:style-name="T446">Ще один день, Сансет, ще один день</text:span><text:span text:style-name="T10">…</text:span></text:p>
      <text:p text:style-name="P184"><text:span text:style-name="T447">З</text:span><text:span text:style-name="T446">автра усі ремонтні роботи будуть завершені і навчання продовжиться вже наступного понеділка.</text:span> <text:span text:style-name="T448">І тоді Сансет залишиться турбуватися про місяць групи подовженого дня.</text:span> <text:span text:style-name="T448">Вона роздратувалась.</text:span> <text:span text:style-name="T448">Не те, що б їй було зайнятись чимось кращім.</text:span></text:p>
      <text:p text:style-name="P21"><text:span text:style-name="T449">Її шлунок тихо бурчав, і Сансет бажала чогось солодкого.</text:span> <text:span text:style-name="T449">У неї все ще залишилось трошки грошей після походу за продуктами цього тижня, тому вона вирішила завітати в кондитерську «Цукровий куточок»</text:span>. <text:span text:style-name="T449">Вона зупинилась і застібнула курточку яка ховала огидні плями на її сорочці.</text:span> <text:span text:style-name="T450">Люди і так же думали, що вона монстр; вона не хотіла, щоб вони думали що вона ще й брудна волоцюга</text:span>.</text:p>
      <text:p text:style-name="P21"><text:span text:style-name="T451">Вона знайшла магазин, вірний своїй назві, у кутку вулиці «Цукрова». </text:span><text:span text:style-name="T452">Коли вона штовхнула двері та зайшла всередину, усі розмови припинились.</text:span> <text:span text:style-name="T453">Сансет впізнала майже усіх покупців — вони були учнями із школи</text:span>. <text:span text:style-name="T453">Вони усі дивились на неї з подивом, інтересом і страхом</text:span>. <text:span text:style-name="T454">Або це була лють, Сансет не була впевнена в цьому, та й їй було байдуже.</text:span></text:p>
      <text:p text:style-name="P184"><text:span text:style-name="T454">Сансет </text:span>швидко <text:span text:style-name="T454">почала </text:span>хвилюватися <text:span text:style-name="T454">цією </text:span>мовчазною паузою.</text:p>
      <text:p text:style-name="P185">— <text:span text:style-name="T454">На що ви всі витріщились?</text:span> — <text:span text:style-name="T454">Потребувала вона, стукнув чоботом по підлозі.</text:span></text:p>
      <text:p text:style-name="P186">Учні ще кілька секунд дивились на неї доки не повернулись до своїх розмов, хіба що на пів‐тони тихіше.</text:p>
      <text:p text:style-name="P187">Вона стиснула кулаки і попрямувала до прилавку, але це не була звичайна гордовита та напориста хода. Це була хода сорому, яка обтягувалась через судження поглядами її одноліток.</text:p>
      <text:p text:style-name="P185">— <text:span text:style-name="T455">Як я можу допомогти тобі?</text:span> — <text:span text:style-name="T455">Спитала Пані Кейк доволі прохолодно.</text:span></text:p>
      <text:p text:style-name="P188">Сансет була впевнена, що не дуже добре ладнає з Кейками.</text:p>
      <text:p text:style-name="P185">— <text:span text:style-name="T456">Мені полуничний кекс та булочка.</text:span> — <text:span text:style-name="T456">Сансет зітхнула.</text:span></text:p>
      <text:p text:style-name="P21"><text:span text:style-name="T457">Пані Кейк дістала два предмети з відповідних лотків і поклала їх у сумку.</text:span> <text:span text:style-name="T457">Сансет заплатила і як тільки вона повернулась, вона очима пробігла по п’яти дуже знайомим обличчям біля виходу.</text:span></text:p>
      <text:p text:style-name="P189">Не звертай на них уваги, Сансет. Просто продовжуй йти.</text:p>
      <text:p text:style-name="P190"><text:soft-page-break/>Вона пришвидшила ходу до дверей.</text:p>
      <text:p text:style-name="P191">— <text:span text:style-name="T458">Егегей, Сансет.</text:span> — <text:span text:style-name="T458">Покликала Еплджек.</text:span> — <text:span text:style-name="T458">Нє подойдеш к нам на хвилиночку?</text:span></text:p>
      <text:p text:style-name="Думки_20_Сансет"><text:span text:style-name="T459">Дідько</text:span>.</text:p>
      <text:p text:style-name="P192">Сансет відчула як блискавка пробігла у неї по спині і її ноги самі по собі довели її до п’яти дівчат.</text:p>
      <text:p text:style-name="P185">— <text:span text:style-name="T460">Що?</text:span> — <text:span text:style-name="T461">Коротко спитала вона.</text:span></text:p>
      <text:p text:style-name="P193">Еплджек вказала на порожній стілець поруч.</text:p>
      <text:p text:style-name="P185">— <text:span text:style-name="T461">Прісядь з нами.</text:span></text:p>
      <text:p text:style-name="P194">Сансет не дуже хотіла цього, але оскільки вони, скоріше за все, запитали б її ще раз, вона позбавила себе від проблеми і сіла на місце.</text:p>
      <text:p text:style-name="P185">— <text:span text:style-name="T461">Добре, що вам треба?</text:span></text:p>
      <text:p text:style-name="P185">— <text:span text:style-name="T461">Ну, ем</text:span>… — <text:span text:style-name="T462">Еплджек покашляла в руку, оглядаючись на друзів.</text:span> <text:span text:style-name="T462">Оскільки ніхто не сказав нічого, вона продовжила</text:span>. — <text:span text:style-name="T461">Ми просто хотіли узнать як у тя справи йдуть.</text:span></text:p>
      <text:p text:style-name="P185">— <text:span text:style-name="T461">Дійсно?</text:span></text:p>
      <text:p text:style-name="P195"><text:span text:style-name="T463">Сансет схрестила руки</text:span>. <text:span text:style-name="T463">Оглядаючи кожну з них по черзі, вона виміряла свою зневагу до них усіх.</text:span></text:p>
      <text:p text:style-name="Думки_20_Сансет">Еплджек і її набридливий суржик і дурний капелюх.</text:p>
      <text:p text:style-name="Text_20_body"><text:span text:style-name="T464">Рейнбоу Деш поглянула на неї доки та сьорбала смузі.</text:span> <text:span text:style-name="T464">Як би Сансет ненавиділа її, вона мусила признати, що захоплюється сміливістю Рейнбоу коли та ставала проти неї.</text:span></text:p>
      <text:p text:style-name="P196">Флатершай нервово виправляла волосся.</text:p>
      <text:p text:style-name="Думки_20_Сансет">Безхребетн<text:span text:style-name="T465">а</text:span> боягуз<text:span text:style-name="T466">ка</text:span>.</text:p>
      <text:p text:style-name="P197">Пінкі стрибала на своєму місці, вона єдина виглядала так, наче їй дійсно хочеться бути тут. Її незмінна оптимістична манера поведінки та веселе ставлення викликали у Сансет бажання рвати на собі волосся.</text:p>
      <text:p text:style-name="P198">Як одна людина може бути такою набридливою?</text:p>
      <text:p text:style-name="Text_20_body"><text:soft-page-break/><text:span text:style-name="T467">І далі йде Реріті.</text:span> Примадонна, <text:span text:style-name="T467">хоче бути чірлідеркою на яку б дивилась вся школа.</text:span> <text:span text:style-name="T468">Сансет би ненавиділа її більше, якби вони не були схожими у цьому.</text:span></text:p>
      <text:p text:style-name="P199">— <text:span text:style-name="T461">Да, дійсно.</text:span> — <text:span text:style-name="T469">Наполягала Еплджек</text:span>. — <text:span text:style-name="T470">Послухай, я знаю шо у нас були розбіжності в прошлом, но я думаю что будє хорошою ідеєю забуть про них і почати з чистого листа.</text:span></text:p>
      <text:p text:style-name="P199">— <text:span text:style-name="T470">З чистого листа.</text:span> — <text:span text:style-name="T470">Сансет чесно не могла повірити, що це відбувається</text:span>. — <text:span text:style-name="T471">Ви, дівчата, дійсно хочете бути моїми друзями?</text:span> — <text:span text:style-name="T471">Спитала вони сміючись.</text:span></text:p>
      <text:p text:style-name="P200">Пінкі Пай палко кивнула головою.</text:p>
      <text:p text:style-name="P199">— <text:span text:style-name="T471">Ага! Можливо якби у тебе були друзі, то ти б не була такою злюкою.</text:span> <text:span text:style-name="T471">Давай! Друзів забагато не буває!</text:span></text:p>
      <text:p text:style-name="P201">Сансет насупила лоб.</text:p>
      <text:p text:style-name="P202">Ці дівки думають, що я взагалі тупа.</text:p>
      <text:p text:style-name="P199">— <text:span text:style-name="T472">Добре, тоді ось що я вас спитаю: чи ви </text:span><text:span text:style-name="T473">дійсно</text:span><text:span text:style-name="T472"> хочете бути моїми друзями? Чи ви просто виконуєте </text:span><text:span text:style-name="T474">обіцянку</text:span><text:span text:style-name="T472"> Твайлайт Спаркл?</text:span></text:p>
      <text:p text:style-name="P203"><text:span text:style-name="T475">Троє з п’яти облич змінились з привітливих до винуватих</text:span>. <text:span text:style-name="T472">Пінкі Пай, все ще посміхаючись до вух, сказала.</text:span></text:p>
      <text:p text:style-name="P199">— <text:span text:style-name="T472">І те, і те!</text:span></text:p>
      <text:p text:style-name="P204">Флатершай опустилась на стільці, щоб виглядати якмога менше.</text:p>
      <text:p text:style-name="P199">— <text:span text:style-name="T474">Це не те щоб</text:span>… <text:span text:style-name="T474">ну</text:span>… <text:span text:style-name="T474">частково це так</text:span>… <text:span text:style-name="T474">але ми </text:span><text:span text:style-name="T476">дійсно</text:span><text:span text:style-name="T474"> хочемо бути твоїми друзями</text:span>… <text:span text:style-name="T474">просто</text:span>… <text:span text:style-name="T474">мм</text:span>… — <text:span text:style-name="T477">Вона притихла та сховалась за своїм рожевим волоссям.</text:span></text:p>
      <text:p text:style-name="P205">Епплджек потерла потилицю.</text:p>
      <text:p text:style-name="P199">— <text:span text:style-name="T474">Добре, да, ми дали обєщаніє Твайлайт</text:span>. <text:span text:style-name="T474">Але, чесно хочу помочь тєбє, Сансет.</text:span></text:p>
      <text:p text:style-name="Text_20_body">Сансет підв<text:span text:style-name="T478">ела</text:span> брову від щирого погляду її очей. <text:span text:style-name="T478">Це</text:span>… <text:span text:style-name="T478">це були не ті відповіді на які вона розраховувала</text:span>. <text:span text:style-name="T479">Вона обернулась та поглянула на Рейнбоу Деш, обличчя якої залишилося незворушним, як і тоді коли Сансет вперше до наблизилась до них.</text:span></text:p>
      <text:p text:style-name="P206">Рейнбоу ухопила її погляд і сказала.</text:p>
      <text:p text:style-name="P199"><text:soft-page-break/>— <text:span text:style-name="T480">Я роблю це через обіцянку. Ти мені все ще не подобаєшся, і якби не вони, я би не погодилась на це. </text:span><text:span text:style-name="T481">Дай я тобі нагадаю, що за останні три роки ти</text:span>: <text:span text:style-name="T481">розірвала дружбу, знущалась над усіма хто був слабкіше за тебе, </text:span><text:span text:style-name="T482">принизила майже кожного в школі хоча б один раз</text:span>… — <text:span text:style-name="T483">По мірі того як вона говорила, її голос ставав дедалі гучніше, і вона підвелась; її обличчя було червоним от люті.</text:span> — <text:span text:style-name="T482">Ах, так, майже забула найкращу частину: ти перетворилась на демона </text:span><text:span text:style-name="T484">і </text:span><text:span text:style-name="Emphasis"><text:span text:style-name="T482">спробувала вбити нас</text:span></text:span><text:span text:style-name="T482">!</text:span></text:p>
      <text:p text:style-name="P205"><text:span text:style-name="T485">У м</text:span><text:span text:style-name="T486">агазин</text:span><text:span text:style-name="T485">і знову стало тихо, усі дивились на Рейнбоу</text:span><text:span text:style-name="T486"> </text:span><text:span text:style-name="T485">доки вона стояла на стільці, дихаючи так, наче вона пробігла марафон</text:span>. <text:span text:style-name="T485">Вона всілась назад, схрестив руки, і повернулась дивитися у вікно.</text:span></text:p>
      <text:p text:style-name="P199">— <text:span text:style-name="T482">Тому, пробач мені, якщо я не дуже бажаю обійматися і сюсюкатися з тобою.</text:span></text:p>
      <text:p text:style-name="P205"><text:span text:style-name="T487">Це була відповідь на яку Сансет очікувала, хоча вона не дуже хотіла признавати, що вона </text:span><text:span text:style-name="T488">вразила</text:span><text:span text:style-name="T487"> їй сильніше, ніж вона очікувала.</text:span></text:p>
      <text:p text:style-name="P199">— <text:span text:style-name="T487">І як щодо тебе, Реріті?</text:span></text:p>
      <text:p text:style-name="P207">Сансет повернулась до останньої, хто не висловив своєї думки.</text:p>
      <text:p text:style-name="Text_20_body"><text:span text:style-name="T489">Шум у магазині знов підвищився до рівня шепоту, доки Реріті сиділа у тиші і розмірковувала.</text:span> <text:span text:style-name="T490">Її очі були заплющені і вона тримала голову рукою.</text:span></text:p>
      <text:p text:style-name="P208">— <text:span text:style-name="T491">Що ж, Сансет, Рейнбоу права.</text:span> <text:span text:style-name="T492">Після того як ти з’явилась на першому курсі, від тебе були лише одні непереливки, що з часом випливло в набагато гірше</text:span> — <text:span text:style-name="T490">Вона розплющила очі і поглянула на Сансет з виразом, який не був ні осудливим, ні розлюченим, але у той же час виражав і те і те.</text:span></text:p>
      <text:p text:style-name="P209">Вона продовжила.</text:p>
      <text:p text:style-name="P208">— <text:span text:style-name="T493">Ти брехала, шантажувала, обманювала, крала, погрожувала і ображала усіх довкола себе. Ти нічого не зробила заради когось, окрім себе, і минулої п’ятниці, ти показала ким ти дійсно є.</text:span></text:p>
      <text:p text:style-name="Text_20_body"><text:span text:style-name="T494">Сансет присіла на стілець</text:span>. <text:span text:style-name="T495">Слова Рейнбоу </text:span><text:span text:style-name="T496">вразили</text:span><text:span text:style-name="T495"> її, </text:span><text:span text:style-name="T496">але те як Реріті </text:span><text:span text:style-name="T488">виклала їх, ранило її</text:span>. <text:span text:style-name="T488">Вона не прокричала їх; вона просто виклала їх </text:span><text:span text:style-name="T497">як ясний день</text:span>. <text:span text:style-name="T497">Це було так, наче вона знову слухала духів Елементів.</text:span></text:p>
      <text:p text:style-name="P210"><text:soft-page-break/>— <text:span text:style-name="T498">Але.</text:span> — <text:span text:style-name="T498">Погляд Реріті пом’якшав</text:span>. — <text:span text:style-name="T498">Ти також продемонструвала ознаки покаяння цієї ночі.</text:span> <text:span text:style-name="T498">Так, я дала обіцянку другу, але ми не можемо змусити тебе нічого робити проти твоєї волі</text:span><text:span text:style-name="T10">…</text:span></text:p>
      <text:p text:style-name="Діалог">— <text:span text:style-name="T498">Чому ні?</text:span> — <text:span text:style-name="T498">Втрутилась Рейнбоу.</text:span> — <text:span text:style-name="T499">Вона змушувала усіх робити те, чого вони не хочуть.</text:span></text:p>
      <text:p text:style-name="P211">Еплджек вдарила її своїм капелюхом.</text:p>
      <text:p text:style-name="P208">— <text:span text:style-name="T499">Циц, Рейнбоу, і дай Реріті звершити.</text:span></text:p>
      <text:p text:style-name="P211">Реріті прокашлялась.</text:p>
      <text:p text:style-name="P212">— <text:span text:style-name="T499">Як я казала</text:span>… <text:span text:style-name="T499">Якщо ти не хочеш бути нашим другом, тоді добре, це твоє рішення</text:span>. <text:span text:style-name="T500">Але якщо тобі дійсно жаль і ти не знала іншого шляху</text:span>… <text:span text:style-name="T500">Тоді я бажаю допомогти показати наскільки це чудо дружити, замість того щоб роз’єднувати.</text:span></text:p>
      <text:p text:style-name="Text_20_body"><text:span text:style-name="T501">Сансет мовчала, буря думок і почуттів прокотились по ній.</text:span> <text:span text:style-name="T501">Більшість з них дійсно хотіли бути її другом, не дивлячись на те, що вона зробила їм у минулому.</text:span> <text:span text:style-name="T501">Особливо Реріті, навіть після того що сталося на «Весняному Кидку».</text:span></text:p>
      <text:p text:style-name="Думки_20_Сансет"><text:span text:style-name="T502">Чи я дійсно мала це на увазі, що мені жаль?</text:span> <text:span text:style-name="T502">Жаль, що я провалилась, так</text:span>. <text:span text:style-name="T502">Але інше</text:span>… <text:span text:style-name="T502">це була я чи розмовляли Елементи?</text:span></text:p>
      <text:p text:style-name="Text_20_body"><text:span text:style-name="T502">Сансет абсолютно точно відчула </text:span><text:span text:style-name="Emphasis"><text:span text:style-name="T502">щось</text:span></text:span><text:span text:style-name="T502"> коли Реріті пригадала про всі її вчинки їй в лице. Можливо, вона дійсно відчувала покаяння.</text:span></text:p>
      <text:p text:style-name="Text_20_body"><text:span text:style-name="T503">Сансет скривила обличчя</text:span>. <text:span text:style-name="T503">Це суперечило всьому, у що вона вірила!</text:span> <text:span text:style-name="T503">Їй не потрібні друзі</text:span> <text:span text:style-name="T503">І вона ненавиділа усіх за цим столом!</text:span></text:p>
      <text:p text:style-name="Text_20_body"><text:span text:style-name="T502">І все ж</text:span>…</text:p>
      <text:p text:style-name="P21"><text:span text:style-name="T504">До цього моменту, вони єдині хто хоча б </text:span><text:span text:style-name="T505">розглядали</text:span><text:span text:style-name="T504"> можливість стати друзями з нею.</text:span> <text:span text:style-name="T504">Усі інші б просто розсміялись їй в обличчя</text:span>… <text:span text:style-name="T504">і тоді б Сансет довелося б вибити їм зуби.</text:span> <text:span text:style-name="T506">Вони були єдині, хто міг би допомогти позбавитися прокляття. Як сильно б вона не хотіла цього признавати, але вона потребувалась в них.</text:span></text:p>
      <text:p text:style-name="P213">Тільки до того моменту, доки прокляття не спаде, а потім я повернусь до самотності!</text:p>
      <text:p text:style-name="P214"><text:soft-page-break/><text:span text:style-name="T507">Вона підняла голову і поглянула на їх очікуючи обличчя.</text:span> <text:span text:style-name="T507">Глибоко зітхнув, вона сказала.</text:span></text:p>
      <text:p text:style-name="P212">— <text:span text:style-name="T508">Добре.</text:span> <text:span text:style-name="T508">Я думаю</text:span>… <text:span text:style-name="T508">Що я б хотіла</text:span>… — <text:span text:style-name="T509">Вона стиснула зуби і сказала напруженим голосом.</text:span> — <text:span text:style-name="T508">Я б хотіла стати з вами</text:span>… <text:span text:style-name="Emphasis"><text:span text:style-name="T508">друзями</text:span></text:span><text:span text:style-name="T510">.</text:span></text:p>
      <text:p text:style-name="P215">Пінкі кинулась через стіл схопила Сансет у міцні обійми, майже не поваливши її на підлогу.</text:p>
      <text:p text:style-name="Діалог">— <text:span text:style-name="T511">Обожечькі! Це буде тааааааааак неймовірно! </text:span><text:span text:style-name="T512">Ти можеш приходити і тусуватися з нами, і ми можемо влаштовувати ночівлі та вечірки, і ходити в кіно та магазини разом</text:span>! <text:span text:style-name="T513">Буде так весело, я не можу дочекатися</text:span>! <text:span text:style-name="T513">Ми можемо стати Кантерлотською п’ятіркою!</text:span> <text:span text:style-name="T513">Ой, почекайте, нас вже шість</text:span>. <text:span text:style-name="T513">Хм… я придумала!</text:span> <text:span text:style-name="T513">Ми можемо бути Мейн Шестіркою!</text:span> <text:span text:style-name="T513">Ну, знаєте, бо англійською Мейн (M</text:span><text:span text:style-name="T514">ane</text:span><text:span text:style-name="T513">) це грива! А ми ж Вондеркольти! А кольт (Colt) це кон</text:span><text:span text:style-name="T514">ь</text:span><text:span text:style-name="T513">! Круто же ж, скажіть?! Я просто у захваті!..</text:span></text:p>
      <text:p text:style-name="P216">— Пінкі, відпусти мене, або я буду змушена зробити тобі боляче.</text:p>
      <text:p text:style-name="P217">Пінкі відпустила Сансет і перекотилась назад, виглядаючи сумною.</text:p>
      <text:p text:style-name="P218">Реріті дісталась до неї та погладила по плечу.</text:p>
      <text:p text:style-name="P212"><text:span text:style-name="T515">— Маленькі кроки, дорогенька, маленькі кроки.</text:span> — <text:span text:style-name="T516">Вона посміхнулась Сансет</text:span>. — <text:span text:style-name="T517">І все ж, я рада що ти прийняла нашу пропозицію.</text:span></text:p>
      <text:p text:style-name="P212">— <text:span text:style-name="T517">Ага, не то, щоб у мене був вибір. </text:span>— <text:span text:style-name="T517">Пробубніла Сансет, струшуючи пил з себе.</text:span> — <text:span text:style-name="T517">Перше правило: не торкатися мене.</text:span> — <text:span text:style-name="T517">Це було направлено, в основному, на Пінкі і її любов до обійм</text:span><text:span text:style-name="T518">ів</text:span><text:span text:style-name="T517">.</text:span></text:p>
      <text:p text:style-name="P219">Пінкі впала в крісло.</text:p>
      <text:p text:style-name="P220">— <text:span text:style-name="T517">Уууу…</text:span></text:p>
      <text:p text:style-name="P221">Сансет знову схрестила руки.</text:p>
      <text:p text:style-name="P212">— <text:span text:style-name="T517">То, що тепер?</text:span></text:p>
      <text:p text:style-name="P222">— <text:span text:style-name="T519">Ну</text:span><text:span text:style-name="T517">…</text:span> — <text:span text:style-name="T520">Заговорила Флатершай, піднявшись назад на сидіння.</text:span> Вона нервово стиснула кінчики пальців. — <text:span text:style-name="T519">Оскільки ми тепер друзі, чому б тобі не розказати щось про себе?</text:span></text:p>
      <text:p text:style-name="P212">— <text:span text:style-name="T521">Я чарівна єдиноріжка із іншого виміру, і колись була найкращою ученицею принцеси Селестії.</text:span> — <text:span text:style-name="T521">Автоматично сказала Сансет.</text:span></text:p>
      <text:p text:style-name="P212">— <text:span text:style-name="T521">Погодь, ти шо теж із того іншого місця?</text:span> — <text:span text:style-name="T521">Спитала Еплджек.</text:span></text:p>
      <text:p text:style-name="P212"><text:soft-page-break/>— <text:span text:style-name="T521">Так, невже Твайлайт вам не розповідала?</text:span></text:p>
      <text:p text:style-name="P223">Вони усі похитали головою.</text:p>
      <text:p text:style-name="P219">Рейнбоу Деш нахилилася вперед.</text:p>
      <text:p text:style-name="P212">— <text:span text:style-name="T521">І ти сказала, що була ученицею </text:span><text:span text:style-name="Emphasis"><text:span text:style-name="T521">Селестії</text:span></text:span><text:span text:style-name="T521">? Я думала, що Твайлайт була принцесою?</text:span></text:p>
      <text:p text:style-name="P219"><text:span text:style-name="T522">Сансет зітхнула</text:span>. <text:span text:style-name="T522">Вона вже почала шкодувати про всю цю дружбу.</text:span></text:p>
      <text:p text:style-name="P212">— <text:span text:style-name="T522">Так, я була ученицею Селестії.</text:span> <text:span text:style-name="T522">Вона принцеса у тому світі.</text:span> <text:span text:style-name="T522">Дуже могутня.</text:span> <text:span text:style-name="T522">Але так, Твайлайт теж принцес</text:span><text:span text:style-name="T523">о</text:span><text:span text:style-name="T522">ю. </text:span>Обряд вознесіння треба заслужити. <text:span text:style-name="T523">І я думаю, що вона заслужила.</text:span> — <text:span text:style-name="T523">Гірко додала Сансет.</text:span></text:p>
      <text:p text:style-name="P212">— <text:span text:style-name="T524">Ти знала про Твайлайт коли була там?</text:span> — <text:span text:style-name="T524">Спитала Пінкі.</text:span></text:p>
      <text:p text:style-name="P212">— <text:span text:style-name="T524">Ні, не знала.</text:span> <text:span text:style-name="T524">Я дізналась про неї до того, як одного разу не почала оглядати портал</text:span>. <text:span text:style-name="T525">Коли місяць повний, якщо ти дуже сильно сконцентруєшся, то ти можеш побачити у ньому Еквестрію.</text:span> <text:span text:style-name="T525">Я бачили як вона і Селестія разом навчали у тронній залі.</text:span></text:p>
      <text:p text:style-name="P224">Щось сумне йокнуло у серці Сансет, і вона швидко встала щоб піти геть.</text:p>
      <text:p text:style-name="P225">— <text:span text:style-name="T525">Друге правило:</text:span> <text:span text:style-name="T525">не питати у мене більше про Еквестрію або Твайлайт Спаркл.</text:span> — <text:span text:style-name="T526">Вона повернулась на каблуках та почали йти геть, доки Пінкі не покликала її.</text:span></text:p>
      <text:p text:style-name="P225">— <text:span text:style-name="T525">Почекай, Сансет, ми збираємося на ярмарок цієї суботи! Хочеш піти з нами?</text:span></text:p>
      <text:p text:style-name="P225">— <text:span text:style-name="T525">Ні.</text:span></text:p>
      <text:p text:style-name="P225">— <text:span text:style-name="T525">Ааа, ну пішли, будь ласка?</text:span> <text:span text:style-name="T525">Це те, чим друзі займаються!</text:span></text:p>
      <text:p text:style-name="P226">— <text:span text:style-name="T525">Добре</text:span><text:span text:style-name="T517">… </text:span><text:span text:style-name="T525">Я піду.</text:span></text:p>
      <text:p text:style-name="Думки_20_Сансет"><text:span text:style-name="T525">Дідько</text:span>!</text:p>
      <text:p text:style-name="Text_20_body"><text:span text:style-name="T526">Пінкі зраділа і Сансет закотила очі, направляючись до передньої двері.</text:span> <text:span text:style-name="T527">Вона пройшла половину шляху, доки не зрозуміла, що забула щось</text:span>. <text:span text:style-name="T527">Вона обернулась і покрокувала назад до столу, ударив по руці Пінкі доки та намагалась дотягнутися до солодощів які Сансет майже забула.</text:span></text:p>
      <text:p text:style-name="P225">— <text:span text:style-name="T525">Третє правило: хто торкнеться до моїх речей — той постраждає.</text:span></text:p>
      <text:p text:style-name="P227">Пінкі знову сумно посміхнулась.</text:p>
      <text:h text:style-name="P228" text:outline-level="1"><text:bookmark-start text:name="__RefHeading___Toc133533_3366979200"/><text:span text:style-name="T528">Крок</text:span> 5: <text:span text:style-name="T529">Заходь — не бійся, виходь — не плач</text:span><text:bookmark-end text:name="__RefHeading___Toc133533_3366979200"/></text:h>
      <text:p text:style-name="P21"><text:span text:style-name="T530">Роздався </text:span><text:span text:style-name="Emphasis"><text:span text:style-name="T530">стук</text:span></text:span> <text:span text:style-name="T531">коли Сансет скинула останнє відро з фарбою у кузов машини</text:span>. <text:span text:style-name="T532">Вона витерла пальці об свої штани, розмазавши залишки фарби, через що її обличчя скрутилося у огиді</text:span>.</text:p>
      <text:p text:style-name="P21"><text:span text:style-name="T533">Вона обернулась від бордюру і окинула оком недільну працю якою стала нова стіна школи</text:span>. <text:span text:style-name="T534">Вона виглядала більш менш такою ж як і попередня</text:span>. <text:span text:style-name="T535">Директорка Селестія сказала, що шкільний бюджет не дає змогу зробити щось гарніше</text:span>. <text:span text:style-name="T536">І, все ж, Сансет відчула певне задоволення від того, що вона власним потом і кров’ю допомогла відбувати стіну</text:span>.</text:p>
      <text:p text:style-name="Text_20_body"><text:span text:style-name="T537">І вона поклялася </text:span><text:span text:style-name="Emphasis"><text:span text:style-name="T537">ніколи</text:span></text:span><text:span text:style-name="T537"> більше не робити цього знов</text:span>.</text:p>
      <text:p text:style-name="Text_20_body"><text:span text:style-name="T538">Їй майже вдалося непомітно піти доки вони стояли біля входу, але один з робочих </text:span><text:span text:style-name="T539">ввічливо</text:span><text:span text:style-name="T538"> </text:span><text:span text:style-name="Emphasis"><text:span text:style-name="T538">«попрохав»</text:span></text:span><text:span text:style-name="T538"> </text:span><text:span text:style-name="T540">залишитися і прибрати усе</text:span>. <text:span text:style-name="T541">І Сансет не могла відмовитися</text:span>.</text:p>
      <text:p text:style-name="Text_20_body"><text:span text:style-name="T541">Прибирання забрало ще одну годину часу Сансет</text:span>. <text:span text:style-name="T541">Не те, щоб їй було чим зайняти себе, але, все ж це було краще ніж працювати більше ніж вона повинна бу</text:span><text:span text:style-name="T542">л</text:span><text:span text:style-name="T541">а</text:span>.</text:p>
      <text:p text:style-name="Text_20_body"><text:span text:style-name="T543">Сонце почало спускатися за горизонт коли робітники нарешті пішли геть, залишивши Сніпса, Снейлса і Сансет на самоті перед школою</text:span>. <text:span text:style-name="T544">Хлопці розмовляли між собою, доки Сансет вперлась до статуї. Її руки були втомлені після цілого дня праці</text:span>.</text:p>
      <text:p text:style-name="Text_20_body"><text:span text:style-name="T545">Як тільки хлопці почали йти геть, Сансет покликала їх</text:span>. <text:span text:style-name="T546">У неї було щось, що вона хотіла сказати, і їй знадобилося кілька днів, щоб нарешті зібратися для цього</text:span>.</text:p>
      <text:p text:style-name="P229">— <text:span text:style-name="T547">Сніпс, Снейлс! — </text:span><text:span text:style-name="T548">Г</text:span><text:span text:style-name="T547">аркнула вона</text:span>.</text:p>
      <text:p text:style-name="P230"><text:span text:style-name="T549">Воно не повинно було так прозвучати. Вона просто звикла звертатися до них як до </text:span><text:span text:style-name="T550">слуг</text:span>.</text:p>
      <text:p text:style-name="Text_20_body"><text:span text:style-name="T551">Вони обидва здригнулися перед тим як повільно обернутися наче дві дитини які були піймані на викраданні солодощів на кухні</text:span>. <text:span text:style-name="T552">Їхні великі, як у малих цуценят, очі змусили Сансет прикусити свої губи та схрестити руки на грудях із звички</text:span>. <text:span text:style-name="T553">У них були ці вираз облич зазвичай коли вони збиралися розказати про якісь погані новини</text:span>.</text:p>
      <text:p text:style-name="Text_20_body"><text:soft-page-break/><text:span text:style-name="T554">І вона </text:span><text:span text:style-name="Emphasis"><text:span text:style-name="T554">ненавиділа</text:span></text:span><text:span text:style-name="T554"> погані новини</text:span>.</text:p>
      <text:p text:style-name="P231"><text:span text:style-name="T555">Сніпс потер свою потилицю намагаючись уникати погляду Сансет</text:span>.</text:p>
      <text:p text:style-name="P225">— <text:span text:style-name="T556">Послухай, Сансет, ми не можемо</text:span>… <text:span text:style-name="T556">ну, ми не </text:span><text:span text:style-name="Emphasis"><text:span text:style-name="T556">хочемо</text:span></text:span><text:span text:style-name="T556"> тусуватися з тобою більше.</text:span></text:p>
      <text:p text:style-name="P232">— <text:span text:style-name="T556">Т‐т‐так!</text:span> — <text:span text:style-name="T556">Продовжив Снейлс</text:span>, <text:span text:style-name="T556">зробивши крок назад</text:span>. — <text:span text:style-name="T556">Моя мама сказала, що ти погано на нас впливаєш</text:span>. <text:span text:style-name="T556">І нам більше не треба проблем.</text:span></text:p>
      <text:p text:style-name="Text_20_body"><text:span text:style-name="T557">Обидва присіли та прикрили свої обличчя в очікувані люті Сансет</text:span>. <text:span text:style-name="T558">Вона дивилась на них так десь зо хвилину, розмірковуючи, чи варто вдарити в останнє їх чи ні</text:span>.</text:p>
      <text:p text:style-name="P231"><text:span text:style-name="T559">Так і не дочекавшись люті, Снейлс підвівся і поглянув </text:span><text:span text:style-name="T560">на Сансет з ще більш дурним виразом обличчя ніж зазвичай</text:span>.</text:p>
      <text:p text:style-name="P225">— <text:span text:style-name="T559">Амм…</text:span><text:span text:style-name="T561"> ти не збираєшся бити нас?</text:span></text:p>
      <text:p text:style-name="P225">— <text:span text:style-name="T562">Ні. Ви хочете щоб я побила вас?</text:span></text:p>
      <text:p text:style-name="P231"><text:span text:style-name="T562">Сніпс </text:span><text:span text:style-name="T563">прикрив рукою</text:span><text:span text:style-name="T562"> рот Снейлса</text:span>.</text:p>
      <text:p text:style-name="P233">— <text:span text:style-name="T564">Ні, не треба!</text:span> — <text:span text:style-name="T565">Сказав він швидко.</text:span></text:p>
      <text:p text:style-name="P225">— <text:span text:style-name="T565">Тоді добре.</text:span></text:p>
      <text:p text:style-name="P231"><text:span text:style-name="T566">Сансет поглянула на них, намагаючись підібрати потрібні слова</text:span>. <text:span text:style-name="T567">Вона ніколи до цього не вибачалась ні за що. Ну, як мінімум, з власного бажання</text:span>.</text:p>
      <text:p text:style-name="Text_20_body"><text:span text:style-name="T568">Вона обернула голову назад і поглянула на рожеве небо та зітхнула</text:span>.</text:p>
      <text:p text:style-name="P225">— <text:span text:style-name="T569">Слухайте, ви двоє, я просто хотіла сказати</text:span>… — <text:span text:style-name="T570">пробурмотіла вона щось, що загубилося на лагідному вітрі</text:span>.</text:p>
      <text:p text:style-name="P225">— <text:span text:style-name="T569">Що?</text:span> — <text:span text:style-name="T569">Сніпс і Снейлс спитали одночасно.</text:span></text:p>
      <text:p text:style-name="P225">— <text:span text:style-name="T571">Я кажу, що пробачте мені, добре?</text:span> — <text:span text:style-name="T572">Вона перенесла свій погляд назад на них</text:span>. <text:span text:style-name="T573">Мабуть, це було доволі лячно для них, бо вони знову одночасно здригнулися</text:span>. — <text:span text:style-name="T571">Мені шкода, що я потягла вас з собою</text:span>. <text:span text:style-name="T571">Ви двоє просто виконували </text:span><text:span text:style-name="T574">мої </text:span><text:span text:style-name="T571">накази.</text:span> <text:span text:style-name="T571">Нічого із цього не є вашою виною. Тому</text:span>… <text:span text:style-name="T571">пробачте.</text:span></text:p>
      <text:p text:style-name="Text_20_body"><text:span text:style-name="T575">Сансет боролась з тим, щоб не зблювати</text:span>. <text:span text:style-name="T576">Сам акт прохання про пробачення викликав у неї нудоту</text:span>. <text:span text:style-name="T577">Але якась мала частинка її </text:span><text:span text:style-name="Emphasis">—</text:span><text:span text:style-name="Emphasis"><text:span text:style-name="T577">доволі дратівлива частинка про яку вона все більше почала здогадуватися</text:span></text:span><text:span text:style-name="Emphasis">—</text:span> <text:soft-page-break/><text:span text:style-name="T578">почувалась так, наче їй треба хоча б вибачитися перед цими двома, з якими вона поводила себе наче з мавпами-прислугами останній рік</text:span>.</text:p>
      <text:p text:style-name="Text_20_body"><text:span text:style-name="T579">Обидва витріщились на неї у нерозумінні</text:span>. <text:span text:style-name="T580">Вони поглянули один на одного, потім на Сансет, і знову один на одного</text:span>.</text:p>
      <text:p text:style-name="P225">— <text:span text:style-name="T575">Сансет, ти</text:span>… — <text:span text:style-name="T581">Сансет обірвала Сніпса помахавши рукою</text:span>.</text:p>
      <text:p text:style-name="P225">— <text:span text:style-name="T575">Жодних питань!</text:span> <text:span text:style-name="T575">Просто</text:span>… <text:span text:style-name="T575">просто знайти що мені шкода, добре?</text:span> <text:span text:style-name="T575">Вам не обов’язково прийняти це, але ось.</text:span></text:p>
      <text:p text:style-name="P234"><text:span text:style-name="T582">Вона почала йти дорогою геть, повз Сніпса і Снейлса, які знову здригнули</text:span>. <text:span text:style-name="T583">Вона дійшла за поворот, коли Сніпс покликав її</text:span>.</text:p>
      <text:p text:style-name="P225">— <text:span text:style-name="T575">Сансет</text:span>… <text:span text:style-name="T584">ам</text:span><text:span text:style-name="T575">м, дякую, мабуть</text:span>. <text:span text:style-name="T575">Не </text:span><text:span text:style-name="Emphasis"><text:span text:style-name="T575">все</text:span></text:span><text:span text:style-name="T575"> було настільки вже й погано.</text:span></text:p>
      <text:p text:style-name="P235">Снейлс кивнув.</text:p>
      <text:p text:style-name="P236">— <text:span text:style-name="T575">Ага, перетворитися на монстрів було доволі круто</text:span>. <text:span text:style-name="T575">Прям як у Хеллоуїн.</text:span></text:p>
      <text:p text:style-name="P234"><text:span text:style-name="T585">Сансет просто помотала головою і продовжила йти</text:span>.</text:p>
      <text:p text:style-name="P236">— <text:span text:style-name="T586">Ідіоти.</text:span> — <text:span text:style-name="T586">Пробурмотіла вона.</text:span></text:p>
      <text:p text:style-name="P234"><text:span text:style-name="T587">І все ж, вона була рада, що вони не ненавиділи її</text:span>. <text:span text:style-name="T588">У інших обставинах, Сансет могла би легко зманіпулювати їх знову почати працювати на неї.</text:span>. <text:span text:style-name="T588">Але тепер</text:span>… <text:span text:style-name="T588">її серце не бажало цього</text:span>.</text:p>
      <text:p text:style-name="P237"><text:span text:style-name="T589">Вона</text:span> <text:span text:style-name="Emphasis"><text:span text:style-name="T589">хотіла</text:span></text:span> <text:span text:style-name="T589">бути жорстокою</text:span>. <text:span text:style-name="T589">Вона </text:span><text:span text:style-name="Emphasis"><text:span text:style-name="T589">хотіла</text:span></text:span> <text:span text:style-name="T589">бути злобною. </text:span><text:span text:style-name="T590">Вона хотіла звинувачувати усіх довкола неї і виміщати злобу</text:span>. <text:span text:style-name="T591">Але з кожним наступним днем, Сансет було все важче і важче заперечувати, що вона була не права</text:span>. <text:span text:style-name="T591">Це була її провина</text:span>.</text:p>
      <text:p text:style-name="Text_20_body"><text:span text:style-name="T591">Ну, майже її</text:span>.</text:p>
      <text:p text:style-name="Text_20_body"><text:span text:style-name="T592">Вона все ще знаходила трохи розради у тому, щоб звинувачувати принцесу Твайлайт Спаркл і її друзів</text:span>. <text:span text:style-name="T593">Але, на жаль, ця розрада швидко перетворилась у роздратування, коли вона згадала, що їй тепер треба бути друзями з ними</text:span>. <text:span text:style-name="T594">Це була одна поразка за іншою</text:span>. <text:span text:style-name="T595">Побита, проклята, а тепер ще й змушена дружити з людьми, через яких вона опинилась у цій ситуації</text:span>.</text:p>
      <text:p text:style-name="Думки_20_Сансет"><text:span text:style-name="T596">Доки я не зможу одурити Елементи, щоб вони зняли з мене прокляття.</text:span> <text:span text:style-name="T596">Після же цього, я помщуся і втечу від них якмога далі!</text:span></text:p>
      <text:p text:style-name="P21"><text:soft-page-break/><text:span text:style-name="T597">Вона знала, що легше сказати, ніж зробити</text:span>. <text:span text:style-name="T597">Завтра буде її перший текст — цілий день на вуличному ярмарку</text:span>. Від цієї думки вона мимоволі здригнулася. <text:span text:style-name="T598">Була тисяча і одна справа, якою б вона могла зайнятися замість того, щоб витрачати цілий день з тією п’ятіркою.</text:span></text:p>
      <text:p text:style-name="P238"><text:span text:style-name="T599">Цікаво</text:span>… <text:span text:style-name="T600">що як </text:span><text:span text:style-name="T599">я </text:span><text:span text:style-name="T600">просто </text:span><text:span text:style-name="T599">зв’яжу себе, щоб я не могла втекти</text:span>…</text:p>
      <text:p text:style-name="P239"><text:span text:style-name="T601">Сансет </text:span>зблідла.</text:p>
      <text:p text:style-name="P240">— <text:span text:style-name="T602">Такс… </text:span><text:span text:style-name="T601">з</text:span><text:span text:style-name="T602">араз я просто несу якусь пургу</text:span>.</text:p>
      <text:p text:style-name="Пропуск">******</text:p>
      <text:p text:style-name="P21"><text:span text:style-name="T603">Сансет </text:span><text:span text:style-name="T604">прокинулась</text:span><text:span text:style-name="T603"> від </text:span><text:span text:style-name="T605">будильнику</text:span><text:span text:style-name="T603"> який дзижчав у неї в вухах.</text:span> <text:span text:style-name="T606">Вона вз</text:span><text:span text:style-name="T605">я</text:span><text:span text:style-name="T606">ла подушку </text:span><text:span text:style-name="T605">у накрила </text:span><text:span text:style-name="T604">нею </text:span><text:span text:style-name="T605">свою голову, щоб не чути шуму</text:span>. <text:span text:style-name="T605">Зрештою, здоровий глузд </text:span><text:span text:style-name="T604">переміг</text:span><text:span text:style-name="T605"> </text:span><text:span text:style-name="T604">її</text:span><text:span text:style-name="T605"> і вона дотя</text:span><text:span text:style-name="T607">гнулась до будильнику і вимкнула його.</text:span></text:p>
      <text:p text:style-name="P241"><text:span text:style-name="T608">І знову тиша повернулась до кімнати</text:span>. <text:span text:style-name="T609">Сансет заплющила очі у спокою, прагнучи повернутися до сну</text:span>.</text:p>
      <text:p text:style-name="Думки_20_Сансет"><text:span text:style-name="T610">Технічно, Пінкі не сказала коли мені треба прийти</text:span><text:span text:style-name="T44">…</text:span></text:p>
      <text:p text:style-name="P21">Сансет тепер була схильна вірити, що всесвіт ненавидить її, бо в ту <text:span text:style-name="T611">саму </text:span>мить вона <text:span text:style-name="T612">почула</text:span>, як дзвонить її телефон у кишені <text:span text:style-name="T612">куртки.</text:span></text:p>
      <text:p text:style-name="Думки_20_Сансет"><text:span text:style-name="T613">Не відповідай</text:span>. <text:span text:style-name="T613">Нічого не роби</text:span>. <text:span text:style-name="T614">Ти все ще можеш технічно вибратися з цього</text:span>.</text:p>
      <text:p text:style-name="P242"><text:span text:style-name="T615">Телефон продовжив вивергати високо-частотний шум, який наполягав, щоб на нього відповіли</text:span>. <text:span text:style-name="T616">Сансет зрівняла свою впертість з його наполегливістю, відмовляючись рухатися із її </text:span><text:span text:style-name="T617">зручного</text:span><text:span text:style-name="T616"> ліжка</text:span>.</text:p>
      <text:p text:style-name="Text_20_body"><text:span text:style-name="T617">Поки телефон все дзвонив та дзвонив, у голову Сансет закралося питання, як і хто з них взагалі отримав її номер телефону</text:span>. <text:span text:style-name="T618">Вона зробила собі ментальну нотатку, щоб спитати в них коли вони зустрінуться наступного разу</text:span>.</text:p>
      <text:p text:style-name="Text_20_body"><text:span text:style-name="T619">Після години цього, Сансет була готова викинути телефон у вікно</text:span>. <text:span text:style-name="T619">Вона виповзла із ліжка</text:span> <text:span text:style-name="T619">і засунула руку у куртку, діставши телефон і перевіривши екран</text:span>.</text:p>
      <text:p text:style-name="P243"><text:span text:style-name="Emphasis">157 </text:span><text:span text:style-name="Emphasis"><text:span text:style-name="T620">Пропущених дзвінків.</text:span></text:span><text:span text:style-name="Emphasis"> 156</text:span><text:span text:style-name="T29">—</text:span><text:span text:style-name="T621">*Дзинь*</text:span><text:span text:style-name="T29">—</text:span><text:span text:style-name="Emphasis">157 </text:span><text:span text:style-name="Emphasis"><text:span text:style-name="T620">Голосових повідомлень</text:span></text:span><text:span text:style-name="Emphasis">.</text:span></text:p>
      <text:p text:style-name="P244"><text:span text:style-name="T622">Усі вони </text:span><text:span text:style-name="T623">прийшли від</text:span><text:span text:style-name="T622"> одного номеру.</text:span> <text:span text:style-name="T624">Телефон вібрував у руці Сансет, благаючи, щоб </text:span><text:span text:style-name="T625">йому </text:span><text:span text:style-name="T624">відповіли.</text:span></text:p>
      <text:p text:style-name="Думки_20_Сансет"><text:span text:style-name="T626">Просто викинь його, Сансет!</text:span><text:span text:style-name="T44"> </text:span><text:span text:style-name="T626">Дістань акумулятор, ігноруй його!</text:span><text:span text:style-name="T44"> </text:span><text:span text:style-name="T626">Заради святої Селестії, не відповідай!</text:span></text:p>
      <text:p text:style-name="P245"><text:span text:style-name="T627">Палець Сансет перегорнув телефон і підніс до її вуха</text:span>.</text:p>
      <text:p text:style-name="P246">— <text:span text:style-name="T628">Ало?</text:span></text:p>
      <text:p text:style-name="P247">Та йопта, <text:span text:style-name="T629">Сансет,</text:span> ну чому?</text:p>
      <text:p text:style-name="P246"><text:soft-page-break/>— <text:span text:style-name="T630">Обожечкі, Сансет, я почала думати, що ти </text:span><text:span text:style-name="Emphasis"><text:span text:style-name="T630">ніколи</text:span></text:span><text:span text:style-name="T630"> не відповіси!</text:span> — Пронизливий голос Пінкі пронизав мозок Сансет. — <text:span text:style-name="T630">Ти спала?</text:span> <text:span text:style-name="T630">Б’юся об заклад, ти спала, типу, сьогодні ж </text:span><text:span text:style-name="T631">с</text:span><text:span text:style-name="T630">убота!</text:span> <text:span text:style-name="T630">Я люблю спати по суботам, але тусуватися з друзями я люблю більше!</text:span> <text:span text:style-name="T630">І вже одинадцять годин ранку, і як моя бабуля Пай завжди казала мені </text:span><text:span text:style-name="Emphasis"><text:span text:style-name="T630">«</text:span></text:span><text:span text:style-name="Emphasis"><text:span text:style-name="T632">Р</text:span></text:span><text:span text:style-name="Emphasis"><text:span text:style-name="T630">ання пташка ловить хробака»</text:span></text:span>. <text:span text:style-name="T632">Доволі дивна приказка, бо ми не птиці, і ми точно не їмо хробаків</text:span>. <text:span text:style-name="T633">Ой, доки не забула, ми збираємося зустрітися в кутку Третинної та Ложкової вулиць в полудень, щоб почати веселитися разом!</text:span> <text:span text:style-name="T634">Я забула сказати тобі про це у четвер, я не хочу щоб ти загубилась.</text:span></text:p>
      <text:p text:style-name="P246">— …<text:span text:style-name="T635">Так, Пінкі, я спала.</text:span> — <text:span text:style-name="T636">Сансет нарешті змогла відповісти.</text:span></text:p>
      <text:p text:style-name="P246">— <text:span text:style-name="T637">Упсі, пробач, що розбудила</text:span>. <text:span text:style-name="T638">Але все рівно настав час підійматися та сяяти!</text:span> <text:span text:style-name="Emphasis"><text:span text:style-name="T638">Доброго ранку, доброго ранку!</text:span></text:span><text:span text:style-name="Emphasis"> </text:span><text:span text:style-name="Emphasis"><text:span text:style-name="T638">Сьогодні такий хороший день!</text:span></text:span><text:span text:style-name="Emphasis"> </text:span><text:span text:style-name="Emphasis"><text:span text:style-name="T638">Доброго ранку, доброго ранку</text:span></text:span><text:span text:style-name="Emphasis">…</text:span></text:p>
      <text:p text:style-name="Text_20_body"><text:span text:style-name="T639">Сансет грюкнула телефоном, утримуючись від того, щоб не кинути його об стіну</text:span>. <text:span text:style-name="T640">Тепер це вирішено — вона ненавиділа Пінкі Пай більше за всіх.</text:span></text:p>
      <text:p text:style-name="P248"><text:span text:style-name="T641">Голосно застогнав, вона піднялась та поглянула на себе у дзеркалі</text:span>, <text:span text:style-name="T641">помітив її погану зачіску і мішки під очима.</text:span></text:p>
      <text:p text:style-name="P249">— <text:span text:style-name="T642">Мабуть, мені варто підготуватися перед тим як виходити.</text:span></text:p>
      <text:p text:style-name="P21"><text:span text:style-name="T643">Вона зібрала одяг на день і пішла у душову.</text:span> <text:span text:style-name="T643">Вода відчувалась особливо холодною цього ранку</text:span>. <text:span text:style-name="T644">Після того як вона одяглась та нанесла макіяж</text:span>, <text:span text:style-name="T645">Сансет пішла у кухню і поклала чебурек у мікро</text:span><text:span text:style-name="T646">хвильовку</text:span>. <text:span text:style-name="T645">Як тільки вона дзинькнула, Сансет відчула блискавку у спині, і її ноги почали рухатися самі по собі.</text:span></text:p>
      <text:p text:style-name="P250">— <text:span text:style-name="T647">Ні, почекайте!</text:span> <text:span text:style-name="T647">Я вже йду, дайте мені ще секундочку!</text:span></text:p>
      <text:p text:style-name="Text_20_body"><text:span text:style-name="T648">Вона потяглась за телефоном і перевірила час.</text:span> <text:span text:style-name="T649">Був рівно полудень.</text:span></text:p>
      <text:p text:style-name="Text_20_body"><text:span text:style-name="T649">Сансет схопилась за дверний прохід, намагаючись затягнути себе у кухню, щоб хоча б схопити сніданок.</text:span> <text:span text:style-name="T649">Але решта тіла не давало зробити цього</text:span>. <text:span text:style-name="T650">Голосно лаючись, Сансет здалась і покрокувала до вхідних дверей, особливо гучно грюкнув ними.</text:span></text:p>
      <text:p text:style-name="P250">— <text:span text:style-name="T651">Офіційно — це саме жорстоке і незвичайне покарання.</text:span></text:p>
      <text:p text:style-name="Пропуск">******</text:p>
      <text:p text:style-name="P250">— <text:span text:style-name="T652">Ти спізнилась.</text:span></text:p>
      <text:p text:style-name="Text_20_body"><text:span text:style-name="T653">Сансет поглянула на Рейнбоу Деш як та підходила до п’ятьох дівчат які сиділи у маленькому кафе на вулиці Третинній</text:span>. <text:span text:style-name="T654">Вони тепло усміхнулись їй, окрім Рейнбоу яка звинувачувально вказувала на неї пальцем.</text:span></text:p>
      <text:p text:style-name="P250">— <text:span text:style-name="T655">Пробачте мені, </text:span><text:span text:style-name="Emphasis"><text:span text:style-name="T655">ваша високість.</text:span></text:span><text:span text:style-name="T655"> </text:span><text:span text:style-name="T656">Я</text:span><text:span text:style-name="T655"> не була проінформована про час зустрічі до останнього моменту.</text:span></text:p>
      <text:p text:style-name="P250">— <text:span text:style-name="T657">Не треба мені це розповідати.</text:span> — <text:span text:style-name="T658">Відрізала Рейнбоу</text:span>. — <text:span text:style-name="T657">Пінкі сказала нам, що вона намагалась додзвонитися до тебе цілу годину.</text:span></text:p>
      <text:p text:style-name="P251">Пінкі кивнула головою.</text:p>
      <text:p text:style-name="P252">— <text:span text:style-name="T659">Ага, але схоже через мене у тебе сів акумулятор, бо з’єднання зникло коли я розмовляла.</text:span></text:p>
      <text:p text:style-name="P253">— <text:span text:style-name="T659">Тааак</text:span>… <text:span text:style-name="T659">акумулятор сів</text:span>… <text:span text:style-name="T659">саме так.</text:span> — <text:span text:style-name="T659">Сансет не робила зорового контакту</text:span>. — <text:span text:style-name="T659">У будь-якому випадку, давайте вже скоріше покінчимо з цим.</text:span></text:p>
      <text:p text:style-name="P254">Рейнбоу фиркнула.</text:p>
      <text:p text:style-name="P255">— <text:span text:style-name="T660">Не треба звучати такою захопленою. Можеш піти звідки коли захочеш.</text:span></text:p>
      <text:p text:style-name="P256">Повір мені, якби я могла, то я б вже пішла.</text:p>
      <text:p text:style-name="P257">Флатершай поклала руку на плече Рейнбоу.</text:p>
      <text:p text:style-name="P253">— <text:span text:style-name="T661">Будьте ласкаві, обидві</text:span>. <text:span text:style-name="T661">Ми тут щоб веселитися, пам’ятаєте?</text:span></text:p>
      <text:p text:style-name="Text_20_body"><text:span text:style-name="T662">Сансет оглянула вулицю, де було багато розставлено багато будок та столів</text:span>. <text:span text:style-name="T663">Карнавальні ігри було розміщені поміж стендів і Сансет навіть могла побачити контактний зоопарк в самому кінці блоку</text:span>. <text:span text:style-name="T663">Нічого з цього не виглядало дуже цікавим</text:span>.</text:p>
      <text:p text:style-name="P253">— <text:span text:style-name="T664">Тааак</text:span><text:span text:style-name="T665">с</text:span><text:span text:style-name="T664">, я не впевнена, що щось із чого можна вважати «веселим».</text:span> — <text:span text:style-name="T666">Сказала Сансет із скептицизмом у голосі.</text:span></text:p>
      <text:p text:style-name="Text_20_body"><text:span text:style-name="T667">Вона відчула, як рука обійняла її шию як Пінкі почала притягувати Сансет ближче до себе</text:span>.</text:p>
      <text:p text:style-name="P253">— <text:span text:style-name="T668">Ой, не будь такою занудою, Сансет! Тут є багато чого весело!</text:span></text:p>
      <text:p text:style-name="P253">— <text:span text:style-name="T668">Пінкі, ти порушуєш правило номер один.</text:span> — <text:span text:style-name="T669">Роздратовано сказала Сансет.</text:span></text:p>
      <text:p text:style-name="P251"><text:soft-page-break/><text:span text:style-name="T670">Пінкі прибрала руку, але усмішка не покинула її обличчя.</text:span></text:p>
      <text:p text:style-name="P253">— <text:span text:style-name="T670">Я хочу потім піти на магічне шоу!</text:span></text:p>
      <text:p text:style-name="P251"><text:span text:style-name="T671">Флатершай вказала на кінець вулиці</text:span>.</text:p>
      <text:p text:style-name="P253">— <text:span text:style-name="T672">Я б хотіла піти у </text:span><text:span text:style-name="T673">контактний зоопарк</text:span>. <text:span text:style-name="T672">Звісно, якщо це не проблема</text:span>…</text:p>
      <text:p text:style-name="P258">— <text:span text:style-name="T674">Я та Рейнбоу ставім ставки.</text:span> — <text:span text:style-name="T674">Сказала Еплджек</text:span>. — <text:span text:style-name="T674">Та, у кого будет менше прізов з ігор, прийдет у школу вдягнена у найдівчачішу сукню, яку тока Реріті сможет зробить.</text:span></text:p>
      <text:p text:style-name="P259"><text:span text:style-name="T675">Реріті відірвала погляд від свого смузі</text:span>.</text:p>
      <text:p text:style-name="P260">— <text:span text:style-name="T675">Чому мені ніхто про це не сказав?</text:span></text:p>
      <text:p text:style-name="P260">— <text:span text:style-name="T676">Ми сказали тобі про це прямо зараз, чи не так?</text:span> — <text:span text:style-name="T676">Посміхнулась </text:span><text:span text:style-name="T677">Р</text:span><text:span text:style-name="T676">ейнбоу</text:span>.</text:p>
      <text:p text:style-name="P260">— <text:span text:style-name="T677">Хм.</text:span> — <text:span text:style-name="T678">Реріті піднялась зі столу і вкинула свою чашку у сміттєвий бак</text:span>. — <text:span text:style-name="T678">Дуже добре. Я зроблю це, але тільки тому, що це буде варте того, щоб побачити Еплджек у сукні.</text:span></text:p>
      <text:p text:style-name="Діалог">— <text:span text:style-name="T679">Ее, чого ти думаєш, шо я проіграю?</text:span></text:p>
      <text:p text:style-name="Діалог">— <text:span text:style-name="T679">Не знаю, але чи може дівчина дозволити собі помріяти про таке?</text:span></text:p>
      <text:p text:style-name="P261">Сансет масажувала собі скроні, лаючись собі під ніс.</text:p>
      <text:p text:style-name="P252">— <text:span text:style-name="T680">Слухайте, ми збираємося сидіти тут і балакати, чи може таки мі вже підемо і </text:span><text:span text:style-name="Emphasis"><text:span text:style-name="T680">зробимо</text:span></text:span><text:span text:style-name="T680"> щось? Бо якщо мені хотілося б нічого не робити, то я могла би залишитися вдома.</text:span></text:p>
      <text:p text:style-name="P262"><text:span text:style-name="T681">Посмішка Рейнбоу перетворилась на похмурий вираз обличчя</text:span>.</text:p>
      <text:p text:style-name="Діалог">— <text:span text:style-name="T682">Чого ж тоді не підеш додому?</text:span></text:p>
      <text:p text:style-name="P262"><text:span text:style-name="T683">Сансет спробувала обернутися і піти геть, але вона не змогла поворухнути ногою</text:span>. <text:span text:style-name="T683">Вона поглянула назад на Рейнбоу і прогарчала</text:span>.</text:p>
      <text:p text:style-name="Діалог">— <text:span text:style-name="T682">Я не можу.</text:span></text:p>
      <text:p text:style-name="Діалог">— <text:span text:style-name="T682">Чому?</text:span></text:p>
      <text:p text:style-name="P262"><text:span text:style-name="T684">Сансет чекала доки її голосові зв’язки не почнуть говорити самі по собі</text:span>. <text:span text:style-name="T684">Її шлунок звузився у жаху, і вона відчула, як її серце почало битися ще швидше.</text:span></text:p>
      <text:p text:style-name="P263">Дідько, вони дізнаються про прокляття! Мені гаплик!</text:p>
      <text:p text:style-name="Text_20_body"><text:soft-page-break/><text:span text:style-name="T685">Їй було все рівно, якщо вони мають хороші наміри</text:span>. <text:span text:style-name="T685">Якщо вони дізнаються, </text:span><text:span text:style-name="T686">вони зможуть змушувати їх робити будь-що просто попрохавши. Її життя буде зруйновано</text:span>. <text:span text:style-name="T687">Воно і так було поганим коли вони несвідомо прохають її</text:span>. <text:span text:style-name="T688">Якщо вони це будуть робити свідомо</text:span>…</text:p>
      <text:p text:style-name="P21"><text:span text:style-name="T689">Але, жодного слова так і не було промовлено</text:span>. <text:span text:style-name="T690">Ніяка сила не тиснула на її горло, як зазвичай це буває коли у неї питають щось</text:span>. <text:span text:style-name="T691">Сансет повільно кліпнула доки до неї зійшло</text:span>.</text:p>
      <text:p text:style-name="Думки_20_Сансет"><text:span text:style-name="T692">Мені не треба розповідати їм про прокляття!</text:span> <text:span text:style-name="T692">Я можу про це брехати!</text:span></text:p>
      <text:p text:style-name="P262"><text:span text:style-name="T693">Схоже, що Елементи були у певній мірі милосердні</text:span>. <text:span text:style-name="T694">Сансет почал</text:span><text:span text:style-name="T695">а</text:span><text:span text:style-name="T694"> би танцювати прямо там, якби не розгублені погляди п’ятірки</text:span>. <text:span text:style-name="T695">Вона все ще не відповіла на запитання Рейнбоу</text:span>.</text:p>
      <text:p text:style-name="Діалог">— <text:span text:style-name="T696">Амм</text:span>… <text:span text:style-name="T696">тому що я дуже рада, що зможу провести день разом з вами усіма!</text:span></text:p>
      <text:p text:style-name="Думки_20_Сансет"><text:span text:style-name="T697">Чуваче, це так приємно знову брехати</text:span>!</text:p>
      <text:p text:style-name="Діалог">— <text:span text:style-name="T698">Бачите? Я ж казала, що вона буде тепліше до нас відноситися!</text:span> — <text:span text:style-name="T698">Зраділа Пінкі</text:span>.</text:p>
      <text:p text:style-name="Text_20_body"><text:span text:style-name="T699">Рейнбоу поглянула з недовірою на Сансет і Пінкі, перед тим як знизати плечима і піти далі по вулиці</text:span>.</text:p>
      <text:p text:style-name="P264">Сансет посміхнулась позаду неї.</text:p>
      <text:p text:style-name="P265">Не переймайся, Деші, наші почуття взаємні.</text:p>
      <text:p text:style-name="P21"><text:span text:style-name="T700">Щоб не виглядати дивно, група вирушила з кафе, вирішуючи оглянути усі будки з розвагами перед тим як узяти перерву перед магічною виставою і після цього піти у контактний зоопарк</text:span>.</text:p>
      <text:p text:style-name="P21">У <text:span text:style-name="T701">будках</text:span>, у яких вони зупинялися, були різні дрібнички і помпони, <text:span text:style-name="T701">але нічого з цього не цікавило </text:span>Сансет. <text:span text:style-name="T702">Кожного разу, коли продавець збирався спитати, чи зацікавлена вона в чомусь, Сансет коротко та холодно відповідала — Ні. Але вона б скоріше за все робила би так навіть без прокляття</text:span>.</text:p>
      <text:p text:style-name="Text_20_body"><text:span text:style-name="T703">Вони витратили </text:span><text:span text:style-name="T704">півгодини</text:span><text:span text:style-name="T703"> біля невеличкого стенду з </text:span><text:span text:style-name="T705">прикрасами</text:span><text:span text:style-name="T703"> в очікуванні на Реріті, коли та вирішить, чи хоче щось купити чи ні</text:span>.</text:p>
      <text:p text:style-name="P266"><text:soft-page-break/><text:span text:style-name="T706">Вона примірила пару дорогих сережок, любуючись собою у дзеркалі</text:span>.</text:p>
      <text:p text:style-name="P267">— <text:span text:style-name="T707">Що ти думаєш, Сансет? Чи пасують вони мені?</text:span></text:p>
      <text:p text:style-name="P266"><text:span text:style-name="T708">Сансет притулилась до прилавку, її обличчя було втіленням нудьги. </text:span><text:span text:style-name="T709">Навіщо Реріті спитала її думку, вона так ніколи і не дізнається.</text:span></text:p>
      <text:p text:style-name="Діалог">— <text:span text:style-name="T710">Я думаю, що ти виглядаєш як </text:span><text:span text:style-name="T711">хвой</text:span><text:span text:style-name="T712">…</text:span></text:p>
      <text:p text:style-name="Діалог">— <text:span text:style-name="T713">Оооууу, це що, рубінове намисто?</text:span> — <text:span text:style-name="T714">Реріті перекинулась на інший столик</text:span>.</text:p>
      <text:p text:style-name="Text_20_body"><text:span text:style-name="T715">Сансет зітхнула з полегшенням</text:span>. <text:span text:style-name="T715">Було б доволі не зручно, якби Реріті почула закінчення цього речення</text:span>.</text:p>
      <text:p text:style-name="P268"><text:span text:style-name="T705">Нарешті, Реріті вирішила, що вона не може дозволити собі купити будь-яку прикрасу на стенді</text:span>.</text:p>
      <text:p text:style-name="Діалог">— <text:span text:style-name="T716">Вони усі виглядають чудово, але мені варте зберегти грошей для канікул.</text:span></text:p>
      <text:p text:style-name="P269">— <text:span text:style-name="T704">Шо ж, ось і пропали в нікуди півгодини життя які я ніколи не поверну назад.</text:span> — <text:span text:style-name="T717">Пробурмотіла Сансет сама собі</text:span>.</text:p>
      <text:p text:style-name="P270">Вона поглянула краєм ока на Реріті, яка продовжила йти, наче нічого не почула.</text:p>
      <text:p text:style-name="P21"><text:span text:style-name="T718">Вони зупинились біля будки з іграми, дивлячись на те, як Еплджек і Рейнбоу Деш змагалися за найбільшу кількість призів</text:span>. <text:span text:style-name="T719">Еплджек перемогла у стрільбі з водного пістолета, а Рейнбоу вийшла вперед одержав перемогу у вільному киданні</text:span>. <text:span text:style-name="T720">Наступна будка була класичною грою збий-пляшки-за-допомогою-бейсбойльного-м’яча.</text:span></text:p>
      <text:p text:style-name="Text_20_body"><text:span text:style-name="T721">Еплджек і Рейнбоу по черзі робили ідеальні кидки, доки Рейнбоу не лажанула і одна пляшка залишилася на місці</text:span>.</text:p>
      <text:p text:style-name="P271">Після отримання призу у вигляді великого плюшевого ведмедя, Еплджек підняла бейсбольний м’яч і протягнула його до Сансет.</text:p>
      <text:p text:style-name="Діалог">— <text:span text:style-name="T722">Давай, дівко, годі вже бить такой занудной і спробуй повеселитися?</text:span></text:p>
      <text:p text:style-name="P21"><text:span text:style-name="T723">Сансет подумала, що це повинно було бути прохання, оскільки її рука зреагувала і взяла м’яч</text:span>. <text:span text:style-name="T724">Вона знизала плечима, вирішив, що одна гра не зашкодить</text:span>. <text:span text:style-name="T725">Після кількох кидків вгору-вниз щоб відчути вагу м’яча, </text:span><text:soft-page-break/><text:span text:style-name="T725">Сансет прицілилась на купу складених срібних пляшок</text:span>. <text:span text:style-name="T725">Якщо вона збиралася зробити це, то вона зробить це правильно.</text:span></text:p>
      <text:p text:style-name="Text_20_body"><text:span text:style-name="T726">Вона закинула руку назад, і зі всієї сили жбурнула м’яч, дивлячись за тим, як м’яч прориває собою повітря</text:span>… <text:span text:style-name="T726">мимо пляшок крізь ткану стіну будки</text:span>.</text:p>
      <text:p text:style-name="P272">Рейнбоу неконтрольовано зареготала зі сльозами.</text:p>
      <text:p text:style-name="Діалог">— <text:span text:style-name="T727">О боже мій, це було жахливо!</text:span></text:p>
      <text:p text:style-name="P252">— <text:span text:style-name="T728">Вау.</text:span> — <text:span text:style-name="T728">Еплджек потерла шию</text:span>. — <text:span text:style-name="T728">Це було</text:span>… <text:span text:style-name="T728">неочікувано.</text:span></text:p>
      <text:p text:style-name="Text_20_body"><text:span text:style-name="T729">Сансет витріщалась роззявив рота від діри, яку вона зробила</text:span>. <text:span text:style-name="T730">Як вона взагалі могла так промахнутися</text:span>? <text:span text:style-name="T731">Вона відчула як її очі почали тіпатися, коли Рейнбоу впала на землю від сміху над невдачею Сансет</text:span>.</text:p>
      <text:p text:style-name="P273">Оператор стенду поглянув з Сансет на стіну і назад.</text:p>
      <text:p text:style-name="P274">— <text:span text:style-name="T732">Амм… не бажаєте спробувати ще раз?</text:span></text:p>
      <text:p text:style-name="Діалог">— <text:span text:style-name="T733">Так, я хочу спробувати ще раз.</text:span></text:p>
      <text:p text:style-name="Text_20_body"><text:span text:style-name="T734">Він поклав інший м’яч на стійку і відійшов в сторону на кілька кроків</text:span>. <text:span text:style-name="T735">Сансет схопила м’яч і ще раз прицілилась, намагаючись ігнорувати хихикання Рейнбоу</text:span>. <text:span text:style-name="T736">У неї було бажання націлитися на голову Рейнбоу, але вона знала, що вона навряд отримає додаткових очок дружби за це</text:span>.</text:p>
      <text:p text:style-name="P275"><text:span text:style-name="T737">Вона випустила м’яч із руки у політ, дивлячись як він знову прорізає повітря, цього разу прямо на шляху до пляшок</text:span>. <text:span text:style-name="T738">Почувся </text:span><text:span text:style-name="Emphasis"><text:span text:style-name="T738">*дзиньк*</text:span></text:span><text:span text:style-name="T738"> і падіння, коли пляшки упали на землю, і Сансет покрутила і штовхнула пальцем у Рейнбоу</text:span>.</text:p>
      <text:p text:style-name="P252">— <text:span text:style-name="T739">Х</text:span><text:span text:style-name="T740">а</text:span><text:span text:style-name="T739">! У твоє обличчя!</text:span></text:p>
      <text:p text:style-name="P276"><text:span text:style-name="T741">Все ще посміхаючись, Сансет підвелась</text:span>.</text:p>
      <text:p text:style-name="Діалог">— <text:span text:style-name="T742">Ооо, так, ти прям показала мені</text:span>. <text:span text:style-name="T742">Нарешті збила їх.</text:span></text:p>
      <text:p text:style-name="P276"><text:span text:style-name="T743">Сансет хотіла колко відповісти, але її відволік оператор стійки</text:span>.</text:p>
      <text:p text:style-name="Діалог">— <text:span text:style-name="T744">Пані, ось ваш приз.</text:span> — <text:span text:style-name="T745">Він тримав маленьку, рожеву єдиноріжку</text:span>.</text:p>
      <text:p text:style-name="Думки_20_Сансет"><text:span text:style-name="T745">Як іронічно</text:span>.</text:p>
      <text:p text:style-name="P277">Подумала Сансет, беручі іграшку у руки.</text:p>
      <text:p text:style-name="P252"><text:soft-page-break/>— <text:span text:style-name="T746">Аааааввввв.</text:span> — <text:span text:style-name="T746">Пінкі матеріалізувалась за плечем Сансет.</text:span> — <text:span text:style-name="T747">Вона така мила! Як ти </text:span><text:span text:style-name="T748">цю іграшку</text:span><text:span text:style-name="T747"> назвеш?</text:span></text:p>
      <text:p text:style-name="Діалог">— <text:span text:style-name="T747">Ніяк. Навіщо мені давати ім’я не живим предметам?</text:span></text:p>
      <text:p text:style-name="Діалог">— <text:span text:style-name="T749">Тому що це весело, дурненька!</text:span></text:p>
      <text:p text:style-name="P278">Сансет закотила очі і всунула іграшку у руки Пінкі.</text:p>
      <text:p text:style-name="P252">— <text:span text:style-name="T750">Ну от і забирай </text:span><text:span text:style-name="T748">собі</text:span><text:span text:style-name="T750">. Я впевнена, що </text:span><text:span text:style-name="T751">ви </text:span><text:span text:style-name="T750">будете щасливі разом.</text:span></text:p>
      <text:p text:style-name="P276"><text:span text:style-name="T752">Пінкі похитала головою і відштовхнула її назад</text:span>.</text:p>
      <text:p text:style-name="Діалог">— <text:span text:style-name="T753">Я не можу взяти її у тебе, це твій приз! </text:span><text:span text:style-name="T754">До того ж, я впевнена, що вона буде </text:span><text:span text:style-name="Emphasis"><text:span text:style-name="T754">значно</text:span></text:span><text:span text:style-name="T754"> щасливіша з тобою!</text:span> <text:span text:style-name="T754">Ви маєте так багато спільного!</text:span></text:p>
      <text:p text:style-name="Діалог">— <text:span text:style-name="T755">Вона?</text:span> — <text:span text:style-name="T751">Сансет поглянула на єдиноріжку</text:span>.</text:p>
      <text:p text:style-name="P276"><text:span text:style-name="T756">Схоже, що вона має більше жіночних якостей</text:span>.</text:p>
      <text:p text:style-name="Думки_20_Сансет"><text:span text:style-name="T757">Ну звісно ж, у цьому світі узагальнено, що єдинороги це жіночі створіння</text:span>. <text:span text:style-name="T757">Хм, добре, я залишу тебе собі</text:span><text:span text:style-name="T44">.</text:span></text:p>
      <text:p text:style-name="P276"><text:span text:style-name="T758">Зловісна усмішка намалювалась на обличчі Сансет</text:span>.</text:p>
      <text:p text:style-name="Думки_20_Сансет"><text:span text:style-name="T759">Я назву тебе Твайлайт Спаркл, і тоді коли ми доберемося додому, я покажу тобі твій новий замок.</text:span> <text:span text:style-name="T760">Який прямо на моїй печі!</text:span></text:p>
      <text:p text:style-name="Діалог"><text:span text:style-name="T44">— </text:span><text:span text:style-name="Emphasis"><text:span text:style-name="T760">Хехехехехе</text:span></text:span><text:span text:style-name="T761">.</text:span></text:p>
      <text:p text:style-name="Діалог">— <text:span text:style-name="T762">Бачиш? Я знала, що ви зможете поладнати!</text:span> — <text:span text:style-name="T762">Осяйнула Пінкі.</text:span></text:p>
      <text:p text:style-name="Пропуск">******</text:p>
      <text:p text:style-name="Діалог">— <text:span text:style-name="Emphasis">«</text:span><text:span text:style-name="Emphasis"><text:span text:style-name="T763">Приходьте, щоб побачити Величного та й Містичного Артеміса Луламуна»</text:span></text:span> — <text:span text:style-name="T763">Прочитала Рейнбоу на знаку перед імпровізованою </text:span><text:span text:style-name="T764">сценою якою вони збудували</text:span>.</text:p>
      <text:p text:style-name="Діалог">— <text:span text:style-name="T764">Луламун</text:span>… <text:span text:style-name="T764">Луламун</text:span>… <text:span text:style-name="T764">почекайте, чи це не </text:span><text:span text:style-name="T765">прізвище</text:span><text:span text:style-name="T764"> Тріксі </text:span><text:span text:style-name="T766">часом</text:span><text:span text:style-name="T764">?</text:span></text:p>
      <text:p text:style-name="P279"><text:span text:style-name="T767">Реріті кивнула</text:span>.</text:p>
      <text:p text:style-name="Діалог">— <text:span text:style-name="T765">Мабуть, родич. Підозрюю, що батько.</text:span></text:p>
      <text:p text:style-name="P280">— <text:span text:style-name="T768">М</text:span><text:span text:style-name="T769">мм</text:span><text:span text:style-name="T768">, Пінкі, ти точно хочеш піти сюди?</text:span></text:p>
      <text:p text:style-name="P281"><text:span text:style-name="T769">Пінкі кивнула та сказала</text:span>.</text:p>
      <text:p text:style-name="Діалог">— <text:span text:style-name="T770">Ага!</text:span> <text:span text:style-name="T770">Я чула, що він прям чудовий</text:span>. <text:span text:style-name="T770">І не так як Тріксі, яка просто непогана, а прям </text:span><text:span text:style-name="Emphasis"><text:span text:style-name="T770">чудово</text:span></text:span><text:span text:style-name="T770">!</text:span> Він був на розігріві у Лас-Вегасі!</text:p>
      <text:p text:style-name="P282">— <text:span text:style-name="T771">Що ж, ми вже погодились на це, тому чому б не зайняти місця — Рейнбоу зітхнула.</text:span></text:p>
      <text:p text:style-name="Text_20_body"><text:span text:style-name="T772">Вперше, Сансет погодилася з нею</text:span>. <text:span text:style-name="T773">Це точно буде ще одна бездарна трата часу</text:span>. <text:span text:style-name="T774">В кращому випадку, Тріксі була так собі. Її батько не може бути набагато краще, якщо він же її і навчав.</text:span></text:p>
      <text:p text:style-name="P283"><text:span text:style-name="T775">Вони зайняли місця біля майже переднього ряду, </text:span><text:span text:style-name="T776">Пінкі стрибала на місці від хвилювання</text:span>. <text:span text:style-name="T777">Оглянувшись довкола, Сансет побачила як </text:span><text:span text:style-name="T778">збирається</text:span><text:span text:style-name="T777"> </text:span><text:span text:style-name="T778">доволі великий натовп </text:span><text:span text:style-name="T777">людей.</text:span></text:p>
      <text:p text:style-name="P284">Нещасні невдахи. Хоча б за це нікому не треба було платити.</text:p>
      <text:p text:style-name="P21"><text:span text:style-name="T779">Сцену накрив шлейф фіолетового диму, і із нього з’явився чоловік</text:span>. <text:span text:style-name="T780">Він був високий, з срібляним волоссям і добре підстриженою козлячою бор</text:span><text:span text:style-name="T781">і</text:span><text:span text:style-name="T780">дкою, </text:span><text:span text:style-name="T781">і носив дуже дорогий на вигляд синій костюм з білими черевиками і фіолетовим плащем.</text:span></text:p>
      <text:p text:style-name="Діалог">— <text:span text:style-name="T782">Пані </text:span><text:span text:style-name="T783">та </text:span><text:span text:style-name="T782">панове</text:span><text:span text:style-name="T783">, хлопці та дівчата! — </text:span><text:span text:style-name="T784">Почав він з типічним тоном шоумена</text:span>. — <text:span text:style-name="T785">Вітаю усіх на сьогоднішній виставі</text:span>… <text:span text:style-name="Emphasis"><text:span text:style-name="T763">Величного та й Містичного Артеміса Луламуна</text:span></text:span><text:span text:style-name="Emphasis">!</text:span> — <text:span text:style-name="T778">Сцена засіяла у блискітках та вогнях, і натовп поча</text:span><text:span text:style-name="T786">в аплодувати та радіти</text:span>.</text:p>
      <text:p text:style-name="Діалог">— <text:span text:style-name="T787">Це не була магія, народ це лише піротехніка.</text:span> — <text:span text:style-name="T787">Посміхнувся Артеміс</text:span>.</text:p>
      <text:p text:style-name="Text_20_body"><text:span text:style-name="T788">У натовпі прокотилася хвиля сміху</text:span>. <text:span text:style-name="T789">Сансет же просто здула пасмо волосся з обличчя.</text:span></text:p>
      <text:p text:style-name="Діалог"><text:soft-page-break/>— <text:span text:style-name="T790">Ахх, я вже точно можу сказати, що ви чудесна аудиторія!</text:span></text:p>
      <text:p text:style-name="P285"><text:span text:style-name="T791">Від поліз у рукав і дістав звідти великий букет квітів і кинув його у натовп</text:span>. <text:span text:style-name="T792">Як тільки якісь </text:span><text:span text:style-name="T793">дівчата</text:span><text:span text:style-name="T792"> із натовпу змогли дотягнутися до нього, квіти луснули у потік бульбашок які унесло вітром.</text:span></text:p>
      <text:p text:style-name="P286">І хоча дівчата були розчаровані, всі інші у натовпі аплодували у здивуванні.</text:p>
      <text:p text:style-name="Діалог">— <text:span text:style-name="T794">Пффф, подумаєш якісь фокуси-покуси.</text:span> — <text:span text:style-name="T794">Пробурмотіла Сансет </text:span><text:span text:style-name="T795">доки Рейнбоу не фиркнула на неї щоб та замовкла.</text:span></text:p>
      <text:p text:style-name="Діалог">— <text:span text:style-name="T796">Що ж, настав час для </text:span><text:span text:style-name="Emphasis"><text:span text:style-name="T796">справжньої</text:span></text:span><text:span text:style-name="T796"> магії!</text:span> — <text:span text:style-name="T797">Оголосив Артеміс, дістаючи паличку із іншого рукаву</text:span>. — <text:span text:style-name="T798">А тепер, за допомогою моїх чарівних слів, я збираюсь зробити</text:span>… — <text:span text:style-name="T798">Він оглянув натовп доки його очі не зупинились на Пінкі Пай</text:span>. — <text:span text:style-name="T799">Он та молода дівчина, левітуй до мене на сцену!</text:span></text:p>
      <text:p text:style-name="Text_20_body"><text:span text:style-name="T800">Пінкі задихнулась, її обличчя формувало усмішку яка </text:span>—<text:span text:style-name="Emphasis"><text:span text:style-name="T800">Як думала Сансет</text:span></text:span>— <text:span text:style-name="T800">не могла вміститися на її обличчі.</text:span></text:p>
      <text:p text:style-name="P287"><text:span text:style-name="T800">Артеміс змахнув паличкою</text:span>.</text:p>
      <text:p text:style-name="Діалог">— <text:span text:style-name="T801">Раз, </text:span><text:span text:style-name="T802">два, три, </text:span><text:span text:style-name="Emphasis"><text:span text:style-name="T802">Луламун!</text:span></text:span></text:p>
      <text:p text:style-name="P288">Стілець Пінкі одразу почав підійматися у повітря і полетів у сторону сцени.</text:p>
      <text:p text:style-name="P21"><text:span text:style-name="T803">Усі почали шепотіти у здивуванні. Навіть Сансет довелося признати, що вона була здивована</text:span>. <text:span text:style-name="T804">Такі чари не повинні бути можливі у цьому вимірі</text:span>.</text:p>
      <text:p text:style-name="P289">Пінкі приземлилась на сцену і почала плескати у долоні.</text:p>
      <text:p text:style-name="Діалог">— <text:span text:style-name="T805">Це було </text:span><text:span text:style-name="Emphasis"><text:span text:style-name="T805">НЕЙМОВІРНО!</text:span></text:span></text:p>
      <text:p text:style-name="P290">— <text:span text:style-name="T806">Рад, що тобі сподобалося, але я ще не завершив!</text:span> <text:span text:style-name="T806">Тепер я дістану кролика із твого волосся! </text:span><text:span text:style-name="T807">Він встромив руку у гніздо, яке було зачіскою Пінкі, длубаючись там кілька секунд доки його обличчя не нахмурилося.</text:span></text:p>
      <text:p text:style-name="P290">— <text:span text:style-name="T808">Що ж, оце поворот.</text:span> — <text:span text:style-name="T807">Він витягнув руку, не з білим кроликом, але з малою, зеленою рептилією.</text:span> — <text:span text:style-name="T809">Це дитинча крокодила?</text:span></text:p>
      <text:p text:style-name="Діалог">— <text:span text:style-name="T807">Нє-а.</text:span> — <text:span text:style-name="T810">Посміхнулась Пінкі беручи лускате створіння у Артеміса</text:span>. — <text:span text:style-name="T810">Це мій улюбленець алігатор, Гаммі!</text:span> <text:span text:style-name="T810">Не переймайтеся, у нього немає зубів, бачите?</text:span> — <text:span text:style-name="T811">Пінкі розкрила його рот, демонструючи, що там дійсно немає зубів.</text:span></text:p>
      <text:p text:style-name="P291"><text:soft-page-break/><text:span text:style-name="T811">Артеміс посвербів голову.</text:span></text:p>
      <text:p text:style-name="Діалог">— <text:span text:style-name="T812">Що ж, </text:span><text:span text:style-name="T813">це щось магічне з чимось.</text:span> — <text:span text:style-name="T813">Він усміхнувся доки натовп хихикав з його та Пінкі витівок</text:span>. — <text:span text:style-name="T812">Але як би то не було, </text:span><text:span text:style-name="Emphasis"><text:span text:style-name="T812">Луламун</text:span></text:span><text:span text:style-name="Emphasis">!</text:span></text:p>
      <text:p text:style-name="P292">Стілець знову здійнявся у повітря, повертаючи його на своє місце поміж Сансет і Рейнбоу.</text:p>
      <text:p text:style-name="P293">Сансет витріщалась на Пінкі і Гаммі.</text:p>
      <text:p text:style-name="Діалог">— <text:span text:style-name="T814">Чому у тебе дитинча алігатора у волоссі</text:span>?</text:p>
      <text:p text:style-name="P252">— <text:span text:style-name="T815">Тому, що рибки вже занадто мейнстримні.</text:span></text:p>
      <text:p text:style-name="Діалог">— <text:span text:style-name="T816">А тепер</text:span> — <text:span text:style-name="T816">Продовжив Артеміс.</text:span> — <text:span text:style-name="T816">Чи можу я отримати добровольця допомогти мені на сцені?</text:span></text:p>
      <text:p text:style-name="P294">Сансет відчула як її рука піднялась у повітря і вона сказала.</text:p>
      <text:p text:style-name="Діалог">— <text:span text:style-name="T817">Я буду!</text:span></text:p>
      <text:p text:style-name="Думки_20_Сансет"><text:span text:style-name="T818">Якого дідька</text:span><text:span text:style-name="T44">? </text:span><text:span text:style-name="T819">Це навіть не було адресовано мені</text:span><text:span text:style-name="T44">! </text:span><text:span text:style-name="T819">І він сказав ДОБРОВОЛЕЦЬ</text:span><text:span text:style-name="T44">!</text:span></text:p>
      <text:p text:style-name="P295">Але вже нічого не поробиш, коли Артеміс вказав на неї і окликнув на сцену.</text:p>
      <text:p text:style-name="Діалог">— <text:span text:style-name="T820">Давай Сансет, йуху!</text:span> — <text:span text:style-name="T820">Зраділа Пінкі.</text:span></text:p>
      <text:p text:style-name="Діалог">— <text:span text:style-name="T821">Я здивована шо она вообщє захотіла добровольно піти.</text:span> — <text:span text:style-name="T821">Прошепотіла Еплджек до Реріті, та кивнула у згоді.</text:span></text:p>
      <text:p text:style-name="P296">Сансет заступила на сцені з сердитим виразом.</text:p>
      <text:p text:style-name="Діалог">— <text:span text:style-name="T822">Добре, що мені треба робити?</text:span></text:p>
      <text:p text:style-name="Діалог">— <text:span text:style-name="T823">Ну, по-перше, посміхайся частіше.</text:span> <text:span text:style-name="T823">Було б дуже сумно, якби таке гарне обличчя застрягло з таким виразом.</text:span> — <text:span text:style-name="T823">Пожартував Артеміс</text:span>.</text:p>
      <text:p text:style-name="Діалог">— <text:span text:style-name="T824">Нє.</text:span></text:p>
      <text:p text:style-name="P297">— <text:span text:style-name="T825">Та ти прямо сяєш від ентузіазму, чи не так?</text:span> — <text:span text:style-name="T826">У цей момент, світлова куля з’явилась над головою Сансет, і натовп ще більше захихотів.</text:span></text:p>
      <text:p text:style-name="P297">— <text:span text:style-name="T826">Хоча б скажи нам своє ім’я.</text:span></text:p>
      <text:p text:style-name="Діалог">— <text:span text:style-name="T827">Сансет Шимер.</text:span></text:p>
      <text:p text:style-name="Діалог">— <text:span text:style-name="T828">Що ж, Санні, для наступного трюку мені треба розпилити тебе на дві частини!</text:span></text:p>
      <text:p text:style-name="P298"><text:soft-page-break/><text:span text:style-name="T829">Напів порожній погляд Сансет швидко змінився на вираз жаху.</text:span></text:p>
      <text:p text:style-name="Діалог">— <text:span text:style-name="T830">Шо?!</text:span></text:p>
      <text:p text:style-name="P252">— <text:span text:style-name="T831">Ой, та ну тобі, буде весело!</text:span> — <text:span text:style-name="T832">Він вказав паличкою на завісу позаду нього, яка відкрилась і показала довгу горизонтальну коробку</text:span>. — <text:span text:style-name="T833">Ти пролізеш всередину, я розріжу тебе на дві частини і розділю їх, щоб аудиторія могла побачити</text:span>. <text:span text:style-name="T834">І тоді я піду за молочним шейком і повернуся щоб зібрати тебе до купи.</text:span></text:p>
      <text:p text:style-name="Діалог">— <text:span text:style-name="T835">Не смішно.</text:span> — <text:span text:style-name="T835">Прогарчала Сансет</text:span>.</text:p>
      <text:p text:style-name="P299">Артеміс постукав її по носу.</text:p>
      <text:p text:style-name="Діалог">— <text:span text:style-name="T836">Тоді тоді, подруго, треба краще почуття гумору.</text:span> — <text:span text:style-name="T836">Випрямився він.</text:span> — <text:span text:style-name="T836">До того ж, ти вже пішла добровольцем, тому пролізай у коробку!</text:span></text:p>
      <text:p text:style-name="Text_20_body"><text:span text:style-name="T837">Неохоче, Сансет підійшла до коробки і пролізла всередину</text:span>. <text:span text:style-name="T838">Артеміс закрив обидві секції, залишаючи тільки її голову та ноги відкритими</text:span>. <text:span text:style-name="T839">Він дістав пилу із того, що виглядало як ціле нічого, і тримав її посередині коробки.</text:span></text:p>
      <text:p text:style-name="Думки_20_Сансет"><text:span text:style-name="T840">Якщо я помру тут, то моїм найбільшим досягненням буде те, що я майже </text:span><text:span text:style-name="T841">підкорила </text:span><text:span text:style-name="T840">Еквестрі</text:span><text:span text:style-name="T841">ю</text:span><text:span text:style-name="T44">. </text:span><text:span text:style-name="T842">Це доволі сумно.</text:span></text:p>
      <text:p text:style-name="Text_20_body"><text:span text:style-name="T843">Сансет чула про такого роду трюки, їх багато разів виконували, але вона завжди думала, що добровольці знали завчасно, що у другій секції просто знаходиться муляж</text:span>. <text:span text:style-name="T844">А тепер коли вона лежала там, Сансет зрозуміла, що її зараз можуть розпилити навпіл.</text:span></text:p>
      <text:p text:style-name="Діалог">— <text:span text:style-name="T845">А тепер, діти, я попрошу вас не виконувати цей трюк вдома! Ти готова, Сансет?</text:span></text:p>
      <text:p text:style-name="Діалог">— <text:span text:style-name="T845">Ні, і я думаю, що ви </text:span><text:span text:style-name="T831">з’їхали</text:span><text:span text:style-name="T845"> з глузду!</text:span></text:p>
      <text:p text:style-name="P300">Артеміс знизав плечима.</text:p>
      <text:p text:style-name="Діалог">— <text:span text:style-name="T845">Про мене і не таке казали. </text:span><text:span text:style-name="Emphasis"><text:span text:style-name="T845">Луламун!</text:span></text:span></text:p>
      <text:p text:style-name="P301"><text:span text:style-name="T846">Промовивши, він підніс пилу нижче, розпилюючи по лінії маркеру який відділяв коробку на дві частини</text:span>. <text:span text:style-name="T847">Сансет заплющила очі в очікуванні коли зубці пили почнуть її пиляти.</text:span></text:p>
      <text:p text:style-name="Думки_20_Сансет"><text:span text:style-name="T848">Я сподіваюся, що ви задоволені, Елементи!</text:span> <text:span text:style-name="T848">Я зараз помру і все це через вас!</text:span></text:p>
      <text:p text:style-name="Text_20_body"><text:soft-page-break/><text:span text:style-name="T849">Через кілька хвилин, Сансет розплющила очі, не розуміючи, чому вона все ще не відчуває пекельний біль</text:span>. <text:span text:style-name="T850">Артеміс витріщався на неї з збентеженим виразом.</text:span></text:p>
      <text:p text:style-name="Діалог">— <text:span text:style-name="T851">Мені було цікаво, як довго ти збиралась ось так лежати.</text:span> — <text:span text:style-name="T851">Він поклав руку на кожну частину коробки і гукнув.</text:span> — <text:span text:style-name="Emphasis"><text:span text:style-name="T852">Луламун</text:span></text:span><text:span text:style-name="Emphasis">!</text:span></text:p>
      <text:p text:style-name="P302"><text:span text:style-name="T853">З поштовхом, він </text:span><text:span text:style-name="T854">роз’єднав</text:span><text:span text:style-name="T853"> дві частини, через що Сансет відчула найдивніше поколювання у її житті.</text:span></text:p>
      <text:p text:style-name="P252">— <text:span text:style-name="T854">Якого</text:span>… — <text:span text:style-name="T854">Вона спробувала потрусила ногою і вона бачила як вона ворушиться у іншій коробці</text:span>. — <text:span text:style-name="T855">Це</text:span>… <text:span text:style-name="T855">дивно.</text:span></text:p>
      <text:p text:style-name="P303">Публіка вибухнула оплесками <text:span text:style-name="T856">і Артеміс почав театрально кланятися.</text:span></text:p>
      <text:p text:style-name="Діалог">— <text:span text:style-name="T857">Дякую, дякую, це було просто.</text:span></text:p>
      <text:p text:style-name="P252">— <text:span text:style-name="T858">Ей, не бажаєте мене зібрати до купи тепер?</text:span></text:p>
      <text:p text:style-name="P304"><text:span text:style-name="T859">Артеміс посміявся</text:span>.</text:p>
      <text:p text:style-name="Діалог">— <text:span text:style-name="T859">Ну звісно ж, тільки якщо ти скажеш чарівні слова.</text:span></text:p>
      <text:p text:style-name="P305">Сансет закотила очі і щось пробурмотіла.</text:p>
      <text:p text:style-name="Діалог">— <text:span text:style-name="T860">Пробач, не можу розчути тебе дорогенька.</text:span></text:p>
      <text:p text:style-name="Діалог">— <text:span text:style-name="T860">Луламун.</text:span> — <text:span text:style-name="T861">Сказала Сансет достатньо гучно, щоб почути.</text:span></text:p>
      <text:p text:style-name="P306"><text:span text:style-name="T862">Вона відчула як дві коробки з’єдналися назад, і почуття поколювання зникло</text:span>. <text:span text:style-name="T863">Вона піднялась з коробки і перевірила себе на наявність шрамів.</text:span></text:p>
      <text:p text:style-name="Діалог">— <text:span text:style-name="T864">Я не розумію.</text:span> — <text:span text:style-name="T864">Сказала вона у захваті</text:span>. — <text:span text:style-name="T864">Як ви це зробили</text:span>?</text:p>
      <text:p text:style-name="Діалог">— <text:span text:style-name="T865">Дурненька Санні, фокусник ніколи не розкриває секретів.</text:span></text:p>
      <text:p text:style-name="P306"><text:span text:style-name="T865">Сансет схрестила руки</text:span>.</text:p>
      <text:p text:style-name="Діалог">— <text:span text:style-name="T866">Це щось, що аматор би сказав, коли відповідь очевидна, але дуже добре схована.</text:span></text:p>
      <text:p text:style-name="Діалог">— <text:span text:style-name="T867">Аматор, кажеш?</text:span></text:p>
      <text:p text:style-name="P304"><text:span text:style-name="T867">Артеміс плеснув у долоні, після чого його накрило фіолетовим димом.</text:span> <text:span text:style-name="T867">Коли він розсіявся, на його місці був кролик і жував моркву.</text:span></text:p>
      <text:p text:style-name="P307">— <text:span text:style-name="T868">Я тільки но що перетворив себе на кролика.</text:span> — <text:span text:style-name="T869">Рот кролика рухався ідеально синхронно з словами які Сансет чула, але вона відмовлялась вірити, що це казав кролик</text:span>.</text:p>
      <text:p text:style-name="P307"><text:soft-page-break/>— <text:span text:style-name="T870">Чи можеш </text:span><text:span text:style-name="Emphasis"><text:span text:style-name="T870">ти</text:span></text:span> <text:span text:style-name="T870">перетворитися на кролика?</text:span> <text:span text:style-name="T870">Я так не думаю.</text:span></text:p>
      <text:p text:style-name="Діалог">— <text:span text:style-name="T870">Ні, але я можу перетворитися на демона і з’їсти вас в один укус.</text:span></text:p>
      <text:p text:style-name="P308">На момент у повітрі повисла пауза, після чого кролик почав сміятися. Він поглянув на неї і сказав.</text:p>
      <text:p text:style-name="P252">— <text:span text:style-name="T871">Ти мені подобаєшся, вмієш жартувати.</text:span></text:p>
      <text:p text:style-name="P309">Знову з’явився клуб диму, і людська версія Артеміса повернулась з поклоном.</text:p>
      <text:p text:style-name="Діалог">— <text:span text:style-name="T872">Будь ласка, поаплодуйте моїй гарній асистентці.</text:span></text:p>
      <text:p text:style-name="P310"><text:span text:style-name="T873">Він вказав на Сансет, його власні руки вистрибнули із рукавів і почали самі по собі плескати.</text:span> <text:span text:style-name="T874">Аудиторія теж почала гучно плескати, але ніхто не зміг обійти в цьому Пінкі.</text:span> <text:span text:style-name="T875">Сансет відчула як її щоки почали червоніти і вона спробувала це сховати за нахмуреним виразом.</text:span></text:p>
      <text:p text:style-name="P311">Артеміс погладив її по голові і прошепотів у її вухо.</text:p>
      <text:p text:style-name="Діалог">— <text:span text:style-name="T876">Знаєш, тобі дійсно треба спробувати частіше посміхатися</text:span>. <text:span text:style-name="T877">Я зрозумів, що ти можеш досягнути у житті значно більше, коли посміхаєшся.</text:span></text:p>
      <text:p text:style-name="P312">Сансет фиркнула.</text:p>
      <text:p text:style-name="P313">Він хоча б не сказав «будь-ласка».</text:p>
      <text:p text:style-name="Діалог">— Дякую за пораду, візьму до уваги.</text:p>
      <text:p text:style-name="P252">— <text:span text:style-name="T782">Чудово.</text:span> <text:span text:style-name="T782">Що ж, пані і та панове, це все на сьогодні!</text:span> <text:span text:style-name="T878">Приходьте завтра, щоб побачити ще більше приголомшливих трюків!</text:span> <text:span text:style-name="T878">А тепер, дасвіданія!</text:span></text:p>
      <text:p text:style-name="P314"><text:span text:style-name="T879">З останньою хмарою диму, Артеміс зник, залишивши за собою феєрверк який полетів у повітря і вибухнув душем із вогників</text:span>.</text:p>
      <text:p text:style-name="P315">Як тільки Сансет злізла зі сцени, Пінкі підбігла до неї.</text:p>
      <text:p text:style-name="Діалог">— <text:span text:style-name="T880">Ваучікі, Сансет, це було таааак круто!</text:span> <text:span text:style-name="T880">Із тебе непогана асистентка виходить!</text:span> <text:span text:style-name="T881">Як ти себе почувалась коли тебе розпилили на дві частини?</text:span></text:p>
      <text:p text:style-name="Діалог">— <text:span text:style-name="T881">Дивно.</text:span></text:p>
      <text:p text:style-name="P316">Сансет несвідомо потерла живіт.</text:p>
      <text:p text:style-name="Думки_20_Сансет"><text:span text:style-name="T882">Я не хочу цього признавати, але це було доволі вражаючи</text:span>… <text:span text:style-name="T882">для магічної вистави.</text:span></text:p>
      <text:p text:style-name="Пропуск">******</text:p>
      <text:p text:style-name="Text_20_body"><text:span text:style-name="T883">Після вистави, дівчата зупинилися, щоб узяти чогось поїсти</text:span>. <text:span text:style-name="T884">Як би Сансет не намагалась, вона не могла знайти чогось, що не було або пересмаженим або жирним</text:span>. <text:span text:style-name="T885">Врешті, вона зупинилась на хот-догу.</text:span></text:p>
      <text:p text:style-name="P21"><text:span text:style-name="T886">Сидячи за невеличким столом, Сансет слухала, як Реріті розмовляла про цьогорічний осінній фешн, доки Рейнбоу і Еплджек рахували у кого більше за всіх призів.</text:span> <text:span text:style-name="T887">Рейнбоу перемогла, бо у неї було на одне павуче кільце більше.</text:span></text:p>
      <text:p text:style-name="P317">Еплджек застогнала і поклала лице на стіл.</text:p>
      <text:p text:style-name="Діалог">— <text:span text:style-name="T887">Я ненавіжу сукні.</text:span></text:p>
      <text:p text:style-name="P318">Реріті постукала її по плечу.</text:p>
      <text:p text:style-name="Діалог">— <text:span text:style-name="T888">Не переймайся, дорогенька, я зроблю цю сукню настільки сліпучою, що усі хлопці будуть відвертати від тебе голови, коли ти будеш йти по коридору.</text:span></text:p>
      <text:p text:style-name="P252">— <text:span text:style-name="T888">Жах</text:span>…</text:p>
      <text:p text:style-name="Text_20_body"><text:span text:style-name="T889">Сансет посміхнулась</text:span>. <text:span text:style-name="T890">Їй треба признати, що вона хотіла б побачити ці.</text:span></text:p>
      <text:p text:style-name="Text_20_body"><text:span text:style-name="T891">Вони пішли далі, у напрямку останньої зупинки</text:span>: <text:span text:style-name="T891">контактний зоопарк</text:span>. <text:span text:style-name="T892">Флатершай почала схвильовано розмовляти про усіх милих тваринок напоказ, перераховуючи факти про них, які, схоже за все, тільки Пінкі були цікаві.</text:span></text:p>
      <text:p text:style-name="Text_20_body">У загоні для тварин пахло старим сіном і послідом, <text:span text:style-name="T892">що змусило Сансет зморщити носа.</text:span> <text:span text:style-name="T893">Не дивлячись на те, що вона сама колись була поні, Сансет ніколи не була прихильницею тварин.</text:span> Принаймні, <text:span text:style-name="T893">не таких дурних, як у цьому світі.</text:span></text:p>
      <text:p text:style-name="P319"><text:span text:style-name="T894">Але Флатершай любила їх як бджоли мед</text:span>. Вона підбігла до найближчої вівці і почала гладити її шерсть, воркувати.</text:p>
      <text:p text:style-name="Діалог">— <text:span text:style-name="T895">Оооо, хто тут у нас </text:span><text:span text:style-name="Emphasis"><text:span text:style-name="T895">самий</text:span></text:span><text:span text:style-name="T895"> м’якенький!</text:span></text:p>
      <text:p text:style-name="P320">— <text:span text:style-name="T896">Беееее.</text:span> — <text:span text:style-name="T896">Видала щасливо вівця.</text:span></text:p>
      <text:p text:style-name="Text_20_body"><text:span text:style-name="T897">Сансет ходила довкола, обережно, намагаючись не вступити у щось, що хоч віддалено нагадувало звіриний послід.</text:span> <text:span text:style-name="T898">Доки вона уникала контакту з будь-якою з тварин, усім іншим було весело.</text:span></text:p>
      <text:p text:style-name="Діалог"><text:soft-page-break/>— <text:span text:style-name="T899">Гей, поглянь, Сансет.</text:span> — <text:span text:style-name="T899">Пінкі вказала на коричневу поні</text:span>. — <text:span text:style-name="T899">Це один з твоїх родичів!</text:span></text:p>
      <text:p text:style-name="P252">— <text:span text:style-name="T899">Ха-ха. Дуже смішно.</text:span> — <text:span text:style-name="T899">Відповіла Сансет саркастично.</text:span></text:p>
      <text:p text:style-name="P321"><text:span text:style-name="T900">Вона відчула, що щось схопило її позаду за куртку і почало тягнути.</text:span> <text:span text:style-name="T901">Вона поглянула вниз і побачила козу, яка їла її шкіряну куртку.</text:span></text:p>
      <text:p text:style-name="Діалог">— <text:span text:style-name="T902">Якого! Пусти</text:span>! <text:span text:style-name="T902">Знайди собі свою власну куртку!</text:span> — <text:span text:style-name="T903">Сансет почала смикати, намагаючись висвободити свою куртку, але коза тільки бекнула у відповідь і продовжила жувати.</text:span></text:p>
      <text:p text:style-name="Діалог">— <text:span text:style-name="T904">Фу! Фу!</text:span> — <text:span text:style-name="T905">Вона почала бити по козі.</text:span></text:p>
      <text:p text:style-name="P322">Флатершай поглянула на них від загону з свинею яку вона годувала.</text:p>
      <text:p text:style-name="Діалог">— <text:span text:style-name="T906">Ох божечкі</text:span>. <text:span text:style-name="T906">Ммм, Сансет, будь ласка, будь обережна з нею.</text:span></text:p>
      <text:p text:style-name="Діалог">— <text:span text:style-name="T907">Пусти мою куртку, ти, дурна коза, або клянуся, я</text:span>—</text:p>
      <text:p text:style-name="P323">Сансет спіткнулася назад і впала на сіно, яке встилало підлогу, доки коза продовжила жувати чорний шмат тканини.</text:p>
      <text:p text:style-name="P324">Флатершай підбігла і протягнула руку Сансет.</text:p>
      <text:p text:style-name="Діалог">— <text:span text:style-name="T908">О божечкі, ти у порядку?</text:span></text:p>
      <text:p text:style-name="Діалог">— <text:span text:style-name="T908">Ні, я </text:span><text:span text:style-name="Emphasis"><text:span text:style-name="T908">не</text:span></text:span><text:span text:style-name="T908"> у порядку!</text:span></text:p>
      <text:p text:style-name="P325">Сансет вдарила Флатершай по руці і підвелась, демонструючи велику діру у і без того дірявій куртці.</text:p>
      <text:p text:style-name="Діалог">— <text:span text:style-name="T909">Ця дурна коза просто сжерла частину мого одягу! Як вона вбіса взагалі це зробила?</text:span></text:p>
      <text:p text:style-name="P326">Флатершай зробила кілька кроків назад.</text:p>
      <text:p text:style-name="P252">— <text:span text:style-name="T910">Ох, ну, я впевнена, що </text:span><text:span text:style-name="T911">їй </text:span><text:span text:style-name="T910">соромно за це.</text:span></text:p>
      <text:p text:style-name="Діалог">— <text:span text:style-name="T911">Це дурна тварина!</text:span> <text:span text:style-name="T912">І жодні вибачення не виправлять цього!</text:span> — <text:span text:style-name="T912">Вона штрикнула Флатершай у плече пальцем</text:span>. — <text:span text:style-name="T913">От тобі </text:span><text:span text:style-name="Emphasis"><text:span text:style-name="T913">хотілося</text:span></text:span><text:span text:style-name="T913"> із усіх можливих місць прийти у цей дурний зоопарк!</text:span> <text:span text:style-name="T913">Це все </text:span><text:span text:style-name="Emphasis"><text:span text:style-name="T913">твоя</text:span></text:span><text:span text:style-name="T913"> вина!</text:span></text:p>
      <text:p text:style-name="P327">Рейнбоу налетіла і штовхнула Сансет назад у сіно.</text:p>
      <text:p text:style-name="Діалог">— <text:span text:style-name="T914">Відвали, Шимер!</text:span> <text:span text:style-name="T914">Це не її вина!</text:span> <text:span text:style-name="T915">Все що ти сьогодні робила, так це скаржилась!</text:span> <text:span text:style-name="T916">Якщо ти так не хочеш бути тут, то чому б тобі не зробити послугу, і не підеш геть!</text:span> — <text:span text:style-name="T916">Прокричала Рейнбоу.</text:span></text:p>
      <text:p text:style-name="Діалог"><text:soft-page-break/>— <text:span text:style-name="T917">Із задоволенням!</text:span></text:p>
      <text:p text:style-name="P328"><text:span text:style-name="T918">З знайомим поштовхом у спині, Сансет підвелась та пішла геть від плачущої Флатершай і розлюченої Рейнбоу Деш</text:span>.</text:p>
      <text:p text:style-name="Діалог">— <text:span text:style-name="T919">Сансет, зачекай</text:span><text:span text:style-name="T10">…</text:span></text:p>
      <text:p text:style-name="P329"><text:span text:style-name="T920">Сансет закрила вуха руками, не бажаючи чути, що збиралась сказати Пінкі</text:span>. <text:span text:style-name="T921">Вона нарешті була звільнена від її «послуги». Нізащо вона не збирається повертатися.</text:span></text:p>
      <text:p text:style-name="P330">Я знала, що це була тупа ідея!</text:p>
      <text:h text:style-name="P331" text:outline-level="1"><text:bookmark-start text:name="__RefHeading___Toc190_788317178"/><text:span text:style-name="T922">Крок</text:span> 6: <text:span text:style-name="T923">І довкола покружляй</text:span><text:span text:style-name="T923"><text:note text:id="ftn1" text:note-class="footnote"><text:note-citation>1</text:note-citation><text:note-body><text:p text:style-name="P332"><text:span text:style-name="T923">В оригіналі «</text:span>'Cause it's gonna make a sound» — <text:span text:style-name="T924">слова із пісні «</text:span>Helping Twilight Win The Crown<text:span text:style-name="T924">» яка звучала в першому фільмі по Еквестрія Герлз. В офіційному дабі (дуже якісному, як і переклад ц</text:span><text:span text:style-name="T923">ього фанфіку</text:span><text:span text:style-name="T924">) це</text:span><text:span text:style-name="T925">й</text:span><text:span text:style-name="T924"> </text:span><text:span text:style-name="T925">відривок </text:span><text:span text:style-name="T924">перетвори</text:span><text:span text:style-name="T925">вся</text:span><text:span text:style-name="T924"> на «</text:span><text:span text:style-name="T926">Розімкнено вузьке коло», що б це не значило</text:span><text:span text:style-name="T10">… </text:span><text:span text:style-name="T927">тому замість ц</text:span><text:span text:style-name="T928">ього</text:span><text:span text:style-name="T927"> </text:span><text:span text:style-name="T929">відривку</text:span><text:span text:style-name="T927">, </text:span><text:span text:style-name="T929">я </text:span><text:span text:style-name="T927">вибрав інш</text:span><text:span text:style-name="T929">ий</text:span><text:span text:style-name="T927"> як</text:span><text:span text:style-name="T929">ий</text:span><text:span text:style-name="T927"> звучит</text:span><text:span text:style-name="T929">ь</text:span><text:span text:style-name="T927"> у пісні за секунд 5 до.</text:span></text:p></text:note-body></text:note></text:span><text:bookmark-end text:name="__RefHeading___Toc190_788317178"/></text:h>
      <text:p text:style-name="Text_20_body"><text:span text:style-name="T930">Сансет споглядала на красу сонця, що заходило, стоячи на дерев’яному містку і популярному парку Кантерлоту.</text:span> <text:span text:style-name="T931">З мосту відкривався вид на струмок який осяювався останніми проміннями сонця</text:span>. <text:span text:style-name="T932">Їй завжди подобався час дня який був созвучний з її іменем</text:span><text:span text:style-name="T932"><text:note text:id="ftn2" text:note-class="footnote"><text:note-citation>2</text:note-citation><text:note-body><text:p text:style-name="P333">Sunset (Сансет) — Захід сонця.</text:p></text:note-body></text:note></text:span><text:span text:style-name="T932">.</text:span></text:p>
      <text:p text:style-name="Text_20_body"><text:span text:style-name="T933">Вона поклала руки на дерев’яні перила і голову поверх них</text:span>. <text:span text:style-name="T934">Сьогоднішній день був провалом</text:span>. <text:span text:style-name="T935">Все йшло доволі чудово, доки не стався інцидент у зоопарку.</text:span></text:p>
      <text:p text:style-name="P334"><text:span text:style-name="T936">Чому я так зациклилась на цьому</text:span><text:span text:style-name="T44">? </text:span><text:span text:style-name="T936">Я повинна радіти, що здихалась їх</text:span><text:span text:style-name="T44">. </text:span></text:p>
      <text:p text:style-name="P335">Вона зітхнула, здуваючи пучок волосся який бовтався у неї перед обличчям.</text:p>
      <text:p text:style-name="P334"><text:span text:style-name="T937">А, точно, я зробила </text:span><text:span text:style-name="T938">все значено </text:span><text:span text:style-name="T937">важче, </text:span><text:span text:style-name="T938">щоб </text:span><text:span text:style-name="T937">стати друзями з ними.</text:span><text:span text:style-name="T44"> </text:span><text:span text:style-name="T939">Ага, це доволі великий мінус.</text:span></text:p>
      <text:p text:style-name="P336"><text:span text:style-name="T940">Сансет застогнала, всунувши руки у кишені, тільки щоб відчути щось м’яке всередині</text:span>. <text:span text:style-name="T941">Вона витягла рожеву єдиноріжку яку вона отримала на ярмарку і насупилась.</text:span></text:p>
      <text:p text:style-name="P337">— <text:span text:style-name="T942">Твайлайт Спаркл.</text:span></text:p>
      <text:p text:style-name="P338">Єдиноріжка дивилась на неї своїми очима-ґудзиками.</text:p>
      <text:p text:style-name="P339">— <text:span text:style-name="T943">Ти ж в курсі, що це твоя вина, так?</text:span> <text:span text:style-name="T943">Ти повернулась додому і стала принцесою, доки я застрягла тут, практично мучу себе</text:span>! <text:span text:style-name="T943">Я б втопила тебе </text:span><text:span text:style-name="T944">у річці</text:span><text:span text:style-name="T943">, якби не збиралась спалити тебе!</text:span></text:p>
      <text:p text:style-name="P340">Єдиноріжка просто витріщалась на неї.</text:p>
      <text:p text:style-name="P339">— <text:span text:style-name="T945">Я розмовляю з лялькою. Я досягла нове дно.</text:span></text:p>
      <text:p text:style-name="P336"><text:span text:style-name="T946">Вона поклала її на перила поруч з собою і продовжила дивитися у воду де було її спотворене відображення</text:span>.</text:p>
      <text:p text:style-name="P339"><text:soft-page-break/>— <text:span text:style-name="T947">Чому ці обидва </text:span><text:span text:style-name="T946">виміри </text:span><text:span text:style-name="T947">так зациклені на дружбі? </text:span><text:span text:style-name="T948">Все що я пробувала, так це прожити це життя без покладання на когось іншого</text:span>. <text:span text:style-name="T948">Невже це на стільки неправильно?</text:span></text:p>
      <text:p text:style-name="Діалог_20_-_20_Іграшкова_20_Твайлайт">— <text:span text:style-name="T949">Ти також спробувала захопити владу промивши мізки учням і вбивши принцесу.</text:span></text:p>
      <text:p text:style-name="P341">Сансет притулилась до перил.</text:p>
      <text:p text:style-name="P342">— <text:span text:style-name="T950">Добре, можливо я зайшла трошки далеко</text:span>… <text:span text:style-name="T950">але у мене на те була хороша причина</text:span>…</text:p>
      <text:p text:style-name="P336">Сансет нахмури<text:span text:style-name="T950">лась. У неї </text:span><text:span text:style-name="Emphasis"><text:span text:style-name="T950">була</text:span></text:span><text:span text:style-name="T950"> хороша причина, чи не так?</text:span> <text:span text:style-name="T950">Вона була впевнена, що була, хоча вона не може згадати яка саме.</text:span></text:p>
      <text:p text:style-name="P343">— <text:span text:style-name="T950">БУУ!</text:span></text:p>
      <text:p text:style-name="P336">Сансет тихенько скрикнула від здивування, перш ніж вона розвернулася.</text:p>
      <text:p text:style-name="P343">— <text:span text:style-name="T950">АААА!</text:span> — <text:span text:style-name="T950">Знову закричала вона.</text:span></text:p>
      <text:p text:style-name="P344">Твайлайт Спаркл <text:span text:style-name="T951">перед</text:span> не<text:span text:style-name="T951">ю</text:span>, прикрив рота, щоб приглушити <text:span text:style-name="T951">хихикання</text:span>.</text:p>
      <text:p text:style-name="P343">— <text:span text:style-name="T952">Пробач-пробач! Я просто завжди хотіла так зробити.</text:span></text:p>
      <text:p text:style-name="P345"><text:span text:style-name="T953">Сансет витріщалась на неї кілька моментів, доки мозок не почав знову працювати</text:span>. Вона стиснула кулаки й <text:span text:style-name="T954">гаркнула.</text:span></text:p>
      <text:p text:style-name="P343">— <text:span text:style-name="T952">Що ти робиш тут?</text:span></text:p>
      <text:p text:style-name="P343">— <text:span text:style-name="T952">Я гуляла з мо</text:span><text:span text:style-name="T955">їм</text:span><text:span text:style-name="T952"> собакою, Спайком</text:span>. <text:span text:style-name="T952">Привітайся, Спайку!</text:span></text:p>
      <text:p text:style-name="Text_20_body"><text:span text:style-name="T956">Поглянув вниз, Сансет побачила знайомо собаку що принюхувався до її чобіт</text:span>. <text:span text:style-name="T957">Спайк поглянув на неї і кілька разів щасливо гавкнув, розмахуючи хвостом.</text:span></text:p>
      <text:p text:style-name="P346">Сансет підняла руки, щоб помасажувати чоло.</text:p>
      <text:p text:style-name="Думки_20_Сансет"><text:span text:style-name="T958">У них навіть однакові собаки</text:span>. <text:span text:style-name="T959">Вони обидві не можуть залишити мене у спокої.</text:span></text:p>
      <text:p text:style-name="P347">Твайлайт зітхнула, уся радість зникла з її обличчя.</text:p>
      <text:p text:style-name="P343">— <text:span text:style-name="T960">Послухай, я знаю, що не подобаюсь тобі</text:span><text:span text:style-name="T10">…</text:span></text:p>
      <text:p text:style-name="P343">—<text:span text:style-name="T960">Хто тобі </text:span><text:span text:style-name="Emphasis"><text:span text:style-name="T960">таке</text:span></text:span><text:span text:style-name="T960"> сказав?</text:span></text:p>
      <text:p text:style-name="P343">— <text:span text:style-name="T10">…</text:span><text:span text:style-name="T961">І саме тому я ще більше спантеличена, чому ти врятувала мене тоді.</text:span> <text:span text:style-name="T960">Якщо я не подобаюсь тобі, тоді чому ти це зробила?</text:span></text:p>
      <text:p text:style-name="Text_20_body"><text:soft-page-break/><text:span text:style-name="T962">Сансет опустила плечі і відвела погляд, відмовляючись зустрітися з рішучим поглядом Твайлайт.</text:span></text:p>
      <text:p text:style-name="P348">— <text:span text:style-name="T960">Що? Ти не знаєш, чому врятувала мене?</text:span></text:p>
      <text:p text:style-name="P348">— <text:span text:style-name="T960">Ні, не знаю.</text:span> — <text:span text:style-name="T960">Збрехала Сансет.</text:span></text:p>
      <text:p text:style-name="P349">Твайлайт схрестила руки.</text:p>
      <text:p text:style-name="P350">— <text:span text:style-name="T963">Тоді мені здається, що ти не ненавидиш мене так сильно, як ти про це говориш.</text:span></text:p>
      <text:p text:style-name="P351">Сансет повернулась назад до Твайлайт, з вогнем у очах.</text:p>
      <text:p text:style-name="P348">— <text:span text:style-name="T964">Ні, Твайлайт. Я ненавиджу тебе.</text:span> — <text:span text:style-name="T964">Сказала вона повільним, спокійним голосом.</text:span> — <text:span text:style-name="T965">Я ненавиджу тебе настільки сильно, що мені іноді стає боляче.</text:span> <text:span text:style-name="T965">Тільки від однієї думки про тебе у мене починається свербіж.</text:span> <text:span text:style-name="T965">Ти наче нічний кошмар із якого я не можу прокинутися.</text:span></text:p>
      <text:p text:style-name="P352">Твайлайт відійшла назад на кілька кроків, на її очах був поміт<text:span text:style-name="T966">ний</text:span> біль.</text:p>
      <text:p text:style-name="P348">— <text:span text:style-name="T965">Чому? Що я тобі зробила?</text:span></text:p>
      <text:p text:style-name="P352">До горла Сансет повернулась напруга.</text:p>
      <text:p text:style-name="P353">— <text:span text:style-name="T965">Це не те, що </text:span><text:span text:style-name="Emphasis"><text:span text:style-name="T965">ти</text:span></text:span><text:span text:style-name="T965"> зробила. Це те, що інша Твайлайт Спаркл зробила!</text:span></text:p>
      <text:p text:style-name="P354">Твайлайт стукнула ногою, через що Спайк почав гавкати на двох дівчат які почали підвищувати голоси.</text:p>
      <text:p text:style-name="P353">— <text:span text:style-name="T967">І ось ти знову про цю «іншу Твайлайт Спаркл»!</text:span> <text:span text:style-name="T967">Про це ти взагалі говориш?</text:span> <text:span text:style-name="T967">Не існує іншої мене!</text:span></text:p>
      <text:p text:style-name="P355">— <text:span text:style-name="T967">Так, існує!</text:span> <text:span text:style-name="T967">Існує інша ти, яка живе в іншому </text:span><text:span text:style-name="T968">вимірі</text:span><text:span text:style-name="T967"> і вона зруйнувала моє життя!</text:span></text:p>
      <text:p text:style-name="P356">— <text:span text:style-name="T967">Пф.</text:span> — <text:span text:style-name="T967">Твайлайт закотила очі.</text:span> — <text:span text:style-name="T967">Ти же не сподіваєшся, що я повірю у це, чи не так?</text:span></text:p>
      <text:p text:style-name="P357">— <text:span text:style-name="T967">Ні, не сподіваюсь.</text:span></text:p>
      <text:p text:style-name="P357">— <text:span text:style-name="T967">Тоді чому ти розповідаєш мені усе це замість того, щоб сказати правду?</text:span></text:p>
      <text:p text:style-name="P358">— <text:span text:style-name="T967">Тому що, це і є </text:span><text:span text:style-name="Emphasis"><text:span text:style-name="T967">правда</text:span></text:span><text:span text:style-name="T967">!</text:span> — <text:span text:style-name="T969">Сансет поглянула вниз на Спайка, який все ще гавкав.</text:span> — <text:span text:style-name="T969">Та замовкни вже!</text:span></text:p>
      <text:p text:style-name="Text_20_body"><text:soft-page-break/><text:span text:style-name="T970">Спайк склав вуха і забіг за ногу Твайлайт</text:span>. <text:span text:style-name="T970">Твайлайт похмуро глянула на Сансет і вказала пальцем.</text:span></text:p>
      <text:p text:style-name="P358">— <text:span text:style-name="T969">По-перше, не кричи на мого собаку.</text:span> <text:span text:style-name="T969">І по-друге, ти з глузду з’їхала? Ти думаєш, що існує інший </text:span><text:span text:style-name="T971">вимір</text:span><text:span text:style-name="T969"> з іншою мною?</text:span></text:p>
      <text:p text:style-name="P359">Сансет відставила руку Твайлайт.</text:p>
      <text:p text:style-name="Діалог">— <text:span text:style-name="T972">Ні, я не з’їхала з глузду</text:span>. <text:span text:style-name="T972">І я не </text:span><text:span text:style-name="Emphasis"><text:span text:style-name="T972">думаю</text:span></text:span><text:span text:style-name="T972"> що існує інший </text:span><text:span text:style-name="T971">вимір</text:span><text:span text:style-name="T972">, я </text:span><text:span text:style-name="Emphasis"><text:span text:style-name="T972">знаю</text:span></text:span><text:span text:style-name="T972"> що існує інший </text:span><text:span text:style-name="T971">вимір</text:span><text:span text:style-name="T972">.</text:span></text:p>
      <text:p text:style-name="P360">Сансет відвернулась та почала йти по мосту геть перед тим як зупинитися.</text:p>
      <text:p text:style-name="P361">Здається, я знаю як мені нарешті здихатися від неї.</text:p>
      <text:p text:style-name="P362">Вона обернулась.</text:p>
      <text:p text:style-name="P363">— <text:span text:style-name="T973">Твайлайт, ти дійсно хочеш знати правду?</text:span> <text:span text:style-name="T973">Бо вона може зруйнувати фундамент усього того у що ти віриш.</text:span> <text:span text:style-name="T974">Я можу зруйнувати твій погляд на світ прямо зараз. Чи ти дійсно хочеш цього?</text:span></text:p>
      <text:p text:style-name="P364"><text:span text:style-name="T975">Твайлайт відкрила рота, але завагалась і закусила губу.</text:span> <text:span text:style-name="T976">Вона мовчала кілька моментів, очі металися із сторони в сторону по парку, доки вона міркувала.</text:span></text:p>
      <text:p text:style-name="P363">— <text:span text:style-name="T977">Що ти можеш знати такого, що могло б змінити мій погляд на світ?</text:span> — <text:span text:style-name="T978">Запитала вона тремтячим голосом.</text:span></text:p>
      <text:p text:style-name="P365">Сансет підійшла до неї і поглянула прямо у очі.</text:p>
      <text:p text:style-name="P363">— <text:span text:style-name="T979">Магія існує, Твайлайт Спаркл</text:span>. <text:span text:style-name="T979">І не та магія, як у Лас-Вегасі, фокуси-покуси </text:span><text:span text:style-name="T980">ці</text:span>. <text:span text:style-name="Emphasis"><text:span text:style-name="T980">Справжня магія.</text:span></text:span> <text:span text:style-name="T980">З чарами, зіллями і</text:span>… <text:span text:style-name="T980">прокляттями</text:span>. <text:span text:style-name="T981">І там існує паралельний всесвіт, де є магія якою можна робити те, що тобі навіть </text:span><text:span text:style-name="Emphasis"><text:span text:style-name="T981">не снилося</text:span></text:span><text:span text:style-name="T981">.</text:span></text:p>
      <text:p text:style-name="P366"><text:span text:style-name="T982">Твайлайт зробила кілька кроків назад, з розкритим ротом у зневірі.</text:span> <text:span text:style-name="T983">Вона витріщалась, загіпнотизована інтенсивним поглядом Сансет</text:span>.</text:p>
      <text:p text:style-name="P367">— <text:span text:style-name="T983">Ти</text:span>… <text:span text:style-name="T983">ти брешеш</text:span>… — <text:span text:style-name="T984">Сансет могла чути вагання у її голосі</text:span>. — <text:span text:style-name="T984">Ти або брешеш або божевільна!</text:span> <text:span text:style-name="T984">Магія не існує</text:span>!</text:p>
      <text:p text:style-name="P366"><text:span text:style-name="T985">Сансет усміхнулась</text:span>.</text:p>
      <text:p text:style-name="P368"><text:soft-page-break/>— <text:span text:style-name="T985">Так, вона існує, Твайлайт</text:span>. <text:span text:style-name="T985">Вона дуже слабка тут, наче її і немає</text:span>. <text:span text:style-name="T986">Але у тому вимірі, який пов’язаний з цим, вона настільки потужна, що у них є міста створені із </text:span><text:span text:style-name="Emphasis"><text:span text:style-name="T986">хмар</text:span></text:span><text:span text:style-name="T986">.</text:span> <text:span text:style-name="T987">Їхня правителька може </text:span><text:span text:style-name="Emphasis"><text:span text:style-name="T987">рухати сонце</text:span></text:span><text:span text:style-name="T987">, Твайлайт.</text:span></text:p>
      <text:p text:style-name="P366"><text:span text:style-name="T988">Твайлайт зробила ще один крок назад, мало не спіткнувшись об Спайка</text:span>.</text:p>
      <text:p text:style-name="P369">— <text:span text:style-name="T989">Я-я не</text:span>… <text:span text:style-name="T989">це не</text:span>… <text:span text:style-name="T989">це не може бути</text:span>…</text:p>
      <text:p text:style-name="P370">Задоволена, Сансет зібралась йти геть.</text:p>
      <text:p text:style-name="P369">— <text:span text:style-name="T990">Як я і думала. Ти не хочеш чути всю правду, Твайлайт</text:span>. <text:span text:style-name="T991">Ти не готова для неї</text:span>. <text:span text:style-name="T991">Йди додому, забудь про мене, і забудь, що я сказала.</text:span> <text:span text:style-name="T992">Легше спати стане по ночам.</text:span></text:p>
      <text:p text:style-name="P366"><text:span text:style-name="T993">Сансет пішла геть по мосту, утримуючи посмішку на обличчі.</text:span> <text:span text:style-name="T994">Вона навіть не озирнулась на Твайлайт</text:span>. <text:span text:style-name="T994">Вона знала, що на її обличчі буде безнадійно розгублений або наляканий вираз</text:span>.</text:p>
      <text:p text:style-name="Думки_20_Сансет"><text:span text:style-name="T994">Готово</text:span>. <text:span text:style-name="T995">Не думаю, що вона буде мені докучати ще довгий час</text:span>.</text:p>
      <text:p text:style-name="Пропуск">******</text:p>
      <text:p text:style-name="Text_20_body"><text:span text:style-name="T996">Реріті сіла з її друзями назад у кафе, де розпочався їх день.</text:span> <text:span text:style-name="T997">Вони нарешті змогли переконати плакати Флатершай і тепер намагалися насолодитися чашками гарячого какао які вони замовили.</text:span> <text:span text:style-name="T998">Реріті помішувала свою ложкою, руйнуючи топінг у вигляді збитих вершків і змішуючи це з солодким, темним напоєм, перед тим як обережно сьорбнути.</text:span></text:p>
      <text:p text:style-name="Діалог">— <text:span text:style-name="T999">Все йшло так чудово</text:span>. <text:span text:style-name="T999">Ну</text:span>… <text:span text:style-name="T999">може не прям усе, але це був початок.</text:span> <text:span text:style-name="T1000">Якби ми зробили щось, щоб Сансет дійсно подобалося, то можливо все й вийшло би.</text:span></text:p>
      <text:p text:style-name="P371">Вона була вирвана із думок, коли Рейнбоу грюкнула своєю чашкою по столу.</text:p>
      <text:p text:style-name="P372">— <text:span text:style-name="T1001">Це тупо! Навіг ми взагалі витрачаємо час на неї?</text:span> <text:span text:style-name="T1001">Вона очевидно не хоче бути з нами друзями, то навіщо нам намагатися стати з нею?</text:span></text:p>
      <text:p text:style-name="P373">Пінкі лизнула великий шмат крему зі свого носу.</text:p>
      <text:p text:style-name="P374">— <text:span text:style-name="T1002">Тому що, Деші, усі потрібні друзі, </text:span><text:span text:style-name="Emphasis"><text:span text:style-name="T1002">особливо</text:span></text:span><text:span text:style-name="T1002"> Сансет.</text:span> <text:span text:style-name="T1003">Якщо ми не будемо намагатися подружитися з нею, вона може знову стати злюкою до усіх</text:span>! — <text:span text:style-name="T1002">Ахнула</text:span><text:span text:style-name="T1004"> Пінкі.</text:span> — <text:span text:style-name="T1003">Або гірше! Вона може знову перетворитися знову на демона і почати жбурлятися вогняними кулями в усіх!</text:span></text:p>
      <text:p text:style-name="P375">Рейнбоу поклала руку на стіл, а потім і голову на її руку.</text:p>
      <text:p text:style-name="P376">— <text:span text:style-name="T1005">Ага, щось я сумніваюся, що це може статися </text:span><text:span text:style-name="Emphasis"><text:span text:style-name="T1005">знову</text:span></text:span><text:span text:style-name="T1005">.</text:span></text:p>
      <text:p text:style-name="P374">— <text:span text:style-name="T1006">У будь-якому випадку.</text:span> — <text:span text:style-name="T1006">Заговорила Реріті.</text:span> — <text:span text:style-name="T1006">Ми дали обіцянку, що спробуємо допомогти їй, і ми цю обіцянку виконаємо.</text:span> <text:span text:style-name="T1007">І хоча мені не подобається ідея того, щоб будувати дружбу на обіцянках, припускаю, що треба почати якось.</text:span></text:p>
      <text:p text:style-name="P376">— <text:span text:style-name="T1008">Та ти ж не серйозно, Реріті!</text:span> <text:span text:style-name="T1008">Вона практично накричала на Флатершай і після цього ти все ще хочеш дружби з нею</text:span>?</text:p>
      <text:p text:style-name="P377">Реріті підняла руку.</text:p>
      <text:p text:style-name="P376">— <text:span text:style-name="T1009">Я не кажу, що їй не треба вибачитися, але нам треба взяти до уваги, що вона майже провела майже три роки або сама, або керуючи кимось</text:span>. <text:span text:style-name="T1009">Ми не можемо очікувати на те, що вона зміниться за ніч.</text:span></text:p>
      <text:p text:style-name="P378"><text:soft-page-break/><text:span text:style-name="T1009">Еплджек кивнула.</text:span></text:p>
      <text:p text:style-name="P379">— <text:span text:style-name="T1010">Реріті права. Можє нам треба сначала спробувати поговоріть з нею спочатку.</text:span> <text:span text:style-name="T1010">Дізнатися більше про нєйо.</text:span> <text:span text:style-name="T1011">Ми можєм спробувать уникати таких ситуацій, якшо будемо почнем робити те, що їй подобаєця.</text:span></text:p>
      <text:p text:style-name="P380">Рейнбоу розчаровано гаркнула.</text:p>
      <text:p text:style-name="P381">— <text:span text:style-name="T1012">Флатершай! Ти же зі мною у цьому, так?</text:span> <text:span text:style-name="T1012">Ти ж не серйозно хочеш всек ще бути друзями с Сансет Шимер?</text:span></text:p>
      <text:p text:style-name="P382">Флатершай просто дивилась у своє какао.</text:p>
      <text:p text:style-name="P381">— <text:span text:style-name="T1013">Ну, амм</text:span>… <text:span text:style-name="T1013">коза </text:span><text:span text:style-name="Emphasis"><text:span text:style-name="T1013">дійсно</text:span></text:span><text:span text:style-name="T1013"> їла її куртку</text:span>…</text:p>
      <text:p text:style-name="P378"><text:span text:style-name="T1014">Рейнбоу розкинула руками</text:span>.</text:p>
      <text:p text:style-name="P381">— <text:span text:style-name="T1014">Та що з вами не так?</text:span> <text:span text:style-name="T1015">Слухайте, я знаю, що ви хочете виконати обіцянку Твайлайт, але це безнадійно</text:span>! <text:span text:style-name="T1016">Сансет не зміниться!</text:span></text:p>
      <text:p text:style-name="P381">— <text:span text:style-name="T1017">А це вже не чєсно, Рейнбоу. Ти не можєш судити її ось так за сьогодняшній день.</text:span> — <text:span text:style-name="T1017">Сказала Еплджек.</text:span></text:p>
      <text:p text:style-name="P383">— <text:span text:style-name="T1017">А я і не за сьогодні.</text:span> <text:span text:style-name="T1018">Я осуджую її за все, що вона натворила з першого курсу!</text:span></text:p>
      <text:p text:style-name="P384">Еплджек суворо поглянула на неї.</text:p>
      <text:p text:style-name="P383">— <text:span text:style-name="T1019">А тепер послухай, Деш.</text:span> <text:span text:style-name="T1019">Вона ізвінілась за це</text:span>… <text:span text:style-name="T1019">більш-менш</text:span>. <text:span text:style-name="T1020">І це все в прошлому</text:span>. <text:span text:style-name="T1021">Нас усім треба вже забути про це і допомочь їй стати кращою людиною.</text:span></text:p>
      <text:p text:style-name="P385">Рейнбоу впустила свою голову на стіл.</text:p>
      <text:p text:style-name="P383">— <text:span text:style-name="T1022">Народ, ви безнадійні.</text:span> — <text:span text:style-name="T1023">Вона знову підняла її, оглядаючи усіх.</text:span> — <text:span text:style-name="T1024">Добре, я забуду про це цього разу</text:span>. <text:span text:style-name="T1024">Але клянуся, якщо вона перетне межу ще хоч один раз</text:span>… — <text:span text:style-name="T1025">Рейнбоу підвела кулак у відкриту руку</text:span>. — Я зроблю їй <text:span text:style-name="Emphasis">«подарунок»</text:span> на випускний!</text:p>
      <text:p text:style-name="P386">******</text:p>
      <text:p text:style-name="Text_20_body"><text:span text:style-name="T1026">Будильник Твайлайт </text:span><text:span text:style-name="T1027">задзвенів вчасно (як і завжди), і вона натиснула кнопку «відкласти», у сподіванні, що їй вдасться подрімати ще кілька хвилин.</text:span> <text:span text:style-name="T1028">Щось вологе почало щипати її обличчя, і вона почала хихотіти.</text:span></text:p>
      <text:p text:style-name="P387">— <text:span text:style-name="T1028">Спайк, припини. Хехехе, Спайк! Добре-добре, встаю!</text:span></text:p>
      <text:p text:style-name="P388">Вона підвелась з ліжка, тримаючи Спайка у руках і чухаючи його за вухом.</text:p>
      <text:p text:style-name="P387">— <text:span text:style-name="T1029">Перший день у новій школі, друже.</text:span> — <text:span text:style-name="T1030">Сказала Твайлайт з тугою у голосі.</text:span></text:p>
      <text:p text:style-name="P389"><text:span text:style-name="T1030">Вона оглянула кімнату — все чудово та організовано дуже специфічним образом. </text:span><text:span text:style-name="T1031">Твайлайт намагалась відтворити інтер’єр її старої кімнати настільки, наскільки це було можливо.</text:span></text:p>
      <text:p text:style-name="Text_20_body"><text:span text:style-name="T1032">Твайлайт зітхнула</text:span>. <text:span text:style-name="T1032">Вона дуже не хотіла переїжджати, але її батько отримав підвищення на роботі, яке потребувало усю сім’ю переїхати просто задля зручності. </text:span><text:span text:style-name="T1033">Вона була рада за батька; він дуже хотів цю роботу.</text:span> <text:span text:style-name="T1034">Але Твайлайт була вимушена змінити її приватну школу.</text:span></text:p>
      <text:p text:style-name="Text_20_body"><text:span text:style-name="T1035">Її батьки думали, що це було і краще.</text:span> <text:span text:style-name="T1035">У Твайлайт не було багато друзів. Можливо вона зможе знайти кілька у загальноосвітній школі.</text:span></text:p>
      <text:p text:style-name="P390">Поклавши Спайка на підлогу, Твайлайт підвелась і почала одягатися, вмиватися у ванній кімнаті та розчісувати волосся.</text:p>
      <text:p text:style-name="P389"><text:span text:style-name="T1036">Вона надягла найкращу свою кофту і довгу фіолетову спідницю, у бажанні викликати хороше перше враження про неї. </text:span><text:span text:style-name="T1037">Оглянувши себе у дзеркалі, вона сказала.</text:span></text:p>
      <text:p text:style-name="P391">— <text:span text:style-name="T1038">Мама права, мені треба завести трохи друзів цього року.</text:span></text:p>
      <text:p text:style-name="P389"><text:span text:style-name="T1039">Вона нахмурилась.</text:span> <text:span text:style-name="T1040">Але що, як усі будуть уникати її, або залякані від її знать про</text:span>… <text:span text:style-name="T1040">ну, про майже все? </text:span><text:span text:style-name="T1041">Саме це і сталося останнього разу</text:span>. <text:span text:style-name="T1042">Останні три роки у неї був лише один друг, але вони були як дві краплі води.</text:span></text:p>
      <text:p text:style-name="P391">— <text:span text:style-name="T1043">Що ж</text:span>… — <text:span text:style-name="T1044">Твайлайт рішуче поглянула на себе</text:span>. — <text:span text:style-name="T1045">Я знайду собі нових друзів.</text:span> <text:span text:style-name="T1045">Це те, що вона хоче, щоб я зробила.</text:span> — <text:span text:style-name="T1045">Але спочатку, їй треба отримати пару відповідей від Шимер.</text:span></text:p>
      <text:p text:style-name="P21"><text:soft-page-break/><text:span text:style-name="T1046">Твайлайт схопила свій рюкзак, погладила Спайка по голові останній раз, доки не попрямувала сходами вниз.</text:span> <text:span text:style-name="T1047">Вона витратила усю неділю міркуючи про те, що сказала Сансет</text:span>. <text:span text:style-name="T1047">Що був інший вимір</text:span>… <text:span text:style-name="T1048">наповнений </text:span><text:span text:style-name="Emphasis"><text:span text:style-name="T1048">магією</text:span></text:span><text:span text:style-name="T44">.</text:span> <text:span text:style-name="T1049">І ще щось про іншу її</text:span>. <text:span text:style-name="T1049">Коли Твайлайт поглянула у очі Сансет, вона намагалася знайти ознаки, що Сансет брехала:</text:span> <text:span text:style-name="T1049">нервове посмикування або щось ще</text:span>. <text:span text:style-name="T1050">Але коли вона не змогла знайти, Твайлайт шукала ознаки психічних </text:span><text:span text:style-name="T1051">відхилень</text:span><text:span text:style-name="T1052">.</text:span></text:p>
      <text:p text:style-name="P21"><text:span text:style-name="T1051">Але схоже, що Сансет була впевнена у тому, що казала.</text:span> <text:span text:style-name="T1053">Твайлайт прогортала кожну медичну книгу, яка у неї була, щоб знайти щось, що можна було використати як виправдання будь-які манеризми Сансет або манеру мовлення як у божевільного.</text:span></text:p>
      <text:p text:style-name="P392"><text:span text:style-name="T1054">І коли вона нічого не знайшла, у Твайлайт залишалося лише дві варіанти</text:span>: <text:span text:style-name="T1054">Сансет була найкращою брехухою в історії</text:span>…</text:p>
      <text:p text:style-name="P393">Або вона казала правду.</text:p>
      <text:p text:style-name="P21"><text:span text:style-name="T1055">Твайлайт була впевнена, що Сансет навчалась у школі Кантерлот, школа, у яку вона сама поступила.</text:span> <text:span text:style-name="T1056">Твайлайт планувала встати перед нею в останній раз, щоб витягнути усю правду з неї</text:span>. <text:span text:style-name="T1057">Їй було байдуже, якщо це перегорне її світосприйняття догори дриґом</text:span>. <text:span text:style-name="T1058">Твайлайт </text:span><text:span text:style-name="Emphasis"><text:span text:style-name="T1058">потрібно</text:span></text:span><text:span text:style-name="T1058"> було дізнатися</text:span>.</text:p>
      <text:p text:style-name="Думки_20_Твайлайт"><text:span text:style-name="T1059">Коли вона розповість мені усе, я зможу почати логічно все аналізувати та спростувати</text:span>. <text:span text:style-name="T1059">Вона каже мені тільки те, що вона вважає правдою</text:span>… <text:span text:style-name="T1059">сподіваюся</text:span>.</text:p>
      <text:p text:style-name="P21"><text:span text:style-name="T1060">Сніданок був самотнім</text:span>. <text:span text:style-name="T1060">Шайнінг Армор був на ранньому патрулі і її мама, мабуть, все ще спала після останньої нічної зміни у шпиталі.</text:span> <text:span text:style-name="T1061">К тому моменту, коли батько спустився, вона вже доїла свої пластівці та яблуко.</text:span></text:p>
      <text:p text:style-name="P394">— <text:span text:style-name="T1062">Доброго ранку, люба донько.</text:span> — <text:span text:style-name="T1062">Сказав Найт Лайт, поцілувавши Твайлайт у лоба</text:span>.</text:p>
      <text:p text:style-name="P395">Він був одягнутий в гарний сірий костюм з великим коричневим пальто. Він тепер виглядає як професор астрономії в університеті Кантерлот.</text:p>
      <text:p text:style-name="P394">— <text:span text:style-name="T1063">Великий день попереду, так?</text:span></text:p>
      <text:p text:style-name="P396">Твайлайт поворушилась на стільці.</text:p>
      <text:p text:style-name="P394">— <text:span text:style-name="T1064">Ага, щось типу того.</text:span></text:p>
      <text:p text:style-name="P397"><text:soft-page-break/><text:span text:style-name="T1065">Найт Лайт схопив свої ключі зі стійки.</text:span></text:p>
      <text:p text:style-name="P394">— <text:span text:style-name="T1065">Що ж, тоді пішли.</text:span> <text:span text:style-name="T1066">Не хотілося би запізнитися у перший же день.</text:span></text:p>
      <text:p text:style-name="P21"><text:span text:style-name="T1067">Твайлайт схопила портфель зі стільця та попрямувала до машини, намагаючись виглядати ентузіастко</text:span>.</text:p>
      <text:p text:style-name="Text_20_body"><text:span text:style-name="T1068">Перші кілька хвилин поїздки були до болю мовчазними.</text:span> <text:span text:style-name="T1069">Твайлайт намагалась тримати себе в руках дивлячись у вікно, дивлячись на учнів що йшли до школи.</text:span></text:p>
      <text:p text:style-name="P398">Найт Лайт повільно зітхнув.</text:p>
      <text:p text:style-name="P399">— <text:span text:style-name="T1070">Нервуєшся? —</text:span> <text:span text:style-name="T1070">Спитав він.</text:span></text:p>
      <text:p text:style-name="P400">Твайлайт просто кивнула головою.</text:p>
      <text:p text:style-name="P401">— <text:span text:style-name="T1071">Якщо чесно</text:span>… <text:span text:style-name="T1071">Я теж нервуюсь. </text:span><text:span text:style-name="T1072">Особливо після останнього тижня.</text:span></text:p>
      <text:p text:style-name="Text_20_body"><text:span text:style-name="T1073">Твайлайт стиснула руки сильніше.</text:span> <text:span text:style-name="T1074">Це була найстрашніша ніч її життя</text:span>. <text:span text:style-name="T1075">Вона прийшла додому ошелешеною від того, наскільки швидко все вийшло із-під контролю, і несподівана поява її спасительки, Сансет Шимер</text:span>. <text:span text:style-name="T1076">На це знадобилось кілька днів, але Твайлайт таки розповіла про все родині.</text:span></text:p>
      <text:p text:style-name="P402">Вона ніколи не бачила Шайнінга таким засмученим.</text:p>
      <text:p text:style-name="P401">— <text:span text:style-name="T1077">Не переймайся тату, це школа. Тут я буду у безпеці.</text:span></text:p>
      <text:p text:style-name="P403"><text:span text:style-name="T1078">Твайлайт заспокійливо йому усміхнулась, </text:span><text:span text:style-name="T1079">але це не досягло її очей. </text:span><text:span text:style-name="T1080">Як би вона не намагалась </text:span><text:span text:style-name="T1081">перейматися про це</text:span><text:span text:style-name="T1080">, </text:span><text:span text:style-name="T1081">але у неї не дуже виходило.</text:span></text:p>
      <text:p text:style-name="P401">— <text:span text:style-name="T1082">Знаю-знаю. Школа це мабуть </text:span><text:span text:style-name="T1083">найбезпечніше місце після дому. Я просто не можу не хвилюватися</text:span>…</text:p>
      <text:p text:style-name="P401">— <text:span text:style-name="T1084">Все буде добре, обіцяю.</text:span></text:p>
      <text:p text:style-name="P404"><text:span text:style-name="T1084">Найт Лайт поглянув на неї краєм ока і посміхнувся.</text:span></text:p>
      <text:p text:style-name="P405">— <text:span text:style-name="T1085">Я знаю. Ти сильна дівчинка, прямо як твоя мама.</text:span> <text:span text:style-name="T1085">Просто пообіцяй, що все буде добре.</text:span></text:p>
      <text:p text:style-name="P406">— <text:span text:style-name="T1085">Обіцяю. — Відповіла вона.</text:span></text:p>
      <text:p text:style-name="P405">— <text:span text:style-name="T1085">І спробуй завести собі кілька друзів цього року. </text:span><text:span text:style-name="T1086">Школа веселіше </text:span>—<text:span text:style-name="T1086">і безпечніше</text:span>— <text:span text:style-name="T1086">коли у тебе є кілька хороших друзів.</text:span></text:p>
      <text:p text:style-name="P407"><text:span text:style-name="T1087">Твайлайт обурилась.</text:span></text:p>
      <text:p text:style-name="P405"><text:soft-page-break/>— <text:span text:style-name="T1087">Це не те, що у мене </text:span><text:span text:style-name="Emphasis"><text:span text:style-name="T1087">не було</text:span></text:span><text:span text:style-name="T1087"> друзів, тато.</text:span></text:p>
      <text:p text:style-name="P405">— <text:span text:style-name="T1087">Твайлайт, у тебе був </text:span><text:span text:style-name="Emphasis"><text:span text:style-name="T1087">один</text:span></text:span><text:span text:style-name="T1087"> друг.</text:span></text:p>
      <text:p text:style-name="P408">— <text:span text:style-name="T1087">Все ще рахується.</text:span></text:p>
      <text:p text:style-name="Text_20_body"><text:span text:style-name="T1088">Машина зупинилась перед передом школи Кантерлот, де учні довкола збирались, дружньо спілкувались між собою. </text:span><text:span text:style-name="T1089">Твайлайт вже відчувала приємну атмосферу школи.</text:span></text:p>
      <text:p text:style-name="P407"><text:span text:style-name="T1089">Вона відстебнулась </text:span><text:span text:style-name="T1090">і нахилилась поцілувати батька в щоку.</text:span></text:p>
      <text:p text:style-name="P408">— <text:span text:style-name="T1090">Хорошого дня на роботі.</text:span></text:p>
      <text:p text:style-name="P408">— <text:span text:style-name="T1090">І тобі хорошого дня у школі.</text:span> — <text:span text:style-name="T1090">Найт Лайт поцілував її у відповідь.</text:span> — <text:span text:style-name="T1090">Я буду тут щоб забрати тебе як тільки закінчаться заняття.</text:span></text:p>
      <text:p text:style-name="Text_20_body"><text:span text:style-name="T1091">Твайлайт кивнула і вискочила з машини, махаючи доки та уїжджала</text:span>. <text:span text:style-name="T1092">Вона обернулась та оглянула двоповерхову будівлю перед собою</text:span>. <text:span text:style-name="T1093">Прапори та банери гордо демонстрували емблему школи, доки велика, мармурова статуя, яка зображала талісмана школи, стояла у подвір’ї.</text:span></text:p>
      <text:p text:style-name="Text_20_body"><text:span text:style-name="T1094">Вона б почала навчання у школі Кантерлот ще тиждень тому, але школа була зачинена весь тиждень через «реновації».</text:span> <text:span text:style-name="T1095">Твайлайт засумнівалась у цілісній структурі школи, коли вона почула про це</text:span>. <text:span text:style-name="T1096">Якщо школі довелося закриватися на незапланований ремонт, то вона схоже не у дуже доброму стані.</text:span></text:p>
      <text:p text:style-name="Text_20_body"><text:span text:style-name="T1097">І тому вона була приємно здивована, коли вона зайшла у будівлю і побачила, що усе блищало наче воно все було нове.</text:span></text:p>
      <text:p text:style-name="P409">— <text:span text:style-name="T1097">Вау.</text:span> — <text:span text:style-name="T1097">Здивувалась вона, обертаючись на місці щоб усе побачити.</text:span></text:p>
      <text:p text:style-name="P410"><text:span text:style-name="T1098">Вона врізалась у щось і майже не впала на підлогу.</text:span></text:p>
      <text:p text:style-name="P411">— <text:span text:style-name="T1098">Упс.</text:span> — <text:span text:style-name="T1099">Вона поглянула вгору і побачила, що врізалась у щось, що нагадувало одного із спортсменів</text:span>. — <text:span text:style-name="T1100">Ой, вибачаюсь, я не дивилась куди прямую.</text:span></text:p>
      <text:p text:style-name="P411">— <text:span text:style-name="T1100">Та без проблем, Твайлайт.</text:span></text:p>
      <text:p text:style-name="P410"><text:span text:style-name="T1100">Він посміхнувся і помахав рукою перед тим як піти геть.</text:span></text:p>
      <text:p text:style-name="P410"><text:span text:style-name="T1101">Твайлайт витріщилась йому у слід.</text:span></text:p>
      <text:p text:style-name="P412"><text:span text:style-name="T1101">Звідки він знає моє ім’я?</text:span></text:p>
      <text:p text:style-name="Text_20_body"><text:soft-page-break/><text:span text:style-name="T1102">Як тільки вона пішла по одному з багатьох коридорів, вона дізналась, що багато людей, судячи з усього вже знали хто вона така.</text:span></text:p>
      <text:p text:style-name="P413">— <text:span text:style-name="T1102">Гей, Твайлайт!</text:span></text:p>
      <text:p text:style-name="P413">— <text:span text:style-name="T1102">Що як, Твайлайт?</text:span></text:p>
      <text:p text:style-name="P413">— <text:span text:style-name="T1102">Твай, ті крута!</text:span></text:p>
      <text:p text:style-name="P21"><text:span text:style-name="T1103">Твайлайт хотілося сказати, що їй це лестило, але вона більше була розгублена</text:span>… <text:span text:style-name="T1103">і також трохи знервована</text:span>. <text:span text:style-name="T1104">Вона ніколи не була тут, і вона ніколи не знала звідси</text:span>. <text:span text:style-name="T1104">Але, схоже, усі знали хто вона така і відносились до неї як до найкращого друга.</text:span></text:p>
      <text:p text:style-name="Думки_20_Твайлайт"><text:span text:style-name="T1105">Такс, а тепер мені дійсно треба знайти Сансет Шимер.</text:span></text:p>
      <text:p text:style-name="Text_20_body"><text:span text:style-name="T1106">Вона вирішила, що краще за все спитати у когось, якщо вона взагалі навчається в цій школі.</text:span> <text:span text:style-name="T1107">Твайлайт не дуже хотіла б почати пошуки, щоб потім зрозуміти, що вона навчається в іншій школі.</text:span></text:p>
      <text:p text:style-name="Text_20_body"><text:span text:style-name="T1108">Вона підійшла до першої же дівчини яку побачила, яка мала величезне рожеве гніздо із волосся на голові і від неї віяло бадьорістю, яку Твайлайт </text:span><text:span text:style-name="Emphasis"><text:span text:style-name="T1108">відчувала</text:span></text:span><text:span text:style-name="T1108"> за кілька метрів.</text:span> <text:span text:style-name="T1109">Вирішивши, що до неї можна підійти, Твайлат поплескала її по плечу.</text:span></text:p>
      <text:p text:style-name="P414">— <text:span text:style-name="T1109">Пробач, а ти не знаєш</text:span><text:span text:style-name="T10">…</text:span></text:p>
      <text:p text:style-name="P415"><text:span text:style-name="T1110">Дівчина обернулась на місці і кліпнула на неї перед тим як підстрибнути у повітря, і побігла по коридору крича.</text:span></text:p>
      <text:p text:style-name="P416"><text:span text:style-name="T10">— </text:span><text:span text:style-name="Emphasis"><text:span text:style-name="T1111">Дддддіііііввввчччааааттттааааа!</text:span></text:span></text:p>
      <text:p text:style-name="P417"><text:span text:style-name="T1110">Твайлайт поглянула на це з відкритим ротом від спантеличеності.</text:span></text:p>
      <text:p text:style-name="P418">— <text:span text:style-name="T1110">Що ж, це було</text:span>… <text:span text:style-name="T1110">цікаво.</text:span></text:p>
      <text:p text:style-name="Пропуск">******</text:p>
      <text:p text:style-name="P419">— <text:span text:style-name="Emphasis"><text:span text:style-name="T1111">Дддддіііііввввчччааааттттааааа!</text:span></text:span><text:span text:style-name="T44"> — </text:span><text:span text:style-name="T1112">Пінкі кричала доки </text:span><text:span text:style-name="T1113">бігла </text:span><text:span text:style-name="T1112">по коридору, її ноги ледве дотикалися до підлоги.</text:span> — <text:span text:style-name="T1114">Дівчата-дівчата-дівчата!</text:span></text:p>
      <text:p text:style-name="P21"><text:span text:style-name="T1114">Пінкі не була впевнена, </text:span><text:span text:style-name="T1115">чи їй треба бути щасливою чи наляканою, що інша Твайлайт Спаркл тільки но що зайшла у школу.</text:span> <text:span text:style-name="T1115">Але вона знала, що усім іншим треба про це знала, і їй треба розказати про це швидко!</text:span></text:p>
      <text:p text:style-name="Text_20_body"><text:span text:style-name="T1116">Вона помітила Реріті яка розмовляла з якимись стилягами, і схопила її за руку.</text:span></text:p>
      <text:p text:style-name="P420">— <text:span text:style-name="T10">…</text:span><text:span text:style-name="T1117">І тоді я сказала їй</text:span><text:span text:style-name="T10">… </text:span><text:span text:style-name="T1117">Гей! Пінкі!</text:span> — Рука<text:span text:style-name="T1118"> Пінкі захопила руку Реріті і вона потягла її від розмови</text:span>.</text:p>
      <text:p text:style-name="P420">— <text:span text:style-name="T1118">Що ти робиш?</text:span></text:p>
      <text:p text:style-name="P421">— <text:span text:style-name="T1118">Нема є часу! У нас трапилась ситуація</text:span>… <text:span text:style-name="T1118">Я думаю</text:span>… <text:span text:style-name="T1118">Можливо</text:span>… <text:span text:style-name="T1118">Ось і Еплджек!</text:span></text:p>
      <text:p text:style-name="P422"><text:span text:style-name="T1119">Еплджек стояла біля свої шафки, намагаючись влаштуватися зручніше у білій сукні, яку Реріті зробила для неї, доки не помітила Пінкі яка бігла на неї</text:span>.</text:p>
      <text:p text:style-name="P423">— <text:span text:style-name="T1120">Гей, дівчата, як ся</text:span>… <text:span text:style-name="T1120">ауч!</text:span></text:p>
      <text:p text:style-name="P422"><text:span text:style-name="T1121">Пінкі схопила її за руку і потягла за собою.</text:span></text:p>
      <text:p text:style-name="P424">— <text:span text:style-name="T1121">Пішли! Мені треба вам розказати щось! Важливе! </text:span><text:span text:style-name="Emphasis"><text:span text:style-name="T1121">Дуже</text:span></text:span><text:span text:style-name="T1121"> важливе!</text:span></text:p>
      <text:p text:style-name="P425">— <text:span text:style-name="T1121">Реріті, шо вона мелить?</text:span></text:p>
      <text:p text:style-name="Text_20_body"><text:span text:style-name="T1122">Реріті тільки знизили плечима у відповідь.</text:span></text:p>
      <text:p text:style-name="P425">— <text:span text:style-name="T1122">Швидко.</text:span> — <text:span text:style-name="T1123">Вказала Пінкі язиком, бо обидві руки наразі були зайняти</text:span>. — <text:span text:style-name="T1123">Хапай Флатершай, Еплджек.</text:span></text:p>
      <text:p text:style-name="Text_20_body"><text:span text:style-name="T1124">Флатершай тільки вийшла з-за коридору, коли Еплджек схопила її за зап’ястя і потягла за собою на поїздку Пінкі</text:span>. <text:span text:style-name="T1125">Флатершай спіткнулась і її потягло по підлозі із плитки на момент, перед тим як вона отямилась і почала рухати ногами, щоб встигнути за ними.</text:span></text:p>
      <text:p text:style-name="P425">— <text:span text:style-name="T1125">Що відбувається?</text:span> — <text:span text:style-name="T1125">Спитала вона панічним голосом.</text:span></text:p>
      <text:p text:style-name="P425">— <text:span text:style-name="T1126">Вибачай, я без понятія, цукорок.</text:span> — <text:span text:style-name="T1126">Відповіла Еплджек.</text:span></text:p>
      <text:p text:style-name="Text_20_body"><text:soft-page-break/><text:span text:style-name="T1127">Пінкі повела їх через задні двері до стадіону, де Рейнбоу займалась на футбольному полі відбиваючи м’яч головою.</text:span></text:p>
      <text:p text:style-name="P426">— <text:span text:style-name="T1127">Дев’яносто сім, дев’яносто вісім, дев’яносто дев’ять</text:span>…</text:p>
      <text:p text:style-name="P427">— <text:span text:style-name="T1127">Рейнбоу Деш!</text:span> — <text:span text:style-name="T1128">Прокричала Пінкі у той момент, коли настрибнула на неї, поваливши усіх п’ять дівчат на траву.</text:span></text:p>
      <text:p text:style-name="P428"><text:span text:style-name="T1129">М’яч упав поряд з Рейнбоу яка застогнала.</text:span></text:p>
      <text:p text:style-name="P426">— <text:span text:style-name="T1129">Та ну блін, Пінкі! Я йшла на рекорд!</text:span></text:p>
      <text:p text:style-name="P429"><text:span text:style-name="T1130">Пінкі скочила на ноги.</text:span></text:p>
      <text:p text:style-name="P426">— <text:span text:style-name="T1130">Мені дуже прикро! Але у нас проблема, або, типу ситуація, або мабуть </text:span><text:s/><text:span text:style-name="T1130">скрутне становище</text:span>… <text:span text:style-name="T1130">Хм, мабуть це називається</text:span>…</text:p>
      <text:p text:style-name="P430">— <text:span text:style-name="T1131">Пінкі, ближче до суті.</text:span> — <text:span text:style-name="T1131">Відрізала Рейнбоу.</text:span></text:p>
      <text:p text:style-name="P430">— <text:span text:style-name="T1131">Твайлайт тут!</text:span> — <text:span text:style-name="T1132">Сказала Пінкі махаючи руками над головою.</text:span></text:p>
      <text:p text:style-name="P430">— <text:span text:style-name="T1132">Шо?</text:span> — <text:span text:style-name="T1132">Прокричали вони усі одночасно.</text:span></text:p>
      <text:p text:style-name="P429"><text:span text:style-name="T1133">Реріті зупинилась від спроб змахнути плями від трави з сукні Еплджек.</text:span></text:p>
      <text:p text:style-name="P430">— <text:span text:style-name="T1133">Ти маєш на увазі, що вона повернулась?</text:span></text:p>
      <text:p text:style-name="P431">— <text:span text:style-name="T1134">Ні-ні-ні-ні, не </text:span><text:span text:style-name="Emphasis"><text:span text:style-name="T1134">ця</text:span></text:span><text:span text:style-name="T1134"> Твайлайт! </text:span><text:span text:style-name="Emphasis"><text:span text:style-name="T1134">Наша</text:span></text:span><text:span text:style-name="T1134"> Твайлайт, почекай, я маю на увазі та, яка з </text:span><text:span text:style-name="Emphasis"><text:span text:style-name="T1134">цього</text:span></text:span><text:span text:style-name="T1134"> виміру, не магічного!</text:span></text:p>
      <text:p text:style-name="P432">— <text:span text:style-name="T1135">Звідки ти знаєш, Пінкі?</text:span> — <text:span text:style-name="T1135">Спитала Еплджек.</text:span></text:p>
      <text:p text:style-name="P432">— <text:span text:style-name="T1136">Бо вона тільки но що підійшла до мене і заговорила у коридорі!</text:span></text:p>
      <text:p text:style-name="P432">— <text:span text:style-name="T1137">Вау, яка вірогідність того, що Твайлайт із цього виміру прийшла до школи Кантерлот одразу після того, як інша пішла?</text:span> — <text:span text:style-name="T1137">Замислилась Флатершай.</text:span></text:p>
      <text:p text:style-name="P429">Пінкі постукала пальцем по підборіддю.</text:p>
      <text:p text:style-name="P431">— <text:span text:style-name="T1138">Доволі висока, мабуть.</text:span> — <text:span text:style-name="T1138">Похитала вона головою</text:span>. — <text:span text:style-name="T1138">Але ви, дівчата, не бачите проблему тут?</text:span></text:p>
      <text:p text:style-name="P429"><text:span text:style-name="T1139">Рейнбоу знизили плечима.</text:span></text:p>
      <text:p text:style-name="P432">— <text:span text:style-name="T1139">Не дуже.</text:span></text:p>
      <text:p text:style-name="P433"><text:span text:style-name="T1140">Реріті схопила її за плечі і сказала драматично.</text:span></text:p>
      <text:p text:style-name="P431">— <text:span text:style-name="T1141">Рейнбоу, подумай про це! Це школа і учні </text:span><text:span text:style-name="Emphasis"><text:span text:style-name="T1141">спілкуються</text:span></text:span><text:span text:style-name="T1141">. Як ти думаєш, про що усі зараз думають?</text:span></text:p>
      <text:p text:style-name="P434"><text:soft-page-break/><text:span text:style-name="T1141">Очі Рейнбоу збільшились до п’яти копійок.</text:span></text:p>
      <text:p text:style-name="P435">— <text:span text:style-name="T1141">Оооууу, тепер я розумію про що ти.</text:span></text:p>
      <text:p text:style-name="P436"><text:span text:style-name="T1142">Реріті кивнула.</text:span></text:p>
      <text:p text:style-name="P435">— <text:span text:style-name="T1142">Якщо про те, що сталося на танцях, дізнається Твайлайт, то вона безнадійно буде розгублена. Вона подумає, що усі навколо навіжені або дуже жорстоко приколюються з неї!</text:span></text:p>
      <text:p text:style-name="P437">— <text:span text:style-name="T1143">О боже, буде ще гірше, якщо вона настигне Флеша Сентрі або Сансет</text:span>… — <text:span text:style-name="T1144">Флатершай поглянула з наляканим виразом, який усі інші мали.</text:span></text:p>
      <text:p text:style-name="Text_20_body"><text:span text:style-name="T1145">Вони усі побігли назад у школу на максимальній швидкості, з Пінкі у якості супроводу, знову.</text:span></text:p>
      <text:p text:style-name="P438">— <text:span text:style-name="T1146">А ну постойтє-ка!</text:span> — <text:span text:style-name="T1147">Сказала Еплджек між видихами, намагаючись не спіткнутися об сукню</text:span>. — <text:span text:style-name="T1148">Може ми просто накручуємо себе цим. Сансет же нє станєт робити боляче їй, так?</text:span></text:p>
      <text:p text:style-name="P439"><text:span text:style-name="T1149">Рейнбоу окинула на неї гострий погляд.</text:span></text:p>
      <text:p text:style-name="P438">— <text:span text:style-name="T1150">Я просто намагаюсь буть оптимістичною.</text:span></text:p>
      <text:p text:style-name="Text_20_body"><text:span text:style-name="T1151">Коли вони завернули за коридор, Пінкі заковзнула, щоб зупинитися, поки решта дівчат впала позаду неї. Далі по коридору перед нею, Пінкі побачила Твайлайт як йшла до Сансет, яка збирала речі у рюкзак із своєї шафки.</text:span></text:p>
      <text:p text:style-name="P438">— <text:span text:style-name="Emphasis"><text:span text:style-name="T1151">Ннннііііііііі!</text:span></text:span><text:span text:style-name="T44"> — </text:span>Закричала Пінкі, <text:span text:style-name="T1151">доки Твайлайт поплескала по плечу Сансет.</text:span></text:p>
      <text:p text:style-name="Text_20_body"><text:span text:style-name="T1152">Сансет обернулась та витріщилась на Твайлайт.</text:span></text:p>
      <text:p text:style-name="Text_20_body"><text:span text:style-name="T1152">А тоді закричала.</text:span></text:p>
      <text:h text:style-name="Heading_20_1" text:outline-level="1"><text:bookmark-start text:name="__RefHeading___Toc194_788317178"/><text:span text:style-name="T1153">Крок</text:span> 7: Наукова фантастика<text:bookmark-end text:name="__RefHeading___Toc194_788317178"/></text:h>
      <text:p text:style-name="Text_20_body">Sunset clapped a hand over her mouth to stop herself from screaming. She stared down at Twilight, taking some satisfaction that her scream had at least startled the girl back some ways. Sunset tried to take a few calming breaths, but she could still feel her heart beating erratically. </text:p>
      <text:p text:style-name="P440">She removed her hand and took an aggressive stance.</text:p>
      <text:p text:style-name="P441">— “What the hell are you doing here?” — she half shouted, half hissed.</text:p>
      <text:p text:style-name="P441">— “I go here now,” — Twilight said simply.</text:p>
      <text:p text:style-name="P440">Sunset’s eye twitched, something she noticed it had been doing a lot more often.</text:p>
      <text:p text:style-name="Думки_20_Сансет">Of course! Of course she would come here of all places! Dear Celestia, what have I done to deserve all of this?</text:p>
      <text:p text:style-name="P441">— “And why are you choosing to bug <text:span text:style-name="T44">me</text:span> of all people?” Sunset asked in a low growl.</text:p>
      <text:p text:style-name="P441">— “Because…” — Twilight took a deep breath. “Because I want to know the truth.”</text:p>
      <text:p text:style-name="P442">— “The truth?” — Sunset asked incredulously. — “<text:span text:style-name="Emphasis">Now</text:span> you want to know the truth? You can’t handle the truth!”</text:p>
      <text:p text:style-name="P440">Twilight looked back at her with a determined expression that Sunset instantly grew to hate.</text:p>
      <text:p text:style-name="P441">— “That’s for me to decide, isn’t it? Everyone in this school seems to already know my name, one of them even called me <text:span text:style-name="Emphasis">princess</text:span><text:span text:style-name="T44">,</text:span> and I want to know why.”</text:p>
      <text:p text:style-name="P443">— “Yes, I guess that first part is true,” — Sunset mumbled.</text:p>
      <text:p text:style-name="P440">She looked around at some of the students who were beginning to gather and stare at the two girls who looked like they were about to break out into a fight. </text:p>
      <text:p text:style-name="P440">Pointing a finger at Twilight, Sunset said.</text:p>
      <text:p text:style-name="P444">— “Lunch. Cafeteria. Corner table.” — She looked over to Pinkie and the four girls looking over her shoulder. — “You five. Be there.”</text:p>
      <text:p text:style-name="Text_20_body"><text:soft-page-break/>With that, Sunset turned on her heel and stomped away, practically hissing at anyone standing in her path.</text:p>
      <text:p text:style-name="P445">— “By the way,” — Twilight called to her, — “you do know there’s a tear in your jacket, right?”</text:p>
      <text:p text:style-name="P445">— “<text:span text:style-name="Emphasis">Yes</text:span><text:span text:style-name="T44">, </text:span>I am <text:span text:style-name="Emphasis">very</text:span> aware there is a tear in my jacket!”</text:p>
      <text:p text:style-name="Пропуск">******</text:p>
      <text:p text:style-name="Text_20_body">The first day back to school was a horribly dull affair for Sunset. Class seemed to drag on forever, and it didn’t help that she couldn’t even hear the teacher, what with all of her classmates whispering to each other about what they remembered from the dance, or what they did on their week off.</text:p>
      <text:p text:style-name="Text_20_body">Sunset was actually relieved when the lunch bell rang. She was eager to get this over with and finally say good riddance to Twilight Sparkle.</text:p>
      <text:p text:style-name="P446">Rarity fell into step next to her, a worried expression on her face.</text:p>
      <text:p text:style-name="Діалог">— “Sunset, what exactly do you plan on telling Twilight?”</text:p>
      <text:p text:style-name="P447">— “The truth.”</text:p>
      <text:p text:style-name="P447">— “Ah, that’s what I thought.” — Rarity bit her lip. — “Well… while I think honesty is the best policy, are you sure that’s a good idea?”</text:p>
      <text:p text:style-name="P448">Sunset stopped in front of the cafeteria door.</text:p>
      <text:p text:style-name="P449">— “Do you have something better in mind?”</text:p>
      <text:p text:style-name="P449">— “Um… no, no not really.”</text:p>
      <text:p text:style-name="P449">— <text:span text:style-name="T1154">Тоді замовкни і йди за мною.</text:span> — Sunset threw the doors and marched inside.</text:p>
      <text:p text:style-name="P448">Rarity put her hands on her hips.</text:p>
      <text:p text:style-name="P449">— “Well, no need to be so rude.”</text:p>
      <text:p text:style-name="Text_20_body">Sunset grabbed a tray of cafeteria food, making a face of disgust. On a normal day, she would just ‘persuade’ someone with a good looking packed lunch to trade with her. Now, she was forced to eat… Looking at the bowl of green mush, Sunset wasn’t sure if she wanted to know what it was.</text:p>
      <text:p text:style-name="Text_20_body">She sat down at the table in the farthest corner of the room, Rarity taking a seat next to her. Twilight quickly appeared and sat down across from Sunset. Shortly after, Pinkie showed up, scooting in next to Sunset, while Rainbow, Applejack, and Fluttershy all crammed in next to Twilight. </text:p>
      <text:p text:style-name="P450">— “Err, why exactly are they all here?” — Twilight asked.</text:p>
      <text:p text:style-name="P450">— <text:span text:style-name="T1155">Тому що вони типу важливі</text:span>… <text:span text:style-name="T1155">нажаль.</text:span> — Sunset added under her breath.</text:p>
      <text:p text:style-name="P450"><text:soft-page-break/>— <text:span text:style-name="T1155">Привіт!</text:span> — Pinkie reached over the table and took Twilight’s hand, shaking it vigorously. — <text:span text:style-name="T1155">Я Пінкі Пай!</text:span> <text:span text:style-name="Emphasis"><text:span text:style-name="T1155">Тааааак</text:span></text:span><text:span text:style-name="T1155"> приємно знову зістрітися з тобою!</text:span></text:p>
      <text:p text:style-name="P450">— <text:span text:style-name="T1155">Знову?</text:span> — Twilight looked at Sunset, who simply had a bored expression.</text:p>
      <text:p text:style-name="P451">— <text:span text:style-name="T1156">Ми зараз все пояснено, дорогенька.</text:span> — Rarity smiled. She shook Twilight’s hand after Pinkie finally let go. — <text:span text:style-name="T1157">Можеш звати мене Реріті.</text:span></text:p>
      <text:p text:style-name="P452">— <text:span text:style-name="T1158">Рейнбоу Деш. —</text:span> Rainbow grinned.</text:p>
      <text:p text:style-name="P448">Applejack tipped her hat.</text:p>
      <text:p text:style-name="P452">— “Name’s Applejack. And if yer wonderin’, no, Ah don’t normally wear dresses to school.”</text:p>
      <text:p text:style-name="P452">— “I’m Fluttershy,” — Fluttershy said in a surprisingly clear voice.</text:p>
      <text:p text:style-name="P452">— <text:span text:style-name="T1158">Уряряря, ми тепер усі друзі тут!</text:span> — <text:span text:style-name="T1158">Сказала Сансет саркастично.</text:span></text:p>
      <text:p text:style-name="Text_20_body">She drummed her fingers on the table.</text:p>
      <text:p text:style-name="P452">— <text:span text:style-name="T1158">А тепер, звідки мені почати?</text:span></text:p>
      <text:p text:style-name="P453">— <text:span text:style-name="T1159">З початку, дурненька. — Запропонувала Пінкі.</text:span></text:p>
      <text:p text:style-name="P454">Сансет проігнорувала її.</text:p>
      <text:p text:style-name="P453">— <text:span text:style-name="T1160">Добре, пам’ятаєш про що я казала тобі про інший світ у суботу?</text:span></text:p>
      <text:p text:style-name="P455">Твайлайт кивнула головою.</text:p>
      <text:p text:style-name="P456">— <text:span text:style-name="T1160">Чекай, суботу? —</text:span> <text:span text:style-name="T1160">Врізалась Рейнбоу. —</text:span> <text:span text:style-name="T1160">Коли ти зустріла її?</text:span></text:p>
      <text:p text:style-name="P456">— <text:span text:style-name="T1160">Десь коли я пішла геть від вас з ярмарку</text:span>. <text:span text:style-name="T1160">А тепер, не перебивайте мене.</text:span></text:p>
      <text:p text:style-name="Text_20_body">Rainbow fell silent, but only after giving Sunset a cold glare.</text:p>
      <text:p text:style-name="P457">— <text:span text:style-name="T1161">Як я казала, іншій світ повний магії і він зветься «Еквестрія».</text:span> Найбільш домінуючими видами є три найпоширеніші типи поні<text:span text:style-name="T10">…</text:span></text:p>
      <text:p text:style-name="P458">— <text:span text:style-name="T1162">Почекай.</text:span> — <text:span text:style-name="T1162">Твайлайт засміялась</text:span>. — <text:span text:style-name="T1162">Ти дійсно збираєшся мені розповісти про світ повний розумних чарівних поні?</text:span></text:p>
      <text:p text:style-name="P458">— <text:span text:style-name="T1162">Так. І що я тільки що сказала про те, щоб перебивати мене?</text:span></text:p>
      <text:p text:style-name="P448">Twilight cleared her throat, suppressing another laugh.</text:p>
      <text:p text:style-name="P458">— <text:span text:style-name="T1162">Будь ласка, продовжуй.</text:span></text:p>
      <text:p text:style-name="P458">— “Anyway, before I was rudely interrupted again, there are three main types of ponies in Equestria: Earth ponies, which are like the normal ponies here, <text:soft-page-break/>only they live longer and have a slightly higher IQ, pegasi, and unicorns. Then, there are alicorns, which are powerful creatures with all three traits.</text:p>
      <text:p text:style-name="P459">— “Princess Twilight Sparkle, your other in that world was an alicorn. She had a crown that had an incredible power source inside of it.” — Sunset cast her gaze down to the unappetizing food in front of her. — “I wanted it, and all the power that came with it, for myself. </text:p>
      <text:p text:style-name="P460">— “The statue out front serves as a gateway between our two worlds. Only, it opens once every thirty moons for three days at a time. When it opened up last week, I snuck back and took the crown. Unfortunately, I wasn’t as stealthy as I could have been. There was a scuffle, and the crown ended up in…” — She gave Fluttershy a dark look. — “Unfortunate hands.”</text:p>
      <text:p text:style-name="Text_20_body">Fluttershy hid in her hair and ducked down in her seat.</text:p>
      <text:p text:style-name="P460">— “The crown was then going to be used as the prize for the princess of the Fall Formal. I wasn’t too worried about it then. I thought I was certain to win the title like I did every year.”</text:p>
      <text:p text:style-name="P448">Sunset gripped the table hard and clenched her teeth.</text:p>
      <text:p text:style-name="P460">— “And then <text:span text:style-name="Emphasis">she</text:span> followed me back here. She was so determined to get her stupid crown back. She barges in here and just… ruins <text:span text:style-name="Emphasis">everything!</text:span>”</text:p>
      <text:p text:style-name="P461">Rainbow gave a cruel smirk.</text:p>
      <text:p text:style-name="P460">— “You mean by helping the rest of us become friends again, and uniting the entire school to stand up to you and making sure you finally lose?”</text:p>
      <text:p text:style-name="Text_20_body">Sunset slammed her hands on the table and stood up, Rainbow copying her movements, a challenge in her eye. Both girls stared each other down, while the rest of the cafeteria watched on in silence. </text:p>
      <text:p text:style-name="P462">— “Yes,” — Sunset said in a lethal whisper, — “by doing <text:span text:style-name="Emphasis">that</text:span>.”</text:p>
      <text:p text:style-name="Text_20_body">Rarity, very slowly, put a hand on Sunset’s arm and pulled her back down to the bench, while Applejack did the same for Rainbow.</text:p>
      <text:p text:style-name="P463">— “Please, let’s try not to make a scene here, girls.” — Rarity mediated. </text:p>
      <text:p text:style-name="Text_20_body">Sunset measured the ferocity in Rainbow’s eyes. They gave a stern warning, daring Sunset to try something.</text:p>
      <text:p text:style-name="P464"><text:soft-page-break/>Though it was tempting, Sunset wasn’t in the mood to fight. She finally averted her glare to the back wall and continued her story.</text:p>
      <text:p text:style-name="P463">— “Well, as Rainbow so nicely put it, the other Twilight Sparkle turned the whole school against me. She won the crown, but, I wasn’t going to go down without a fight.”</text:p>
      <text:p text:style-name="P463">— “This is the part where it gets really good,” — Pinkie whispered mostly to herself.</text:p>
      <text:p text:style-name="P465">— “After a few… underhanded tricks, I finally snatched the crown for myself. When I finally put it on, I… I got all the power I wanted, but…”</text:p>
      <text:p text:style-name="Text_20_body">Sunset stopped, unable to find the words to explain what happened next. She had turned into a monster, an experience that still confused, and even frightened her. That had not been part of her plan. </text:p>
      <text:p text:style-name="Text_20_body">What she felt during her time as a demon, all of the thoughts and emotions running through her at that moment… Sunset realized she wasn’t ready to talk about it. She <text:span text:style-name="Emphasis">couldn’t</text:span> talk about it. Luckily for her, Pinkie interjected.</text:p>
      <text:p text:style-name="P466">— “So basically, Sunset turned into this really scary monster with bat wings and sharps claws, and then she broke the school and brainwashed all of the students, before saying, ‘Twilight keeps getting in my way, and now, I’m going to destroy her, raawr!’ So she makes this big fireball and throws it at her, but we were Princess Twilight’s friends, ‘cause she helped all of us become friends again when Sunset divided us, and we weren’t going to let Twilight stand by herself! So we all got into a big group hug, which activated some <text:span text:style-name="T44">more</text:span> super cool magic! And we all floated into the sky and shot a super pretty rainbow beam at Sunset, and she turned back to normal! Then we all danced and Twilight went home. The end!”</text:p>
      <text:p text:style-name="P467">Sunset pointed to Pinkie.</text:p>
      <text:p text:style-name="P468">— "That… just about sums it up.”</text:p>
      <text:p text:style-name="P467">Twilight put her hands together on the table and rested her chin on them.</text:p>
      <text:p text:style-name="P468">— “So, let me see if I’ve got this straight: there’s another Twilight Sparkle who is a magical pony princess in another world, and you stole her crown so you could have magic powers. But, she chased you back to this world and brought the whole school together to vote for her instead of you for princess of a dance, <text:soft-page-break/>only you took the crown anyway and turned into a monster. But, the other Twilight and these girls stood up to you and fired some magical rainbow that turned you back?”</text:p>
      <text:p text:style-name="P469">— <text:span text:style-name="T1163">Ага.</text:span> — <text:span text:style-name="T1164">Сансет кивнула.</text:span></text:p>
      <text:p text:style-name="Text_20_body">Twilight was silent for a moment. Then she burst into hysterical laughter, clutching her sides.</text:p>
      <text:p text:style-name="P469">— “That is the <text:span text:style-name="Emphasis">dumbest</text:span> thing I have ever heard! Hahaha, you had me worried for a second. You looked so serious back on the bridge, I actually believed you! Haha! And the fact that you got all of them to play along—wow, you must be dedicated! Okay, okay I get it, haze the new girl; even I have to admit, that was pretty good.”</text:p>
      <text:p text:style-name="P470">Twilight’s laughter came to an end as she wiped the tears from her eyes. She looked around at the faces staring back at her. Only Pinkie was smiling, as usual. Twilight’s own grin slid from her face.</text:p>
      <text:p text:style-name="P471">— “Okay, I caught on. Why aren’t you girls laughing with me?”</text:p>
      <text:p text:style-name="P471">— “Because, sugarcube… we ain’t jokin’,” — Applejack said.</text:p>
      <text:p text:style-name="P472">— “But you <text:span text:style-name="Emphasis">have</text:span> to be joking.” — Twilight gave a weak laugh. — “You don’t really think there’s a world filled with ponies, and that <text:span text:style-name="Emphasis">she</text:span> turned into a demon.” — Twilight pointed at Sunset who now wore an impassive face.</text:p>
      <text:p text:style-name="P473">Еплджек кивнула.</text:p>
      <text:p text:style-name="P474">— “Ah do, because Ah was there when it all happened. Ah know it’s hard to believe, but it’s the truth.”</text:p>
      <text:p text:style-name="P474">— “No, it isn’t,” — Twilight said, starting to sound angry. — “Listen to yourselves, you’re spouting off things that only happen in… in science fiction novels, or children’s books! Interplanetary travel is still a decade away, <text:span text:style-name="Emphasis">at least</text:span>, and you’re telling me that there’s another <text:span text:style-name="Emphasis">dimension</text:span><text:span text:style-name="T44"> </text:span>that connects to this world? You’re all crazy!”</text:p>
      <text:p text:style-name="P475">Rarity looked over to Pinkie.</text:p>
      <text:p text:style-name="P476">— “Show her the picture.”</text:p>
      <text:p text:style-name="Text_20_body">Pinkie reached into her hair and produced a simple photograph, handing it to Twilight.</text:p>
      <text:p text:style-name="P475"><text:soft-page-break/>Twilight took it and her eyes grew to the size of dinner plates.</text:p>
      <text:p text:style-name="P476">— “That… that’s me. But… how? And why do I have wings?”</text:p>
      <text:p text:style-name="P476">— <text:span text:style-name="T1165">Магія.</text:span> — <text:span text:style-name="T1165">Сказала Сансет.</text:span></text:p>
      <text:p text:style-name="P477">— <text:span text:style-name="T1166">Магія</text:span>… — Twilight trailed off, then furrowed her eyebrows. — <text:span text:style-name="T1166">Або Фотошоп.</text:span></text:p>
      <text:p text:style-name="P478">Sunset couldn’t help but smirk.</text:p>
      <text:p text:style-name="Думки_20_Сансет">She’s really trying not to believe this.</text:p>
      <text:p text:style-name="P477">— “Pinkie,” — Sunset snapped her fingers, — “show her the video.”</text:p>
      <text:p text:style-name="P477">— “Girrrrl, don’t you snap your fingers at me,” — Pinkie said, rolling her neck.</text:p>
      <text:p text:style-name="Text_20_body">Sunset slammed her palm against the table, glaring at her.</text:p>
      <text:p text:style-name="P477">— “Right, video, on it.”</text:p>
      <text:p text:style-name="P479">Pinkie ducked under the table and produced a very pink laptop from her bag. She pulled up the slander video Sunset had made of Twilight, and flipped the computer around.</text:p>
      <text:p text:style-name="P477">— “Umm, yeah, it’s kinda bad.”</text:p>
      <text:p text:style-name="Text_20_body">Twilight leaned in and watched the video play. Sunset could hear her own narration, recalling fondly of her impressive video making skills. She watched Twilight’s frown grow deeper and deeper as the video continued, and she slammed the computer shut when it finished.</text:p>
      <text:p text:style-name="P480">— “So.” — Sunset smiled viciously. — “Where’s your science fiction now?”</text:p>
      <text:p text:style-name="P481">Twilight put her head in her hands.</text:p>
      <text:p text:style-name="P480">— “There has to be an explanation for this. You guys are just pulling a really drawn out prank, right?” — She was almost pleading now.</text:p>
      <text:p text:style-name="P482">Sunset growled in frustration.</text:p>
      <text:p text:style-name="P480">— “No, we aren’t. Look, Twilight, you wanted the truth, well here it is!” — She leaned back in her chair and crossed her arms. — “I told you, you couldn’t handle it.”</text:p>
      <text:p text:style-name="P480">— “No, it’s not that! I just… I thought… I was hoping…”</text:p>
      <text:p text:style-name="P483">— “That I was wrong?”</text:p>
      <text:p text:style-name="P482"><text:soft-page-break/>Twilight picked up her lunch, look very tired.</text:p>
      <text:p text:style-name="P484">— “I need some time alone.” — She walked off to the last unoccupied table, slumping into her chair.</text:p>
      <text:p text:style-name="P484">— “Oh my, she looks pretty distraught,” — Fluttershy said.</text:p>
      <text:p text:style-name="P484">— “Yeah…” — Sunset nodded. Her face instantly brightened up. — “Well, that was fun!”</text:p>
      <text:p text:style-name="Text_20_body">Rainbow opened her mouth, no doubt to give Sunset a verbal lashing, but Applejack beat her to it.</text:p>
      <text:p text:style-name="P484">— “Sunset, why do you hate her so much?”</text:p>
      <text:p text:style-name="P484">— “I don’t hate her.”</text:p>
      <text:p text:style-name="Думки_20_Сансет">I don’t?</text:p>
      <text:p text:style-name="P484">— “I hate the other Twilight Sparkle.”</text:p>
      <text:p text:style-name="Думки_20_Сансет">Okay, that makes sense.</text:p>
      <text:p text:style-name="P484">— “I just… mildly dislike her because they share the same face.”</text:p>
      <text:p text:style-name="P485">Rarity poked at her salad.</text:p>
      <text:p text:style-name="P484">— “Well, I think it’s safe to say, we may have scarred her for life.”</text:p>
      <text:p text:style-name="Text_20_body">They all looked back at Twilight, just in time to see Flash Sentry approach her.</text:p>
      <text:p text:style-name="Думки_20_Сансет"><text:span text:style-name="T44">Oh, </text:span>this <text:span text:style-name="T44">should be good.</text:span></text:p>
      <text:p text:style-name="Text_20_body">Flash looked more confused the longer he talked to Twilight. Eventually, she just shook her head and proceeded to eat her lunch, trying to ignore the world around her. Flash looked dejected for a moment before he turned and walked towards Sunset’s table.</text:p>
      <text:p text:style-name="P486">— “Alright, can someone please explain to me what’s going on?” — It had been a general question, but his eyes were locked on Sunset. — “Why is Twilight acting like she doesn’t remember… well, anything?”</text:p>
      <text:p text:style-name="P487">— “It’s simple,” — Sunset smiled, throwing extra venom into her words. — “That’s not the Twilight Sparkle you fell in love with.”</text:p>
      <text:p text:style-name="P485">Flash’s face turned red.</text:p>
      <text:p text:style-name="P487"><text:soft-page-break/>— “Well I-I don’t know if I… wait, what do you mean that isn’t the same Twilight Sparkle? She looks just the same.”</text:p>
      <text:p text:style-name="P487">— I mean, your little girlfriend came from another world, and now, she’s gone, and you’ll probably never see her again. That one is the version of Twilight Sparkle that actually lives here. I’d tell you more, but you already missed story time, and I don’t feel like repeating myself.</text:p>
      <text:p text:style-name="P485">Flash stared at her before turning to the other girls.</text:p>
      <text:p text:style-name="P488">— “Can one of you help me out here?”</text:p>
      <text:p text:style-name="P485">Applejack shrugged.</text:p>
      <text:p text:style-name="P488">— “Sorry, Flash, but it’s pretty much like Sunset said. That Twilight Sparkle and the Twilight Sparkle from last week are two different Twilight Sparkles.”</text:p>
      <text:p text:style-name="P488">— “Alright.” — Flash sighed and rubbed his head. — “The only reason I’m going to believe that is because what I saw at the dance still defies explanation. So, I guess weirder things have happened.”</text:p>
      <text:p text:style-name="Text_20_body">He shoved his hands into his pockets and walked away, still looking put out, leaving Sunset in an even better mood than before.</text:p>
      <text:p text:style-name="Думки_20_Сансет">I just destroyed someone’s entire belief in science, and indirectly broke my ex-boyfriend's heart. Today was a good day.</text:p>
      <text:p text:style-name="Пропуск">******</text:p>
      <text:p text:style-name="P489">Twilight climbed to the top of the stairs and entered her room, exhausted from the long day. It had been a chore lying to her parents about the ‘interesting’ day she had, and meeting all of the ‘colorful’ people at lunch.</text:p>
      <text:p text:style-name="Думки_20_Твайлайт">Who delivered life altering news!</text:p>
      <text:p text:style-name="Text_20_body">She collapsed onto her bed. shutting her eyes, and even ignoring the loving dog kisses Spike tried to give her. She wasn’t sure what bugged her more: the fact that magic existed, or the fact that she was a pony princess in another world who stood up to a demon. She reached for her pillow and let out a muffled yell.</text:p>
      <text:p text:style-name="Думки_20_Твайлайт">What am I getting so worked up about? So what if there’s another me who has magic powers… and is a pony… It doesn’t matter! It’s not like we’ll ever meet or anything! This doesn’t change anything at all! Just because magic exists doesn’t disprove science, it just… bends a few rules. So, there are other dimensions. That just proves the multiverse theory! See, Twilight? Nothing to get worked up about.</text:p>
      <text:p text:style-name="Text_20_body">Twilight lifted her head and finally acknowledged Spike, petting him on the head. His presence seemed to always calm her down when she went into one of her moods. She flipped onto her back, letting Spike curl up on her stomach.</text:p>
      <text:p text:style-name="Думки_20_Твайлайт">Okay, so the alternate reality thing does explain some stuff, like how everyone at the school already knows my name. And if the whole story is true, then it explains why the school was closed last week.</text:p>
      <text:p text:style-name="Text_20_body">Oddly enough, Twilight was starting to find it easy to believe that her other world counterpart was a pony. What she couldn’t believe was…</text:p>
      <text:p text:style-name="P490">Sunset Shimmer… was a monster?</text:p>
      <text:p text:style-name="Text_20_body">Sure, she seemed hard on the outside; cold, mean and maybe a little spiteful. But a monster? An actual, winged beast of some sort? </text:p>
      <text:p text:style-name="Text_20_body">Twilight shook her head. She thought back to the alley, and how Sunset had stood up to those two men. How she had easily dispatched them with a rough, yet seemingly eloquent fighting style. Would a monster do that? Yes, Sunset gave off the impression that she hated Twilight, but there had to be more to it than that.</text:p>
      <text:p text:style-name="Text_20_body"><text:soft-page-break/>Sunset Shimmer had saved Twilight’s life.</text:p>
      <text:p text:style-name="Text_20_body">And Twilight just couldn’t let it go. </text:p>
      <text:h text:style-name="Heading_20_1" text:outline-level="1"><text:bookmark-start text:name="__RefHeading___Toc198_788317178"/><text:span text:style-name="T1167">Крок</text:span> 8: <text:span text:style-name="T1168">Зламана система</text:span><text:bookmark-end text:name="__RefHeading___Toc198_788317178"/></text:h>
      <text:p text:style-name="Text_20_body">Sunset opened her locker and looked at the small list that had been taped to the inside of the door. She pulled a pen out of her backpack and read through it:</text:p>
      <text:p text:style-name="P491"><text:span text:style-name="Emphasis">1: Get rid of Twilight Sparkle.</text:span></text:p>
      <text:p text:style-name="P492">Check.</text:p>
      <text:p text:style-name="P491"><text:span text:style-name="Emphasis">2: Revenge on Flash Sentry.</text:span></text:p>
      <text:p text:style-name="P492">She shrugged. She had done that more or less. Check.</text:p>
      <text:p text:style-name="P491"><text:span text:style-name="Emphasis">3: Make friends with the five most annoying girls in school.</text:span></text:p>
      <text:p text:style-name="P492">Sunset grimaced, stuffing her pen away. That one was still going to take some work.</text:p>
      <text:p text:style-name="Text_20_body">While the majority of them seemed to have forgiven her for the incident at the petting zoo, there was still the unwillingness to want to be friends on her own end. Sunset knew she had to make friends if she wanted her life to become… somewhat normal again, but it was a hard feat when she still resented everyone.</text:p>
      <text:p text:style-name="Text_20_body">There was also another problem now.</text:p>
      <text:p text:style-name="Text_20_body">Three days ago, Sunset had told Twilight about the other world and her pony princess twin. And while that seemed to have rattled Twilight enough to give Sunset some distance, (though she seemed to persist in smiling and waving at her in the hallways) the Canterlot High Five, as Pinkie insisted they be called, were only too eager to be friends with Twilight.</text:p>
      <text:p text:style-name="Text_20_body">Since then, Sunset had kept her distance from all six of them. While she might be willing to force herself to be friends with those five, being friends with the mirror image of the girl who had ruined her life was… well… Sunset wasn’t sure what it was.</text:p>
      <text:p text:style-name="Text_20_body">She grabbed the textbook she had originally come to get and shoved it into her backpack before slamming the locker shut. It wasn’t fair. She desperately wanted to hate Twilight with all of her heart, and she did… just not <text:span text:style-name="T44">this </text:span>Twilight. This Twilight hadn’t done anything to her, other than bug her for the truth. It was a conflict that set guilt upon Sunset’s heart. </text:p>
      <text:p text:style-name="Text_20_body"><text:soft-page-break/>Guilt was a feeling Sunset was starting to experience more of lately, something that really annoyed her. She had begun to feel genuinely guilty about what she had done to the school and the students, and guilty about hating them when most of them had done nothing to her.</text:p>
      <text:p text:style-name="Text_20_body">So now, it was guilt that Sunset felt when she thought about Twilight Sparkle and any of the nasty things that she could potentially do to ruin her life. It wasn’t fair to take revenge against someone who had one week ago been completely ignorant of everything. It wasn’t fair to hate her for something she didn’t do.</text:p>
      <text:p text:style-name="Text_20_body">That concept, however, only made Sunset hate Twilight for not being able to properly hate her, although it was more of a hollow hatred, and was always trailed by guilt. It was an annoying, vicious and exhausting cycle.</text:p>
      <text:p text:style-name="Text_20_body">For Sunset, there was only one person in the school she could hate without feeling guilty about it.</text:p>
      <text:p text:style-name="Text_20_body">Rainbow Dash.</text:p>
      <text:p text:style-name="Text_20_body">She made no effort to hide her disdain for Sunset, and the feeling was mutual. Sunset enjoyed it though. While the rest of the school had simply taken to ignoring her, Rainbow hated her, allowing Sunset to freely reciprocate it, guilt free. </text:p>
      <text:p text:style-name="P493">As she walked down the hall, boots squeaking against the polished floors, Sunset thought.</text:p>
      <text:p text:style-name="Думки_20_Сансет">Why can’t life just be that simple? Everyone hates me, I hate them, and we all just go about our day.</text:p>
      <text:p text:style-name="P493">Instead, she was being forced to stop hating and make friends, completely ruining an otherwise perfect system. </text:p>
      <text:p text:style-name="Думки_20_Сансет">Until the curse is lifted. Then I can go right back to hating everyone.</text:p>
      <text:p text:style-name="P494">Sunset stopped walking. Something about that seemed… rather sad. Before she could put too much thought into it, the bell for the next class rang, sending students into the usual rampaging frenzy to get there on time.</text:p>
      <text:p text:style-name="Text_20_body">Sunset rode the human current and fought her way out of the tide when her classroom came up. Rarity had already made it in and had seated herself near <text:soft-page-break/>the front. She gestured for Sunset to take the seat next to her. Sunset rolled her eyes but complied nonetheless.</text:p>
      <text:p text:style-name="P495">— “Hello, Sunset, how are you today?” — Rarity asked with genuine sweetness.</text:p>
      <text:p text:style-name="P495">— “Alright, I guess,” — Sunset replied in a languid manner.</text:p>
      <text:p text:style-name="P496">Rarity had made it a habit to always ask how Sunset was doing, though Sunset hardly varied in her answers. Besides, if she did have anything to share, she doubted she would share it with Rarity.</text:p>
      <text:p text:style-name="Text_20_body">Then again, she supposed that was something friends did with each other. Shared feelings and stupid things like that.</text:p>
      <text:p text:style-name="P495">— “Are you doing anything after school today?”</text:p>
      <text:p text:style-name="P497">Sunset dropped her head into her hand.</text:p>
      <text:p text:style-name="P495">— “Yeah, detention.”</text:p>
      <text:p text:style-name="Думки_20_Сансет">Again.</text:p>
      <text:p text:style-name="P498">Rarity snapped her fingers.</text:p>
      <text:p text:style-name="P495">— “Drat, I forgot about your, ahem, punishments. How long do you have to serve detention for?”</text:p>
      <text:p text:style-name="P495">— “A month,” — Sunset said sourly.</text:p>
      <text:p text:style-name="P495">— “Well…” — Rarity twirled a finger through her purple curls. — “I suppose that’s better than the alternative of getting suspended… or expelled. Ms. Celestia was pretty forgiving, don’t you think?”</text:p>
      <text:p text:style-name="P495">— “Yeah, she was.”</text:p>
      <text:p text:style-name="Думки_20_Сансет">I’m just glad she didn’t ask for a parent-teacher conference or anything like that.</text:p>
      <text:p text:style-name="Text_20_body">The last of the students filed in as the bell rang a second time, signaling the start of class. Sunset pulled out her text book and began to mindlessly take notes, while Mr. Noteworthy lectured on about some obscure moment in history.</text:p>
      <text:p text:style-name="Text_20_body">History was the only class Sunset actually had to work for her perfect grade. She could never bother to remember all of the dates, and who killed who for what reason, starting this particular war.</text:p>
      <text:p text:style-name="Думки_20_Сансет"><text:soft-page-break/>Humans seem to enjoy killing themselves.</text:p>
      <text:p text:style-name="P499">That was the main thing she had taken away from three years of human history. Monster attacks aside, Sunset hadn’t realized just how much of a radiant paradise Equestria was until she had come here. Of course, there had been wars, but never to the extent the humans had taken things.</text:p>
      <text:p text:style-name="Text_20_body">Thinking of Equestria sent a small pang of homesickness through Sunset’s heart. The last time she had gone home, it was only to commit an act of petty theft. It had been so long since she had seen the rolling fields of the Unicorn Range, or the pristine, shining buildings of Canterlot. So long since she had seen her mother or father… or Celestia.</text:p>
      <text:p text:style-name="Text_20_body">Her writing slowed to a crawl as her mind wandered off. She knew time flowed differently between the two worlds, and wondered if anyone would still remember her. Would her parents recognize her? Were they still around? Would Celestia have forgiven her by now? They hadn’t parted on the best of terms, and while Sunset was still upset with her, part of her yearned to see Celestia’s sweet, forgiving face.</text:p>
      <text:p text:style-name="P500">— “<text:span text:style-name="Emphasis">Sunset!</text:span><text:span text:style-name="T44">”</text:span></text:p>
      <text:p text:style-name="Text_20_body">Sunset jerked her head up from her notes and looked at Rarity, who had hissed her name. She was pointing forward to a scowling Mr. Noteworthy.</text:p>
      <text:p text:style-name="P500">— “Ms. Shimmer, I asked you a question. Are you even paying attention to the lecture?”</text:p>
      <text:p text:style-name="P500">— “No, not really.” — Sunset cringed.</text:p>
      <text:p text:style-name="P501">It was times like this she desperately missed lying. However, the rest of the class seemed to have gotten a laugh out of her snide remark. </text:p>
      <text:p text:style-name="P502">Mr. Noteworthy’s scowl deepened and he said.</text:p>
      <text:p text:style-name="Діалог">“Well then, I guess I’ll just have to talk to the principal about adding on another day of detention for you. Perhaps then the lesson will sink in.”</text:p>
      <text:p text:style-name="P502">Ignoring the sniggering going on behind her, Sunset sank into her chair.</text:p>
      <text:p text:style-name="P500">— “Great.”</text:p>
      <text:p text:style-name="Пропуск">******</text:p>
      <text:p text:style-name="Text_20_body">Lunch had started as a tepid affair, with Sunset poking at her meal alone and in peace. She looked over to the table where the Canterlot Five were sitting, along with Twilight. </text:p>
      <text:p text:style-name="Text_20_body">Digging into her salad, Sunset couldn’t help but notice Twilight’s happy expression seemed almost forced. Her smile didn’t quite reach her eyes, which occasionally wandered around the cafeteria in a frantic, searching manner.</text:p>
      <text:p text:style-name="P503">Sunset looked down at her food, smirking to herself.</text:p>
      <text:p text:style-name="Думки_20_Сансет">What’s the matter, Sparkle? Trouble in friendship paradise?</text:p>
      <text:p text:style-name="P503">Underneath her feeling of glee, Sunset couldn’t help but wonder what Twilight was looking so nervous about. She lifted her eyes back to the opposing table. Come to think of it, Twilight often wore that expression whenever she was around any of those girls.</text:p>
      <text:p text:style-name="Думки_20_Сансет"><text:span text:style-name="T44">Wait a minute</text:span>…</text:p>
      <text:p text:style-name="P504">Sunset counted the heads at the table. Someone was missing.</text:p>
      <text:p text:style-name="Думки_20_Сансет">Where did Pinkie…?</text:p>
      <text:p text:style-name="P505">— “Hiya, Sunset!”</text:p>
      <text:p text:style-name="P505">— “<text:span text:style-name="Emphasis">Gah!</text:span>” — Sunset nearly fell out of her chair at the sudden manifestation of Pinkie Pie. — “Pinkie!” — Sunset fumed. — “Don’t do that! You nearly gave me a heart attack!”</text:p>
      <text:p text:style-name="P506">Pinkie dropped into the chair next to her and gave an apologetic smile.</text:p>
      <text:p text:style-name="P505">— “Sorry, I just saw you sitting here all alone and thought you might want some company. I didn’t mean to scare you.” — She rubbed her hands together in a sinister manner. — “Then again, it <text:span text:style-name="Emphasis">is</text:span> almost Halloween, which means it’s time for me to start scaring everyone! Mwahahahaha!”</text:p>
      <text:p text:style-name="P507">Sunset watched with dispassion as Pinkie cackled like a cheesy villain, throwing her hands in the air.</text:p>
      <text:p text:style-name="P505">— “You have problems.”</text:p>
      <text:p text:style-name="P507">Pinkie stopped laughing and shrugged.</text:p>
      <text:p text:style-name="P505"><text:soft-page-break/>— “My mom says I eat too much candy.” — She reached into her hair and pulled out a lollipop. — “But I can stop anytime I want to.” </text:p>
      <text:p text:style-name="P508">— “Uh-huh. Is there a particular reason you came to bug me, or are you just shooting to be extra annoying today?”</text:p>
      <text:p text:style-name="P507">Pinkie stuck the sucker into her mouth and frowned.</text:p>
      <text:p text:style-name="P508">— “Boy, someone must have woken up with a lemon in her mouth, because you are <text:span text:style-name="T44">sour.</text:span> I just wanted to see why you were alone.”</text:p>
      <text:p text:style-name="P507">Sunset went back to eating her salad.</text:p>
      <text:p text:style-name="P508">— “I happen to enjoy eating alone.”</text:p>
      <text:p text:style-name="P508">— “Why?” — Pinkie asked innocently.</text:p>
      <text:p text:style-name="P508">— “Because I dislike spending time with other people.”</text:p>
      <text:p text:style-name="P508">— “Why?”</text:p>
      <text:p text:style-name="P508">— “Because I don’t like other people.”</text:p>
      <text:p text:style-name="P508">—“Why?”</text:p>
      <text:p text:style-name="P508">— Because people are annoying! And if you say ‘why’ one more time, I will rip your tongue out and feed it to you!</text:p>
      <text:p text:style-name="P507">Pinkie blinked, still slurping on her lollipop.</text:p>
      <text:p text:style-name="P509">— “Has anyone told you, you have anger issues?”</text:p>
      <text:p text:style-name="P507">Sunset took a calming breath.</text:p>
      <text:p text:style-name="P509">— “It’s been brought up before.” </text:p>
      <text:p text:style-name="P510">Pinkie leaned in and wrapped an arm around her.</text:p>
      <text:p text:style-name="P509">— “That’s okay! I used to be sad a lot when I was younger, but then, I met friends who taught me to always see the bright side of things! You just need to stop being such a sourpuss mcgrumpypants and make friends! And smile more, definitely smile more!”</text:p>
      <text:p text:style-name="P509">— “You’re the second person to tell me that.” — Sunset looked at Pinkie’s arm, then gave her warning glance. — “And do you not remember rule number one?”</text:p>
      <text:p text:style-name="P509">— <text:span text:style-name="T1169">Не розмовляти про бійцівський клуб?</text:span></text:p>
      <text:p text:style-name="P510"><text:soft-page-break/>Sunset was caught between the urge to slam her face against the table or choke Pinkie until she was blue.</text:p>
      <text:p text:style-name="P511">— <text:span text:style-name="T1169">Ти абсолютно безнадійна.</text:span></text:p>
      <text:p text:style-name="P512">— <text:span text:style-name="T1170">Хей, ти друга людина яка каже це </text:span><text:span text:style-name="Emphasis"><text:span text:style-name="T1170">мені</text:span></text:span><text:span text:style-name="T1170">!</text:span> <text:span text:style-name="T1170">Дивно, чи не так?</text:span></text:p>
      <text:p text:style-name="P510">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Rainbow turned around and glared at both Pinkie and Sunset. Sunset locked eyes with her for a moment before turning to see Pinkie pointing back at her, while looking the other way, whistling innocently. </text:p>
      <text:p text:style-name="P513">— “That’s strike two!” — Rainbow called.</text:p>
      <text:p text:style-name="P513">— “Strike two?” — Sunset held up her hands in confusion. — “What was strike one?”</text:p>
      <text:p text:style-name="P513">— “Probably yelling at Fluttershy,” — Pinkie answered.</text:p>
      <text:p text:style-name="P513">— “Right,” — Sunset said, clicking her tongue. </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P513">— “Hey, Sunset, wait!” — Pinkie caught up to her, nimbly weaving through the crowd. — “You should come to Sugarcube Corner with us after school!”</text:p>
      <text:p text:style-name="P513">— “Can’t, I have detention.”</text:p>
      <text:p text:style-name="P513">— “Aww, bummer. What about tomorrow?”</text:p>
      <text:p text:style-name="P514">Sunset looked back at her.</text:p>
      <text:p text:style-name="P513">— “Pinkie, I have detention for the rest of the month and then some.”</text:p>
      <text:p text:style-name="P513">— “Geez, Louise! Well, in that case, we’ll just have to have a detention party sometime!” — Pinkie cheered. — “Nothing cheers up detention like spending it with some good friends!” — She turned off into another hallway, waving fervently. — “Bye, Sunset! Have fun in detention!”</text:p>
      <text:p text:style-name="Text_20_body"><text:soft-page-break/>Sunset kept walking, pushed by the ever moving crowd. A party in detention? She couldn’t help but smirk. As annoying as Pinkie was, Sunset had to admit she wouldn’t mind seeing that happen.</text:p>
      <text:p text:style-name="Пропуск">******</text:p>
      <text:p text:style-name="Text_20_body">The rest of the day went by without incident, and while the last bell marked the end of the school session and freedom for most, for Sunset, it signaled the start of another two hours of mind numbing tasks.</text:p>
      <text:p text:style-name="Text_20_body">Today, she had been assigned to mop all of the hallways around school, something that made her question the purpose of having a janitor. </text:p>
      <text:p text:style-name="Text_20_body">She decided to get to work without making a fuss to Celestia. The faster she finished, the faster she could go home and do… nothing. </text:p>
      <text:p text:style-name="P515">— “Well, nothing is still better than this,” — she grumbled, dragging the wet mop across the floor.</text:p>
      <text:p text:style-name="P516">Though she supposed it was better than what Snips and Snails were doing: cleaning all of the dishes from lunch.</text:p>
      <text:p text:style-name="Text_20_body">She made quick work of the central hall before she trailed down the eastern corridor savoring the sweet silence. Everyone had been so eager to go home, she bet the only people left were the kids on the fall sports teams.</text:p>
      <text:p text:style-name="Text_20_body">At least, that’s what she had assumed until a faint noise brushed against her ears. It was quiet and muffled, but Sunset could tell it belonged to a human, and it almost sounded like crying.</text:p>
      <text:p text:style-name="Text_20_body">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Думки_20_Сансет">Of all people, it just had to be her!</text:p>
      <text:p text:style-name="P517">Sunset leaned against one of the sinks and crossed her arms.</text:p>
      <text:p text:style-name="P515">— “Alright, Twilight, come out of there,” — she said tersely.</text:p>
      <text:p text:style-name="P517"><text:soft-page-break/>There was a gasp, followed by the sound of an unlocking bolt before Twilight stuck her head out of the stall, her face streaked with tear marks.</text:p>
      <text:p text:style-name="P515">— “H-How did you know it was me?”</text:p>
      <text:p text:style-name="P515">— “I saw your dorky boots. Why are you in here anyway? Doesn’t your dad pick you up?”</text:p>
      <text:p text:style-name="P518">Twilight fully emerged from her hiding place, wiping her eyes on the back of her hand.</text:p>
      <text:p text:style-name="P515">— “He had to stay late at work today, so I have to walk home…”</text:p>
      <text:p text:style-name="P518">Sunset raised a brow.</text:p>
      <text:p text:style-name="P515">— “Why didn’t you walk home with any of the girls?”</text:p>
      <text:p text:style-name="P518">She must have found the root of the problem, because at the mention of the five, Twilight bit her lip and avoided Sunset’s eyes.</text:p>
      <text:p text:style-name="P518">A grin began to creep back across Sunset’s face.</text:p>
      <text:p text:style-name="P515">— “What, have they driven you crazy already? It’s okay, I can barely stand them either.”</text:p>
      <text:p text:style-name="P518">Twilight broke into a fresh wave of tears, instantly wiping Sunset’s smile away.</text:p>
      <text:p text:style-name="P515">— “I-It’s n-not that! T-They don’t want to be <text:span text:style-name="Emphasis">my</text:span> f-friend!”</text:p>
      <text:p text:style-name="P515">— “What?”</text:p>
      <text:p text:style-name="P519">Shaking her head, Twilight cried.</text:p>
      <text:p text:style-name="P515">— “The way they l-look at me! They think I’m <text:span text:style-name="Emphasis">her</text:span>! T-They want to be friends with <text:span text:style-name="Emphasis">Princess</text:span> Twilight Sparkle, not me! I… I’m just a stand in for her because we have the same name and look alike! They don’t want to be my friends…”</text:p>
      <text:p text:style-name="P520">Sunset slumped her shoulders, watching Twilight weep into her hands. It was pretty sad to be thought of as just a stand in for someone else. And while Sunset loved the idea of kicking someone while they were down, something inside her told her now wasn’t the best of times.</text:p>
      <text:p text:style-name="Думки_20_Сансет">I’m going to regret this later, I just know it.</text:p>
      <text:p text:style-name="P521">— “Twilight, look at me.”</text:p>
      <text:p text:style-name="Text_20_body">Twilight lifted her head, staring at Sunset with bloodshot eyes.</text:p>
      <text:p text:style-name="P520"><text:soft-page-break/>Sunset made a face of disgust. She reached over and pulled some paper towels out of the dispenser.</text:p>
      <text:p text:style-name="P522">— “Okay, first of all, stop crying and clean your face up; you look pathetic.”</text:p>
      <text:p text:style-name="P520">She handed the towels to Twilight, allowing her to wipe up her tears and clean her nose.</text:p>
      <text:p text:style-name="P522">— “Now,” — Sunset’s voiced softened, — “listen to me when I tell you that those girls want to be <text:span text:style-name="T44">your</text:span> friend. They want to get to know <text:span text:style-name="Emphasis">you</text:span>. Them replacing you for the other Twilight is all just in your head.”</text:p>
      <text:p text:style-name="P522">— But<text:span text:style-name="T10">…</text:span></text:p>
      <text:p text:style-name="P522">— “Don’t interrupt me!” — Sunset warned. — “It’s in your head, Sparkle. As much as I loathe to admit it, those are probably the nicest and most sincere girls you’re going to meet around here. The last thing they want to do is hurt you or pretend you’re just a replacement for someone else.”</text:p>
      <text:p text:style-name="P523">Twilight wiped her eyes again.</text:p>
      <text:p text:style-name="P522">— “Do you really mean it?”</text:p>
      <text:p text:style-name="P523">Sunset nodded.</text:p>
      <text:p text:style-name="P522">— “Yeah, I do. They barely knew Twilight for three days. You have the rest of the year to make an impression.”</text:p>
      <text:p text:style-name="P522">— “I guess you’re right,” — Twilight sniffled. — “I just feel like… whenever they look at me, they’re looking for a princess…”</text:p>
      <text:p text:style-name="P522">— “Yeah, well, she ain’t all they make her out to be.” — Sunset crossed her arms again. — “Besides, it was a one-time thing. Give it a few weeks, and everyone will have moved on or thought it was some really crazy dream. The attention span of a teenager only lasts so long.”</text:p>
      <text:p text:style-name="P524">Twilight let out a weak chuckle.</text:p>
      <text:p text:style-name="P522">— “You’re right. Rarity and Pinkie and all of them, they all seem like really nice girls. I guess I was just overreacting. If I just be myself, then they’ll just come to expect that from me.”</text:p>
      <text:p text:style-name="P522">— “If you want to simplify it to an after-school special, sure,” — Sunset said with a shrug.</text:p>
      <text:p text:style-name="P524"><text:soft-page-break/>Tossing the napkins away, Twilight grabbed her backpack and slung it over her back.</text:p>
      <text:p text:style-name="P522">— “Thanks for talking to me, Sunset. I actually feel better now.”</text:p>
      <text:p text:style-name="P522">— “Meh.”</text:p>
      <text:p text:style-name="P524">Sunset turned away, waiting for Twilight to take her leave. When she continued to stand there, Sunset asked.</text:p>
      <text:p text:style-name="P525">— “What else do you want, a cookie and a pat on the head?”</text:p>
      <text:p text:style-name="P525">— “No, I was just…” — A slight blush appeared on Twilight’s cheeks. — “I was just wondering if you wanted to walk home with me?”</text:p>
      <text:p text:style-name="P524">Sunset gave her a lidded stare.</text:p>
      <text:p text:style-name="P525">— “No. Besides, I have detention.”</text:p>
      <text:p text:style-name="P525">— “Oh.” — Sunset couldn’t believe how disappointed Twilight looked. — “Well, I guess I’ll see you tomorrow.”</text:p>
      <text:p text:style-name="Text_20_body">Twilight pulled the door open and walked down the hall.</text:p>
      <text:p text:style-name="Думки_20_Сансет">Hmm, wait a minute. Stay here and mop for another hour and a half, or walk this dork home and enjoy the rest of my day…</text:p>
      <text:p text:style-name="P526">Sunset emerged from the bathroom shouting.</text:p>
      <text:p text:style-name="P525">— “Hey, Sparkle, wait up!” — She walked briskly, catching up to Twilight who had her hand on the entrance door.</text:p>
      <text:p text:style-name="P525">— “What is it?”</text:p>
      <text:p text:style-name="P525">— “I changed my mind. I’ll walk home with you. Just this once.”</text:p>
      <text:p text:style-name="P527">Twilight regarded her with suspicion.</text:p>
      <text:p text:style-name="P525">— “But I thought you said you had detention?”</text:p>
      <text:p text:style-name="P525">— “Yeah, which is exactly why I’m doing this. Walking you home beats mopping floors.”</text:p>
      <text:p text:style-name="Думки_20_Сансет">And yet, is still a punishment in and of itself.</text:p>
      <text:p text:style-name="P525">— “Won’t you get in more trouble for ditching?”</text:p>
      <text:p text:style-name="P525">— “Probably. I’ll cross that bridge when I get there.”</text:p>
      <text:p text:style-name="P527">Twilight took a turn in crossing her arms.</text:p>
      <text:p text:style-name="P528"><text:soft-page-break/>— “I don’t know how I feel about someone ditching detention.”</text:p>
      <text:p text:style-name="P529">Sunset groaned.</text:p>
      <text:p text:style-name="P528">— “Listen, dork, do you want my company or not?”</text:p>
      <text:p text:style-name="P529">Twilight pretended to mull it over a minute before smiling brightly at her.</text:p>
      <text:p text:style-name="P528">— “Of course!” — She pushed open the door, stepping into the fading light of day. — “I just hope you don’t get into too much trouble.”</text:p>
      <text:p text:style-name="P528">— “Pshh, they’ll just give me another day of detention. Gives Pinkie more time to plan her detention party.”</text:p>
      <text:p text:style-name="P528">— “Detention party?” </text:p>
      <text:p text:style-name="P529">With a shake of her head, Sunset said.</text:p>
      <text:p text:style-name="P528">— “That girl will make a party out of anything.”</text:p>
      <text:p text:style-name="P529">They passed the marble statue, gleaming in the light of the sun. Sunset saw Twilight eyeing it.</text:p>
      <text:p text:style-name="P528">— “Don’t even think about it. Portal’s closed for another two and a half years.”</text:p>
      <text:p text:style-name="P528">— “Two and a half years? Seems a little specific,” — Twilight mused.</text:p>
      <text:p text:style-name="P528">— “I’m pretty sure it’s based on the lunar cycle of both worlds. Our moon and their moon have to align while in their fullest phase, something that only happens two and a half years, I guess.”</text:p>
      <text:p text:style-name="P528">— “I see. You know, you seem to know a lot about that place. Where’d you get all of this information from?”</text:p>
      <text:p text:style-name="P530">— “From living there half my life,” — Sunset said matter-of-factly.</text:p>
      <text:p text:style-name="P529">Twilight stopped walking, staring at Sunset with wide eyes.</text:p>
      <text:p text:style-name="P530">— “You mean… you’re from Equin… Equa…”</text:p>
      <text:p text:style-name="P529">Sunset stopped and looked back.</text:p>
      <text:p text:style-name="P530">— “Equestria?”</text:p>
      <text:p text:style-name="P530">— “Yes! You’re from Equestria?”</text:p>
      <text:p text:style-name="P530">— “Yes.”</text:p>
      <text:p text:style-name="P530">— “You’re a pony?”</text:p>
      <text:p text:style-name="P530">— “Technically, yeah. I didn’t bring that up three days ago?”</text:p>
      <text:p text:style-name="P531"><text:soft-page-break/>— “No, not really!” — Twilight exasperated.</text:p>
      <text:p text:style-name="P531">— “Huh, I thought it would have at least been implied,” — Sunset said nonchalantly.</text:p>
      <text:p text:style-name="P531">— “How could you leave something like that out? That’s kind of important information!” — Twilight shouted.</text:p>
      <text:p text:style-name="P532">— “Because it wasn’t that important at the time. And why are you getting so worked up about this?”</text:p>
      <text:p text:style-name="P532">— “Well…” — Twilight quickly went from angry to embarrassed. — “Uh, no reason I guess… heh. I just feel like that’s something important you should tell to your friends.”</text:p>
      <text:p text:style-name="P529">Sunset rubbed her temples.</text:p>
      <text:p text:style-name="P532">— “What exactly makes you think we’re friends?”</text:p>
      <text:p text:style-name="P532">— “Well, you saved my life, told me the truth about princess pony me instead of holding it over my head, and you just comforted me while I was feeling really down.” — Twilight counted off on her fingers. — “I’m pretty sure those are things friends do for each other.”</text:p>
      <text:p text:style-name="P529">Twilight strode past Sunset, looking pleased with her response, while Sunset just stood there, gaping after her.</text:p>
      <text:p text:style-name="P533">— “I didn’t… that’s not… you… you… you…”</text:p>
      <text:p text:style-name="Думки_20_Сансет">Dammit!</text:p>
      <text:p text:style-name="P529">Sunset pulled at her hair.</text:p>
      <text:p text:style-name="Думки_20_Сансет">Quick, think of something to get her to change her mind!</text:p>
      <text:p text:style-name="P533">— “Oh yeah.” — Twilight turned around. — “I never really said thanks for that, did I? Thank you for being honest with me.” — She walked up to the confused looking Sunset and hugged her tight. — “And thanks again for cheering me up. I knew you couldn’t really be a monster.”</text:p>
      <text:p text:style-name="P529">Sunset stood there, stunned by Twilight's embrace, her mind jumping into overdrive.</text:p>
      <text:p text:style-name="Думки_20_Сансет">Why is she thanking me? Why is she hugging me? Is she crazy? Why in the world does she want to be friends with me?</text:p>
      <text:p text:style-name="P529">Out loud she asked the foremost question on her mind.</text:p>
      <text:p text:style-name="P534"><text:soft-page-break/>— “What are you talking about?”</text:p>
      <text:p text:style-name="P529">Twilight took a step back, releasing Sunset from her hug.</text:p>
      <text:p text:style-name="P534">— “Well, it’s not that I don’t believe the story you told me, but, Pinkie must have been exaggerating when she said you turned into a monster, right?”</text:p>
      <text:p text:style-name="P529">Sunset felt her stomach drop. She put her hands in her pockets and walked past Twilight.</text:p>
      <text:p text:style-name="P534">— “No, she wasn’t,” — she said, her voice now hoarse. — “I really did turn into a monster.”</text:p>
      <text:p text:style-name="P534">— “But… but why?” — Twilight ran to catch up with her. — “Sure, you’re a little mean, but… you aren’t evil…”</text:p>
      <text:p text:style-name="P535">— “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P529">Sunset reached up and wiped her face. She clenched her teeth and said sternly.</text:p>
      <text:p text:style-name="P535">— “And no, I’m not going to talk any more about it. The less said, the better.”</text:p>
      <text:p text:style-name="P529">Twilight looked at her with sad eyes.</text:p>
      <text:p text:style-name="P535">— “Alright then… but, I still don’t think you’re evil. Not anymore at least.”</text:p>
      <text:p text:style-name="P529">There was a moment of silence between them before Sunset asked.</text:p>
      <text:p text:style-name="P535">— “What were you doing out so late that night anyway?”</text:p>
      <text:p text:style-name="P535">— “Oh, well…” — Twilight gave a nervous laugh, rubbing the back of her neck. “I had gone to the library to do some studying and I kinda lost track of time. It wasn’t until the librarian kicked me out that I realized how late it was. I started walking home and I ran into those two guys and… well, you know the rest of the story.”</text:p>
      <text:p text:style-name="P535">— “You spent all day studying in the library?” — Sunset laughed. — “Geez, you <text:span text:style-name="Emphasis">are</text:span> a nerd.”</text:p>
      <text:p text:style-name="P536">— “Hey!” — Twilight looked indignant. — “What about you? Aren’t you the smartest girl in school?”</text:p>
      <text:p text:style-name="P536"><text:soft-page-break/>— “Yeah, but I don’t have to study, it all just comes naturally. Except for history.”</text:p>
      <text:p text:style-name="P529">Twilight snorted.</text:p>
      <text:p text:style-name="P536">— “You have a hard time in history?” </text:p>
      <text:p text:style-name="P536">— “Yes, but it isn’t my fault. It’s boring, and there’s too many dates to remember! And all you humans do is kill each other!”</text:p>
      <text:p text:style-name="P536">— “We do more than that,” — Twilight argued. — “Sure, we have our flaws, but we’ve accomplished so much by working together. I mean, we’ve put a man on the moon and sent a rover to Mars! Has the pony world ever done that?”</text:p>
      <text:p text:style-name="P536">— “No,” — Sunset admitted. — “But we did lock a mare <text:span text:style-name="Emphasis">inside</text:span><text:span text:style-name="T44"> </text:span>the moon.”</text:p>
      <text:p text:style-name="P536">— “You… locked someone inside the moon?”</text:p>
      <text:p text:style-name="P536">— “Yeah, long story.” — Sunset waved it off.</text:p>
      <text:p text:style-name="P537">Twilight laughed again.</text:p>
      <text:p text:style-name="P536">— “Well, if you’re really having trouble, maybe I could tutor you sometime,” she offered.</text:p>
      <text:p text:style-name="P537">Sunset rolled her eyes.</text:p>
      <text:p text:style-name="P536">— “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P537">Twilight stopped in front of a light blue one with a small fountain in front of the porch. She beamed at Sunset, blushing slightly.</text:p>
      <text:p text:style-name="P538">— “Thanks again for walking me home.”</text:p>
      <text:p text:style-name="P538">— “Meh.”</text:p>
      <text:p text:style-name="P538">— Is that all you say whenever someone thanks you?”</text:p>
      <text:p text:style-name="P538">— “More or less.” — Sunset shrugged.</text:p>
      <text:p text:style-name="P537"><text:soft-page-break/>Twilight shook her head in disbelief.</text:p>
      <text:p text:style-name="P539">— “Oh!” — She lit up and reached into her backpack. — “I can’t believe I almost forgot again. I’ve been meaning to give this back to you.” — She pulled out a small, pink unicorn and held it up to Sunset. — “You left this on the bridge. I, um, thought you might want it back.”</text:p>
      <text:p text:style-name="P537">Sunset took the unicorn into her hands, staring at it before looking back at Twilight.</text:p>
      <text:p text:style-name="P539">— “Uhh, thanks, I guess.”</text:p>
      <text:p text:style-name="P539">— “You’re welcome. See? That’s how you respond when someone says thank you.”</text:p>
      <text:p text:style-name="Text_20_body">With another roll of her eyes, Sunset turned and started her long walk home.</text:p>
      <text:p text:style-name="P540">— “Bye, Sunset! See you tomorrow!” — Twilight called enthusiastically.</text:p>
      <text:p text:style-name="P540">— “Whatever.”</text:p>
      <text:p text:style-name="P537">Sunset held up the unicorn, scrutinizing it as she thought.</text:p>
      <text:p text:style-name="Думки_20_Сансет">Perfect, I accidentally made Twilight Sparkle my friend. I hate irony.</text:p>
      <text:p text:style-name="P541">— “Almost as much as I hate you,” — she said to the unicorn named Twilight Sparkle.</text:p>
      <text:p text:style-name="P542">— “Yes,” — she made the unicorn answer in a squeaky voice. — “But now, you hate me as a friend!”</text:p>
      <text:p text:style-name="P542">— “That doesn’t make any sense.”</text:p>
      <text:p text:style-name="P542">— “Neither does friendship!”</text:p>
      <text:p text:style-name="P543">Sunset turned her head and saw a curious bystander staring at her.</text:p>
      <text:p text:style-name="P542">— “Mind your own business!” she snapped, scaring him off.</text:p>
      <text:p text:style-name="P542">— “That wasn’t very nice,” — the unicorn said.</text:p>
      <text:p text:style-name="P542">— “…Yeah, I’m so setting you on fire when I get home.”</text:p>
      <text:h text:style-name="Heading_20_1" text:outline-level="1"><text:bookmark-start text:name="__RefHeading___Toc200_788317178"/>II. Some Nights — <text:span text:style-name="T1171">Крок</text:span> 9: Послуга для Флатершай<text:bookmark-end text:name="__RefHeading___Toc200_788317178"/></text:h>
      <text:p text:style-name="P544">Sunset turned the corner and rested against the wall, taking deep, heavy breaths as she tried to recover from the sprint she had just taken. </text:p>
      <text:p text:style-name="P544">It was close by; she could still feel it, and it was only a matter of time before it found her again. Sunset wasn’t sure how much longer she could keep running. Her lungs burned, and her throat felt drier than the San Palomino Desert back in Equestria.</text:p>
      <text:p text:style-name="P544">Still, she couldn’t stay put for long. She couldn’t let herself be caught. With a deep breath, Sunset bolted down the hallway once more, leaping out of the way as one of the lockers opened up, and a pair of shadowy hands tried to snatch at her.</text:p>
      <text:p text:style-name="P544">The deformed, endless corridors that made up this haunting facsimile of Canterlot High twisted on into the darkness, and Sunset could feel herself nearly tripping on the unseen holes in the floor beneath her. </text:p>
      <text:p text:style-name="P544">Turning onto a staircase that stretched on into infinity, Sunset could hear the flapping of wings growing ever closer as she ran.</text:p>
      <text:p text:style-name="Text_20_body">“<text:span text:style-name="T44">Come out, come out, little sun. I thought you wanted friends?”</text:span></text:p>
      <text:p text:style-name="Text_20_body">That’s arguable, <text:span text:style-name="T44">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span></text:p>
      <text:p text:style-name="P544">Only, Applejack looked like she had barely registered the kick as painful. In fact, her expression was completely vacant, and when she opened her eyes, Sunset was horrified to see them glossed over with a familiar teal coloring. </text:p>
      <text:p text:style-name="P544">Applejack moaned again, and began climbing after Sunset, who tore into a run, wanting to distance herself from the zombie as quickly as she could. Unfortunately, as she ran, more and more zombified students began to crop up, <text:soft-page-break/>coming out from within the lockers and pouring out of the classrooms, lumbering after her.</text:p>
      <text:p text:style-name="P544">The entire school was filled with their bone-chilling groans, making Sunset hold her palms over her ears. Yet the noise persisted. And above the moaning, she could still hear the wing beats of her true predator.</text:p>
      <text:p text:style-name="P544">She turned down another hallway, and was devastated to see it was a dead end. There was only one other door, and it opened up to reveal one more zombie. </text:p>
      <text:p text:style-name="P544">Flash Sentry.</text:p>
      <text:p text:style-name="P544">He trudged forward, mouth agape, forcing Sunset back until she remembered the pubescent army marching towards her, locking her in.</text:p>
      <text:p text:style-name="Text_20_body">“<text:span text:style-name="T44">You know,” Flash groaned, “they always asked me why I was dating you. I said I thought I might be able to make you a better person. I guess I was wrong.”</text:span></text:p>
      <text:p text:style-name="P544">Clenching her fists, Sunset charged forward, knocking him aside and finding sanctuary in the small classroom beyond. She shut the door and dragged the teacher’s desk over to barricade it, just as the moans and fists of her stalkers pressed against the other side.</text:p>
      <text:p text:style-name="Text_20_body"><text:span text:style-name="T44">Sunset leaned against the desk, panting. </text:span>This can’t be happening, it just can’t.</text:p>
      <text:p text:style-name="Text_20_body">“<text:span text:style-name="T44">Oh, it’s happening alright,” a demonic voice whispered into her ear.</text:span></text:p>
      <text:p text:style-name="P544">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p>
      <text:p text:style-name="Text_20_body">“<text:span text:style-name="T44">Hiya, sweetheart. Miss me? You know you can’t just run away from yourself.”</text:span></text:p>
      <text:p text:style-name="P544">Sunset gazed into her maniacal blue eyes, too terrified to speak.</text:p>
      <text:p text:style-name="P544"><text:soft-page-break/>The demon just laughed, then opened her mouth wider, the inside of her throat glowing intensely. Sunset’s eyes widened in horror as she realized what was about to happen.</text:p>
      <text:p text:style-name="P544">Just as the fire erupted, Sunset was able to scream.</text:p>
      <text:p text:style-name="Пропуск">******</text:p>
      <text:p text:style-name="Text_20_body">Sunset shot up from her mattress, drenched in a cold sweat, struggling to choke down a gasp of air. Her entire body shook, both from fear and from the chill wind that swept through the factory. She hugged herself to try and retain some warmth and to stop her violent shivering.</text:p>
      <text:p text:style-name="Думки_20_Сансет">Another nightmare.</text:p>
      <text:p text:style-name="P545">Sunset had been having them on and off ever since the night of the dance, and they were always one of two scenarios. Either Sunset was being chased by the demon and the zombified students of her school, or she <text:span text:style-name="T44">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When her shivering finally stopped, Sunset relaxed her arms, bringing them to her sides and leaning back in a casual manner. Her hand brushed against something soft, and she pulled up the pink unicorn that she had left on her bed hours earlier.</text:p>
      <text:p text:style-name="Text_20_body">“Right, you.”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Text_20_body">In a squeaky voice, she said, “Maybe you’ll feel better if you talk about your problems.”</text:p>
      <text:p text:style-name="Text_20_body">She climbed back into a sitting position and glared at the plushie, barely visible in the darkness. “Nobody asked you!”</text:p>
      <text:p text:style-name="Text_20_body"><text:soft-page-break/>“But I just want to help. I like helping people, even if it’s none of my business.”</text:p>
      <text:p text:style-name="Text_20_body">“Yeah, that’s a really annoying trait you have, <text:span text:style-name="T44">Princess.</text:span>” Sunset put a hand to her head and glanced at her alarm clock. “Four thirty-two in the morning and I’m talking to a stuffed animal. I may have finally reached rock bottom.”</text:p>
      <text:p text:style-name="Text_20_body">“On the bright side, you can only go up from here!”</text:p>
      <text:p text:style-name="Text_20_body">“Yep, I’ve lost it.”</text:p>
      <text:p text:style-name="Пропуск">******</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Text_20_body">“Please, won’t you volunteer at the local animal shelter? Help those who can’t help themselves. Oh, excuse me, would you like to… no? Oh, that’s okay then…”</text:p>
      <text:p text:style-name="Text_20_body"><text:span text:style-name="T44">Crap!</text:span> Sunset inwardly screamed. She had completely forgotten about Fluttershy’s weekly (and pathetic) attempts to garner attention for the animal shelter. This was normally the time Sunset would walk up to her, mock her for <text:soft-page-break/>being so fragile and quiet, then go about her merry day. Instead, Sunset stomped over for an entirely different reason.</text:p>
      <text:p text:style-name="Text_20_body">Approaching Fluttershy, Sunset choked out, “I’d… like to… volunteer.”</text:p>
      <text:p text:style-name="Text_20_body">Fluttershy took a small step back, looking both startled and confused. “You… you would? But, I thought you didn’t like animals?”</text:p>
      <text:p text:style-name="Text_20_body">Sunset tightened her jaw. “Yes, I would, and no, I don’t”</text:p>
      <text:p text:style-name="Text_20_body">“Then… why are you volunteering?”</text:p>
      <text:p text:style-name="Text_20_body">“Because you asked.”</text:p>
      <text:p text:style-name="Text_20_body">Fluttershy kept the stack of papers she was holding close to her chest with one hand, while she used her other to play with her hair. “Well… um, if… if you really want to.” Fluttershy gave Sunset a look of sad innocence. “This isn’t some mean joke, is it?”</text:p>
      <text:p text:style-name="Text_20_body">Despite all of the mean things she could potentially do to Fluttershy at the shelter, Sunset knew she wouldn’t stoop that low. She may dislike animals, but she wasn’t going to abuse any. She <text:span text:style-name="T44">had</text:span> technically been one.</text:p>
      <text:p text:style-name="Text_20_body">“No, it isn’t, I promise.”</text:p>
      <text:p text:style-name="Text_20_body">Fluttershy instantly brightened up to levels Sunset had rarely seen. “Okay then!” she practically squealed. She handed Sunset a flier. “Here are the directions. Do you think you could come by tomorrow, maybe around eight?”</text:p>
      <text:p text:style-name="Text_20_body">Sunset sighed. “Yeah, sure.”</text:p>
      <text:p text:style-name="Text_20_body">“Oh, thank you, thank you, so much! You’re going to have fun, I promise! Just wait until you see all the cute baby puppies and stray kittens and…”</text:p>
      <text:p text:style-name="Text_20_body">Sunset tuned her out as she walked away, stuffing the flier in her coat pocket. <text:span text:style-name="T44">Well, at least I have plans for the weekend now.</text:span></text:p>
      <text:p text:style-name="Пропуск">******</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Text_20_body">“Miss Shimmer, may I see you for a minute?”</text:p>
      <text:p text:style-name="P544">Damn.</text:p>
      <text:p text:style-name="Text_20_body">Sunset slumped her shoulders and skulked over to Celestia, who was waiting with her arms crossed. “Care to explain where you disappeared to yesterday?”</text:p>
      <text:p text:style-name="Text_20_body">“I was walking Twilight Sparkle home after I helped her to stop crying her eyes out.”</text:p>
      <text:p text:style-name="Text_20_body">Celestia gave her a skeptical look. “Really? That seems… uncharacteristically nice of you.”</text:p>
      <text:p text:style-name="Text_20_body">“Yes, really,” Sunset said moodily, “and trust me, it was a one-time thing.”</text:p>
      <text:p text:style-name="Text_20_body">There was a tapping noise that came from Celestia’s foot as she continued to regard Sunset. “Well… I suppose I can let it go this time since you did help a fellow student. But no more ditching detention. Understand, young lady?”</text:p>
      <text:p text:style-name="Text_20_body">“Yes,” Sunset answered, rolling her eyes ever so slightly. </text:p>
      <text:p text:style-name="Text_20_body">“Good.” Celestia’s face and voice softened. “Now, are you alright, Sunset? Is there anything you’d like to talk about?”</text:p>
      <text:p text:style-name="Text_20_body">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Equestria, hoping that, somehow, her old teacher would feel the apology as well.</text:p>
      <text:p text:style-name="Text_20_body">Sunset was <text:span text:style-name="T44">almost</text:span> compelled.</text:p>
      <text:p text:style-name="Text_20_body"><text:soft-page-break/>Instead, she shook her head and said, “No, to both questions.”</text:p>
      <text:p text:style-name="Text_20_body">“Are you sure?” Celestia asked.</text:p>
      <text:p text:style-name="Text_20_body">“Not really.” Sunset pinched the bridge of her nose and sighed in frustration. “Forget it, just forget it. Just… I don’t want to talk about anything.”</text:p>
      <text:p text:style-name="Text_20_body">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 </text:p>
      <text:p text:style-name="Text_20_body">Taking up her fork, Sunset absentmindedly picked at her salad, her appetite now gone. <text:span text:style-name="T44">People really need to keep their noses out of my affairs.</text:span></text:p>
      <text:p text:style-name="Text_20_body">Twilight dropped down into the seat next to her. “Hey, I heard you were going to help Fluttershy tomorrow at the animal shelter! That’s really nice of you!”</text:p>
      <text:p text:style-name="Text_20_body">Sunset looked up at the ceiling. <text:span text:style-name="T44">Seriously?</text:span></text:p>
      <text:p text:style-name="Text_20_body">Looking back at Twilight, she asked coolly, “First of all, what makes you think you can just sit here? And second, what’s with your obsession of whether or not I’m nice?”</text:p>
      <text:p text:style-name="Text_20_body">Twilight smirked. “It’s a free school, I can sit wherever I want,” she said, playfully matching Sunset’s snark. “And I am <text:span text:style-name="T44">not</text:span> obsessed, I just said that was a really nice thing of you to do.”</text:p>
      <text:p text:style-name="Text_20_body">Sunset made a violent stab at a piece of lettuce. “Yeah, don’t remind me.”</text:p>
      <text:p text:style-name="Text_20_body">“Okay, I’m not obsessed, but I <text:span text:style-name="T44">am</text:span> confused. Why do you act like every nice thing you do is somehow a bad thing? Or that you don’t want to do it?”</text:p>
      <text:p text:style-name="Text_20_body">“Because I <text:span text:style-name="T44">don’t </text:span>want to do it.”</text:p>
      <text:p text:style-name="Text_20_body">Twilight scrunched her face, looking thoroughly perplexed. “Then, why do you do them?”</text:p>
      <text:p text:style-name="Text_20_body">Feeling no pressure on her throat, Sunset grinned, mostly to herself. “Let’s just say… I’m clearing my conscience.”</text:p>
      <text:p text:style-name="Text_20_body">“Well… okay…” Twilight said, sounding more confused than before.</text:p>
      <text:p text:style-name="Text_20_body"><text:soft-page-break/>“Hey, Sparkle, wanna do me a favor?”</text:p>
      <text:p text:style-name="Text_20_body">“Sure!” Twilight smiled brightly.</text:p>
      <text:p text:style-name="Text_20_body">Sunset turned and looked into her shining, violet eyes. “Go. Away.”</text:p>
      <text:p text:style-name="Text_20_body">Twilight pouted in an unamused fashion, but stood up, taking her tray with her. “Fine. But, uh, I’d watch out for Rainbow Dash. She doesn’t seem too happy with you.” With a nod of farewell, Twilight returned to the other table where, sure enough, Rainbow was staring Sunset down with fervent intensity.</text:p>
      <text:p text:style-name="Text_20_body">“Gee, I can’t imagine why,” Sunset muttered to herself, returning to her salad.</text:p>
      <text:p text:style-name="P546">******</text:p>
      <text:p text:style-name="Text_20_body">As the school day came to an end, Sunset found herself mopping floors once more, ordered to finish the job she should have done yesterday. </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 </text:p>
      <text:p text:style-name="Text_20_body">“Fun, fun,” Sunset said, her voice oozing with false enthusiasm. She brought the mop back in forth across the hallway, backing up as she cleaned. It was horribly dull work.</text:p>
      <text:p text:style-name="Text_20_body">“Hey!” A voice cracked through the calming quiet.</text:p>
      <text:p text:style-name="Text_20_body">Sunset turned around and found Rainbow Dash standing at the end of the hall, arms folded and looking like someone had spit in her sports drink.</text:p>
      <text:p text:style-name="Text_20_body">“Caution, wet floors,” Sunset said in a bored tone. </text:p>
      <text:p text:style-name="Text_20_body">Unfolding her arms, Rainbow marched down the hall, her fists now balled at her sides. She didn’t stop until she was inches away from Sunset, who could now smell her disgusting sweat.</text:p>
      <text:p text:style-name="Text_20_body">“What are you planning?” Rainbow growled through her teeth.</text:p>
      <text:p text:style-name="Text_20_body">“I have no idea what you’re talking about,” Sunset answered calmly. “And I suggest you back up out of my face.”</text:p>
      <text:p text:style-name="Text_20_body">Instead, Rainbow grabbed Sunset by the arms and pinned her against the lockers, making them rattle with enough noise to wake the dead. </text:p>
      <text:p text:style-name="Text_20_body"><text:soft-page-break/>“Quit lying to my face!” Rainbow snarled. “I know you’re planning something for tomorrow! Why else would you offer to help Fluttershy?”</text:p>
      <text:p text:style-name="Text_20_body">“Maybe I’m just trying to be a nice person.” Sunset couldn’t help but grin in a nefarious manner.</text:p>
      <text:p text:style-name="Text_20_body">“Bullshit.”</text:p>
      <text:p text:style-name="Text_20_body">“Such language, Dash. Not very appropriate for a school setting.”</text:p>
      <text:p text:style-name="Text_20_body">Rainbow brought her up and slammed her against the lockers again, wiping off Sunset’s smile.</text:p>
      <text:p text:style-name="Text_20_body">She glared darkly at Rainbow. “Alright, I’m done being nice. You have three seconds to let go of me, or I <text:span text:style-name="T44">will</text:span> get violent. One…”</text:p>
      <text:p text:style-name="Text_20_body">Their eyes locked once again, each one daring the other to continue with their gambit. Rainbow’s grip didn’t slacken, and the fire in her eyes never died.</text:p>
      <text:p text:style-name="Text_20_body">“Two…”</text:p>
      <text:p text:style-name="Text_20_body">Sunset would have loved to kick Rainbow’s butt all across the campus, but she wasn’t in the mood to get expelled. Had they been anywhere else, Rainbow would be on the ground already. Still, if she didn’t let go, Sunset wasn’t afraid to use aggression.</text:p>
      <text:p text:style-name="Text_20_body">Just as Sunset was about to reach three, Rainbow released her arms and took a step back, looking angrier than ever.</text:p>
      <text:p text:style-name="Text_20_body">“Smart move, Dash.” Sunset rolled her shoulders.</text:p>
      <text:p text:style-name="Text_20_body">Pointing a finger, Rainbow said, “The only reason I’m letting you go is because everyone else has some stupid idea about giving you the benefit of the doubt, and I’d look bad if I beat your face in before tomorrow.” She took a step forward. “But I’m warning you, if you hurt Fluttershy, if you hurt <text:span text:style-name="T44">any</text:span> of them, well… let’s just say, I won’t be going to graduation because I’ll be doing time. <text:span text:style-name="T44">You</text:span> won’t be going <text:span text:style-name="T44">at all.</text:span>”</text:p>
      <text:p text:style-name="Text_20_body">Before Sunset could come up with a retort, Rainbow turned on her heel and stomped away, looking back only to show Sunset she meant business.</text:p>
      <text:p text:style-name="Text_20_body">“Impressive threat, Dash,” Sunset whispered, leaning against the locker. She frowned. “But why?” Three weeks ago, Rainbow hadn’t been on speaking terms with most of them, now she was willing to fight tooth and nail for them? <text:soft-page-break/>That made about as much sense as Princess Twilight deciding to defend this world instead of Equestria.</text:p>
      <text:p text:style-name="Text_20_body">Sunset picked up the fallen mop, returning to her task. <text:span text:style-name="T44">That doll was right, friendship doesn’t make any sense.</text:span></text:p>
      <text:h text:style-name="Heading_20_1" text:outline-level="1"><text:bookmark-start text:name="__RefHeading___Toc204_788317178"/><text:span text:style-name="T1172">Крок </text:span>10: Alpha Dogs (Might) Go to Heaven<text:bookmark-end text:name="__RefHeading___Toc204_788317178"/></text:h>
      <text:p text:style-name="P21">Sunset awoke early on Saturday, her eyes lined with sleep dust and her hair a wild mess. She groaned as she sat up in her bed, rolling out the stiffness in her neck and shoulders. Maybe it was just her, but her mattress felt like it was getting more uncomfortable every night. </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Text_20_body">She walked back upstairs to grab her jacket, also curious as to how anyone there would respond to her wearing leather. On her way out, Twilight Sparkle squeaked, “Have a good time!”</text:p>
      <text:p text:style-name="Text_20_body">Sunset paused in the doorway and beat her palm against her forehead. “Stop it, stop it, stop it! You are not doing yourself any mental favors!” She looked back at the plushie sitting on her desk. “You’re ash when I come home.”</text:p>
      <text:p text:style-name="Text_20_body">Biting down on her tongue was the only way Sunset made it downstairs without having Twilight Sparkle comment back. </text:p>
      <text:p text:style-name="Text_20_body">It was another cool day, with the wind whistling through the alley outside Sunset’s factory home. She shut the door tight behind her and started down the road, pulling out the flier Fluttershy had handed her. The shelter wasn’t too far from where Sunset was, so she decided she’d just walk the distance instead of paying for the bus fare.</text:p>
      <text:p text:style-name="Text_20_body">Kicking an empty soda can as she walked, Sunset felt like it was another day of school, only the street was completely devoid of any other students. She <text:soft-page-break/>envied them and their good fortune in being able to sleep in on a Saturday morning. </text:p>
      <text:p text:style-name="Text_20_body">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Unfortunately, that’s when the jolt returned, and Sunset was, once again, being dragged down the road, robbed of her will.</text:p>
      <text:p text:style-name="Text_20_body">“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Text_20_body">“Sunset!” Fluttershy said with surprise. “You actually came!”</text:p>
      <text:p text:style-name="Text_20_body">“You thought I wasn’t going to show?” </text:p>
      <text:p text:style-name="Text_20_body">“Umm, well… not really…” Fluttershy grew quiet, looking down at her shoes.</text:p>
      <text:p text:style-name="Text_20_body">Sunset couldn’t entirely blame her; she would never have considered ever doing this in the past. She shrugged it off and said, “Well, I’m here now. What do you want me to do?”</text:p>
      <text:p text:style-name="Text_20_body"><text:soft-page-break/>Fluttershy perked up, smiling from ear to ear. “Oh, it’s really quite easy. We just need to take care of the animals that are here today. Feed them, play with them, bathe them and make sure they’re given some love.”</text:p>
      <text:p text:style-name="Text_20_body"><text:span text:style-name="T44">Yeah, easy.</text:span> Sunset rolled her eyes. “Well then, let’s get this over with.” She made a move to advance, but Fluttershy stepped in her path.</text:p>
      <text:p text:style-name="Text_20_body">“Umm… are you sure you want to do this? I-I mean, it’s great that you’re here, but… umm… if you don’t want to be here—”</text:p>
      <text:p text:style-name="Text_20_body">“Fluttershy, I said I was going to help, so I’m going to help.” <text:span text:style-name="T44">Besides, I’m not sure if I can leave anyway.</text:span></text:p>
      <text:p text:style-name="Text_20_body">Brightening up again, Fluttershy took Sunset by the arm.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paperwork. She had a navy blue skin tone, and sea green hair pulled into a tight bun. On her face was a pair of reading glasses, giving her an appearance of a typical librarian. She looked up at Sunset and narrowed her eyes.</text:p>
      <text:p text:style-name="Text_20_body">“Ms. Tenderheart, this is Sunset Shimmer,” Fluttershy said, missing the cold glare Sunset was receiving. </text:p>
      <text:p text:style-name="Text_20_body">“Oh, so <text:span text:style-name="T44">this</text:span> is the girl who sends Fluttershy to me almost every day in tears,” she said in a steely voice, rising from her chair.</text:p>
      <text:p text:style-name="Text_20_body">Sunset forced a nervous laugh and put on a fake smile. She was now aware of her breakfast churning in her stomach like a raging sea. “Um, well… about that…”</text:p>
      <text:p text:style-name="Text_20_body">Ms. Tenderheart was advancing on her, wagging her finger in a scolding manner that Sunset normally would have found ridiculous, but the anger in the woman’s eyes seemed to make it threatening.</text:p>
      <text:p text:style-name="Text_20_body">“Do you know what you’ve put her through? I can’t believe you would show your face around here!”</text:p>
      <text:p text:style-name="Text_20_body">“Ms. Tenderheart,” Fluttershy squeaked.</text:p>
      <text:p text:style-name="Text_20_body"><text:soft-page-break/>“And wearing <text:span text:style-name="T44">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Text_20_body">Fluttershy threw herself in between the two before Ms. Tenderheart could yell anymore. “Please, Ms. Tenderheart, Sunset said she was sorry. She’s trying to be a better person now, and really wants to help.”</text:p>
      <text:p text:style-name="Text_20_body">Ms. Tenderheart scoffed and gave both girls a lidded stare. "I'll believe that when I see it." She refocused her fiery glare back on Sunset, emitting a small growl before speaking again. "I've got my eye on her. If she puts one toe out of line…" She left the threat hanging in the air, returning to her desk.</text:p>
      <text:p text:style-name="Text_20_body"><text:span text:style-name="T44">Well, you're not the only one,</text:span> Sunset thought bitterly, Ms. Tenderheart's dagger glare thoroughly reminding her of Rainbow Dash.</text:p>
      <text:p text:style-name="Text_20_body">Fluttershy grabbed a coat from the nearby rack and quickly ushered Sunset out of the door. She handed Sunset the white lab coat, her cheeks flushed with the same pink tone as her hair. "I'm so sorry about that, I… um I didn't know she would react like that."</text:p>
      <text:p text:style-name="Text_20_body">Sunset tried to shrug it off but found something about Ms. Tenderheart's words unnerved her. </text:p>
      <text:p text:style-name="Text_20_body">Before Fluttershy could open the back door, Sunset asked, "Did I really make you come here in tears every day?"</text:p>
      <text:p text:style-name="Text_20_body">Fluttershy hesitated, her back to Sunset.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P544">Well, yeah, it's not like anyone else matters in this world. Whatever happens to them is their own problem.</text:p>
      <text:p text:style-name="Text_20_body"><text:soft-page-break/>Sunset ran a hand through her hair. No wonder Rainbow hated her. </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 </text:p>
      <text:p text:style-name="Text_20_body">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Text_20_body">"So, what exactly is the plan here?" Sunset asked, marveling at the crowd amassed around Fluttershy. It was then she noticed some of the animals were adorned with cuts and bruises. There was a dog with its paw bandaged up, and a cat that was missing half of its fur. </text:p>
      <text:p text:style-name="Text_20_body">Looking up from the German Shepherd she was petting, Fluttershy said, "Well, I'm going to take them all to the back so they can stretch and exercise. While I'm back there, could you clean the cages and refill their food and water bowls?"</text:p>
      <text:p text:style-name="Text_20_body">"Yeah, sure." Of the two, Sunset thought she was probably getting the easier job.</text:p>
      <text:p text:style-name="Text_20_body">"Fiery-headed demon!"</text:p>
      <text:p text:style-name="Text_20_body">Sunset glared at Fluttershy, who had turned back to her furry fan club. "What did you call me?"</text:p>
      <text:p text:style-name="Text_20_body">"What? Oh!" Fluttershy clasped her hands over her mouth, blushing furiously again. "That wasn't me, it was…" </text:p>
      <text:p text:style-name="Text_20_body">"Sunset's evil, Raaawrk!"</text:p>
      <text:p text:style-name="Text_20_body">There was a fluttering of wings, and Sunset felt something slap her face as it flew by, perching itself on Fluttershy's shoulder. It was bright green with a yellow belly and a large, curved beak. </text:p>
      <text:p text:style-name="Text_20_body"><text:soft-page-break/>"Sunset's evil, she's evil!"</text:p>
      <text:p text:style-name="Text_20_body">Fluttershy stroked the parrot under the chin. "Umm, Sunset, this is Peter, Ms. Tenderheart's parrot."</text:p>
      <text:p text:style-name="Text_20_body">"Of course he is," Sunset deadpanned.</text:p>
      <text:p text:style-name="Text_20_body">Fluttershy fidgeted, doing her usual nervous tell of hiding her face in her long hair. "He… may sometimes pick up some words Ms. Tenderheart… and I say. I'm sorry," she added quietly.</text:p>
      <text:p text:style-name="Text_20_body">"Just show me where the food and stuff are," Sunset snapped, not in any mood to hear why even a parrot was bad mouthing her. </text:p>
      <text:p text:style-name="Text_20_body">After Fluttershy showed her to the supply cabinet, Sunset took the broom and dust pan, watching Fluttershy lead the rest of the stray animals through another door. As she exited, Peter turned his head to look back. "Evil demon, Raaaawrk!"</text:p>
      <text:p text:style-name="Text_20_body">Sunset clenched her jaw until her teeth hurt. She severely hoped that the bird hadn't heard that from Fluttershy initially, for her sake. </text:p>
      <text:p text:style-name="Text_20_body">Once more, Sunset found herself sweeping up floors and doing other menial chores. <text:span text:style-name="T44">How has my life deteriorated to this?</text:span> she thought as she swept dog poop out of one of the lower cages. </text:p>
      <text:p text:style-name="Text_20_body">She wanted to think that it could be worse, but she was hard pressed to think of a more depressing situation she could be in. </text:p>
      <text:p text:style-name="Text_20_body"><text:span text:style-name="T44">How can Fluttershy do this day in and day out?</text:span> 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Out of everyone at Canterlot High, Sunset had been especially vicious and obscene towards her. It wasn’t out of spite or hatred or anything of the like. Fluttershy just made it so <text:span text:style-name="T44">easy.</text:span> Though hardly anyone ever stood up to Sunset, Fluttershy practically rolled over when she had claimed dominion over the school. With their friendship broken up, no one ever came to Fluttershy’s defense, and she did nothing but mewl in terror whenever Sunset confronted her. Perhaps it was her lack of a spine that drew Sunset towards her. </text:p>
      <text:p text:style-name="Text_20_body"><text:soft-page-break/>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 </text:p>
      <text:p text:style-name="Text_20_body">Looking down, Sunset realized she was pouring too much food into one of the silver dishes, creating a mountain of doggy kibbles. She sighed and started scooping some back into the bag with her hand. </text:p>
      <text:p text:style-name="Text_20_body"><text:span text:style-name="T44">Kindness. That was the element Twilight Sparkle had called out when she addressed Fluttershy. Is that what this is, then? Is she just fulfilling her role as the Bearer of Kindness? No, she was always nice, even before that princess showed up. She isn’t defined by her element, she </text:span>defines <text:span text:style-name="T44">her element. She’s just naturally kind and forgiving, which makes her so easy to walk over. </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Text_20_body"><text:soft-page-break/>“Shouldn’t you be outside with the others? Go on, shoo.”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Text_20_body">She knelt down on one knee, trying to take a closer look, but that was when the dog took a few tentative steps backward. She eased one hand forward, saying, “Hey, it’s okay. I’m not going to hurt you.”</text:p>
      <text:p text:style-name="Text_20_body">The dog leaned forward, smelling the kibbles on Sunset’s hand and began to lick her palm, scooting a little closer. Sunset reached with her other hand and scratched the back of its neck. “See? I’m not a—” Sunset’s tongue held fast, unable to finish a sentence she knew wasn’t true. She was a monster… but, maybe she didn’t have to always act like one.</text:p>
      <text:p text:style-name="Text_20_body">After the dog had grown satisfied from licking the residue off of Sunset’s hand, she gestured to the fallen kibbles around them.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Text_20_body">“Oh, um, you’re all finished?”</text:p>
      <text:p text:style-name="Text_20_body">Sunset nodded. “Yep.” She pointed to the small dog that had followed her out. “I found this little guy wandering around inside.”</text:p>
      <text:p text:style-name="Text_20_body">Fluttershy gasped. “Oh, Spot, I was wondering where you had run off too.”</text:p>
      <text:p text:style-name="P544"><text:soft-page-break/>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 </text:p>
      <text:p text:style-name="Text_20_body">A frown appeared on Sunset’s face as she noticed something about a few of the dogs and even a few cats. “Why do some of them have bruises like that?”</text:p>
      <text:p text:style-name="Text_20_body">Fluttershy sighed and hunched over, her eyes downcast. “Some people take their anger out on poor animals. We don’t just take in lost or stray ones, we have to rescue pets that are being abused as well.” A tear rolled down her cheek. “It’s not fair… hurting something that can’t defend itself.”</text:p>
      <text:p text:style-name="Text_20_body">“Why didn’t you ever defend yourself, Fluttershy? Why’d you let me treat you so bad?”</text:p>
      <text:p text:style-name="Text_20_body">Fluttershy’s voice came out as a hoarse whisper. “I thought if I didn’t do what you said, you might… you’d…”</text:p>
      <text:p text:style-name="Text_20_body">“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Text_20_body">“Fluttershy, I…” Sunset bit her lip. “I just want to say… everything I did to you… I’m… sorry.” Her stomach churned. Apologizing from her heart still made her feel nauseous. </text:p>
      <text:p text:style-name="Text_20_body">Staring with large, doe eyes, Fluttershy looked at Sunset like she had just transformed into a magnificent butterfly. “You… you really mean it?”</text:p>
      <text:p text:style-name="Text_20_body">“Surprisingly, yes,” Sunset said with melancholy. “I was pretty horrible to you, even when you compare it to what I did to the rest of the school. I don’t know how you dealt with it for all those years.”</text:p>
      <text:p text:style-name="Text_20_body">Fluttershy looked away, but not before Sunset saw the grim expression cross her face. She hugged herself, and said in a barely audible voice, “Sometimes… I didn’t think I could deal with it anymore. Sometimes… I didn’t want to.”</text:p>
      <text:p text:style-name="Text_20_body"><text:soft-page-break/>The last sentence struck Sunset in the heart, cutting into the conscience she was still just becoming aware of as she fully grasped the underlying meaning in Fluttershy’s words. “Please, tell me you didn’t really consider…?”</text:p>
      <text:p text:style-name="Text_20_body">There was a weak nod, Fluttershy still keeping her back to Sunset. “It was never for long periods of time. Just briefly, when I would fall asleep. This—” she gestured to the dogs playing in the grass “—was all I had to look forward to every day. But, it was enough. If I left, who would give them the love and care they needed?”</text:p>
      <text:p text:style-name="Text_20_body">Sunset leaned against the back wall, feeling numb. She couldn’t decide what was worse: actively trying to kill six human beings, or knowing that she had indirectly caused one of them to contemplate doing it to themselves. “Fluttershy,” she said breathlessly, “I’m so sorry. I… I never bothered to think… how far I could have pushed some of you.”</text:p>
      <text:p text:style-name="Text_20_body">When Fluttershy didn’t respond, Sunset continued. “Which makes me even more confused on why you forgave me. Out of everyone, why don’t you hate me the most?”</text:p>
      <text:p text:style-name="Text_20_body">Fluttershy finally turned back around, tears flowing down her cheek. Despite this, she put on a soft smile. “Because, everyone deserves to be shown a little kindness.” </text:p>
      <text:p text:style-name="P546">******</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T44">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ext:soft-page-break/>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 </text:p>
      <text:p text:style-name="Text_20_body">Both girls sat outside under the afternoon sun, wrapped in their towels and cupping mugs of hot chocolate in their hands. Since there were no spare clothes, both of them had to make do with simply drying off naturally. </text:p>
      <text:p text:style-name="Text_20_body">“Well,” Sunset said evenly after taking another sip of her warm drink. “I suppose today was… not as horrible as I thought it was going to be.”</text:p>
      <text:p text:style-name="Text_20_body">“Is that just your way of saying you had a fun time?” Fluttershy asked.</text:p>
      <text:p text:style-name="Text_20_body">“More or less.” Sunset lifted her cup to hide the thin smile crawling along her face. “Don’t get any ideas though. This was just a one-time thing. Probably.”</text:p>
      <text:p text:style-name="Text_20_body">Fluttershy beamed at her. “Well, thank you for all of your help, Sunset. I appreciate it.”</text:p>
      <text:p text:style-name="Text_20_body">Sunset lowered her cup, furrowing her brows slightly. “That’s what I don’t get though; you and Ms. Smiles-a-lot over there seem to handle everything pretty fine. Why do you need volunteers?”</text:p>
      <text:p text:style-name="Text_20_body">Brushing a strand of wet hair out of her face, Fluttershy said, “It’s kind of an idea we had. You see, we thought if we asked people to come and volunteer instead of just outright asking them to adopt, they might feel less pressured. By volunteering, they get to really connect with one of the animals before taking it home.” She let out a content sigh. “And, it’s always nice to have someone split the work with you once in a while.”</text:p>
      <text:p text:style-name="Text_20_body">“Hmm, I see.” Sunset nodded. “That brings up my next question: where are the rest of your friends?”</text:p>
      <text:p text:style-name="Text_20_body">Fluttershy blew at some of the steam curling out of her mug. “They were all busy today. And besides, most of them already have pets. But, they do volunteer every now and again. So does Ms. Celestia.”</text:p>
      <text:p text:style-name="Text_20_body"><text:soft-page-break/>“Celestia comes here?”</text:p>
      <text:p text:style-name="Text_20_body">“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Text_20_body">“Well, Fluttershy, I will be taking my leave now. Again, it… wasn’t a complete waste of my time.”</text:p>
      <text:p text:style-name="Text_20_body">Fluttershy nodded up at her. “Thank you for volunteering. I think some of the animals even like you! And, umm… thank you for… apologizing like that. That meant a lot too.”</text:p>
      <text:p text:style-name="Text_20_body">Sunset turned, scrunching her face. “Don’t thank me for that. I shouldn’t have hurt you like that in the first place.”</text:p>
      <text:p text:style-name="Text_20_body">“But you realized your mistake and apologized for it. Even that should be recognized. So, thank you.”</text:p>
      <text:p text:style-name="Text_20_body">Shoving her hands into her pocket, Sunset marched towards the building. “I’ll see you around, Fluttershy.”</text:p>
      <text:p text:style-name="Text_20_body">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Text_20_body">“Well, Miss. Shimmer, perhaps I was wrong about you. Maybe you’re not quite as bad as I made you out to be.”</text:p>
      <text:p text:style-name="Text_20_body">Pushing the door open, Sunset murmured, “No, you’re right… I am.” </text:p>
      <text:h text:style-name="Heading_20_1" text:outline-level="1"><text:bookmark-start text:name="__RefHeading___Toc208_788317178"/><text:span text:style-name="T1173">Крок </text:span>11: Blue Beating<text:bookmark-end text:name="__RefHeading___Toc208_788317178"/></text:h>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 </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 </text:p>
      <text:p text:style-name="P544">Because you were the one causing their misery.</text:p>
      <text:p text:style-name="Text_20_body">Sunset let out a snarl of frustration, rewarding her with surprise glances from those around her. She didn’t particularly care though. She was too busy waging war with herself. </text:p>
      <text:p text:style-name="Text_20_body">For years, Sunset had cared about only herself, never stopping to look at life from another person’s point of view. Why start now? Why care about any of them? </text:p>
      <text:p text:style-name="Text_20_body">She stopped and leaned against a light post, raising a hand to her heart. <text:span text:style-name="T44">Because… Because…</text:span></text:p>
      <text:p text:style-name="Text_20_body">“<text:span text:style-name="T44">Everyone deserves to be shown a little kindness.”</text:span></text:p>
      <text:p text:style-name="Text_20_body"><text:span text:style-name="T44">Because, despite everything I’ve done to them, they still want to be nice to me. Maybe it’s time I really just </text:span>tried <text:span text:style-name="T44">to be friends with them. What’s the worst that could happen?</text:span></text:p>
      <text:p text:style-name="P544">You could get hurt.</text:p>
      <text:p text:style-name="Text_20_body">Sunset pushed off of the pole and continued meandering down the street, smirking ever so slightly. <text:span text:style-name="T44">I’m a big girl; I think I can handle myself. </text:span></text:p>
      <text:p text:style-name="Text_20_body"><text:soft-page-break/>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 </text:p>
      <text:p text:style-name="Text_20_body">“Familiarity, perhaps,”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 </text:p>
      <text:p text:style-name="Text_20_body"><text:span text:style-name="T44">Just one look. Just to remind me it’s still there. Something… anything.</text:span> Yet no matter how hard Sunset concentrated, all she saw was the darkness of her eyelids. She knew she probably wouldn’t be able to see anything since the moon wasn’t even out, but it still left a sting of disappointment. </text:p>
      <text:p text:style-name="Text_20_body">Sunset slumped to her knees, sighing heavily. Of all the places her subconscious mind could have led her, it had to be the only link to her old home. She had enough emotions rolling around through her, now she could add homesick to the list. </text:p>
      <text:p text:style-name="Text_20_body">She removed her palm from the marble surface, turning it into a fist before slamming it forward. She bit her tongue to stop herself from crying in pain, trying to ignore the throbbing coming from her hand.</text:p>
      <text:p text:style-name="Text_20_body">Thirty more moons she’d be stuck here. What would she do when that time was up? Equestria would have changed so much by the time she was able to <text:soft-page-break/>return home. Could she readjust after being gone so long? Subject herself under the new rule of Princess Twilight Sparkle?</text:p>
      <text:p text:style-name="Text_20_body">“No. Never,” she said, her voice heavy with black antipathy. While Sunset had resolved to at least try and be a better person, there was one being she would never cease hating as long as she lived. It burned far too bright for Sunset to just extinguish it like it was nothing. Twilight had stolen everything from her in Equestria, ruined her plans here, then left her to languish. </text:p>
      <text:p text:style-name="Text_20_body">And now, there was nothing Sunset could do to get back at her.</text:p>
      <text:p text:style-name="Text_20_body">She rose from her spot on the ground, shaking the pain out of her hand. “Well… there is <text:span text:style-name="T44">one </text:span>thing I could do to make myself feel better.”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 </text:p>
      <text:p text:style-name="Text_20_body">Sunset’s face contorted into one of disgust. She was in no mood to hear Rainbow’s accusations or judgmental comments. She turned to leave, muttering to herself, “There’s no rule saying I have to be friends with all of them.”</text:p>
      <text:p text:style-name="Text_20_body">She had only made it ten steps when Rainbow’s voice pierced her ears. </text:p>
      <text:p text:style-name="Text_20_body">“Hey! Where do you think you’re going?”</text:p>
      <text:p text:style-name="Text_20_body">“Well, I <text:span text:style-name="T44">was</text:span> going home,” Sunset grumbled. She turned on her heel to face Rainbow, who marching towards her like a gladiator entering an arena.</text:p>
      <text:p text:style-name="Text_20_body">Rainbow stopped short a foot away from Sunset, tapping her foot against the ground in an erratic rhythm. “Well?” she demanded.</text:p>
      <text:p text:style-name="Text_20_body">Sunset crossed her arms. “Well what?”</text:p>
      <text:p text:style-name="Text_20_body">“Don’t play dumb with me.”</text:p>
      <text:p text:style-name="Text_20_body">“Yeah, you’re right, I’d probably lose.”</text:p>
      <text:p text:style-name="Text_20_body"><text:soft-page-break/>Watching Rainbow’s face glow with volcanic fury gave Sunset an old feeling of satisfaction and enjoyment. Old habits die hard, it seemed. Though, Sunset argued, it wasn’t completely unwarranted. </text:p>
      <text:p text:style-name="Text_20_body">Rainbow took a deep breath, her face regaining some of its original blue shade. “Did you do anything to Fluttershy today? And don’t try to lie to me!”</text:p>
      <text:p text:style-name="Text_20_body"><text:span text:style-name="T44">Not possible.</text:span> “No, I didn’t do anything to Fluttershy today. I went in, I helped her with some animals and I actually just talked with her. It was really kinda nice.”</text:p>
      <text:p text:style-name="Text_20_body">“Really?” Rainbow asked skeptically. “That’s it? That’s all you did?”</text:p>
      <text:p text:style-name="Text_20_body">“Yep.” Sunset crossed her arms. “Why, what did you think I was going to do?”</text:p>
      <text:p text:style-name="Text_20_body">“Something horrible, like you always do.”</text:p>
      <text:p text:style-name="Text_20_body">Sunset smirked and began to circle around her. “O’ ye of little faith. I wouldn’t possibly dream of doing anything that could incur your oh so terrible wrath. I made sure I was on my best behavior.”</text:p>
      <text:p text:style-name="Text_20_body">Rainbow followed her, making sure Sunset never left her line of sight. “Why does that sound like a giant lie?”</text:p>
      <text:p text:style-name="Text_20_body">“Because you want to believe it is.”</text:p>
      <text:p text:style-name="Text_20_body">“So if I call Fluttershy right now and ask her what happened, she’ll tell me the same thing?”</text:p>
      <text:p text:style-name="Text_20_body">“Yes, yes. She’ll tell you we danced and sang with all the little woodland creatures about friendship and whatever.” Sunset broke out of her circling and started walking away, tired of Rainbow’s attitude, and growing bored of baiting her.</text:p>
      <text:p text:style-name="Text_20_body">“If I find out you’ve done anything to her, I’ll take you down another peg!” Rainbow shouted after her.</text:p>
      <text:p text:style-name="Text_20_body">Sunset stopped and looked over her shoulder. <text:span text:style-name="T44">How about I take you down a peg right now miss high and mighty. </text:span>“And what about all of the things you’ve done to her, Dash?”</text:p>
      <text:p text:style-name="Text_20_body">“What?” Rainbow looked taken aback. She wildly shook her head. “I haven’t done anything to her!”</text:p>
      <text:p text:style-name="Text_20_body"><text:soft-page-break/>“Exactly!” Sunset pointed an accusatory finger. “Where were you when I was pushing her around? When I was knocking papers out of her hand, shoving her into 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Text_20_body">Sunset pressed on. “I admit, I was terrible to her, but in all those years, I never once saw you stick up for her.” Sunset’s eyes widened in realization and she spread her hands. “Which is why you’re trying so hard to protect her now, isn’t it? You feel guilty about ditching her like that!” She snickered. “That’s touching, really, but it still makes you a hypocrite, doesn’t it? Getting mad at me for everything I’ve done, when you did nothing to stop it.” </text:p>
      <text:p text:style-name="Text_20_body">She turned her back and started to walk off again. “Face it, Dash. You’re almost as bad as I am.”</text:p>
      <text:p text:style-name="Text_20_body">A sharp burst of pain exploded across the back of Sunset’s head, and she found herself lying in the grass.</text:p>
      <text:p text:style-name="Text_20_body">“<text:span text:style-name="T44">Don’t you dare</text:span> <text:span text:style-name="T44">compare me to you! We’re NOTHING alike!”</text:span></text:p>
      <text:p text:style-name="Text_20_body">Sunset slowly pressed her hands into the ground and pushed herself back onto her feet. She rolled her neck and growled, “You <text:span text:style-name="T44">really</text:span> don’t want to do this, Dash.”</text:p>
      <text:p text:style-name="Text_20_body">“Turn around so I can beat your face in,” Rainbow said, filling her voice with as much malice as humanly possible.</text:p>
      <text:p text:style-name="Text_20_body">“Rainbow Dash, you’re an idiot.” Sunset cracked her knuckles.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text:soft-page-break/>her feet and aimed a kick at Rainbow’s head, but it was blocked by the back of her arm. </text:p>
      <text:p text:style-name="Text_20_body">Snarling, Rainbow threw another fist for Sunset’s face, but was grabbed by the wrist as Sunset twisted her arm around and forced her to turn her back. Sunset then kicked off, sending Rainbow back to the ground.</text:p>
      <text:p text:style-name="Text_20_body">“Is that all you got, Dashie?” Sunset brushed off some dirt from her shoulder, looking down at her opponent.</text:p>
      <text:p text:style-name="Text_20_body">Rainbow ripped some grass out of the dirt as she rose back to her feet.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Text_20_body">“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her body again, positioning Rainbow behind herself. She clenched her teeth, ignoring the pain coming from her center, and heaved Rainbow over her shoulder, slamming the girl onto the grass.</text:p>
      <text:p text:style-name="Text_20_body">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Text_20_body">Regaining her breath, Sunset rose, leaving Rainbow on the ground. <text:span text:style-name="T44">Nice fight, Dash.</text:span> <text:span text:style-name="T44">Next time I won’t go easy on you.</text:span></text:p>
      <text:p text:style-name="Text_20_body"><text:soft-page-break/>“Augh!” As soon as Sunset had turned her back, Rainbow had smashed into her, tackling her to the ground. The two rolled across the park, kicking and scratching as they screamed at one another.</text:p>
      <text:p text:style-name="Text_20_body">“You’re just a… persistent little… gnat, aren’t you?” Sunset growled, digging her knuckles into Rainbow’s cheek.</text:p>
      <text:p text:style-name="Text_20_body">Rainbow flipped them over, pinning herself on top of Sunset. “And you’re a demon that needs to just disappear!”</text:p>
      <text:p text:style-name="Text_20_body">Sunset’s eyes widened before they became dangerously narrow. “Stop <text:span text:style-name="T44">calling me that!”</text:span> She threw Rainbow off and pressed her down on her stomach, grabbing the back of her hair. With a malevolent grin, she raised Rainbow’s head and slammed it into the dirt. Once. Twice. Three times, before Rainbow freed an arm and smashed her elbow into Sunset’s chest. </text:p>
      <text:p text:style-name="Text_20_body">With Sunset’s grip weakened, Rainbow threw her off and wobbled to her feet, wiping the blood off of her face before spinning around to give another high kick to Sunset. </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 </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Text_20_body">“Get… back here. I’m not… done with you yet!”</text:p>
      <text:p text:style-name="Text_20_body">“Oh for Celestia’s sake!” Sunset said with a nasally voice. Looking back, she found Rainbow standing again, her left eye already swelling shut, giving her only one eye to glare at Sunset with. </text:p>
      <text:p text:style-name="Text_20_body">“Rainbow, please give up before I seriously hurt you.” </text:p>
      <text:p text:style-name="Text_20_body">However, Rainbow merely barred her teeth and raised her arms in a fighting stance. The two girls stared off at each other, Sunset dropping into a stance of her own. </text:p>
      <text:p text:style-name="Text_20_body"><text:soft-page-break/>The sun had all but set now, with only a faint wave of pink marking the transition between day and night. Around them, the park had turned dark, a distant light post serving as their only source of illumination. </text:p>
      <text:p text:style-name="Text_20_body">“Well, well, well, what do we have here?”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 </text:p>
      <text:p text:style-name="Text_20_body">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 </text:p>
      <text:p text:style-name="Text_20_body">“Rainbow Dash,” the girl said slowly, an even smile decorating her face. “We haven’t seen you in forever. Watcha doin’ here? Picking fights?”</text:p>
      <text:p text:style-name="Text_20_body">The lanky boy next to her snickered. “Looks more like she’s losing them to me.”</text:p>
      <text:p text:style-name="Text_20_body">Rainbow wiped some of the blood off her mouth. “Gilda,” she said coolly. “Dumbbell, Hoops, Score,” she addressed each of the boys in turn. “The hell are you guys doing here?”</text:p>
      <text:p text:style-name="Text_20_body">Gilda pushed off the tree, her cocky smile still plastered to her face. “We were in the neighborhood and we just happened to stumble onto you two going at it. Then you started getting your butt kicked and pretty hard too.” She looked Sunset up and down before snorting. “Come on, Dash, she doesn’t even look that tough. How can you be losing to her?”</text:p>
      <text:p text:style-name="Text_20_body">Sunset rolled her eyes and looked at Rainbow. “How exactly do you know these losers?”</text:p>
      <text:p text:style-name="Text_20_body"><text:soft-page-break/>A guilty expression crossed Rainbow’s face, and she averted her eyes from Sunset. “They were… kinda in the gang I was in for a little bit.”</text:p>
      <text:p text:style-name="Text_20_body">“You were in a gang?” Sunset almost shouted.</text:p>
      <text:p text:style-name="Text_20_body">“It was a phase!”</text:p>
      <text:p text:style-name="Text_20_body">“Damn right it was a phase,” Gilda spat. “One day she’s cool, and the next, she’s backing out ’cause she thinks we’re a ‘bad influence’ or something stupid like that.” Her voice softened to its usual arrogant tone. “But hey, once a Griffon, always a Griffon, right, Dash? I mean, we’re still pals, right? We can help you take care of this dweeb if you want.”</text:p>
      <text:p text:style-name="Text_20_body">Rainbow glared at her. “No way, Gilda, this is my fight. Stay out of it.”</text:p>
      <text:p text:style-name="Text_20_body">“Your fight?” Dumbbell laughed. “Please, we saw the way she decked you in the face. You should be <text:span text:style-name="T44">begging </text:span>for our help.”</text:p>
      <text:p text:style-name="Text_20_body">“Hey, wait a minute,” Score said, peering closer at Sunset. “I recognize her! That’s the girl who beat up Needle and Pierce!”</text:p>
      <text:p text:style-name="Text_20_body">“What?” Gilda leaned forward, taking another look with her eerie, birdlike eyes. “Oh man, you’re right. She totally fits the description. They got arrested by that stupid Shining Armor cop because of you!”</text:p>
      <text:p text:style-name="Text_20_body">Sunset cocked her head to the side before the realization hit her. <text:span text:style-name="T44">The two gangbangers from the night of the dance. So they got arrested. Good.</text:span></text:p>
      <text:p text:style-name="Text_20_body">Gilda balled her fist. “We should seriously make you pay for sending two of our boys to prison.”</text:p>
      <text:p text:style-name="Text_20_body">“No way!” Rainbow yelled. “Back off, Gilda!”</text:p>
      <text:p text:style-name="Text_20_body">“What? You’d defend her instead of one of your own?”</text:p>
      <text:p text:style-name="Text_20_body">“You’re not one of my own,” Rainbow said, her face turning red again. “You guys are a bunch of thugs and thieves. I told you, I want nothing to do with you!”</text:p>
      <text:p text:style-name="Text_20_body">“Hmph.” Gilda pounded her fist into her open hand. “You always did have a thick head, Dash. I guess we’ll just have to beat some of that stubbornness out of you before you can join us again.” </text:p>
      <text:p text:style-name="Text_20_body">Sunset and Rainbow retreated until they were back to back with each other, surrounded on both sides. Sunset groaned. “How did I get myself into this?”</text:p>
      <text:p text:style-name="Text_20_body"><text:soft-page-break/>“You can always run if you want,” she heard Rainbow comment.</text:p>
      <text:p text:style-name="Text_20_body">“Please. Sunset Shimmer is no coward.”</text:p>
      <text:p text:style-name="Text_20_body">“Good, because I still plan on kicking your butt when this is done.”</text:p>
      <text:p text:style-name="Text_20_body">Sunset smirked and put her hands up. “Don’t worry, Dash. We can still kill each other when this is over.”</text:p>
      <text:h text:style-name="Heading_20_1" text:outline-level="1"><text:bookmark-start text:name="__RefHeading___Toc212_788317178"/><text:span text:style-name="T1174">Крок</text:span> 12: Working Together<text:bookmark-end text:name="__RefHeading___Toc212_788317178"/></text:h>
      <text:p text:style-name="Text_20_body">“Oh my goodness! What happened to you?”</text:p>
      <text:p text:style-name="Text_20_body">Sunset had just closed her locker door when Twilight came rushing up to her, eyes frantically looking over the various bruises on Sunset’s arms and face. </text:p>
      <text:p text:style-name="Text_20_body">“I got into a couple fights,” Sunset said nonchalantly. “No big deal.”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Text_20_body">“A couple of fights?” Twilight parroted loudly.</text:p>
      <text:p text:style-name="Text_20_body">Sunset covered her mouth and shushed her. “Yes, I was fighting. And can you keep your voice down? No need to tell the whole school my business.”</text:p>
      <text:p text:style-name="Text_20_body">Twilight nodded and Sunset removed her hand. “But, why? Who were you fighting? What did you do? Are you still hurt?”</text:p>
      <text:p text:style-name="Text_20_body"><text:span text:style-name="T44">Twilight, I freaking hate you,</text:span> Sunset thought, feeling the pressure on her throat rise. “I kinda accidentally provoked Rainbow into hitting me so we started fighting until some of her old gang members showed up, then we both started fighting them—”</text:p>
      <text:p text:style-name="Text_20_body">“Rainbow Dash is in a gang?” Twilight shouted.</text:p>
      <text:p text:style-name="Text_20_body">Sunset covered her mouth again. “No, she <text:span text:style-name="T44">used </text:span>to be in a gang. And if you want to hear the story, I suggest you stop interrupting me!”</text:p>
      <text:p text:style-name="Text_20_body">After Twilight muffled what sounded like an apology, Sunset removed her hands again. “Alright, so from the top—”</text:p>
      <text:p text:style-name="Text_20_body">A loud, shrill, metallic sound trying to pass itself as the school bell rang at that moment, cutting Sunset’s story short. She stuck her tongue out in displeasure. “Well, I guess you’ll be getting another story time at lunch today. Make sure you’re there.” As she turned to head to class, she felt Twilight gently grab her sore wrist.</text:p>
      <text:p text:style-name="Text_20_body">“Okay, sure. But are you sure you’re all right?” Twilight asked, her voice filled with pure concern. “You still look pretty hurt.” </text:p>
      <text:p text:style-name="Text_20_body"><text:soft-page-break/>Sunset yanked her wrist out of Twilight’s grip. “Yeah, I’m fine. Geez, what are you, my mother? Why do you care so much?”</text:p>
      <text:p text:style-name="Text_20_body">“Because we’re friends.”</text:p>
      <text:p text:style-name="Text_20_body">There was that ‘f’ word again. Sunset couldn’t help but be reminded of Fluttershy and Rainbow Dash, thinking it didn’t sound as foreign as it did only a week ago. While Sunset no longer abhorred the idea, the fact that Twilight could throw it around so easily mystified her. Then again, Sunset hadn’t done anything to deserve her ire yet. And in return, Sunset had no hatred left to throw in Twilight’s direction. Just a dull apathy for her looking like the princess counterpart that had condemned Sunset.</text:p>
      <text:p text:style-name="Text_20_body">“Yeah,” Sunset murmured, walking off to class. “Maybe we are."</text:p>
      <text:p text:style-name="P546">******</text:p>
      <text:p text:style-name="Text_20_body">“Rainbow Dash, what in tarnation happened to you?” Applejack hissed, taking her seat next to her friend in the back of their math class.</text:p>
      <text:p text:style-name="Text_20_body">Rainbow looked up from her absent-minded doodle in her notebook, her other hand self-consciously moving towards her black eye. “Oh, uh… well…”</text:p>
      <text:p text:style-name="Text_20_body">“And don’t try lyin’ to me.”</text:p>
      <text:p text:style-name="Text_20_body">“Darn it!” Rainbow sighed and set her pencil down, looking Applejack in the eyes. “Okay, truth is… Me and Sunset <text:span text:style-name="T44">may</text:span> have gotten into… a few fights.”</text:p>
      <text:p text:style-name="Text_20_body">“A few fights?” Applejack shouted. Rainbow quickly covered her mouth and was thankful the teacher hadn’t come in yet. </text:p>
      <text:p text:style-name="Text_20_body">“Gee, A.J, why don’t you just tell the whole school while you’re at it.”</text:p>
      <text:p text:style-name="Text_20_body">Applejack swatted her hand away. “Sorry, sorry. Mah bad. But, why on earth were you two fightin’ in the first place? Wasn’t she supposed to be helpin’ Fluttershy on Saturday?” Her eyes widened in horror, and Rainbow could only imagine the wild thoughts running around up in her head. “Don’t tell me Sunset did somethin’!”</text:p>
      <text:p text:style-name="Text_20_body">“No.” Rainbow dismissed Applejack's delusions with a slow wave of her hand. Like much of her body, it was still sore and hard to move. “No, she didn’t do anything this time.” Rainbow sank into her chair, looking deflated and absent of her usual gusto. “It was… my fault… well, mostly.”</text:p>
      <text:p text:style-name="Text_20_body"><text:soft-page-break/>Applejack cocked her head to the side. “What do ya mean?”</text:p>
      <text:p text:style-name="Text_20_body">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 </text:p>
      <text:p text:style-name="Text_20_body">It wasn’t until Sunset’s words had ripped all of those feelings and memories out and dragged them to the surface did Rainbow truly acknowledge them, and found—with great pain and guilt—that Sunset was right.</text:p>
      <text:p text:style-name="Text_20_body">Fiddling with her pencil, Rainbow said, “I met Sunset in the park, and she said some… things. Things that were true and… I got mad. <text:span text:style-name="T44">Really </text:span>mad. So, I punched her and the next thing I know, we’re fighting in the middle of the park.”</text:p>
      <text:p text:style-name="Text_20_body">Bringing a hand to her face, Applejack groaned and said,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Text_20_body">“She… well… She reminded me that even though she was mean to Fluttershy, I wasn’t much better than her because I didn’t do anything to stop it.”</text:p>
      <text:p text:style-name="Text_20_body">Applejack bit her lip in a nervous manner, averting her eyes to the front of the room. “Well, sugarcube, Ah—”</text:p>
      <text:p text:style-name="Text_20_body">“You don’t have to say anything. I know she’s right,” Rainbow said with a depressed sigh, thinking maybe that’s why she had been in a blind rage when she attacked. To be called a bad friend was one thing, but hearing it from Sunset Shimmer… that was about as cruel as irony could get.</text:p>
      <text:p text:style-name="Text_20_body">“Dash, none of us were really good to each other at that time. We all just started ignoring each other, all because we were too stubborn to talk to each other in person. And to be fair, we all just kinda left Fluttershy danglin’ in the <text:soft-page-break/>wind. It ain’t somethin’ Ah’m proud of, but don’t think it was just you who made that mistake.” </text:p>
      <text:p text:style-name="Text_20_body">Rainbow carefully wiped a tear from her eye. Where had that even come from? “Still, I should have been there for her. I’ve known her since first grade, we’re practically sisters. And I just ditched her like that. Sunset was right, I am a terrible friend.”</text:p>
      <text:p text:style-name="Text_20_body">Applejack put a hand on Rainbow’s knee and gave her a sympathetic smile. “No you aren’t, Dash. Yer a great friend. Ya came back didn’t ya? And yer tryin’ to make up for it. Seems to me like those are some things only a good friend would do.”</text:p>
      <text:p text:style-name="Text_20_body"><text:span text:style-name="T44">Stupid watery eyes.</text:span> Rainbow rubbed them again on the back of her hand. “Thanks, A.J. You’re a great friend, too.”</text:p>
      <text:p text:style-name="Text_20_body">“Thanks, sugarcube. So, uh, if ya don’t mind me askin’, what happened after that?”</text:p>
      <text:p text:style-name="Text_20_body">“Well—”</text:p>
      <text:p text:style-name="Text_20_body">“Miss Dash, Miss Apple,” Mr. Quantum called from the whiteboard. “You two seem awfully chatty this morning. Perhaps one of you would like to solve the equation on the board?”</text:p>
      <text:p text:style-name="Text_20_body">Both girls stared blankly at the long algebra problem in front of them. Rainbow nervously cleared her throat. “Do you have any ideas?” She asked Applejack from the corner of her mouth.</text:p>
      <text:p text:style-name="Text_20_body">“Eenope.”</text:p>
      <text:p text:style-name="P546">******</text:p>
      <text:p text:style-name="Text_20_body">For the first time ever, Sunset found herself willingly sitting down at the same table as Twilight and everyone else. Rainbow flashed a knowing smile as Sunset took her seat in between Pinkie and Twilight.</text:p>
      <text:p text:style-name="Text_20_body">Rarity looked back and forth across the table between Sunset and Rainbow, eying their matching bruises. Sunset could see the gears clicking in her mind and practically heard the light bulb go off when Rarity pointed fingers at the both of them and exclaimed, “You two went at it, didn’t you?”</text:p>
      <text:p text:style-name="Text_20_body"><text:soft-page-break/>“What?” Fluttershy gasped. “That’s how you two got all those wounds? By fighting each other?”</text:p>
      <text:p text:style-name="Text_20_body">Pinkie nibbled on her carrot stick. “Why are you both so surprised?”</text:p>
      <text:p text:style-name="Text_20_body">Rarity gave her an incredulous look. “Why are you <text:span text:style-name="T44">not</text:span> surprised?”</text:p>
      <text:p text:style-name="Text_20_body">Pinkie rolled her eyes like it was the most obvious thing in the world. “Because, Sunset is—or <text:span text:style-name="T44">was</text:span>—the bully, and Rainbow is the jock. Everyone knows if they aren’t working together already, the only way for them to be friends and gain each other’s respect is to fight in a one-on-one fisticuffs, duh.”</text:p>
      <text:p text:style-name="Text_20_body">“Well, it wasn’t exactly one-on-one,” Sunset said. “We had some unexpected company.”</text:p>
      <text:p text:style-name="Text_20_body">“Woah, plot twist,” Pinkie said, her eyes widening in interest. “Now I <text:span text:style-name="T44">gotta</text:span> hear this!”</text:p>
      <text:p text:style-name="Text_20_body">“Yes,” Rarity nodded, “please, give us the details of this little bout.”</text:p>
      <text:p text:style-name="Text_20_body">Sunset looked over to Rainbow, who gave a simple nod of her head in confirmation. “Well, after I said a few things that aggravated Rainbow a little, we started fighting it out.” Sunset pointed to the bandage still resting on her nose. “As you can see, we each got some good hits in.”</text:p>
      <text:p text:style-name="Text_20_body">“Wait, this <text:span text:style-name="T44">was</text:span> a fair fight, yes?” Rarity asked.</text:p>
      <text:p text:style-name="Text_20_body">“Yes, it was a fair fight,” Sunset snapped. “At least, it was until Gilda and her goons showed up…”</text:p>
      <text:p text:style-name="P546">******</text:p>
      <text:p text:style-name="P544">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P544">They were only down for a second, however, and quickly scrambled back to their feet. Score rushed her again in a low tackle, while Dumbbell came around from the side. Sunset knew she was pinned, but would not be caught completely helpless. </text:p>
      <text:p text:style-name="P544"><text:soft-page-break/>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P544">Stars dotted Sunset’s vision, while the grainy taste of sand mixed with the metallic tang of blood in her mouth. She spat out a mouthful and ran her tongue along the inside of her mouth, making sure she didn’t have any broken teeth.</text:p>
      <text:p text:style-name="Text_20_body">“<text:span text:style-name="T44">Alright, time to play dirty,” she growled.</text:span></text:p>
      <text:p text:style-name="Text_20_body"><text:span text:style-name="T44">Grabbing a handful of dirt, Sunset sprung to her feet, spinning and hurling the dirt clod right at Dumbbell. Even she was surprised at how well her aim had been. The dirt hit Dumbbell straight in the eyes, and he wailed in pain as he tried to scrape it off.</text:span> </text:p>
      <text:p text:style-name="P544">Sunset jumped forward and brought her leg straight up in a powerful high kick, slamming her foot into his jaw. She heard his teeth violently clash together and watched as he even caught some air before falling onto the ground, holding his jaw.</text:p>
      <text:p text:style-name="P544">She didn’t have time to catch her breath with Score stampeding after her again with his fist reared back. She grabbed it as it flew forward, then grabbed the other one, locking the both of them in place as they tried to overpower each other. </text:p>
      <text:p text:style-name="Text_20_body"><text:span text:style-name="T44">Sunset felt the wind leave her as Score’s foot collided with her stomach. Her eyes widened,</text:span> <text:span text:style-name="T44">and she tried to suck in a breath of air, only to gasp like a dying fish. She collapsed to the ground again, clutching her stomach and struggling to breathe. Another kick to her side made her cry out in pain, Score striking an already tender wound.</text:span></text:p>
      <text:p text:style-name="P544">Thoughts of humiliation and defeat danced through Sunset’s head when she looked up and saw Score towering over her, raising his boot to bludgeon her face. She threw her hands up, grabbing the falling footwear, stopping it just inches from her face. Her arms strained against his weight, her body still trying to recover from the last blow she had taken.</text:p>
      <text:p text:style-name="Text_20_body"><text:soft-page-break/>“<text:span text:style-name="T44">Back off, dingus!”</text:span></text:p>
      <text:p text:style-name="P544">From her peripheral vision, Sunset watched Rainbow leap in and shoulder tackle Score onto the ground, allowing Sunset to roll onto her stomach and push herself up. The two girls locked eyes for a second, a silent showing of gratitude passing between them.</text:p>
      <text:p text:style-name="P544">Behind Rainbow, Sunset could see Hoops lying motionless on the ground, while Gilda was getting back to her feet, blood streaming from her nose.</text:p>
      <text:p text:style-name="Text_20_body">“<text:span text:style-name="T44">Boy, you really like aiming for the face, dontcha?” Sunset asked, wiping off her own blood.</text:span></text:p>
      <text:p text:style-name="P544">Rainbow merely shrugged, putting her fists up again as Score and Gilda closed in…</text:p>
      <text:p text:style-name="P547">******</text:p>
      <text:p text:style-name="Text_20_body">“Wait.” Rarity held up a hand. “Who exactly <text:span text:style-name="T44">is</text:span> this Gilda character you keep mentioning?”</text:p>
      <text:p text:style-name="Text_20_body">Sunset drummed her fingers against the table, an irritated expression on her face. “She’s another member of the gang Rainbow was in.”</text:p>
      <text:p text:style-name="Text_20_body">There was a simultaneous scream of, “<text:span text:style-name="T44">What!”</text:span> from both Rarity, Fluttershy and Applejack, while Pinkie sprayed her milk across the table, hitting Rainbow in the face.</text:p>
      <text:p text:style-name="Text_20_body">“Whoops, sorry.”</text:p>
      <text:p text:style-name="Text_20_body">“When and why did you join a <text:span text:style-name="T44">gang</text:span>, Rainbow Dash?” Rarity asked in a hiss.</text:p>
      <text:p text:style-name="Text_20_body">All eyes were now on Rainbow, watching as she tugged nervously on her ponytail. “Around the start of sophomore year, after I thought… you know, we weren’t friends anymore. I don’t know how it happened. I just met Gilda at the mall one day and we just started hanging out.”</text:p>
      <text:p text:style-name="Text_20_body">“And when, exactly, were you planning on telling us?”</text:p>
      <text:p text:style-name="Text_20_body">“Never! I left, like, a year later and never looked back,” Rainbow said heatedly. “I didn’t think I’d ever run into them again. Besides, it was none of your business.” She sulked in her chair, refusing to make eye contact with anyone. </text:p>
      <text:p text:style-name="Text_20_body">Rarity’s face softened. “Rainbow…”</text:p>
      <text:p text:style-name="Text_20_body"><text:soft-page-break/>“I don’t want to talk about it,” Rainbow said sourly. “Sunset will probably get to it anyway.”</text:p>
      <text:p text:style-name="Text_20_body">Everyone’s attention turned back to Sunset, still tapping her fingers on the table in a steady rhythm. She gave them each a heated glare in turn, pursing her lips in displeasure. </text:p>
      <text:p text:style-name="Text_20_body">“Oh.” Rarity let out a short, nervous giggle. “We interrupted you… sorry about that.”</text:p>
      <text:p text:style-name="Text_20_body">“May I continue?” Sunset asked in a crisp tone.</text:p>
      <text:p text:style-name="Text_20_body">“Yes, please do.”</text:p>
      <text:p text:style-name="P546">******</text:p>
      <text:p text:style-name="P544">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P544">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P544">Gilda swung out with her other hand and Sunset ducked low, just in time for Rainbow’s leg to swing over her head and kick Gilda in the cheek. </text:p>
      <text:p text:style-name="P544">While Gilda stumbled back, Sunset spun around and gave an uppercut to Score who was still reeling from another hit Rainbow had landed moments before. He fell to his knees, and Sunset karate chopped him over the back of the head, knocking him out.</text:p>
      <text:p text:style-name="P544">Turning back, she followed Rainbow’s eyes to Gilda, who was rubbing the side of her face and looking, surprisingly, amused. </text:p>
      <text:p text:style-name="Text_20_body">“<text:span text:style-name="T44">And then there was one.” Sunset smirked, a third wind catching up to her.</text:span></text:p>
      <text:p text:style-name="Text_20_body">“<text:span text:style-name="T44">Heh, you got moxie, dweeb.” Gilda spat on the ground and stood up straight, still wearing a cocky grin. “You sure you don’t wanna hang with us?”</text:span></text:p>
      <text:p text:style-name="Text_20_body">“<text:span text:style-name="T44">Nope. I don’t hang around with scum like you.”</text:span></text:p>
      <text:p text:style-name="Text_20_body">“<text:span text:style-name="T44">You’re one to talk,” Sunset heard Rainbow mutter under her breath. </text:span></text:p>
      <text:p text:style-name="P544"><text:soft-page-break/>Sunset ignored her and kept her eyes on Gilda who had finally traded her sneer for a scowl. “Alright, dweeb, let’s see how tough you really are.” She caught both Rainbow and Sunset by surprise with the speed at which she moved. She closed the distance between them in a few short bounds, and almost caught Rainbow in the side with the front of her leg.</text:p>
      <text:p text:style-name="P544">Rainbow just managed to move her arm down in time to deflect the blow, but Gilda followed up with her fist, smashing Rainbow in the chest and sending her back a ways before turning to Sunset and bringing her foot around again.</text:p>
      <text:p text:style-name="P544">Expecting Gilda to aim for her side as well, Sunset blocked low and was rewarded with a powerful blow to the head. She crumpled to the ground, a sharp whining noise ringing in her ears and drowning out the world around her. </text:p>
      <text:p text:style-name="P544">When the next blow didn’t come, Sunset got back to her hands and knees and looked up to see Gilda and Rainbow grappling with each other in a flurry of quick punches and occasional kicks. </text:p>
      <text:p text:style-name="Text_20_body"><text:span text:style-name="T44">Sunset forced herself back to her feet, giving her head a violent shake, though it did little to alleviate the high-pitch</text:span> <text:span text:style-name="T44">whining. Still, she willed herself to ignore it and rushed back to join the fight, not wanting Rainbow to hog all the glory.</text:span></text:p>
      <text:p text:style-name="P544">As Rainbow blocked a hard swing from Gilda, Sunset moved in from the side and slammed a fist against the side of her face. Was it a cheap shot? Yes. Did she care? Not in the slightest.</text:p>
      <text:p text:style-name="P544">Rainbow seemed to share the same opinion, for she gave Sunset a half smile and a nod of approval. They both turned their attention back to Gilda who mouthed something, but it just came out as incoherent garble to Sunset.</text:p>
      <text:p text:style-name="P544">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Text_20_body">Sweet revenge.</text:p>
      <text:p text:style-name="P544">Much like Rainbow Dash, Gilda seemed to only stay down for a few moments before springing back up again. There was a murderous look in her eyes as she charged again, swinging her sharpened nails like claws. She grabbed the arm <text:soft-page-break/>Sunset had used to block, digging her nails into Sunset’s wrist and grabbed her other arm. </text:p>
      <text:p text:style-name="P544">While Sunset struggled in her iron grip, Gilda reared her head back and slammed it into Sunset’s, sending stars into her vision again. Her skull throbbed with pain, giving her an intense headache, border lining on a migraine. Sunset’s lack of coherent thoughts was the only justification for what she did next.</text:p>
      <text:p text:style-name="P544">With Gilda still holding on to her, Sunset jerked her forward, bringing her own head back as she did, and smashed it down against Gilda’s. The grip around her arms instantly disappeared, leaving Sunset to grab both sides of her head, trying to get the pulsing pain to die down. </text:p>
      <text:p text:style-name="Text_20_body"><text:span text:style-name="T44">She cracked her eyes open just a little bit; still wary</text:span> <text:span text:style-name="T44">of Gilda. But she was holding her own head, teetering in place. Sunset blinked once, and saw Rainbow in front of Gilda, striking her repeatedly in the face. </text:span></text:p>
      <text:p text:style-name="Text_20_body">“<text:span text:style-name="T44">Stay. Out. Of. My. Life!” Rainbow shouted between each punch. </text:span></text:p>
      <text:p text:style-name="P544">With a final knee to the stomach, Gilda collapsed, groaning something that sounded faintly like, “Traitor.”</text:p>
      <text:p text:style-name="P544">Sunset was aware of how quiet the park was now. Other than the sound of her’s and Rainbow’s breathing, nothing seemed to stir in the darkness around them. She fell into the soft grass, welcoming the dark, silent abyss and the solitude it brought.</text:p>
      <text:p text:style-name="Text_20_body">Geez, I’m dark when I’m exhausted.</text:p>
      <text:p text:style-name="P544">She was fully prepared to pass out, when she felt someone shaking her shoulder.</text:p>
      <text:p text:style-name="Text_20_body">“<text:span text:style-name="T44">Sunset! Hey, Shimmer! Come on, get up!”</text:span></text:p>
      <text:p text:style-name="P544">Sunset fluttered her eyes open, looking up at Rainbow, who was wearing a mask of concern. Something clicked into place in the back of Sunset’s mind, and she slowly pushed herself back onto her feet, holding her fists up in front of Rainbow.</text:p>
      <text:p text:style-name="Text_20_body">“<text:span text:style-name="T44">Right… right, alright. Where were we? Come on, let’s finish this.” Sunset slurred a bit.</text:span></text:p>
      <text:p text:style-name="P544"><text:soft-page-break/>Rainbow shook her head. “No, we’re done.”</text:p>
      <text:p text:style-name="Text_20_body">“<text:span text:style-name="T44">What’s the matter? Scared I’ll kick your butt?”</text:span> I’m also a tad loopy when I’m tired.</text:p>
      <text:p text:style-name="P544">Holding a hand up to her face, Rainbow said, “Look… maybe… maybe you were right… about what you said earlier.”</text:p>
      <text:p text:style-name="P544">Sunset lowered her hands, giving Rainbow a perplexed look. “What?” She was honestly having a hard time recalling anything at the moment.</text:p>
      <text:p text:style-name="P544">Rainbow gestured with her hand. “Come on, I’ll talk about on the way. Let’s just get out of here. Can you walk?”</text:p>
      <text:p text:style-name="Text_20_body">“<text:span text:style-name="T44">No.” </text:span>What? Of course I can walk! <text:span text:style-name="T44">Sunset walked forward, making it only a few steps before she fell to her knees. </text:span>Okay, I guess I really can’t.</text:p>
      <text:p text:style-name="P544">Rainbow bent down, taking Sunset’s arm and hoisting it over her shoulder. The two stood up, Sunset leaning on Rainbow as they limped out of the park.</text:p>
      <text:p text:style-name="Text_20_body">“<text:span text:style-name="T44">So, what were you mumbling about earlier? Something about me being right?” Sunset asked.</text:span></text:p>
      <text:p text:style-name="Text_20_body">“<text:span text:style-name="T44">Yeah.” Rainbow was silent for a while. Sunset could see the gears moving in her head, her expression solemn. “I… was a bad friend. Fluttershy and me—”</text:span></text:p>
      <text:p text:style-name="Text_20_body">“<text:span text:style-name="T44">I,” Sunset corrected.</text:span></text:p>
      <text:p text:style-name="Text_20_body">“<text:span text:style-name="T44">What?”</text:span></text:p>
      <text:p text:style-name="Text_20_body">“<text:span text:style-name="T44">The correct pronunciation is ‘Fluttershy and I’, not me.”</text:span></text:p>
      <text:p text:style-name="P544">Rainbow stopped walking and gave Sunset an incredulous look. “Really?”</text:p>
      <text:p text:style-name="P544">Sunset grinned sheepishly. “Sorry, continue.”</text:p>
      <text:p text:style-name="Text_20_body">“<text:span text:style-name="T44">Thank you.” The two proceeded to move down the avenue again. “Anyway, Fluttershy and </text:span>I <text:span text:style-name="T44">have been best friends since, like, forever. And you were right. I just sat back and watched while you pushed her around because I… just wanted to look cool.”</text:span></text:p>
      <text:p text:style-name="P544">Rainbow sighed deeply. “I don’t know what I was thinking. I knew what I was doing was wrong, but… I just buried that part down so I wouldn't have to hear it. And then you go and throw it back in my face.”</text:p>
      <text:p text:style-name="Text_20_body"><text:span text:style-name="T44">Sunset smirked. “Yeah. I could see how that might tick you off.” Sunset expression shifted and she frowned in curiosity. “But, why join </text:span>them?” <text:span text:style-name="T44">She </text:span><text:soft-page-break/><text:span text:style-name="T44">jerked her head back in the direction of the park, quickly wishing she hadn’t as it had set off her headache again.</text:span></text:p>
      <text:p text:style-name="Text_20_body">“<text:span text:style-name="T44">I don’t know. After you split us up—” Sunset felt a knife twist in her heart “—I just felt… lost. And then I ran into Gilda and she seemed totally cool. I just started hanging out with her more and more, and I just felt like I had someplace to belong again, you know?”</text:span></text:p>
      <text:p text:style-name="Text_20_body">“<text:span text:style-name="T44">Not really.”</text:span></text:p>
      <text:p text:style-name="Text_20_body">“<text:span text:style-name="T44">Oh. Well… yeah. That’s what happened.”</text:span></text:p>
      <text:p text:style-name="Text_20_body"><text:span text:style-name="T44">The silence returned, leaving both of them to their own thoughts. Sunset found herself</text:span> <text:span text:style-name="T44">once more</text:span> <text:span text:style-name="T44">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P544">Still, her own depravity went further than she had even realized. For the second time that day, Sunset felt her heart burn with shame and guilt. She bit her lip, still fighting the urge to gag as she prepared herself for what came next.</text:p>
      <text:p text:style-name="Text_20_body">“<text:span text:style-name="T44">Rainbow Dash… I’m sorry.”</text:span></text:p>
      <text:p text:style-name="P544">At first, Rainbow didn’t respond, and Sunset was afraid she might have to repeat herself. Apologizing once was hard enough.</text:p>
      <text:p text:style-name="P544">Then, Rainbow turned to her and said, “I’m sorry, too.”</text:p>
      <text:p text:style-name="P544">Sunset blinked. “You’re sorry? For what?”</text:p>
      <text:p text:style-name="Text_20_body">“<text:span text:style-name="T44">For not giving you a chance. A </text:span>real <text:span text:style-name="T44">chance. I was just kinda going along with everyone else. I was waiting for you to mess up so I could hold it against you, or use it to justify… well, me beating you up.”</text:span></text:p>
      <text:p text:style-name="Text_20_body">“<text:span text:style-name="T44">So? You had every right not to give me a chance.” Sunset spoke in a softer voice. “I wouldn’t have given me a chance.”</text:span></text:p>
      <text:p text:style-name="Text_20_body">“<text:span text:style-name="T44">Well… I’m giving you one now.”</text:span></text:p>
      <text:p text:style-name="P544">Sunset brought them to a halt, removing her arm from around Rainbow. “Alright, I think I can walk now.”</text:p>
      <text:p text:style-name="P544"><text:soft-page-break/>Rainbow backed off a little as Sunset took a few tentative steps forward. Her entire body felt weak and sore, and before she knew it, Sunset was back on the ground.</text:p>
      <text:p text:style-name="Text_20_body">“<text:span text:style-name="T44">Sunset! Are you alright?” Rainbow rushed over, helping her back to her feet.</text:span></text:p>
      <text:p text:style-name="P544">As she leaned on Rainbow again, Sunset shook her head and said, “Not really.” She waved it off with a roll of her hand and continued. “I don’t get it. Weren’t we trying to kill each other a little while ago?”</text:p>
      <text:p text:style-name="Text_20_body">“<text:span text:style-name="T44">Yeah,” Rainbow nodded. “And now… we’re friends.”</text:span></text:p>
      <text:p text:style-name="P544">Sunset scoffed. “Friendship is weird.” </text:p>
      <text:p text:style-name="P546">******</text:p>
      <text:p text:style-name="Text_20_body">Leaning back in her chair, Sunset crossed her arms in a satisfied manner. “And that’s pretty much it.” After sitting and talking for a while, all Sunset had done was limp home and took a cold shower.</text:p>
      <text:p text:style-name="Text_20_body">“So let me get this straight,” Applejack said. “You two first fought each other, then fought a bunch of gang members, and now you’re friends?”</text:p>
      <text:p text:style-name="Text_20_body">Rainbow nodded. “More or less.”</text:p>
      <text:p text:style-name="Text_20_body">Applejack stared hard at both of them for a full minute, then shrugged and said, “Alright, fine with me, just as long as y'all are done going at it like cats.”</text:p>
      <text:p text:style-name="Text_20_body">“Really?” Rarity scolded. “You’re really going to dismiss it just like that?”</text:p>
      <text:p text:style-name="Text_20_body">“Eeyup,” Applejack nodded. “They’re both still breathin’ and now, they’re friends. Sometimes it takes a little beatdown to make a friend with somebody.”</text:p>
      <text:p text:style-name="Text_20_body">Rarity dropped her head in her hands. “I’m surrounded by unsophisticated nitwits.”</text:p>
      <text:p text:style-name="Text_20_body">Fluttershy leaned in and carefully gave Rainbow a warm hug. “Don’t worry, Rainbow. I never held anything against you.”</text:p>
      <text:p text:style-name="Text_20_body">Rainbow frowned at her. “Yeah, but, Fluttershy, why didn’t you ever tell me off or something?”</text:p>
      <text:p text:style-name="Text_20_body">“Because I wanted you to be happy, and I thought hanging out with the jocks made you happy so…”</text:p>
      <text:p text:style-name="Text_20_body"><text:soft-page-break/>A few tears fell from Rainbow’s cheeks as she returned Fluttershy’s hug. “No, what really makes me happy is being with all of you guys.”</text:p>
      <text:p text:style-name="Text_20_body">Everyone at the tables—save for Sunset—broke out into a chorus of, “Awws,” while she just pretended to gag.</text:p>
      <text:p text:style-name="Text_20_body">Thankfully, the lunch bell rang, stopping the nauseating friendship fest. They each got up from the table, discarding their trays as they exited the lunch room.</text:p>
      <text:p text:style-name="Text_20_body">Rainbow and Sunset walked side-by-side into the hallway. “You know,” Rainbow said, “I kinda feel bad about Gilda. I took some of my aggression with you out on her.”</text:p>
      <text:p text:style-name="Text_20_body">“Yeah.” Sunset snickered. “I noticed. But hey, it meant fewer bruises for me, so I’m not going to complain.”</text:p>
      <text:p text:style-name="Text_20_body">They stopped at an intersection, leaning to go in opposite directions. “Well, I guess I’ll see you later then.” Rainbow punched Sunset in the shoulder as a farewell.</text:p>
      <text:p text:style-name="Text_20_body">Sunset socked Rainbow back. “Yeah, see ya.”</text:p>
      <text:p text:style-name="Text_20_body">As they both turned away, Sunset gripped the bruise Rainbow had hit, cursing lightly. “I really wish she hadn’t done that.” </text:p>
      <text:p text:style-name="Text_20_body">She made her way to class, unaware that Rainbow was thinking the exact same thing.</text:p>
      <text:h text:style-name="Heading_20_1" text:outline-level="1"><text:bookmark-start text:name="__RefHeading___Toc214_788317178"/><text:span text:style-name="T1175">Крок</text:span> 13: Sweet Melodies<text:bookmark-end text:name="__RefHeading___Toc214_788317178"/></text:h>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 </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Text_20_body">“I can’t believe it. She’s purring like a kitten,” Sunset cooed. She looked down at the oil-stained young man leaning against the wall and looking quite proud of himself. “Greaser, I don’t know how you did it, but you’re a genius!”</text:p>
      <text:p text:style-name="Text_20_body">Greaser grinned. “Don’t tell me, tell my mom. She thinks fixing bikes and playing in bands is a ‘waste of my talent.’” He stood off the wall and shrugged. “But hey, I’m just glad I could help.”</text:p>
      <text:p text:style-name="Text_20_body">“Yeah, you have no idea what this means to me.” Sunset rested her head on the dashboard, sighing in content. No more taking public transportation or, Celestia forbid, <text:span text:style-name="T44">walking</text:span> everywhere. She could ride wherever she wanted, whenever she wanted. She opened an eye. “By the way, what took so long?”</text:p>
      <text:p text:style-name="Text_20_body">“Hey, do you know how long it takes to get parts?” Greaser tapped his foot against the engine.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 </text:p>
      <text:p text:style-name="P544">Oh well, totally worth it.</text:p>
      <text:p text:style-name="Text_20_body">Greaser walked around the bike again, looking pleased with his handiwork. “This thing was falling apart when you brought it in; I’m surprised you managed to ride it so long. What did you do, find it in a junkyard?”</text:p>
      <text:p text:style-name="Text_20_body">“Yes,” Sunset said pointedly. </text:p>
      <text:p text:style-name="Text_20_body"><text:soft-page-break/>“Well, props for keeping it alive for as long as you did.”</text:p>
      <text:p text:style-name="Text_20_body">Sunset pulled on the throttle again, letting her motorcycle roar with fervor. “Thanks again, Grease.”</text:p>
      <text:p text:style-name="Text_20_body">Walking over to his workbench, Greaser smiled. “No problem, Sunset. Hey, Flash Drive is having a gig this weekend. You gonna show?”</text:p>
      <text:p text:style-name="Text_20_body">Sunset scooped her helmet off of the ground, focusing her gaze on the bright red painting. “No.”</text:p>
      <text:p text:style-name="Text_20_body">“You and Flash still on cold terms?”</text:p>
      <text:p text:style-name="Text_20_body">Putting her helmet on, Sunset lifted the visor and said, “I don’t know what we are. But I doubt he’d want me there. See ya around, Grease.”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raveling the open road to her heart’s content, not having to worry about anything other than herself. She could be free, in the fullest sense of the word.</text:p>
      <text:p text:style-name="Text_20_body">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text:soft-page-break/>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Over the sound of her engine, Sunset heard a wailing siren drawing close. She looked in her side mirror and saw a black and white police car dogging her, lights flashing brightly.</text:p>
      <text:p text:style-name="Text_20_body">“Aw, crap,”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Text_20_body">As he approached Sunset, he lifted his shades and asked, “Ma’am, do you know why I pulled you over?”</text:p>
      <text:p text:style-name="Text_20_body">“Yeah, I was going about twenty miles over the speed limit.”</text:p>
      <text:p text:style-name="Text_20_body">He raised an eyebrow. “Well… thanks for not playing dumb with me. License and registration, please.”</text:p>
      <text:p text:style-name="Text_20_body">Sunset pulled out her wallet and handed him her license. “Uhh, listen… Officer Armor,” she said, reading the badge pinned to his chest. <text:span text:style-name="T44">Armor… Armor… I just heard that name somewhere.</text:span> “About that registration thing…”</text:p>
      <text:p text:style-name="Text_20_body">“Sunset Shimmer?” He asked with wide eyes.</text:p>
      <text:p text:style-name="Text_20_body">“Yes. Is something wrong?” She watched him look from the card to her and back to the card, his face masked in concentration. </text:p>
      <text:p text:style-name="Text_20_body">“Listen,” he spoke after a whole minute of silence, “I’m going to let you go with a warning this time. Just make sure you obey the speed limit. I don’t want to have to pull you over again.” He handed Sunset her license back.</text:p>
      <text:p text:style-name="Text_20_body">“Uhh, thanks.” Sunset blinked. When she looked up, he was already walking back to his squad car.</text:p>
      <text:p text:style-name="Text_20_body">As he got in and started the engine, he stuck his head out and asked, “Shouldn’t you be in school?”</text:p>
      <text:p text:style-name="Text_20_body"><text:soft-page-break/>“Yeah…”</text:p>
      <text:p text:style-name="Text_20_body">“Then get back to class, Miss Shimmer.”</text:p>
      <text:p text:style-name="Text_20_body">As Officer Armor drove away, Sunset couldn’t help repeating his name over and over in her head. “I know I just heard it, but where?” She started her motorcycle and pulled onto the road, just as the memory hit her.</text:p>
      <text:p text:style-name="Text_20_body">“<text:span text:style-name="T44">They got arrested by that stupid Shining Armor cop because of you!” </text:span></text:p>
      <text:p text:style-name="Text_20_body"><text:span text:style-name="T44">Right,</text:span> Sunset thought to herself. <text:span text:style-name="T44">He was the one who arrested those two goons. Still, why did he let me go?</text:span> Had he learned that it was her who had beaten the two gang members into submission? Even so, it seemed out of order for him to acknowledge that fact and let Sunset go scot-free.</text:p>
      <text:p text:style-name="Text_20_body">Sunset gave a mental shrug, brushing it aside. Regardless of the reason, at least she avoided getting a ticket.</text:p>
      <text:p text:style-name="P546">******</text:p>
      <text:p text:style-name="Text_20_body">It was lunch time when Sunset decided to return to campus. She parked her bike in the school lot, shaking her hair out as a familiar pink face approached her.</text:p>
      <text:p text:style-name="Text_20_body">“There you are, Sunset! We were wondering where you went.” Pinkie’s eyes landed on the black motorcycle. “Hey, you got your bike back, that’s so awesome!”</text:p>
      <text:p text:style-name="Text_20_body">“Yeah, it is.” Sunset nodded in agreement. She struck as quick as a snake, smacking Pinkie’s hand away. “And if you touch it, I’ll give you a grand tour of the front wheel. Get it?”</text:p>
      <text:p text:style-name="Text_20_body">“Got it.”</text:p>
      <text:p text:style-name="Text_20_body">“Good.” She smirked, walking around Pinkie and heading for the main building. “So, what’s new, Pinks?”</text:p>
      <text:p text:style-name="Text_20_body">“New? Hmm, let’s see… oh! Pound Cake’s teeth are coming in! I know because yesterday, he bit me and it hurt a lot! Aaaand, I got a B on my English paper yesterday. Aaaand…”</text:p>
      <text:p text:style-name="Text_20_body"><text:span text:style-name="T44">Why did I ask her anything?</text:span> Sunset reprimanded herself. </text:p>
      <text:p text:style-name="Text_20_body">“… Oh, and how could forget? I’m having a trick-or-treat/sleepover party on Halloween next week! You wanna come?”</text:p>
      <text:p text:style-name="Text_20_body"><text:soft-page-break/>“Not really.”</text:p>
      <text:p text:style-name="Text_20_body">Pinkie put on a pouty face, her eyes growing as large as dinner plates. “Aww, pleeeeeeease? Everyone else is gonna be there!”</text:p>
      <text:p text:style-name="Text_20_body">“Fine, sure, I’ll go.” <text:span text:style-name="T44">Not that I have much of a choice now.</text:span></text:p>
      <text:p text:style-name="Text_20_body">“Yippee!” Pinkie bounced around Sunset and started doing cartwheels down the hall. “You’re gonna have so much fun! First, we’ll go get candy, then we’ll go back to my house and have cupcakes and ice cream, then we’ll tell scary stories and roast s’mores! Doesn’t that sound like fun?”</text:p>
      <text:p text:style-name="Text_20_body">“No.”</text:p>
      <text:p text:style-name="Text_20_body">Pinkie continued rolling down the hall. “You say that now, but wait until you’re actually there! You’ll love it!” She wheeled into the cafeteria with Sunset following after her, and came to a stop at their usual table. </text:p>
      <text:p text:style-name="Text_20_body">“Girls, guess what? Sunset agreed to come to the Halloween party!”</text:p>
      <text:p text:style-name="Text_20_body">Rarity looked up from her sandwich. “Well, that’s good to hear. The more the merrier.” She smiled. “So, what are you going to dress as?”</text:p>
      <text:p text:style-name="Text_20_body">“Nothing,” Sunset said flatly. “Aren’t you all too old to be dressing up for this?”</text:p>
      <text:p text:style-name="Text_20_body">“Oh of course not,” Rarity said. “It’s all in good fun.”</text:p>
      <text:p text:style-name="Text_20_body">“And it’s free candy!” Pinkie said, looking as serious as Sunset had ever seen her. “You <text:span text:style-name="T44">never</text:span> say no to free candy!”</text:p>
      <text:p text:style-name="Text_20_body"><text:span text:style-name="T44">Yeah, hold onto that philosophy, Pinkie.</text:span> </text:p>
      <text:p text:style-name="Text_20_body">“Free candy aside,” Twilight said, giving Pinkie a skeptical look, “It’s still fun just to dress up as something. My friend and I used to take props from our theatre arts department and dress up in ridiculous costumes.” Twilight smiled, a look of nostalgia on her face. </text:p>
      <text:p text:style-name="Text_20_body">Sunset shrugged, snatching the apple off of Applejack’s plate and ignoring the glare she gave. “I never saw the point in any of it, even back in Equestria.”</text:p>
      <text:p text:style-name="Text_20_body">Pinkie gasped. “They have Halloween in Equestria?”</text:p>
      <text:p text:style-name="Text_20_body">“Not exactly. See, we have something called Nightmare Night. It’s kind of the same thing except the lore behind it is different. The story goes—mmmph!”</text:p>
      <text:p text:style-name="Text_20_body"><text:soft-page-break/>Sunset’s story was cut short by Pinkie, who clapped a hand over her mouth and shushed her. “Nononono! Save it for the party! It’ll make a good scary story!” She finally removed her hands, completely unaffected by Sunset’s glare.</text:p>
      <text:p text:style-name="Text_20_body">“Anyway,” Rarity intervened, “are you sure you don’t want to dress up with the rest of?”</text:p>
      <text:p text:style-name="Text_20_body">“Positive. I don’t even know what I would go as.”</text:p>
      <text:p text:style-name="Text_20_body">“Oh, oh!” Pinkie waved her hand around. “You could totally go as a demon!”</text:p>
      <text:p text:style-name="Text_20_body">This time, Sunset’s glare did have an effect on Pinkie. She lowered her hand and sank down into her chair, looking very embarrassed. “Too soon?”</text:p>
      <text:p text:style-name="Text_20_body">“<text:span text:style-name="T44">Way</text:span> too soon,” Sunset said in a low hiss.</text:p>
      <text:p text:style-name="Text_20_body">“Well,” Rarity jumped in again. “If you change your mind, I’d be more than happy to help you come up with something.”</text:p>
      <text:p text:style-name="Text_20_body">Sunset leaned back in her chair, folding her arms. “Thanks, I’ll keep it in mind.”</text:p>
      <text:p text:style-name="P546">******</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 </text:p>
      <text:p text:style-name="Text_20_body">“Oh, why don’t you go as a demon?” Sunset raised her voice an octave, trying to imitate Pinkie. She growled and rubbed the surface of the gold trophy harder. “Life is just one big joke to you, isn’t it?”</text:p>
      <text:p text:style-name="Text_20_body">She raised the trophy, staring at her sparkling reflection. “I bet you wouldn’t be laughing… if it had been you,” she whispered. </text:p>
      <text:p text:style-name="Text_20_body">A demonic face appeared, replacing hers, and Sunset dropped the trophy, letting it clatter to the floor. She held a hand over her heart, taking deep breaths as she tried to calm herself. “Keep it together, Shimmer. You’re just seeing things.”</text:p>
      <text:p text:style-name="Text_20_body"><text:soft-page-break/>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 </text:p>
      <text:p text:style-name="Text_20_body">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 </text:p>
      <text:p text:style-name="Text_20_body">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Text_20_body">When the last chord faded away, Sunset opened her eyes, unaware that she had been carried off by the music. Taking advantage of Twilight’s pause, she said in a hoarse voice, “That… was beautiful.”</text:p>
      <text:p text:style-name="Text_20_body">“Ah!” Twilight fumbled with her violin, catching it and holding it close to her chest. She swiveled in her seat staring wide-eyed at Sunset. “Oh, it’s you. How long have you been there?”</text:p>
      <text:p text:style-name="Text_20_body">Sunset shrugged. “Don’t know. Lost track of time.” She walked up to the front of the room and pulled up a chair. “I didn’t know you played an instrument.”</text:p>
      <text:p text:style-name="Text_20_body"><text:soft-page-break/>Twilight looked fondly at her violin. “Yeah. I started when I was about six. And my old high school required everyone to participate in some extracurricular activity, so I joined the school orchestra.”</text:p>
      <text:p text:style-name="Text_20_body">“You’re really good. Like, really, <text:span text:style-name="T44">really</text:span> good.”</text:p>
      <text:p text:style-name="Text_20_body">Twilight’s cheeks burned bright red at the praise. “Thanks, but, I’m not all <text:span text:style-name="T44">that</text:span> good.”</text:p>
      <text:p text:style-name="Text_20_body">Sunset gaped at her. “You’re kidding, right? Do you hear yourself play? Our school president last year played the cello and got a full ride scholarship to a music school. I think you might play better than her!”</text:p>
      <text:p text:style-name="Text_20_body">“You really think so?”</text:p>
      <text:p text:style-name="Text_20_body">“Almost positive.” Sunset nodded.</text:p>
      <text:p text:style-name="Text_20_body">Twirling a finger in her hair, Twilight said, “I really appreciate that, Sunset. But, this is really just a hobby more than anything. I’m not sure I want to go to music school.”</text:p>
      <text:p text:style-name="Text_20_body">“That’s a shame. You could be famous. World renowned even.” </text:p>
      <text:p text:style-name="Text_20_body">“Maybe.” Twilight shook her head. “But, I don’t want to become famous for music. I want to be a scientist or a physicist. I want to help the world at large.”</text:p>
      <text:p text:style-name="Text_20_body">Sunset blew her hair out of her face, rolling her eyes. “Well, whatever floats your boat I guess.”</text:p>
      <text:p text:style-name="Text_20_body">“Do you play an instrument?”</text:p>
      <text:p text:style-name="Text_20_body">“No. Flash tried to teach me the guitar but…” She looked down at her slender fingers. “I could never quite get the hang of it.”</text:p>
      <text:p text:style-name="Text_20_body">Twilight sighed, shifting in her chair. “Every time we talk, he seems sad. Did… the other Twilight do something to him?”</text:p>
      <text:p text:style-name="Text_20_body">Sunset shook her head. “The pony princess didn’t do anything. He just fell in love and got his heart broken when she left.” She shrugged. “His own fault really.”</text:p>
      <text:p text:style-name="Text_20_body">“Oh.” Twilight’s head fell, downcast. “So the reason he keeps talking to me is…”</text:p>
      <text:p text:style-name="Text_20_body">“Listen, I said the girls would never treat you that way, and I doubt Flash would either. But he fell in love with a girl that looks like you and doesn’t <text:soft-page-break/>know what to do with himself. Idiot,” Sunset added under her breath. “He still has feelings for ‘Twilight Sparkle’ he just doesn’t realize it isn’t you.”</text:p>
      <text:p text:style-name="Text_20_body">“That’s kinda sad when you think about it.” Twilight started tuning her violin, testing it with a few strokes. “But, I’m not sure if I could return any of his feelings anyway.” </text:p>
      <text:p text:style-name="Text_20_body">Sunset shrugged again. “He’s a nice guy. An idiot, but a nice guy.” She stood up and stretched. “Anyway, I just came in here to say I liked your music. You should show the girls; that’d really set you apart from little miss princess.”</text:p>
      <text:p text:style-name="Text_20_body">As Sunset made for the door, Twilight stood up and sputtered, “W-wait, Sunset, umm… d-do you wanna walk home together again?”</text:p>
      <text:p text:style-name="Text_20_body">“Nope, I’ve got my motorcycle back. Walking is for losers.”</text:p>
      <text:p text:style-name="Text_20_body">“You have a motorcycle?”</text:p>
      <text:p text:style-name="Text_20_body">Sunset rolled her eyes. “Yes. I just said that, genius.”</text:p>
      <text:p text:style-name="Text_20_body">Twilight looked down, rubbing the back of her head. “Sorry. Umm, I guess I’ll just see you tomorrow then.”</text:p>
      <text:p text:style-name="Text_20_body"><text:span text:style-name="T44">Geez, why does she look so sad? </text:span>Sunset watched her sit down and pick up her violin again, playing a few soft notes. She could hear the melancholy in them. <text:span text:style-name="T44">Ugh, why am I doing this?</text:span></text:p>
      <text:p text:style-name="Text_20_body">Sunset rubbed her temples and said, “Twilight, do you want a ride home?”</text:p>
      <text:p text:style-name="Text_20_body">Twilight snapped her head up. “A ride? On a motorcycle?”</text:p>
      <text:p text:style-name="Text_20_body">“Yeah, duh.”</text:p>
      <text:p text:style-name="Text_20_body">“I-I don’t know. Is it safe?”</text:p>
      <text:p text:style-name="Text_20_body">“Mostly.”</text:p>
      <text:p text:style-name="Text_20_body">Tapping her fingers together, Twilight started to look very anxious. “I really don’t know how my parents would feel about me riding on a motorcycle.”</text:p>
      <text:p text:style-name="Text_20_body">“Then don’t tell them.” Sunset could feel her patience quickly wearing thin as Twilight continued to mull it over. “Alright, you have three seconds to decide. Two…”</text:p>
      <text:p text:style-name="Text_20_body">“Okay, okay, I’ll try it,” Twilight said hastily. “Just promise me nothing bad will happen, okay?” </text:p>
      <text:p text:style-name="Text_20_body"><text:soft-page-break/>“I promise you, nothing bad will happen.” Sunset had been forced to say it but wondered if the forces of nature would comply with that rule. “Now grab your stuff, I want to go home already.”</text:p>
      <text:p text:style-name="Text_20_body">Without another word—but with a rather happy smile—Twilight quickly packed her violin away and grabbed her backpack. The two left the music room, stopping by Sunset’s locker so she could grab her helmet before exiting to the parking lot.</text:p>
      <text:p text:style-name="Text_20_body">“This is your motorcycle?” Twilight examined the midnight black bike. “It suits you.”</text:p>
      <text:p text:style-name="Text_20_body">“I’ll take that as a compliment.”</text:p>
      <text:p text:style-name="Text_20_body">“Oh, don’t worry, it was!” Twilight said hastily. “So, um, where’d you get it?”</text:p>
      <text:p text:style-name="Text_20_body">“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Text_20_body">Twilight nudged the wheel with her foot. “So… it’s safe now, right?”</text:p>
      <text:p text:style-name="Text_20_body">“Yes, yes, it’s safe. Just trust me, okay?”</text:p>
      <text:p text:style-name="Text_20_body">“…Where are the seatbelts?”</text:p>
      <text:p text:style-name="Text_20_body">“There are no seatbelts.” Sunset groaned.</text:p>
      <text:p text:style-name="Text_20_body">Twilight looked up at her, tilting her head to the side. “Then… how am I supposed to ride with you?”</text:p>
      <text:p text:style-name="Text_20_body">“You hang onto me real tight.” Sunset swung her leg over the middle and stuck her key in the ignition, earning her a roar from the bike. “Get on,” she ordered.</text:p>
      <text:p text:style-name="Text_20_body">After a brief moment of hesitation, Twilight climbed on behind her, wrapping her hands around Sunset’s middle. “I still don’t feel very safe about this!” she shouted over the engine.</text:p>
      <text:p text:style-name="Text_20_body">Sunset sighed in frustration and took off her helmet, shoving it on Twilight’s head. “There. Now sit down, shut up and don’t fall off.” She flipped the kickstand and pulled on the throttle, backing out of the parking space before <text:soft-page-break/>putting real power into it. They took off with a jolt, Twilight squeezing herself onto Sunset, her entire body shaking. While Sunset found it amusing to some degree, she really hoped Twilight wouldn’t fall off. </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 </text:p>
      <text:p text:style-name="Text_20_body">She came to a stop in front of Twilight’s house and cut the engine. Twilight was still wrapped firmly around her, her helmet pressed into Sunset’s back. </text:p>
      <text:p text:style-name="Text_20_body">“Hey, Sparky. You can let go now. We’re here.”</text:p>
      <text:p text:style-name="Text_20_body">Twilight looked up, slowly pulling herself off like she was afraid the bike would suddenly start again. She took off the helmet, handing it to Sunset before getting off the bike and taking a few shaky steps towards her porch. “Heh… that… wasn’t so bad… heh…”</text:p>
      <text:p text:style-name="Text_20_body">Sunset laughed at the terrified expression on Twilight’s face. “Don’t worry, you get used to it after a while.”</text:p>
      <text:p text:style-name="Text_20_body">There was a click, and both girls looked up to see the front door open and, much to Sunset’s surprise, Officer Armor stick his head out.</text:p>
      <text:p text:style-name="Text_20_body">“Oh, Shiny!” Twilight squealed, her fears quickly vanishing. “I didn’t know you were home.”</text:p>
      <text:p text:style-name="Text_20_body">Shining stepped outside, wearing more casual clothes as opposed to the uniform Sunset had seen him in. “My shift ended early today. I was actually coming to get you in a minute, but I see… you got a ride.” He eyed Sunset warily.</text:p>
      <text:p text:style-name="Text_20_body">Sunset smirked at him, mostly out of old habit when someone gave her a look like that. “Afternoon, Officer Armor.”</text:p>
      <text:p text:style-name="Text_20_body">He walked down the steps, stopping to give Twilight a quick hug. “Miss Shimmer.”</text:p>
      <text:p text:style-name="Text_20_body">Twilight looked between the two of them. “You two know each other?”</text:p>
      <text:p text:style-name="Text_20_body"><text:soft-page-break/>“We had a bit of a run in today,” Shining said. “Miss speed demon was going a little too fast on her ride.”</text:p>
      <text:p text:style-name="Text_20_body">Sunset’s eye twitched.</text:p>
      <text:p text:style-name="Text_20_body">Shining looked down at Twilight. “Could you give us a minute, Twi?”</text:p>
      <text:p text:style-name="Text_20_body">Twilight narrowed her eyes. “Shining…” she said with a warning.</text:p>
      <text:p text:style-name="Text_20_body">“We’re just going to talk, honest.”</text:p>
      <text:p text:style-name="Text_20_body">She eyed him for a few more seconds then nodded. “Fine.” She smiled and waved at Sunset. “I’ll see you tomorrow!”</text:p>
      <text:p text:style-name="Text_20_body">Shining didn’t speak again until Twilight disappeared behind the door. “Sunset Shimmer.”</text:p>
      <text:p text:style-name="Text_20_body">Sunset raised an eyebrow. She had already pieced everything together, now she was just waiting to hear it confirmed. And to see what his judgment would be.</text:p>
      <text:p text:style-name="Text_20_body">“Nice bike,” Shining complimented. That hadn’t been the first thing Sunset expected to hear.</text:p>
      <text:p text:style-name="Text_20_body">“Oh, thanks.” She could feel herself still being examined by Shining’s critical eye.</text:p>
      <text:p text:style-name="Text_20_body">There was a long minute of nothing before Shining spoke again. “Twilight… she speaks highly of you. I honestly wasn’t expecting you to be…”</text:p>
      <text:p text:style-name="Text_20_body">“To be what? Dressed in leather and riding a motorcycle?” Sunset asked accusingly. </text:p>
      <text:p text:style-name="Text_20_body">Shining looked guilty, scratching the back of his neck. “Well, yeah. Sorry… you just weren’t what I pictured.”</text:p>
      <text:p text:style-name="Text_20_body">“Hmph.” Sunset reached for her keys until Shining’s voice stopped her.</text:p>
      <text:p text:style-name="Text_20_body">“But, you saved my sister.”</text:p>
      <text:p text:style-name="Text_20_body"><text:span text:style-name="T44">Ah, there it is. Well, so much for my Vinyl Scratch theory.</text:span> She looked over, waiting for him to continue.</text:p>
      <text:p text:style-name="Text_20_body">“So, that has to count for something. Twilight thinks you’re a great friend—”</text:p>
      <text:p text:style-name="P544">Twilight has poor judgment.</text:p>
      <text:p text:style-name="Text_20_body"><text:soft-page-break/>“—so I can’t turn a blind eye to that. Look, what I’m really trying to say is… thank you. Thank you so much.”</text:p>
      <text:p text:style-name="Text_20_body">Sunset would have laughed if she didn’t catch Shining quickly wiping a tear away. Instead, she just smiled softly and said, “Don’t mention it. Seriously, don’t mention it.” She put her helmet on and started the engine as Shining called out to her.</text:p>
      <text:p text:style-name="Text_20_body">“Just stay out of trouble, Sunset! I won’t let you go next time!”</text:p>
      <text:p text:style-name="Text_20_body">Sunset smirked from inside her helmet. Her bike gave off a thunderclap of noise and she peeled away from the curbside, taking off down the street.</text:p>
      <text:p text:style-name="P544">You didn’t say please.</text:p>
      <text:h text:style-name="Heading_20_1" text:outline-level="1"><text:bookmark-start text:name="__RefHeading___Toc218_788317178"/><text:span text:style-name="T1176">Крок 14</text:span>: House Call<text:bookmark-end text:name="__RefHeading___Toc218_788317178"/></text:h>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T44">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Text_20_body">“<text:span text:style-name="T44">Sunset, dear, are you alright? That’s the second time you’ve fallen asleep in class,” Rarity asked.</text:span></text:p>
      <text:p text:style-name="Text_20_body">“<text:span text:style-name="T44">No. I’m… having trouble sleeping,” Sunset grumbled, resting her head on her arm, eyes starting to droop again.</text:span></text:p>
      <text:p text:style-name="Text_20_body">“<text:span text:style-name="T44">Oh, I experience that from time to time. Have you tried taking some medicine?”</text:span></text:p>
      <text:p text:style-name="Text_20_body">…Glaring over at the broken bottle, Sunset said, “Yeah, great advice, Rarity.”</text:p>
      <text:p text:style-name="Text_20_body">“That’s not fair, she was just trying to help.”</text:p>
      <text:p text:style-name="Text_20_body">Sunset’s frown deepened and she reached under her pillow, pulling out the stuffed Princess Twilight Sparkle. “Don’t you ever shut up?” Sunset snarled.</text:p>
      <text:p text:style-name="Text_20_body">“Can’t you make me shut up?”</text:p>
      <text:p text:style-name="Text_20_body">Sunset opened her mouth, then paused, unable to think of a counter remark. It was technically true. The doll was just a manifestation of some of the inner <text:soft-page-break/>workings of her subconscious. She could have got it to stop talking anytime… or burned it.</text:p>
      <text:p text:style-name="Text_20_body">“I hate you,” she deadpanned.</text:p>
      <text:p text:style-name="Text_20_body">“Yes, you remind me every day. You should really come up with some new lines.”</text:p>
      <text:p text:style-name="Text_20_body">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P544">You could have made all the nightmares go away…</text:p>
      <text:p text:style-name="Text_20_body">Sunset couldn’t have had her eyes closed for more than a minute when she heard her phone buzz loudly on her wooden desk, vibrating right off the edge.</text:p>
      <text:p text:style-name="Text_20_body">“Why, dammit, <text:span text:style-name="T44">why?”</text:span> She instinctively reached for her phone, ready to give whoever was calling her a piece of her mind. She checked the caller ID and frowned. “On second thought, I should just let it keep ringing,” she said, looking down at the words typed across the front screen.</text:p>
      <text:p text:style-name="Text_20_body">Her hand flipped the phone open on reflex. <text:span text:style-name="T44">Clearly, I’ve learned nothing.</text:span> She held the phone an inch away from her ear, bracing herself for Pinkie’s high pitched voice. “Hello?”</text:p>
      <text:p text:style-name="Text_20_body">“Hiya, Sunset! It’s Pinkie!”</text:p>
      <text:p text:style-name="Text_20_body">“I figured. Do you know what time it is?” Sunset growled.</text:p>
      <text:p text:style-name="Text_20_body">“Uhh, noon?”</text:p>
      <text:p text:style-name="Text_20_body">Sunset looked up and saw a thin line of light coming from around the cardboard square she had fit around the window. Getting to her knees, she looked out onto the factory floor and saw more sunlight trickling in. “Oh.”</text:p>
      <text:p text:style-name="Text_20_body"><text:soft-page-break/>“Wow, you sure like your beauty sleep. I know it’s Saturday, but you should really be up by now, silly.”</text:p>
      <text:p text:style-name="Text_20_body">“No, it’s Saturday, which means I should be asleep.” <text:span text:style-name="T44">When did I get so lazy?</text:span> “Just tell me what you want so I can go back to bed.”</text:p>
      <text:p text:style-name="Text_20_body">“Well, actually, Flash and his band are having a gig down at the park today, and me and the girls were wondering if—”</text:p>
      <text:p text:style-name="Text_20_body">“<text:span text:style-name="T44">No!”</text:span> Sunset slammed her phone shut before Pinkie could finish her request. There was no way she was going to be dragged anywhere with Flash. Maybe her love for him hadn’t been entirely true, but it had still stung something fierce when he broke up with her. She could barely stand sharing a school with him; there was no way she was going to waste an afternoon listening to his stupid band play their stupid music.</text:p>
      <text:p text:style-name="Text_20_body">“Maybe you’re not mad at him, but mad at yourself for leading him on and—”</text:p>
      <text:p text:style-name="Text_20_body">“<text:span text:style-name="T44">Shut up!”</text:span> Sunset threw her phone at the doll, knocking them both to the floor. She wrapped herself up once more in her blankets, shielding herself from the outside world.</text:p>
      <text:p text:style-name="P546">******</text:p>
      <text:p text:style-name="Text_20_body">“<text:span text:style-name="T44">No!”</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Text_20_body">“See?” Rarity stood tall and crossed her arms. “I told you she wouldn’t want to come.”</text:p>
      <text:p text:style-name="Text_20_body">Pinkie examined her phone, tapping a finger against her chin. “Hmm, maybe we should call again <text:span text:style-name="T44">juuuuust</text:span> to be sure.”</text:p>
      <text:p text:style-name="Text_20_body">Twilight put a hand on Pinkie’s arm, lowering it. “She sounded tired. Maybe we should just let her rest.”</text:p>
      <text:p text:style-name="Text_20_body">“Aww, but she’s gonna miss the music.”</text:p>
      <text:p text:style-name="Text_20_body"><text:soft-page-break/>As much as Twilight would have liked Sunset to join them as well, by the way she had looked all week—tired and… <text:span text:style-name="T44">more</text:span> distant than usual—Twilight thought it was best Sunset got a little rest.</text:p>
      <text:p text:style-name="Text_20_body">“Don’t worry, Pinkie. I’m sure Flash will have other concerts,” Twilight said reassuringly.</text:p>
      <text:p text:style-name="Text_20_body">“I know,” Pinkie said, a hint of disappointment still in her voice. “But I wanted this to be our first activity together as the Spectacular Seven! Now I’ll have to wait until Halloween.”</text:p>
      <text:p text:style-name="Text_20_body">“The spectacular what?” Rainbow asked.</text:p>
      <text:p text:style-name="Text_20_body">“The Spectacular Seven!” Pinkie bounced high in the air, throwing confetti flakes into the air. “We can’t be the Canterlot High Five anymore <text:span text:style-name="T44">or</text:span> the Mane Six because we have Twilight <text:span text:style-name="T44">and</text:span> Sunset. That adds together to make <text:span text:style-name="T44">seven</text:span>! And seven is such a spectacular number, just like us! So now, we’re the <text:span text:style-name="T44">Spectacular Seven!</text:span>”</text:p>
      <text:p text:style-name="Text_20_body">Twilight only heard half of Pinkie’s rant, choosing instead to try and figure out where the shower of confetti had come from. Rarity must have seen the look on her face, for she placed a hand on Twilight’s shoulder and lightly shook her head.</text:p>
      <text:p text:style-name="Text_20_body">“Right,” Applejack said slowly. “Well, let’s get a move on. Make sure we get a good spot.”</text:p>
      <text:p text:style-name="Text_20_body">Rainbow cleared her throat. “Uhh, no offense to Flash, but his band isn’t <text:span text:style-name="T44">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 </text:p>
      <text:p text:style-name="Text_20_body">Twilight admired the soft autumn afternoon, feeling bad that she had decided to make Spike stay at home. She’d have to make it up to him with an extra treat. </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 </text:p>
      <text:p text:style-name="Text_20_body"><text:soft-page-break/>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Text_20_body">And whenever Sunset was with her…</text:p>
      <text:p text:style-name="Text_20_body">“Hmm? And what has you smiling and blushing like that?” Rarity asked with a coy smile.</text:p>
      <text:p text:style-name="Text_20_body">Twilight snapped out of her thoughts. “What? Me? Smiling? Oh, it was nothing, haha! Certainly not thinking about anyone in particular!”</text:p>
      <text:p text:style-name="Text_20_body">All the girls turned back and looked at her, wearing smiles identical to Rarity’s. Pinkie sprung over, stopping inches away from Twilight’s face. “Oh, oh! You totally like someone! Who is it, who is it?”</text:p>
      <text:p text:style-name="Text_20_body">“N-no one!” Twilight took a step back, trying to regain her personal space. “I was just thinking about the weather!”</text:p>
      <text:p text:style-name="Text_20_body">“Darling, cloud patterns can’t make a girl blush like that,” Rarity chided. “Come now, you can tell us.”</text:p>
      <text:p text:style-name="Text_20_body">Pinkie stuck her finger out, and poked Twilight on the nose, her mouth open in a wide smile. “You like Flash Sentry, don’t you? You do, you do! I can see it on your face!”</text:p>
      <text:p text:style-name="Text_20_body">Twilight’s nervous grin had turned into a look of apprehension before upgrading to fierce protest. “I do not like him!”</text:p>
      <text:p text:style-name="Text_20_body">“I don’t know, Twi, sounds like you’ve got a crush on him to me.” Rainbow grinned.</text:p>
      <text:p text:style-name="Text_20_body">“You do talk to him a lot,” Fluttershy added softly.</text:p>
      <text:p text:style-name="Text_20_body">“I don’t talk to him, he talks to me!” Twilight said, growing more agitated by the second. “He’s a really nice guy, but I don’t like him like that. Besides, he likes… the other Twilight Sparkle.”</text:p>
      <text:p text:style-name="Text_20_body">No one was sure how to respond. The group lapsed into painful silence until Rarity spoke in an encouraging tone. “You don’t know that for certain, darling. He could be quite taken with <text:span text:style-name="T44">you</text:span>.”</text:p>
      <text:p text:style-name="Text_20_body"><text:soft-page-break/>Twilight shook her head, reflecting on Sunset’s words from earlier in the week. She was sure that in time, Flash would think of her as a separate individual. For now, he just wanted the princess.</text:p>
      <text:p text:style-name="Text_20_body">“Even if he is ‘taken’ with me, I don’t feel the same way.”</text:p>
      <text:p text:style-name="Text_20_body">“Well then, who <text:span text:style-name="T44">do</text:span> you have a crush on?” Pinkie asked.</text:p>
      <text:p text:style-name="Text_20_body">“No one!” Twilight yelled, her cheeks turning red once more.</text:p>
      <text:p text:style-name="Text_20_body">Applejack stepped over and dragged Pinkie away. “C’mon, y’all, if she don’t wanna tell us, that’s her business.”</text:p>
      <text:p text:style-name="Text_20_body">Twilight sighed and slumped her shoulders in relief. <text:span text:style-name="T44">Thank you, Applejack.</text:span> “Yes, and besides, there is <text:span text:style-name="T44">no</text:span> business to tell.” <text:span text:style-name="T44">Even if I did like her… there’s no way she’d like me like that…</text:span></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 </text:p>
      <text:p text:style-name="Text_20_body">“I thought you said Flash Drive wasn’t that popular.” Twilight looked over to Rainbow, who just shrugged.</text:p>
      <text:p text:style-name="Text_20_body">“Guess his popularity went up when we stopped hanging out in our own circles.” </text:p>
      <text:p text:style-name="Text_20_body">Flash and his other band mates were gathered in front of the stage, tuning guitars and going over sound checks. He looked up from his instrument and gave a warm wave to Twilight, who returned it half-heartedly and with an anxious smile. </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 </text:p>
      <text:p text:style-name="Text_20_body">Twilight wasn’t entirely sure what to expect either. When she had asked Sunset how good of a band Flash Drive was, she had only responded, “They’re alright, I guess. At least by your world’s standard of modern music.”</text:p>
      <text:p text:style-name="Text_20_body"><text:soft-page-break/>‘<text:span text:style-name="T44">Your world’s…’</text:span> Twilight also had trouble sometimes remembering that Sunset wasn’t from here. She was a pony… from another dimension…. <text:span text:style-name="T44">When did life get so… weird?</text:span></text:p>
      <text:p text:style-name="Text_20_body">A guitar riff cut through the air, hunted closely by the crackle of static. Twilight looked up from her scattered thoughts to find Flash at the forefront of his band, microphone in hand. </text:p>
      <text:p text:style-name="Text_20_body">“Canterlot Park! Are you ready to rock?”</text:p>
      <text:p text:style-name="Text_20_body">There was an appropriate round of applause with a few scattered cheers here and there. Seeming unsatisfied, Flash played another riff and yelled, “I said, Canterlot Park, are you ready to <text:span text:style-name="T44">rock?”</text:span></text:p>
      <text:p text:style-name="Text_20_body">This time, the majority of the crowd broke into enthusiastic cheers. Twilight even heard Fluttershy give a light, “yay,” of excitement, while she herself stuck with just politely clapping. </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Text_20_body">Still, Twilight tried to enjoy herself. She clapped along with some of the melodies and cheered at the end of each song. Flash Drive was by no means bad, they just weren’t her kind of music. It was then Twilight understood what Sunset had said, and she smiled to herself. <text:span text:style-name="T44">Guess we have the same taste in music.</text:span></text:p>
      <text:p text:style-name="Text_20_body">An hour and a half later, Flash Drive played their last song before thanking everyone and bidding them farewell. Turning around, Twilight saw more people had shown up during the performance, flocking to the sound of decent rock n’ roll. </text:p>
      <text:p text:style-name="Text_20_body"><text:soft-page-break/>As everyone began to disperse, Twilight and the girls approached the bandstand where Flash was already disassembling everything. He noticed the girls approaching him and gave them all a wave. “So, what’d you think of the show?” The question was directed to the group as a whole, but his eyes were on Twilight.</text:p>
      <text:p text:style-name="Text_20_body">‘’It was very nice—” Twilight started.</text:p>
      <text:p text:style-name="Text_20_body">“It was freakin’ <text:span text:style-name="T44">awesome!</text:span>” Rainbow cut in. “You’ve got some sweet moves on that guitar!”</text:p>
      <text:p text:style-name="Text_20_body">“Glad you all enjoyed it,” Flash said, packing the guitar away. “This is the biggest crowd we’ve had since… well, ever! It’s nice to know we left a lasting impression.”</text:p>
      <text:p text:style-name="Text_20_body">“Yeah,” Thunderlane spoke up from his drum set. “It only took us three years to get noticed.” </text:p>
      <text:p text:style-name="Text_20_body">“Well, better late than never, right?” Twilight encouraged.</text:p>
      <text:p text:style-name="Text_20_body">Flash nodded. “Yeah, you’re right.” He stood up, a nervous blush rising on his cheeks. “Uhh, listen, Twilight… I was just wondering… you know, if you aren’t busy or anything… do you wanna go out and do something tomorrow?”</text:p>
      <text:p text:style-name="Text_20_body">Twilight stared like a deer caught in headlights. Was Flash Sentry asking her out… on a date? Her body went rigid while her mind went into overdrive. <text:span text:style-name="T44">Oh my gosh, what do I do? I can’t tell him no, that would be mean! But I don’t want to say yes either! Quick, think of something so I don’t hurt his feelings!</text:span></text:p>
      <text:p text:style-name="Text_20_body">Apparently, Twilight had been standing in silence for longer than she thought, for Flash finally sighed and said, “Listen, if you don’t want to—”</text:p>
      <text:p text:style-name="Text_20_body">“No! No, that’s not it!” Twilight waved her hands frantically. “I just, uh, have other plans tomorrow!”</text:p>
      <text:p text:style-name="Text_20_body">“You do?” Rainbow asked.</text:p>
      <text:p text:style-name="Text_20_body">“Yes! Uh… me and… Sunset are going out for ice cream tomorrow!” Twilight announced with a broad smile.</text:p>
      <text:p text:style-name="Text_20_body">“You are?” Flash asked with mild surprise.</text:p>
      <text:p text:style-name="Text_20_body">“You are?” Her friends echoed.</text:p>
      <text:p text:style-name="Text_20_body"><text:soft-page-break/><text:span text:style-name="T44">I am?</text:span> “Yes, I am! So that’s why we can’t hang out tomorrow, no other reason! I just have a prior engagement, uh, and by that, I mean platonic engagement! We’re just going out as friends, nothing more! Yep, Sunset and I, getting ice cream, just friends, haha!”</text:p>
      <text:p text:style-name="Text_20_body">Everyone gave her an odd stare and Flash took a tiny step back. “Okay…” he said slowly. “Well, uh, you two have fun then.”</text:p>
      <text:p text:style-name="Text_20_body">“Don’t worry, we will! Haha ha…” <text:span text:style-name="T44">Oh geez, what have I done? By Monday, everyone will be asking how the hangout went! Everyone will find out I lied! Quick, think of something else!</text:span> By that point Twilight could only think of two options: tell the truth now, or…</text:p>
      <text:p text:style-name="Text_20_body">She turned to her friends who were still eying her with curiosity. “Uh, do any of you know where Sunset lives?”</text:p>
      <text:p text:style-name="Text_20_body">Pinkie opened her mouth like she had an answer, then stopped, her face changing to deep contemplation. “Huh, that’s a good question. Hey, Flash, do you know where Sunset lives?”</text:p>
      <text:p text:style-name="Text_20_body">Flash froze in mid step, having tried to sneak away from the conversation. “Uh, yeah. I know where she… lives.” He kept his back to them the entire time.</text:p>
      <text:p text:style-name="Text_20_body">“Great!” Pinkie cheered. “We could totally go over to her house and cheer her up and stuff! I can’t wait to see all the cool stuff she probably has in her room! Oh, I bet—”</text:p>
      <text:p text:style-name="Text_20_body">“Listen, girls,” Flash said in a neutral tone, “I kinda made a promise not to tell anyone where she lived.”</text:p>
      <text:p text:style-name="Text_20_body">Rarity frowned. “Why ever not?”</text:p>
      <text:p text:style-name="Text_20_body">“So no one would go egg her house, probably.” Rainbow smirked.</text:p>
      <text:p text:style-name="Text_20_body">“It’s more complicated than that,” said Flash.</text:p>
      <text:p text:style-name="Text_20_body">“Aw, c’mon now,” Applejack pushed. “We’re her friends now. Ah’m sure she’d love a little bit of company.”</text:p>
      <text:p text:style-name="Text_20_body">“Actually…”</text:p>
      <text:p text:style-name="Text_20_body"><text:soft-page-break/>Everyone turned towards Fluttershy, speaking in a soft voice with her eyes towards the ground. “If Sunset came from the other side of the mirror… does that mean she lives by herself?”</text:p>
      <text:p text:style-name="Text_20_body">All eyes returned to Flash, who slumped his shoulders in defeat. “Alright. Despite what happened between us, I still try to keep my promises. I can’t <text:span text:style-name="T44">tell</text:span> you, but… Thunderlane, you got a piece of paper and a pen on you?”</text:p>
      <text:p text:style-name="Text_20_body">Thunderlane rummaged around through a backpack and pulled out the desired items. Flash took them and quickly scribbled something before folding the paper up and letting it fall to the ground. “Uh oh, I sure hope no one picks that paper up. They’ll find out where Sunset is staying,” he said in a fake voice.</text:p>
      <text:p text:style-name="Text_20_body">Rarity mouthed a ‘thank you’ before snatching the paper off the ground. Five other heads leaned in as she unfolded it, beholding a simple address and a few hastily written directions. “But wait, this address is in…” Rarity’s mouth formed a thin line. “Oh dear…”</text:p>
      <text:p text:style-name="P546">******</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 </text:p>
      <text:p text:style-name="Text_20_body">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Text_20_body">A yawn found its way out of her and she rubbed her eyes. “I should try falling asleep to this next time,” Sunset murmured to herself. She gave a slow stretch of her arms and returned to answering her math problems. She didn’t get too far before she was jolted upright by a loud pounding on the door downstairs.</text:p>
      <text:p text:style-name="Text_20_body">“For crying out loud!” Sunset set her work aside, stood up and checked herself over in the mirror to make sure she was decent. Pajama pants and a tank top shirt with her hair still a mess. She shrugged. She had looked a lot worse.</text:p>
      <text:p text:style-name="Text_20_body"><text:soft-page-break/>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Text_20_body">Sunset reached the bottom floor and approached the back door at the end of the hall. “I should really drill in a peep hole,” she said as she gripped the handle.</text:p>
      <text:p text:style-name="Text_20_body">She pulled the door open and stuck her head outside. “What do you—eh?”</text:p>
      <text:p text:style-name="Text_20_body">“Hiya, Sunset!” six girls cheered.</text:p>
      <text:p text:style-name="Text_20_body">Sunset slammed the door and threw her back against it, breathing hard. “Dear Celestia… they know where I live!”</text:p>
      <text:p text:style-name="Text_20_body">“Sunset,” Rarity’s voice penetrated through the thick door, “please open up. We just wanted to see how you were doing.”</text:p>
      <text:p text:style-name="Text_20_body">With a resigned huff, Sunset opened the door again, glaring at the faces smiling back at her. “Flash told you where I live, didn’t he?”</text:p>
      <text:p text:style-name="Text_20_body">Rarity gave her a guilty smile. “Well… in not so many words exactly…”</text:p>
      <text:p text:style-name="Text_20_body">“He’s so dead.”</text:p>
      <text:p text:style-name="Text_20_body">“Aw, come on, Sunny!” Pinkie bounced up and wrapped her arms around Sunset, squeezing tight. “Aren’t you happy to see us?”</text:p>
      <text:p text:style-name="Text_20_body">“Not… really,” Sunset said, struggling for air. </text:p>
      <text:p text:style-name="Text_20_body">“But we’re your first house guests!” Pinkie said, oblivious to Sunset’s face turning blue. “Besides Flash, of course!”</text:p>
      <text:p text:style-name="Text_20_body">Twilight tapped her on the shoulder. “Pinkie, could you let go of Sunset before she runs out of oxygen?”</text:p>
      <text:p text:style-name="Text_20_body">Pinkie looked up at Sunset’s face, putting her grin against Sunset’s fiery stare. “Whoopsies, sorry about that.” She released Sunset, who stumbled back and grabbed the door frame for support while she regained her breath.</text:p>
      <text:p text:style-name="Text_20_body">“What… are you all… doing here?” she panted.</text:p>
      <text:p text:style-name="Text_20_body">“We told ya, we came to see if you were doin’ all right,” Applejack explained. “And ‘cause, we kinda got curious on where it was you lived.”</text:p>
      <text:p text:style-name="Text_20_body"><text:soft-page-break/>Rarity scrunched her nose. “Honestly, darling, how can you live in a place like this?”</text:p>
      <text:p text:style-name="Text_20_body">“I ignore everything that’s wrong with it.” Sunset folded her arms and gave all of them her usual agitated stare. “Besides, it’s free, which is exactly in my price range.”</text:p>
      <text:p text:style-name="Text_20_body">“Well, I like it!” Pinkie cheered in support. “It’s like your own bachelorette pad! So, you’re going to show us around, right?”</text:p>
      <text:p text:style-name="Text_20_body">Sunset guessed she didn’t have much choice in the matter, seeing as she stepped out of the way and let all of them walk through. She slammed the door with as much vice as she could muster, and jumped to the front of the line, leading the girls down the checkered hall.</text:p>
      <text:p text:style-name="Text_20_body">“Stairs, leads up to my bedroom. Bathroom. Kitchen. Closet. Factory floor,” Sunset said with dispassion. She turned and faced them with a fake smile on her face. “And that concludes our tour. Any questions? No?” Her smile dropped. “Then get out.”</text:p>
      <text:p text:style-name="Text_20_body">“Ooh, wait!” Pinkie slipped around Sunset and pulled on the door behind her. “I wanna see the factory floor!”</text:p>
      <text:p text:style-name="Text_20_body">Sunset slapped a hand against her face as the girls pushed past her and into the wide, empty space. She couldn’t understand their sudden fascination with where she lived. Was this something all friends did, or just the crazy ones?</text:p>
      <text:p text:style-name="Text_20_body">“Oh my gosh! This place is so huge! We could totally have an awesome p—”</text:p>
      <text:p text:style-name="Text_20_body">“No!” Sunset stomped her foot against the cold cement floor. “You will be having no parties in my house! No shindigs, no hangouts, nothing! This is my personal sanctuary where I come to get away from everything. Friends or not, I need one place where I can enjoy my isolation.” She circled around them, herding them up and shepherding them down the hall and out the door. </text:p>
      <text:p text:style-name="Text_20_body">“Thanks for stopping by, please don’t do it again. I’ll see you all at school on Monday. Now get out. Out, out, out, <text:span text:style-name="T44">out!”</text:span> She threw the entrance open, and with a shove of her foot, kicked all five of them out in an orderly line. It wasn’t until after she slammed the door shut that she ran the numbers through her head again.</text:p>
      <text:p text:style-name="Text_20_body">“Twilight Sparkle, get out here!” she yelled.</text:p>
      <text:p text:style-name="Text_20_body"><text:soft-page-break/>The sound of running water echoed through the hall, before Twilight stepped out from one of the doors, drying her hands on her jeans, and looking abashed. “Sorry. I had to use your bathroom… is the water always cold?”</text:p>
      <text:p text:style-name="Text_20_body">“Yes, it is. Now get out.” Sunset pointed to the entrance.</text:p>
      <text:p text:style-name="Text_20_body">“Uh, right. Disturbing your privacy and all that.” Twilight looked down at her hands, fidgeting slightly. “There’s just one little thing I need to talk to you about.” </text:p>
      <text:p text:style-name="Text_20_body">“And I probably won’t care,” Sunset said dismissively.</text:p>
      <text:p text:style-name="Text_20_body">“Could you just hear me out for a second?” Twilight pleaded.</text:p>
      <text:p text:style-name="Text_20_body">Sunset pursed her lips, unable to say anything.</text:p>
      <text:p text:style-name="Text_20_body">“So, um… well… Flash tried to ask me out on a date earlier today, but I kinda told him that I already made plans with you for tomorrow,” Twilight said hastily. She gave Sunset a nervous smile.</text:p>
      <text:p text:style-name="Text_20_body">“Uh-huh. And I should care because…?”</text:p>
      <text:p text:style-name="Text_20_body">Twilight pressed her hands into her face. “I lied! I’m a liar now!” she lamented. “Everyone thinks me and you are hanging out tomorrow and they’re going to be asking all kinds of questions on Monday!”</text:p>
      <text:p text:style-name="Text_20_body">“Or, they could not care,” Sunset offered. “I know I don’t.”</text:p>
      <text:p text:style-name="Text_20_body">“But what if they do?” Twilight grabbed the sides of her hair, looking frantic. “I’m not good at lying! I don’t like doing it! I just panicked and—”</text:p>
      <text:p text:style-name="Text_20_body">“Twilight, skip to the part that involves <text:span text:style-name="T44">why</text:span> you’re telling <text:span text:style-name="T44">me</text:span> this!” Sunset said irritably.</text:p>
      <text:p text:style-name="Text_20_body">“Oh, right.” Twilight chuckled weakly. “Well, I was just thinking that maybe we could hang out tomorrow? That way I’m not a liar anymore, and you get out of this run-down place for a little bit.”</text:p>
      <text:p text:style-name="Text_20_body">“Uh-huh. Yeah… no.” Sunset shook her head, an amused smile on her face. “I’m not helping you fix your own mistake, Sparkles. You dug your grave. You pull yourself out of it.”</text:p>
      <text:p text:style-name="Text_20_body">Twilight looked devastated. “Oh, come on, Sunset!”</text:p>
      <text:p text:style-name="Text_20_body">Sunset walked around and started to force Twilight out the door. “Nope.”</text:p>
      <text:p text:style-name="Text_20_body">“But it’ll be fun!”</text:p>
      <text:p text:style-name="Text_20_body"><text:soft-page-break/>“Doubt it.”</text:p>
      <text:p text:style-name="Text_20_body">“Please?”</text:p>
      <text:p text:style-name="Text_20_body">Just as Sunset had her on the threshold, the horrible word had been spoken. Sunset felt the hated magic kick in. “Fine,” she said through gritted teeth.</text:p>
      <text:p text:style-name="Text_20_body">Twilight turned her head, a shimmer of hope in her eyes. “Really?”</text:p>
      <text:p text:style-name="Text_20_body">“Yeah, really,” Sunset grumbled. “But you so owe me.”</text:p>
      <text:p text:style-name="Text_20_body">“Deal!” Twilight bobbed her head in glee.</text:p>
      <text:p text:style-name="Text_20_body">“Good. Now, get. Out.” Sunset opened the door, tossed Twilight out and slammed it shut, all in one fluid motion before leaning against it once more.</text:p>
      <text:p text:style-name="Text_20_body">“And my suffering continues.”</text:p>
      <text:h text:style-name="Heading_20_1" text:outline-level="1"><text:bookmark-start text:name="__RefHeading___Toc222_788317178"/><text:span text:style-name="T1177">Крок</text:span> 15: Just Can't Win<text:bookmark-end text:name="__RefHeading___Toc222_788317178"/></text:h>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Text_20_body">“Well…” She rolled her neck and yawned. “Let’s get this over with.”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Text_20_body">Sunset followed a trail of black and orange confetti to the coffee kiosk at the edge of the food court. As she strode up to the counter, the cashier halted her conversation with the barista and turned to face Sunset, a gracious smile on her face. "Welcome to—"</text:p>
      <text:p text:style-name="Text_20_body">“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Text_20_body">“You know, you could say ‘please,’” a voice said behind her.</text:p>
      <text:p text:style-name="Text_20_body">Sunset looked over her shoulder and frowned at Twilight. “I’ve come to hate that word. And don’t ask me why,” she cut in, seeing Twilight open her mouth to comment. She returned to the counter, drumming her fingers while she waited for the barista to finish her coffee.</text:p>
      <text:p text:style-name="Text_20_body"><text:soft-page-break/>“Here’s your drink, ma’am,” the disgruntled cashier said, pushing Sunset’s drink across the counter.</text:p>
      <text:p text:style-name="Text_20_body">Snatching her drink, Sunset turned to fully face Twilight, trying not to laugh at the frustrated look she was receiving. “What?” She took a small sip of her coffee, smacking her lips at the bitter taste.</text:p>
      <text:p text:style-name="Text_20_body">“I don’t get you. You do nice things but you can be such a… such a…” Twilight scrunched her face, like she was having difficulty getting the next word out.</text:p>
      <text:p text:style-name="Text_20_body">Sunset narrowed her eyes. “Go ahead. Say it,” she dared. She raised her drink to her lips again.</text:p>
      <text:p text:style-name="Text_20_body">“A big grouch!” Twilight stomped her foot.</text:p>
      <text:p text:style-name="Text_20_body">Sunset swallowed her hot coffee down the wrong pipe and she began to cough while she laughed, making her throat burn even more.</text:p>
      <text:p text:style-name="Text_20_body">Twilight took a step closer, concern replacing her discontentment. “Are you alright?”</text:p>
      <text:p text:style-name="Text_20_body">“Y-yeah.” Sunset coughed a few times before laughing again. “I’m fine, haha. Just remind me to teach you how to use big girl words later.”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Text_20_body">“So what’s the plan, Sparkles? I wanna get this over with so I can go back home.”</text:p>
      <text:p text:style-name="Text_20_body">Twilight gave her a bewildered look. “You can’t really call that place your home, can you?”</text:p>
      <text:p text:style-name="Text_20_body">“No. It sucks and I hate it. It feels nothing like a home should feel. But what else am I supposed to call it?” Sunset slid down her chair. “Besides, it’s not like I can go back to my real home.”</text:p>
      <text:p text:style-name="Text_20_body">“Why did you leave?”</text:p>
      <text:p text:style-name="Text_20_body">Sunset slumped further, her eyes downcast. “I’m not sure anymore. Princess Celestia showed me the mirror that connects this world to Equestria and asked <text:soft-page-break/>me what I saw. I told her I saw myself as a princess—an alicorn. But when I pressed her for answers about what it meant, she rebuked me. I decided to find out for myself, so I… I ran away. I wanted answers… I wanted power.” She cracked a pained smile. “Heh, turns out, I got both of them in the end. And I hated it.”</text:p>
      <text:p text:style-name="Text_20_body">“Oh” Lost for words, Twilight continued to run a hand through her hair, her eyes seeming to go everywhere but in Sunset’s direction. “I’m sorry.”</text:p>
      <text:p text:style-name="Text_20_body">Sunset raised an eyebrow. “For what?”</text:p>
      <text:p text:style-name="Text_20_body">Twilight finally looked at her. “Well… you know, for all the things you’ve had to go through.”</text:p>
      <text:p text:style-name="Text_20_body">“I never got that.” Sunset shook her head. “Why do people apologize when it had nothing to do with them?”</text:p>
      <text:p text:style-name="Text_20_body">“Because it shows sympathy,” Twilight explained, her bewildered look returning.</text:p>
      <text:p text:style-name="Text_20_body">“Sympathy?” Sunset scoffed and sat up again. “So in other words, you’re taking pity on me. Hmph. Pity is the last thing I need or want. I can handle things on my own, I’ve done it for years.”</text:p>
      <text:p text:style-name="Text_20_body">“But isn’t the point of having friends to have someone to help you when you need it?”</text:p>
      <text:p text:style-name="Text_20_body">Sunset held her hands up. “I don’t know; I’m new to this whole friendship thing. You tell me. Aren’t you some friendship expert or something?”</text:p>
      <text:p text:style-name="Text_20_body">It was Twilight’s turn to sink into her chair, acting as if the floor was much more interesting. “Actually, I’ve only had one other friend. I was pretty introverted before she came along. Even then, when I did try to make friends at my old school, they seemed to want to avoid me.”</text:p>
      <text:p text:style-name="Text_20_body">“Really? Just one friend your entire life?” Sunset fought the urge to laugh again.</text:p>
      <text:p text:style-name="Text_20_body">“Well, I don’t count my old babysitter because she’s practically family. So… yeah,” Twilight said.</text:p>
      <text:p text:style-name="Text_20_body"><text:soft-page-break/>Sunset reached over and poked her in the arm. “Hey, that was one more than me until a few weeks ago. Now, look at us, surrounded by girls that will probably drive me crazy before graduation.”</text:p>
      <text:p text:style-name="Text_20_body">Twilight smiled warmly. “I’ll admit, a few of them can be a bit rowdy sometimes. But it’s really nice having these many friends for a change.” She stared at her lap and said softly, “Maybe I should thank the other Twilight. She’s kinda the reason I met all of you.”</text:p>
      <text:p text:style-name="Text_20_body">“She’s the reason I’m stuck with all of you.” Sunset pursed her lips. “I’m still trying to figure out if that was a good or bad thing.” Twilight giggled and Sunset said, “You think I’m joking, but I’m not.”</text:p>
      <text:p text:style-name="Text_20_body">“Oh come on, you can’t really say you don’t want any friends, can you?”</text:p>
      <text:p text:style-name="Text_20_body">Sunset crossed her arms. “I’ve warmed up to the idea a lot. But… part of me likes being alone.”</text:p>
      <text:p text:style-name="Text_20_body">Twilight put a hand on Sunset’s shoulder. “Hey, I used to feel the same way. But then I learned that even having one friend makes life a whole lot better. No one really wants to be alone.”</text:p>
      <text:p text:style-name="Text_20_body">“People can’t hurt or take advantage of you if you’re alone,” Sunset whispered.</text:p>
      <text:p text:style-name="Text_20_body">“I think we both know that isn’t true.”</text:p>
      <text:p text:style-name="Text_20_body">Their eyes met for a brief second before Sunset pulled away. She stood up and threw her empty cup into the garbage can. “I’m tired of this conversation.” She faced Twilight. “And you never did tell me what we were going to do.”</text:p>
      <text:p text:style-name="Text_20_body">“Oh, um… Well, we’re at the mall, so we could just go shopping or something.” Twilight rubbed the back of her head, looking sheepish. “I really didn’t plan this well at all. Which is odd; usually I’m pretty organized.”</text:p>
      <text:p text:style-name="Text_20_body">“Shopping?” Sunset rubbed her chin. “Yeah, that’s something friends do together I guess. We can give that a try.”</text:p>
      <text:p text:style-name="Text_20_body">Twilight blinked. “You really are new to this, aren’t you?”</text:p>
      <text:p text:style-name="Text_20_body">Sunset headed for the escalator. “Yes, I just told you that. Come on, Sparky, keep up.”</text:p>
      <text:p text:style-name="Text_20_body"><text:soft-page-break/>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Text_20_body">Her eye twitched. “Two-hundred bucks… you call that a sale?” She leaned her head a little and saw Flitter slouched against the register. She caught Sunset’s eye and stuck her tongue out.</text:p>
      <text:p text:style-name="Text_20_body">“I hate you,” Sunset mouthed.</text:p>
      <text:p text:style-name="Text_20_body">“Sunset, what are you looking at?” Twilight had stopped a few paces ahead and was glancing back curiously at Sunset.</text:p>
      <text:p text:style-name="Text_20_body">“A leather jacket I can’t afford,”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it; it wasn’t like she could afford anything anyway. She flipped the shirt around and looked at the tag, sticking her tongue out at the price.</text:p>
      <text:p text:style-name="Text_20_body">“Forty-nine dollars? And that’s the sale price? Does the word ‘sale’ mean anything to anyone?” She put the shirt back on the rack and looked over to Twilight, who was modeling a horrible green shirt in front of one the mirrors. </text:p>
      <text:p text:style-name="Text_20_body">Sunset walked over to her. “You know, I don’t know much about fashion, but even <text:span text:style-name="T44">I</text:span> know that that is one of the ugliest things I’ve ever seen.”</text:p>
      <text:p text:style-name="Text_20_body">Twilight put it down, looking disappointed. “Yeah, I’m not very trendy either. My mom buys most of my clothes for me.”</text:p>
      <text:p text:style-name="Text_20_body">Sunset snickered and patted her on the head. “Aw, wittle Twiwight Sparkwel still needs her mommy to shop for her?”</text:p>
      <text:p text:style-name="Text_20_body">“No!” Twilight said defensively. She blushed and smacked Sunset’s hand away. “She never tells me when she does it, she just does.”</text:p>
      <text:p text:style-name="Text_20_body"><text:soft-page-break/>“Well, maybe it’s for the best.” Sunset pointed back to the shirt. “They’d laugh you right out of Canterlot High if you wore that… if Rarity didn’t murder you first.”</text:p>
      <text:p text:style-name="Text_20_body">“You’re probably right.” Twilight reached down and looked at the price tag, making a face similar to Sunset. “Yeesh, I couldn’t afford this anyway.”</text:p>
      <text:p text:style-name="Text_20_body">Sunset’s mouth formed a thin line. “Wait a minute. If you can’t afford anything, and I can’t afford anything, then why are we here?”</text:p>
      <text:p text:style-name="Text_20_body">“Window shopping,” Twilight said simply. “That’s what friends do together.”</text:p>
      <text:p text:style-name="Text_20_body">“Look at things they can’t buy?” Sunset scrunched her face in annoyance. “That’s stupid.”</text:p>
      <text:p text:style-name="Text_20_body">Twilight put her hands on her hips and gave Sunset an inquisitive look. “Alright then, what do <text:span text:style-name="T44">you</text:span> do for fun?”</text:p>
      <text:p text:style-name="Text_20_body">“Well, I used to blackmail people and plot world domination, but that doesn’t really sound like fun anymore. Nowadays, I just lie around and… do nothing.” Sunset pressed a palm against her head. “I need a hobby.”</text:p>
      <text:p text:style-name="Text_20_body">Twilight was silent for a moment, her face unreadable. Just as Sunset thought she had broken her, Twilight blinked twice. “Ummm, yeah… a hobby might be good for you. But, I think I have something else in mind you might find fun.”</text:p>
      <text:p text:style-name="Text_20_body">“What is it?”</text:p>
      <text:p text:style-name="Text_20_body">“How good are you at chess?” Twilight asked with a sly look.</text:p>
      <text:p text:style-name="P546">******</text:p>
      <text:p text:style-name="Text_20_body">It was an intense battle.</text:p>
      <text:p text:style-name="Text_20_body">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text:soft-page-break/>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 </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in volumes. But she was never one to admit defeat. No, she would win this match or die trying.</text:p>
      <text:p text:style-name="Text_20_body">Unfortunately, Twilight wasn’t stupid. She wouldn’t fall for any simple ruse, and every move Sunset calculated seemed to ultimately end in her own failure. 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Text_20_body">“Oh, Twilight,” Sunset said, repositioning her rook, “you’re so predictable.”</text:p>
      <text:p text:style-name="Text_20_body">“Am I really?” Twilight moved her knight again.</text:p>
      <text:p text:style-name="Text_20_body"><text:soft-page-break/>“Yes, you are—” Sunset stopped, her rook in her hand as she examined the board again. Twilight was trying to lead her into a trap. Her knight was placed in a spot where, if Sunset placed her rook in front of it, Twilight’s last bishop would sweep it away. “Oh, well played.” She placed her rook back down and walked to the other side. “Unfortunately, you seemed to have forgotten about this.” Sunset picked up her other rook and raced it over to Twilight’s knight, pushing it out of position and taking it back to her side where the other pieces lay.</text:p>
      <text:p text:style-name="Text_20_body">Twilight stomped her foot. “Drat. I didn’t see that.” She placed a hand over her mouth, concentration written on her face. Minutes passed without Twilight saying anything, let alone moving. Her eyes scanned the board, pausing at certain spots before jumping to another area. She finally raised her hands. </text:p>
      <text:p text:style-name="Text_20_body">“I yield.”</text:p>
      <text:p text:style-name="Text_20_body">The crowd gasped and Sunset cried, “What?”</text:p>
      <text:p text:style-name="Text_20_body">“I’ve analyzed every possible move and unless you make a really amateur mistake, there’s no way I can win. So, I yield.”</text:p>
      <text:p text:style-name="Text_20_body">Sunset gaped at her. “You… you can’t just yield! This is a fight to the death! There’s no glory in this if you just give up!”</text:p>
      <text:p text:style-name="Text_20_body">Twilight deadpanned. “Sunset, it’s a game of chess. Besides, sometimes the best strategy is to not fight at all.” </text:p>
      <text:p text:style-name="Text_20_body">Sunset continued to stare, open mouthed as Twilight began returning the pieces to the board. “But-but-but…”</text:p>
      <text:p text:style-name="Text_20_body">“Relax, Sunset,” Twilight said calmly, “you won.”</text:p>
      <text:p text:style-name="Text_20_body">It didn’t feel like a victory, and Sunset had half a mind to demand Twilight to play her again if a group of little kids hadn’t rushed onto the board at that moment.</text:p>
      <text:p text:style-name="Text_20_body">“Hey, hey!” Sunset called, shooing them with her hand. “We’re still using this!”</text:p>
      <text:p text:style-name="Text_20_body">“No, we’re not.” Twilight grabbed Sunset by the wrist and pulled her away.</text:p>
      <text:p text:style-name="Text_20_body">Sunset struggled, but found Twilight’s grip was surprisingly strong when she wanted it to be. “But I haven’t beaten you yet!”</text:p>
      <text:p text:style-name="Text_20_body"><text:soft-page-break/>“Yes you did, you won fair and square,” Twilight insisted.</text:p>
      <text:p text:style-name="Text_20_body">“You gave up!”</text:p>
      <text:p text:style-name="Text_20_body">“I took my loss with grace.”</text:p>
      <text:p text:style-name="Text_20_body">“That isn’t—”</text:p>
      <text:p text:style-name="Text_20_body">“Let it go, Sunset!”</text:p>
      <text:p text:style-name="P546">******</text:p>
      <text:p text:style-name="Text_20_body">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Text_20_body">Twilight looked at her and rolled her eyes. “Oh come on, Sunset, it’s just a game. Why does it matter so much?”</text:p>
      <text:p text:style-name="Text_20_body">“Because that wasn’t the way I wanted to win,” she said sourly. “I’m supposed to win using my sheer intellect and superior cunning skill! You’re supposed to grovel at my boots, begging for mercy!” She had her arms in the air with fingers curled, her expression that of devilish glee.</text:p>
      <text:p text:style-name="Text_20_body">She tilted her head down towards Twilight who was giving her an unamused look. “What, is that wrong?” </text:p>
      <text:p text:style-name="Text_20_body">Twilight pinched the bridge of her nose. “It’s not what I’d call good sportsmanship. Especially with a game of <text:span text:style-name="T44">chess.”</text:span></text:p>
      <text:p text:style-name="Text_20_body">Sunset shrugged. “There’s nothing wrong with wanting to win.”</text:p>
      <text:p text:style-name="Text_20_body">“Yes. But you could try winning with grace instead of wanting people to grovel beneath you.”</text:p>
      <text:p text:style-name="Text_20_body">“Old habits die hard and all that.”</text:p>
      <text:p text:style-name="Text_20_body">Twilight gave a longing sigh and stepped up to the counter, pulling out a few dollar bills from her pocket. “What would you like?” she asked Sunset.</text:p>
      <text:p text:style-name="Text_20_body">“I’ll take a strawberry milkshake, plain and simple,” Sunset said.</text:p>
      <text:p text:style-name="Text_20_body">“One strawberry milkshake and two scoops of vanilla, please,” Twilight told the lady behind the counter. As she walked away to fill the order, Twilight leaned in towards Sunset and whispered, “<text:span text:style-name="T44">That’s</text:span> how you ask for something.”</text:p>
      <text:p text:style-name="Text_20_body"><text:soft-page-break/>Sunset rolled her eyes as hard as she could. “I don’t need politeness lessons from you.”</text:p>
      <text:p text:style-name="Text_20_body">“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see if there was anything of interest. All she found were pointless shop decorations and 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Text_20_body">“What?” she asked loudly, snapping Twilight out of her reverie.</text:p>
      <text:p text:style-name="Text_20_body">“What?” she countered.</text:p>
      <text:p text:style-name="Text_20_body">“What were you staring at?”</text:p>
      <text:p text:style-name="Text_20_body">“S-staring? I wasn’t staring!” Twilight’s face turned beet red.</text:p>
      <text:p text:style-name="Text_20_body">Sunset clicked her tongue. “Uh, yeah, you were.”</text:p>
      <text:p text:style-name="Text_20_body">“No, no! I was just… thinking about… stuff,” she said weakly.</text:p>
      <text:p text:style-name="Text_20_body">“Really? What kind of ‘stuff?’”</text:p>
      <text:p text:style-name="Text_20_body">Twilight gave a dismissive wave of her hand.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She swung her arms out to emphasize the stark vastness of the universe.</text:p>
      <text:p text:style-name="Text_20_body">And collided with Sunset’s milkshake.</text:p>
      <text:p text:style-name="Text_20_body">It flew backward and splattered all over the front of Sunset’s shirt before dribbling down to her pants. Sunset stared down in shock, shivering slightly at the frozen treat’s temperature. “You… you…”</text:p>
      <text:p text:style-name="Text_20_body"><text:soft-page-break/>“Oh my gosh! I’m so, so, so, so sorry!” Twilight squealed. She reached and grabbed a handful of napkins before reaching across the table and rubbing them across Sunset. “Here, I can fix it!”</text:p>
      <text:p text:style-name="Text_20_body">Sunset smacked her hand away. “Hey! You already spilled my milkshake, I don’t need you feeling me up as well!”</text:p>
      <text:p text:style-name="Text_20_body">Twilight instantly recoiled, her face burning.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well! Not that I would know because I totally don’t think about girls that way. Actually, I don’t even think about guys that way! In fact, I’m asexual!”</text:p>
      <text:p text:style-name="Text_20_body">“Twilight,” Sunset said in a low voice, dabbing at her shirt.</text:p>
      <text:p text:style-name="Text_20_body">“Yes?” Twilight mewled.</text:p>
      <text:p text:style-name="Text_20_body">“Shut up!”</text:p>
      <text:p text:style-name="Text_20_body">Twilight sank beneath the table. “Thank you.”</text:p>
      <text:p text:style-name="Text_20_body">Sunset took slow, easy breaths, trying not to blow up at Twilight in public. She furiously scrubbed at the pink stain on the front of her red shirt. <text:span text:style-name="T44">Why does this always happen to me? I get dragged someplace, and then something bad happens.</text:span></text:p>
      <text:p text:style-name="Text_20_body">Oddly enough, a smile spread across her face. <text:span text:style-name="T44">Heh, stay at home and have nightmares, or go out and be tortured by one of these six girls. I really can’t win.</text:span> “Heh… heh heh.” Sunset tossed her head back and broke into a loud chorus of laughter that echoed across the food court.</text:p>
      <text:p text:style-name="Text_20_body">Twilight raised her head up. “What’s so funny?”</text:p>
      <text:p text:style-name="Text_20_body">“My life!” Sunset laughed. “It’s so ironic! I try so hard to win and I always lose! Something almost always backfires on me now! And I’m so sleep-deprived that it’s <text:span text:style-name="T44">hilarious!</text:span>” Sunset clutched her sides and stamped her feet on the floor, earning curious stares from those around her.</text:p>
      <text:p text:style-name="Text_20_body"><text:soft-page-break/><text:span text:style-name="T44">I’ll probably end up crying over it later, but right now it’s just so freaking funny!</text:span> Sunset couldn’t remember the last time she had laughed like this. Sure, it was over her own sad lot in life, but somehow, it still felt good.</text:p>
      <text:p text:style-name="Text_20_body">She wiped a few tears from her eyes as her laughing fit came to its end. She grabbed her glass and sipped out the last dregs of her milkshake before standing up. “Come on, Sparkle. Let’s get out of here.”</text:p>
      <text:p text:style-name="Text_20_body">Twilight slowly slid out of the booth, keeping a wary distance. “Wait, you’re not mad?”</text:p>
      <text:p text:style-name="Text_20_body">“Oh no, I’m furious,” Sunset said in a casual tone. “But right now, I don’t really care. So, you coming or what?” Ignorant of Twilight’s answer, she continued on her path to the front entrance.</text:p>
      <text:p text:style-name="Text_20_body">“Again, I’m really, <text:span text:style-name="T44">really</text:span> sorry about that,” Twilight said reappearing by Sunset’s side.</text:p>
      <text:p text:style-name="Text_20_body">“Meh. Just don’t ever mention it again. Ever.”</text:p>
      <text:p text:style-name="Text_20_body">“Deal.”</text:p>
      <text:p text:style-name="Text_20_body">Sunset pushed the glass door open and stepped out into the waning sunlight. Had they really spent an entire afternoon together?</text:p>
      <text:p text:style-name="Text_20_body">“So.” Sunset pointed over to her motorcycle. “Do you want a ride back home?”</text:p>
      <text:p text:style-name="Text_20_body">“No!” Twilight said quickly. “I mean, uh, no thanks. Shining will pick me up.”</text:p>
      <text:p text:style-name="Text_20_body">Sunset smirked. “Suit yourself.” She shoved her hands into her jacket pocket, groaning as she made contact with syrupy residue. She let out a puff of air. “Well, congratulations, Twilight, you’re no longer a liar. Happy?”</text:p>
      <text:p text:style-name="Text_20_body">Twilight blushed again, pushing a strand of hair back. “Listen, I’m sorry I dragged you into this. I just panicked and yours was the first name that came to mind.”</text:p>
      <text:p text:style-name="Text_20_body">“Yeah, well… it wasn’t too bad. I had fun. Sans the milkshake.”</text:p>
      <text:p text:style-name="Text_20_body">“I’m glad.” Twilight beamed. “Maybe we can do it again with all the girls next time?”</text:p>
      <text:p text:style-name="Text_20_body"><text:soft-page-break/>“Yeah, sure. That could be—” Sunset stopped. “Hey, wait a sec. Why did you single me out? Why didn’t you just say we were all going to hang out?”</text:p>
      <text:p text:style-name="Text_20_body">“Uh, uh, well… that’s because… they were all standing right next to me. I couldn’t expect them to keep up with my lie on the spot.”</text:p>
      <text:p text:style-name="Text_20_body">“Hmm.” Sunset narrowed her eyes. “I’m pretty sure most of them could have caught on.”</text:p>
      <text:p text:style-name="Text_20_body">A nervous grin was plastered across Twilight’s face. “Well, I couldn’t take that chance. Better safe than sorry, right?”</text:p>
      <text:p text:style-name="Text_20_body">Sunset snorted. “Wow. You were that desperate to get out of a date with Flash, huh?” </text:p>
      <text:p text:style-name="Text_20_body">“N-no! It’s not like that! I just… um…”</text:p>
      <text:p text:style-name="Text_20_body">As Twilight fell silent, Sunset laughed and gave her a pat on the head. She turned on her heel and headed for her bike.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P544">Why was she staring at me like that?</text:p>
      <text:h text:style-name="Heading_20_1" text:outline-level="1"><text:bookmark-start text:name="__RefHeading___Toc226_788317178"/><text:span text:style-name="T1178">Крок </text:span>16: Ease on Down the Road<text:bookmark-end text:name="__RefHeading___Toc226_788317178"/></text:h>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 </text:p>
      <text:p text:style-name="Text_20_body">By Wednesday, she would have liked to think she had become a master at it. She had gotten through all of her classes without being caught once, and she sat at the front of the class! She would have <text:span text:style-name="T44">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 </text:p>
      <text:p text:style-name="Text_20_body">Mr. Noteworthy gave her a sharp glare, snapping the textbook he was holding shut. “Am I boring you again, Miss Shimmer?”</text:p>
      <text:p text:style-name="Text_20_body">“No, no more than usual,” Sunset said in a weary voice. She was so out of it, she didn’t realize what she had said until a wave of giggles washed over the rest of the class.</text:p>
      <text:p text:style-name="Text_20_body">Mr. Noteworthy let out a heavy breath through his nostrils.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achers, she had accumulated an extra week-and-a-half of detentions on top of her original punishment.</text:p>
      <text:p text:style-name="Text_20_body"><text:soft-page-break/>Someone poked her in the arm. Sunset inched her eyes up to see Rarity giving her a sympathetic look.</text:p>
      <text:p text:style-name="Text_20_body">“Dear, are you still having trouble sleeping?”</text:p>
      <text:p text:style-name="Text_20_body">Sunset gave a weak nod. “Yes.” And she dropped her face again.</text:p>
      <text:p text:style-name="Text_20_body">“Didn’t you take any medicine like I suggested?”</text:p>
      <text:p text:style-name="Text_20_body">“I did. It didn’t help,” Sunset growled.</text:p>
      <text:p text:style-name="Text_20_body">“Miss Rarity, would you like to join Miss Shimmer in detention?” Mr. Noteworthy asked, his back still facing the students.</text:p>
      <text:p text:style-name="Text_20_body">Rarity immediately sat up straight. “No, sir.” She fell silent and resumed taking notes. The class reverted back to its natural state of monotonous lecture and dim stupor.</text:p>
      <text:p text:style-name="Text_20_body">Sunset was about to resort to pinching herself to stay awake before realizing there was little point. She had already received her quota of detention handouts for the day. <text:span text:style-name="T44">Besides, there couldn’t be that much time left in the school day to take a proper nap anyway… </text:span></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 </text:p>
      <text:p text:style-name="Text_20_body">Pulling herself out of the tide of students, Sunset slipped into the office and slammed the door shut behind her. Celestia sat at her desk, filling out stacks of paperwork.</text:p>
      <text:p text:style-name="Text_20_body">“Must you always slam the door?” she asked, not bothering to lift her head up.</text:p>
      <text:p text:style-name="Text_20_body">Sunset was pretty sure the other Celestia had asked the same question years ago. “No, I suppose not. Force of habit I guess.” She leaned against the guest <text:soft-page-break/>chair, drumming her fingers on the head rest. “So, what <text:span text:style-name="T44">exciting</text:span> task do you have for me this time?”</text:p>
      <text:p text:style-name="Text_20_body">“Well, I was thinking—” Celestia looked up at Sunset and frowned, worry lines creasing her normally pretty face. “Sunset, you look absolutely exhausted.” </text:p>
      <text:p text:style-name="Text_20_body">“I haven’t been getting great amounts of sleep recently,” Sunset confessed, suppressing an unbidden yawn. </text:p>
      <text:p text:style-name="Text_20_body">“Would you like to talk about it?” Celestia asked sincerely.</text:p>
      <text:p text:style-name="Text_20_body">“No.”</text:p>
      <text:p text:style-name="Text_20_body">Celestia put the tips of her fingers together and gave Sunset a long, inquisitive stare. Her eyes were soft but still managed to pierce their way into Sunset’s soul. </text:p>
      <text:p text:style-name="Text_20_body">Sunset tried to look elsewhere, but she could still feel the eyes on her. The silence in the room only served to make her more uncomfortable. It dragged on for several minutes before Sunset’s stubborn pride finally yielded. “It’s just some bad dreams, all right? It isn’t a big deal, just some stupid nightmares. I’ll get over it.”</text:p>
      <text:p text:style-name="Text_20_body">“I see. Have you tried talking to anyone about your nightmares? I’ve found talking them out is a great way to unburden the negative emotions they carry.”</text:p>
      <text:p text:style-name="Text_20_body">“No.” Sunset slowly shook her head. “Forgive me, but I’m not in a mood to spill my heart and soul. Like I said, I’ll get over it.”</text:p>
      <text:p text:style-name="Text_20_body">Celestia let out a disappointed sigh. “Well, I can’t force you to talk about it if you don’t want to—” Sunset bit down on her lip to stop herself from laughing “—but keeping things bottled up is never healthy. I’ve seen you’ve surrounding yourself with a nice group of friends—”</text:p>
      <text:p text:style-name="P544">To my dismay…</text:p>
      <text:p text:style-name="Text_20_body">“—perhaps you could confide in one of them?”</text:p>
      <text:p text:style-name="Text_20_body">“I’ll think about it. Now, can you please just give me my daily chore so I can do it and leave?”</text:p>
      <text:p text:style-name="Text_20_body">Celestia smiled. “Actually, why don’t we just skip that for today? You’re free to go, Sunset.”</text:p>
      <text:p text:style-name="Text_20_body"><text:soft-page-break/>Sunset blinked in surprise. “Really? Just like that?”</text:p>
      <text:p text:style-name="Text_20_body">“Yes. I insist you go home and try to rest.”</text:p>
      <text:p text:style-name="Text_20_body">Sunset’s whole face brightened up. “Well, you don’t have to tell me twice! See ya!” With that, she bolted from the office, stopping only for a second to marvel at how fast the school could empty itself of its occupants.</text:p>
      <text:p text:style-name="Text_20_body">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Text_20_body">“Oooh, oooh! Sunset, wait for me!”</text:p>
      <text:p text:style-name="Text_20_body">Sunset didn’t slow her pace, not that she had to. Pinkie was in step next to her within a few easy bounds, skipping along down the road.</text:p>
      <text:p text:style-name="Text_20_body">“Heeey, you’re not in detention! Did you decide to ditch today?”</text:p>
      <text:p text:style-name="Text_20_body">“No, Celestia decided to let me go early.” She gave Pinkie a sideways look. “Now, can I help you with something?”</text:p>
      <text:p text:style-name="Text_20_body">“Oh yeah! I was just wondering what costume you’ll be wearing for the party on Friday?”</text:p>
      <text:p text:style-name="Text_20_body">“I’m not wearing a costume, Pinkie. I’ve told you about ten times now,” Sunset said with an exasperated sigh.</text:p>
      <text:p text:style-name="Text_20_body">Pinkie frowned. “Aww, come on, Sunny! Everyone else will be wearing one.”</text:p>
      <text:p text:style-name="Text_20_body">“So? If everyone jumped off a cliff, would you expect me to follow them?”</text:p>
      <text:p text:style-name="Text_20_body">Pinkie fell silent, giving Sunset an absent-minded expression. She shifted back to her normal smile and said, “But you’ll get free candy! Don’t you want free candy?”</text:p>
      <text:p text:style-name="Text_20_body">“Not particularly.”</text:p>
      <text:p text:style-name="Text_20_body">Stopping dead in her tracks, Pinkie gaped at Sunset, her eyes bulging out of her head. “<text:span text:style-name="T44">What?</text:span>” She sped up and grabbed Sunset by the shoulders, spinning her around and shaking her. “How could you say ‘no’ to <text:span text:style-name="T44">free candy?</text:span>”</text:p>
      <text:p text:style-name="Text_20_body">“Like this: ‘No.’ Now, I’ll give you to the count of three to let go of me.”</text:p>
      <text:p text:style-name="Text_20_body"><text:soft-page-break/>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Sunset sighed. Pinkie was right; it was just for a night. And she <text:span text:style-name="T44">was</text:span> supposed to be making friends. “Fine. I’ll do it. If only to get you to stop bothering me—oof!” Pinkie had wrapped her in a tight hug and spun her around a few times. </text:p>
      <text:p text:style-name="Text_20_body">“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text:soft-page-break/>“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44">I bet she will,</text:span> Sunset thought. She began to whistle a simple tune as she contemplated what she could actually dress as. It was only for one night. What was the harm in playing along? Pinkie’s words about conquering fear had also struck a 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546">******</text:p>
      <text:p text:style-name="P544">Pain. That was all she could feel. Intense, fiery pain that ate at her entire body. Yet, she could feel power coursing through every corner of being. Pure magic flooded her, drowning her in its burning embrace.</text:p>
      <text:p text:style-name="P544">It was too much.</text:p>
      <text:p text:style-name="P544">No, it wasn’t enough!</text:p>
      <text:p text:style-name="P544">Wings, claws, fangs… and fire. So much fire. She was something entirely different now. She wasn’t equine, she wasn’t human. She was a monster.</text:p>
      <text:p text:style-name="P544">But she had power!</text:p>
      <text:p text:style-name="Text_20_body"><text:soft-page-break/>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544">She was flying. Towering over all of them, showing off her superiority. They cowered beneath her, trembling in fear. It was so delicious, so satisfying, but she wanted more.</text:p>
      <text:p text:style-name="Text_20_body">“I <text:span text:style-name="T44">am your princess now, and you </text:span>will <text:span text:style-name="T44">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44">Twilight Sparkle has interfered with my plans one too many times already! She needs to be dealt with!”</text:span></text:p>
      <text:p text:style-name="Text_20_body">Wait… Wait! No! You can’t kill them! They don’t deserve that!</text:p>
      <text:p text:style-name="P544">But the ball of fire had already been thrown, set on a direct course for the six girls huddling together. This was the moment. She had finally won.</text:p>
      <text:p text:style-name="P544">Sunset laughed.</text:p>
      <text:p text:style-name="P546">******</text:p>
      <text:p text:style-name="Text_20_body">The next morning found Sunset wrapped tightly in her blankets, having created a cocoon to shield her from the bad dreams. She extracted an arm to silence her noisy alarm clock before unfurling herself from her miniature sanctuary, still dressed in yesterday’s clothes.</text:p>
      <text:p text:style-name="Text_20_body">She couldn’t decide which was worse: the nights she got no sleep at all, or the nights her sleep consisted of mostly nightmares. She rubbed her face, feeling the dry streaks her tears had made during the course of the night. </text:p>
      <text:p text:style-name="Text_20_body">“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text:soft-page-break/>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Sunset screamed and threw herself against the far wall while the crown fell to the floor with a small <text:span text:style-name="T44">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What will it take to admit you’re scared?” Twilight Sparkle asked.</text:p>
      <text:p text:style-name="Text_20_body">“I am <text:span text:style-name="T44">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546"><text:soft-page-break/>******</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text:soft-page-break/>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44">Pinkie</text:span> convinced you?”</text:p>
      <text:p text:style-name="Text_20_body">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44">The Wizard of Oz</text:span>.”</text:p>
      <text:p text:style-name="Text_20_body"><text:soft-page-break/>“<text:span text:style-name="T44">The Wizard of Oz…</text:span>” Sunset tapped a finger against her chin. “You know, I’ve heard a lot of references to that, but I never bothered to look it up. What is it?”</text:p>
      <text:p text:style-name="Text_20_body">Rarity looked at her in disbelief. “You’ve never seen <text:span text:style-name="T44">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text:soft-page-break/>“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Sunset leaned back on the podium and closed her eyes. She couldn’t think of anything else she could go as. Besides, she and the Tin Man had some things in common. Most notably, neither of them had a heart.</text:p>
      <text:p text:style-name="Text_20_body"><text:span text:style-name="T44">Well, that’s not entirely true.</text:span> Sunset shuddered as an image of the black-crusted heart drifted through her mind. Still, it beat going dressed as a witch. Sunset was sure she didn’t need anything close to <text:span text:style-name="T44">that</text:span> particular image of herself.</text:p>
      <text:p text:style-name="Text_20_body">“All right, Rarity. I guess I’ll be the Tin Girl of the group.”</text:p>
      <text:p text:style-name="Text_20_body">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hat doesn’t mean it can’t be stunning.” Rarity wagged a finger. “No matter the occasion, you must always look your best.” She pulled out a bundle of silver cloth. “Now, Sunset, I’m going to make you look <text:span text:style-name="T44">fabulous!</text:span>”</text:p>
      <text:p text:style-name="Text_20_body"><text:span text:style-name="T44">And I’m going to regret this…</text:span> </text:p>
      <text:h text:style-name="Heading_20_1" text:outline-level="1"><text:bookmark-start text:name="__RefHeading___Toc230_788317178"/><text:span text:style-name="T1179">Крок</text:span> 17: The Spectacular Seven<text:bookmark-end text:name="__RefHeading___Toc230_788317178"/></text:h>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44">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No, Pinkie, this was a last minute thing Rarity put together for me. Now, could you be so kind as to <text:span text:style-name="T44">get off me!</text:span>” Sunset would have pushed Pinkie off, but, like every other time she had been tackled, Pinkie had managed to pin her arms down.</text:p>
      <text:p text:style-name="Text_20_body"><text:soft-page-break/>Pinkie hauled Sunset to her feet and dusted her off. “Sorry, Sunny! I’m just <text:span text:style-name="T44">so</text:span> excited! Tonight is gonna be <text:span text:style-name="T44">so</text:span> much fun!”</text:p>
      <text:p text:style-name="Text_20_body">Sunset looked Pinkie up and down, scrutinizing her costume. She was dressed in a poofy ball gown with an assortment of bright colors, most of them shades of pink. 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44">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he sound of maniacal laughter, leaving only a trail of guilt behind, and a deep frown on her face. </text:p>
      <text:p text:style-name="Text_20_body"><text:soft-page-break/>Pinkie laughed. “Wow, you’re really in character, Sunset.” She tapped Sunset on the head with her staff. “Don’t worry, Tin Girl, we’ll get you that heart!” She turned with a flourish and skipped down the hall, singing as she went. “<text:span text:style-name="T44">Follow the yellow brick road! Follow the yellow brick road!”</text:span></text:p>
      <text:p text:style-name="Text_20_body">Sunset sighed and rubbed her temples. “Why does talking to her always leave me with a headache?”</text:p>
      <text:p text:style-name="P546">******</text:p>
      <text:p text:style-name="Text_20_body">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text:soft-page-break/>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44">really</text:span> good candy. Oh, and Mr. Dozer over here always gives out king-sized candy bars, but they go <text:span text:style-name="T44">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text:soft-page-break/>needed annoying right now. Something, <text:span text:style-name="T44">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Rainbow, don’t laugh!” Pinkie exclaimed. “This is a serious matter!” She grabbed Sunset’s shoulders and looked her in the eye. “Don’t worry. Now, I <text:span text:style-name="T44">Pinkie Promise</text:span> you that you’ll have the bestest time ever! Cross my heart, hope to die, stick a needle in my eye!”</text:p>
      <text:p text:style-name="Text_20_body">“What kind of promise is that?” Sunset asked, giving Pinkie an outlandish look.</text:p>
      <text:p text:style-name="Text_20_body">“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text:soft-page-break/>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546">******</text:p>
      <text:p text:style-name="Text_20_body">For the first time in forever, Sunset found herself actually looking forward to something other than sleeping after her detention session. She swept up the rampant 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44">little</text:span> excited. </text:p>
      <text:p text:style-name="Text_20_body">Just a little.</text:p>
      <text:p text:style-name="Text_20_body">“<text:span text:style-name="T44">Boo!”</text:span></text:p>
      <text:p text:style-name="Text_20_body">“Ack!” Sunset jumped a yard back, dropping the broom with a <text:span text:style-name="T44">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text:soft-page-break/>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Oh? Well, if that’s how you feel I could always just contact the authorities and—”</text:p>
      <text:p text:style-name="Text_20_body"><text:soft-page-break/>“Did I ever mention that I just <text:span text:style-name="T44">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546">******</text:p>
      <text:p text:style-name="Text_20_body">“<text:span text:style-name="T44">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44">I’m positive,” Sunset said flatly. She wanted to dress up, not look like a circus clown.</text:span></text:p>
      <text:p text:style-name="Text_20_body"><text:span text:style-name="T44">Rarity placed the silver cap on top of the shirt. “Suit yourself. Either way, you’re going to look </text:span>stunning!” </text:p>
      <text:p text:style-name="P544">Sunset managed a smile. “Thanks, Rarity. And listen, I don’t have much money right now, but whatever I owe you—”</text:p>
      <text:p text:style-name="Text_20_body">“<text:span text:style-name="T44">Money?” Rarity broke into a fit of laughs. “Don’t be silly, Sunset. You don’t owe me anything. This was a gift. From one friend to another.”</text:span></text:p>
      <text:p text:style-name="Text_20_body">“<text:span text:style-name="T44">Oh… well…” Sunset shifted her shoulders, focusing her gaze on a particularly interesting piece of carpet. “T-thanks… but, I don’t have anything to give back… That’s how this works, right?”</text:span></text:p>
      <text:p text:style-name="Text_20_body"><text:span text:style-name="T44">Rarity gave her a bemused smile. “No, Sunset. You don’t </text:span>have <text:span text:style-name="T44">to give me anything. Friends give each other things not because they </text:span>have <text:span text:style-name="T44">to, but because they </text:span>want <text:span text:style-name="T44">to. I won’t hold this over your head and blackmail you with it.”</text:span></text:p>
      <text:p text:style-name="P544">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oft-page-break/>“<text:span text:style-name="T44">Umm… Rarity. Do you think… is possible for you to fix…?” She looked over her shoulder and saw Rarity shake her head.</text:span></text:p>
      <text:p text:style-name="Text_20_body">“<text:span text:style-name="T44">I’m sorry, dear. I don’t work with real leather. Very expensive, and not really in my skill range. And I’d hate to think what Fluttershy would say if I </text:span>did <text:span text:style-name="T44">dabble.”</text:span></text:p>
      <text:p text:style-name="Text_20_body">“<text:span text:style-name="T44">Oh,” was all Sunset could muster herself to say.</text:span></text:p>
      <text:p text:style-name="Text_20_body">“<text:span text:style-name="T44">But, I could make you a new jacket,” Rarity said hopefully. “I have plenty of designs you could pick from.”</text:span></text:p>
      <text:p text:style-name="P544">Sunset shook her head. “No thanks. You’ve done a lot already. I feel like I owe you as it is.”</text:p>
      <text:p text:style-name="P544">Rarity clicked her tongue in disappointment. “Very well. But if you change your mind, you know where to find me.”</text:p>
      <text:p text:style-name="P546">******</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44">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text:soft-page-break/>Pinkie’s house was… odd. Odd in the sense that it was completely normal. Sunset had been expecting some bright, bubblegum pink house with pinwheels sticking out everywhere or rooms in the shape of a cupcake or <text:span text:style-name="T44">something</text:span> strange. Instead, it was a dull, gray two story house with a patio that looked like it had seen better days.</text:p>
      <text:p text:style-name="Text_20_body">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44">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ext:soft-page-break/>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44">really</text:span> been looking forward to this! We’re gonna have so much fun!”</text:p>
      <text:p text:style-name="Text_20_body">“Pinkie, first tell me, who was the girl that sucked the life out of me?” Sunset yanked her arm back and rolled her shoulder.</text:p>
      <text:p text:style-name="Text_20_body">“Oh, you mean Maud? She’s my big sister! Isn’t she cool?”</text:p>
      <text:p text:style-name="Text_20_body">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44">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text:soft-page-break/>“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text:soft-page-break/>Pinkie rattled the pumpkin again. “You know you want to!”</text:p>
      <text:p text:style-name="Text_20_body">Sunset snatched the handle. “One house.”</text:p>
      <text:p text:style-name="Text_20_body">Satisfied, Pinkie skipped ahead singing, “<text:span text:style-name="T44">Ease on down, ease on down the road! Come on, now! Ease on down, ease on down the road…”</text:span></text:p>
      <text:p text:style-name="Text_20_body">Even as she shook her head in disbelief, Sunset felt the corners of her mouth twitch.</text:p>
      <text:p text:style-name="P546">******</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fear and delight permeated the air. Flashlights and even a few sparklers lit the streets better than many of the lampposts. </text:p>
      <text:p text:style-name="Text_20_body">Myths and monsters, ghouls and ghosts, heroes and villains all marched up and down the street with bags of candy in hand. Along their journey, the girls of the 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text:soft-page-break/>“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44">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hey both stood frozen in their positions. Sunset glared at him as hard as she could, while Flash kept his stoic face pointed in the other direction. Sunset gave up, resisting the urge to give him a good kick in the shins, and stomped off the porch, letting the others line up to receive candy. </text:p>
      <text:p text:style-name="Text_20_body">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ext:soft-page-break/>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Wow,” Rainbow said, trying to get Fluttershy to stop clinging to her. “That must be one scary house.”</text:p>
      <text:p text:style-name="Text_20_body">Pinkie nodded affirmatively. “It’s supposed to be the scariest house this side of Canterlot Park! But, I heard there’s super good candy inside for anyone brave enough to go in.”</text:p>
      <text:p text:style-name="Text_20_body">Applejack raised an eyebrow. “You’ve <text:span text:style-name="T44">heard</text:span>?”</text:p>
      <text:p text:style-name="Text_20_body">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text:soft-page-break/>“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544">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Swallowing the lump in her throat, Sunset dove through the small opening in the closing circle and jogged down the next hallway, the moans of zombies not too far behind. Sunset gave the tiniest yelp as a group of animatronic bats swooped overhead, chittering noisily. </text:p>
      <text:p text:style-name="Text_20_body">She came upon a fork in the hall with an arrow telling her to go left. Looking down the other way, she soon knew why. Stumbling towards her was a zombie in a mask, revving a chainsaw. </text:p>
      <text:p text:style-name="Text_20_body"><text:soft-page-break/>With a small, “Eeep!” Sunset ran down the adjacent corridor, her heart beginning to drum in her chest. <text:span text:style-name="T44">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44">Jackpot. I’ll just grab a few pieces for the girls and leave.</text:span></text:p>
      <text:p text:style-name="Text_20_body">A loud sound of buzzing static disrupted the silence and made Sunset’s hair stand on end. <text:span text:style-name="T44">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had had enough of this place. She ran forward, grabbed a fistful of candy and tore for the exit, breaking through the gap in the garage curtain and stumbling outside.</text:p>
      <text:p text:style-name="Text_20_body">“Whoohooo! She did it!”</text:p>
      <text:p text:style-name="Text_20_body"><text:soft-page-break/>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546">******</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44">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text:soft-page-break/>“I don’t know.” Sunset drained the rest of her drink. “But, I do know this: with all the <text:span text:style-name="T44">amazing</text:span> things she can do, I’m positive she can’t play the violin as well as you 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546">******</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Okaaaaaay, then. Hmmm… Oh! You remember when you said we couldn’t ask you questions about Equestria?”</text:p>
      <text:p text:style-name="Text_20_body">“Yes.” Sunset widened her eyes. “Wait, you remember that, but you can’t remember the simple rule of <text:span text:style-name="T44">don’t touch me?</text:span>”</text:p>
      <text:p text:style-name="Text_20_body"><text:soft-page-break/>“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44">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44">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She turned the light back on, having placed herself right in front of Fluttershy, who fell back with a loud, “Eeep!”</text:p>
      <text:p text:style-name="Text_20_body"><text:soft-page-break/>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44">She eats you!”</text:span></text:p>
      <text:p text:style-name="Text_20_body">“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44">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text:soft-page-break/>“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546">******</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text:soft-page-break/>“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44">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point, hanging out with these girls was pretty fun. It definitely beat sitting in a factory all day.</text:p>
      <text:p text:style-name="P546">******</text:p>
      <text:p text:style-name="P544">Bone-chilling cold bit into Sunset’s skin, and she could see her breath with every puff of air she released as she ran. </text:p>
      <text:p text:style-name="P544">Running. Why was she always running?</text:p>
      <text:p text:style-name="P544">She turned the corner sharply, nearly tripping on the corner. She couldn’t afford to fall. Not if she didn’t want to be caught. She kept running through the <text:soft-page-break/>foggy corridor, swatting away spider webs and avoiding long, gnarly branches that grabbed at her.</text:p>
      <text:p text:style-name="P544">Behind her, Sunset could hear them moaning and stumbling in her wake, growing ever closer. Mixed in with their moans was the sound of beating wings.</text:p>
      <text:p text:style-name="Text_20_body">“<text:span text:style-name="T44">Come play with me, Sunset. I’ll be your best friend…”</text:span></text:p>
      <text:p text:style-name="Text_20_body">“<text:span text:style-name="T44">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544">When Sunset opened her eyes again, she was standing in a grassy meadow. The sky overhead boasted an endless, blue calm, and gorgeous sunlight. A lone figure stood in the distance, her arms outstretched like she was welcoming the warm light.</text:p>
      <text:p text:style-name="P544">Sunset stepped forward and the sky darkened instantaneously with grim clouds. A heavy wind kicked up, ripping chunks of rock out of the very ground, yet both Sunset and the figure remained in place.</text:p>
      <text:p text:style-name="P544">Cackling erupted behind Sunset. Turning around, she saw an army of zombified students marching towards her, led by a shadow that sped across the ground. </text:p>
      <text:p text:style-name="P544">Sunset tore into a sprint, desperate to reach the girl in the distance like she was her only hope. As Sunset drew closer, she recognized the green skirt and flowing pink hair. </text:p>
      <text:p text:style-name="Text_20_body">“<text:span text:style-name="T44">Fluttershy!” Sunset shouted. </text:span></text:p>
      <text:p text:style-name="Text_20_body">“<text:span text:style-name="T44">I’m so tired…” Fluttershy’s voice was soft, yet Sunset could hear it louder than any chorus. “I just want to go to sleep… maybe forever. No one can hurt me anymore…”</text:span></text:p>
      <text:p text:style-name="Text_20_body">“<text:span text:style-name="T44">No, Fluttershy, don’t!” Sunset reached an arm out, but Fluttershy was still too far away.</text:span></text:p>
      <text:p text:style-name="Text_20_body"><text:span text:style-name="T44">With her arms spread,</text:span> <text:span text:style-name="T44">Fluttershy stepped off the rocky cliff, falling into oblivion.</text:span></text:p>
      <text:p text:style-name="P544"><text:soft-page-break/>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44">Stand aside, Twilight Sparkle! You’ve been a thorn in my side, but I’m willing to overlook that if you bow to me.” Sunset hissed.</text:span></text:p>
      <text:p text:style-name="Text_20_body">“<text:span text:style-name="T44">We’ll never bow to you, you monster!” Twilight yelled.</text:span></text:p>
      <text:p text:style-name="Text_20_body">“<text:span text:style-name="T44">Wrong answer!” Sunset lifted her claws over her head, two fireballs blinking into existence. </text:span></text:p>
      <text:p text:style-name="Text_20_body">Stop! Don’t hurt them, please! <text:span text:style-name="T44">Sunset begged.</text:span></text:p>
      <text:p text:style-name="Text_20_body">But this is what you wanted, Sunset. What <text:span text:style-name="T44">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44">friends?</text:span></text:p>
      <text:p text:style-name="Text_20_body">Leave them alone!</text:p>
      <text:p text:style-name="Text_20_body">Hahaha! You miserable weakling! Watch what I do to your <text:span text:style-name="T44">friends!</text:span></text:p>
      <text:p text:style-name="P544">With a menacing screech, Sunset hurled the fireballs down at the girls, watching them huddle together and cower.</text:p>
      <text:p text:style-name="Text_20_body">They’ll… they’ll be fine… Harmony will protect them…</text:p>
      <text:p text:style-name="P544">The fireball made contact, exploding in a plume of smoke and fire.</text:p>
      <text:p text:style-name="Text_20_body">They’ll come out and stop me now…</text:p>
      <text:p text:style-name="P544">When the smoke cleared, there was only dust…</text:p>
      <text:p text:style-name="Text_20_body">What a shame. If they were really your friends, you would have done something to protect them. Guess we are just a heartless monster after all! <text:span text:style-name="T44">Sunset threw her head back and laughed.</text:span> </text:p>
      <text:p text:style-name="P546">******</text:p>
      <text:p text:style-name="Text_20_body">Her eyes snapped open and Sunset jolted upright, throwing a hand over her mouth to stop herself from screaming… or throwing up. She sat in her sleeping bag, heaving for air; shivering and drenched in sweat. </text:p>
      <text:p text:style-name="Text_20_body"><text:soft-page-break/>She quickly scanned the room, checking that everyone was still there, sleeping soundly. They were all accounted for, even Spike, sleeping by Twilight’s neck.</text:p>
      <text:p text:style-name="Text_20_body">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text:soft-page-break/>“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44">enjoyed </text:span>it.”</text:p>
      <text:p text:style-name="Text_20_body">Twilight stared at her, her own eyes reflecting Sunset’s pain. “Really?”</text:p>
      <text:p text:style-name="Text_20_body">“Yes… no… yes… I don’t know!” Sunset covered her face with her hands. “I was being torn in two… I had all the power I ever wanted… but it hurt so much… and… <text:span text:style-name="T44">I</text:span> wasn’t in control anymore. I mean, I was, but it wasn’t <text:span text:style-name="T44">me</text:span>. It was like watching a play I had written but everyone had forgotten their lines and just started improvising. But, I didn’t try to stop it. I wanted to see what would happen. I <text:span text:style-name="T44">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ext:soft-page-break/>things, but I know you have a heart—no, this time, you’re not going to interrupt <text:span text:style-name="T44">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wilight smiled at her, seeing the realization in Sunset’s eyes. “See? You have a heart, Sunset. You just needed some friends to help you see it.”</text:p>
      <text:p text:style-name="Text_20_body"><text:span text:style-name="T44">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44">friends!</text:span>” she sobbed. “I had them the whole time, but now, they’re <text:span text:style-name="T44">here</text:span>! In my heart! I… I’d been <text:soft-page-break/>alone so long… I’d forgotten what that warm feeling was. It’s so small, but it’s there!”</text:p>
      <text:p text:style-name="Text_20_body">Twilight returned the hug, leaning into Sunset. “And we’ll always be here, Sunset… <text:span text:style-name="T44">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546">******</text:p>
      <text:p text:style-name="P544">The Tin Girl stood tall next to her friends as they stared down the Wicked Witch of the West. </text:p>
      <text:p text:style-name="Text_20_body">“<text:span text:style-name="T44">Give me those slippers!” she hissed at Dorothy. </text:span></text:p>
      <text:p text:style-name="Text_20_body">“<text:span text:style-name="T44">No!” Dorothy yelled. Her faithful dog, Toto, growled from his spot on her shoulder.</text:span></text:p>
      <text:p text:style-name="P544">The Wicked Witch stepped forward, flexing her claws. “Then I’ll just take them from you!”</text:p>
      <text:p text:style-name="P544">The Cowardly Lion and the Scarecrow stepped in front of Dorothy, holding their arms out. “You’ll have to get through us first!” the Lion said.</text:p>
      <text:p text:style-name="Text_20_body">“<text:span text:style-name="T44">Very well! That can easily be arranged!” A ball of fire appeared in the Witch’s hand and she hurled it at the girls.</text:span></text:p>
      <text:p text:style-name="Text_20_body">“<text:span text:style-name="T44">Duck!” the Scarecrow shouted, tackling her friends to the ground.</text:span></text:p>
      <text:p text:style-name="P544"><text:soft-page-break/>The Tin Girl got up first and saw the Wicked Witch making another fireball. Not too far from her was an unassuming bucket of water. The Tin Girl ran over and grabbed it. “Hey, Witch!”</text:p>
      <text:p text:style-name="P544">The Wicked Witch spun around. “What? Are you going to stand there again, cowering while I destroy your friends?”</text:p>
      <text:p text:style-name="P544">Sunset shook her head, staring the demon in the eyes. “No. Because I’m not scared of you anymore.” She threw the contents of the bucket at the Witch, watching her scream as she dissolved onto the floor. </text:p>
      <text:p text:style-name="Text_20_body">“<text:span text:style-name="T44">Nooooooo! I’m melting! I’m melting! Ahhhhhh!”</text:span></text:p>
      <text:p text:style-name="P544">Dorothy rushed over and hugged the Tin Girl. “You did it! I knew you could do it! You saved all of Oz!”</text:p>
      <text:p text:style-name="Text_20_body">“<text:span text:style-name="T44">Ding dong, the Witch is dead. The Witch is dead, hooray!” The Munchkin Queen sang, dancing around the group.</text:span></text:p>
      <text:p text:style-name="Text_20_body">“<text:span text:style-name="T44">All right, now where’s that Oz wizard?” the Tin Girl asked. “I believe she owes us some things.”</text:span></text:p>
      <text:p text:style-name="P544">There was a rainbow puff of smoke, and the mighty Oz appeared, coughing and waving the cloud away. “Ack, too much magic dust.” She looked around the throne room. “Wow! You actually beat the Witch! I was betting that you’d lose.”</text:p>
      <text:p text:style-name="P544">The Tin Girl crossed her arms. “Well, we didn’t. So, hand over that heart you promised.”</text:p>
      <text:p text:style-name="Text_20_body">“<text:span text:style-name="T44">And Ah’d like some brains, please.” the Scarecrow said.</text:span></text:p>
      <text:p text:style-name="Text_20_body">“<text:span text:style-name="T44">And some courage. Umm, if you don’t mind that is…” the Lion added.</text:span></text:p>
      <text:p text:style-name="P544">Oz wrung her hands together, sweat gathering on her brow. “Uhh, yeah, about that… Seems I’ve run out of magic for the day, so you’ll have to come back later when I’ve stocked up.”</text:p>
      <text:p text:style-name="P544">Dorothy narrowed her eyes. “What do you mean you’ve run out of magic? You’re Oz, the Great and Powerful. You can do anything, right? Hmm, actually… if you can do anything, why didn’t you beat the Witch yourself?”</text:p>
      <text:p text:style-name="Text_20_body">“<text:span text:style-name="T44">All right, fine! You caught me!” Oz said, throwing her hands up. “I’m not really an all-powerful wizard.” She reached behind her neck and pulled a </text:span><text:soft-page-break/><text:span text:style-name="T44">zipper, revealing herself to be Trixie. “Trixie is just a stage magician. A great and powerful stage magician! But still, I only know simple tricks.”</text:span></text:p>
      <text:p text:style-name="P544">Everyone stared at her with open mouths. “So you lied to us?” the Scarecrow asked.</text:p>
      <text:p text:style-name="Text_20_body">“<text:span text:style-name="T44">Lying is such a harsh word,” Trixie said, twiddling her fingers. “Trixie would think of it more as….”</text:span></text:p>
      <text:p text:style-name="Text_20_body">“<text:span text:style-name="T44">Conning us?” Dorothy said heatedly. </text:span></text:p>
      <text:p text:style-name="Text_20_body">“<text:span text:style-name="T44">Well, that makes it sound worse.”</text:span></text:p>
      <text:p text:style-name="P544">The Lion fell back on her rump, looking like she was on the verge of tears. “So we did all that for nothing?”</text:p>
      <text:p text:style-name="Text_20_body">“<text:span text:style-name="T44">Of course not, darling!” A heavenly voice sang. From the ceiling descended the Good Witch of the North, Glinda. “You helped save the entire land. That alone should be commended.”</text:span></text:p>
      <text:p text:style-name="Text_20_body">“<text:span text:style-name="T44">But Oz lied to us,” the Scarecrow said dejectedly. “How are we supposed to get the things we need now?”</text:span></text:p>
      <text:p text:style-name="Text_20_body">“<text:span text:style-name="T44">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44">Wow, I guess you’re right,” the Tin Girl said. She placed a hand over her metal chest and could feel something warm beating inside. </text:span></text:p>
      <text:p text:style-name="Text_20_body">“<text:span text:style-name="T44">See?” Twilight smiled at Sunset. “I told you there was a heart in there.”</text:span></text:p>
      <text:p text:style-name="P546">******</text:p>
      <text:p text:style-name="Text_20_body">Sunset fluttered her eyes open, warm sun hitting her cheek. Even with the morning grogginess clouding her senses, she could tell something was different. She actually felt <text:span text:style-name="T44">rested</text:span>. That had been the best sleep she had gotten in weeks!</text:p>
      <text:p text:style-name="Text_20_body">Her eyes shrank to pinpricks when she realized where she had fallen asleep. Her face rested against Twilight’s chest while her arms were wrapped around <text:soft-page-break/>her middle. Likewise, Twilight was resting on top of Sunset’s head, holding Sunset close. </text:p>
      <text:p text:style-name="Text_20_body">“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wilight had been caught off-guard but quickly recovered and said, “You’re welcome.”</text:p>
      <text:p text:style-name="P546">******</text:p>
      <text:p text:style-name="Text_20_body"><text:soft-page-break/>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4_788317178"/><text:span text:style-name="T1180">Крок</text:span> 18: Goddess of Love and Fortune<text:bookmark-end text:name="__RefHeading___Toc234_788317178"/></text:h>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Sparkle household so many times, they had set up a permanent chair at the dinner table.</text:p>
      <text:p text:style-name="Text_20_body"><text:soft-page-break/>A genuine smile graced Twilight’s lips this time. “I know. But I just wanted to have a more… private conversation. Just some girl talk.”</text:p>
      <text:p text:style-name="Text_20_body">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44">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44">Hello. Have we found the source of today’s conversation?</text:span> She looked at Twilight’s flushed cheeks. <text:span text:style-name="T44">Could it be…?</text:span></text:p>
      <text:p text:style-name="Text_20_body">“But, yeah,” Twilight quickly moved on, “those are my friends! They’re really great. I’ve never had so much fun before.”</text:p>
      <text:p text:style-name="Text_20_body"><text:soft-page-break/><text:span text:style-name="T44">Hmm, she’s still avoiding it. Just have to ease her in.</text:span> “I’m really glad for you, Twilight, they all sound wonderful. So, how was that sleepover the other day?”</text:p>
      <text:p text:style-name="Text_20_body">“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scary story.” Twilight held her hand up to her mouth as she started to giggle. “And 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text:soft-page-break/>“So, there’s this girl I kinda like, but she… reminds me a lot like this <text:span text:style-name="T44">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She only kept at it for around ten minutes before promising to come back in an hour. In the meantime, she set the playlist for the next wave of love songs and turned her attention back to Twilight.</text:p>
      <text:p text:style-name="Text_20_body">“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44">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text:soft-page-break/>“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were attracted to.” She leaned in. “But if you’re really that worried, whenever you’re ready to tell them, I’ll be right beside you, I promise.”</text:p>
      <text:p text:style-name="Text_20_body">Twilight sniffed and looked at her with watery eyes. “Sunshine, sunshine…”</text:p>
      <text:p text:style-name="Text_20_body">“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text:soft-page-break/>“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text:soft-page-break/>“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44">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44">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pan text:style-name="T44">Twilight’s first venture into the realm of love, and it’s with another girl. </text:span>Cadence chuckled to herself. <text:span text:style-name="T44">I’m honestly not too surprised. Still, if her heart gets broken now, she’ll probably never try to find love again. It’s a gamble; love is always a gamble. </text:span>Cadence opened her eyes, a confident smile spreading across her face. <text:span text:style-name="T44">But I am Canterlot’s Goddess of Love and</text:span> <text:span text:style-name="T44">Fortune! If anyone can help Twilight, it’s me!</text:span></text:p>
      <text:p text:style-name="Text_20_body">“Okay, Twi, here’s what you do. Like I told Flash, just start out as friends. Get to know her, get to really understand how she works—and make sure she’s <text:soft-page-break/>really the girl for you. The more time you spend with her, the more chance there is for <text:span text:style-name="T44">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Yeah.”</text:p>
      <text:p text:style-name="Text_20_body">“Well, if she’s as nice as you think she is, you’ll still be friends even if she doesn’t like you that way.” <text:span text:style-name="T44">I hope.</text:span></text:p>
      <text:p text:style-name="Text_20_body"><text:soft-page-break/>“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44">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Cadence sighed and leaned against the door frame, grinning from ear to ear. <text:span text:style-name="T44">My little Twilight’s a lesbian. So cute…</text:span></text:p>
      <text:h text:style-name="Heading_20_1" text:outline-level="1"><text:bookmark text:name="19"/><text:bookmark-start text:name="__RefHeading___Toc238_788317178"/>III. No Rest for the Wicked — <text:span text:style-name="T1181">Крок</text:span> 19: Fate's Sleight of Hand<text:bookmark-end text:name="__RefHeading___Toc238_788317178"/></text:h>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544">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part of her was almost giddy with euphoria at the prospect of finally calling that ragtag group of girls her friends. It was like a dormant fraction of her heart had finally woken up from a long sleep.</text:p>
      <text:p text:style-name="Text_20_body"><text:soft-page-break/>“Listen to me, spouting poetical nonsense.” Sunset shook her head, though her smile persisted. She reached over her bed and pulled up her backpack full of candy. She selected a piece of taffy and plopped it into her mouth. <text:span text:style-name="T44">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text:soft-page-break/>Sunset glared at the stuffed toy. “That’s something you two share in common: you both don’t know how to keep your nose out of things.”</text:p>
      <text:p text:style-name="Text_20_body">“Admit it,” Princess Twilight said in a mocking tone, “you’re grateful.”</text:p>
      <text:p text:style-name="Text_20_body">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were all Twilight was getting. And it would be a cold day in Tartarus before Sunset thanked <text:span text:style-name="T44">Princess</text:span> Twilight for anything.</text:p>
      <text:p text:style-name="Text_20_body">Two sides of the same coin. Sunset liked this Twilight and even <text:span text:style-name="T44">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text:soft-page-break/>“You just don’t want to admit you’re grateful to Princess Twilight for stopping you before you went too far,” a small voice said from the corner.</text:p>
      <text:p text:style-name="Text_20_body">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moment. That, and out of her friends, the only other number she had saved was Pinkie’s. </text:p>
      <text:p text:style-name="Text_20_body">That was a definite <text:span text:style-name="T44">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44">such</text:span> a nice jacket.</text:p>
      <text:p text:style-name="Text_20_body"><text:soft-page-break/>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text:soft-page-break/>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546">******</text:p>
      <text:p text:style-name="Text_20_body">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pan text:style-name="T44">I wonder how much a job here pays, </text:span>Sunset thought as a store clerk passed by her. She had peeked into her wallet and was horrified to find she had even less than what 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44">Lulamoon!”</text:span></text:p>
      <text:p text:style-name="Text_20_body"><text:soft-page-break/>“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As blunt and callous as I remember.” Artemis let out a bark of laughter. “I’d be remiss if I said your sharp tongue hadn’t been a refreshing change of pace for my show.”</text:p>
      <text:p text:style-name="Text_20_body">Sunset looked at him, scanning his face as to discern what he was up to. All she could see was that insufferable grin that could match Pinkie’s. “Seriously, what do you want?”</text:p>
      <text:p text:style-name="Text_20_body"><text:soft-page-break/>Artemis tapped the rose against her nose. “I should be asking <text:span text:style-name="T44">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Sunset snatched the card and examined the holographic surface, watching the picture change from a store front to shelves of odd items. It read: <text:span text:style-name="T44">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Sunset doubted the whole ‘most wondrous shop’ part, but still. A job was a job, and there were worse places she could end up working. “All right then, Mr. <text:soft-page-break/>Lu—Artemis. You’ve got a deal.” She stuck her hand out which Artemis grabbed and vigorously shook it. </text:p>
      <text:p text:style-name="Text_20_body">“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44">Lulamoon!”</text:span> There was a giant 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44">How did he know I’d be here? And how did it just so happen that he was ready to give me a job? </text:span></text:p>
      <text:p text:style-name="Text_20_body">“Thirty-nine dollars, ma’am.”</text:p>
      <text:p text:style-name="Text_20_body">Sunset looked up from her money and paled. “What?”</text:p>
      <text:p text:style-name="Text_20_body"><text:soft-page-break/>“Thirty-nine dollars,” the clerk said impatiently. </text:p>
      <text:p text:style-name="Text_20_body">“Are you serious?” Sunset thumbed through her wallet again, though she knew there was no cash left. She sighed, sticking her wallet back into her pocket and looking at what she’d have to put back on the shelves. Her hand brushed against something papery. Confused, she grabbed it, positive that she had put the business card in her other pocket.</text:p>
      <text:p text:style-name="Text_20_body">In her hand was a five dollar bill and a sticky note that read, <text:span text:style-name="T44">Enjoy your dinner! -Artemis. P.S: This will be deducted from your pay. Over.</text:span> Sunset turned the note over. <text:span text:style-name="T44">Smile!</text:span></text:p>
      <text:p text:style-name="Text_20_body">Sunset frowned out of sheer defiance.</text:p>
      <text:p text:style-name="P546">******</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h text:style-name="Heading_20_1" text:outline-level="1"><text:bookmark-start text:name="__RefHeading___Toc240_788317178"/><text:span text:style-name="T1182">Крок</text:span> 20: Detention Party<text:bookmark-end text:name="__RefHeading___Toc240_788317178"/></text:h>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544">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She turned back to Flash. “What do you want? Don’t you have your own friends to hang out with?”</text:p>
      <text:p text:style-name="Text_20_body">“I’m allowed to have more than one group of friends, Sunset,” Flash said calmly, locking eyes with her. </text:p>
      <text:p text:style-name="Text_20_body"><text:soft-page-break/>“So, anyone catch the game last night?” Applejack cut in, breaking the tension before it could scale too high.</text:p>
      <text:p text:style-name="Text_20_body">Sunset groaned as the conversation turned to sports and started to count the strands of hair in her bangs, tuning them out. She couldn’t believe Flash had the nerve to try and sit at <text:span text:style-name="T44">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44">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44">you</text:span> to say something unruly.”</text:p>
      <text:p text:style-name="Text_20_body">“Trust me, I was <text:span text:style-name="T44">dying</text:span> to say something. But, I held my tongue like a good girl so, you’re welcome.”</text:p>
      <text:p text:style-name="Text_20_body"><text:soft-page-break/>“Yes, thank you for practicing what is considered common courtesy by everyone else,” Twilight said with a roll of her eyes.</text:p>
      <text:p text:style-name="Text_20_body">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44">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text:soft-page-break/>“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Aw, come on, Sunset,” Twilight pouted. “You said it yourself: we work well together. Just imagine the project we could build.”</text:p>
      <text:p text:style-name="Text_20_body">“Pass.”</text:p>
      <text:p text:style-name="Text_20_body">“But imagine the prize! The museum! Imagine…” Twilight put on a devilish smirk and leaned in closer. “Imagine <text:span text:style-name="T44">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44">friendly</text:span> competition after all.”</text:p>
      <text:p text:style-name="Text_20_body">Sunset pursed her lips, mulling it over. She couldn’t deny her thirst for victory. And it wasn’t like the ribbon was magical, so there wasn’t a chance of her having an <text:span text:style-name="T44">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text:soft-page-break/>“Eight hours.”</text:p>
      <text:p text:style-name="Text_20_body">“What? You can’t go lower!”</text:p>
      <text:p text:style-name="Text_20_body">“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Sunset ran her fingers over her temples. “I don’t know. Maybe. I think you should calm down before you wet yourself.”</text:p>
      <text:p text:style-name="Text_20_body">“Hey!”</text:p>
      <text:p text:style-name="Text_20_body">“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44">Geez, Twilight, you’re such a dork. It’s almost cute.</text:span></text:p>
      <text:p text:style-name="P546">******</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44">Thunk</text:span>.</text:p>
      <text:p text:style-name="Text_20_body"><text:soft-page-break/>Sunset turned towards the half-open window, saw nothing and wondered if she had just imagined the noise. Just as she started clapping the erasers together again, she heard it.</text:p>
      <text:p text:style-name="P544">Thunk.</text:p>
      <text:p text:style-name="Text_20_body">She dropped the erasers and walked over to the window, throwing it open and sticking her head out.</text:p>
      <text:p text:style-name="P544">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Pinkie, what are you doing? Why are you climbing up the wall?” Now, Sunset couldn’t tell if her headache was coming from the welt on her head or Pinkie’s actions. Past experience told her it was probably the latter.</text:p>
      <text:p text:style-name="Text_20_body">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text:soft-page-break/>Pinkie turned away and pouted. “Yeah, but it fit with the party theme.”</text:p>
      <text:p text:style-name="Text_20_body">Rarity strolled over and immediately began trying to dust Sunset off with a napkin. “Darling, you’re covered in dust!”</text:p>
      <text:p text:style-name="Text_20_body">“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44">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he 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544"><text:soft-page-break/>Screeeeeeeeeeeech!</text:p>
      <text:p text:style-name="Text_20_body">“Yes… like that. Thank you, Pinkie Pie.” Rarity glared and rubbed her ears.</text:p>
      <text:p text:style-name="Text_20_body">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Applejack complied and traded seats. Sunset looked at the board for a moment before arranging her ships. She looked over the top board and saw Rainbow doing the same thing, grinning like she had already won.</text:p>
      <text:p text:style-name="Text_20_body">“Heh, heh. You’re so going down, Shimmer.”</text:p>
      <text:p text:style-name="Text_20_body">“We’ll see, Dash.”</text:p>
      <text:p text:style-name="Text_20_body">“Heck, I’ll even let you go first; you’ll need all the help you can get against me.”</text:p>
      <text:p text:style-name="Text_20_body"><text:soft-page-break/><text:span text:style-name="T44">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wilight’s face morphed into an unamused frown. “Okay, enough with the gloating.”</text:p>
      <text:p text:style-name="Text_20_body"><text:soft-page-break/>Sunset gave her an irritated glance. “What, are you my parole officer now?”</text:p>
      <text:p text:style-name="Text_20_body">Rainbow pounded a fist against the desk. “I want a rematch!”</text:p>
      <text:p text:style-name="Text_20_body">“Nah, don’t feel like it,” Sunset said, her smug look returning.</text:p>
      <text:p text:style-name="Text_20_body">“Oh come on!”</text:p>
      <text:p text:style-name="Text_20_body">“Just accept your loss, Dash.”</text:p>
      <text:p text:style-name="Text_20_body">“You’re one to talk,” Twilight mumbled. </text:p>
      <text:p text:style-name="Text_20_body">“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text:soft-page-break/>Walking back towards the hall, Ms. Celestia said, “Well, in all fairness, I think you’ve been punished enough.” She glanced over the Spectacular Seven and smiled. “The last thing I can do is ask that you girls keep Miss Shimmer out of trouble. I don’t want to see her in detention again.”</text:p>
      <text:p text:style-name="Text_20_body">“Can’t give any promises, ma’am, but we’ll certainly try.” Applejack gave a mock salute.</text:p>
      <text:p text:style-name="Text_20_body">“Good. Well, I’ll let you girls carry on. Just remember to clean everything when you’re finished. Including the erasers.” She looked directly at Sunset. “And 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546">******</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544">If only by a margin.</text:p>
      <text:p text:style-name="Text_20_body">“Did you like the party?” Twilight asked.</text:p>
      <text:p text:style-name="Text_20_body"><text:soft-page-break/>“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Anyway, let’s talk about the science fair.”</text:p>
      <text:p text:style-name="Text_20_body">Sunset tried to get comfortable in her chair. It was probably going to be a long night. “All right, Sparky, hit me.”</text:p>
      <text:p text:style-name="Text_20_body">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44">plausible.</text:span>”</text:p>
      <text:p text:style-name="Text_20_body"><text:soft-page-break/>“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However, by option fifty-two, Sunset realized they weren’t getting anywhere and decided to look up any fair worthy ideas on the internet. If she was going to do this, she was going to do it right. Their project couldn’t be second-rate.</text:p>
      <text:p text:style-name="Text_20_body">“Option fifty-three,” Twilight continued, “we create an artificial wind tunnel using… oh wait, this one is impractical.”</text:p>
      <text:p text:style-name="Text_20_body">“At least you can tell which is which now,” Sunset said as she scrolled through online sources. <text:span text:style-name="T44">Come on, there has to be something here worthy of first prize.</text:span></text:p>
      <text:p text:style-name="Text_20_body">“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44">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text:soft-page-break/>“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44">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Who’s a genius?” Sunset sang.</text:p>
      <text:p text:style-name="Text_20_body">“Don’t push it,” Twilight sang back. Then she said, “Wow, it’s almost eleven o’clock.”</text:p>
      <text:p text:style-name="Text_20_body">“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text:soft-page-break/>“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h text:style-name="Heading_20_1" text:outline-level="1"><text:bookmark-start text:name="__RefHeading___Toc242_788317178"/><text:span text:style-name="T1183">Крок</text:span> 21: The Lulamoon Magical Item Emporium<text:bookmark-end text:name="__RefHeading___Toc242_788317178"/></text:h>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44">Hilarious.</text:span></text:p>
      <text:p text:style-name="Text_20_body"><text:span text:style-name="T44">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44">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ext:soft-page-break/>that looked like it was glowing on its own, a book with odd designs that Sunset swore subtly changed every time she looked at it. An odd looking horn that seemed to be crafted from crystal, a golden ring, a locket with a snake on it, a white conductors baton, an ornamental box with six keyholes.</text:p>
      <text:p text:style-name="Text_20_body">Sunset stopped at the back counter and tapped her fingers impatiently. <text:span text:style-name="T44">Where is everyone? Pretty stupid of them to leave the door open and not have anyone looking after the register.</text:span> She glanced at it, thinking how easy it would be to take whatever was inside and walk away unnoticed. </text:p>
      <text:p text:style-name="Text_20_body"><text:span text:style-name="T44">No. Stealing is bad. That’s the old me. New Sunset doesn’t stoop to petty theft.</text:span> She walked around the counter to examine it better. <text:span text:style-name="T44">Still… it would be so easy…</text:span> She shook her head. <text:span text:style-name="T44">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44">Dramatic flair must run in the family.</text:span></text:p>
      <text:p text:style-name="Text_20_body">“Good,” Trixie said, missing the note of sarcasm in Sunset’s voice. “Now, get out!”</text:p>
      <text:p text:style-name="Text_20_body">“I told you, I’m working here now.”</text:p>
      <text:p text:style-name="Text_20_body"><text:soft-page-break/>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Sunset threw her arms up. “I haven’t even done anything yet!”</text:p>
      <text:p text:style-name="Text_20_body">“Ha! So you admit you’re up to something no good! Trixie knew it!”</text:p>
      <text:p text:style-name="Text_20_body">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44">she</text:span> did <text:span text:style-name="T44">something</text:span> evil! There was a hole in the ground after… whatever happened!”</text:p>
      <text:p text:style-name="Text_20_body">Sunset pressed a palm against her face. “Okay, I admit that I was a horrible person in the past. Blah, blah, blah, I’m sorry, <text:span text:style-name="T44">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xt:soft-page-break/>“Technically it’s my store.”</text:p>
      <text:p text:style-name="Text_20_body">“<text:span text:style-name="T44">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Artemis chuckled and dropped the coin into the register and slammed it shut. “Now then!” He leaped over the counter and spread his arms out as he landed, just as Trixie had moment’s ago. “What do you think of <text:span text:style-name="T44">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text:soft-page-break/>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aste.” Artemis led her to the far end of the rows, pointing to the items Sunset had already glossed over. “I spent a few of my bachelor years wandering the world, searching for the answer all true magicians seek: what <text:span text:style-name="T44">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can’t find the keys for it.” He set it down and pointed to the mirror. “Supposedly, you can scry on anyone with that. All you have to do is say their name.” He rolled his head back and sighed. “I got it to work once, but can’t seem to do it again.”</text:p>
      <text:p text:style-name="Text_20_body">Sunset placed it back on the shelf. <text:span text:style-name="T44">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text:soft-page-break/>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44">Lulamoon</text:span> across the top. </text:p>
      <text:p text:style-name="Text_20_body"><text:span text:style-name="T44">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I was afraid of that.” Sunset suppressed a moan and looked back to the stage, where Trixie was sweeping away the collected dust. “Wait, does anyone else work here?”</text:p>
      <text:p text:style-name="Text_20_body">“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text:soft-page-break/>“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rixie put her hands on her hips and turned her nose up. “He is the greatest man on the face of the planet! Trixie is going to grow up to be just like him!”</text:p>
      <text:p text:style-name="Text_20_body"><text:span text:style-name="T44">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rixie scrunched her face, her cheeks turning an angry red and puffing out enough to remind Sunset of an angry chipmunk. She gave her hair a violent swish as she marched for the stairs. The wood creaked in agony as they endured her furious footsteps. </text:p>
      <text:p text:style-name="Text_20_body">Sunset picked up the broom and leaned on the handle. “Well, this is lovely. My eccentric boss and my angry co-worker.” Sunset couldn’t say she was honestly surprised at Trixie’s behavior. With all the people she wronged in the <text:soft-page-break/>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44">It’s going to be a long day.</text:span></text:p>
      <text:h text:style-name="Heading_20_1" text:outline-level="1"><text:bookmark-start text:name="__RefHeading___Toc246_788317178"/><text:span text:style-name="T1184">Крок</text:span> 22: Berries and Facial Cream<text:bookmark-end text:name="__RefHeading___Toc246_788317178"/></text:h>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44">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And she <text:span text:style-name="T44">knew</text:span> Rainbow knew she hated it. Yet, Rainbow was <text:soft-page-break/>under the impression soccer would help ‘build character’ or something stupid like that.</text:p>
      <text:p text:style-name="Text_20_body">“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But wait, there’s more!” She started counting on her other hand. “Saturday: work, followed by a meeting at the library with Twilight.” She rolled onto her stomach and gave an audible sigh. “Why must I suffer before I get to do the things I <text:span text:style-name="T44">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546">******</text:p>
      <text:p text:style-name="Text_20_body"><text:soft-page-break/>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So, Sunset,” Rarity spoke up as the song finally came to an end, “have you ever been to a spa?”</text:p>
      <text:p text:style-name="Text_20_body">“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546">******</text:p>
      <text:p text:style-name="Text_20_body">The building smelled of incense and fancy soaps; a swirling, soothing aroma that was enough to make Sunset’s eyes droop. The slow, tranquil music that <text:soft-page-break/>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text:soft-page-break/>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bottles of lotions and oils. “So first, we have your usual massage, Miss Rarity,” she said with a slight German accent. </text:p>
      <text:p text:style-name="Text_20_body">Rarity clapped her hands together. “Wonderful! Come along, Sunset, you’ll enjoy this.”</text:p>
      <text:p text:style-name="P544">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44">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text:soft-page-break/>“Mnnnph!” Was Sunset’s only answer. <text:span text:style-name="T44">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546">******</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Well, it sounds like a fun bonding experience,” Rarity said with a giggle. “I’m amazed you two could become such good friends in spite of what happened between you and the other Twilight.”</text:p>
      <text:p text:style-name="Text_20_body">“I try to keep my hatred for the princess separate from my friendship with Twilight. I mean, it’s not like <text:span text:style-name="T44">she</text:span> tried to ruin my life.” Sunset stared at the back of the cucumbers. It was truly amazing how far they had come in the span of a month. Sunset couldn’t believe only a short while ago she had told Twilight she hated her and wanted her to stay away. Now, Twilight was the one <text:soft-page-break/>Sunset probably liked the most. Perhaps it was because their friendship wasn’t forced by anyone else’s meddling; it had just happened. </text:p>
      <text:p text:style-name="Text_20_body">“Now, Sunset, I wouldn’t say the princess <text:span text:style-name="T44">ruined</text:span> your life.”</text:p>
      <text:p text:style-name="Text_20_body">“She shot me with a rainbow beam, left me in a crater and… other things,” Sunset said, putting as much sour in her tone as she could. <text:span text:style-name="T44">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44">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544">You know, if this is what friends do most of the time, this isn’t so bad.</text:p>
      <text:p text:style-name="P546">******</text:p>
      <text:p text:style-name="Text_20_body">Sunset walked out the door feeling absolutely relaxed. Her body felt loose and free, and her skin was practically glowing. She took in a deep breath of air and relaxed her shoulders. <text:span text:style-name="T44">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Sunset cleared her throat. “How about we just make another spa appointment?” </text:p>
      <text:p text:style-name="Text_20_body"><text:soft-page-break/>“Deal!”</text:p>
      <text:p text:style-name="P546">******</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text:soft-page-break/>Applejack pinched the bridge of her nose and sighed. “Sorry, sugarcube, Ah didn’t mean to snap at ya. There just used to be a rumor at school that said my family was <text:span text:style-name="T44">obsessed </text:span>with apples. It got to the point where people thought Ah worshiped an apple harvest god or somethin’.”</text:p>
      <text:p text:style-name="Text_20_body">“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text:soft-page-break/>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We wanted to come with you into the forest!” Apple Bloom said, her two friends nodding vigorously. </text:p>
      <text:p text:style-name="Text_20_body">“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44">And</text:span> we’re not freshmen!” Scootaloo said.</text:p>
      <text:p text:style-name="Text_20_body">“Umm, actually, Scoots…” Apple Bloom said.</text:p>
      <text:p text:style-name="Text_20_body">“… Dang it.”</text:p>
      <text:p text:style-name="Text_20_body"><text:soft-page-break/>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44">Yaay!”</text:span> The CMC shared a group high-five, while Sunset rubbed her ears, trying to get the buzzing to stop.</text:p>
      <text:p text:style-name="Text_20_body">“You’re fine with this, right?” Applejack asked.</text:p>
      <text:p text:style-name="Text_20_body">“I don’t care either way,” Sunset said.</text:p>
      <text:p text:style-name="Text_20_body">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ext:soft-page-break/>“There’s no such thing as unicorns!” Applejack shouted.</text:p>
      <text:p text:style-name="Text_20_body">“The girl from another dimension filled with sentient unicorns <text:span text:style-name="T44">and </text:span>pegasi would like to have a word with you,” Sunset said casually into Applejack’s ear.</text:p>
      <text:p text:style-name="Text_20_body">“Shut up.”</text:p>
      <text:p text:style-name="P546">******</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remember which marker pointed to where. Sunset prayed that Applejack knew where she was going. She’d hate to be out here longer than she had to.</text:p>
      <text:p text:style-name="Text_20_body">Not that she was scared or anything.</text:p>
      <text:p text:style-name="Text_20_body">Sunset pulled her hands into the sleeves of her sweater so it looked like she had a flashlight for a hand. Another rush of cold air blew through the trees and sent a frenzy of leaves cascading down onto her head. She swatted them away with her 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ext:soft-page-break/>The leaf snapped back and slapped Sunset in the face. She shoved it out of the way, hoping it would do the same for the CMC behind her. Unfortunately, it just grazed the tops of their heads. </text:p>
      <text:p text:style-name="P544">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44">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Because, you're mah friend and Ah’d like to get to know you more. Everythin’ we’ve done so far, it’s been as a group. We haven’t had a chance to just spend time and relate to each other.”</text:p>
      <text:p text:style-name="Text_20_body">Sunset was silent for a minute, her eyes turned away from Applejack. “So… I’m not just a charity case then?” she asked, unable to keep some of the hurt out of her voice. <text:span text:style-name="T44">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text:soft-page-break/>“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44">Apple Bloom!”</text:span> An armada of birds took off into the twilight sky, scattering more leaves on top of the two girls.</text:p>
      <text:p text:style-name="Text_20_body">“When Ah get mah hands on her, Ah’m gonna wring her little neck,” Applejack seethed.</text:p>
      <text:p text:style-name="Text_20_body">“You know, provided she hasn’t gotten eaten or something.” Sunset saw the murderous stare Applejack gave her and said, “Right, not helping.”</text:p>
      <text:p text:style-name="Text_20_body">“If you wanna help, start tracking them down!” Applejack shone her flashlight against the ground, inspecting it for footprints. “They can’t have gotten that far.”</text:p>
      <text:p text:style-name="Text_20_body"><text:soft-page-break/>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544">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44">Help!”</text:span> three voices cried, seeming to come from below the cliff.</text:p>
      <text:p text:style-name="Text_20_body">“<text:span text:style-name="T44">Apple Bloom!” </text:span>Applejack leaned over and looked down, Sunset copying her movements. Down some ways, hanging to the side of the cliff was Apple Bloom with Scootaloo hanging to her ankles and Sweetie wrapped around Scootaloo’s waist. “What happened?”</text:p>
      <text:p text:style-name="Text_20_body">“W-we-we we’re s-standing by the cliff a-and it c-c-c-collapsed,” Apple Bloom sobbed.</text:p>
      <text:p text:style-name="Text_20_body"><text:soft-page-break/>“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44">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text:soft-page-break/>“Umm, Applejack…”</text:p>
      <text:p text:style-name="Text_20_body">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44">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546">******</text:p>
      <text:p text:style-name="Text_20_body">Sunset and Applejack sat on the patio steps under a gorgeous star-filled sky; an empty pie tin sat in between them. The corners of Sunset’s mouth were still stained with blue juice and pie crumbs.</text:p>
      <text:p text:style-name="Text_20_body"><text:soft-page-break/><text:span text:style-name="T44">Passable,</text:span> she thought, patting her content stomach.</text:p>
      <text:p text:style-name="Text_20_body">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Sunset tilted her head towards Applejack. “You make a pretty good big sister.”</text:p>
      <text:p text:style-name="Text_20_body">Applejack smiled. “Ah reckon you would, too, sugarcube.”</text:p>
      <text:h text:style-name="Heading_20_1" text:outline-level="1"><text:bookmark-start text:name="__RefHeading___Toc250_788317178"/><text:span text:style-name="T1185">Крок</text:span> 23: In the Absence of Detention<text:bookmark-end text:name="__RefHeading___Toc250_788317178"/></text:h>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Okay, first of all, we never actually finished that fight. And second of all, I was so totally winning.”</text:p>
      <text:p text:style-name="Text_20_body"><text:soft-page-break/>“Really?” Sunset stood up and grinned with superiority. “And who was the one who kept getting knocked to the ground?”</text:p>
      <text:p text:style-name="Text_20_body">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44">She probably won’t let me leave</text:span> <text:span text:style-name="T44">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text:soft-page-break/>She heard footsteps approaching before Rainbow said with a playful laugh, “Wow, that was almost as bad as pony Twilight.”</text:p>
      <text:p text:style-name="Text_20_body">Sunset pointed up at her. “New rule,” she said, her face still buried. “Never compare me to <text:span text:style-name="T44">her</text:span>. Ever.”</text:p>
      <text:p text:style-name="Text_20_body">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44">aim</text:span>.”</text:p>
      <text:p text:style-name="Text_20_body">“I was aiming!” Sunset snapped. She aligned the ball with the goal and reconfigured her mental calculations, then took another step back. <text:span text:style-name="T44">Wait I see </text:span><text:soft-page-break/><text:span text:style-name="T44">what the problem is.</text:span> She adjusted her position a little and ran forward, kicking the ball with the flat side of her foot. </text:p>
      <text:p text:style-name="Text_20_body">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44">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text:soft-page-break/>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text:soft-page-break/>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546">******</text:p>
      <text:p text:style-name="Text_20_body">“Well… on the bright side… at least you blocked a goal,” Rainbow said with a nervous smile.</text:p>
      <text:p text:style-name="Text_20_body">“Dash,” Sunset said, pressing another swab of bloody tissue against her nose, “if there weren’t three of you right now, I’d murder you.”</text:p>
      <text:p text:style-name="P546">******</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text:soft-page-break/>“Don’t worry, boss! Sunset’s just here to help me bake some goodies. I’ll have my eye on her the whole time. Plus, she’s all nice and good now, right, Sunny?”</text:p>
      <text:p text:style-name="Text_20_body">“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44">sooo</text:span> amazing! Let’s do it!”</text:p>
      <text:p text:style-name="Text_20_body">Sunset put her foot down and gave Pinkie a dismal look. “Sure. And the day after that, we can work on your sarcasm detector.”</text:p>
      <text:p text:style-name="Text_20_body">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text:soft-page-break/>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o get away from you.” Sunset clapped a hand over her mouth.</text:p>
      <text:p text:style-name="Text_20_body">Pinkie frowned. “Why would you want to do that?”</text:p>
      <text:p text:style-name="Text_20_body">“Because I think you’re loud, obnoxious and extremely annoying,” Sunset blurted out. <text:span text:style-name="T44">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Sunset, meanwhile, berated herself and the stupid curse. <text:span text:style-name="T44">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44">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44">all</text:span> annoy me to some degree. Yeah, I think you’re an overactive nuisance, but I also think Rainbow’s an airheaded jock, Applejack’s a country hick, Rarity’s a diva, Fluttershy’s still a doormat and Twilight is a nagging bookworm. But—and if you repeat this to anyone, I swear I will flay you alive—I like all of you and I’m really, really glad you’re my friends.” Sunset shuddered a little. Good <text:soft-page-break/>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546">******</text:p>
      <text:p text:style-name="Text_20_body">The night progressed with Sunset watching Pinkie whip up the first batch of cupcakes and setting them in the oven before she had to do it herself with Pinkie’s close instructions. Pinkie was actually a pretty good teacher; always <text:soft-page-break/>encouraging, amusing to some degree and patient with Sunset, who had never been the best cook. All of her meals were either microwaveable or consisted of raw fruits and vegetables.</text:p>
      <text:p text:style-name="Text_20_body">Still, her slightly lumpy cupcake batter made it to the oven, while Pinkie’s perfect looking cupcakes cooled on the nearby counter. While they were waiting, they 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44">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text:soft-page-break/>“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Because I have no reason to go. I refuse to run for princess, mostly because no one in their right mind would vote for me. And, I have no one to go with. You know how those stupid dances are. Everybody’s got to bring somebody.”</text:p>
      <text:p text:style-name="Text_20_body">“Aww, Sunset.” Pinkie reached over and patted her shoulder. “Come on, I bet <text:span text:style-name="T44">someone</text:span> in this school might ask to go with you,” she said with a sly smile.</text:p>
      <text:p text:style-name="Text_20_body">Sunset scoffed. “No one in this school is dumb enough to ask <text:span text:style-name="T44">me</text:span> to the dance.” She briefly thought of Flash and grunted. “Okay, <text:span text:style-name="T44">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546">******</text:p>
      <text:p text:style-name="Text_20_body">Walking to the animal shelter with Fluttershy on Friday, Sunset discovered that, while Fluttershy was indeed shy by nature, it turned out she also just didn’t have much to say. That is if the topic didn’t include anything about flora or fauna. 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oft-page-break/><text:span text:style-name="T44">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text:soft-page-break/>“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44">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Sunset smiled confidently at her. “Trust me, we’ll be fine.”</text:p>
      <text:p text:style-name="P546">******</text:p>
      <text:p text:style-name="Text_20_body">It was chaos. And not the good kind.</text:p>
      <text:p text:style-name="Text_20_body">“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44">ow!</text:span> Don’t bite me!”</text:p>
      <text:p text:style-name="Text_20_body">“Raaawrk! Loser!”</text:p>
      <text:p text:style-name="Text_20_body"><text:soft-page-break/>“<text:span text:style-name="T44">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44">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satisfaction. “Yeah, that’s right. Now then…” She switched to her authoritarian voice and pointed with a commanding finger. “Tiberius, let go of Fifi.”</text:p>
      <text:p text:style-name="Text_20_body">The large bulldog let go of the small poodle’s tail. Fifi quickly scampered and cowered behind Sunset’s legs.</text:p>
      <text:p text:style-name="Text_20_body"><text:soft-page-break/>“Good. You, Greyhound, step away from the cats. That’s it, nice and easy. Sir Fluffy, get off of Lancelittle, <text:span text:style-name="T44">Now!</text:span> And you, you little Chihuahua, for the love of Celestia, <text:span text:style-name="T44">shut up!”</text:span></text:p>
      <text:p text:style-name="Text_20_body">The brown Chihuahua that had been barking nonstop for the last fifteen minutes finally stopped and stared at her with tennis ball-like eyes.</text:p>
      <text:p text:style-name="Text_20_body">Sunset took a rejuvenating breath. It felt so <text:span text:style-name="T44">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44">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text:soft-page-break/>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h text:style-name="Heading_20_1" text:outline-level="1"><text:bookmark-start text:name="__RefHeading___Toc252_788317178"/><text:span text:style-name="T1185">Крок</text:span> 24: Opposite Extremes<text:bookmark-end text:name="__RefHeading___Toc252_788317178"/></text:h>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44">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Sunset’s pupils shrank to pinpricks, a myriad of horrible outcomes flashing through her head. “Uhh, no.” She clasped a hand against her nose, wincing at the contact. “I’d really rather you didn’t.”</text:p>
      <text:p text:style-name="Text_20_body"><text:soft-page-break/>“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pan text:style-name="T44">Lulamoon!”</text:span></text:p>
      <text:p text:style-name="P544">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text:soft-page-break/>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rixie’s arm fell a little. “Then Trixie shall—”</text:p>
      <text:p text:style-name="Text_20_body">“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44">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ext:soft-page-break/>“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I’ve never beaten up any children! I have standards, you know.”</text:p>
      <text:p text:style-name="Text_20_body">Trixie clucked her tongue. “Trixie finds that hard to believe.”</text:p>
      <text:p text:style-name="Text_20_body">“Is Trixie ever going to tell me <text:span text:style-name="T44">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rixie looked down at her, cheeks puffed with incandescent rage. “You ruined Trixie’s first magic show,” she said in a seething whisper. “Trixie was a laughingstock for weeks.”</text:p>
      <text:p text:style-name="Text_20_body">Sunset looked up at the ceiling, straining her memory. She recalled sitting in the audience. It had been near the end of freshman year, and she had been under the impression that magic was dead in this world, seeing as she had none of her own. 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ext:soft-page-break/>“These glasses let one see past deception and lies. Even half-truths won’t work,” Trixie declared proudly.</text:p>
      <text:p text:style-name="Text_20_body">Sunset couldn’t help but smirk. <text:span text:style-name="T44">You didn’t need glasses to see if I’m lying.</text:span> </text:p>
      <text:p text:style-name="Text_20_body">“Now then, did you sabotage Trixie’s magic show in freshmen year?”</text:p>
      <text:p text:style-name="Text_20_body">“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Not good at… I <text:span text:style-name="T44">am</text:span> good… Trixie’s father is… so I must be… I…” Her face erupted in anger. “I’ll show you!” Trixie raised her hand, sparks flying out of her fingertips.</text:p>
      <text:p text:style-name="Text_20_body">Sunset took a step back, fear rising in her stomach. The possibility that Trixie could be labeled as dangerous had never crossed her mind. Yet there was a real anger in those eyes layered with conviction. And those two things mixed together rarely ended well for the person being gazed at.</text:p>
      <text:p text:style-name="Text_20_body">Trixie flung her hand forward. “<text:span text:style-name="T44">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text:soft-page-break/>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44">Why is it whenever I tell someone an unfortunate truth, they try to kill me? </text:span>“Hey, Trixie, you all right?” she asked in a hoarse voice.</text:p>
      <text:p text:style-name="Text_20_body">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44">burn the store down; the one thing Artemis told us not to do!”</text:span></text:p>
      <text:p text:style-name="Text_20_body">“Trixie wasn’t trying to burn the store down, she was trying to blow you up!”</text:p>
      <text:p text:style-name="Text_20_body">“Well, that makes it <text:span text:style-name="T44">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Sunset had to clutch her hands together to stop herself from strangling Trixie. </text:p>
      <text:p text:style-name="P546">******</text:p>
      <text:p text:style-name="Text_20_body">Sunset had spent the rest of her shift cleaning the entire store from top to bottom. Since it had been ‘her fault’, Trixie had deemed it ‘fair’ that Sunset did a majority of the cleaning alone. Miraculously, everything had been dusted off before Artemis had returned, and he had asked no questions, but merely stated that the two girls had done a good job. Though, he had been disappointed there had been no customers.</text:p>
      <text:p text:style-name="Text_20_body"><text:soft-page-break/>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44">It may just be a research study session, but with the day I’ve had, I’ll take anything, </text:span>she thought as she rushed around the side of the building and bounded up the steps to the front entrance. </text:p>
      <text:p text:style-name="Text_20_body">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hey entered the library, the smell of preserved paper and leather-bound knowledge tickling their noses. Rows upon rows of literature greeted them, stretching across the ground floor and continuing up on the second. </text:p>
      <text:p text:style-name="Text_20_body">The librarian looked up from her own book and eyed Twilight. “You’re not planning on staying until midnight again, are you?”</text:p>
      <text:p text:style-name="Text_20_body"><text:soft-page-break/>“No,” Twilight said in a huff. </text:p>
      <text:p text:style-name="Text_20_body">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She tried to cast some magic and it backfired. All she did was blow smoke everywhere. Which, incidentally, is why I was late.”</text:p>
      <text:p text:style-name="Text_20_body"><text:soft-page-break/>“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44">I </text:span>can barely feel anything. Of course, maybe most human bodies just aren’t used to sensing or channeling magic. Still, I find it hard to believe that someone like <text:span text:style-name="T44">him</text:span> can do it. But, he just realigned my nose, so I’m running out of excuses.”</text:p>
      <text:p text:style-name="Text_20_body">Sunset finished her rant and saw Twilight’s face scrunch up while her mind went to war with itself. The willingness to believe Sunset’s words versus her scientific rationality. </text:p>
      <text:p text:style-name="Text_20_body"><text:span text:style-name="T44">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text:soft-page-break/>place, to discerning why Trixie was vehement on blaming Sunset for her magic show failure, to pondering what she would make for dinner tonight. A salad sounded nice. She was growing tired of ravioli. </text:p>
      <text:p text:style-name="Text_20_body">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44">Guess we’re both having trouble focusing today.</text:span> Sunset tried to gear herself into paying attention, hoping that maybe if they took enough sufficient notes quickly, they could do something fun. She was writing a bullet point about electrical currents 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44">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44">that</text:span> hard. </text:p>
      <text:p text:style-name="Text_20_body">“It’s okay,” Twilight mumbled. “I-I didn’t know that was your foot.” </text:p>
      <text:p text:style-name="Text_20_body">“Mmhmm.” Sunset looked at her book again. <text:span text:style-name="T44">She says she didn’t know it was my foot, yet she taps it three times like she was expecting something. She wasn’t… playing footsie with me, was she? No, that’d be stupid.</text:span> She tilted her head up at Twilight, who was still rubbing her leg, looking flustered. <text:span text:style-name="T44">Only couples play footsie with each other.</text:span> She remembered when Flash had tried to do it with her. She had promptly slammed her boot on his toes.</text:p>
      <text:p text:style-name="Text_20_body"><text:span text:style-name="T44">Yeah, that’s right. That’s something only couples do. So, if Twilight was playing footsie with me, then that would mean…</text:span> </text:p>
      <text:p text:style-name="Text_20_body"><text:soft-page-break/>Sunset’s face paled and her eyes expanded until they could barely fit on her face. She flipped her book up to hide her face from Twilight. <text:span text:style-name="T44">Sunset Shimmer, that is officially the </text:span>dumbest <text:span text:style-name="T44">idea you have ever come up with! Twilight… me? Ha! That’s so dumb, it’s laughable! Go on, laugh! </text:span>Yet, it felt as if a tube of glue had been squeezed down her throat. <text:span text:style-name="T44">Come on, there’s no way Twilight would… me. Me, of all people? No one in their right mind would be in… with me! Tartarus would freeze over before that happened! </text:span></text:p>
      <text:p text:style-name="P544">But what about all the blushing and the nervous giggling? And Halloween Night?</text:p>
      <text:p text:style-name="P544">Listen you, she’s a socially awkward nerd! Of course she's going to blush and giggle! And Halloween was just… a friend helping another friend. That’s all we are: just friends! The very thought that Twilight would like me as anything more is so stupid, it almost hurts.</text:p>
      <text:p text:style-name="P544">But what about when she used me for a cover story against Flash, or…</text:p>
      <text:p text:style-name="Text_20_body"><text:span text:style-name="T44">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44">Ha! See?</text:span> <text:span text:style-name="T44">She just picked me because of my brilliant intellect. Nothing more!</text:span> She couldn’t understand why her heart was beating so fast.</text:p>
      <text:p text:style-name="P544">Maybe you should ask another question just to make sure.</text:p>
      <text:p text:style-name="P544">No! Seriously, you are thinking about this waaay too hard. Twilight doesn’t… you, and even if she did, I’d stomp her heart flat. I don’t like girls that way—I barely like guys!</text:p>
      <text:p text:style-name="Text_20_body"><text:soft-page-break/>Sunset took a few deep breaths, her haywire train of thought coming to a stop. It was stupid, impossible, <text:span text:style-name="T44">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Quick Wit shot a hand to his broken spectacles. “They’re only like this because <text:span text:style-name="T44">you</text:span> snapped them in half!”</text:p>
      <text:p text:style-name="Text_20_body">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Quick Wit looked at her with wide eyes, magnified even further with his glasses. “So it’s true? <text:span text:style-name="T44">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text:soft-page-break/>Sunset quirked an impressed eyebrow. “Preemptive gloating? That’s why you came over here? You’re going to gloat to <text:span text:style-name="T44">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44">I</text:span> wasn’t in it.”</text:p>
      <text:p text:style-name="Text_20_body">“Pffft,” —Sunset growled at Dexter, wiping more spit off— “you seriously think you can beat us?”</text:p>
      <text:p text:style-name="Text_20_body">“Yes. In fact, we plan on <text:span text:style-name="T44">crushing</text:span> you. Isn’t that right, Twi?”</text:p>
      <text:p text:style-name="Text_20_body">“Well, it’s <text:span text:style-name="T44">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design and implementation, it’s a scientific fact that guys are superior. Most of history’s greatest technology has been created by man.”</text:p>
      <text:p text:style-name="Text_20_body">Twilight gaped at him, a look of disgust crawling across her face. “That has to be the most chauvinistic, fallacious, supercilious misconstruction I have ever heard!” </text:p>
      <text:p text:style-name="Text_20_body">“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Sunset nodded. “Yeah, I am.”</text:p>
      <text:p text:style-name="Text_20_body"><text:soft-page-break/>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44">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text:soft-page-break/>“Yes.” Sunset gave them a feral grin. “Yeah, if by some miracle you two win, I’ll give you the biggest, wettest and <text:span text:style-name="T44">only</text:span> kiss you’re ever going to get. So will Twilight.”</text:p>
      <text:p text:style-name="Text_20_body">“<text:span text:style-name="T44">What?”</text:span> Twilight looked mutinous. </text:p>
      <text:p text:style-name="Text_20_body">“Deal!” both boys said in unison.</text:p>
      <text:p text:style-name="Text_20_body">Just then, the librarian stomped over, looking livid. “Will the four of you be <text:span text:style-name="T44">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544">Twilight… in love with me? Ridiculous.</text:p>
      <text:h text:style-name="Heading_20_1" text:outline-level="1"><text:bookmark-start text:name="__RefHeading___Toc256_788317178"/><text:span text:style-name="T1185">Крок</text:span> 25: Home<text:bookmark-end text:name="__RefHeading___Toc256_788317178"/></text:h>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44">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546">******</text:p>
      <text:p text:style-name="Text_20_body">“<text:span text:style-name="T44">You know, Sunset,” Rarity said when they were isolated in a back aisle, “the girls and I have been thinking—”</text:span></text:p>
      <text:p text:style-name="Text_20_body">“<text:span text:style-name="T44">That’s never good,” Sunset said, unable to stop herself.</text:span></text:p>
      <text:p text:style-name="Text_20_body">“<text:span text:style-name="T44">Anyway, we were thinking about your current living situation—”</text:span></text:p>
      <text:p text:style-name="P544">Sunset picked up a candle holder to give it a closer examination and said, “Rarity, unless you know where I can get about a thousand dollars to start paying for an apartment, there isn’t much to talk about.”</text:p>
      <text:p text:style-name="P544">Rarity plucked the candle holder from Sunset and gave it an offended look. “No. We were thinking we could—”</text:p>
      <text:p text:style-name="Text_20_body">“<text:span text:style-name="T44">I’m not coming to live with any of you.” Sunset’s temper began to flare. “I’m not going to be a freeloader.”</text:span></text:p>
      <text:p text:style-name="P544">Rarity balled her fists. “Would you please let me finish a sentence?” </text:p>
      <text:p text:style-name="P544">Sunset felt her tongue glue itself to the roof of her mouth.</text:p>
      <text:p text:style-name="Text_20_body"><text:soft-page-break/>“<text:span text:style-name="T44">We were thinking,” Rarity continued after a cool breath, “that we could buy a few things for your lodgings. You know, spruce the place up a little, make it homier.” She lowered her voice. “Just because it’s a factory doesn’t mean it has to be a factory.”</text:span></text:p>
      <text:p text:style-name="P544">Sunset unstuck her tongue and said, “Thanks, but no thanks. I’m quite happy the way it is now.” In hindsight, she should have expected what Rarity’s response would be. </text:p>
      <text:p text:style-name="P544">She crossed her arms and quirked an eyebrow, creating such a likeness that Sunset thought she was looking into a purple haired mirror. “Really?”</text:p>
      <text:p text:style-name="Text_20_body">“<text:span text:style-name="T44">No,” Sunset said grudgingly.</text:span></text:p>
      <text:p text:style-name="Text_20_body">“<text:span text:style-name="T44">Darling, why are you acting like it’s so bad we want to help you?”</text:span></text:p>
      <text:p text:style-name="Text_20_body">“<text:span text:style-name="T44">Because I hate being treated like I’m some sort of beggar! Or a charity case!” Sunset yelled.</text:span></text:p>
      <text:p text:style-name="P544">Applejack, who had been coming down the aisle, froze and pretended to be interested in some hand-stitched blankets.</text:p>
      <text:p text:style-name="P544">Rarity put a hand on Sunset’s shoulder. “Darling, you’re not a beggar. This has nothing to do with us looking down on you or anything of the sort. We’re your friends and we want you to be comfortable. Just consider them early Christmas presents.”</text:p>
      <text:p text:style-name="P544">"It’s still November.”</text:p>
      <text:p text:style-name="Text_20_body">“<text:span text:style-name="T44">Very early Christmas presents.”</text:span></text:p>
      <text:p text:style-name="P544">Sunset pressed a palm to her forehead. She honestly didn’t know why she bothered resisting at this point. “Small gifts, Rarity. Just small gifts.”</text:p>
      <text:p text:style-name="P546">******</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pan text:style-name="T44">You have all that empty space you can use for practice,” Rainbow had said with a smug grin.</text:span></text:p>
      <text:p text:style-name="Text_20_body"><text:soft-page-break/>Sunset kicked the ball away and started to set up one of the curtains over the kitchen window. She went about it with lingering aggression. They said they were doing it out of friendship, but Sunset still saw the simpering looks of sympathy on their faces. </text:p>
      <text:p text:style-name="P544">But I guess, if things were reversed, I’d try to help them out too. </text:p>
      <text:p text:style-name="Text_20_body">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546">******</text:p>
      <text:p text:style-name="Text_20_body"><text:span text:style-name="T44">The day at the mall had been going decently until, who should appear but Flash and his two band mates. Rarity had the </text:span>brilliant <text:span text:style-name="T44">idea that they should all hang out together. Sunset protested vehemently but, thanks to the horrible system of democracy, she had been terribly outvoted.</text:span></text:p>
      <text:p text:style-name="P544">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44">Sunset had asked Fluttershy to a friendly game of skee-ball. Or at least, that had been the intention until Flash joined up on Fluttershy’s other side. Sunset, in a rush of anger, rolled</text:span> <text:span text:style-name="T44">her ball with such excessive force that it managed to land it in the center hole. Flash, albeit with less aggression, managed to copy her.</text:span></text:p>
      <text:p text:style-name="P544">Sunset saw this as a challenge.</text:p>
      <text:p text:style-name="P544">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pan text:style-name="T44">Well, would you look at that,” Sunset said with false nonchalance after three rounds, “two-hundred tickets.”</text:span></text:p>
      <text:p text:style-name="P544"><text:soft-page-break/>Flash rolled up his own, not making eye-contact. “That’s nice.” After a pause, he said, “Two-hundred and forty-two.”</text:p>
      <text:p text:style-name="P544">As he walked away, Sunset found herself wishing she had thrown the fireball at him instead. The wish intensified when she saw him walk over to Twilight and offer her his winning tickets. </text:p>
      <text:p text:style-name="Text_20_body">“<text:span text:style-name="T44">Are you going to use those?” Pinkie asked, materializing next to Sunset. </text:span></text:p>
      <text:p text:style-name="P544">Completely unphased, Sunset handed her the tickets with a mutter of, “No.” Pinkie ran off to buy an overstuffed teddy bear.</text:p>
      <text:p text:style-name="Text_20_body"><text:span text:style-name="T44">Twilight found her way to Sunset’s side, and</text:span> <text:span text:style-name="T44">to Sunset’s amusement, without the tickets in hand. They spent the next ten minutes talking and laughing, though Flash managed to stay just close enough so he could also laugh at anything Twilight said.</text:span></text:p>
      <text:p text:style-name="P544">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544">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544">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544">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544">Sunset gave Rarity a calculating look of her own, but Rarity would give nothing away. Eventually, Sunset turned her head back to Twilight and Flash <text:soft-page-break/>and observed them herself. Twilight politely engaged him in conversation and listened attentively to his stories, yet her body was only half turned towards him, and Sunset could tell her eyes never met his for long stretches of time. </text:p>
      <text:p text:style-name="P544">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544">That Sunset had somehow stepped into a bizarre universe where maybe, possibly, with the smallest margin of chance, she’d-have-to-be-out-of-her-flipping-mind, with a one in one thousand probability, Twilight Sparkle might have a crush on her.</text:p>
      <text:p text:style-name="P544">The argument was revisited in her head as she ate her pizza. Unlike Flash, Twilight was making no obvious signs she liked Sunset more than a friend, barring the supposed footsie incident in the library. She talked to the rest of the Spectacular 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44">Sure, Twilight had a tendency to blush more than normal around Sunset, and maybe they had fallen asleep in each other’s arms Halloween Night, and yes, Twilight deeply valued Sunset’s intelligence, but that didn’t mean she </text:span>liked <text:span text:style-name="T44">Sunset. Yet, whenever Sunset dwelt on the idea, a swarm of butterflies would raid her stomach.</text:span></text:p>
      <text:p text:style-name="P546">******</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44">that</text:span> stupid. Twilight just appreciated their friendship the most, probably because she had deemed Sunset her closest friend since she had arrived at Canterlot High.</text:p>
      <text:p text:style-name="Text_20_body"><text:soft-page-break/>“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546">******</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Monday had observed such a phenomenon. Sunset had woken up to the heavy torrent of rain outside her window, and the soft <text:span text:style-name="T44">drip, drip</text:span> of water leaking from her ceiling. She had remedied it with a bucket. </text:p>
      <text:p text:style-name="Text_20_body">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text:soft-page-break/>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her open arms and began to lick at her face. Sunset was reminded of Spot, and began to rub his belly in her mind’s eye, watching his leg kick in content. It was a warm and calming thought.</text:p>
      <text:p text:style-name="Text_20_body">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text:soft-page-break/>“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pan text:style-name="T44">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44">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Cadence gave a casual wave of her hand. "Oh, I just decided to bake some cookies. It's a nice day for them, right? I hope Mrs. Velvet won’t mind I used the last of the flour." </text:p>
      <text:p text:style-name="Text_20_body">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ext:soft-page-break/>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544">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So… welcome to my room,” Twilight said, giving a small gesture and a nervous laugh.</text:p>
      <text:p text:style-name="Text_20_body">“Yeah. It’s nice.”</text:p>
      <text:p text:style-name="Text_20_body"><text:soft-page-break/>“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plates of half-eaten pizza and notebooks. By the end of the hour, <text:soft-page-break/>Twilight and Sunset sat on the floor, side-by-side with a half-built EMP jammer in front of them. </text:p>
      <text:p text:style-name="Text_20_body">“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44">course</text:span> not.” Sunset grinned to herself. As she held the ohm resistor over the leads that were ready to shock her at a moment’s notice, a wicked idea came to her head. She touched the resistor to the leads, making sure Twilight was watching, and began to shake violently. </text:p>
      <text:p text:style-name="Text_20_body">“<text:span text:style-name="T44">Zzztttztttzttz!”</text:span></text:p>
      <text:p text:style-name="Text_20_body">“<text:span text:style-name="T44">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44">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ext:soft-page-break/>“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and Spike, who had been silently eyeing the food the entire time, shot off the bed and snapped them off. </text:p>
      <text:p text:style-name="Text_20_body">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was an intoxicating affair. Whenever Twilight made a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44">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44">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ext:soft-page-break/>The silence began to grow on them until Twilight fidgeted in her chair. “Umm, Sunset… there’s something I’ve been meaning to ask you for a while.”</text:p>
      <text:p text:style-name="Text_20_body">Sunset’s entire body tensed. <text:span text:style-name="T44">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Sunset froze for a second then looked down at the sweatshirt she was wearing. Stitched into the center was a crimson and gold sun with eight rays fanning out. “Oh. That’s my cutie mark.” She could feel every muscle in her body untightening. </text:p>
      <text:p text:style-name="Text_20_body">Twilight stared vacantly at her. “What’s a cutie mark?”</text:p>
      <text:p text:style-name="Text_20_body">“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text:soft-page-break/>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h text:style-name="Heading_20_1" text:outline-level="1"><text:bookmark-start text:name="__RefHeading___Toc258_788317178"/><text:span text:style-name="T1185">Крок</text:span> 26: The Rise and Fall of Sunset Shimmer<text:bookmark-end text:name="__RefHeading___Toc258_788317178"/></text:h>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544">Sunset trotted into the living room with a book clutched gently between her teeth. She reached the small sitting table and stretched her neck up to spit the book onto the surface. “Daddy, it’s story time!”</text:p>
      <text:p text:style-name="P544">The large, orange stallion gave a loud yawn and rubbed his eyes. “Sunset, shouldn’t you be in bed?”</text:p>
      <text:p text:style-name="Text_20_body">“<text:span text:style-name="T44">I stayed up so we could read together. You promised we would.” There was a line of hurt in her voice.</text:span></text:p>
      <text:p text:style-name="P544">Her dad gave her an apologetic smile, though it was weighed down by weariness. “I’m sorry, sweetie. Daddy is really tired right now, he’s about to go to bed. You should be doing the same.”</text:p>
      <text:p text:style-name="Text_20_body"><text:soft-page-break/>“<text:span text:style-name="T44">But…” Sunset’s lip trembled. </text:span></text:p>
      <text:p text:style-name="Text_20_body">“<text:span text:style-name="T44">I promise, we’ll read together tomorrow.”</text:span></text:p>
      <text:p text:style-name="Text_20_body">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44">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44">How are you, Sunset Shimmer? Everything all right at home?”</text:span></text:p>
      <text:p text:style-name="Text_20_body">“<text:span text:style-name="T44">Did you get enough to eat, Sunset? You can ask the cafeteria for seconds.”</text:span></text:p>
      <text:p text:style-name="Text_20_body">“<text:span text:style-name="T44">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text:soft-page-break/>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seen such a display of magic from somepony my age. I couldn’t wait to tell my parents that night. They were happy when they found out, I know they were. But 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44">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text:soft-page-break/>I can’t help but beat myself up over it! I was a stupid little brat for most of my life! If I could go back in time, I’d give myself a good kick up the—</text:p>
      <text:p text:style-name="Text_20_body">“Sunset!”</text:p>
      <text:p text:style-name="Text_20_body">Sorry. I just never took the time to look back on what I’ve done. Now that I have… I really don’t like what I see. …You know, getting slapped in the face with all your past mistakes every five seconds start to <text:span text:style-name="T44">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No, might as well keep going now. Rip the band-aid off and see how much I bleed.</text:p>
      <text:p text:style-name="Text_20_body">“…”</text:p>
      <text:p text:style-name="Text_20_body">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544">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44">Starswirl’s theory of teleportation states that the transportation of any matter is equal to—”</text:span></text:p>
      <text:p text:style-name="P544">Knock, knock, knock.</text:p>
      <text:p text:style-name="P544">Sunset halted her murmuring and looked at the door across the room. It was three in the morning; who else could possibly be awake?</text:p>
      <text:p text:style-name="P544">She accepted the spoon of creamy mushrooms and said, “Come in.”</text:p>
      <text:p text:style-name="P544"><text:soft-page-break/>Her mother poked her head around the door. Stringy locks of maroon hair sprouted from her head. Light bags sat under her eyes, a sad compliment to her dull, beige coat. “Sunset. What are you doing still up?”</text:p>
      <text:p text:style-name="Text_20_body">“<text:span text:style-name="T44">Shtudyin,” Sunset said with a mouthful of lukewarm soup. She swallowed and asked, “Why are you up?”</text:span></text:p>
      <text:p text:style-name="Text_20_body">“<text:span text:style-name="T44">I just got up to use the bathroom and I saw that light from under your door.” She pointed to the floating orb, shining brighter than a chandelier. “Sweetie, I’m so glad you’re taking your studies seriously, but don’t you think you might be overdoing it?”</text:span></text:p>
      <text:p text:style-name="P544">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44">master</text:span> it. I wanted to make sure I was unsurpassed in knowledge <text:span text:style-name="T44">and</text:span> power! Lucky for me, it all just came naturally. I was a born prodigy, and soon, everypony in school knew it.</text:p>
      <text:p text:style-name="Text_20_body">“<text:span text:style-name="T44">Did you hear? Sunset Shimmer just made a blizzard in the auditorium!” </text:span></text:p>
      <text:p text:style-name="Text_20_body">“<text:span text:style-name="T44">I heard Sunset learned to make illusions of herself! Not even the seniors can do that!”</text:span></text:p>
      <text:p text:style-name="Text_20_body">“<text:span text:style-name="T44">She corrected one of the professor’s equations and solved it in two minutes!”</text:span></text:p>
      <text:p text:style-name="Text_20_body">“<text:span text:style-name="T44">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544">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544"><text:soft-page-break/>Celestia set her own cup down and gave Sunset a smile warmer than the sun outside. “So, how are you, Sunset?”</text:p>
      <text:p text:style-name="Text_20_body">“<text:span text:style-name="T44">I’m doing fine, Your Majesty,” Sunset said in a formal voice. The princess had told her before, she didn’t need to act so stiff behind closed doors. But you couldn’t just stop treating the Princess like a princess!</text:span></text:p>
      <text:p text:style-name="P544">Celestia didn’t seem to mind, however. She leaned over the table and gave Sunset a sly smile. “Just fine? I would think a young mare who scored a one-hundred on every test is doing a little more than ‘just fine.’”</text:p>
      <text:p text:style-name="Text_20_body">“<text:span text:style-name="T44">Oh, that.” Sunset tried to hide her blush by raising her tea cup again. “That’s nothing, really. I just like to learn.”</text:span></text:p>
      <text:p text:style-name="Text_20_body">“<text:span text:style-name="T44">So I’ve noticed.” Celestia chuckled. She nibbled on a cookie then said, “I bet your parents must be thrilled about your achievements.”</text:span></text:p>
      <text:p text:style-name="Text_20_body">“<text:span text:style-name="T44">Y-yeah. They’re really… proud. They’re proud.” Sunset’s voice faded into her cup, her eyes focused on the brown liquid sloshing around inside.</text:span></text:p>
      <text:p text:style-name="Text_20_body">“<text:span text:style-name="T44">Is everything all right, Sunset?”</text:span></text:p>
      <text:p text:style-name="P544">Sunset jerked her head up and gave Celestia the widest smile she could muster. “Of course! They’re proud! They’re always proud! I’m the best student in the school, and they’re proud! Why wouldn’t I be happy?”</text:p>
      <text:p text:style-name="P544">Celestia met Sunset’s gaze, her ancient eyes foreign and unreadable. She got up from her pillow and walked around to Sunset. “I know they work hard, Sunset.” Celestia draped a wing over her. “And I know you want more than their words. But you must know that they’re giving you their hearts as well.”</text:p>
      <text:p text:style-name="Text_20_body">“<text:span text:style-name="T44">I know,” Sunset said, her throat tight. “I’m being selfish.”</text:span></text:p>
      <text:p text:style-name="Text_20_body">“<text:span text:style-name="T44">A sign of a good leader is knowing when you’re at fault.” Celestia looked down at her. “But your heart is in the right place, Sunset.”</text:span></text:p>
      <text:p text:style-name="P544">Sunset sat in Celestia’s embrace and soaked in the calming aura she exuded.</text:p>
      <text:p text:style-name="Text_20_body">“<text:span text:style-name="T44">So, Sunset,” Celestia said after a few minutes. “Have you given any more thought into what you want to be when you’re older?”</text:span></text:p>
      <text:p text:style-name="Text_20_body">“<text:span text:style-name="T44">I have but… I still don’t know. Maybe a historian? Or a professor…. Something with magic, I know.”</text:span></text:p>
      <text:p text:style-name="P544"><text:soft-page-break/>Celestia laughed again. “Well, I would hope as much. I think a pony like you would make great contributions to the fields of magic.”</text:p>
      <text:p text:style-name="P544">Sunset raised her cup again. “Thanks,” she mumbled. </text:p>
      <text:p text:style-name="P544">Celestia nodded. “Yes. Actually, with the level of magic you have already shown, I’m beginning to think perhaps you need a more focused curriculum in order to really find where you want to go.”</text:p>
      <text:p text:style-name="P544">Sunset twisted around and looked up into Celestia’s radiant face. “Princess… what are you saying?”</text:p>
      <text:p text:style-name="P544">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I sent most of it to my mom and dad so they could finally cut back on working so hard. They didn’t have to live in that tiny, leaky house anymore; they could finally relax. At the same time… I…</text:p>
      <text:p text:style-name="Text_20_body">“What?”</text:p>
      <text:p text:style-name="Text_20_body">I had kinda moved on, as bad as it sounds. I stopped trying to impress them. I… didn’t care if they were proud of me or could spend time with me now. I had Princess Celestia as my mentor. Her praise was all I needed. No matter <text:soft-page-break/>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44">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44">Hey, Sunset!”</text:span></text:p>
      <text:p text:style-name="P544">Sunset, sitting beneath a tree in the park, looked up from her book. A pink unicorn with a very cheesy smile was looking down at her. </text:p>
      <text:p text:style-name="Text_20_body">“<text:span text:style-name="T44">Um, hi?” Sunset drew a blank on her name, meaning she couldn’t be that important.</text:span></text:p>
      <text:p text:style-name="Text_20_body">“<text:span text:style-name="T44">Why are you sitting out here all by yourself?”</text:span></text:p>
      <text:p text:style-name="Text_20_body">“<text:span text:style-name="T44">Because I enjoy the peace and quiet,” Sunset said slow and deliberate, hoping the unicorn would take the hint.</text:span></text:p>
      <text:p text:style-name="Text_20_body">“<text:span text:style-name="T44">Oh, yeah, of course! Like, I know how hard it is to study when it’s all noisy and stuff,” she said, unaware of the twitch in Sunset’s eye.</text:span></text:p>
      <text:p text:style-name="Text_20_body">“<text:span text:style-name="T44">Yeah, so maybe you—”</text:span></text:p>
      <text:p text:style-name="Text_20_body">“<text:span text:style-name="T44">Anyway, I noticed you spend a lot of time by yourself and thought, ‘hey, that girl needs a friend.’ So I was thinking you and I could go shopping for some new dresses and go to the school dance as buddies! It’ll be so much fun! Oh, and don’t worry; we’ll find </text:span>plenty <text:span text:style-name="T44">of time to study as well. We can be study buddies and—”</text:span></text:p>
      <text:p text:style-name="Text_20_body">“<text:span text:style-name="T44">Wooooow.” Sunset looked at her with half-lidded eyes. “At least the others </text:span>tried <text:span text:style-name="T44">to be discreet. Yours is the most thinly veiled attempt at being my friend </text:span><text:soft-page-break/><text:span text:style-name="T44">yet.” She placed her book inside her saddlebag and stood up. “Well, thanks for the entertainment, but I’ll be leaving now. I’m sure the Princess is expecting me. Oh, and good luck on finals. I’ve seen your grades and you’re going to need all the help you can get.”</text:span></text:p>
      <text:p text:style-name="P544">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as me. I had started out with almost nothing while they came from privileged rich families. Yet I was their superior.</text:p>
      <text:p text:style-name="Text_20_body">Until <text:span text:style-name="T44">she</text:span> showed up.</text:p>
      <text:p text:style-name="Text_20_body">“Who?”</text:p>
      <text:p text:style-name="Text_20_body">Princess Mi Amore Cadenza.</text:p>
      <text:p text:style-name="Text_20_body">“<text:span text:style-name="T44">What! </text:span>Cadence was a <text:span text:style-name="T44">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text:soft-page-break/>she was already an alicorn. At that moment, I knew we were never going to get along.</text:p>
      <text:p text:style-name="P544">Sunset’s jaw hung open and almost touched the floor. Standing in front of her was a disgustingly pink… alicorn, with a shy but happy smile on her face. Her eyes shone with dangerous amounts of kindness and joy. In fact, her entire aura reeked of love. </text:p>
      <text:p text:style-name="P544">Sunset closed her mouth, fearing she would throw up from standing in this mare’s presence too long.</text:p>
      <text:p text:style-name="Text_20_body">“<text:span text:style-name="T44">Sunset, I would like you to meet Mi Amore Cadenza,” Celestia said, standing in between them.</text:span></text:p>
      <text:p text:style-name="Text_20_body">“<text:span text:style-name="T44">Oh, just Cadence is fine,” Cadence said in a sweet voice.</text:span></text:p>
      <text:p text:style-name="P544">Sunset swallowed the rising bile and glared at Celestia. “I didn’t know you were taking in another student. Much less an alicorn,” she said through gritted teeth. </text:p>
      <text:p text:style-name="Text_20_body">“<text:span text:style-name="T44">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544">Cadence rubbed her horn. “Heh, it was nothing, really. I was just trying to keep my family safe. I really didn’t think spreading love and happiness would make me a princess.”</text:p>
      <text:p text:style-name="P544">Sunset’s eye almost popped out of her head. “She gets to be a princess too?”</text:p>
      <text:p text:style-name="P544">Celestia nodded. “Yes. She is heir to an ancient kingdom that shall reveal itself in due time. But she has a long road ahead of her before she is ready to rule it.”</text:p>
      <text:p text:style-name="P544">Cadence smiled sheepishly, rubbing her horn again.</text:p>
      <text:p text:style-name="Text_20_body">“<text:span text:style-name="T44">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oft-page-break/>“<text:span text:style-name="T44">Sooo,” Cadence said, shuffling her hooves. “How long have you been Princess Celestia’s student?”</text:span></text:p>
      <text:p text:style-name="Text_20_body">“<text:span text:style-name="T44">Longer than you have,” Sunset said stiffly. </text:span></text:p>
      <text:p text:style-name="P544">Cadence blinked, then started giggling. “Oh, Sunset. You’re not jealous, are you?”</text:p>
      <text:p text:style-name="Text_20_body">“<text:span text:style-name="T44">Of course not! Why would I be jealous?”</text:span></text:p>
      <text:p text:style-name="Text_20_body">“<text:span text:style-name="T44">Good. Because I’m not here to steal anything from you.” She stuck out her hoof. “Come on, let’s not be silly or petty and just be friends.”</text:span></text:p>
      <text:p text:style-name="P544">Sunset looked at Cadence’s hoof and put on a fake smile. “Sure. Friends.”</text:p>
      <text:p text:style-name="Text_20_body">The day I made friends with her was the day Tartarus would freeze over. She said she wasn’t here to steal anything, but she stole <text:span text:style-name="T44">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itle! That was <text:span text:style-name="T44">my</text:span> destiny! And, to add insult to injury, she had to steal away my popularity at school. No one cares that you can make a mile-long beanstalk from a shrub if there’s a <text:span text:style-name="T44">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44">Psst, Cadence, why are we going over to her again?”</text:span></text:p>
      <text:p text:style-name="Text_20_body">“<text:span text:style-name="T44">Yeah, she only spends time with those books of hers.”</text:span></text:p>
      <text:p text:style-name="P544">Sunset’s ears twitched in agitation as the trio of ponies approached the table she was sitting at. She wondered if they knew they weren’t actually whispering.</text:p>
      <text:p text:style-name="Text_20_body">“<text:span text:style-name="T44">Good afternoon, Sunset,” Cadence said politely. </text:span></text:p>
      <text:p text:style-name="Text_20_body">“<text:span text:style-name="T44">Afternoon, Cadenza,” Sunset said without looking up from her notes.</text:span></text:p>
      <text:p text:style-name="Text_20_body">“<text:span text:style-name="T44">The girls and I were going out for ice cream. Would you like to come with us?”</text:span></text:p>
      <text:p text:style-name="Text_20_body">“<text:span text:style-name="T44">No. I have studying to do.”</text:span></text:p>
      <text:p text:style-name="P544">Cadence frowned. “Sunset, you’ve been studying all week.”</text:p>
      <text:p text:style-name="P544"><text:soft-page-break/>Sunset finally lifted her head. “Yes, but unlike you underachievers, I’m preparing myself for midterms next month.”</text:p>
      <text:p text:style-name="Text_20_body">“<text:span text:style-name="T44">Didn’t Auntie Celestia tell you to try and make some more friends. And act with a little humility?”</text:span></text:p>
      <text:p text:style-name="P544">Sunset’s blood boiled. “What, are you spying on me and ‘Auntie’ Celestia’s conversations too? What I do with my life is none of your business!”</text:p>
      <text:p text:style-name="P544">Cadence sighed. “Fine, fine. Come on, girls.” </text:p>
      <text:p text:style-name="P544">Sunset watched the three of them walk away, and gagged when a group of handsome stallions, some with flowers, got up and chased after them.</text:p>
      <text:p text:style-name="Text_20_body">“<text:span text:style-name="T44">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What?”</text:p>
      <text:p text:style-name="Text_20_body">I don’t know. It was gone so fast, I didn’t have time to process it. But it got me curious. <text:span text:style-name="T44">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44">Sunset threw the book at Celestia, only to have it bounce off an invisible shield. “You liar! You said </text:span>Harmony <text:span text:style-name="T44">deemed Cadence worthy of ascension! But you could have made me an alicorn the entire time!”</text:span></text:p>
      <text:p text:style-name="P544">Celestia strode forward, her normally radiant face clouded with anger and disappointment. “I could have. But your recent attitude and actions have proven to me that you are not ready for ascension.”</text:p>
      <text:p text:style-name="Text_20_body"><text:soft-page-break/>“<text:span text:style-name="T44">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44">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44">need to stop being selfish?” Sunset snorted. “That book says I could be an alicorn princess! I’ve worked hard all these years! I deserve to rule this place! </text:span>You’re <text:span text:style-name="T44">being selfish by keeping me from my rightful place!” Sunset picked the book up again and threw it at Celestia, watching it bounce away again. “Make me a princess!” She stomped her hoof.</text:span></text:p>
      <text:p text:style-name="P544">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44">Not until you make me an alicorn!”</text:span></text:p>
      <text:p text:style-name="P544">A silence fell between them; the shouting match continued between their eyes. Neither one blinked nor looked away.</text:p>
      <text:p text:style-name="P544">Celestia slowly spread her wings out and narrowed her already thin eyes. “Very well, Sunset. If we cannot move past this… then I’m afraid you are dismissed from my tutelage.”</text:p>
      <text:p text:style-name="P544">Sunset staggered back and bumped against the bookcase. She tried to breathe, but it felt like someone had punched her in the chest. “You’re… you’re kicking me out?”</text:p>
      <text:p text:style-name="P544">Celestia turned away, nodding to the guards that had accompanied her. “Unless you can learn some patience and humility, your studies end here. You may continue attending my school, but you are no longer welcome in this castle.”</text:p>
      <text:p text:style-name="P544">The guards flanked Sunset and escorted her out the door. “This is the biggest mistake you’ll make in your life.”</text:p>
      <text:p text:style-name="Text_20_body"><text:soft-page-break/>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544">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44">Well that was… interesting.” She pushed herself up onto her knees, and let out a scream when she saw the skinny appendages that had helped her up. “What the Tartarus?” She flexed the thin, fleshy… things, suppressing the urge to scream again.</text:span></text:p>
      <text:p text:style-name="P544">She stretched out her foreleg, now covered in an odd material of clothing. In fact, she was dressed head to hoof in surprisingly fashionable clothes.</text:p>
      <text:p text:style-name="Text_20_body">“<text:span text:style-name="T44">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pan text:style-name="T44">Dammit all! What am I?” Sunset closed her eyes and tried to conjure a mirror.</text:span></text:p>
      <text:p text:style-name="P544">Nothing happened.</text:p>
      <text:p text:style-name="Text_20_body">“<text:span text:style-name="T44">What the…?” She tried again but felt no connection to her magic. Breathing hard, she lifted her hoof… thing to her forehead. </text:span></text:p>
      <text:p text:style-name="P544">It was bare.</text:p>
      <text:p text:style-name="P544"><text:soft-page-break/>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544">But the most glaring thing she noticed about her transformation was the lack of her horn. “No, no, no!” She started crawling for the portal. “I can’t live without magic!”</text:p>
      <text:p text:style-name="P544">She froze. Celestia would know by now what had happened. What if she was waiting for Sunset to come back? She would throw her in the dungeon for assaulting the guards and… whatever it was that she had just done. Either way, she’d lose her magic.</text:p>
      <text:p text:style-name="P544">It was either stay here where she was free at least. Or go back home and be imprisoned. </text:p>
      <text:p text:style-name="P544">Sunset weighed her actions. Could she get used to this alien body and world? She didn’t even know what she was or if the creatures here were hostile.</text:p>
      <text:p text:style-name="Text_20_body">“<text:span text:style-name="T44">Hey!”</text:span></text:p>
      <text:p text:style-name="P544">Sunset jumped and spun around at the voice. From out of the darkness came one of the creatures she had turned into. He kind of looked like her, save for the clothing choices and his blue hair.</text:p>
      <text:p text:style-name="Text_20_body">“<text:span text:style-name="T44">Are you all right? I heard someone screaming.” He offered an appendage down to Sunset.</text:span></text:p>
      <text:p text:style-name="P544">She raised an eyebrow at him. “Yeah… I, er, lost something.” She took the appendage and was hoisted up. She found herself looking into his cool, blue eyes. Possibly the only attractive thing about him.</text:p>
      <text:p text:style-name="Text_20_body">“<text:span text:style-name="T44">Do you need help finding it?” he asked.</text:span></text:p>
      <text:p text:style-name="Text_20_body">“<text:span text:style-name="T44">No. No, it’s… I left it back home.” She dropped his appendage, but lost her footing again and fell forward into his arms. </text:span></text:p>
      <text:p text:style-name="P544"><text:soft-page-break/>The blue-haired monkey thing caught her and slowly stood her upright again. “You okay?”</text:p>
      <text:p text:style-name="Text_20_body">“<text:span text:style-name="T44">Yeah, yeah.” She brushed him off and finally managed to stand on her own. Sunset looked around, taking in her surroundings for the first time.</text:span></text:p>
      <text:p text:style-name="P544">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44">What?” the boy asked.</text:span></text:p>
      <text:p text:style-name="Text_20_body">“<text:span text:style-name="T44">Nothing. Umm, this is going to sound like a dumb question but, where am I exactly?”</text:span></text:p>
      <text:p text:style-name="P544">The boy looked at her like she had indeed asked an obvious question. “Canterlot City.”</text:p>
      <text:p text:style-name="P544">Sunset snorted. “No, seriously, where am I?”</text:p>
      <text:p text:style-name="Text_20_body">“<text:span text:style-name="T44">Canterlot City,” he repeated. “Are you sure you’re okay?”</text:span></text:p>
      <text:p text:style-name="Text_20_body">“<text:span text:style-name="T44">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44">Oh, I’m sorry to hear that,” he said sympathetically. He hesitated then said, “Sorry if this sounds forward or anything, but I’d be happy to help you if you need anything.”</text:span></text:p>
      <text:p text:style-name="P544">Sunset bit her cheek to stop from smiling. She couldn’t believe this idiot was falling for it. “Well… maybe just somewhere to sleep for the night, if it isn’t too much trouble that is.”</text:p>
      <text:p text:style-name="Text_20_body">“<text:span text:style-name="T44">No, of course not! My family loves guests. Come on, I live down the street. Umm… what’s your name again?”</text:span></text:p>
      <text:p text:style-name="Text_20_body">“<text:span text:style-name="T44">Sunset Shimmer.”</text:span></text:p>
      <text:p text:style-name="Text_20_body">“<text:span text:style-name="T44">Wow, that’s a really pretty—ahem, I mean, nice to meet you. I’m Flash Sentry.”</text:span></text:p>
      <text:p text:style-name="P544"><text:soft-page-break/>Sunset gave him her warmest fake smile. “Thank you, Flash. I think you and I are going to get along great.”</text:p>
      <text:p text:style-name="Text_20_body">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544">Sunset approached the school courtyard, already spotting her first victim of the day, and one of her favorites. She smoothed out the collar of her leather jacket and walked forward with a sinister smile.</text:p>
      <text:p text:style-name="Text_20_body">“<text:span text:style-name="T44">Please help the animal shelter,” a meek voice called out. “Adopt an animal today and give it a loving home. Help an animal that can’t help itself.”</text:span></text:p>
      <text:p text:style-name="Text_20_body">“<text:span text:style-name="T44">Morning, Fluttershy.”</text:span></text:p>
      <text:p text:style-name="P544">The girl jumped a foot into the air and spun around. “Oh, S-Sunset Shimmer! G-good morning.” She retreated behind her curtain of pink hair.</text:p>
      <text:p text:style-name="Text_20_body"><text:soft-page-break/>“<text:span text:style-name="T44">Still trying to get people to help your animal shelter?” Sunset dropped her voice to a mock whisper. “You know, maybe people might actually volunteer if you didn’t sound like this all the time.”</text:span></text:p>
      <text:p text:style-name="Text_20_body">“<text:span text:style-name="T44">Well, I… um… I just…”</text:span></text:p>
      <text:p text:style-name="Text_20_body">“<text:span text:style-name="T44">I’m sorry, I can’t hear you over your pathetic stammering.” Sunset cupped a hand over her ear and leaned in closer. “Mind repeating that?”</text:span></text:p>
      <text:p text:style-name="P544">Fluttershy whimpered. </text:p>
      <text:p text:style-name="P544">Sunset straightened up and gave her a condescending smirk. “You wanna know why no one in this school bothers to help you? A. Because they all think you’re a spineless coward. And B. No one cares about your stupid animals.”</text:p>
      <text:p text:style-name="P544">Fluttershy shrank beneath Sunset’s imposing shadow. Her eyes watered and her shoulders began to shake.</text:p>
      <text:p text:style-name="Text_20_body">“<text:span text:style-name="T44">Aww, going to give me another reason to hate your guts? Sniveling crybaby. By the way, you dropped something.” Sunset jerked her hand up, smacking all of the papers from Fluttershy’s arms and sending them scattered across the lawn.</text:span></text:p>
      <text:p text:style-name="P544">Fluttershy gasped and quickly tried to pick all of her flyers up, keeping her sniffles to a minimum. </text:p>
      <text:p text:style-name="Text_20_body">“<text:span text:style-name="T44">Here, let me help you with that.” Sunset knelt down and started picking some of the papers up. Less than a minute later, Flash came around the corner and walked up to the two girls.</text:span></text:p>
      <text:p text:style-name="Text_20_body">“<text:span text:style-name="T44">What happened here?”</text:span></text:p>
      <text:p text:style-name="P544">Sunset smiled at him. “Hey, sweetie. Fluttershy dropped all her papers again so I decided to help clean them up. You know how clumsy she is.”</text:p>
      <text:p text:style-name="Text_20_body">“<text:span text:style-name="T44">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decided to assert my dominance over the school the old fashion way: with fear and manipulation. </text:p>
      <text:p text:style-name="Text_20_body"><text:soft-page-break/>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I think somewhere in my childish mind, I knew how petty that sounded. I just didn’t care. I just told myself I deserved this. And that I was just biding my time until I thought of a way to get back at Celestia.</text:p>
      <text:p text:style-name="Text_20_body">During my time here, I put a lot of investigation into the mirror I fell out of. I knew it only opened once every thirty moons. What I didn’t know was that it could still be 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544">Sunset dropped her duffle bag next to the statue. The forecast had warned her it was going to be chilly tonight, so she packed a blanket and a thermos of hot soup. She sat down in front of the base and placed a palm against the cool marble.</text:p>
      <text:p text:style-name="P544">The reflective face seemed to ripple in front of her, and soon, an image appeared. The throne drifted into view and with it, Celestia sitting on her dais.</text:p>
      <text:p text:style-name="P544">Sunset smirked to herself. She couldn’t believe Celestia had decided to move the mirror into the throne room. It was like she wanted Sunset to spy on her. If only she could get audio with the stupid thing!</text:p>
      <text:p text:style-name="P544">It was still better than nothing. If anything, it helped Sunset learn to read lips. For the next hour, Sunset watched Celestia conduct court in her usual <text:soft-page-break/>benevolent fashion. It was a horribly dull affair that made Sunset question why she was doing this in the first place. Sure, she was getting better at reading lips, but during the last two months she had done this, she had learned nothing useful that could help her get revenge.</text:p>
      <text:p text:style-name="P544">Another hour passed. Sunset was taking sips of her soup when court came to an end. </text:p>
      <text:p text:style-name="Text_20_body">“<text:span text:style-name="T44">Is that the last petitioner?” Sunset read from Celestia’s mouth.</text:span></text:p>
      <text:p text:style-name="Text_20_body">“<text:span text:style-name="T44">Yes, Your Highness.” Sunset didn’t even have to read the guard's lips to know that was how he responded.</text:span></text:p>
      <text:p text:style-name="Text_20_body">“<text:span text:style-name="T44">Good. Go tell — she can come in now.” Sunset tilted her head. She couldn’t make out the word Celestia had said.</text:span></text:p>
      <text:p text:style-name="Text_20_body">“<text:span text:style-name="T44">Tilt? Tile? Twinkle? Mmm, closer. Pretty sure there were two syllables.”</text:span></text:p>
      <text:p text:style-name="P544">A few minutes later, a small, purple unicorn trotted into view, carrying a large book bag and an energetic smile.</text:p>
      <text:p text:style-name="Text_20_body">“—<text:span text:style-name="T44">, my faithful student, so good to see you today.”</text:span></text:p>
      <text:p text:style-name="Text_20_body"><text:span text:style-name="T44">Sunset choked on her hot soup. She sputtered and pounded a hand against her chest, coughing and gasping for air. “Faithful student? Did she say </text:span>faithful student?” <text:span text:style-name="T44">Sunset threw herself against the marble again, but Celestia and the unicorn were already walking away.</text:span></text:p>
      <text:p text:style-name="P544">She leaned back and let the soup fall from her hand. “She replaced me…”</text:p>
      <text:p text:style-name="Text_20_body">“I’m sorry, Sunset.”</text:p>
      <text:p text:style-name="Text_20_body">Don’t be. I deserved it. Well… Princess Twilight can go fall off a cliff, but still… Celestia deserves a student who won’t stab her in the back.</text:p>
      <text:p text:style-name="Text_20_body">After I saw that, I became even <text:span text:style-name="T44">more</text:span> vindictive and spiteful, believe it or not. I was obsessed with getting back at both Celestia and Princess Twilight, that I took my anger out on the school. It took a year, but Flash finally wised up and broke up with me.</text:p>
      <text:p text:style-name="P544">Sunset wrenched the old factory door open and grinned at Flash. “Cryptic text. ‘I need to talk to you.’ Well, what’s up?”</text:p>
      <text:p text:style-name="P544">Flash stood on her doorstep, not wearing his usual goofy trying-to-be-cool smile, but looking anxious and tense. He rubbed the back of his head and <text:soft-page-break/>looked away. “Yeah. Listen, Sunset, there’s no easy way to say this but… I-I’m… I’m breaking up with you.”</text:p>
      <text:p text:style-name="P544">Sunset stared at him, an odd ache stirring in her heart. She forced a laugh and said, “No, seriously. What’s up? I know you didn’t drive across town just to tell me that.”</text:p>
      <text:p text:style-name="Text_20_body">“<text:span text:style-name="T44">Actually, I kinda did.”</text:span></text:p>
      <text:p text:style-name="P544">The smile slid from her face. “You’re breaking up with me?”</text:p>
      <text:p text:style-name="P544">Flash nodded.</text:p>
      <text:p text:style-name="P544">Sunset scowled. “Wait, is this because I wouldn’t let you… what’s that expression? ‘Get into my pants?’”</text:p>
      <text:p text:style-name="Text_20_body"><text:span text:style-name="T44">Flash jumped back, his face bright red. “What? No! No, this isn’t about that!” He took a deep breath. “Sunset, I can’t keep pretending I don’t notice how you treat everyone in this school. You’re a bully! Actually, that’s putting it mildly. You’re a </text:span>tyrant<text:span text:style-name="T44">! And I… I can’t go on in good conscience associating myself with you.”</text:span></text:p>
      <text:p text:style-name="P544">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pan text:style-name="T44">Yeah well… I took a long look at myself in the mirror and asked what kind of man I want to be. And I decided I’m not going be a boy toy to an egomaniac.”</text:span></text:p>
      <text:p text:style-name="Text_20_body">“<text:span text:style-name="T44">Excuse me?” Sunset shouted. </text:span></text:p>
      <text:p text:style-name="P544">Flash crossed his arms. “You heard me. You’re a self-centered, bossy, manipulating, egomaniac, and I—”</text:p>
      <text:p text:style-name="P544">Slap!</text:p>
      <text:p text:style-name="P544">Flash staggered back, holding both hands against his cheek.</text:p>
      <text:p text:style-name="P544">Sunset's breath came out hard, her face red and splotchy. “You wanna grow a spine now? Fine, go ahead. Just remember, I’ve got two year’s worth of dirt on you too! Remember all the things you helped me do! So if I go down, I’m dragging you with me!” she shrieked. </text:p>
      <text:p text:style-name="P544"><text:soft-page-break/>Flash looked at her through watery eyes. “Might be worth it if I thought it would fix what you broke.” He turned and walked out of the alley.</text:p>
      <text:p text:style-name="Text_20_body">“<text:span text:style-name="T44">And for the record,” Sunset yelled after him, “</text:span>I <text:span text:style-name="T44">broke up with </text:span>you!”</text:p>
      <text:p text:style-name="Text_20_body">That part didn’t hold much water in the following weeks. Soon, everyone knew Flash Sentry had broken up with Sunset Shimmer.</text:p>
      <text:p text:style-name="Text_20_body">“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544">The crown landed in Sunset’s hands and she stared hungrily at it. “At last! More power than I could ever imagine!” Sunset raised the crown high and jammed it on her head, unable to wipe the look of triumph on her face.</text:p>
      <text:p text:style-name="P544">Until a jolt of electricity ran down her spine and claws began digging into her skull. She reached up to pull the crown off, but it burned her hands upon contact. Her heart accelerated to dangerous levels. The burning sensation in her hands spread throughout the rest of her body. The world started to fade away in a void of white. </text:p>
      <text:p text:style-name="P544">Pain rocked her entire being, not just her body but her soul as well. She was being torn in two. She was being burned from the inside out. </text:p>
      <text:p text:style-name="P544">She was crying. </text:p>
      <text:p text:style-name="P544">She was laughing.</text:p>
      <text:p text:style-name="P544">She was a demon.</text:p>
      <text:p text:style-name="Text_20_body"><text:soft-page-break/>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546">******</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2_788317178"/><text:span text:style-name="T1186">Крок</text:span> 27: Law of the Universe<text:bookmark-end text:name="__RefHeading___Toc262_788317178"/></text:h>
      <text:p text:style-name="P544">The sky was dyed a beautiful shade of azure. The sun touched the horizon and set it on fire, bathing the buildings of Canterlot in its glowing embers.</text:p>
      <text:p text:style-name="P544">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544">She sat in the embrace of her mother and father. Their coats felt soft and warm beneath her fingers. Her mother ran a hoof through her hair, while her father whispered, “We’re so proud of you, Sunset.”</text:p>
      <text:p text:style-name="P544">And for once, that was all Sunset wanted to hear.</text:p>
      <text:p text:style-name="P544">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544">Sunset never liked her.</text:p>
      <text:p text:style-name="P544">Up and down the street she went until she finally came to a small park in front of the castle. It was empty, save for a solitary figure at the top of the hill. Sunset climbed towards them, her heart beating faster and faster the closer she got.</text:p>
      <text:p text:style-name="P544">It was Twilight waiting for her at the top. She smiled at Sunset and pointed to Canterlot Castle. “Is this what you wanted to show me?”</text:p>
      <text:p text:style-name="P544">Sunset nodded. “Yeah? Do you like it?”</text:p>
      <text:p text:style-name="P544">Twilight nodded. She and Sunset sat down under a large tree and admired the view in silence. Twilight rested her head on Sunset’s shoulder.</text:p>
      <text:p text:style-name="Text_20_body">“<text:span text:style-name="T44">The view is really pretty… but not as pretty as you, Sunset,” Twilight whispered.</text:span></text:p>
      <text:p text:style-name="P544"><text:soft-page-break/>Sunset straightened up and looked at Twilight’s large, purple eyes. So curious. So kind. So trusting. There was an intense fluttering in Sunset’s stomach as she leaned closer to Twilight.</text:p>
      <text:p text:style-name="P546">******</text:p>
      <text:p text:style-name="Text_20_body">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44">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546">******</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44">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544">Sunset held a finger against the switch. “All right, this is it.”</text:p>
      <text:p text:style-name="P544">Twilight pressed a pencil against her notepad. “Initialize first test in three… two… one… now!”</text:p>
      <text:p text:style-name="P544">Sunset flipped the switch, feeling the jammer make a short buzz in her hand. One second later, the light in Twilight’s room went out, and her alarm clock went black.</text:p>
      <text:p text:style-name="Text_20_body">“<text:span text:style-name="T44">It worked!” Sunset cheered.</text:span></text:p>
      <text:p text:style-name="Text_20_body"><text:soft-page-break/>“<text:span text:style-name="T44">Yes!” Twilight jumped up from her chair. “We did it! I knew we could do it!”</text:span></text:p>
      <text:p text:style-name="P544">She flung her arms around Sunset, and Sunset gave her a tight hug.</text:p>
      <text:p text:style-name="Text_20_body">“<text:span text:style-name="T44">Twilight!” Shining’s voice ripped them apart. They both jumped to attention as the door flung open. “What did you do?”</text:span></text:p>
      <text:p text:style-name="Text_20_body">“<text:span text:style-name="T44">We built an EMP jammer,” Sunset said casually. “We just tested it, and guess what? It works!”</text:span></text:p>
      <text:p text:style-name="P544">It was hard to tell in the dim light, but Sunset was sure Shining was glaring at her. “You do know that’s illegal, right?”</text:p>
      <text:p text:style-name="Text_20_body">“<text:span text:style-name="T44">Only if used for the destruction of property,” Sunset replied.</text:span></text:p>
      <text:p text:style-name="Text_20_body">“<text:span text:style-name="T44">Don’t worry, Shiny, we’re just using it for our science fair project. The lights will come back on soon, trust me.”</text:span></text:p>
      <text:p text:style-name="Text_20_body">“<text:span text:style-name="T44">I trust you, it’s her I’m worried about,” Shining said, turning back down the hall.</text:span></text:p>
      <text:p text:style-name="P544">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ext:soft-page-break/>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pan text:style-name="T44">Pinkie Pie, get back here!”</text:span></text:p>
      <text:p text:style-name="Text_20_body">Sunset turned her head down the hall, spotting Pinkie round the corner holding a paper bag. Hot on her heels was Rainbow looking murderous.</text:p>
      <text:p text:style-name="Text_20_body">“<text:span text:style-name="T44">Give me back my lunch!”</text:span></text:p>
      <text:p text:style-name="Text_20_body">“I just want the pudding cup you promised!”</text:p>
      <text:p text:style-name="Text_20_body">Sunset casually stuck her arm out, catching Pinkie in the chest. She fell back and hit the ground, a soft <text:span text:style-name="T44">poof</text:span> coming from her volume of hair.</text:p>
      <text:p text:style-name="Text_20_body">“Lose something?” Sunset pointed to Pinkie as Rainbow slid to a stop.</text:p>
      <text:p text:style-name="Text_20_body">“Thanks.” Rainbow swooped down and grabbed the paper sack. “Gimme that.”</text:p>
      <text:p text:style-name="Text_20_body">“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text:soft-page-break/>“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Pinkie patted her on the head. “Silly, it wouldn’t be a secret if I told you. But, I’ll give you a hint: it starts with a ‘party’ and ends with an ‘annon.’”</text:p>
      <text:p text:style-name="Text_20_body">“You’re making a party cannon?”</text:p>
      <text:p text:style-name="Text_20_body">Pinkie clapped a hand over Sunset’s mouth. “Sshhhh. The walls have ears. You never know who might steal your ideas!”</text:p>
      <text:p text:style-name="Text_20_body">The bell rang, and Pinkie let go of Sunset and skipped off in the opposite direction. “See ya at lunch!”</text:p>
      <text:p text:style-name="Text_20_body">Sunset rubbed her temple. “Huh, headache isn’t so bad today. I must be building up resistance.”</text:p>
      <text:p text:style-name="P546">******</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text:soft-page-break/>“…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Sunset crumpled it again and shoved it in her pocket. She dropped her head into her hand, just as another wad of paper hit her.</text:p>
      <text:p text:style-name="P546">******</text:p>
      <text:p text:style-name="Text_20_body">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text:soft-page-break/>a month ago, Sunset had walked through the halls, ambivalent to the disdain her classmates had for her. She even reciprocated it, though it had been weak, and followed by guilt.</text:p>
      <text:p text:style-name="Text_20_body"><text:span text:style-name="T44">They had done nothing wrong,</text:span> her newly forming conscience would remind her. <text:span text:style-name="T44">You can’t be mad at them for being mad at you.</text:span></text:p>
      <text:p text:style-name="Text_20_body">A month of friendship had only made her conscience louder and diminished her hatred for the other students. She <text:span text:style-name="T44">knew</text:span> she had been wrong now. And that knowledge… hurt.</text:p>
      <text:p text:style-name="Text_20_body">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I know, and your opinions are the only ones I care about. But, it’d be nice to not have to hear—”</text:p>
      <text:p text:style-name="Text_20_body">“You suck, Shimmer!” a random voice shouted.</text:p>
      <text:p text:style-name="Text_20_body">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now and make a formal apology! How’s this sound? ‘Hey, everybody, I’m sorry about being a tyrant and making your lives crap for the past three years. Oh, and turning into a raging she-demon and destroying school property, on top <text:soft-page-break/>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Err, apology accepted. Anyways, I’m not saying you have to stand in front of everyone and say you’re sorry, but maybe it’s time you tried to change your image.”</text:p>
      <text:p text:style-name="Text_20_body">“Gee, I thought me <text:span text:style-name="T44">not</text:span> being a tyrant and being friends with all of you was a pretty drastic change. I’m trying my best here given the circumstances, what more do you want from me?”</text:p>
      <text:p text:style-name="Text_20_body"><text:soft-page-break/>“Well,” Applejack said, “you could try, ya know, being a bit friendlier to everyone who ain’t us.”</text:p>
      <text:p text:style-name="Text_20_body">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544">Good job, ‘Shy.</text:p>
      <text:p text:style-name="Text_20_body">Applejack looked between them and shrugged. “Point is, <text:span text:style-name="T44">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Fine.” Rainbow sighed and let Pinkie up.</text:p>
      <text:p text:style-name="Text_20_body"><text:soft-page-break/>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Everyone’s head turned to Sunset. She rubbed her arm and said, “I don’t know, Pinkie. I see what you’re getting at, but me working on the Ball would just give kids another reason not to go. Then the dance really would be a disaster.”</text:p>
      <text:p text:style-name="Text_20_body">Pinkie leaned across the table and grabbed Sunset by the shoulders. “But if everything goes well, and everyone knows <text:span text:style-name="T44">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44">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44">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text:soft-page-break/>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Flash ignored her. “Listen, Twilight, can I… talk to you alone for a sec?”</text:p>
      <text:p text:style-name="Text_20_body">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546">******</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44">did</text:span> care. She just didn’t want to see Twilight get hurt by Flash.</text:p>
      <text:p text:style-name="Text_20_body"><text:span text:style-name="T44">Good friends are supposed to look out for each other, right?</text:span> That’s all she was being: a good friend. That’s why she wanted to punch Flash in the face… well, <text:span text:style-name="T44">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text:soft-page-break/>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Hmm? Oh, ahem.” Rarity held a closed hand to her mouth and gave a few more coughs. “Unladylike, I know, but curiosity got the better of me.”</text:p>
      <text:p text:style-name="Text_20_body">“And?” Sunset pressed.</text:p>
      <text:p text:style-name="Text_20_body">“Well… Flash asked out Twilight.”</text:p>
      <text:p text:style-name="Text_20_body">“I knew it!” Sunset stomped a boot against the floor. “That desperate, skirt-chasing…” She went on grumbling any insulting name she could think of.</text:p>
      <text:p text:style-name="Text_20_body">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text:soft-page-break/>“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44">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Silence washed over them. Or it would have if it weren’t for the sound of a strumming guitar. It was slow and melancholy and sang of unrequited love.</text:p>
      <text:p text:style-name="Text_20_body">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44">talk</text:span> to him.”</text:p>
      <text:p text:style-name="Text_20_body">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text:soft-page-break/>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Sure, where do you want to start: messing with my emotions, getting me to lie for you, or brainwashing me and the rest of the school?”</text:p>
      <text:p text:style-name="Text_20_body">Sunset flinched at the bitterness in his voice. “None of those really.” She looked down at her hands. “So you remember the brainwashing?”</text:p>
      <text:p text:style-name="Text_20_body">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text:soft-page-break/>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44">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44">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Sunset narrowed her eyes. “That’s what <text:span text:style-name="T44">you</text:span> were thinking, weren’t you?”</text:p>
      <text:p text:style-name="Text_20_body">“No! I mean, not intentionally. I wanted to get to know her—”</text:p>
      <text:p text:style-name="Text_20_body">“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ext:soft-page-break/>The strumming started again, sadder than before. As much as Sunset hated it, she could <text:span text:style-name="T44">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44">very</text:span> deep down. And she still has some climbing to do.”</text:p>
      <text:p text:style-name="Text_20_body"><text:soft-page-break/>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Flash rubbed the back of his head. “There… <text:span text:style-name="T44">may</text:span> have been a picture of you taped to it the first month after we broke up.”</text:p>
      <text:p text:style-name="Text_20_body">Oddly enough, Sunset found herself snorting in amusement than angry. <text:span text:style-name="T44">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44">am</text:span> sorry, Flash. I was terrible to you. And when I think about it, you were the first friend I really made here. You gave me a lot, and I just… led you on. So, I’m sorry.”</text:p>
      <text:p text:style-name="Text_20_body"><text:soft-page-break/>Flash set his soda down. “I’m not gonna lie, Sunset. Breaking up with you was one of the hardest things I’ve ever done, not just because I was afraid of what you’d do to me… but because breaking up with you meant I was wrong about all of the 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44">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text:soft-page-break/>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44">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hey arrived at her car and got settled in, throwing their stuff into the back seat. “But,” Rarity said, “if you <text:span text:style-name="T44">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6_788317178"/><text:span text:style-name="T1186">Крок</text:span> 28: Love and War<text:bookmark-end text:name="__RefHeading___Toc266_788317178"/></text:h>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44">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546">******</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text:soft-page-break/>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She threw the sponge into the bucket of pink water and stretched her hand out. It ached from staying locked in a single position for so long; each of her knuckles 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44">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text:soft-page-break/>Sometimes, she thought it would be easier if she was still evil. Then, she wouldn’t have to feel this horrendous guilt.</text:p>
      <text:p text:style-name="Text_20_body">Sunset shook her head. <text:span text:style-name="T44">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text:soft-page-break/>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546">******</text:p>
      <text:p text:style-name="Text_20_body">Walking sucked. Sunset hated it, but she was too embarrassed to ride her motorcycle at present; and a little paranoid about what might happen to it while she was inside. 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44">It’s just Trixie, it’s not like the entire school is going to be there.</text:span> Still, Trixie didn’t put much effort into hiding her animosity from Sunset.</text:p>
      <text:p text:style-name="Text_20_body"><text:span text:style-name="T44">Deep breaths, Sunset. In and out.</text:span> She took slow, calm breaths through her nose, letting out the tension building in her shoulders. <text:span text:style-name="T44">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text:soft-page-break/>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Artemis stroked his goatee. “This is pure <text:span text:style-name="T44">genius!</text:span> I spent all week advertising an event day for us! You and Trixie are going to read to the kids, I’m going to put on a <text:span text:style-name="T44">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he gears turned in Sunset’s head, and she held her hands up. “Wait, back up. Did you say me <text:span text:style-name="T44">and</text:span> Trixie were going to read to <text:span text:style-name="T44">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ext:soft-page-break/>Trixie stepped out from the cloud, wheezing and trying to wave it away. “Ack, too much magic!” She sputtered some more, then quickly tried to play it off by clearing her throat and straightening her skirt out. “Daddy, why does <text:span text:style-name="T44">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Sunset walked over and picked it up, forcing herself not to throw it at Trixie. Instead, she just replayed the scenario in her mind. She smiled to herself. <text:span text:style-name="T44">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text:soft-page-break/>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44">I</text:span> shall be reading you stories today!” She picked a book from the stack and held it up. The cover was a picture of a tall wizard with a long beard and blue cloak. It reminded Sunset a lot of Starswirl the Bearded.</text:p>
      <text:p text:style-name="Text_20_body">“First, Trixie will read tales from <text:span text:style-name="T44">The Adventures of Merlin</text:span>. Then later, she’ll read <text:span text:style-name="T44">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44">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44">I wonder what she’s doing right now. Probably reading. Stupid nerd. Not that I care.</text:span> She stifled a yawn. <text:span text:style-name="T44">Pinkie’s probably baking something, Rainbow’s playing video games, Fluttershy’s at the shelter, Rarity’s making a dress and Applejack’s… huh. I don’t know what Applejack might be doing. Wrestling a pig? Whatever farmers do when they’re not farming.</text:span></text:p>
      <text:p text:style-name="Text_20_body"><text:soft-page-break/>Sunset shifted in her seat. <text:span text:style-name="T44">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44">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44">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44">had</text:span> to find a good pumpkin,” Sunset continued to read. “It was dark. Only the moon lit the pumpkin patch, making it very spooky. ‘<text:span text:style-name="T44">Who goes there?’”</text:span> Sunset asked in her spookiest voice. “‘Who are you?’ the little boy asked. ‘It is I, the Pumpkin <text:soft-page-break/>Princess!’ A girl 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44">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Merlin said. ‘You must go—’”</text:p>
      <text:p text:style-name="Text_20_body">“‘—into the dark forest, alone—’”</text:p>
      <text:p text:style-name="Text_20_body">“‘—and find an eye of newt—’”</text:p>
      <text:p text:style-name="Text_20_body">“‘—<text:span text:style-name="T44">to be my new friend—’”</text:span></text:p>
      <text:p text:style-name="Text_20_body">“‘—<text:span text:style-name="T44">so that I may bake a pie—’”</text:span></text:p>
      <text:p text:style-name="Text_20_body">“‘—<text:span text:style-name="T44">and eat it. Then you may—’”</text:span></text:p>
      <text:p text:style-name="Text_20_body">“‘—<text:span text:style-name="T44">go home to your—’”</text:span></text:p>
      <text:p text:style-name="Text_20_body"><text:soft-page-break/>“‘—<text:span text:style-name="T44">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her friends. Yes, that would be the right thing to do. Of course, she wasn’t getting paid <text:span text:style-name="T44">that</text:span> much. She could probably only afford cheap trinkets for them.</text:p>
      <text:p text:style-name="Text_20_body">What <text:span text:style-name="T44">was</text:span> she going to do for Christmas? What was she going to do for Thanksgiving? Sunset slouched her shoulders. <text:span text:style-name="T44">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544"><text:soft-page-break/>Too many sad thoughts. Think of something happy!</text:p>
      <text:p text:style-name="Text_20_body">Twilight popped into her brain.</text:p>
      <text:p text:style-name="P544">Something else!</text:p>
      <text:p text:style-name="Text_20_body">Unfortunately, the image of Twilight sitting with Sunset on Christmas morning lodged itself within Sunset’s brain. She could almost smell the scent of lavender Twilight always wore.</text:p>
      <text:p text:style-name="P544">Nope, don’t think about it.</text:p>
      <text:p text:style-name="Text_20_body">Twilight smiled and waved at her.</text:p>
      <text:p text:style-name="P544">Don’t think about it!</text:p>
      <text:p text:style-name="Text_20_body">Twilight leaned against her arm.</text:p>
      <text:p text:style-name="P544">For the love of Celestia, don’t think about it!</text:p>
      <text:p text:style-name="Text_20_body">Twilight drew her face close to Sunset’s.</text:p>
      <text:p text:style-name="Text_20_body">“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44">Twilight Sparkle has a crush on me.</text:span> Sunset pressed her face into her arms. <text:span text:style-name="T44">Celestia, why? Oh, that’s right, because the universe enjoys seeing me squirm!</text:span></text:p>
      <text:p text:style-name="Text_20_body">Of all the problems Sunset could have predicted, someone legitimately having a crush on her was near the bottom. And <text:span text:style-name="T44">Twilight</text:span> of all people?</text:p>
      <text:p text:style-name="P544">Okay, no, I should have seen that one coming.</text:p>
      <text:p text:style-name="Text_20_body">Hindsight didn’t make anything easier, however. Try as she might, Sunset couldn’t see why Twilight liked her. She was petty. She was rude. She was spiteful. She was a <text:span text:style-name="T44">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text:soft-page-break/>But Sunset still kept Twilight in the same place in her heart where her other friends stood. Because that was what they were: <text:span text:style-name="T44">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A <text:span text:style-name="T44">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I already tried that. It helped for a second, but then… ugh! And the person who I talked to is also part of my suffering!”</text:p>
      <text:p text:style-name="Text_20_body"><text:soft-page-break/>“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But what if it doesn’t work?” Sunset threw a hand into the air. “What if I try to show how nice I am and they still hate me? What if I can’t bring myself to stop hating them?”</text:p>
      <text:p text:style-name="Text_20_body">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Sunset smiled. “Thanks.”</text:p>
      <text:p text:style-name="Text_20_body"><text:soft-page-break/>“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44">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44">him?</text:span>”</text:p>
      <text:p text:style-name="Text_20_body">“That’s right.” Selena nodded.</text:p>
      <text:p text:style-name="Text_20_body">“You got married <text:span text:style-name="T44">to</text:span> him?”</text:p>
      <text:p text:style-name="Text_20_body">“Yes.”</text:p>
      <text:p text:style-name="Text_20_body">“Of your own free will?”</text:p>
      <text:p text:style-name="Text_20_body">Selena laughed. “Yes, Sunset.”</text:p>
      <text:p text:style-name="Text_20_body">“Are you sure? Blink twice if you’re being held against your will.”</text:p>
      <text:p text:style-name="Text_20_body">Artemis tapped his wand against Sunset’s head. “The only magic I used was my own natural charms.” He tipped his nose up. “Believe it or not, I left quite <text:soft-page-break/>the trail of broken hearts throughout my school days. Yes, there was many a girl who pined for Artemis Lulamoon.”</text:p>
      <text:p text:style-name="Text_20_body">Sunset saw Selena playfully roll her eyes.</text:p>
      <text:p text:style-name="Text_20_body">“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44">Darn it,</text:span> Sunset thought. <text:span text:style-name="T44">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44">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text:soft-page-break/>“She has black magic! She blew up the school’s front entrance!”</text:p>
      <text:p text:style-name="Text_20_body">“Really?” Artemis asked, looking excited.</text:p>
      <text:p text:style-name="Text_20_body">Sunset covered her eyes. “Yes… really. And I told you, I’m sorry.”</text:p>
      <text:p text:style-name="Text_20_body">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44">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text:soft-page-break/>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546">******</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text:soft-page-break/>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44">where is it?”</text:span> She ripped the blankets off her mattress, dug through her dresser, and even ran down to the factory floor and searched every nook and cranny.</text:p>
      <text:p text:style-name="Text_20_body">“It was here!” Sunset yelled, slamming her room door open again. “It was right here! Who? When? Why?” She spotted Princess Twilight and grabbed her by the neck. “<text:span text:style-name="T44">Where is it?</text:span></text:p>
      <text:p text:style-name="Text_20_body">“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44">Someone stole our science fair project!”</text:span></text:p>
      <text:h text:style-name="Heading_20_1" text:outline-level="1"><text:bookmark-start text:name="__RefHeading___Toc268_788317178"/><text:span text:style-name="T1187">Крок</text:span> 29: Vendetta<text:bookmark-end text:name="__RefHeading___Toc268_788317178"/></text:h>
      <text:p text:style-name="Text_20_body">The old Sunset was awake again. And she was <text:span text:style-name="T44">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544">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44">Don’t use that word, I hate it! And don’t tell me to calm down!”</text:span></text:p>
      <text:p text:style-name="Text_20_body">“Stop yelling, I’m trying to help!”</text:p>
      <text:p text:style-name="Text_20_body"><text:soft-page-break/>Flash slid between them and held them at arm’s length. “Girls, hey, what’s going on here?”</text:p>
      <text:p text:style-name="Text_20_body">Sunset grabbed Flash by the collar of his shirt. “I’m having a series of unfortunate events happen to me, culminating with the theft of our science fair project. So I’m just a <text:span text:style-name="T44">little</text:span> upset right now.”</text:p>
      <text:p text:style-name="Text_20_body">“Noted.”</text:p>
      <text:p text:style-name="Text_20_body">“Sunset…” Twilight warned.</text:p>
      <text:p text:style-name="Text_20_body">“Not now!” She looked Flash in the eye and put on her brightest smile. “So, Flash… I <text:span text:style-name="T44">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text:soft-page-break/>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I need both of you to…” She cleared her throat. “I need both of your, ahem,” she said in a quiet voice, “help.”</text:p>
      <text:p text:style-name="Text_20_body">“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44">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text:soft-page-break/>Dexter and Quick Wit looked up from their lockers and shared a smug look with each other. “Well look who it is,” Dexter said, trying to lean against his open locker. 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wilight cleared her throat. “You see, our project was in a very… <text:span text:style-name="T44">obscure</text:span> location, but it seems to have gone missing.” She smiled politely. “You wouldn’t happen to know anything about that, would you?”</text:p>
      <text:p text:style-name="Text_20_body">“Wait a minute.” Quick Wit started snickering. “You <text:span text:style-name="T44">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text:soft-page-break/>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Finally, Twilight said, “Sunset, that was—”</text:p>
      <text:p text:style-name="Text_20_body">“I know, I know. Mean, rude, violent, irresponsible…”</text:p>
      <text:p text:style-name="Text_20_body">“Creepy,” she added.</text:p>
      <text:p text:style-name="Text_20_body">“Right, creepy. I’m sorry you had to see me act like that, Twilight. But the world isn’t all sunshine and gumdrops. Sometimes, you <text:span text:style-name="T44">have</text:span> to be demanding to get what you want.”</text:p>
      <text:p text:style-name="Text_20_body">“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44">all</text:span> the time?”</text:p>
      <text:p text:style-name="Text_20_body">Twilight dropped her head into her hand and cradled it.</text:p>
      <text:p text:style-name="Text_20_body"><text:soft-page-break/>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44">please,</text:span> if we interrogate someone again, could you <text:span text:style-name="T44">not</text:span> threaten them?”</text:p>
      <text:p text:style-name="Text_20_body">Two jolts ran down Sunset’s spine. “Fine.” <text:span text:style-name="T44">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546">******</text:p>
      <text:p text:style-name="Text_20_body">As per Twilight’s request, Sunset sat through class and thought about their conversation. Sunset admitted that she shouldn’t have snapped at Twilight and Flash.</text:p>
      <text:p text:style-name="Text_20_body">‘<text:span text:style-name="T44">You have to take the high road and be the better person…’</text:span></text:p>
      <text:p text:style-name="Text_20_body">There was a difference between trying to be <text:span text:style-name="T44">a</text:span> better person and <text:span text:style-name="T44">the</text:span> better person, and Sunset had failed at both. But she had been angry, what else was she supposed to do? Someone had the gall to steal from right under her nose; she wasn’t going to take that lying down!</text:p>
      <text:p text:style-name="Text_20_body"><text:span text:style-name="T44">There are more productive ways to vent anger you know.</text:span> Sunset pursed her lips. Her conscience was beginning to sound too much like Twilight. Still, it had a point. Threatening the nerds wasn’t right.</text:p>
      <text:p text:style-name="Text_20_body"><text:span text:style-name="T44">But it felt so good!</text:span> But it wasn’t supposed to feel good. She wasn’t supposed to take pleasure from the pain of others.</text:p>
      <text:p text:style-name="Text_20_body"><text:span text:style-name="T44">But it felt </text:span>so <text:span text:style-name="T44">good!</text:span></text:p>
      <text:p text:style-name="Text_20_body">She sighed and rested her head on the desk. Again, she was reminded of how hard being good was. Yet the alternative was being alone and miserable.</text:p>
      <text:p text:style-name="Text_20_body"><text:soft-page-break/><text:span text:style-name="T44">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44">really</text:span> mad.”</text:p>
      <text:p text:style-name="Text_20_body">A sharp pain started building up behind Sunset’s eyes. “You know, I just remembered something, Pinkie.”</text:p>
      <text:p text:style-name="Text_20_body">“What’s that?”</text:p>
      <text:p text:style-name="Text_20_body">“<text:span text:style-name="T44">You’re an idiot!”</text:span></text:p>
      <text:p text:style-name="Text_20_body">Twilight jabbed her shoulder. “That was uncalled for!”</text:p>
      <text:p text:style-name="Text_20_body">Sunset buried her face in her hands. “I’m sorry. I’m sorry, I’m sorry, I’m sorry. I didn’t mean it, Pinkie, but for the love of Celestia, learn sarcasm!”</text:p>
      <text:p text:style-name="Text_20_body">Pinkie saluted. “On it. And don’t worry, Sunny, I’ve been called worse things. Most of them by you actually.”</text:p>
      <text:p text:style-name="Text_20_body"><text:soft-page-break/>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against me. The possibilities are endless!” She looked at everyone through her spread fingers.</text:p>
      <text:p text:style-name="P544">No, no. Don’t go there.</text:p>
      <text:p text:style-name="Text_20_body">Unfortunately, Rarity read her like a book. “You’re thinking what I think you’re thinking, aren’t you?”</text:p>
      <text:p text:style-name="Text_20_body">“Yes.” <text:span text:style-name="T44">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44">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544">What’s the point? We’re doomed.</text:p>
      <text:p text:style-name="Text_20_body"><text:soft-page-break/>Her eyes passed over Trixie, and for a second, they locked gazes. In that one second, Sunset saw Trixie give her the smallest of smirks—spiteful, avaricious and victorious.</text:p>
      <text:p text:style-name="Text_20_body">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44">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ext:soft-page-break/>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wilight threw herself in between Sunset and Trixie before Sunset could throw a punch. Grabbing both of Sunset’s arms, Twilight looked back and said, “That’s just cruel. What gives you the right to do something like this?”</text:p>
      <text:p text:style-name="Text_20_body">“What gives <text:span text:style-name="T44">me</text:span> the right? What gave <text:span text:style-name="T44">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44">I know she’s being a massive -insert bad word here- but take the high road.</text:span> Sunset wasn’t sure that <text:soft-page-break/>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544">So this is what it’s like to have someone take revenge against you. Well, universe, are you happy? I’m getting my comeuppance.</text:p>
      <text:p text:style-name="Text_20_body">She lifted her head; Trixie was still wearing her victorious grin. “So what’s it going to be, Shimmer? I promise I’ll be fair.”</text:p>
      <text:p text:style-name="Text_20_body">Sunset looked into Trixie’s eyes and found something very familiar. She had seen those eyes before. She had looked in the mirror every day and saw those eyes looking back at her. Cold, haughty, superior. The eyes of a tyrant.</text:p>
      <text:p text:style-name="Text_20_body">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44">What?</text:span>” Rainbow shouted. “That little… I can’t believe her! Come on, let’s get Celestia to set her straight!”</text:p>
      <text:p text:style-name="Text_20_body"><text:soft-page-break/>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Rainbow didn’t look convinced. “And what if she blabs anyway?”</text:p>
      <text:p text:style-name="Text_20_body">Sunset’s stomach turned again. “Then I’ll deal with it. Besides, depending on how detailed Trixie is, you guys hiding me would only delay the inevitable.”</text:p>
      <text:p text:style-name="Text_20_body">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544">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ext:soft-page-break/>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544">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44">Get ready, universe. You messed with the wrong girls!</text:span> </text:p>
      <text:h text:style-name="Heading_20_1" text:outline-level="1"><text:bookmark-start text:name="__RefHeading___Toc272_788317178"/><text:span text:style-name="T1188">Крок</text:span> 30: Science Fiction II<text:bookmark-end text:name="__RefHeading___Toc272_788317178"/></text:h>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546">******</text:p>
      <text:p text:style-name="P544">When they entered the living room, a woman with purple and white hair greeted them. She was average height and was right in the middle between thin and plump.</text:p>
      <text:p text:style-name="Text_20_body">“<text:span text:style-name="T44">So this is the mysterious Sunset Shimmer; it’s so nice to meet you, sweetie!” Mrs. Velvet pulled her into a warm hug. She was still wearing her nurse scrubs and smelled of antiseptic.</text:span></text:p>
      <text:p text:style-name="P544">Sunset’s face heated up. “It’s nice to meet you too.”</text:p>
      <text:p text:style-name="P544">Velvet pulled away and gave Sunset a quick examination. “You’re right, Twilight, she does have really pretty hair.”</text:p>
      <text:p text:style-name="Text_20_body">“<text:span text:style-name="T44">Mom!” It was hard to tell who was blushing harder now, Sunset or Twilight.</text:span></text:p>
      <text:p text:style-name="Text_20_body">“<text:span text:style-name="T44">But you look a little thin, dear,” she continued like Twilight had said nothing. “Would you like something to eat?”</text:span></text:p>
      <text:p text:style-name="Text_20_body">“<text:span text:style-name="T44">Yes please,” Sunset said against her will. The last thing she wanted to do was take advantage of Mrs. Velvet’s hospitality. Her stomach, however, cared little for politeness and was instead demanding to be fed.</text:span></text:p>
      <text:p text:style-name="Text_20_body">“<text:span text:style-name="T44">Good, I’ll whip something up. You’re a vegetarian, right? Well, just because you don’t eat meat doesn’t mean you should just waste away. Honestly, you’re skin and bones.”</text:span></text:p>
      <text:p text:style-name="Text_20_body">“<text:span text:style-name="T44">Mooooom!” Twilight looked ready to die.</text:span></text:p>
      <text:p text:style-name="Text_20_body"><text:soft-page-break/>“<text:span text:style-name="T44">Oh relax, sweetheart, I’m trying to help.” She put her hands on her hips. “The first friend she brings home since we moved here and she thinks I’m trying to embarrass her. I haven’t even brought out the baby pictures yet.”</text:span></text:p>
      <text:p text:style-name="Text_20_body">“<text:span text:style-name="T44">We’re going upstairs now, kthanksloveyoubye!” Twilight grabbed Sunset and hurried upstairs before her mom could say any more.</text:span></text:p>
      <text:p text:style-name="P544">Two hours later, after enjoying a very filling dinner in Twilight’s room, her father came in holding a box of supplies in front of his face.</text:p>
      <text:p text:style-name="Text_20_body">“<text:span text:style-name="T44">Well, that’s everything you asked for. Next time, give me a little heads up before—” He set the box down and saw Sunset. “Miss Sunset Shimmer, I presume?”</text:span></text:p>
      <text:p text:style-name="P544">Sunset stood up and put her hand out. “Yes. It’s nice to meet you Mr. Night Light—oof!”</text:p>
      <text:p text:style-name="P544">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44">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544">Sunset was tired of blushing for the day, but her face lit up regardless. “It was no… well, I was just… you’re welcome,” Sunset mumbled, looking away.</text:p>
      <text:p text:style-name="P544">Night Light’s smiled lingered as he looked around the room at the scattered books and paper littered about. “So what did you need all this stuff for anyway, Twily?”</text:p>
      <text:p text:style-name="Text_20_body">“<text:span text:style-name="T44">Oh, umm.” Twilight shared a look with Sunset. Sunset subtly shook her head. “We… decided that our last project wasn’t good enough to win, so we’re making a new one.” Twilight smiled a little too widely for Sunset’s tastes.</text:span></text:p>
      <text:p text:style-name="Text_20_body">“<text:span text:style-name="T44">This close to the fair?”</text:span></text:p>
      <text:p text:style-name="P544">Twilight’s smile widened.</text:p>
      <text:p text:style-name="Text_20_body">“<text:span text:style-name="T44">We’re going to be drinking a </text:span>lot <text:span text:style-name="T44">of coffee,” Sunset said.</text:span></text:p>
      <text:p text:style-name="P546"><text:soft-page-break/>******</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Still, she handled sleep deprivation better than poor Twilight. She sat at the desk next to Sunset, textbook up to hide her sleeping form. Her hair still stuck out at a few odd ends, and she had bags under her eyes worse than Sunset’s.</text:p>
      <text:p text:style-name="Text_20_body">The third thing Sunset learned Monday night was that Twilight didn’t handle coffee well. Or maybe she handled it <text:span text:style-name="T44">too</text:span> well.</text:p>
      <text:p text:style-name="P546">******</text:p>
      <text:p text:style-name="P544">Four tall, empty cups of coffee cluttered Twilight’s desk. Only one of them had belonged to Sunset.</text:p>
      <text:p text:style-name="P544">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44">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44">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text:span><text:soft-page-break/><text:span text:style-name="T44">wasalwaysnicelookingshealwaysdrankteaandsodidIuntiltodaynowIseehowgoodcoffeeisandIneverwanttogobackanywaythegeneratorhowarewegoingtogetittospinspinspinwhyistheroomspinning?”</text:span></text:p>
      <text:p text:style-name="P544">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44">I can’t crash, I’m not driving. Hey! Can I have a ride on your motorcycle later, Sunset?”</text:span></text:p>
      <text:p text:style-name="Text_20_body">“<text:span text:style-name="T44">Uh, Sure, but I thought you didn’t like it?”</text:span></text:p>
      <text:p text:style-name="P544">Twilight laughed so loud, Sunset swore the other Twilight could hear it. “Are you kidding? I loved your motorcycle! It was so fast, like, vroom, vroom!” Twilight got up and started running in circles.</text:p>
      <text:p text:style-name="P544">Part of Sunset found this hilarious. The other part of her was hoping the caffeine would wear off soon for Twilight’s own good.</text:p>
      <text:p text:style-name="Text_20_body">“<text:span text:style-name="T44">What are we doing?” Twilight shouted. “It’sthreeinthemorningquicklet’sgetbacktoworkwehavesomuchtodo!” She grabbed a piece of metal and the blow torch, and ran over to the project sitting on the bed.</text:span></text:p>
      <text:p text:style-name="P544">The flammable bed.</text:p>
      <text:p text:style-name="P544">The blow torch spat out a tongue of fire.</text:p>
      <text:p text:style-name="P544">Sunset jumped up and snatched the blow torch away. “You know, maybe we should save all the torching for tomorrow and do it outside? Or anywhere else where we won’t burn alive.”</text:p>
      <text:p text:style-name="P544">Spike made a low growl of agreement.</text:p>
      <text:p text:style-name="Text_20_body">“<text:span text:style-name="T44">Well, what else are we going to do? We still need to attach the turbine and find a power sourceandlockintheturningmechanismandadjustthespokesand—”</text:span></text:p>
      <text:p text:style-name="P544">Sunset covered Twilight’s mouth. “I’ll handle it. Calm down and get some sleep.”</text:p>
      <text:p text:style-name="Text_20_body"><text:soft-page-break/>“<text:span text:style-name="T44">Sleep? I don’t need sleep; I feel wide awake!” She jumped from the bed to the desk and started typing away on her laptop. “In fact, I’ll finish the paper right now and you can fiddle with the turbine!”</text:span></text:p>
      <text:p text:style-name="P544">Clacking keys filled the silent void. Sunset made a few adjustments, but mostly watched Twilight. The computer light illuminated her pale, pretty face. Sunset looked back down at the bolt she was wrenching in. She was more tired than she thought.</text:p>
      <text:p text:style-name="P544">She looked up at Twilight again. Twilight yawned, making a small squeaking sound as she exhaled.</text:p>
      <text:p text:style-name="Text_20_body">Dammit, Sparky, now you’re doing it on purpose! <text:span text:style-name="T44">Sunset looked down again, then snapped her head up when she heard a </text:span>thump <text:span text:style-name="T44">against the keyboard.</text:span></text:p>
      <text:p text:style-name="P544">Twilight’s face was pressed into the keys with her mouth ajar; the letter H repeated across the screen. Sunset counted to three, then got up and poked her in the shoulder. Twilight mumbled something but didn’t move.</text:p>
      <text:p text:style-name="Text_20_body">“<text:span text:style-name="T44">And she’s down for the count.” Sunset moved their project to the floor, then gently picked Twilight up and tucked her into bed. Spike moved and curled up against her stomach, making Twilight smile.</text:span></text:p>
      <text:p text:style-name="Text_20_body"><text:span text:style-name="T44">Sunset smiled in turn. She didn’t want to admit it. She </text:span>really <text:span text:style-name="T44">didn’t want to admit it. But Twilight looked cute when she slept.</text:span></text:p>
      <text:p text:style-name="P546">******</text:p>
      <text:p text:style-name="Text_20_body">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text:soft-page-break/>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44">one</text:span> cup of coffee that time.</text:p>
      <text:p text:style-name="P546">******</text:p>
      <text:p text:style-name="Text_20_body">“<text:span text:style-name="T44">Dad was complaining about the noise you two were making last night, so he asked me to move some things around in here so you can work.” Shining flipped a switch, and the garage lights blinked on.</text:span></text:p>
      <text:p text:style-name="P544">Sunset gazed upon a small mountain of unopened moving boxes taking up enough room to make parking a car inside impossible.</text:p>
      <text:p text:style-name="P544">Shining saw her expression. “We downsized.”</text:p>
      <text:p text:style-name="Text_20_body">“<text:span text:style-name="T44">Clearly.”</text:span></text:p>
      <text:p text:style-name="P544">In the corner closest to the door was a white desk and a work bench. Shining nodded toward it. “All yours. Just keep it down.”</text:p>
      <text:p text:style-name="Text_20_body">“<text:span text:style-name="T44">Thanks, Shiny,” Twilight said.</text:span></text:p>
      <text:p text:style-name="P544">Shining smiled at her then shifted to an inquisitive frown. “Remind me why you’re doing a new project.”</text:p>
      <text:p text:style-name="Text_20_body">“<text:span text:style-name="T44">Because we really want to win.” There was that overly big smile.</text:span></text:p>
      <text:p text:style-name="Text_20_body">“<text:span text:style-name="T44">Okay. Now, what’s the real reason?”</text:span></text:p>
      <text:p text:style-name="Text_20_body">“<text:span text:style-name="T44">Someone stole our first project,” Sunset grumbled.</text:span></text:p>
      <text:p text:style-name="P544">Shining’s eyes turned to saucers. “What?”</text:p>
      <text:p text:style-name="Text_20_body">“<text:span text:style-name="T44">Relax,” Twilight said quickly. “We have it under control.”</text:span></text:p>
      <text:p text:style-name="Text_20_body"><text:soft-page-break/>“<text:span text:style-name="T44">Twilight, someone is running around out there with an illegal, security crippling device!”</text:span></text:p>
      <text:p text:style-name="P544">Sunset waved her hand. “Please, the jammer barely had enough juice to knock the house lights off. Besides, we know who took it. She’s petty, vindictive and self-centered, but she’s not a criminal.”</text:p>
      <text:p text:style-name="Text_20_body">“<text:span text:style-name="T44">If you know who took it, why didn’t you report it?”</text:span></text:p>
      <text:p text:style-name="Text_20_body">“<text:span text:style-name="T44">Because we have no proof.”</text:span></text:p>
      <text:p text:style-name="P544">They had a brief staring contest before Shining gave up with a harrumph. “Fine, have it your way.” He crossed his arms. “So, what are you building now?”</text:p>
      <text:p text:style-name="Text_20_body">“<text:span text:style-name="T44">A miniature hydroelectric generator.” Twilight gave the box she was holding a little shake.</text:span></text:p>
      <text:p text:style-name="P544">Shining turned and walked out. “Well, at least it’s legal.”</text:p>
      <text:p text:style-name="P544">Twilight sighed and set the box on the table. “You know, this was going to my little lab space. As soon as dad finished unpacking.”</text:p>
      <text:p text:style-name="P544">Sunset looked around. “A lab?”</text:p>
      <text:p text:style-name="Text_20_body">“<text:span text:style-name="T44">Yeah. Nothing much. I just wanted a space to take things apart and see how they work, make chemistry experiments, track weather patterns, draw star charts from my astronomy observations—”</text:span></text:p>
      <text:p text:style-name="Text_20_body">“<text:span text:style-name="T44">So, nothing much?” Sunset grinned.</text:span></text:p>
      <text:p text:style-name="P544">Twilight blushed. “I know. Nerd.”</text:p>
      <text:p text:style-name="Text_20_body"><text:span text:style-name="T44">Sunset gave one of Twilight’s bangs a gentle tug. “Yes, but you’re </text:span>my <text:span text:style-name="T44">nerd.” She coughed and stammered, “I-I mean, y-you’re my friend… who’s a nerd. My nerd… friend.”</text:span></text:p>
      <text:p text:style-name="Text_20_body">Smooth, genius.</text:p>
      <text:p text:style-name="Text_20_body">“<text:span text:style-name="T44">R-right. I’m your nerd friend.” Twilight chuckled unconvincingly. “We should finish this so we can get a good night’s sleep tonight.”</text:span></text:p>
      <text:p text:style-name="P546">******</text:p>
      <text:p text:style-name="Text_20_body">They had finished their work around one-thirty in the morning. Sunset got to sleep on the couch instead of a chair that time.</text:p>
      <text:p text:style-name="Text_20_body"><text:soft-page-break/>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Oh, I am. But after going almost a month of having nightmares every other night, I’ve learned to handle my sleep deprivation. Besides, only one of us needs to be the grumpy, snappy one. You can fill the part today.”</text:p>
      <text:p text:style-name="Text_20_body"><text:soft-page-break/>Twilight’s only comeback was a guttural growl.</text:p>
      <text:p text:style-name="Text_20_body">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text:soft-page-break/>“I never said that.”</text:p>
      <text:p text:style-name="Text_20_body">A ghost of a smile flickered across Celestia’s face. She raised her clipboard and said, “Regardless, welcome. Cheerilee, Luna and I are the judges. You two can set up at booth number seven.” She pointed to the far left corner. “Good luck.”</text:p>
      <text:p text:style-name="Text_20_body">“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text:soft-page-break/>“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serious. “You see, I have it from my Events Committee head, aka Pinkie Pie, that you’ve volunteered to help organize the Winter Ball.”</text:p>
      <text:p text:style-name="Text_20_body">“Yeah, so?”</text:p>
      <text:p text:style-name="Text_20_body">“Weeeell.” Lyra wrapped an arm over Sunset’s shoulder. Sunset’s death glare had no effect whatsoever. “Listen, Sunny—can I call you Sunny?”</text:p>
      <text:p text:style-name="Text_20_body">“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44">duty</text:span> to inform you of, well… the <text:span text:style-name="T44">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text:soft-page-break/>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44">What?”</text:span></text:p>
      <text:p text:style-name="Text_20_body">“I said—”</text:p>
      <text:p text:style-name="Text_20_body">“I heard what you said, I just can’t believe it!”</text:p>
      <text:p text:style-name="Text_20_body">Lyra patted her shoulder again. “Yeeeeah. Well, good luck in the fair!” She hurried back to her table without a second glance.</text:p>
      <text:p text:style-name="Text_20_body">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text:soft-page-break/>“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44">and</text:span> science!”</text:p>
      <text:p text:style-name="Text_20_body">Sunset bit her tongue to keep from smirking. “Oh yeah, she’s something all right.”</text:p>
      <text:p text:style-name="Text_20_body">Artemis let go and gave her a little nudge. “Well, off you go. Can’t wait to see what you cooked up! You’ll have to be on your A game to beat Trixie.”</text:p>
      <text:p text:style-name="Text_20_body">“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544">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ext:soft-page-break/>“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44">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When she removed her hand, Twilight sighed and said, “Okay. One thing at a time.” Her face turned a deeper shade of red. “But, a-about the dance, Sunset… I-I w-was wondering—”</text:p>
      <text:p text:style-name="Text_20_body">Static rippled through the speakers as Celestia tapped her microphone. “Welcome, everyone to Canterlot High’s 30th annual Science Fair!” She waited for the scattered applause and cheering to die down before continuing. “The official judging will 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text:soft-page-break/>“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44">First, the fair. Then… </text:span>Her mind conjured the image of her and Twilight holding hands with perfect clarity. <text:span text:style-name="T44">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Off to the side, Rarity had pulled out her makeup kit and was trying to remodel Twilight’s face. “Honestly, darling, just because you’re lacking a little sleep doesn’t mean you shouldn’t look your absolute best, especially on today!”</text:p>
      <text:p text:style-name="Text_20_body"><text:soft-page-break/>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544">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text:soft-page-break/>“Dear Celestia, they built a chess playing robot,” Sunset said in awe and shame.</text:p>
      <text:p text:style-name="Text_20_body">“Gonna be hard to beat that,” Pinkie said.</text:p>
      <text:p text:style-name="Text_20_body">“Hmm, yeah.” Sunset rubbed her chin. “Would be a shame if someone spilled water on it.”</text:p>
      <text:p text:style-name="Text_20_body">“Don’t even think about it,” Twilight deadpanned.</text:p>
      <text:p text:style-name="Text_20_body">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text:soft-page-break/>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he robot made a few blips, analyzing the board. It lowered its arms, and its light bulb eyes dimmed. Dexter and Quick Wit, meanwhile, gaped like fish, unable to form proper words.</text:p>
      <text:p text:style-name="Text_20_body">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So, Miss Heartstrings,” Cheerilee began, “please tell us about those glasses of yours.”</text:p>
      <text:p text:style-name="Text_20_body"><text:soft-page-break/>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Derpy took the ribbon and sat down. She unplugged her muffin and took a large bite out of it, dejection blanketing her face.</text:p>
      <text:p text:style-name="Text_20_body">“Poor, Derpy,” Pinkie said. “She forgot the baking powder.”</text:p>
      <text:p text:style-name="Text_20_body"><text:span text:style-name="T44">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44">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text:soft-page-break/>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wilight collapsed into her chair and rested her head on the table. “We did it.” She sounded more exhausted than excited.</text:p>
      <text:p text:style-name="Text_20_body">“You girls did wonderful!” Fluttershy said.</text:p>
      <text:p text:style-name="Text_20_body">“Thanks.” Sunset patted Twilight on the head. “Don’t fall asleep yet, Twilight. We still need to find out who won.”</text:p>
      <text:p text:style-name="Text_20_body">“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text:soft-page-break/>“Of course she can!” Trixie paused, looking lost for a moment. “Err… Oh wait! Trixie has flashcards!” She fished around in her pocket until she found a set of 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44">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544">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44">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Apple Bloom, do something!” Scootaloo shouted.</text:p>
      <text:p text:style-name="Text_20_body">“Ah can’t! The controls aren’t responding!”</text:p>
      <text:p text:style-name="Text_20_body">Sweetie covered her eyes. “Oh, the humanity!”</text:p>
      <text:p text:style-name="Text_20_body">Their blimp crashed straight into the crater, engine first, and plugged in completely.</text:p>
      <text:p text:style-name="Text_20_body">“No, no, no!” Twist tried to reach for the blimp and pull it out. “I uthed ammonium dichromate! If it geth too hot, ith going to—”</text:p>
      <text:p text:style-name="P544">Fwooom!</text:p>
      <text:p text:style-name="Text_20_body"><text:soft-page-break/>The blimp blasted out of the volcano, leaving behind a trail of sparks and embers. Everyone watched it arch through the air and crash again, this time obliterating Caramel’s entire solar system.</text:p>
      <text:p text:style-name="Text_20_body">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44">I should have brought popcorn.</text:span></text:p>
      <text:p text:style-name="Text_20_body">A single applause echoed throughout the room. “Ha!” Artemis cheered. “Now <text:span text:style-name="T44">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44">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We could try.”</text:p>
      <text:p text:style-name="Text_20_body">Celestia clapped her hands. “Excellent! Go get ready, and Luna will escort you to the fuse box in the basement.”</text:p>
      <text:p text:style-name="Text_20_body">She and Sunset parted ways. Reaching her table, Sunset jabbed Twilight’s shoulder. “Sparky, wake up! We got things to do!”</text:p>
      <text:p text:style-name="Text_20_body">Twilight snorted and raised her head. “What happened?”</text:p>
      <text:p text:style-name="Text_20_body"><text:soft-page-break/>“Well, Trixie caused a blackout, so the CMC’s blimp crashed into a volcano, which spewed it back out, so it crashed and destroyed the solar system.”</text:p>
      <text:p text:style-name="Text_20_body">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text:soft-page-break/>Sunset and Twilight were left alone in the dim room, the main source of light coming from the open door above them. Sunset felt around the tool bag until she found a screwdriver and flashlight.</text:p>
      <text:p text:style-name="Text_20_body">“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44">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ext:soft-page-break/>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Yeah… special,” Twilight parroted.</text:p>
      <text:p text:style-name="Text_20_body">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Sunset’s heart drummed in her chest. Were they getting closer? What was happening?</text:p>
      <text:p text:style-name="Text_20_body">A loud <text:span text:style-name="T44">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546">******</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text:soft-page-break/>“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Celestia handed Sunset the ribbon. “Congratulations, you two. You showed not only hard work and ingenuity, but practical applications for your project as well.” She then handed both of them a ticket. “And here is your pass to the Canterlot Aerospace Museum. I hope you have a good time.” She smiled and joined in on the applause.</text:p>
      <text:p text:style-name="Text_20_body">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ears. But perhaps, overall, it was the feeling in her heart that she had <text:span text:style-name="T44">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44">She wouldn’t.</text:span> Looking into Trixie’s eyes proved otherwise. <text:span text:style-name="T44">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text:soft-page-break/>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44">Lulamoon!”</text:span></text:p>
      <text:p text:style-name="Text_20_body">In a flash of smoke, all three of them were gone, and Sunset released the breath she had been holding. She then gave a bright smile to each of her friends. <text:span text:style-name="T44">I love you girls!</text:span></text:p>
      <text:p text:style-name="Text_20_body">The crowd dispersed to pack away their things and file out the room. Sunset turned to Twilight and held out the blue ribbon. “Here. I think you should keep it.”</text:p>
      <text:p text:style-name="Text_20_body">Twilight looked at it, then at Sunset. “Really? Why?”</text:p>
      <text:p text:style-name="Text_20_body">“You wanted to do this in the first place. Besides, it’ll look better hanging in your room than it will in mine.”</text:p>
      <text:p text:style-name="Text_20_body">Twilight clutched the ribbon in both hands. “Thank you, Sunset.”</text:p>
      <text:p text:style-name="Text_20_body">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44">Stupid conscience.</text:span> “As much as I would love to see you two grovel and lick the dirt from my boots… the bet’s off.”</text:p>
      <text:p text:style-name="Text_20_body">“<text:span text:style-name="T44">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text:soft-page-break/>Quick Wit tapped his foot on the ground. “So, uhh… if that part of the bet is off… do you think we could get those kisses anyway?”</text:p>
      <text:p text:style-name="Text_20_body">“<text:span text:style-name="T44">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Yep.” A knot twisted in Sunset’s stomach.</text:p>
      <text:p text:style-name="Text_20_body">“It’d be fun to go… together. Don’t you think?”</text:p>
      <text:p text:style-name="Text_20_body">“Yeah. Yeah, it could be fun.” <text:span text:style-name="T44">Or a disaster. You know where she’s going with this. Just tell her!</text:span></text:p>
      <text:p text:style-name="Text_20_body">“Maybe we could go later this weekend?”</text:p>
      <text:p text:style-name="Text_20_body">“Maybe.” <text:span text:style-name="T44">Tell her no! Under no circumstances are you allowed to go there together on a… you-know-what.</text:span> Sunset opened her mouth.</text:p>
      <text:p text:style-name="Text_20_body">“Sunset?”</text:p>
      <text:p text:style-name="Text_20_body">“Yes?” <text:span text:style-name="T44">Get ready…</text:span></text:p>
      <text:p text:style-name="Text_20_body">Twilight cleared her throat. “I also wanted to know if… well, my mom wanted to know too… but of course, I want you to come as well…”</text:p>
      <text:p text:style-name="P544">Okay, I’m lost now….</text:p>
      <text:p text:style-name="Text_20_body">“Would you like to have Thanksgiving dinner with us tomorrow?”</text:p>
      <text:p text:style-name="Text_20_body">Sunset relaxed her shoulders. “Oh, uhh, sure.” <text:span text:style-name="T44">Yes! That is totally not a date! Ha! </text:span>Sunset wasn’t quite sure who she was laughing at but laughed all the same.</text:p>
      <text:p text:style-name="Text_20_body">Twilight made a lopsided smile. “Great. Yeah, that’s great. It’ll be fun. Umm… be there around five.”</text:p>
      <text:p text:style-name="Text_20_body"><text:soft-page-break/>“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44">could</text:span> not date Twilight Sparkle.</text:p>
      <text:p text:style-name="Text_20_body">An empty soda can crossed Sunset’s path, and she kicked it with all her might. <text:span text:style-name="T44">Stupid Twilight. Making my heart do stupid things. Stupid.</text:span></text:p>
      <text:p text:style-name="Text_20_body">She kicked it again, turning her thoughts over to the fair. <text:span text:style-name="T44">I barely did any gloating.</text:span> Looking up at the evening sky, Sunset saw the first star appear. <text:span text:style-name="T44">Something must be wrong with me.</text:span></text:p>
      <text:h text:style-name="Heading_20_1" text:outline-level="1"><text:bookmark text:name="31"/><text:bookmark-start text:name="__RefHeading___Toc274_788317178"/>IV. My Past Does Not Define Me — <text:span text:style-name="T1188">Крок</text:span> 31: An Evening with the Sparkles<text:bookmark-end text:name="__RefHeading___Toc274_788317178"/></text:h>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44">Why do I keep you?”</text:span></text:p>
      <text:p text:style-name="Text_20_body">Sunset stood in the center of her room, contemplating whether to use the brush in her hand to straighten her hair out or beat Princess Twilight over the head.</text:p>
      <text:p text:style-name="Text_20_body"><text:span text:style-name="T44">Don’t let her get a rise out of you; she’s only cotton.</text:span> Sunset ran the brush through her hair. She <text:span text:style-name="T44">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44">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44">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text:soft-page-break/>“I just have to make that clear. I just want to be friends.” Sunset took a deep breath. “I’ll nip this in bud before it’s too late.”</text:p>
      <text:p text:style-name="Text_20_body">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546">******</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44">It’s just dinner,</text:span> she told herself. Yet, she couldn’t shake the foreboding feeling that swirled around her, mixing with the autumn air. It wasn’t a <text:span text:style-name="T44">bad</text:span> foreboding, just the sense that <text:span text:style-name="T44">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ext:soft-page-break/>There was a clamor of sounds and voices on the other side, barely distinguishable from one another. She heard Mrs. Velvet yell something, then Shining, then 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Hi,” she squeaked.</text:p>
      <text:p text:style-name="Text_20_body">“Hi,” Sunset replied once the wind returned to her chest. She cleared her throat. “Well, now I feel underdressed.”</text:p>
      <text:p text:style-name="Text_20_body">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44">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44">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44">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text:soft-page-break/>“Just about.” Twilight led Sunset up to her room. “Do they have Thanksgiving in Equestria?”</text:p>
      <text:p text:style-name="Text_20_body">“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44">child</text:span>hood. That day was just another normal day for us.” Sunset’s face darkened. “Everypony else got to stuff their faces even more than usual while my parents and I just ate enough to get us through the day.” She sighed. “Of course, once I got to the castle, I stuffed my face whenever I could. My parents ate pretty well too. But I never gave a thought to anypony else who could have been in a situation like mine.”</text:p>
      <text:p text:style-name="Text_20_body">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44">we</text:span> won, or happy that <text:span text:style-name="T44">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ext:soft-page-break/>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Sunset snorted. <text:span text:style-name="T44">Is… is she trying to flirt with me? I’d be more embarrassed if she </text:span>wasn’t <text:span text:style-name="T44">so bad at it. </text:span>A devilish smirk crossed her face, and she covered it with her hand. It was probably a bad idea, but it was too funny not to try.</text:p>
      <text:p text:style-name="Text_20_body">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text:soft-page-break/>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found her throat stuck, and the room temperature had jumped a few hundred degrees.</text:p>
      <text:p text:style-name="Text_20_body">She managed to swallow. “You really think so?”</text:p>
      <text:p text:style-name="Text_20_body">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text:soft-page-break/>Sunset’s body began to do a number of things. Her stomach rolled, her heart hammered and her blood roared in her ears. “I’ve been meaning to say something too.” <text:span text:style-name="T44">This is it: do or die.</text:span></text:p>
      <text:p text:style-name="Text_20_body">Twilight hesitated. “Can I go first?”</text:p>
      <text:p text:style-name="Text_20_body">“Yes.”</text:p>
      <text:p text:style-name="Text_20_body">“I…” She took a deep breath. “I really—<text:span text:style-name="T44">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Cadence poked her head around the corner. She looked embarrassed and disappointed. “I just came to get you two for dinner, but you were <text:span text:style-name="T44">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546">******</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Velvet let out a relieved sigh as she sat down. “Thank you all for joining us for dinner this year. I hope it tastes as good as it looks.”</text:p>
      <text:p text:style-name="Text_20_body"><text:soft-page-break/>“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44">Yep. Friends. Good friends.</text:span> She tried not to look at Twilight.</text:p>
      <text:p text:style-name="Text_20_body">Within a few seconds, Sunset’s plate was piled with food, courtesy of Velvet. Having eaten nothing all day, she dug in with fervor. Next to her, Twilight discreetly slipped 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44">Oh, so </text:span>that’s <text:span text:style-name="T44">why he’s so irritable all the time.</text:span></text:p>
      <text:p text:style-name="Text_20_body"><text:soft-page-break/>Cadence rubbed his back. “It’s okay, sweetie. We all know you’re doing your best.”</text:p>
      <text:p text:style-name="Text_20_body">Shining took a deep breath and returned to his meal, taking out his frustration by cutting the turkey into thin strips.</text:p>
      <text:p text:style-name="Text_20_body">“So, Rose, how is the jewelry business treating you?” Velvet asked.</text:p>
      <text:p text:style-name="Text_20_body">“Very well. The Pies just sent us a large shipment of pearls.”</text:p>
      <text:p text:style-name="Text_20_body">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44">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text:soft-page-break/>“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Rose tapped a finger against her chin. “Lulamoon. That name sounds familiar. Aren’t they the weird family that lives a few blocks down?”</text:p>
      <text:p text:style-name="Text_20_body">“Yes.” Sunset looked down at her plate. “Weird is putting it mildly though.”</text:p>
      <text:p text:style-name="Text_20_body">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pan text:style-name="T44">home</text:span> and stole it while I was sleeping.” She could see Twilight making frantic movements with her eyes like she was sending Morse Code.</text:p>
      <text:p text:style-name="Text_20_body">Shining dropped his fork and knife. “<text:span text:style-name="T44">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text:soft-page-break/>“No.”</text:p>
      <text:p text:style-name="Text_20_body">“Why not?”</text:p>
      <text:p text:style-name="Text_20_body">Sunset cringed again. “Because they live in another dimension—<text:span text:style-name="T44">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decision, Sunset, but what’s done is done.” She paused for a bite of turkey. “So, what do your parents do?”</text:p>
      <text:p text:style-name="Text_20_body">“My mom is a maid, and my dad pulls carriages.”</text:p>
      <text:p text:style-name="Text_20_body">Cadence blinked. “Your dad… <text:span text:style-name="T44">pulls</text:span> carriages?”</text:p>
      <text:p text:style-name="Text_20_body">“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44">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text:soft-page-break/>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44">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Everyone stared in confusion now. Twilight froze, her fork halfway to her mouth. Shining raised his eyebrow so high, Sunset thought it might float off his face.</text:p>
      <text:p text:style-name="Text_20_body">“W-what?” Elm asked.</text:p>
      <text:p text:style-name="Text_20_body">“I live in an old fact—<text:span text:style-name="T44">ow!</text:span>” Sunset leaned forward in her chair, rubbing a hand against her shin. <text:span text:style-name="T44">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text:soft-page-break/>“Where did you live before?”</text:p>
      <text:p text:style-name="Text_20_body">“In Equestria.” Sunset dug the fork further into her hand. <text:span text:style-name="T44">This… is a nightmare.</text:span></text:p>
      <text:p text:style-name="Text_20_body">Cadence looked on with her mouth slightly ajar. “What… is Equestria?”</text:p>
      <text:p text:style-name="Text_20_body">“It’s another di—”</text:p>
      <text:p text:style-name="Text_20_body">“<text:span text:style-name="T44">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44">that</text:span>? I thought you wanted—<text:span text:style-name="T44">had to</text:span> keep it secret?”</text:p>
      <text:p text:style-name="Text_20_body">“I do.” Sunset ran a hand through her hair. “I… can’t explain it, Twilight. I just… have a hard time lying.”</text:p>
      <text:p text:style-name="Text_20_body">“Well do me a favor and lie! I can’t believe I’m asking you this, but please lie!”</text:p>
      <text:p text:style-name="Text_20_body">It was the oddest feeling Sunset had experienced. The jolt ran down her spine, paused, then ran back up it again. Every nerve in her body tickled for a moment, then it was all gone. Sunset knelt next to Twilight, blinking several times. “Uhh… okay.”</text:p>
      <text:p text:style-name="Text_20_body">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text:soft-page-break/>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44">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he word ‘no’ formed in her mouth, but when she opened to speak, Sunset said, “Yes, of course you did. I probably just wasn’t paying attention.” <text:span text:style-name="T44">I don’t believe it… this might be worse than being forced to tell the truth.</text:span></text:p>
      <text:p text:style-name="Text_20_body">Twilight pushed her empty plate away. “Well, yes. I applied abroad. I don’t know if I’ll actually get in, but I gave it my best shot.”</text:p>
      <text:p text:style-name="Text_20_body">Sunset leaned back in her chair, processing this new information. The idea of Twilight going so far away made her stomach sink. What was Sunset supposed to do if Twilight moved away?</text:p>
      <text:p text:style-name="Text_20_body"><text:soft-page-break/>What would she do if <text:span text:style-name="T44">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44">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text:soft-page-break/>Cadence grabbed him by the sleeve and pulled him back down. “No, you won’t.”</text:p>
      <text:p text:style-name="Text_20_body">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44">But this is Twilight we’re talking about.</text:span> Still, Sunset didn’t know if she wanted <text:span text:style-name="T44">anyone</text:span> to knowingly have power over her.</text:p>
      <text:p text:style-name="Text_20_body">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text:soft-page-break/>person, and…” She looked up and took another step forward. She was very close now.</text:p>
      <text:p text:style-name="Text_20_body">“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Leaning in even closer, Twilight dropped her voice to a fragile whisper. “And… you told me my first kiss should be special. It should be <text:span text:style-name="T44">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ext:soft-page-break/>Twilight took a deep breath, now fighting back tears. “Sunset, please, just tell me what you think of me.”</text:p>
      <text:p text:style-name="Text_20_body"><text:span text:style-name="T44">No…</text:span> Sunset’s spine jolted. She bit down on her lip so hard, she could taste a small trickle of blood. Her throat constricted, the answer building up inside. She lasted a whole minute before the curse beat her, and she spat out with terrible conviction, “I hate you, Twilight. I think you’re a nerdy, show-offy know-it-all who can’t keep her nose out of other people’s business. I certainly don’t think you’re pretty, and I despise spending time with you.” Sunset covered her mouth, then shouted, “I didn’t mean <text:span text:style-name="T44">any</text:span> of that!”</text:p>
      <text:p text:style-name="Text_20_body">But Twilight was already in tears. “If you didn’t mean it, then why did you say it?”</text:p>
      <text:p text:style-name="Text_20_body">“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44">Why…? How…?</text:span> She mounted her bike and put her helmet on. <text:span text:style-name="T44">She asked me… to leave her alone.</text:span></text:p>
      <text:p text:style-name="Text_20_body">She started the engine and revved forward, making it roar into the night sky. <text:span text:style-name="T44">I should have just told her… but she asked me to lie.</text:span> She pressed the throttle and shot down the street. In her side-view mirror, she saw Shining step out onto the porch and glare threateningly at her.</text:p>
      <text:p text:style-name="Text_20_body"><text:span text:style-name="T44">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8_788317178"/><text:span text:style-name="T1188">Крок</text:span> 32: Makes Me Crazy<text:bookmark-end text:name="__RefHeading___Toc278_788317178"/></text:h>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44">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44">want</text:span> to be with Twilight.”</text:p>
      <text:p text:style-name="Text_20_body">Sunset looked around. The voice wasn’t high and squeaky like the one she attributed to Princess Twilight. It was closer to her own, laced with heavy <text:soft-page-break/>amounts of cynical amusement. She looked at the cracked mirror and the dozens of reflections it held. Only, instead of showing her tear streaked face, every Sunset smirked at her with a familiar haughtiness.</text:p>
      <text:p text:style-name="Text_20_body">“Great. More crazy,” Sunset deadpanned.</text:p>
      <text:p text:style-name="Text_20_body">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44">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I changed my mind.”</text:p>
      <text:p text:style-name="Text_20_body"><text:soft-page-break/>“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text:soft-page-break/>“Like who?” The answer was in Sunset’s head the second she asked the question. “Rarity.” Sunset picked her phone up again and flipped it open. Her finger hovered 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44">anyone</text:span> with that much power over her?</text:p>
      <text:p text:style-name="Text_20_body">“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546">******</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text:soft-page-break/>“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44">Rarity, Sunset’s here!”</text:span></text:p>
      <text:p text:style-name="Text_20_body">“Morning, Sweetie,” Sunset said lifelessly. She watched Sweetie pick her bike up and roll it down the porch steps before mounting it. “Where are you off to?”</text:p>
      <text:p text:style-name="Text_20_body">“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44">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Sunset stepped across the threshold, unsurprised to see a perfectly tidy and well-decorated living room. Everything about it screamed Rarity, from the purple tablecloth to the matching rug and couch. The only thing Rarity probably had nothing to do with was the entertainment center, decorated in football paraphernalia.</text:p>
      <text:p text:style-name="Text_20_body">“I’m guessing you don’t let your parents shop without you?” Sunset asked as Rarity led her to the table.</text:p>
      <text:p text:style-name="Text_20_body"><text:soft-page-break/>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44">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pan text:style-name="T44">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Oh, I <text:span text:style-name="T44">knew</text:span> it!” Rarity jumped from her seat and began hopping around the room. “I knew it, I knew it, I knew it, I knew it, I knew it!” She dropped back <text:soft-page-break/>to her seat and leaned into Sunset’s personal space, a giant smiled plastered across her face. “You two are <text:span text:style-name="T44">adorable</text:span> together!”</text:p>
      <text:p text:style-name="Text_20_body">Sunset leaned out as far as she could. “Rarity… you’re scaring me more than usual.”</text:p>
      <text:p text:style-name="Text_20_body">Rarity leaned back in her seat and composed herself. “I’m sorry, that was completely out of line. But do you know how long I’ve been holding that back?”</text:p>
      <text:p text:style-name="Text_20_body">“No.” <text:span text:style-name="T44">Yes.</text:span></text:p>
      <text:p text:style-name="Text_20_body">“A very long time, Sunset!” She threw her hands into the air. “It was absolute torture waiting for you to admit it! When you texted me this morning, I knew that <text:span text:style-name="T44">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44">too</text:span> crazy.” Sunset took a long sip of tea. “The night of the Fall Formal, after you girls blasted me… something happened.”</text:p>
      <text:p text:style-name="Text_20_body">“Something as in…?”</text:p>
      <text:p text:style-name="Text_20_body"><text:soft-page-break/>“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Sunset pounded her chest a few times. “The night of the Fall Formal, I—” Her throat seized up again. It was just like when she was forced to tell the truth, only in reverse.</text:p>
      <text:p text:style-name="Text_20_body"><text:span text:style-name="T44">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N-no, I’m not.” Sunset guzzled it down in one gulp, scalding the back of her throat. “I’m not okay, because there is a—” She gagged, almost spitting her tea up. “<text:span text:style-name="T44">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pan text:style-name="T44">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44">I have a—’</text:span> Her hand cramped up, forcing her to drop the pen. The second she did, the cramp went away, and she tried again, only for it to return when she picked up where she left off.</text:p>
      <text:p text:style-name="Text_20_body"><text:soft-page-break/>“No… no, no, no!” Sunset stared at the paper, a blank and hopeless void mocking her attempt to save herself. <text:span text:style-name="T44">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text:soft-page-break/>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44">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44">really</text:span> messed up on Thursday.”</text:p>
      <text:p text:style-name="Text_20_body">The smile melted off Rarity’s face. “Oh no, what happened?”</text:p>
      <text:p text:style-name="Text_20_body">“Well, She told me… she confessed that she liked me,” Sunset said miserably. The memory played through her mind, along with a thousand different ways it could have gone that didn’t end with Twilight in tears.</text:p>
      <text:p text:style-name="Text_20_body">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What did you say?”</text:p>
      <text:p text:style-name="Text_20_body">Sunset cringed. “I said that I hated her and that she was a nosey, show-offy nerd and that I despised hanging out with her.”</text:p>
      <text:p text:style-name="Text_20_body">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text:soft-page-break/>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544">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Before she could put more thought into it, Rarity returned with bandages much whiter than the ones Sunset was wearing, and a bottle of rubbing alcohol. She sat down, took Sunset’s hand, and started undoing the old bandages. “Okay, so to sum this up, Twilight told you she liked you, you two <text:span text:style-name="T44">didn’t</text:span> kiss, and then you panicked and broke her heart.”</text:p>
      <text:p text:style-name="Text_20_body">“Well, I didn’t <text:span text:style-name="T44">not</text:span> kiss her. We kinda, sorta kissed… a little… almost.”</text:p>
      <text:p text:style-name="Text_20_body">“Brushing lips is not a kiss, dear.”</text:p>
      <text:p text:style-name="Text_20_body"><text:span text:style-name="T44">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but telling her you hate her to avoid hurting her feelings seems to be going to the extreme.”</text:p>
      <text:p text:style-name="Text_20_body">“I <text:span text:style-name="T44">really</text:span> panicked, okay?” Sunset squeezed her eyes shut. Not even the rubbing alcohol could numb the pain in her heart. “I couldn’t even admit I liked <text:soft-page-break/>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44">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44">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Rarity smiled. “See, now was that so hard?”</text:p>
      <text:p text:style-name="Text_20_body">“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text:soft-page-break/>becoming a better person, and she sees that. Coupled with the fact that you saved her life, it’s no wonder she likes you so much.”</text:p>
      <text:p text:style-name="Text_20_body">“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44">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44">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I guess.” Sunset’s stomach turned. “But what if I don’t make her happy? What if—<text:span text:style-name="T44">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44">I</text:span> want this!”</text:p>
      <text:p text:style-name="Text_20_body"><text:soft-page-break/>Sunset fixed Rarity with a deadpan look.</text:p>
      <text:p text:style-name="Text_20_body">Rarity looked away and cleared her throat. “Personal feelings aside, you deserve to be happy. Maybe you’ll work it out or maybe you won’t, but you’ll never know until you <text:span text:style-name="T44">try</text:span>! Otherwise, you’ll be looking back wondering what could have been.”</text:p>
      <text:p text:style-name="Text_20_body">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546">******</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he noise stopped, and they both sighed in relief.</text:p>
      <text:p text:style-name="Text_20_body"><text:soft-page-break/>“I’m guessing she hasn’t come out of her room?” Cadence asked.</text:p>
      <text:p text:style-name="Text_20_body">Shining shook his head. “She comes out to grab something to snack on, but won’t say a word to anyone.”</text:p>
      <text:p text:style-name="Text_20_body"><text:span text:style-name="T44">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44">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text:soft-page-break/>“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I didn’t feel like putting in my contacts,” she said as she rubbed her eyes.</text:p>
      <text:p text:style-name="Text_20_body">Cadence nodded, knowing it was more of a case that they wouldn’t stay in. She hummed to herself, wondering how to ease her way into the problem.</text:p>
      <text:p text:style-name="Text_20_body">“Love stinks!” Twilight shouted.</text:p>
      <text:p text:style-name="Text_20_body"><text:span text:style-name="T44">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44">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ext:soft-page-break/>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44">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Okay.”</text:p>
      <text:p text:style-name="Text_20_body">“And if her answer doesn’t change, you can send Shining after her.” Unfortunately, Twilight didn’t smile. Cadence lifted her up and brushed a tear away. “Twily, this isn’t the end of the world. Remember: if it doesn’t work out, there will be other Sunsets.”</text:p>
      <text:p text:style-name="Text_20_body">“I know. I just thought she liked me. At least as a friend.”</text:p>
      <text:p text:style-name="Text_20_body">“I’m sure she does.” <text:span text:style-name="T44">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text:soft-page-break/>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Shining crossed his arms. “Twilight I trust. It’s this Sunset Shimmer I have questions about.”</text:p>
      <text:h text:style-name="Heading_20_1" text:outline-level="1"><text:bookmark-start text:name="__RefHeading___Toc282_788317178"/><text:span text:style-name="T1189">Крок</text:span> 33: Friends, Foes, and Family<text:bookmark-end text:name="__RefHeading___Toc282_788317178"/></text:h>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44">Confidence!”</text:span></text:p>
      <text:p text:style-name="Text_20_body">“I’ll see you on Monday, Rarity!” Sunset strapped her helmet on and took off down the road, grinning as she heard Rarity shout at her one more time.</text:p>
      <text:p text:style-name="Text_20_body"><text:soft-page-break/>It wasn’t that she <text:span text:style-name="T44">didn’t</text:span> have confidence. It was just often misplaced. She had been confident in her superiority. She had been confident she could wield the Element of Magic and take over Equestria. She had been confident that she didn’t like Twilight as anything more than a friend.</text:p>
      <text:p text:style-name="Text_20_body">All three times she had been wrong.</text:p>
      <text:p text:style-name="Text_20_body">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544">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44">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ext:soft-page-break/>Trixie looked up, still holding her nose. “Augh, Sunset Shimmer! You’re not supposed to—I-I mean, what are you doing here?”</text:p>
      <text:p text:style-name="Text_20_body">“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Sunset crossed her arms, looking skeptical. “Uh-huh. Then why are you down here?”</text:p>
      <text:p text:style-name="Text_20_body">“Trixie enjoys taking walks around the city. Is that a crime?”</text:p>
      <text:p text:style-name="Text_20_body">“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ext:soft-page-break/>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You move first!”</text:p>
      <text:p text:style-name="Text_20_body">“Fine, I’m not even going to argue with you on—”</text:p>
      <text:p text:style-name="Text_20_body">“<text:span text:style-name="T44">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other three hadn’t changed in the slightest, though they appeared angrier than the last time Sunset had seen them.</text:p>
      <text:p text:style-name="Text_20_body">“Gilda.” Sunset put on a fake smile. “Nice to see you again. You look well.”</text:p>
      <text:p text:style-name="Text_20_body">Gilda wasted no time in getting up in Sunset’s face. She grinned fiendishly. “I can’t believe my luck today. Got some graffiti in, snagged some smokes, <text:span text:style-name="T44">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44">Why today? First Trixie, then Gilda? </text:span><text:soft-page-break/><text:span text:style-name="T44">Seriously, haven’t I had enough karma done to me?</text:span> Sunset got to her feet, breathing hard. Gilda and her gang members were still laughing at her distress.</text:p>
      <text:p text:style-name="Text_20_body">“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pan text:style-name="T44">Get her!”</text:span> Gilda screamed.</text:p>
      <text:p text:style-name="Text_20_body">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oft-page-break/><text:span text:style-name="T44">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44">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44">Now what?</text:span> Hopefully, she had outmaneuvered Gilda, but now she was stuck in the middle of Celestia-knew-where with a bloody leg.</text:p>
      <text:p text:style-name="Text_20_body">There was a <text:span text:style-name="T44">crack</text:span> followed by large crash, and someone screamed, “<text:span text:style-name="T44">Help!”</text:span></text:p>
      <text:p text:style-name="Text_20_body"><text:soft-page-break/>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Sunset grunted, pulling Trixie back with all the strength she could muster. “I won’t, I promise.” The wood creaked ominously beneath her.</text:p>
      <text:p text:style-name="Text_20_body">“<text:span text:style-name="T44">I found them!”</text:span> Hoops shouted.</text:p>
      <text:p text:style-name="Text_20_body"><text:span text:style-name="T44">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text:soft-page-break/>“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44">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But your leg—”</text:p>
      <text:p text:style-name="Text_20_body">“Just go!”</text:p>
      <text:p text:style-name="Text_20_body"><text:soft-page-break/>“Sunset!”</text:p>
      <text:p text:style-name="Text_20_body">“<text:span text:style-name="T44">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hat’s right, kneel, you little bitch. I’m going to cut your pretty face to ribbons.” Gilda pressed the blade in harder. “But tell you what? If you’re good, I <text:span text:style-name="T44">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44">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text:soft-page-break/>Gilda rolled her eyes. “If you want something done right…” Her blade clashed against Sunset’s again.</text:p>
      <text:p text:style-name="Text_20_body">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44">Well, with the way things are going, that’s still a possibility. Even if I manage to beat Gilda, I have three more losers to fight through, </text:span>and <text:span text:style-name="T44">I have to crawl home.</text:span> The outlook was bleak if Sunset was honest with herself.</text:p>
      <text:p text:style-name="Text_20_body">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text:soft-page-break/>“What are you doing here?” Sunset asked.</text:p>
      <text:p text:style-name="Text_20_body">Selena put a hand on a saber strapped to her side. “Trixie came and told us you were in trouble. Looks like we arrived just in time.”</text:p>
      <text:p text:style-name="Text_20_body">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text:soft-page-break/>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Gilda got up and looked at the scene around her. Hoops curled on the ground with the doves nesting on top of him. Score lying on the ground, groaning in pain. Dumbbell tied up, looking terrified. </text:p>
      <text:p text:style-name="Text_20_body">“Seriously…. What. The. <text:span text:style-name="T44">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text:soft-page-break/>Artemis eased back into his boyish grin. “And that, Trixie, is why I married your mother!”</text:p>
      <text:p text:style-name="Text_20_body">Sunset blinked. “That… was awesome.”</text:p>
      <text:p text:style-name="P546">******</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Gilda screamed obscenities while Sunset teleported away with the Lulamoons. It was a lot like teleporting as a pony: the world twisted around you, and you felt like you had been shoved forward at maximum speed. Only, there was more spoke upon reentry.</text:p>
      <text:p text:style-name="Text_20_body">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text:soft-page-break/>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helped Trixie blow out her birthday candles, then Artemis held onto her while Trixie rode her first bike. All three of them, plus the girl from before, now a grown woman, were jumping on a trampoline. Trixie was on stage dressed as a flower. She was then 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text:soft-page-break/>“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44">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44">dire</text:span>.”</text:p>
      <text:p text:style-name="Text_20_body">Selena whacked him on the shoulder. “She only needs a few drops, not the whole bottle.”</text:p>
      <text:p text:style-name="Text_20_body">“Okay, okay… Trixie.”</text:p>
      <text:p text:style-name="Text_20_body">Trixie jumped, looking like she had been called on for a problem she didn’t know the answer to. She had hardly said a word after coming back with help. “Yes?”</text:p>
      <text:p text:style-name="Text_20_body">“Upstairs in the study, there’s a bottle on the third shelf behind the desk. Fetch it for us, would you, sweetheart?”</text:p>
      <text:p text:style-name="Text_20_body">“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text:soft-page-break/>“And why were in such a seedy area in the first place?” Selena pursed her lips. “In fact, why was Trixie there?”</text:p>
      <text:p text:style-name="Text_20_body">“I was going to get a salad. I think Trixie was spying on me.”</text:p>
      <text:p text:style-name="Text_20_body">“Trixie was <text:span text:style-name="T44">not</text:span> spying on you!” Trixie marched down the stairs with the bottle in hand, and her usual sour look.</text:p>
      <text:p text:style-name="P544">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A flashback of the last family dinner she attended made Sunset instantly say, “Yes! I mean, no! I mean, no thank you. I appreciate the offer, but I really should go.”</text:p>
      <text:p text:style-name="Text_20_body">“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text:soft-page-break/>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44">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44">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With a half-hearted shrug, she began her walk home. She put her hands in her sweatshirt pockets and felt something flat and rectangular. Pulling it out, she <text:soft-page-break/>found it was the card Artemis had given her when she had first agreed to work for him.</text:p>
      <text:p text:style-name="Text_20_body">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Before she turned the corner, she looked back at the Lulamoon’s house. Much like how Artemis had said she was special, Sunset felt something special coming from the house. Or rather, from <text:span text:style-name="T44">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544">You’re better off alone.</text:p>
      <text:p text:style-name="Text_20_body">Sunset looked down at her bandaged hand. She wasn’t alone—she had friends! She just refused to take advantage of them. She was solitary, independent…</text:p>
      <text:p text:style-name="Text_20_body">But not alone.</text:p>
      <text:h text:style-name="Heading_20_1" text:outline-level="1"><text:bookmark-start text:name="__RefHeading___Toc284_788317178"/><text:span text:style-name="T1189">Крок</text:span> 34: Words Unsaid<text:bookmark-end text:name="__RefHeading___Toc284_788317178"/></text:h>
      <text:p text:style-name="Text_20_body">At the buzzing of her alarm, Sunset rose, immediately feeling the knots in her stomach. She slapped her alarm until it fell silent, then dragged herself out of bed.</text:p>
      <text:p text:style-name="Text_20_body"><text:span text:style-name="T44">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44">something</text:span> was going to happen. All she could do was hope the universe had gotten enough laughs from her misery for a while.</text:p>
      <text:p text:style-name="Text_20_body">She hopped on her bike and rode out of the alley. Snow hadn’t fallen yet, but several parts of the road were icy, making Sunset slow down. She arrived at <text:soft-page-break/>school with only five minutes until the first bell, meaning her conversation with Twilight would have to wait until lunch.</text:p>
      <text:p text:style-name="Text_20_body">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544">You’re very special to me, Sunset.</text:p>
      <text:p text:style-name="P544">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44">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oft-page-break/><text:span text:style-name="T44">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Sunset tried. She tried to move forward—tried to say something, but her body was paralyzed. All she could do was stare back at Twilight, and try to tell with her eyes what her mouth couldn’t say.</text:p>
      <text:p text:style-name="P544">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544">Two hours. Just two more hours. Come one, Rarity, don’t let me down.</text:p>
      <text:p text:style-name="P546">******</text:p>
      <text:p text:style-name="Text_20_body">Sunset couldn’t leave the classroom quick enough. She flew down to the first floor, taking the steps three at a time. The building anticipation had made Sunset shiver throughout most of her class. She wanted this over with <text:span text:style-name="T44">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text:soft-page-break/>“Yes.” She didn’t move.</text:p>
      <text:p text:style-name="Text_20_body">Everyone stared at her. Applejack cleared her throat. “<text:span text:style-name="T44">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text:soft-page-break/>Sunset shut the door. “Nowhere, I just needed to talk to you!”</text:p>
      <text:p text:style-name="Text_20_body">Rarity pointed to the classroom. “You’re supposed to be talking to Twilight.”</text:p>
      <text:p text:style-name="Text_20_body">“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44">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Rarity stared, mouth slightly open, looking perplexed. She scratched the side of her head. “Okay… while I respect your adherence to her request for personal space…” She opened the door and pushed Sunset back inside. “<text:span text:style-name="T44">Please</text:span> just <text:span text:style-name="T44">talk</text:span> to her.” The door slammed shut.</text:p>
      <text:p text:style-name="Text_20_body"><text:span text:style-name="T44">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44">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text:soft-page-break/>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Sunset smiled. “I’m really sorry I said those things, Twilight. I don’t hate spending time with you—I <text:span text:style-name="T44">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44">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Sunset bit her lip. <text:span text:style-name="T44">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text:soft-page-break/>“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44">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44">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Sunset held a hand up. “I don’t want to talk right now, Rarity.”</text:p>
      <text:p text:style-name="Text_20_body">“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546">******</text:p>
      <text:p text:style-name="Text_20_body"><text:soft-page-break/>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And he <text:span text:style-name="T44">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44">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44">Okay, so she’s either an immortal high school student, she has an evil twin with the same name, or she’s impersonating someone 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text:soft-page-break/>before jumping the gun. “Hey, File Check. I need a student record from Canterlot High.”</text:p>
      <text:p text:style-name="P546">******</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text:soft-page-break/>“She told us you… said some mean things. Then you said you didn’t mean them, but wouldn’t tell her why you said it.” Fluttershy hid an eye behind her long bangs. “She said you were being… aggravating.”</text:p>
      <text:p text:style-name="Text_20_body"><text:span text:style-name="T44">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44">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544">Twilight. What can I do to make you trust me again?</text:p>
      <text:p text:style-name="P546">******</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text:soft-page-break/>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44">couldn’t</text:span> talk about it.</text:p>
      <text:p text:style-name="Text_20_body">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44">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text:soft-page-break/>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Big shocker,” Lemon muttered.</text:p>
      <text:p text:style-name="Text_20_body">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text:soft-page-break/>“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text:soft-page-break/>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44">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44">any</text:span> school function period. I was able to at least let them give you a chance with the Winter Ball, however, this version was still passed around the school.” Lyra handed the papers to a numb Sunset. “The petition states pretty much what I’ve already said. Failure to make an amazing ball, blah, blah, blah, results in event ban. As per school rules, if 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text:soft-page-break/>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44">privilege</text:span> to carry out their will and voice!” She raised a finger to the sky. “I shall not become like the bureaucrats in our political offices who ignore the people who voted for them and serve only themselves and fund the corporate plot for world domination! I shall serve the people and deliver unto them their God-given rights of truth, justice, life, liberty, and the pursuit of happiness!”</text:p>
      <text:p text:style-name="Text_20_body"><text:soft-page-break/>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546">******</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44">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44">and</text:span> real. There was also a considerable amount of junk lying around. Broken lamps, old portraits, and boxes of assorted items.</text:p>
      <text:p text:style-name="Text_20_body"><text:span text:style-name="T44">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text:soft-page-break/>Shining took a step back. “Oh, no, no. I don’t want to waste any more of your time.”</text:p>
      <text:p text:style-name="Text_20_body">“Nonsense!” She reached forward and looped an arm through his. “Ah can’t just turn an officer of the law away! Ah’ll let you look through all my albums and bake some cookies.” She started pulling him inside with more strength than Shining had expected from her.</text:p>
      <text:p text:style-name="Text_20_body">All the cats stared at Shining with wide eyes, meowing loudly at the newcomer. <text:span text:style-name="T44">Somewhere, Sunset’s laughing at me, </text:span>he thought as the door shut behind him.</text:p>
      <text:p text:style-name="P546">******</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44">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text:soft-page-break/>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text:soft-page-break/>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44">why</text:span> you acted like a jerk. Honesty is the best policy.”</text:p>
      <text:p text:style-name="Text_20_body"><text:span text:style-name="T44">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hen you need to address this problem head-on. Besides, it’s not like you can avoid her forever.” </text:p>
      <text:p text:style-name="Text_20_body">“Well, maybe if someone were to <text:span text:style-name="T44">ask nicely</text:span>.” Sunset tried to wink but ended up blinking instead. <text:span text:style-name="T44">Stupid penance!</text:span></text:p>
      <text:p text:style-name="Text_20_body">Rarity rolled her eyes. “<text:span text:style-name="T44">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44">One step at a time, Sunset.</text:span></text:p>
      <text:p text:style-name="Text_20_body">Everyone else gave her a range of odd and skeptical looks. Pinkie banged her empty mug on the table, making them all jump. “Let’s move on, shall we? We <text:soft-page-break/>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Really?” Rainbow pressed her hands against her cheeks. “Gosh, Rarity, we had no idea! It never occurred to us that you’d be running for princess even though you mentioned it a <text:span text:style-name="T44">bajillion</text:span> times and have your posters hanging all over the school!”</text:p>
      <text:p text:style-name="Text_20_body">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text:soft-page-break/>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Sunset clenched her jaw. <text:span text:style-name="T44">Is she trying to pick a fight… ooooh.</text:span> She facepalmed. “That wasn’t me, believe it or not.”</text:p>
      <text:p text:style-name="Text_20_body">“What wasn’t you?” Rarity asked.</text:p>
      <text:p text:style-name="Text_20_body">“I didn’t start the rumor that Rainbow was gay.”</text:p>
      <text:p text:style-name="Text_20_body"><text:soft-page-break/>Rainbow furrowed her brows. “Well, if it wasn’t you then who was it?”</text:p>
      <text:p text:style-name="Text_20_body">“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44">me</text:span>?” Rainbow asked, outraged further.</text:p>
      <text:p text:style-name="Text_20_body">“Well, Ah thought it was either you or Sunset that started it.”</text:p>
      <text:p text:style-name="Text_20_body">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Applejack slowly raised her hands like she was about to strangle Pinkie. Sunset pulled on her shoulder, gently keeping her restrained.</text:p>
      <text:p text:style-name="Text_20_body"><text:soft-page-break/>“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Fluttershy raised a shaky hand. “I, umm… I think I might have accidentally done that.”</text:p>
      <text:p text:style-name="Text_20_body">A wave of disbelief washed over the table. “<text:span text:style-name="T44">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44">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text:soft-page-break/>Rainbow swatted her back. “Why are you mad at me? At least I’m not running around spreading rumors about people.”</text:p>
      <text:p text:style-name="Text_20_body">“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text:soft-page-break/>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pan text:style-name="T44">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44">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he wind blew Sunset’s tears away and stung her face. “Jump up, make a sound… turn around… friendship!” she tried.</text:p>
      <text:p text:style-name="Text_20_body"><text:soft-page-break/>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8_788317178"/><text:span text:style-name="T1189">Крок</text:span> 35: Long Night of Solace<text:bookmark-end text:name="__RefHeading___Toc288_788317178"/></text:h>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44">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44">off</text:span> about her. Not to mention everything on file about her was a lie.</text:p>
      <text:p text:style-name="Text_20_body"><text:soft-page-break/>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546">******</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ext:soft-page-break/>The rest of the school was united against her.</text:p>
      <text:p text:style-name="Text_20_body">She was broke.</text:p>
      <text:p text:style-name="Text_20_body">She hadn't thought it possible, but she was actually in a worse position than when she had climbed out of the crater three months ago. Back then, she hadn’t cared 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ime she stood up. Her victory at the science fair seemed so long ago, she wondered if she hadn’t dreamed it.</text:p>
      <text:p text:style-name="Text_20_body"><text:span text:style-name="T44">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44">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44">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text:soft-page-break/>her parents hadn’t paid enough attention to her? Because Celestia wouldn’t let her be a princess?</text:p>
      <text:p text:style-name="Text_20_body">Sunset kicked the post, sending a pile of snow down on her head. She screamed in frustration. “<text:span text:style-name="T44">Why? Why’d you have to be such a spoiled, little brat! Look what you’ve done!”</text:span> A trail of hot air poured from her mouth. “<text:span text:style-name="T44">I hate you!</text:span>”</text:p>
      <text:p text:style-name="Text_20_body">She continued down the road, a new pain in her foot. Home was only a block away though. Her cold, dark, lonely home.</text:p>
      <text:p text:style-name="P544">Face it, Sunset… you’re better off alone.</text:p>
      <text:p text:style-name="Text_20_body">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44">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text:soft-page-break/>Her life shattered around her, falling into thousands upon thousands of glittering pieces. There were too many to pick up; most of them were lost in the snow. She had nothing now. No ace in the hole, no trump card, no strings to pull.</text:p>
      <text:p text:style-name="P544">Maybe I can knock him out and tie him up! Keep him my prisoner!</text:p>
      <text:p text:style-name="P544">Stop, you’re making it worse!</text:p>
      <text:p text:style-name="P544">But it could work! I just need to find something heavy!</text:p>
      <text:p text:style-name="Text_20_body">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44">Quick, find the rock again!</text:span></text:p>
      <text:p text:style-name="Text_20_body">“So, what are you doing here?”</text:p>
      <text:p text:style-name="Text_20_body">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text:soft-page-break/>Sunset threw another wad of snow. “<text:span text:style-name="T44">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44">I’m tired of talking! Talking always gets me in trouble! I don’t want to talk to you! I don’t want to talk to anyone ever again!”</text:span> The last snowball dropped from her hand. 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oft-page-break/><text:span text:style-name="T44">Maybe he’ll show me mercy.</text:span> Sunset looked into his honest eyes. He would listen to her. But what would he do when he thought she was crazy? Or decided she was just a common criminal? <text:span text:style-name="T44">Only one way to find out.</text:span></text:p>
      <text:p text:style-name="Text_20_body">She reached up and took his hand.</text:p>
      <text:p text:style-name="P546">******</text:p>
      <text:p text:style-name="Text_20_body">Since she had only eaten one slice of her pizza, the sandwich Shining had given her was delicious. After she had pulled the meat off of course.</text:p>
      <text:p text:style-name="Text_20_body">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44">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I told you: I don’t have anywhere else to live.” She took a bite out of her cookie.</text:p>
      <text:p text:style-name="Text_20_body">“What happened to your parents?”</text:p>
      <text:p text:style-name="Text_20_body"><text:soft-page-break/>“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text:soft-page-break/>“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44">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text:soft-page-break/>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probably scream again. “Yes… I… I messed up. I <text:span text:style-name="T44">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44">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44">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44">am</text:span> telling the truth! I can’t make this stuff up!”</text:p>
      <text:p text:style-name="Text_20_body"><text:soft-page-break/>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No. But I can take care of myself—I’ve been doing it for almost three years!”</text:p>
      <text:p text:style-name="Text_20_body">Shining shook his head. “Sunset, the heart of the matter is, you’re homeless. Whether or not you can take care of yourself is irrelevant. <text:span text:style-name="T44">I</text:span> can’t go on with my life in good conscience knowing that you’re not in a safe place and eating well.”</text:p>
      <text:p text:style-name="Text_20_body">Sunset stopped dabbing at her eyes. “Wait… really?”</text:p>
      <text:p text:style-name="Text_20_body">“I told you, Sunset, I became a cop to help people.” He took off his hat and ran a hand through his hair. “Regardless of what’s going on between you and Twilight right now, I know she still cares about you. And it’s not like I <text:span text:style-name="T44">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text:soft-page-break/>“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She slipped her hands into her pockets while she thought, and her fingers brushed against something slim and papery.</text:p>
      <text:p text:style-name="Text_20_body"><text:span text:style-name="T44">No,</text:span> she thought. <text:span text:style-name="T44">It’s too crazy. He’d never…</text:span> She pulled out the card and turned it over in her hands. She’d known them for the least amount of time out of all her friends. She was pretty sure Trixie still hated her in some way.</text:p>
      <text:p text:style-name="Text_20_body">But Artemis had said to call if she needed anything.</text:p>
      <text:p text:style-name="Text_20_body">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546">******</text:p>
      <text:p text:style-name="Text_20_body">A buzzing on the nightstand interrupted Artemis’ light snoring. He cracked an eye open and saw it was a phone ringing, though he couldn’t identify if it was <text:soft-page-break/>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text:soft-page-break/>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546">******</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Shining swiveled his chair to face her. “It’s just…” He tapped his pen against the armrest. “I don’t know what to do with you. You don’t have <text:span text:style-name="T44">any</text:span> official records. Which actually begs the question, how do you have a license?”</text:p>
      <text:p text:style-name="Text_20_body">“Forgery.” Sunset tugged on the collar of her shirt. <text:span text:style-name="T44">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text:soft-page-break/>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44">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text:soft-page-break/>exactly have a 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44">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44">asking for help!</text:span>”</text:p>
      <text:p text:style-name="Text_20_body">Either one was a blow to Sunset’s fragile pride. Even with all the support around her, she thought things were best if she could do them by herself.</text:p>
      <text:p text:style-name="P544">You’re better off alone…</text:p>
      <text:p text:style-name="Text_20_body">Sunset shook her head. No! That’s <text:span text:style-name="T44">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text:soft-page-break/>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44">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44">Lulamoon!”</text:span></text:p>
      <text:p text:style-name="Text_20_body"><text:soft-page-break/>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h text:style-name="Heading_20_1" text:outline-level="1"><text:bookmark-start text:name="__RefHeading___Toc290_788317178"/><text:span text:style-name="T1189">Крок</text:span> 36: The Trouble With Trixie<text:bookmark-end text:name="__RefHeading___Toc290_788317178"/></text:h>
      <text:p text:style-name="P544">It was the eeriest thing Sunset had ever experienced.</text:p>
      <text:p text:style-name="P544">Students filled the halls—talking, laughing, walking around and conversing with each other. One dribbled a basketball around.</text:p>
      <text:p text:style-name="P544">Yet none of them made a sound.</text:p>
      <text:p text:style-name="P544">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544">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544">A cold frost spread through her veins, and she ran down the halls, desperate to find her friends. Her heavy footfalls still made no noise whatsoever. She even stopped to bang her hand against a locker. Still silent.</text:p>
      <text:p text:style-name="P544">She made her way to the gym, where she found five of her friends scattered across the room, their backs all turned. She approached Rainbow first, standing with her arms crossed and her nose turned up.</text:p>
      <text:p text:style-name="Text_20_body">“<text:span text:style-name="T44">Dash, what’s going on?” Sunset gasped, relieved she had her voice back.</text:span></text:p>
      <text:p text:style-name="P544">Rainbow, however, continued to ignore her. She occasionally glared in Applejack’s direction, but she made no acknowledgment of Sunset’s presence.</text:p>
      <text:p text:style-name="P544">Sunset moved on to Applejack and waved a hand in front of her face. “Come on, you can hear me, right?”</text:p>
      <text:p text:style-name="P544">Evidently, Applejack couldn’t.</text:p>
      <text:p text:style-name="Text_20_body">“<text:span text:style-name="T44">Girls, what’s going on? Why are you ignoring me?” Sunset noticed Rarity’s mouth move, prompting Pinkie to spin around and point a finger at her. Rainbow turned around as well, shouting nothing. All of them soon gathered at </text:span><text:soft-page-break/><text:span text:style-name="T44">the center of the gym, yelling in silence and making wild gestures at one another.</text:span></text:p>
      <text:p text:style-name="P544">Sunset danced around them, trying to get their attention. “Girls! Girls! Hey, stop! Whatever this is, I’m sure we can work it out! Stop fighting; you’re supposed to be friends!”</text:p>
      <text:p text:style-name="Text_20_body">“<text:span text:style-name="T44">And what do you know about friendship?”</text:span></text:p>
      <text:p text:style-name="P544">Twilight stood in the doorway, arms folded across her chest, eyes narrowed and mouth set in a thin line. She walked forward, thunder clapping with every step she took.</text:p>
      <text:p text:style-name="P544">Sunset’s mouth dried, and she backed away. “Twilight, I…”</text:p>
      <text:p text:style-name="Text_20_body">“<text:span text:style-name="T44">Well? Answer the question. What do you know about friendship, Sunset?”</text:span></text:p>
      <text:p text:style-name="Text_20_body">“<text:span text:style-name="T44">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544">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44">But it’s </text:span>your <text:span text:style-name="T44">fault they’re fighting like that in the first place! Time doesn’t heal all wounds, Sunset!” Twilight jabbed a finger at her. “You sabotaged their friendship all those years ago, and look what happened!”</text:span></text:p>
      <text:p text:style-name="P544">Sunset raised her hands in defense. “I know, but I was different back then! I don’t want them fighting now! I want to fix it!”</text:p>
      <text:p text:style-name="P544">The corners of Twilight’s mouth twisted upwards into a smug grin. “You want to know how to fix it? Maybe I’ll tell you if you can catch me!” Twilight took off back down the halls, laughing gleefully.</text:p>
      <text:p text:style-name="P544">Sunset cast one more look at her screaming friends, then chased after Twilight. The hallways bent and twisted around her as she tried to close the gap between the two of them. Sunset was surprised at how hard she pushed <text:soft-page-break/>herself just to keep up. Twilight stopped at the top of the stairs, leaving Sunset to catch her breath.</text:p>
      <text:p text:style-name="Text_20_body">“<text:span text:style-name="T44">What’s the matter, Sunny? Tired already?” she cooed, the same smug grin tugging eerily at her lips as she flipped her hair over her shoulder. “I guess you really don’t want to find out how to help your dear, dear friends, hmm?”</text:span></text:p>
      <text:p text:style-name="P544">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pan text:style-name="T44">I got so bored being ahead of you, I kinda stopped paying attention.”</text:span></text:p>
      <text:p text:style-name="Text_20_body">“<text:span text:style-name="T44">Well, I’ve caught you either way, so start talking. How do I fix this?”</text:span></text:p>
      <text:p text:style-name="P544">Twilight twisted a finger through her hair. “Look at the proud Sunset Shimmer, asking me for help. How the mighty have fallen.”</text:p>
      <text:p text:style-name="P544">Sunset squared her shoulders. “I’m not afraid to ask for help.” A book flew from one of the lockers and smacked her in the head. “Ow—what the hell?”</text:p>
      <text:p text:style-name="Text_20_body">“<text:span text:style-name="T44">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544">Sunset pressed her teeth together. “Why are you being so mean?”</text:p>
      <text:p text:style-name="Text_20_body">“<text:span text:style-name="T44">Why are you being so stupid?”</text:span></text:p>
      <text:p text:style-name="P544">She threw her hands up, curled her fingers, and took a deep breath. “All right, I get it, you’re mad. You don’t have to be a jerk about all this, though.”</text:p>
      <text:p text:style-name="Text_20_body"><text:span text:style-name="T44">Twilight’s smile finally melted and she glared at Sunset. “</text:span>I <text:span text:style-name="T44">don’t have to be a jerk? Excuse me, who spent their entire life walking around like she was holier than thou? Who tormented everyone she considered beneath her just for giggles? Who nearly drove Fluttershy to suicide?”</text:span></text:p>
      <text:p text:style-name="P544"><text:soft-page-break/>Sunset’s entire body trembled, suppressing the urge to slap Twilight across the face. “I’ve learned, okay? I know I screwed up before, but I’m learning.”</text:p>
      <text:p text:style-name="Text_20_body">“<text:span text:style-name="T44">Yes, bravo, you’re not an evil, vindictive, narcissistic megalomaniac anymore. You’re just a scared girl who can’t take a few hits to her pride.” </text:span></text:p>
      <text:p text:style-name="P544">Sunset growled, her resistance to hitting Twilight slipping by the second. “My pride isn’t an issue here; I know when to swallow it.</text:p>
      <text:p text:style-name="P544">Twilight spread her arms wide. “And yet, you continued to sleep in a factory after you made ‘friends.’ You still refuse to even acknowledge that Princess Twilight helped—” Her head snapped to the side as Sunset held her hand out.</text:p>
      <text:p text:style-name="P544">Sunset’s face flushed an angry red. “Don’t you dare talk to me about that Princess!”</text:p>
      <text:p text:style-name="Text_20_body">“<text:span text:style-name="T44">See! There it is, right there!” Twilight grinned again. “That pride just oozing all over your soul! You can’t even accept that she helped you in some small way!”</text:span></text:p>
      <text:p text:style-name="Text_20_body">“<text:span text:style-name="T44">She’s the reason the Elements put that damn curse on me in the first place—all it’s brought is trouble! It doesn’t matter how much good I do for others, those stupid elements have just continued to set me up for failure! I-I can’t even explain why I acted like a big, stupid jerk to the girl I’ve fallen in love with.” Sunset felt her throat tighten up and her knees give out beneath her. She bit her lip as she looked up to Twilight. </text:span></text:p>
      <text:p text:style-name="P544">Twilight sneered, showing off pointed teeth. “There she is, the scared, little girl. How does your pride taste? Does it taste like failure?”</text:p>
      <text:p text:style-name="Text_20_body">“<text:span text:style-name="T44">Stop. Please.”</text:span></text:p>
      <text:p text:style-name="Text_20_body">“<text:span text:style-name="T44">You want it to stop?” Twilight extended a hand to Sunset, her nails sharper than normal. “I’ll show you how to make it stop.” The sclera of her left eye turned black.</text:span></text:p>
      <text:p text:style-name="P544">Sunset curled her fingers. “You… you’re—”</text:p>
      <text:p text:style-name="P544">A bright light erupted from behind the imposter Twilight, making her shriek in pain. Her features dissolved into a familiar shadow, then sped away across the lockers.</text:p>
      <text:p text:style-name="P544"><text:soft-page-break/>From the light came a second Twilight, only her features weren’t warped in any way. There was no superiority in her step, and she smiled at Sunset the way the normal Twilight did. “Are you okay?”</text:p>
      <text:p text:style-name="Text_20_body">“<text:span text:style-name="T44">I…” Sunset sat on her knees. “I don’t know. I don’t know what to do.”</text:span></text:p>
      <text:p text:style-name="P544">Twilight took her hand and pulled Sunset to her feet. “You’re almost there. Don’t listen to the darkness; it’s only there to make you feel worse. You know more about friendship than you think you do.”</text:p>
      <text:p text:style-name="Text_20_body">“<text:span text:style-name="T44">Maybe, but, I still feel so lost. Friendship and… and love.” She made a limp motion with her arm. “It’s all just one big mess.”</text:span></text:p>
      <text:p text:style-name="Text_20_body"><text:span text:style-name="T44">Twilight gently pulled her arm away and stepped back toward the light. “Friendship isn’t always easy… but</text:span>…” <text:span text:style-name="T44">She mouthed something that Sunset couldn’t make out before the light consumed all.</text:span></text:p>
      <text:p text:style-name="P546">******</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Her eyes snapped open. Her bed wasn’t this soft; it was hard as a rock! She bolted upright, finding herself in a blue room, the window across from her showing off the snow-covered rooftops of other houses.</text:p>
      <text:p text:style-name="Text_20_body"><text:span text:style-name="T44">Where am I? What’s going on?</text:span> Her heartbeat skyrocketed. She scrambled out of the queen sized bed and onto the soft blue carpet. She looked down at the pajamas she had on, and everything became clear. They were midnight blue and had stars and moons on them.</text:p>
      <text:p text:style-name="Text_20_body">“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text:soft-page-break/>A fine layer of snow covered the neighborhood. It had stopped falling from the sky for now; the sun had broken through the clouds and smiled down on the world. Some kids were already outside, having a snowball fight.</text:p>
      <text:p text:style-name="Text_20_body"><text:span text:style-name="T44">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pan text:style-name="T44">Come on, it beats sleeping in an office and always worrying about my next meal, right?</text:span> Besides, it was warm in the house! Sunset was used to waking up freezing, but she could feel a blast of hot air coming from the vents. <text:span text:style-name="T44">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In the meantime, she had <text:span text:style-name="T44">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44">See! There it is, right there! That pride just oozing all over your soul!”</text:span></text:p>
      <text:p text:style-name="Text_20_body">Sunset flinched at Twilight’s scathing words. It hadn’t really been Twilight though. Dream or not, Sunset should have known better. Even at her angriest, Twilight was never cruel. </text:p>
      <text:p text:style-name="Text_20_body"><text:soft-page-break/>“This isn’t about pride,” Sunset said with defiance, curling her hands into fists. “This is about me being a freeloader. I’m not afraid to ask for help, but I can’t mooch off of them forever!”</text:p>
      <text:p text:style-name="Text_20_body">“<text:span text:style-name="T44">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44">wasn’t</text:span> on her way to a homeless shelter or a government research facility. She had finally pulled herself back from the brink.</text:p>
      <text:p text:style-name="Text_20_body">Then why did everything still feel like a tangled mess?</text:p>
      <text:p text:style-name="Text_20_body">Sunset ran a hand through her bedraggled hair. It was too much to think about. <text:span text:style-name="T44">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text:soft-page-break/>“Uhh, I kinda live here now.” Sunset put on a lopsided smile.</text:p>
      <text:p text:style-name="Text_20_body">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44">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44">No! No! No, no, no, no, no, no!” </text:span>Trixie stomped her feet against the floor and marched downstairs, screaming, “<text:span text:style-name="T44">No, no, no, no, no, no, no, no, no, no, no, no! No!”</text:span></text:p>
      <text:p text:style-name="Text_20_body">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44">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44">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44">best</text:span> foot, but I’m <text:soft-page-break/>willing to make an effort if you’ll do the same. Truce?” she offered a hand, eyes locking with Trixie’s.</text:p>
      <text:p text:style-name="Text_20_body">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44">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text:soft-page-break/>out of this. See, I’m not exactly from <text:span text:style-name="T44">here</text:span>. I was born in a parallel dimension in a land called Equestria.” <text:span text:style-name="T44">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44">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ext:soft-page-break/>to the island. <text:span text:style-name="T44">Let’s try to keep the self-loathing down to a minimum today.</text:span> She nodded to herself. “To make a <text:span text:style-name="T44">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44">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Artemis’ laughter slowly subsided, and he picked himself up, using the chair for support. He looked at Sunset and broke into another fit. “Nope! It’s just too perfect!”</text:p>
      <text:p text:style-name="Text_20_body">“You did hear the <text:span text:style-name="T44">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text:soft-page-break/>“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xt:soft-page-break/>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546">******</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44">This… this is nice.</text:span> She let out a calm sigh through her nose. A long, hot shower was a luxury Sunset had been denied since she had hidden away in her factory. Living here, she could take one whenever she wanted! The thought almost brought her to tears again.</text:p>
      <text:p text:style-name="Text_20_body">“Would you hurry up in there!” Trixie yelled, pounding on the door.</text:p>
      <text:p text:style-name="Text_20_body"><text:span text:style-name="T44">Guess I’ll have to deal with that, too.</text:span> Sunset spat into the sink and rinsed her mouth out, her body running on autopilot. “Give me a second.”</text:p>
      <text:p text:style-name="Text_20_body">“Trixie’s already given you an hour! Get out!”</text:p>
      <text:p text:style-name="Text_20_body">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text:soft-page-break/>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44">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Sunset looked at the food anxiously, her stomach growling. She meant to grab a plate, but realized she didn’t know where anything was. Artemis and Selena were nowhere around, so Sunset fell back to Trixie. “Umm, where are the plates?”</text:p>
      <text:p text:style-name="Text_20_body">Trixie stoutly ignored her.</text:p>
      <text:p text:style-name="Text_20_body"><text:soft-page-break/>“Come on, Trixie, what’s it gonna take for us to at least be <text:span text:style-name="T44">civil</text:span> toward each other?”</text:p>
      <text:p text:style-name="Text_20_body">Trixie swallowed her food. “You living anywhere else but here.”</text:p>
      <text:p text:style-name="Text_20_body">Sunset raised her hands to shoulder levels. “Come on, Trixie, can’t we at least <text:span text:style-name="T44">try</text:span> to get along for once? Hating you requires more energy than I’m willing to spend right now.” <text:span text:style-name="T44">I’m using most of it on myself.</text:span></text:p>
      <text:p text:style-name="Text_20_body">Lowering her fork, Trixie eyed her with suspicion and indifference. It was <text:span text:style-name="T44">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44">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44">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Ha!” Artemis patted her head. “That’s what your mother said to me when I proposed to her!” He straightened his cape, then snapped his fingers, causing his hat to appear. “Guess I’m running the store on my own for a little while. <text:soft-page-break/>You two have fun!” He narrowed his eyes. “And I do mean try. <text:span text:style-name="T44">Lulamoon!</text:span>” And like that, he was gone in a puff of smoke.</text:p>
      <text:p text:style-name="Text_20_body">Sunset held a hand out. “Wait, where are the… forks…” Her arm fell.</text:p>
      <text:p text:style-name="Text_20_body">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546">******</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44">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text:soft-page-break/>“Sure I can. You won’t be staying in <text:span text:style-name="T44">my</text:span> house too long.” Trixie started for the tents.</text:p>
      <text:p text:style-name="Text_20_body">“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Sunset put a little extra force in each of her steps. “Well, if you were eavesdropping on the <text:span text:style-name="T44">whole</text:span> conversation, you would know that I can’t for another two years. So, I’m literally <text:span text:style-name="T44">stuck</text:span> here.”</text:p>
      <text:p text:style-name="Text_20_body">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44">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44">could</text:span> call! And because he told me I could ask for help from him if I really needed it!”</text:p>
      <text:p text:style-name="Text_20_body">Trixie flared her nostrils, letting out more steam. “Well, it won’t matter once Trixie tells them what <text:span text:style-name="T44">really</text:span> happened at the dance—that not only did you turn into a <text:span text:style-name="T44">demon</text:span> and tried to destroy the school, you also brainwashed most of us! That’s right, Trixie remembers everything now! And trust me, I have ways of changing my parents' minds!”</text:p>
      <text:p text:style-name="Text_20_body"><text:soft-page-break/>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546">******</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text:soft-page-break/>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44">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mental image of Twilight’s joy over the blue ribbon. “And, well, who would benefit from knowing at this point? I told you, Trixie, I’m not here to make your life miserable.”</text:p>
      <text:p text:style-name="Text_20_body">Trixie stared ahead at the road, but Sunset could see a softness in her normally hard eyes.</text:p>
      <text:p text:style-name="Text_20_body">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text:soft-page-break/>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44">one</text:span> ornament for you.”</text:p>
      <text:p text:style-name="Text_20_body">Sunset matched her smile. There were no lights on the tree yet, but the whole room seemed brighter.</text:p>
      <text:h text:style-name="Heading_20_1" text:outline-level="1"><text:bookmark-start text:name="__RefHeading___Toc292_788317178"/><text:span text:style-name="T1190">Крок</text:span> 37: Determination<text:bookmark-end text:name="__RefHeading___Toc292_788317178"/></text:h>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44">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44">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text:soft-page-break/>Rarity held a hand to her mouth and laughed. “Darling, of course! That’s what <text:span text:style-name="T44">friends</text:span> do for each other! You appreciate my style and charms!” She clenched her teeth. “Unlike a certain group of people whom I shall not mention.”</text:p>
      <text:p text:style-name="Text_20_body"><text:span text:style-name="T44">All right, so this is going to be harder than I thought.</text:span> As Sunset pondered the right words to defuse Rarity, Mr. Noteworthy walked in, ending all side-chatter. Sunset pulled out her notes but hardly paid the lecture any mind. <text:span text:style-name="T44">If Rarity’s still mad, the others are as well.</text:span> Sunset tapped her pencil against the paper. Bringing them back together was going to take every ounce of cunning and planning she had. And a lot of luck.</text:p>
      <text:p text:style-name="Text_20_body">She bit her tongue. With her recent run of luck… well, it could go either way.</text:p>
      <text:p text:style-name="P546">******</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44">How do I fix us, Sparky? I’ll do anything for you to talk to me again.</text:span> Sunset shot up straight and tightly clutched her pencil. <text:span text:style-name="T44">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text:soft-page-break/>After stopping to put her things away in her locker, Sunset made her way to the lunchroom, bracing herself for what lay on the other side. She slipped in and scanned the room, and while she wasn’t surprised at what she saw, her heart still ached.</text:p>
      <text:p text:style-name="Text_20_body">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Oddly enough, none of the Canterlot Motley Crew looked excited to be where they were.</text:p>
      <text:p text:style-name="Text_20_body">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44">I</text:span> asked first,” she said, her smile now laced with malice. “And she’d rather sit with me anyway.”</text:p>
      <text:p text:style-name="Text_20_body">Applejack put a hand on Sunset’s shoulder. “Why? ‘Cause yer more <text:span text:style-name="T44">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text:soft-page-break/>“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Rarity pulled back. “Quit trying to hog <text:span text:style-name="T44">my</text:span> friend!”</text:p>
      <text:p text:style-name="Text_20_body">“<text:span text:style-name="T44">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Applejack narrowed her eyes. “Stay out of this, Rainbow.”</text:p>
      <text:p text:style-name="Text_20_body">“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text:soft-page-break/>“Hey, we were doing you a favor,” Rainbow said, tightening her grip. “We were trying to keep you out of that dingy factory for as long as we could.”</text:p>
      <text:p text:style-name="P544">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44">friends!</text:span>”</text:p>
      <text:p text:style-name="Text_20_body">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44">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Rainbow scoffed. “Yeah, <text:span text:style-name="T44">you</text:span> telling the truth. That’s rich.”</text:p>
      <text:p text:style-name="Text_20_body">“Stop it!” Sunset gripped her hair. “Yes, you were all terrible to each other, but <text:span text:style-name="T44">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text:soft-page-break/>“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44">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44">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544">The ball. Maybe I can—</text:p>
      <text:p text:style-name="Text_20_body">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text:soft-page-break/>“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44">everything</text:span>.” She squeezed Twilight’s hand. “I made a mistake. I made a <text:span text:style-name="T44">lot</text:span> of mistakes. But in the end, it doesn’t matter why I made them; what matters is how I’m going to fix them.” Sunset took a breath. “And… I don’t know <text:span text:style-name="T44">how</text:span> I’m going to fix them, but I’m going to fix them!” Sunset refused to look anywhere else but Twilight’s eyes.</text:p>
      <text:p text:style-name="Text_20_body">Twilight stared right back at Sunset. Neither of them blinked. Sunset could see her face reflected in Twilight’s eyes, determined yet still vulnerable.</text:p>
      <text:p text:style-name="Text_20_body"><text:soft-page-break/>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44">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44">Positive thoughts, Shimmer, positive thoughts. You’ve started to repair one friendship, now you just have to fix five more.</text:span> She made it to her classroom and sighed audibly. “It’s going to be one of <text:span text:style-name="T44">those</text:span> weeks, isn’t it?”</text:p>
      <text:p text:style-name="P546"><text:soft-page-break/>******</text:p>
      <text:p text:style-name="Text_20_body">During her last class, Sunset received a text from Pinkie, telling her to go to the gym after school. With only four days left until the ball, she assumed she and Pinkie were going to be working overtime to make sure everything got done. Sunset had a sinking feeling the others weren’t going to be of much assistance now.</text:p>
      <text:p text:style-name="Text_20_body">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Because I <text:span text:style-name="T44">maaaay</text:span> have caught the flu over the weekend.”</text:p>
      <text:p text:style-name="Text_20_body">“Oh no!” Sunset moved the phone in front of her. “No, no, no! You are <text:span text:style-name="T44">not</text:span> allowed to be sick <text:span text:style-name="T44">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44">No!”</text:span></text:p>
      <text:p text:style-name="Text_20_body">“<text:span text:style-name="T44">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text:soft-page-break/>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Yep; we have just over two-thousand dollars for the budget! If you still want ice sculptures, they’re kinda expensive, but I bet—<text:span text:style-name="T44">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44">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ext:soft-page-break/>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44">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Good.” Twilight’s hand slowly retreated. “So, I’m guessing <text:span text:style-name="T44">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text:soft-page-break/>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Sunset wanted to finish the kiss they had started Thanksgiving night.</text:p>
      <text:p text:style-name="Text_20_body">But that would all come later. She had just gotten Twilight back; she wouldn’t take any chances to lose her right now. Besides, they had a mission to accomplish. So, Sunset was content to just having Twilight’s hand in hers, electricity running up her arm and into her heart.</text:p>
      <text:p text:style-name="Text_20_body">“I hope you have a pen and paper, Sparky.” Sunset looked at the empty gymnasium. “Because we have a lot of work to do.”</text:p>
      <text:h text:style-name="Heading_20_1" text:outline-level="1"><text:bookmark-start text:name="__RefHeading___Toc294_788317178"/><text:span text:style-name="T1191">Крок</text:span> 38: Princess Royale<text:bookmark-end text:name="__RefHeading___Toc294_788317178"/></text:h>
      <text:p text:style-name="P544">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44">those</text:span> weeks.”</text:p>
      <text:p text:style-name="Text_20_body">She continued down the road, opposite of her new home. The path was so familiar to her, she wondered if she would have gone down this way if she hadn’t had a purpose, instead, just doing it out of habit. But, she had a reason to <text:soft-page-break/>return to the factory one last time. While it had never been a home, she still had things in there she valued.</text:p>
      <text:p text:style-name="Text_20_body">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44">Do I knock, or just walk in?</text:span> She <text:span text:style-name="T44">did</text:span> live here… but just walking in felt so… intrusive. She was technically a guest. Would just walking in unannounced be rude?</text:p>
      <text:p text:style-name="Text_20_body"><text:soft-page-break/>She raised a fist and gently pounded against the door. <text:span text:style-name="T44">Better safe than sorry.</text:span> A minute passed before Selena pulled the door open.</text:p>
      <text:p text:style-name="Text_20_body">“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Selena breathed softly. “Well, I suppose you’re still used to total independence.” She crossed her arms. “Still, while I’m not your mother, I <text:span text:style-name="T44">would</text:span> like to at least know where you are. For peace of mind more than anything.”</text:p>
      <text:p text:style-name="Text_20_body">“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44">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text:soft-page-break/>“Indulging in a new hobby.” He pushed the mast a little too far, and it toppled over. He bit his tongue and grunted. “Little devil is a lot trickier than one would think.”</text:p>
      <text:p text:style-name="Text_20_body">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Still, in the interim, it was nice to not have Trixie spitting venom at her every two seconds.</text:p>
      <text:p text:style-name="Text_20_body">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44">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ext:soft-page-break/>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Sunset snickered.</text:p>
      <text:p text:style-name="P546">******</text:p>
      <text:p text:style-name="P544">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What’s your opinion on the End of Course Exams here?” Twilight had pinned down a rather intimidated looking junior and was bombarding her with questions while 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ext:soft-page-break/>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44">do</text:span> know princesses don’t have any political power, right? It’s just a title.”</text:p>
      <text:p text:style-name="Text_20_body">Derpy blinked. “It is? Then how come you got to make all the rules when you won?”</text:p>
      <text:p text:style-name="Text_20_body">“Because I was a manipulative jerk who could play with the student council like they were marionettes.”</text:p>
      <text:p text:style-name="Text_20_body">“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text:soft-page-break/>“Sunset, Twilight! So good to see you girls! Here!” She handed both of them a flyer similar to Derpy’s, only it was a headshot instead of a drawing, and had a list of Rarity’s achievements written at the bottom. “You’ll be voting for <text:span text:style-name="T44">me</text:span> of course, won’t you?”</text:p>
      <text:p text:style-name="Text_20_body">Sunset shrugged. “I guess. I mean, you’re the only—”</text:p>
      <text:p text:style-name="Text_20_body">“Wait a minute!” Applejack shouted, marching over.</text:p>
      <text:p text:style-name="P544">And here we go again.</text:p>
      <text:p text:style-name="Text_20_body">“Don’t assume they’ll be votin’ for you. <text:span text:style-name="T44">Ah’m</text:span> running for princess too!”</text:p>
      <text:p text:style-name="Text_20_body">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44">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44">I’m</text:span> going to run and wipe the floor with both of you!”</text:p>
      <text:p text:style-name="Text_20_body">Sunset raised her head to the universe. <text:span text:style-name="T44">You’re doing this on purpose!</text:span></text:p>
      <text:p text:style-name="Text_20_body">Twilight looked flummoxed. “You’re running for princess? Why?”</text:p>
      <text:p text:style-name="Text_20_body">“Let me guess,” Rarity said, “to prove a tomboy like you can be feminine?”</text:p>
      <text:p text:style-name="Text_20_body">Rainbow tilted her head to the side. “What? No, I’m just doing this so you two won’t win. And so I can make it mandatory that everyone comes to school sporting events.”</text:p>
      <text:p text:style-name="Text_20_body">Sunset said in a deadpan tone, “You don’t get political power when you win.”</text:p>
      <text:p text:style-name="Text_20_body">“Lame!”</text:p>
      <text:p text:style-name="Text_20_body">Twilight massaged her forehead. “You’re really going to stoop to sabotaging each other just to win a dance?”</text:p>
      <text:p text:style-name="Text_20_body"><text:soft-page-break/>Rarity waved a hand. “Oh, of course not, <text:span text:style-name="T44">I’d</text:span> never stoop so low. Especially when I have you two to help me win.” She wiggled her eyebrows.</text:p>
      <text:p text:style-name="Text_20_body">Applejack swatted Rarity’s shoulder. “And what if they want to help <text:span text:style-name="T44">me</text:span> win?”</text:p>
      <text:p text:style-name="Text_20_body">“Hey, what about me?” Rainbow shouted.</text:p>
      <text:p text:style-name="Text_20_body">“What <text:span text:style-name="T44">about</text:span> you?”</text:p>
      <text:p text:style-name="Text_20_body">Twilight threw her arms out. “Girls, we’re not picking sides! And you’re supposed to be helping us put on the dance otherwise, there won’t <text:span text:style-name="T44">be</text:span> a princess!”</text:p>
      <text:p text:style-name="Text_20_body">Applejack raised her hand. “Don’t worry, Ah’m still catering the event. Ah’m reliable like that.” She winked.</text:p>
      <text:p text:style-name="Text_20_body">Rarity slid in front of her. “Well, <text:span text:style-name="T44">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44">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44">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Rainbow frowned. “Then what do we get out of helping you?”</text:p>
      <text:p text:style-name="Text_20_body"><text:soft-page-break/>“<text:span text:style-name="T44">A dance!”</text:span> Sunset’s voice cracked.</text:p>
      <text:p text:style-name="Text_20_body">“Don’t worry, Sunset,” Rarity said, “I plan on helping you even if I don’t get anything out of it. That’s what <text:span text:style-name="T44">good friends</text:span> do for each other.”</text:p>
      <text:p text:style-name="Text_20_body">Applejack rolled her eyes. “Oh, here we go.”</text:p>
      <text:p text:style-name="Text_20_body">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44">really</text:span> takes these dances too seriously.”</text:p>
      <text:p text:style-name="Text_20_body">“Mmm.” Sunset closed her eyes. <text:span text:style-name="T44">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44">What?</text:span>”</text:p>
      <text:p text:style-name="Text_20_body"><text:soft-page-break/>“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44">one</text:span> student who could beat Rarity, hands down.”</text:p>
      <text:p text:style-name="Text_20_body">“And that’s <text:span text:style-name="T44">me?</text:span>”</text:p>
      <text:p text:style-name="Text_20_body">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he school again and… beat me in a landslide.” Sunset swallowed the bile in her throat. “The point is she, and by proxy, you, are a hero around here. If you run for princess, people will vote for you in a heartbeat.”</text:p>
      <text:p text:style-name="Text_20_body">If Twilight had been a pony, this would have been the part where her ears folded against her head. She looked at Sunset with wide eyes. “But, I’ve been trying to get people to <text:span text:style-name="T44">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44">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text:soft-page-break/>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wilight smiled, frowned, smiled again, then shrank into herself, switching to a frown once more. “You mean it? You’re… not going to take it back later, are you?”</text:p>
      <text:p text:style-name="Text_20_body">“No!” Sunset took her hands. “I promise, we’ll go to the ball together and we’ll dance, just the two of us.” She squeezed Twilight’s hands. “I swear, I’m not going to hurt you again.”</text:p>
      <text:p text:style-name="Text_20_body">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546">******</text:p>
      <text:p text:style-name="P544">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text:soft-page-break/>“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Sunset creased her brow. “I’m not taking <text:span text:style-name="T44">any</text:span> of your sides because this shouldn’t be happening in the first place!”</text:p>
      <text:p text:style-name="Text_20_body">“Fine, but I’m not thanking you in my acceptance speech.” Rainbow tugged Fluttershy along. “We’ve got work to do, ‘Shy.”</text:p>
      <text:p text:style-name="Text_20_body">“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text:soft-page-break/>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44">Well, that’d be good for slow music the second half of the dance.</text:span> Perhaps she could get a band <text:span text:style-name="T44">and</text:span> the orchestra?</text:p>
      <text:p text:style-name="Text_20_body">The universe took a small pause in its hatred of her and had Vinyl Scratch walk by, grooving to the music in her headphones. Sunset facepalmed. <text:span text:style-name="T44">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Vinyl’s eyebrow arched above her glasses. “I mean, you were terrible, but I’m not a cynic like everyone else. Besides, you look like you’ve mellowed out.”</text:p>
      <text:p text:style-name="Text_20_body">Sunset cracked a smile. “Thanks. So, how much?”</text:p>
      <text:p text:style-name="Text_20_body">“Two-hundred an hour.”</text:p>
      <text:p text:style-name="Text_20_body">“<text:span text:style-name="T44">Two-hundred an hour?</text:span>” Sunset pulled at her hair. “You’ve gotta be kidding me!”</text:p>
      <text:p text:style-name="Text_20_body">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text:soft-page-break/>“You’re getting the orchestra to play?” Vinyl lifted her glasses in interest, revealing her magenta eyes.</text:p>
      <text:p text:style-name="Text_20_body">“Hopefully.”</text:p>
      <text:p text:style-name="Text_20_body">“Octavia plays as a backup for them now. I <text:span text:style-name="T44">might</text:span> be able to ask her for a favor.”</text:p>
      <text:p text:style-name="Text_20_body">Sunset’s face lit up. “Really? Vinyl, that’d be great!”</text:p>
      <text:p text:style-name="Text_20_body">“Yeah.” Vinyl turned and stroked her chin. “<text:span text:style-name="T44">Buuut</text:span>, I dunno, she might still be mad about what you did to her last year.”</text:p>
      <text:p text:style-name="Text_20_body">Sunset wilted. “Oh, right.”</text:p>
      <text:p text:style-name="Text_20_body">“Yep, those were some <text:span text:style-name="T44">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44">If </text:span>she <text:span text:style-name="T44">can bring the school together with music, then so can I!</text:span></text:p>
      <text:p text:style-name="Text_20_body">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wilight blushed. “Y-yeah, I tied my hair back since we’d be working with paint and stuff.”</text:p>
      <text:p text:style-name="Text_20_body">“I like it.”</text:p>
      <text:p text:style-name="Text_20_body"><text:soft-page-break/>“Really?” Her blush rose to her ears.</text:p>
      <text:p text:style-name="Text_20_body">“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44">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text:soft-page-break/>“No, it’s not that.” Sunset shrugged. “I just didn’t expect you of all people to show up.”</text:p>
      <text:p text:style-name="Text_20_body">Trixie crossed her arms. “Don’t take this the wrong way. Trixie is just here to make sure you don’t screw anything up.”</text:p>
      <text:p text:style-name="Text_20_body">“Swell.” Sunset looked at her six volunteers lined up in front of her and cleared her throat, a sudden lump forming in it. “Thank you, all of you.” She turned her head and wiped away a tear. “Now, we’ve got a lot of work to do, so let’s get to it!”</text:p>
      <text:p text:style-name="P546">******</text:p>
      <text:p text:style-name="P544">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44">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44">What comes next?</text:span></text:p>
      <text:p text:style-name="Text_20_body">Outside, some of the clouds shifted, allowing the sun to peek through for a moment. A ray of light hit Sunset’s desk, and she lifted her head up. She looked <text:soft-page-break/>back to the paper and inwardly cried, <text:span text:style-name="T44">brilliant!</text:span> It took all her willpower not to stand up and cheer at the flash of inspiration. She wrote it down and kissed the paper. Now all she needed was someone to sing it at the dance.</text:p>
      <text:p text:style-name="Text_20_body">One-by-one, students around her finished their exams as the last minutes of the period ticked away. Sunset packed her bag, bracing herself for the next part of her plan. <text:span text:style-name="T44">Heh, to think I’d be the one to come up with a scheme to </text:span>fix <text:span text:style-name="T44">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ext:soft-page-break/>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he cafeteria erupted in loud cheers and applause, and Sunset pulled out the flyers advertising Twilight, handing them out to anyone trying to get past to talk to her.</text:p>
      <text:p text:style-name="P544">The princess has nothing on this Twilight. Eat your heart out, loser.</text:p>
      <text:p text:style-name="Text_20_body">Rarity marched up to Sunset looking torn between impressed and offended. “Sunset, is <text:span text:style-name="T44">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44">am</text:span> a little peeved.”</text:p>
      <text:p text:style-name="Text_20_body">Twilight got down from the table. “I’m sorry, Rarity, really.” She gave Rarity her largest puppy-eyes. “No hard feelings?”</text:p>
      <text:p text:style-name="Text_20_body"><text:soft-page-break/>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44">You’re</text:span> running for princess, too? <text:span text:style-name="T44">Why?</text:span>”</text:p>
      <text:p text:style-name="Text_20_body">Twilight cleared her throat. “To, uhh… oh! To prove that beauty and intelligence can go hand-in-hand, and that nerds can be princesses, too.”</text:p>
      <text:p text:style-name="Text_20_body">Sunset smirked. <text:span text:style-name="T44">Just like we rehearsed.</text:span></text:p>
      <text:p text:style-name="Text_20_body">Rainbow rolled her eyes. “We proved that at the Fall Formal. Princess Twilight was a pretty big egghead for a princess.”</text:p>
      <text:p text:style-name="Text_20_body">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Okay!” Twilight quickly packed her violin away and hurried after Sunset.</text:p>
      <text:p text:style-name="P546">******</text:p>
      <text:p text:style-name="P544">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In her hand was a draft of the schedule for the dance. Of course, there was one more event she had to plan for. She turned and ran back to the front steps, <text:soft-page-break/>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44">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44">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Sweetie shook her head. “After that last video we made, they’ll laugh us off the stage. Besides, we don’t sing <text:span text:style-name="T44">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44">us</text:span> to sing this?”</text:p>
      <text:p text:style-name="Text_20_body">“Two reasons.” Sunset held up two fingers. “One, because the students here will eat up any song thrown at them.”</text:p>
      <text:p text:style-name="Text_20_body">Flash nodded his head from side-to-side. “Well, you’re not wrong there.”</text:p>
      <text:p text:style-name="Text_20_body">“And two, because if you three sing a song like this… it might be enough to get your sisters to stop fighting.”</text:p>
      <text:p text:style-name="Text_20_body"><text:soft-page-break/>The CMC looked at each other with wide eyes. “You really think so?”</text:p>
      <text:p text:style-name="Text_20_body">“I’m <text:span text:style-name="T44">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44">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44">owned</text:span> a business.</text:p>
      <text:p text:style-name="Text_20_body">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text:soft-page-break/>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44">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44">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pan text:style-name="T44">Ideeeeaaaaa!”</text:span> She grabbed several colored pencils and scribbled like mad on a fresh piece of paper. “You want to ‘pop’, Sunset? My dear, I’ll turn you into a <text:span text:style-name="T44">firecracker!</text:span>” She sketched and colored so fast, Sunset swore smoke curled off the pencils.</text:p>
      <text:p text:style-name="Text_20_body"><text:soft-page-break/>“Voila!” She turned around and held it out, eyes sparkling with triumph.</text:p>
      <text:p text:style-name="Text_20_body">Sunset leaned forward and grinned. “Oh yeah, that’ll do.”</text:p>
      <text:p text:style-name="Text_20_body">“Stage! Now!” Rarity commanded with a finger. She grabbed her measuring tape and red glasses. “You’re going to have the second best dress, right next to mine!”</text:p>
      <text:p text:style-name="Text_20_body">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44">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44">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44">actually</text:span> been glowing for a moment. “Give me an hour.”</text:p>
      <text:p text:style-name="P546"><text:soft-page-break/>******</text:p>
      <text:p text:style-name="P544">Thursday: 2:00 P.M. Twenty-eight hours until the Winter Ball.</text:p>
      <text:p text:style-name="Text_20_body">Sunset was glad she had taken that extra time to study with Twilight. Their Advanced Trigonometry test was surprisingly <text:span text:style-name="T44">brutal</text:span>.</text:p>
      <text:p text:style-name="Text_20_body">Sunset turned the page in the booklet, finding six more long equations. She rubbed her eyes and decided to take a quick mental break. She stole a glance at Twilight, who had her face nearly pressed into her paper while her hand raced at incredible speeds.</text:p>
      <text:p text:style-name="Text_20_body"><text:span text:style-name="T44">You know, it wouldn’t surprise me if she was actually an android.</text:span> Sunset twirled her pencil in her hand as her mind wandered back to the dance. Pinkie had returned to school that day, but had said she’d be unable to help with the preparations since she 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44">It’s too perfect. Which means something bad is going to happen.</text:span> She sank in her seat. Was it too much to ask for just <text:span text:style-name="T44">one</text:span> of her plans to work out without any hitches?</text:p>
      <text:p text:style-name="Text_20_body"><text:span text:style-name="T44">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544">Totally part robot.</text:p>
      <text:p text:style-name="P546">******</text:p>
      <text:p text:style-name="P544">Thursday: 6:00 P.M. Twenty-four hours until the Winter Ball.</text:p>
      <text:p text:style-name="Text_20_body">Sunset tried not to laugh as Twilight collapsed against the front of the stage, gasping for breath.</text:p>
      <text:p text:style-name="Text_20_body"><text:soft-page-break/>“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rixie looked down from her spot on the ladder near the door and rolled her eyes. “Immature children,” she muttered, resuming her hanging of the ornamental bells.</text:p>
      <text:p text:style-name="Text_20_body">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44">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44">really</text:span> gone up this week, and I’d hate to have the student body disappointed by a lackluster dance.”</text:p>
      <text:p text:style-name="Text_20_body"><text:soft-page-break/>“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44">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44">did!</text:span> I just texted a few simple instructions! You did all the work!”</text:p>
      <text:p text:style-name="P544">No kidding.</text:p>
      <text:p text:style-name="Text_20_body">The door opened yet again, this time knocking over the ladder and leaving Trixie to dangle from the doorframe.</text:p>
      <text:p text:style-name="Text_20_body">“Trixie hates all of you! Also, <text:span text:style-name="T44">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44">can</text:span> learn somethin’.”</text:p>
      <text:p text:style-name="Text_20_body"><text:soft-page-break/>“Hey, I already apologi-i-i-<text:span text:style-name="T44">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pan text:style-name="T44">And I know that won’t happen anytime soon, so back to Plan A.</text:span> She clapped her hands together. “All right, guys, I think that’s enough for today. Tomorrow, <text:soft-page-break/>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with you tomorrow, right here.” She cradled the warmth inside her heart, letting it flow through her entire body.</text:p>
      <text:p text:style-name="Text_20_body">Twilight squeezed back, making Sunset’s heart jump into overdrive. “I can’t wait.”</text:p>
      <text:h text:style-name="Heading_20_1" text:outline-level="1"><text:bookmark-start text:name="__RefHeading___Toc296_788317178"/><text:span text:style-name="T1192">Крок</text:span> 39: Miracle Worker I—Victory Road<text:bookmark-end text:name="__RefHeading___Toc296_788317178"/></text:h>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44">+</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Second, as you’re all aware, the Winter Ball is tonight at six o’clock. Tickets are still on sale and can be purchased at the door. Voting for the Princess of the <text:soft-page-break/>Winter Ball shall take place in sixth period. As another reminder, the position of princess is just a title… there are no political powers that come with it.”</text:p>
      <text:p text:style-name="Text_20_body">Sunset facepalmed.</text:p>
      <text:p text:style-name="Text_20_body">“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544">Tis the season to be dead poor. Falalalala lalalala.</text:p>
      <text:p text:style-name="P546">******</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text:soft-page-break/>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Applejack tilted her chair back, balancing on the back legs. “Y’all know she stole your idea, right?” she addressed Sunset and Twilight.</text:p>
      <text:p text:style-name="Text_20_body">“Yep,” they said together.</text:p>
      <text:p text:style-name="Text_20_body">“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44">Believe me, that’s exactly what we’re hoping to do.</text:span></text:p>
      <text:p text:style-name="P546">******</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44">study</text:span>. I’m also not afraid to do a little extra work to catch up and stay ahead.”</text:p>
      <text:p text:style-name="Text_20_body"><text:soft-page-break/>Sunset puffed her cheeks out, glaring at her own four A+’s and two regular A’s. <text:span text:style-name="T44">Stupid smart Twilight.</text:span></text:p>
      <text:p text:style-name="Text_20_body">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Sunset checked off Twilight’s box and turned the paper over. Now, she just needed a majority of the school to do the same.</text:p>
      <text:p text:style-name="Text_20_body">Twilight needed to win.</text:p>
      <text:p text:style-name="Text_20_body">The CMC needed to sing.</text:p>
      <text:p text:style-name="Text_20_body">And Sunset needed to make sure everything ran smoothly. Once again, all of Sunset’s hopes relied on the outcome of a dance.</text:p>
      <text:p text:style-name="Text_20_body">She sincerely hoped this was the last time it happened.</text:p>
      <text:p text:style-name="P546">******</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text:soft-page-break/>Pinkie spun around in the middle of the floor. “Woohoo! This is gonna be the best ball ever!”</text:p>
      <text:p text:style-name="Text_20_body">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text:soft-page-break/>quite some ways this semester, Sunset. I hope to see you make even greater strides in the future.”</text:p>
      <text:p text:style-name="Text_20_body">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44">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44">Lights, decor, theme. It’s got everything.</text:span> Sunset pondered the sight for a minute longer but ultimately decided there was nothing she could improve upon.</text:p>
      <text:p text:style-name="Text_20_body">Entering the central hall, Sunset found Twilight pretending to examine the trophy case. Sunset stepped up behind her, and two girls made of gold stared at them from the water polo cup.</text:p>
      <text:p text:style-name="Text_20_body">“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44">pop</text:span> as she moved to examine some of the photos. Her eyes fell on the trio of Sunset in her victory poses. “Past victories?”</text:p>
      <text:p text:style-name="Text_20_body"><text:soft-page-break/>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546">******</text:p>
      <text:p text:style-name="Text_20_body">Sunset put on the last of her mascara and took a step back from the mirror. <text:span text:style-name="T44">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text:soft-page-break/>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44">Okay. We can do this. Everything is going to turn out all right. By the end of tonight, all your friends will be together and everyone will be happy.</text:span></text:p>
      <text:p text:style-name="Text_20_body">Her thoughts drifted back to her dream from a week ago. <text:span text:style-name="T44">Friendship isn’t always easy, but…</text:span> She clenched a determined fist. She knew what it was now. Maybe she didn’t know everything about it and maybe she never would. But she knew its worth.</text:p>
      <text:p text:style-name="Text_20_body">She nodded with resolve, something warm burning in her heart, making her feel light and free. With one last look at her amazing dress, she slipped on her evening jacket, grabbed her purse and flicked the light off.</text:p>
      <text:p text:style-name="Text_20_body"><text:soft-page-break/>“My, my, don’t you look stunning!” Artemis said, looking at Sunset through his camera as she came downstairs.</text:p>
      <text:p text:style-name="Text_20_body">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44">Probably the closest I’ll get to a compliment.</text:span></text:p>
      <text:p text:style-name="Text_20_body">Selena straightened Trixie’s neckline. “Both of you look gorgeous. Are you excited? I know how hard you’ve been working on the dance.”</text:p>
      <text:p text:style-name="Text_20_body">Sunset shifted her weight to one side. “I am, but… I dunno, something feels like it’s missing. Like…” Sunset circled her hand through the air. “Like it needs a little more <text:span text:style-name="T44">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44">perfect</text:span> snow!” Artemis threw his arms out. “Cool but not cold, firm enough to make snowballs, but soft enough so they don’t hurt! It’s every child’s dream!” He tapped the jar. “Guaranteed to last all night. <text:span text:style-name="T44">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44">too</text:span> much fun.” He nudged them out the door.</text:p>
      <text:p text:style-name="Text_20_body">“Both of you come straight home when it’s over,” Selena called after them.</text:p>
      <text:p text:style-name="Text_20_body"><text:soft-page-break/>“Yes, Mom,” Trixie said. Sunset saw the subtle roll of her eyes. They got into Trixie’s buggy, and drove off down the road, across the thin layer of snow.</text:p>
      <text:p text:style-name="Text_20_body">“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44">not</text:span> ruining this dance. Though, the night is young.”</text:p>
      <text:p text:style-name="Text_20_body">“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he school came into view, and Sunset’s stomach clenched. Once more, there was the feeling that <text:span text:style-name="T44">something</text:span> was about to happen. She locked her jaw. This time, she would make sure it was something <text:span text:style-name="T44">good</text:span>.</text:p>
      <text:p text:style-name="P546">******</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text:soft-page-break/>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at the gown. White stars of various sizes lit up the hem. Along her arms were blue gloves also adorned with stars, and to complete her look, a collar hooked onto her dress, giving her an appearance of regality.</text:p>
      <text:p text:style-name="Text_20_body">Cadence popped into the frame next to Twilight and jumped up and down, clapping her hands together. “Oooooh, you look so cute, I can’t stand it! You’re going to knock Sunset off her feet!”</text:p>
      <text:p text:style-name="Text_20_body">Twilight thoroughly examined her dress from every angle, making sure everything was in place and even. “Does this mean you’re done rhyming?”</text:p>
      <text:p text:style-name="Text_20_body">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544">Wonder where I got that from.</text:p>
      <text:p text:style-name="Text_20_body">“I’m not going to make you look like a circus clown. I’m just going to bring out your natural features. A little color here, a little blush there… a little makeup to cover that pimple—”</text:p>
      <text:p text:style-name="Text_20_body"><text:soft-page-break/>“Pimple? What pimple?” Twilight sprung out of her chair and grabbed the hand mirror on her bed. “Where? I don’t see it!” She whipped her head back. Cadence was snorting into her hand. “<text:span text:style-name="T44">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44">Relax. She means well. At least one of us is having fun.</text:span> She sat down and closed her eyes. “Please just finish so we can leave.” The longer Twilight stayed in the house, the more likely her nerves would explode.</text:p>
      <text:p text:style-name="Text_20_body">Cadence took her brush and dusted Twilight’s cheeks a faint pink. “I’m really glad you and Sunset made up. I bet she’s looking forward to this as much as you are.”</text:p>
      <text:p text:style-name="Text_20_body">The bristles of Cadence’s brush made Twilight bite the insides of her cheeks like she could scratch the surface that way. “Yeah,” she said in a muted voice. Her heart had nearly burst when Sunset had hugged her in the halls on Monday. And whenever 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44">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ext:soft-page-break/>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44">is</text:span> one of your last. And you look so beautiful.” He held his camera up.</text:p>
      <text:p text:style-name="Text_20_body">Twilight quickly shielded her eyes. “Dad, at least turn the flash off! I’m already visually impaired.”</text:p>
      <text:p text:style-name="Text_20_body">Cadence steered Twilight for the door. “We better get going. Twilight’s got <text:span text:style-name="T44">dance</text:span> fever, and I wouldn’t want to deprive her for too long. Give Shiny a big kiss for me, Mr. Night Light.”</text:p>
      <text:p text:style-name="Text_20_body">He chuckled. “Sure, but I don’t think it’ll mean the same coming from me. Have a great time, sweetie. I’ll be there to pick you up as soon as it’s over.”</text:p>
      <text:p text:style-name="Text_20_body">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44">dance!</text:span> I’m so happy for you, ladybug!”</text:p>
      <text:p text:style-name="Text_20_body">Twilight twirled a finger around one of her locks. “I’m excited but… really, <text:span text:style-name="T44">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text:soft-page-break/>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44">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44">Cadence!”</text:span></text:p>
      <text:p text:style-name="Text_20_body">“<text:span text:style-name="T44">Not sorry!”</text:span></text:p>
      <text:p text:style-name="P546">******</text:p>
      <text:p text:style-name="Text_20_body">Sunset paced the rotunda, pulling her phone out every ten seconds to check the time, and cursing whenever another minute had passed.</text:p>
      <text:p text:style-name="Text_20_body"><text:span text:style-name="T44">Maybe Twilight changed her mind. Maybe she doesn’t want to give me another chance.</text:span> Sunset gripped the sides of her head and groaned. <text:span text:style-name="T44">Calm down! It’s only 5:21, she’s just a little late!</text:span></text:p>
      <text:p text:style-name="Text_20_body">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text:soft-page-break/>She and Flash walked up to Sunset, arms linked together. Flash wore his best suit, and while it always pained Sunset to admit it, he cleaned up pretty well.</text:p>
      <text:p text:style-name="Text_20_body">“I know I already said it, but that dress is <text:span text:style-name="T44">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44">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44">achoo! </text:span>Dance!”</text:p>
      <text:p text:style-name="Text_20_body">“Wait a second.” Sunset’s gears turned, making loud clicking noises. “You knew Twilight liked me, didn’t you?”</text:p>
      <text:p text:style-name="Text_20_body">Pinkie looked at the ceiling with an innocent smile. “Maaaybe.”</text:p>
      <text:p text:style-name="Text_20_body">“How long?”</text:p>
      <text:p text:style-name="Text_20_body">“Since Halloween when Maud found you two sleeping together in the kitchen.”</text:p>
      <text:p text:style-name="Text_20_body"><text:span text:style-name="T44">Ponyfeathers.</text:span> “Well, you could have said something.”</text:p>
      <text:p text:style-name="Text_20_body">Pinkie rolled her eyes. “Because her gravitation towards you, wanting you to be her partner in the science fair, showing the most concern whenever you were <text:soft-page-break/>in trouble, or just the way she looks at you weren’t dead giveaways already. Yep, I probably should have let you in on this big mystery a while ago. I didn’t hint that <text:span text:style-name="T44">someone</text:span> might want to ask you to the dance or anything.”</text:p>
      <text:p text:style-name="Text_20_body">Sunset’s jaw slackened. “Did… did you just use sarcasm?”</text:p>
      <text:p text:style-name="Text_20_body">Pinkie smirked. “<text:span text:style-name="T44">Noo,</text:span> of course not.” She turned and skipped down toward the gym.</text:p>
      <text:p text:style-name="Text_20_body">Sunset stared after her, jaw still hanging open. <text:span text:style-name="T44">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300_788317178"/><text:span text:style-name="T1192">Крок</text:span> 40: Miracle Worker II—Shine Like Rainbows<text:bookmark-end text:name="__RefHeading___Toc300_788317178"/></text:h>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44">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44">Faulty wiring probably.</text:span> She picked one of the flickering ones and made sure the bulb was tightly screwed on. The flickering stopped, and the unlit ones came to life. Sunset smiled. <text:span text:style-name="T44">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I don’t know! Some of the lights were out so I tried to fix it, then <text:span text:style-name="T44">all</text:span> of them went out!”</text:p>
      <text:p text:style-name="Text_20_body">“All right. Be over in two seconds.”</text:p>
      <text:p text:style-name="Text_20_body"><text:soft-page-break/>True to his word, Flash broke out of the swirling vortex of human bodies. He wiped a line of sweat from his forehead. “Even with the ice, it’s still warm in here.” He went to work examining the lights, fiddling with the bulbs and running his hand 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wilight turned down her smile. “Okay.”</text:p>
      <text:p text:style-name="Text_20_body"><text:soft-page-break/>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All right, where are you?” Sunset reached her arm into the back, past the snow jar and her textbooks. Her nails scratched the cold metal of the locker, and she shuddered at the unpleasant chill that ran down her spine. “Aha!” Her ring finger traced over something small and rigid: her copy of the master key.</text:p>
      <text:p text:style-name="Text_20_body">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44">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544">In the lock outside.</text:p>
      <text:p text:style-name="Text_20_body">Sunset brought her leg back to kick the door, and paused halfway through, resulting in an upset of her balance. She grabbed one of the shelves for support <text:soft-page-break/>and took a deep breath. <text:span text:style-name="T44">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44">Hello? Can anyone hear me? Anyone?</text:span>” Her cries sounded infinitely loud in the small space she occupied, but unless someone else was randomly wandering the halls, not a soul would hear her.</text:p>
      <text:p text:style-name="Text_20_body">Sunset paced back and forth, turning every three steps. “Okay, okay, locked in a closet away from the dance with no communication. You’ve been in worse spots before.” She paused. “Actually… when the dance ends, everyone goes home, and 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44">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44">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546">******</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text:soft-page-break/>She groaned. <text:span text:style-name="T44">When did I become so sappy? Moondancer would be hysterical if she saw me right now.</text:span> Deciding there was enough punch sloshing around in her stomach, Twilight threw her cup away and moved to the far wall, where the lights weren’t working.</text:p>
      <text:p text:style-name="Text_20_body">A sigh rose up in her throat, but she forced it back down. <text:span text:style-name="T44">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Ah!”</text:p>
      <text:p text:style-name="Text_20_body">“Ah!”</text:p>
      <text:p text:style-name="Text_20_body">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ext:soft-page-break/>Twilight gave a half-hearted nod in Applejack’s direction, then did a double take upon seeing her outfit. She wore a sparkling red dress with her hair done up in 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text:soft-page-break/>Rainbow waved a hand. “Doesn’t matter. Point is, <text:span text:style-name="T44">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44">your</text:span> chances?”</text:p>
      <text:p text:style-name="Text_20_body">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44">date Thunderlane</text:span> first.” She jabbed a finger in Applejack’s direction. “Suck it, Applefat!”</text:p>
      <text:p text:style-name="Text_20_body">Twilight and Fluttershy each grabbed one of Applejack’s arms as she tried to throw herself at Rainbow. <text:span text:style-name="T44">I hope your plan works, Sunset.</text:span></text:p>
      <text:p text:style-name="P546">******</text:p>
      <text:p text:style-name="Text_20_body">“Great plan, Sunset. Let’s climb through the air vents! Really top notch idea!” Sunset gagged and coughed out a lungful of dust. She pressed her lips together. <text:span text:style-name="T44">I should stop talking.</text:span></text:p>
      <text:p text:style-name="Text_20_body">Sunset shimmied her way through the tight vent. She had to scooch herself forward like an inchworm, dragging her dress through dust while cobwebs found a new home in her hair.</text:p>
      <text:p text:style-name="Text_20_body"><text:span text:style-name="T44">All this to fix some stupid lights. Why’d I have to be a perfectionist? </text:span>She finally came upon another vent opening, one that dropped into the hall. <text:span text:style-name="T44">Thank you!</text:span> She wrapped her fingers around the grate and wriggled it loose, setting it aside. <text:span text:style-name="T44">All right, easy now.</text:span> She scooted forward, crossing the gap first, then letting her legs dangle over it. She slowly eased herself down but knew she had no choice but to drop.</text:p>
      <text:p text:style-name="Text_20_body"><text:soft-page-break/>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pan text:style-name="T44">Better enjoy this while it lasts. Rarity is gonna </text:span>kill <text:span text:style-name="T44">me when she sees this.</text:span> Sunset took the plug for the lights and connected them to the extension cord, then plugged that into the working outlet. The lights sparked to life, glittering in the dark. Sunset sighed in relief. <text:span text:style-name="T44">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44">Two hours?</text:span> The dance will be almost over by then!”</text:p>
      <text:p text:style-name="Text_20_body">“Sorry, ain’t much I can do about it. I <text:span text:style-name="T44">can</text:span> keep playing, but you’d have to pay me for overtime.”</text:p>
      <text:p text:style-name="Text_20_body">Sunset’s voice cracked. “Of course!” Her eye made a violent twitch. Vinyl slipped her headphones back on, signaling the end of the conversation, and Sunset stomped away. “Perfect, just perfect! I promised an orchestra, and now, I have no orchestra. It’s going to be one of <text:span text:style-name="T44">those</text:span> nights, isn’t it?”</text:p>
      <text:p text:style-name="Text_20_body"><text:soft-page-break/>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44">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Sunset took a knee in front of her. “Come on, kid, what’s really going on?”</text:p>
      <text:p text:style-name="Text_20_body"><text:soft-page-break/>Sweetie bit her lip and looked away. “I… I’m scared to sing.”</text:p>
      <text:p text:style-name="Text_20_body">“What? Why?”</text:p>
      <text:p text:style-name="Text_20_body">“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44">snap</text:span>, and fall to the ground. In her hand was a portion of the toggle, the rest of it was still between hot and cold.</text:p>
      <text:p text:style-name="Text_20_body"><text:soft-page-break/>“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She pointed to the jar on the floor. “Stay.” When Sunset was sure it wasn’t going anywhere, she hurried from the back room, snuck out from the backstage, and briskly walked into the hall. She hurried to the maintenance closet and unlocked the 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text:soft-page-break/>Still, she could hear the air conditioning unit humming loudly, and followed the noise to the machine.</text:p>
      <text:p text:style-name="Text_20_body">“<text:span text:style-name="T44">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44">A little music. A little snow. How cute. Do you think any of them will care?”</text:span></text:p>
      <text:p text:style-name="Text_20_body">Sunset tightened her jaw, moving her foot back. “I…”</text:p>
      <text:p text:style-name="Text_20_body">“<text:span text:style-name="T44">No one will remember this. No one will thank you. You struggle in vain, Sunset.</text:span>” A set of teeth appeared underneath the eyes, jagged and hungry. “<text:span text:style-name="T44">You can’t pay back your sins. You’ll wander the darkness forever!”</text:span></text:p>
      <text:p text:style-name="Text_20_body">Her body shook, rattling the lid of the jar. Sunset bowed her head while the demon chortled. <text:span text:style-name="T44">Is all of this pointless? What if this </text:span>doesn’t <text:span text:style-name="T44">work?</text:span></text:p>
      <text:p text:style-name="Text_20_body">From down below, the voices of the CMC floated into Sunset’s ears. Her heart swelled at their sweet voices, mixing together to make a beautiful harmony. </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44">shrriip</text:span> made her stop and groan.</text:p>
      <text:p text:style-name="Text_20_body">The bad news was part of the orange layer of her dress had been torn off. The good news was she wasn’t revealing anything. The better news was, she had <text:soft-page-break/>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Once again, her dress broke most of her fall, but the collision against the floor still left her dazed. She stared up at the ceiling.</text:p>
      <text:p text:style-name="Text_20_body">“I’m just going to lay here for a second.”</text:p>
      <text:p text:style-name="P546">******</text:p>
      <text:p text:style-name="Text_20_body">Twilight broke to the outskirts of the dance floor just as Sunset disappeared backstage, a screwdriver in her hand. <text:span text:style-name="T44">What is she doing now?</text:span></text:p>
      <text:p text:style-name="Text_20_body">“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ext:soft-page-break/>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44">Once… upon a time,</text:span></text:p>
      <text:p text:style-name="Text_20_body">“<text:span text:style-name="T44">You came into my world and made the stars align.”</text:span></text:p>
      <text:p text:style-name="Text_20_body">Sweetie Belle took over, her voice no longer shaky, but rich and confident. “<text:span text:style-name="T44">Now, I can see the signs,</text:span></text:p>
      <text:p text:style-name="Text_20_body">“<text:span text:style-name="T44">You pick me up when I get down so I can shine.”</text:span></text:p>
      <text:p text:style-name="Text_20_body">The instruments came into full effect as all three of them sang, “<text:span text:style-name="T44">Shine like rainbows, ohohoh.”</text:span></text:p>
      <text:p text:style-name="Text_20_body">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text:soft-page-break/>“Yes, darling, I know!”</text:p>
      <text:p text:style-name="Text_20_body">It was Scootaloo’s turn to sing. “<text:span text:style-name="T44">Friends, you are in my life,</text:span></text:p>
      <text:p text:style-name="Text_20_body">“<text:span text:style-name="T44">And you can count on me to be there by your side.”</text:span></text:p>
      <text:p text:style-name="Text_20_body">Sweetie took over again, a broad smile on her face. She looked completely at home on the stage. “<text:span text:style-name="T44">And when the music comes alive,</text:span></text:p>
      <text:p text:style-name="Text_20_body">“<text:span text:style-name="T44">We sing our song to lift us up so we can shine!”</text:span></text:p>
      <text:p text:style-name="Text_20_body">The entire band sang in a unified voice, “<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pan text:style-name="T44">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Applejack wandered over, tears spilling from her eyes as well. “Would ya look at that. My little sister is growing up and has a voice like Ma.”</text:p>
      <text:p text:style-name="Text_20_body">“<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oft-page-break/>“<text:span text:style-name="T44">We shine like rainbows, ohohoh!”</text:span></text:p>
      <text:p text:style-name="Text_20_body">Then, the whole room was singing, led off by Pinkie.</text:p>
      <text:p text:style-name="Text_20_body">“<text:span text:style-name="T44">Shine like rainbows, ohohoh!</text:span></text:p>
      <text:p text:style-name="Text_20_body">“<text:span text:style-name="T44">We shine like rainbows, ohohoh!</text:span></text:p>
      <text:p text:style-name="Text_20_body">“<text:span text:style-name="T44">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44">your</text:span> song they sang? It was <text:span text:style-name="T44">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text:soft-page-break/>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546">******</text:p>
      <text:p text:style-name="Text_20_body">Sunset stepped into a white wonderland full of laughing students. The mood was contagious, and while Sunset didn’t laugh, it quelled her bad mood. She stepped through the snow, ducking under a poorly thrown snowball. <text:span text:style-name="T44">Everyone’s having a good time, but where are—</text:span></text:p>
      <text:p text:style-name="Text_20_body">“<text:span text:style-name="T44">Sunset Shimmer, what have you done to my dress?”</text:span></text:p>
      <text:p text:style-name="Text_20_body"><text:span text:style-name="T44">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text:soft-page-break/>“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Rainbow rubbed the back of her neck. “Yeah. Maybe we… <text:span text:style-name="T44">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44">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text:soft-page-break/>Rainbow stepped out of the hug. “So, we’re all cool, right? No hard feelings when I win?”</text:p>
      <text:p text:style-name="Text_20_body">Rarity clicked her tongue. “No hard feelings on <text:span text:style-name="T44">whoever</text:span> wins.”</text:p>
      <text:p text:style-name="Text_20_body">“Right, right.”</text:p>
      <text:p text:style-name="Text_20_body">Celestia tore the envelope open. “And this year’s winner is…” She pulled the card out. “Twilight Sparkle!”</text:p>
      <text:p text:style-name="Text_20_body">“<text:span text:style-name="T44">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44">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Sunset’s eyes contracted to pinpricks. <text:span text:style-name="T44">No… no, no.</text:span> She took a step back, wondering how far she was from the door.</text:p>
      <text:p text:style-name="Text_20_body"><text:soft-page-break/>“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44">want</text:span> this crown. It never left her line of sight as she moved forward. The blue gem stared back at her, an eye of her demonic half.</text:p>
      <text:p text:style-name="Text_20_body"><text:span text:style-name="T44">Come and rejoin me,</text:span> it said seductively. <text:span text:style-name="T44">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44">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Sunset looked up into Twilight’s eyes and found solace in the starry universe behind them. It was just a crown. It wouldn’t hurt her; it was nothing more than <text:soft-page-break/>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ext:soft-page-break/>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text:soft-page-break/>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44">did</text:span> go well, but since it didn’t make enough money anyway, she still wants to ban Sunset!”</text:p>
      <text:p text:style-name="Text_20_body">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44">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text:soft-page-break/>Lyra continued to smile, sweating bullets the entire time. “Really? Huh, I wonder how I could have made such a mistake.”</text:p>
      <text:p text:style-name="Text_20_body">“A mystery for the ages,” Luna said. “Come, sister.” She turned for the snack table. “I think these girls have <text:span text:style-name="T44">much</text:span> to talk about now.”</text:p>
      <text:p text:style-name="Text_20_body">Celestia nodded. “Congratulations, Sunset. I hope you enjoy the rest of your evening.”</text:p>
      <text:p text:style-name="Text_20_body">“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44">was</text:span> 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text:soft-page-break/>“Of course,” Sunset said, her voice still calm. She shook Lyra’s hand and took a step back.</text:p>
      <text:p text:style-name="Text_20_body">Lyra turned to Twilight. “Sooo, Miss Sparkle, care to elaborate on what you meant when you said you weren’t the same Twilight Sparkle?”</text:p>
      <text:p text:style-name="P544">Slap!</text:p>
      <text:p text:style-name="Text_20_body">Lyra staggered back, cradling her face with both hands. She stared blankly at Twilight.</text:p>
      <text:p text:style-name="Text_20_body">Sunset’s calm mask broke, and she grinned wildly. “I never said <text:span text:style-name="T44">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kept her other hand around Twilight’s waist. They stepped together in time with the music, rotating and making small dips.</text:p>
      <text:p text:style-name="Text_20_body"><text:soft-page-break/>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Cadence gave me a few lessons.” They pulled apart and came back together. “I thought you said you didn’t dance?”</text:p>
      <text:p text:style-name="Text_20_body">“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44">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ext:soft-page-break/>Twilight was silent, her eyes processing this new information. She blinked. “But then, at Thanksgiving—”</text:p>
      <text:p text:style-name="Text_20_body">“You asked me to lie, remember? When you asked me how I felt about you, I was still under the compulsion to lie.”</text:p>
      <text:p text:style-name="Text_20_body">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44">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text:soft-page-break/>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Y-yeah, that was…” Sunset found she couldn’t finish the sentence either. But, looking into each other’s eyes, an understanding passed between them. The kiss had said everything that needed to be said.</text:p>
      <text:p text:style-name="Text_20_body">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4_788317178"/><text:span text:style-name="T1192">Крок</text:span> 41: Rising Sun<text:bookmark-end text:name="__RefHeading___Toc304_788317178"/></text:h>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44">did</text:span> dance together at the ball, right?”</text:p>
      <text:p text:style-name="Text_20_body">Sunset smiled in spite of her ornery mood. “Yes, Sparky, we danced.”</text:p>
      <text:p text:style-name="Text_20_body">“And then, we… <text:span text:style-name="T44">kissed</text:span>, right? I didn’t dream that?”</text:p>
      <text:p text:style-name="Text_20_body">“No, Twilight. We kissed. We’re dating. I promise it wasn’t a dream.” <text:span text:style-name="T44">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She let out a dreamy sigh. Still, it was a great feeling, if not an odd one, waking up and knowing Twilight Sparkle was her girlfriend. It created a warm bonfire in Sunset’s stomach. Twilight was her girlfriend, her friends were back <text:soft-page-break/>together, the school (hopefully) didn’t hate her, and she had a warm house to live in. Perhaps the universe had finally cut her a break.</text:p>
      <text:p text:style-name="Text_20_body">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546">******</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44">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irked her were the songs. She never could stand songs about how wonderful love was, or how bad breakups hurt.</text:p>
      <text:p text:style-name="Text_20_body"><text:soft-page-break/>While today was Christmas Eve, it was also Twilight’s birthday, as Sunset had only found out a few days ago. Twilight had tried to tell her it wasn’t a big deal, but Sunset wanted to do something special for her, girlfriend or not.</text:p>
      <text:p text:style-name="Text_20_body">Luckily, Sunset remembered they had two passes to the Canterlot Aerospace Museum. While they had gotten together at the dance, Sunset hesitated to call it a proper date. So for Twilight’s birthday, Sunset would treat her to a real one by taking 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text:soft-page-break/>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44">that</text:span> comfortable with her new living arrangement. Turning her head, Sunset’s eyes fell on the picture frame, now holding a photograph of her and her friends on the night of the dance. They were huddled together, giving the camera their largest smiles. If one looked closely, they could see Sunset and Twilight’s hands locked together.</text:p>
      <text:p text:style-name="Text_20_body">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44">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546">******</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text:soft-page-break/>She stowed her helmet in the space under the seat, then made her way to the front entrance. Seeing Twilight was nowhere in sight, Sunset guessed she was early.</text:p>
      <text:p text:style-name="Text_20_body">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44">I hope this didn’t turn into a double date.</text:span></text:p>
      <text:p text:style-name="Text_20_body">Twilight waved and ran up to Sunset, hugging her and giving a quick nuzzle. When she pulled away, Sunset realized Twilight was wearing a pair of thick glasses.</text:p>
      <text:p text:style-name="Text_20_body">Sunset bit her lip to hold back her laughter. “Happy birthday, Sparky. Those are new.” She tapped one of the lenses.</text:p>
      <text:p text:style-name="Text_20_body">“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text:soft-page-break/>“So, how’s everything going, Sunset?”</text:p>
      <text:p text:style-name="Text_20_body">“Everything’s going pretty great,” Sunset said with a relieved laugh. “In fact, I haven’t felt this good since… I can’t remember when. Guess I have you to thank in some small part.”</text:p>
      <text:p text:style-name="Text_20_body">The corners of Shining’s mouth tipped upwards. “Just doing my job. Or at least attempting to. I’m glad everything worked out for you, Sunset.” His moth reset to a thin line. “Now, about Twilight.”</text:p>
      <text:p text:style-name="P544">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relationships don’t make it to happily ever after, so I won’t ask you to make any vows.” The shining light left her eyes, a cold warning replacing it. “But, if Twilight 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text:soft-page-break/>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No matter how happy and nice Sunset got, she would never skip.</text:p>
      <text:p text:style-name="Text_20_body">“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44">hold!</text:span>” Twilight squeed. “We get to hold rocks from <text:span text:style-name="T44">space!</text:span> Oh, oh! And then there’s all the fun attractions like the Gyrosphere and the <text:span text:style-name="T44">rocket launch simulator!</text:span>” Twilight took both of Sunset’s hands and jumped up and down. “Can we go on it? Please, please, please!”</text:p>
      <text:p text:style-name="Text_20_body"><text:soft-page-break/>There wasn’t a jolt down Sunset’s spine, but after feeling one every time someone said ‘please’, it still tickled. “Twilight, it’s <text:span text:style-name="T44">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546">******</text:p>
      <text:p text:style-name="Text_20_body">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44">were</text:span> to explode in our lifetime, it would take six-hundred years before anything <text:span text:style-name="T44">catastrophic</text:span> would hit earth. And at worst, it would be some extra ultraviolet radiation. <text:span text:style-name="T44">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wilight pointed to her eyes. “My vision is too poor, even with corrective lenses.” She sighed. “Plus, astronauts have to go through a ton of physical training and… I can barely run a mile.” She gestured to the exhibition hall they <text:soft-page-break/>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hey paused in front of a fact chart for the Horsehead Nebula. “You’re from another world,” Twilight said, eyes filled with wonder. “I <text:span text:style-name="T44">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44">this</text:span> universe. Just, really, really far away.” She pointed to a random star. “There’s a billion worlds out there. Maybe your home is one of them. While the portal did <text:soft-page-break/>turn you into a human, maybe instead of taking you to another dimension, it just pushed you across space.”</text:p>
      <text:p text:style-name="Text_20_body">Sunset stroked her chin. “Interesting theory, Twilight. It’s possible I suppose, but how do you account for all the mirror differences between our worlds?”</text:p>
      <text:p text:style-name="Text_20_body">“Well, like I said—there’s a <text:span text:style-name="T44">billion</text:span> different worlds, meaning a <text:span text:style-name="T44">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546">******</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ext:soft-page-break/>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She reached the railing and slumped over it. Sunset patted her on the head. “Well, at least you know what astronauts have to go through.”</text:p>
      <text:p text:style-name="Text_20_body">Twilight lifted her head up, mirth dancing in her eyes. “I wanna go again!”</text:p>
      <text:p text:style-name="P546">******</text:p>
      <text:p text:style-name="Text_20_body">“Ohmygoshohmygoshohmygoshohmygosh!”</text:p>
      <text:p text:style-name="Text_20_body">“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text:soft-page-break/>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he second thrusters gave them a final push out of the atmosphere and detached from the rocket. Sunset and Twilight floated in their shuttle, a hundred miles above the earth. The shuttle rotated, giving them a view of the blue orb, the sun sitting on its horizon.</text:p>
      <text:p text:style-name="Text_20_body">“It’s so beautiful,” Twilight whispered.</text:p>
      <text:p text:style-name="Text_20_body">Sunset silently agreed with her, and couldn’t help but wonder what Equestria looked like from space. Her sudden homesickness manifested itself as a lump in her throat. <text:span text:style-name="T44">Stop. There’s no point in getting sentimental over it now.</text:span> She reached for Twilight’s hand and gently rested on top of it. <text:span text:style-name="T44">This… this can be home now. I’ve got Twilight, I’ve got my friends. I’ll be fine.</text:span></text:p>
      <text:p text:style-name="Text_20_body">Their shuttle re-entered the atmosphere, and a red sheen tinted the outside world while gravity dragged them back to the surface. <text:span text:style-name="T44">Until graduation… I’ll be fine.</text:span></text:p>
      <text:p text:style-name="P546">******</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ext:soft-page-break/>The sparks from the kiss jolted Sunset into a lopsided smile. “Well, you know. It was the least I could do. It being your birthday and all that.”</text:p>
      <text:p text:style-name="Text_20_body">“This has been the best birthday ever!”</text:p>
      <text:p text:style-name="P544">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and pulled out two helmets. One was hers, and the other was brand new, painted purple with a starburst on the side.</text:p>
      <text:p text:style-name="Text_20_body">Twilight stared in awe. “That’s for me?”</text:p>
      <text:p text:style-name="Text_20_body">“No, it’s for Rarity.” <text:span text:style-name="T44">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text:soft-page-break/>“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44">was</text:span> slow. For me.”</text:p>
      <text:p text:style-name="Text_20_body">Twilight rolled her eyes. “Shining was right: you are a speed demon.”</text:p>
      <text:p text:style-name="Text_20_body">Sunset inwardly cringed, showing it with only a subtle twitch of her eye. <text:span text:style-name="T44">Yep, still stings.</text:span> She cleared her throat. “Shall I walk you to your door?”</text:p>
      <text:p text:style-name="Text_20_body">Twilight held her arm out. “I would like that.” Arms looped together, they walked to the front door and faced each other. Twilight brushed some hair out from in front of Sunset’s face. “I had a really good time today.”</text:p>
      <text:p text:style-name="Text_20_body">“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ext:soft-page-break/>Their lips brushed together when the lock on the door clicked and it swung open.</text:p>
      <text:p text:style-name="Text_20_body">“<text:span text:style-name="T44">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44">Maybe it’s just this house.</text:span> Sunset thought, her face still against the wood. <text:span text:style-name="T44">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What happened to the lights?” Twilight asked. They flashed on.</text:p>
      <text:p text:style-name="Text_20_body">“<text:span text:style-name="T44">Surprise!”</text:span></text:p>
      <text:p text:style-name="Text_20_body">Twilight jumped back at the chorus of voices, stepping on Sunset’s toes. Sunset played it off like a yell of surprise, but her foot was throbbing.</text:p>
      <text:p text:style-name="Text_20_body">Gathered around the dining room table were Twilight’s parents, Cadence, Spike, and to Sunset’s surprise, the rest of the Spectacular Seven. On the table was a large white cake with purple frosting that read, ‘Happy Birthday Twilight!’</text:p>
      <text:p text:style-name="Text_20_body">“You all threw me a surprise party?” Twilight whipped her head around. “Did you know about this?”</text:p>
      <text:p text:style-name="Text_20_body">Sunset leaned against the wall, taking pressure off her toes. “I honestly had no idea.”</text:p>
      <text:p text:style-name="Text_20_body"><text:soft-page-break/>“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44">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44">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Oh my gosh, it was <text:span text:style-name="T44">so</text:span> much fun!” If Twilight’s mouth hadn’t been moving, Sunset would have sworn Pinkie had been talking. “We got to hold moon rocks, and see stars, and I rode in the Gyrosphere four times!”</text:p>
      <text:p text:style-name="Text_20_body"><text:soft-page-break/>Rainbow snorted. “A perfect date for an egghead. I’ll bet you two got plenty of chances to make out.”</text:p>
      <text:p text:style-name="Text_20_body">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44">thinking</text:span>… I mean—I have… that’s to say—I’m… I’ve discovered that, well—”</text:p>
      <text:p text:style-name="Text_20_body">“Your daughter’s gay and I’m dating her!” Sunset blurted out.</text:p>
      <text:p text:style-name="Text_20_body">“<text:span text:style-name="T44">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44">no</text:span> idea!”</text:p>
      <text:p text:style-name="Text_20_body">Cadence swatted him over the head. “What he’s <text:span text:style-name="T44">trying</text:span> to say is, we still support you and love you, Twilight, no matter what.”</text:p>
      <text:p text:style-name="Text_20_body">Velvet stepped over and wrapped her daughter in a warm hug. “Exactly what Cadence said. Honestly, I saw it coming a mile away.”</text:p>
      <text:p text:style-name="Text_20_body">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text:soft-page-break/>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8_788317178"/><text:span text:style-name="T1193">Крок</text:span> 42: Shooting Stars<text:bookmark-end text:name="__RefHeading___Toc308_788317178"/></text:h>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44">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text:soft-page-break/>Sunset took it with a guilty smile. “No, of course not. Thank you, Artemis.”</text:p>
      <text:p text:style-name="Text_20_body">“Oh, don’t thank me. Trixie is the one who picked it out for you.”</text:p>
      <text:p text:style-name="Text_20_body">“Daddy! You promised not to tell!”</text:p>
      <text:p text:style-name="Text_20_body">Sunset held the present with some trepidation. For all she knew, inside was a firework, or an ink shooting something. She carefully took the wrapping off, finding 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text:soft-page-break/>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Apparently, magic was not allowed in the kitchen, for not once did Artemis pull out his wand or levitate anything toward himself. He mostly took orders from Selena.</text:p>
      <text:p text:style-name="Text_20_body">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546">******</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text:soft-page-break/>“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smile from the corner of her eye. Across from them, Trixie made a cloud of white smoke before producing a gold shooting star.</text:p>
      <text:p text:style-name="Text_20_body">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546"><text:soft-page-break/>*******</text:p>
      <text:p text:style-name="Text_20_body">Unsurprisingly, a massive crowd filled the mall the day after Christmas. Normally, Sunset would never step foot in the mall with this many people milling about. But, her friends were eager to get their post-holiday shopping done, so she reluctantly agreed to tag along. She could have taken advantage of her ability to say ‘no’ again, but, friendship compelled her to go. It <text:span text:style-name="T44">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I am <text:span text:style-name="T44">not</text:span> jealous,” Twilight said defensively. She turned her head to Sunset. “Am I supposed to be jealous?”</text:p>
      <text:p text:style-name="Text_20_body">“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44">and</text:span> Christmas.”</text:p>
      <text:p text:style-name="Text_20_body">Sunset took the parcel and set it on the table. “Well, if you’re sure.” She leaned over and kissed her again. “Thanks.”</text:p>
      <text:p text:style-name="Text_20_body">“Don’t thank me <text:span text:style-name="T44">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text:soft-page-break/>“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44">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Rainbow made. She donned her new leather jacket, the tailcoat falling just above her knees. It was perfect.</text:p>
      <text:p text:style-name="Text_20_body">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44">ever!</text:span>”</text:p>
      <text:p text:style-name="Text_20_body"><text:soft-page-break/>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hey made their usual rounds starting with the higher end clothing stores for Rarity. Sunset never understood why Rarity went shopping for other clothes when she could just make her own. She assumed there was some fancy answer, but didn’t bother to 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text:soft-page-break/>“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Check.”</text:p>
      <text:p text:style-name="Text_20_body">Sunset moved her king. Twilight moved her rook.</text:p>
      <text:p text:style-name="Text_20_body"><text:soft-page-break/>“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she checked on the back of a napkin dispenser. She got her revenge by shoving Pinkie’s face into her birthday cake ice cream.</text:p>
      <text:p text:style-name="Text_20_body">Pinkie just licked it off and asked for more.</text:p>
      <text:p text:style-name="Text_20_body"><text:soft-page-break/>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44">ha!</text:span> I win this round!”</text:p>
      <text:p text:style-name="Text_20_body">“Darling, you’re covered in milkshake.”</text:p>
      <text:p text:style-name="Text_20_body">“Yes, but the jacket is fine!”</text:p>
      <text:p text:style-name="P546">******</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44">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text:soft-page-break/>“Your song, ‘Shine Like Rainbows’, well…” Sunset grinned sheepishly. “First, you’re not mad that I used it, are you?”</text:p>
      <text:p text:style-name="Text_20_body">Fluttershy lifted her head, her face brighter than the sun. “Oh no, of course not. If it wasn’t for you, everyone might still be fighting. I thought I had lost the lyrics until I heard those little angels singing.”</text:p>
      <text:p text:style-name="Text_20_body">Sunset breathed easy. She didn’t know why that had been a concern; Fluttershy didn’t have a mean bone in her body, let alone the capacity to hold a grudge. “So, when did you first write that?”</text:p>
      <text:p text:style-name="Text_20_body">“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text:soft-page-break/>“But it’s for a good cause. If they were willing to help you, I’m sure they’d be willing to help an innocent animal.”</text:p>
      <text:p text:style-name="Text_20_body">Sunset had to admit Fluttershy had a point. “I’ll ask, Fluttershy.” She sighed. “Might have to beg for this one.”</text:p>
      <text:p text:style-name="P546">******</text:p>
      <text:p text:style-name="Text_20_body">“Please! Please, please, please, please, please, <text:span text:style-name="T44">please!</text:span>”</text:p>
      <text:p text:style-name="Text_20_body">Trixie had her arms wrapped around Artemis’ leg, and looked up at him with wide, sorrowful eyes.</text:p>
      <text:p text:style-name="Text_20_body">Sunset stood five paces away, smirking.</text:p>
      <text:p text:style-name="Text_20_body">“Trixie, I understand Sunset’s reasons, but why do <text:span text:style-name="T44">you</text:span> want a pet?”</text:p>
      <text:p text:style-name="Text_20_body">“Because I haven’t had one since Midnight ran away!”</text:p>
      <text:p text:style-name="Text_20_body">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544">It’s a good thing Spot’s an indoor dog.</text:p>
      <text:p text:style-name="Text_20_body">Come the next day, the paperwork was filled out, the money was paid, and Spot came home with Sunset, making himself comfortable on her bed.</text:p>
      <text:p text:style-name="Text_20_body"><text:soft-page-break/>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546">******</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44">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text:soft-page-break/>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44">ever</text:span> before we go to college!” Pinkie said. She tossed a cupcake into the air and ate it whole.</text:p>
      <text:p text:style-name="Text_20_body">Sunset took a large bite of her own cupcake. <text:span text:style-name="T44">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he hours passed by, filled with talking, laughing, and a little reminiscing. Applejack passed around bottles of cider as the year came down to its final minutes.</text:p>
      <text:p text:style-name="Text_20_body">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text:soft-page-break/>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44">Happy New Year!</text:span>”</text:p>
      <text:p text:style-name="Text_20_body">Everyone rose and joined her. “<text:span text:style-name="T44">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neck. The rest of the Spectacular Seven drew close as well, huddling together in the cold night air.</text:p>
      <text:p text:style-name="Text_20_body"><text:soft-page-break/>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 text:name="43"/><text:bookmark-start text:name="__RefHeading___Toc312_788317178"/>Advent Moon<text:bookmark-end text:name="__RefHeading___Toc312_788317178"/></text:h>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44">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44">Why do I sigh? I am home. I should be happy.</text:span> She raised a pale hand to her blouse and felt the metallic object hiding underneath it. <text:span text:style-name="T44">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text:soft-page-break/>famous, and influential: the Upper Villa. Large luxury homes and mansions sat on the mountainside in neat, gated communities that overlooked the rest of the city.</text:p>
      <text:p text:style-name="Text_20_body">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text:soft-page-break/>She paused at an intersection in the hall and looked left, up the tall flight of stairs. The top was shrouded in darkness, and a melancholy wind floated down and caressed her cheek. Her heart thumped in her chest, and her body leaned toward the stairs. She caught herself and inhaled sharply. As much as she wanted to go and visit, it would only drag her heart down even more.</text:p>
      <text:p text:style-name="Text_20_body">“Tomorrow, after I’m settled and refreshed.”</text:p>
      <text:p text:style-name="Text_20_body">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span text:style-name="T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5cm" style:contextual-spacing="false" fo:line-height="115%" fo:text-indent="0.4cm" style:auto-text-indent="false"/>
      <style:text-properties fo:font-size="16pt" style:font-size-asian="16pt"/>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Text_20_body" style:next-style-name="Text_20_body" style:master-page-name="">
      <style:paragraph-properties fo:text-align="center" style:justify-single-word="false" style:page-number="auto" fo:break-before="page"/>
      <style:text-properties fo:font-size="20pt" fo:font-style="italic" fo:font-weight="normal" style:font-size-asian="20pt" style:font-style-asian="italic" style:font-weight-asian="normal"/>
    </style:style>
    <style:style style:name="Духи_20_Елементів" style:display-name="Духи Елементів" style:family="paragraph" style:parent-style-name="Text_20_body" style:next-style-name="Standard" style:master-page-name="">
      <style:paragraph-properties fo:text-indent="1cm" style:auto-text-indent="false" style:page-number="auto"/>
      <style:text-properties fo:font-style="italic" fo:font-weight="bold" style:font-style-asian="italic" style:font-weight-asian="bold"/>
    </style:style>
    <style:style style:name="Думки_20_Сансет" style:display-name="Думки Сансет" style:family="paragraph" style:parent-style-name="Text_20_body" style:next-style-name="Standard">
      <style:paragraph-properties fo:text-indent="1cm" style:auto-text-indent="false"/>
      <style:text-properties style:font-name="Liberation Serif3" fo:font-family="'Liberation Serif'" style:font-style-name="Курсив" style:font-family-generic="roman" style:font-pitch="variable" fo:font-style="italic" fo:font-weight="normal" fo:background-color="transparent" style:font-style-asian="italic" style:font-weight-asian="normal"/>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Діалог" style:family="paragraph" style:parent-style-name="Text_20_body" style:next-style-name="Text_20_body">
      <style:paragraph-properties fo:text-indent="0cm" style:auto-text-indent="false"/>
      <style:text-properties fo:font-style="normal" style:font-style-asian="normal" style:font-size-complex="15pt" style:font-style-complex="normal"/>
    </style:style>
    <style:style style:name="Думки_20_Твайлайт" style:display-name="Думки Твайлайт" style:family="paragraph" style:parent-style-name="Text_20_body" style:next-style-name="Text_20_body">
      <style:paragraph-properties fo:text-indent="1cm" style:auto-text-indent="false"/>
      <style:text-properties style:font-name="Liberation Serif3" fo:font-family="'Liberation Serif'" style:font-style-name="Курсив" style:font-family-generic="roman" style:font-pitch="variable" fo:font-style="italic" style:font-style-asian="italic"/>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Діалог_20_-_20_Іграшкова_20_Твайлайт" style:display-name="Діалог - Іграшкова Твайлайт" style:family="paragraph" style:parent-style-name="Text_20_body">
      <style:paragraph-properties fo:text-indent="0cm" style:auto-text-indent="false"/>
      <style:text-properties fo:font-style="italic" style:font-style-asian="italic"/>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88</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24.8.0.3$Linux_X86_64 LibreOffice_project/0bdf1299c94fe897b119f97f3c613e9dca6be583</meta:generator>
    <dc:date>2024-09-09T21:39:09.957212389</dc:date>
    <meta:editing-duration>P5DT21H30M22S</meta:editing-duration>
    <meta:editing-cycles>5463</meta:editing-cycles>
    <dc:title>Довга Дорога до Дружби - українською</dc:title>
    <dc:description>After putting on the Element of Magic, Sunset Shimmer was shown just how much of a monster she really is. But that wasn't all the Elements did to her.

Sunset has now been forced to serve penance by answering any question truthfully and by doing anything asked of her, whether she wants to or not.

And she really doesn't want to.

Until all of the hatred in her heart is gone, Sunset is at the whim of her peers, unbeknownst to them of course. Can her new "friends" help her down the road to redemption?</dc:description>
    <meta:print-date>2024-09-08T22:25:23.026223976</meta:print-date>
    <meta:printed-by>Файли PDF</meta:printed-by>
    <meta:keyword>volkov volkovissocool@gmail.com</meta:keyword>
    <meta:document-statistic meta:table-count="1" meta:image-count="1" meta:object-count="0" meta:page-count="688" meta:paragraph-count="8815" meta:word-count="211965" meta:character-count="1198901" meta:non-whitespace-character-count="994527"/>
  </office:meta>
</office:document-meta>
</file>